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rel-column-width="30165*"/>
    </style:style>
    <style:style style:name="Table62.B" style:family="table-column">
      <style:table-column-properties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rel-column-width="12106*"/>
    </style:style>
    <style:style style:name="Table63.B" style:family="table-column">
      <style:table-column-properties style:rel-column-width="23655*"/>
    </style:style>
    <style:style style:name="Table63.C" style:family="table-column">
      <style:table-column-properties style:rel-column-width="11898*"/>
    </style:style>
    <style:style style:name="Table63.D" style:family="table-column">
      <style:table-column-properties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fo:margin-left="0.302cm" fo:margin-right="1.166cm" table:align="margins"/>
    </style:style>
    <style:style style:name="Table64.A" style:family="table-column">
      <style:table-column-properties style:rel-column-width="21671*"/>
    </style:style>
    <style:style style:name="Table64.C" style:family="table-column">
      <style:table-column-properties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8676*"/>
    </style:style>
    <style:style style:name="Table184.B" style:family="table-column">
      <style:table-column-properties style:rel-column-width="27080*"/>
    </style:style>
    <style:style style:name="Table184.C" style:family="table-column">
      <style:table-column-properties style:rel-column-width="9184*"/>
    </style:style>
    <style:style style:name="Table184.D" style:family="table-column">
      <style:table-column-properties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39" style:family="paragraph" style:parent-style-name="Text_20_body">
      <style:paragraph-properties fo:margin-left="0cm" fo:margin-right="0cm" fo:text-align="start" style:justify-single-word="false" fo:text-indent="0cm" style:auto-text-indent="false"/>
      <style:text-properties fo:language="en" fo:country="none"/>
    </style:style>
    <style:style style:name="P40"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43"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44"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45" style:family="paragraph" style:parent-style-name="Standard">
      <style:paragraph-properties style:text-autospace="none"/>
    </style:style>
    <style:style style:name="P46" style:family="paragraph" style:parent-style-name="Standard">
      <style:paragraph-properties fo:text-align="start" style:justify-single-word="false" style:text-autospace="none"/>
    </style:style>
    <style:style style:name="P47" style:family="paragraph" style:parent-style-name="Standard">
      <style:paragraph-properties fo:text-align="center" style:justify-single-word="false"/>
    </style:style>
    <style:style style:name="P48" style:family="paragraph" style:parent-style-name="Standard">
      <style:text-properties style:language-asian="zh" style:country-asian="TW"/>
    </style:style>
    <style:style style:name="P4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0" style:family="paragraph" style:parent-style-name="Standard">
      <style:paragraph-properties fo:margin-top="5.001cm" fo:margin-bottom="0cm" fo:text-align="center" style:justify-single-word="false"/>
      <style:text-properties fo:font-size="12pt" style:font-size-asian="12pt" style:font-size-complex="12pt"/>
    </style:style>
    <style:style style:name="P5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margin-top="2.499cm" fo:margin-bottom="0.199cm" fo:text-align="center" style:justify-single-word="false"/>
      <style:text-properties fo:font-size="8pt" style:font-size-asian="8pt" style:font-size-complex="8pt"/>
    </style:style>
    <style:style style:name="P53" style:family="paragraph" style:parent-style-name="Standard">
      <style:paragraph-properties fo:break-before="page"/>
    </style:style>
    <style:style style:name="P54" style:family="paragraph" style:parent-style-name="Heading_20_3">
      <style:paragraph-properties fo:break-before="page"/>
    </style:style>
    <style:style style:name="P55" style:family="paragraph" style:parent-style-name="Text_20_body_20_indent">
      <style:paragraph-properties fo:break-before="page"/>
    </style:style>
    <style:style style:name="P56"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5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5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2">
      <style:paragraph-properties>
        <style:tab-stops>
          <style:tab-stop style:position="17.09cm" style:type="right" style:leader-style="dotted" style:leader-text="."/>
        </style:tab-stops>
      </style:paragraph-properties>
    </style:style>
    <style:style style:name="P61" style:family="paragraph" style:parent-style-name="Contents_20_3">
      <style:paragraph-properties>
        <style:tab-stops>
          <style:tab-stop style:position="16.591cm" style:type="right" style:leader-style="dotted" style:leader-text="."/>
        </style:tab-stops>
      </style:paragraph-properties>
    </style:style>
    <style:style style:name="P62" style:family="paragraph" style:parent-style-name="Heading_20_3">
      <style:text-properties style:font-name="Verdana1"/>
    </style:style>
    <style:style style:name="P63" style:family="paragraph" style:parent-style-name="Heading_20_3">
      <style:text-properties style:language-asian="zh" style:country-asian="TW"/>
    </style:style>
    <style:style style:name="P64" style:family="paragraph" style:parent-style-name="Text_20_body_20_indent">
      <style:text-properties style:font-name="Verdana1"/>
    </style:style>
    <style:style style:name="P65" style:family="paragraph" style:parent-style-name="Text_20_body_20_indent">
      <style:text-properties style:font-name="Verdana1" style:language-asian="zh" style:country-asian="TW"/>
    </style:style>
    <style:style style:name="P66" style:family="paragraph" style:parent-style-name="Text_20_body_20_indent">
      <style:text-properties style:font-name="Verdana1" style:font-name-asian="Verdana1"/>
    </style:style>
    <style:style style:name="P67" style:family="paragraph" style:parent-style-name="Text_20_body_20_indent">
      <style:text-properties style:font-name="Verdana1" style:font-name-asian="Verdana1" style:language-asian="zh" style:country-asian="TW"/>
    </style:style>
    <style:style style:name="P68" style:family="paragraph" style:parent-style-name="Text_20_body_20_indent">
      <style:text-properties style:font-name="Courier New1"/>
    </style:style>
    <style:style style:name="P69" style:family="paragraph" style:parent-style-name="Text_20_body_20_indent">
      <style:text-properties style:font-name="Courier New1" style:language-asian="zh" style:country-asian="TW"/>
    </style:style>
    <style:style style:name="P70" style:family="paragraph" style:parent-style-name="Text_20_body_20_indent">
      <style:text-properties style:font-name="Courier New1" style:font-name-asian="Courier New1"/>
    </style:style>
    <style:style style:name="P71" style:family="paragraph" style:parent-style-name="Text_20_body_20_indent">
      <style:text-properties style:font-name="Tahoma"/>
    </style:style>
    <style:style style:name="P72"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3" style:family="paragraph" style:parent-style-name="Text_20_body_20_indent">
      <style:text-properties style:language-asian="zh" style:country-asian="TW"/>
    </style:style>
    <style:style style:name="P74" style:family="paragraph" style:parent-style-name="Text_20_body_20_indent">
      <style:text-properties fo:font-style="normal" style:language-asian="zh" style:country-asian="TW" style:font-style-asian="normal" style:font-style-complex="normal"/>
    </style:style>
    <style:style style:name="P7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76" style:family="paragraph" style:parent-style-name="Text_20_body_20_indent">
      <style:text-properties fo:font-style="normal" style:font-style-asian="normal" style:font-style-complex="normal"/>
    </style:style>
    <style:style style:name="P77" style:family="paragraph" style:parent-style-name="Text_20_body_20_indent">
      <style:text-properties style:font-name="CourierNewPSMT" fo:font-size="9pt" style:font-name-asian="CourierNewPSMT" style:font-size-asian="9pt" style:font-name-complex="CourierNewPSMT" style:font-size-complex="9pt"/>
    </style:style>
    <style:style style:name="P78" style:family="paragraph" style:parent-style-name="Text_20_body_20_indent">
      <style:text-properties fo:language="en" fo:country="none"/>
    </style:style>
    <style:style style:name="P79" style:family="paragraph" style:parent-style-name="Text_20_body_20_indent">
      <style:text-properties style:font-name="Verdana2" fo:font-size="10pt" style:font-name-asian="Verdana2" style:font-size-asian="10pt" style:font-name-complex="Verdana2" style:font-size-complex="10pt"/>
    </style:style>
    <style:style style:name="P80"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81" style:family="paragraph" style:parent-style-name="Text_20_body_20_indent_20_2">
      <style:text-properties style:font-name="Courier New1"/>
    </style:style>
    <style:style style:name="P82" style:family="paragraph" style:parent-style-name="Text_20_body_20_indent_20_2">
      <style:text-properties style:language-asian="zh" style:country-asian="TW"/>
    </style:style>
    <style:style style:name="P83" style:family="paragraph" style:parent-style-name="Text_20_body_20_indent_20_2">
      <style:text-properties fo:font-style="normal" style:language-asian="zh" style:country-asian="TW" style:font-style-asian="normal" style:font-style-complex="normal"/>
    </style:style>
    <style:style style:name="P84" style:family="paragraph" style:parent-style-name="Text_20_body_20_indent_20_2">
      <style:text-properties style:font-name="Verdana1" style:language-asian="zh" style:country-asian="TW"/>
    </style:style>
    <style:style style:name="P85" style:family="paragraph" style:parent-style-name="Text_20_body_20_indent_20_2">
      <style:text-properties fo:language="en" fo:country="none"/>
    </style:style>
    <style:style style:name="P86" style:family="paragraph" style:parent-style-name="Text_20_body_20_indent_20_2">
      <style:text-properties fo:language="en" fo:country="none" fo:font-weight="normal" style:font-weight-asian="normal" style:font-weight-complex="normal"/>
    </style:style>
    <style:style style:name="P87" style:family="paragraph" style:parent-style-name="Text_20_body_20_indent_20_2">
      <style:text-properties fo:language="en" fo:country="none" style:language-asian="zh" style:country-asian="TW"/>
    </style:style>
    <style:style style:name="P88" style:family="paragraph" style:parent-style-name="Text_20_body_20_indent_20_2">
      <style:text-properties fo:color="#000000"/>
    </style:style>
    <style:style style:name="P89" style:family="paragraph" style:parent-style-name="Text_20_body_20_indent_20_2">
      <style:text-properties fo:color="#000000" fo:font-weight="normal" style:font-weight-asian="normal" style:font-weight-complex="normal"/>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93"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_20_2">
      <style:text-properties fo:color="#ff0000"/>
    </style:style>
    <style:style style:name="P95" style:family="paragraph" style:parent-style-name="Text_20_body_20_indent_20_2">
      <style:text-properties fo:font-size="12pt" fo:language="en" fo:country="none" style:font-size-asian="12pt" style:font-size-complex="12pt"/>
    </style:style>
    <style:style style:name="P96" style:family="paragraph" style:parent-style-name="Text_20_body_20_indent_20_2">
      <style:text-properties fo:font-size="12pt" style:font-size-asian="12pt" style:font-size-complex="12pt"/>
    </style:style>
    <style:style style:name="P97" style:family="paragraph" style:parent-style-name="Text_20_body_20_indent_20_2">
      <style:text-properties fo:font-size="10pt" style:font-size-asian="10pt" style:font-size-complex="10pt"/>
    </style:style>
    <style:style style:name="P98" style:family="paragraph" style:parent-style-name="Text_20_body_20_indent_20_2">
      <style:text-properties fo:font-size="10pt" fo:language="en" fo:country="none" style:font-size-asian="10pt" style:font-size-complex="10pt"/>
    </style:style>
    <style:style style:name="P99" style:family="paragraph" style:parent-style-name="Text_20_body_20_indent_20_2">
      <style:text-properties style:use-window-font-color="true"/>
    </style:style>
    <style:style style:name="P100"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01"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102" style:family="paragraph" style:parent-style-name="Text_20_body_20_indent_20_2">
      <style:text-properties fo:font-weight="normal" style:font-weight-asian="normal" style:font-weight-complex="normal"/>
    </style:style>
    <style:style style:name="P103" style:family="paragraph" style:parent-style-name="Text_20_body_20_indent_20_2">
      <style:text-properties style:font-name="Times New Roman" fo:font-size="12pt" style:font-size-asian="12pt" style:font-size-complex="12pt"/>
    </style:style>
    <style:style style:name="P104" style:family="paragraph" style:parent-style-name="Text_20_body_20_indent_20_2">
      <style:text-properties fo:font-weight="bold" style:font-weight-asian="bold" style:font-weight-complex="bold"/>
    </style:style>
    <style:style style:name="P105" style:family="paragraph" style:parent-style-name="Code_20_Indent_20_2">
      <style:text-properties style:language-asian="zh" style:country-asian="TW"/>
    </style:style>
    <style:style style:name="P106" style:family="paragraph" style:parent-style-name="Code_20_Indent_20_2">
      <style:text-properties fo:font-style="normal" style:language-asian="zh" style:country-asian="TW" style:font-style-asian="normal" style:font-style-complex="normal"/>
    </style:style>
    <style:style style:name="P107"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108" style:family="paragraph" style:parent-style-name="Code_20_Indent_20_2">
      <style:text-properties fo:language="en" fo:country="none"/>
    </style:style>
    <style:style style:name="P109" style:family="paragraph" style:parent-style-name="Table_20_Contents">
      <style:text-properties style:font-name="Courier New1"/>
    </style:style>
    <style:style style:name="P110" style:family="paragraph" style:parent-style-name="Table_20_Contents">
      <style:text-properties style:font-name="Courier New1" style:language-asian="zh" style:country-asian="TW"/>
    </style:style>
    <style:style style:name="P111" style:family="paragraph" style:parent-style-name="Table_20_Contents">
      <style:text-properties style:font-name="Verdana1" style:language-asian="zh" style:country-asian="TW"/>
    </style:style>
    <style:style style:name="P112" style:family="paragraph" style:parent-style-name="Table_20_Contents">
      <style:text-properties style:font-name="Verdana1" fo:font-style="italic" style:language-asian="zh" style:country-asian="TW" style:font-style-asian="italic" style:font-style-complex="italic"/>
    </style:style>
    <style:style style:name="P113" style:family="paragraph" style:parent-style-name="Table_20_Contents">
      <style:text-properties style:font-name="Verdana1" fo:font-style="italic" style:font-name-asian="Verdana1" style:language-asian="zh" style:country-asian="TW" style:font-style-asian="italic" style:font-style-complex="italic"/>
    </style:style>
    <style:style style:name="P114" style:family="paragraph" style:parent-style-name="Table_20_Contents">
      <style:text-properties style:font-name="Verdana1" style:font-name-asian="Verdana1"/>
    </style:style>
    <style:style style:name="P115" style:family="paragraph" style:parent-style-name="Table_20_Contents">
      <style:paragraph-properties fo:text-align="center" style:justify-single-word="false"/>
    </style:style>
    <style:style style:name="P116" style:family="paragraph" style:parent-style-name="Table_20_Contents">
      <style:text-properties fo:color="#000000"/>
    </style:style>
    <style:style style:name="P117" style:family="paragraph" style:parent-style-name="Table_20_Contents">
      <style:paragraph-properties fo:text-align="start" style:justify-single-word="false"/>
      <style:text-properties fo:color="#000000"/>
    </style:style>
    <style:style style:name="P118" style:family="paragraph" style:parent-style-name="Table_20_Contents">
      <style:paragraph-properties fo:text-align="center" style:justify-single-word="false"/>
      <style:text-properties fo:color="#000000" fo:font-weight="normal" style:font-weight-asian="normal" style:font-weight-complex="normal"/>
    </style:style>
    <style:style style:name="P119" style:family="paragraph" style:parent-style-name="Table_20_Contents">
      <style:text-properties fo:color="#000000" style:language-asian="zh" style:country-asian="TW"/>
    </style:style>
    <style:style style:name="P120"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21" style:family="paragraph" style:parent-style-name="Table_20_Contents">
      <style:paragraph-properties fo:text-align="center" style:justify-single-word="false"/>
      <style:text-properties fo:color="#000000"/>
    </style:style>
    <style:style style:name="P122" style:family="paragraph" style:parent-style-name="Table_20_Contents">
      <style:paragraph-properties fo:text-align="start" style:justify-single-word="false"/>
    </style:style>
    <style:style style:name="P123" style:family="paragraph" style:parent-style-name="Table_20_Contents">
      <style:text-properties fo:font-weight="bold" style:font-weight-asian="bold" style:font-weight-complex="bold"/>
    </style:style>
    <style:style style:name="P124" style:family="paragraph" style:parent-style-name="Table_20_Contents">
      <style:paragraph-properties fo:text-align="start" style:justify-single-word="false"/>
      <style:text-properties fo:font-weight="bold" style:font-weight-asian="bold" style:font-weight-complex="bold"/>
    </style:style>
    <style:style style:name="P125" style:family="paragraph" style:parent-style-name="Table_20_Contents">
      <style:text-properties style:language-asian="zh" style:country-asian="TW"/>
    </style:style>
    <style:style style:name="P126" style:family="paragraph" style:parent-style-name="Table_20_Contents">
      <style:paragraph-properties fo:text-align="center" style:justify-single-word="false"/>
      <style:text-properties style:language-asian="zh" style:country-asian="TW"/>
    </style:style>
    <style:style style:name="P127" style:family="paragraph" style:parent-style-name="Table_20_Contents">
      <style:paragraph-properties fo:text-align="start" style:justify-single-word="false"/>
      <style:text-properties style:language-asian="zh" style:country-asian="TW"/>
    </style:style>
    <style:style style:name="P128" style:family="paragraph" style:parent-style-name="Table_20_Contents">
      <style:text-properties fo:font-weight="normal" style:font-weight-asian="normal" style:font-weight-complex="normal"/>
    </style:style>
    <style:style style:name="P129" style:family="paragraph" style:parent-style-name="Table_20_Contents">
      <style:paragraph-properties fo:text-align="start" style:justify-single-word="false"/>
      <style:text-properties style:font-name="Times New Roman"/>
    </style:style>
    <style:style style:name="P130"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31" style:family="paragraph" style:parent-style-name="Table_20_Contents">
      <style:text-properties style:use-window-font-color="true" fo:font-weight="normal" style:font-weight-asian="normal" style:font-weight-complex="normal"/>
    </style:style>
    <style:style style:name="P132" style:family="paragraph" style:parent-style-name="Table_20_Contents">
      <style:text-properties style:font-name="Lucida Console"/>
    </style:style>
    <style:style style:name="P133" style:family="paragraph" style:parent-style-name="Heading_20_4">
      <style:text-properties style:font-name="Courier New1"/>
    </style:style>
    <style:style style:name="P134" style:family="paragraph" style:parent-style-name="Heading_20_4">
      <style:text-properties style:language-asian="zh" style:country-asian="TW"/>
    </style:style>
    <style:style style:name="P135" style:family="paragraph" style:parent-style-name="Heading_20_4">
      <style:text-properties style:font-name="Tahoma" fo:font-size="11pt" fo:font-style="normal" style:font-size-asian="11pt" style:font-style-asian="normal" style:font-size-complex="11pt" style:font-style-complex="normal"/>
    </style:style>
    <style:style style:name="P136"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37"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38" style:family="paragraph" style:parent-style-name="Code_20_Indent">
      <style:text-properties style:language-asian="zh" style:country-asian="TW"/>
    </style:style>
    <style:style style:name="P139" style:family="paragraph" style:parent-style-name="Text_20_body">
      <style:text-properties style:language-asian="zh" style:country-asian="TW"/>
    </style:style>
    <style:style style:name="P140" style:family="paragraph" style:parent-style-name="Text_20_body">
      <style:paragraph-properties fo:text-align="start" style:justify-single-word="false"/>
    </style:style>
    <style:style style:name="P141" style:family="paragraph" style:parent-style-name="Text_20_body">
      <style:paragraph-properties fo:text-align="start" style:justify-single-word="false"/>
      <style:text-properties fo:color="#000000"/>
    </style:style>
    <style:style style:name="P14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43" style:family="paragraph" style:parent-style-name="Text_20_body">
      <style:text-properties style:font-name="Tahoma" fo:font-style="normal" style:font-style-asian="normal" style:font-style-complex="normal"/>
    </style:style>
    <style:style style:name="P144" style:family="paragraph" style:parent-style-name="Text_20_body">
      <style:text-properties fo:language="en" fo:country="none"/>
    </style:style>
    <style:style style:name="P145" style:family="paragraph" style:parent-style-name="Text_20_body">
      <style:paragraph-properties fo:text-align="start" style:justify-single-word="false"/>
      <style:text-properties fo:language="en" fo:country="none"/>
    </style:style>
    <style:style style:name="P146" style:family="paragraph" style:parent-style-name="Text_20_body">
      <style:paragraph-properties fo:text-align="center" style:justify-single-word="false"/>
      <style:text-properties fo:language="en" fo:country="none"/>
    </style:style>
    <style:style style:name="P147" style:family="paragraph" style:parent-style-name="Text_20_body_20_indent_20_2">
      <style:paragraph-properties fo:margin-left="1.499cm" fo:margin-right="0cm" fo:margin-top="0cm" fo:margin-bottom="0.212cm" fo:text-indent="0cm" style:auto-text-indent="false"/>
    </style:style>
    <style:style style:name="P14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49" style:family="paragraph" style:parent-style-name="Preformatted_20_Text">
      <style:paragraph-properties fo:margin-left="1.499cm" fo:margin-right="0cm" fo:margin-top="0cm" fo:margin-bottom="0.212cm" fo:text-indent="0cm" style:auto-text-indent="false"/>
    </style:style>
    <style:style style:name="P150"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5"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5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7" style:family="paragraph" style:parent-style-name="Table_20_Heading">
      <style:paragraph-properties fo:text-align="center" style:justify-single-word="false"/>
      <style:text-properties fo:color="#000000"/>
    </style:style>
    <style:style style:name="P158" style:family="paragraph" style:parent-style-name="Table_20_Heading">
      <style:paragraph-properties fo:text-align="center" style:justify-single-word="false"/>
    </style:style>
    <style:style style:name="P159" style:family="paragraph" style:parent-style-name="Table_20_Heading">
      <style:paragraph-properties fo:text-align="center" style:justify-single-word="false"/>
      <style:text-properties style:use-window-font-color="true"/>
    </style:style>
    <style:style style:name="P160" style:family="paragraph" style:parent-style-name="Table_20_Heading">
      <style:paragraph-properties fo:text-align="start" style:justify-single-word="false"/>
    </style:style>
    <style:style style:name="P161" style:family="paragraph" style:parent-style-name="Table_20_Contents">
      <style:paragraph-properties fo:margin-top="0cm" fo:margin-bottom="0.212cm" fo:text-align="center" style:justify-single-word="false" text:number-lines="false" text:line-number="0"/>
    </style:style>
    <style:style style:name="P162" style:family="paragraph" style:parent-style-name="Table_20_Contents">
      <style:paragraph-properties fo:margin-top="0cm" fo:margin-bottom="0.212cm" fo:text-align="start" style:justify-single-word="false" text:number-lines="false" text:line-number="0"/>
      <style:text-properties fo:color="#000000"/>
    </style:style>
    <style:style style:name="P163"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64"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5" style:family="paragraph" style:parent-style-name="Table_20_Contents">
      <style:paragraph-properties fo:margin-top="0cm" fo:margin-bottom="0.212cm" fo:text-align="center" style:justify-single-word="false" text:number-lines="false" text:line-number="0"/>
      <style:text-properties fo:color="#000000"/>
    </style:style>
    <style:style style:name="P166" style:family="paragraph" style:parent-style-name="Table_20_Contents">
      <style:paragraph-properties fo:margin-top="0cm" fo:margin-bottom="0.212cm" fo:text-align="start" style:justify-single-word="false" text:number-lines="false" text:line-number="0"/>
    </style:style>
    <style:style style:name="P167"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8"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69"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70"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1"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2"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3"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7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75"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6" style:family="paragraph" style:parent-style-name="Text_20_body">
      <style:paragraph-properties fo:margin-top="0cm" fo:margin-bottom="0.212cm" fo:text-align="start" style:justify-single-word="false" text:number-lines="false" text:line-number="0"/>
    </style:style>
    <style:style style:name="P177" style:family="paragraph" style:parent-style-name="Text_20_body">
      <style:paragraph-properties fo:margin-top="0cm" fo:margin-bottom="0.212cm" fo:text-align="center" style:justify-single-word="false" text:number-lines="false" text:line-number="0"/>
    </style:style>
    <style:style style:name="P17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0"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81"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82"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83" style:family="paragraph" style:parent-style-name="Standard">
      <style:paragraph-properties fo:margin-top="0cm" fo:margin-bottom="0.212cm" fo:text-align="start" style:justify-single-word="false" text:number-lines="false" text:line-number="0"/>
    </style:style>
    <style:style style:name="P184"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85" style:family="paragraph" style:parent-style-name="Text_20_body">
      <style:paragraph-properties fo:margin-top="0cm" fo:margin-bottom="0.212cm"/>
    </style:style>
    <style:style style:name="P186" style:family="paragraph" style:parent-style-name="Text_20_body">
      <style:paragraph-properties fo:margin-top="0cm" fo:margin-bottom="0.212cm" fo:text-align="start" style:justify-single-word="false"/>
    </style:style>
    <style:style style:name="P187"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88"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89" style:family="paragraph" style:parent-style-name="Standard">
      <style:paragraph-properties fo:margin-top="0cm" fo:margin-bottom="0cm"/>
      <style:text-properties fo:font-size="2pt" style:font-size-asian="2pt" style:font-size-complex="2pt"/>
    </style:style>
    <style:style style:name="P190" style:family="paragraph" style:parent-style-name="Text_20_body_20_indent_20_2">
      <style:paragraph-properties fo:margin-top="0cm" fo:margin-bottom="0cm"/>
      <style:text-properties fo:font-size="12pt" style:font-size-asian="12pt" style:font-size-complex="12pt"/>
    </style:style>
    <style:style style:name="P191" style:family="paragraph" style:parent-style-name="Heading_20_4">
      <style:paragraph-properties fo:margin-top="0.423cm" fo:margin-bottom="0.212cm" fo:keep-with-next="always"/>
    </style:style>
    <style:style style:name="P192"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3"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94"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95" style:family="paragraph" style:parent-style-name="Standard">
      <style:paragraph-properties fo:margin-top="0.423cm" fo:margin-bottom="0.212cm" fo:keep-with-next="always"/>
    </style:style>
    <style:style style:name="P196" style:family="paragraph" style:parent-style-name="Text_20_body">
      <style:paragraph-properties fo:margin-top="0.423cm" fo:margin-bottom="0.212cm" fo:keep-with-next="always"/>
    </style:style>
    <style:style style:name="P197" style:family="paragraph" style:parent-style-name="Text_20_body_20_indent_20_2">
      <style:paragraph-properties fo:margin-top="0.423cm" fo:margin-bottom="0.212cm"/>
    </style:style>
    <style:style style:name="P198" style:family="paragraph" style:parent-style-name="Text_20_body_20_indent_20_2">
      <style:paragraph-properties fo:margin-top="0.423cm" fo:margin-bottom="0.212cm"/>
      <style:text-properties style:use-window-font-color="true"/>
    </style:style>
    <style:style style:name="P199"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0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20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0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3"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204"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05"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6" style:family="paragraph" style:parent-style-name="Text_20_body">
      <style:paragraph-properties fo:margin-top="0.423cm" fo:margin-bottom="0.212cm"/>
    </style:style>
    <style:style style:name="P207"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09"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
      <style:paragraph-properties fo:margin-top="0.423cm" fo:margin-bottom="0.212cm"/>
      <style:text-properties style:use-window-font-color="true"/>
    </style:style>
    <style:style style:name="P211" style:family="paragraph" style:parent-style-name="Text_20_body">
      <style:paragraph-properties fo:margin-top="0.423cm" fo:margin-bottom="0.212cm" fo:text-align="start" style:justify-single-word="false"/>
    </style:style>
    <style:style style:name="P212"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3" style:family="paragraph" style:parent-style-name="Text_20_body_20_indent">
      <style:paragraph-properties fo:margin-left="0.056cm" fo:margin-right="0.004cm" fo:text-align="center" style:justify-single-word="false" fo:text-indent="0cm" style:auto-text-indent="false"/>
    </style:style>
    <style:style style:name="P214"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5"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6" style:family="paragraph" style:parent-style-name="List_20_Heading">
      <style:paragraph-properties fo:text-align="center" style:justify-single-word="false"/>
    </style:style>
    <style:style style:name="P217" style:family="paragraph" style:parent-style-name="Heading_20_2">
      <style:text-properties style:language-asian="zh" style:country-asian="TW"/>
    </style:style>
    <style:style style:name="P218" style:family="paragraph" style:parent-style-name="Table_20_Contents">
      <style:paragraph-properties fo:keep-with-next="always"/>
    </style:style>
    <style:style style:name="P219" style:family="paragraph" style:parent-style-name="Footnote">
      <style:text-properties style:language-asian="zh" style:country-asian="TW"/>
    </style:style>
    <style:style style:name="P220" style:family="paragraph" style:parent-style-name="Tip">
      <style:text-properties style:language-asian="zh" style:country-asian="TW"/>
    </style:style>
    <style:style style:name="P221" style:family="paragraph" style:parent-style-name="Text_20_body_20_indent" style:list-style-name="L1">
      <style:text-properties style:language-asian="zh" style:country-asian="TW"/>
    </style:style>
    <style:style style:name="P222" style:family="paragraph" style:parent-style-name="Text_20_body_20_indent" style:list-style-name="L1">
      <style:text-properties style:language-asian="zh" style:country-asian="TW"/>
    </style:style>
    <style:style style:name="P223" style:family="paragraph" style:parent-style-name="Text_20_body_20_indent" style:list-style-name="L1">
      <style:text-properties style:language-asian="zh" style:country-asian="TW"/>
    </style:style>
    <style:style style:name="P224" style:family="paragraph" style:parent-style-name="Text_20_body_20_indent" style:list-style-name="L4">
      <style:text-properties style:language-asian="zh" style:country-asian="TW"/>
    </style:style>
    <style:style style:name="P225" style:family="paragraph" style:parent-style-name="Text_20_body_20_indent" style:list-style-name="L4">
      <style:text-properties style:language-asian="zh" style:country-asian="TW"/>
    </style:style>
    <style:style style:name="P226" style:family="paragraph" style:parent-style-name="Text_20_body_20_indent" style:list-style-name="L10">
      <style:text-properties style:language-asian="zh" style:country-asian="TW"/>
    </style:style>
    <style:style style:name="P227" style:family="paragraph" style:parent-style-name="Text_20_body_20_indent" style:list-style-name="L10"/>
    <style:style style:name="P228"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2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3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31" style:family="paragraph" style:parent-style-name="Standard" style:master-page-name="">
      <style:paragraph-properties fo:break-before="auto" fo:break-after="auto"/>
    </style:style>
    <style:style style:name="P232" style:family="paragraph" style:parent-style-name="Heading_20_3" style:master-page-name="">
      <style:paragraph-properties fo:break-before="page"/>
    </style:style>
    <style:style style:name="P233" style:family="paragraph" style:parent-style-name="Heading_20_3" style:master-page-name="">
      <style:paragraph-properties fo:break-before="page"/>
    </style:style>
    <style:style style:name="P23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7" style:family="paragraph" style:parent-style-name="Heading_20_4" style:master-page-name="">
      <style:paragraph-properties fo:margin-top="0.423cm" fo:margin-bottom="0.212cm" fo:break-before="auto" fo:break-after="auto"/>
    </style:style>
    <style:style style:name="P238" style:family="paragraph" style:parent-style-name="Heading_20_4" style:master-page-name="">
      <style:paragraph-properties fo:margin-top="0.423cm" fo:margin-bottom="0.212cm" fo:break-before="auto" fo:break-after="auto"/>
    </style:style>
    <style:style style:name="P23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6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3" style:family="paragraph" style:parent-style-name="Heading_20_4" style:master-page-name="">
      <style:paragraph-properties fo:margin-top="0.423cm" fo:margin-bottom="0.212cm" fo:break-before="auto" fo:break-after="auto"/>
    </style:style>
    <style:style style:name="P27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8" style:family="paragraph" style:parent-style-name="Heading_20_4" style:master-page-name="">
      <style:paragraph-properties fo:margin-top="0.423cm" fo:margin-bottom="0.212cm" fo:break-before="auto" fo:break-after="auto"/>
    </style:style>
    <style:style style:name="P27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7" style:family="paragraph" style:parent-style-name="Heading_20_4" style:master-page-name="">
      <style:paragraph-properties fo:break-before="auto" fo:break-after="auto"/>
    </style:style>
    <style:style style:name="P288" style:family="paragraph" style:parent-style-name="Heading_20_4" style:master-page-name="">
      <style:paragraph-properties fo:break-before="auto" fo:break-after="auto"/>
    </style:style>
    <style:style style:name="P289" style:family="paragraph" style:parent-style-name="Heading_20_4" style:master-page-name="">
      <style:paragraph-properties fo:break-before="auto" fo:break-after="auto"/>
    </style:style>
    <style:style style:name="P290" style:family="paragraph" style:parent-style-name="Heading_20_4" style:master-page-name="">
      <style:paragraph-properties fo:break-before="auto" fo:break-after="auto"/>
    </style:style>
    <style:style style:name="P291" style:family="paragraph" style:parent-style-name="Heading_20_4" style:master-page-name="">
      <style:paragraph-properties fo:break-before="auto" fo:break-after="auto"/>
    </style:style>
    <style:style style:name="P292" style:family="paragraph" style:parent-style-name="Heading_20_4" style:master-page-name="">
      <style:paragraph-properties fo:break-before="auto" fo:break-after="auto"/>
    </style:style>
    <style:style style:name="P293"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94" style:family="paragraph" style:parent-style-name="Heading_20_2" style:master-page-name="">
      <style:paragraph-properties fo:break-before="auto" fo:break-after="auto"/>
    </style:style>
    <style:style style:name="P295" style:family="paragraph" style:parent-style-name="Preformatted_20_Text" style:master-page-name="">
      <style:paragraph-properties fo:margin-left="1.499cm" fo:margin-right="0cm" fo:margin-top="0cm" fo:margin-bottom="0.212cm" fo:text-indent="0cm" style:auto-text-indent="false"/>
    </style:style>
    <style:style style:name="P296" style:family="paragraph" style:parent-style-name="Preformatted_20_Text" style:master-page-name="">
      <style:paragraph-properties fo:margin-left="1.499cm" fo:margin-right="0cm" fo:margin-top="0cm" fo:margin-bottom="0.212cm" fo:text-indent="0cm" style:auto-text-indent="false"/>
    </style:style>
    <style:style style:name="P297" style:family="paragraph" style:parent-style-name="Preformatted_20_Text" style:master-page-name="">
      <style:paragraph-properties fo:margin-left="1.499cm" fo:margin-right="0cm" fo:margin-top="0cm" fo:margin-bottom="0.212cm" fo:text-indent="0cm" style:auto-text-indent="false"/>
    </style:style>
    <style:style style:name="P298" style:family="paragraph" style:parent-style-name="Preformatted_20_Text" style:master-page-name="">
      <style:paragraph-properties fo:margin-left="1.499cm" fo:margin-right="0cm" fo:margin-top="0cm" fo:margin-bottom="0.212cm" fo:text-indent="0cm" style:auto-text-indent="false"/>
    </style:style>
    <style:style style:name="P299" style:family="paragraph" style:parent-style-name="Preformatted_20_Text" style:master-page-name="">
      <style:paragraph-properties fo:margin-left="1.499cm" fo:margin-right="0cm" fo:margin-top="0cm" fo:margin-bottom="0.212cm" fo:text-indent="0cm" style:auto-text-indent="false"/>
    </style:style>
    <style:style style:name="P300" style:family="paragraph" style:parent-style-name="Preformatted_20_Text" style:master-page-name="">
      <style:paragraph-properties fo:margin-left="1.499cm" fo:margin-right="0cm" fo:margin-top="0cm" fo:margin-bottom="0.212cm" fo:text-indent="0cm" style:auto-text-indent="false"/>
    </style:style>
    <style:style style:name="P301" style:family="paragraph" style:parent-style-name="Preformatted_20_Text" style:master-page-name="">
      <style:paragraph-properties fo:margin-left="1.499cm" fo:margin-right="0cm" fo:margin-top="0cm" fo:margin-bottom="0.212cm" fo:text-indent="0cm" style:auto-text-indent="false"/>
    </style:style>
    <style:style style:name="P302" style:family="paragraph" style:parent-style-name="Preformatted_20_Text" style:master-page-name="">
      <style:paragraph-properties fo:margin-left="1.499cm" fo:margin-right="0cm" fo:margin-top="0cm" fo:margin-bottom="0.212cm" fo:text-indent="0cm" style:auto-text-indent="false"/>
    </style:style>
    <style:style style:name="P303" style:family="paragraph" style:parent-style-name="Preformatted_20_Text" style:master-page-name="">
      <style:paragraph-properties fo:margin-left="1.499cm" fo:margin-right="0cm" fo:margin-top="0cm" fo:margin-bottom="0.212cm" fo:text-indent="0cm" style:auto-text-indent="false"/>
    </style:style>
    <style:style style:name="P304" style:family="paragraph" style:parent-style-name="Preformatted_20_Text" style:master-page-name="">
      <style:paragraph-properties fo:margin-left="1.499cm" fo:margin-right="0cm" fo:margin-top="0cm" fo:margin-bottom="0.212cm" fo:text-indent="0cm" style:auto-text-indent="false"/>
    </style:style>
    <style:style style:name="P305" style:family="paragraph" style:parent-style-name="Preformatted_20_Text" style:master-page-name="">
      <style:paragraph-properties fo:margin-left="1.499cm" fo:margin-right="0cm" fo:margin-top="0cm" fo:margin-bottom="0.212cm" fo:text-indent="0cm" style:auto-text-indent="false"/>
    </style:style>
    <style:style style:name="P306" style:family="paragraph" style:parent-style-name="Preformatted_20_Text" style:master-page-name="">
      <style:paragraph-properties fo:margin-left="1.499cm" fo:margin-right="0cm" fo:margin-top="0cm" fo:margin-bottom="0.212cm" fo:text-indent="0cm" style:auto-text-indent="false"/>
    </style:style>
    <style:style style:name="P307" style:family="paragraph" style:parent-style-name="Preformatted_20_Text" style:master-page-name="">
      <style:paragraph-properties fo:margin-left="1.499cm" fo:margin-right="0cm" fo:margin-top="0cm" fo:margin-bottom="0.212cm" fo:text-indent="0cm" style:auto-text-indent="false"/>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1.499cm" fo:margin-right="0cm" fo:margin-top="0cm" fo:margin-bottom="0.212cm" fo:text-indent="0cm" style:auto-text-indent="false"/>
    </style:style>
    <style:style style:name="P315" style:family="paragraph" style:parent-style-name="Preformatted_20_Text" style:master-page-name="">
      <style:paragraph-properties fo:margin-left="1.499cm" fo:margin-right="0cm" fo:margin-top="0cm" fo:margin-bottom="0.212cm" fo:text-indent="0cm" style:auto-text-indent="false"/>
    </style:style>
    <style:style style:name="P316" style:family="paragraph" style:parent-style-name="Preformatted_20_Text" style:master-page-name="">
      <style:paragraph-properties fo:margin-left="1.499cm" fo:margin-right="0cm" fo:margin-top="0cm" fo:margin-bottom="0.212cm" fo:text-indent="0cm" style:auto-text-indent="false"/>
    </style:style>
    <style:style style:name="P317" style:family="paragraph" style:parent-style-name="Preformatted_20_Text" style:master-page-name="">
      <style:paragraph-properties fo:margin-left="1.499cm" fo:margin-right="0cm" fo:margin-top="0cm" fo:margin-bottom="0.212cm" fo:text-indent="0cm" style:auto-text-indent="false"/>
    </style:style>
    <style:style style:name="P318" style:family="paragraph" style:parent-style-name="Preformatted_20_Text" style:master-page-name="">
      <style:paragraph-properties fo:margin-left="1.499cm" fo:margin-right="0cm" fo:margin-top="0cm" fo:margin-bottom="0.212cm" fo:text-indent="0cm" style:auto-text-indent="false"/>
    </style:style>
    <style:style style:name="P319" style:family="paragraph" style:parent-style-name="Preformatted_20_Text" style:master-page-name="">
      <style:paragraph-properties fo:margin-left="1.499cm" fo:margin-right="0cm" fo:margin-top="0cm" fo:margin-bottom="0.212cm" fo:text-indent="0cm" style:auto-text-indent="false"/>
    </style:style>
    <style:style style:name="P320" style:family="paragraph" style:parent-style-name="Preformatted_20_Text" style:master-page-name="">
      <style:paragraph-properties fo:margin-left="1.499cm" fo:margin-right="0cm" fo:margin-top="0cm" fo:margin-bottom="0.212cm" fo:text-indent="0cm" style:auto-text-indent="false"/>
    </style:style>
    <style:style style:name="P321"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2" style:family="paragraph" style:parent-style-name="Preformatted_20_Text" style:master-page-name="">
      <style:paragraph-properties fo:margin-left="0cm" fo:margin-right="0cm" fo:margin-top="0cm" fo:margin-bottom="0.212cm" fo:text-indent="0cm" style:auto-text-indent="false"/>
    </style:style>
    <style:style style:name="P323"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4" style:family="paragraph" style:parent-style-name="Preformatted_20_Text" style:master-page-name="">
      <style:paragraph-properties fo:margin-left="0cm" fo:margin-right="0cm" fo:margin-top="0cm" fo:margin-bottom="0.212cm" fo:text-indent="0cm" style:auto-text-indent="false"/>
    </style:style>
    <style:style style:name="P32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8" style:family="paragraph" style:parent-style-name="Preformatted_20_Text" style:master-page-name="">
      <style:paragraph-properties fo:margin-left="0cm" fo:margin-right="0cm" fo:margin-top="0cm" fo:margin-bottom="0.212cm" fo:text-indent="0cm" style:auto-text-indent="false"/>
    </style:style>
    <style:style style:name="P329" style:family="paragraph" style:parent-style-name="Text_20_body" style:list-style-name="L5">
      <style:text-properties style:language-asian="zh" style:country-asian="TW"/>
    </style:style>
    <style:style style:name="P330" style:family="paragraph" style:parent-style-name="Text_20_body" style:list-style-name="L6">
      <style:paragraph-properties fo:text-align="start" style:justify-single-word="false"/>
      <style:text-properties style:language-asian="zh" style:country-asian="TW"/>
    </style:style>
    <style:style style:name="P331" style:family="paragraph" style:parent-style-name="Text_20_body" style:list-style-name="L6">
      <style:text-properties style:language-asian="zh" style:country-asian="TW"/>
    </style:style>
    <style:style style:name="P332" style:family="paragraph" style:parent-style-name="Text_20_body" style:list-style-name="L9">
      <style:text-properties style:language-asian="zh" style:country-asian="TW"/>
    </style:style>
    <style:style style:name="P333" style:family="paragraph" style:parent-style-name="Text_20_body" style:list-style-name="L9">
      <style:text-properties style:language-asian="zh" style:country-asian="TW"/>
    </style:style>
    <style:style style:name="P334" style:family="paragraph" style:parent-style-name="Text_20_body" style:list-style-name="L9">
      <style:text-properties style:language-asian="zh" style:country-asian="TW"/>
    </style:style>
    <style:style style:name="P335" style:family="paragraph" style:parent-style-name="Text_20_body" style:list-style-name="L6">
      <style:text-properties style:font-name="Verdana1" style:language-asian="zh" style:country-asian="TW"/>
    </style:style>
    <style:style style:name="P336" style:family="paragraph" style:parent-style-name="Text_20_body" style:list-style-name="L9">
      <style:text-properties style:font-name="Verdana1" style:language-asian="zh" style:country-asian="TW"/>
    </style:style>
    <style:style style:name="P337" style:family="paragraph" style:parent-style-name="Text_20_body" style:master-page-name="">
      <style:paragraph-properties fo:break-before="auto" fo:break-after="auto"/>
    </style:style>
    <style:style style:name="P338" style:family="paragraph" style:parent-style-name="Text_20_body_20_indent_20_2" style:list-style-name="L2"/>
    <style:style style:name="P339" style:family="paragraph" style:parent-style-name="Text_20_body_20_indent_20_2" style:list-style-name="L2">
      <style:text-properties style:language-asian="zh" style:country-asian="TW"/>
    </style:style>
    <style:style style:name="P340" style:family="paragraph" style:parent-style-name="Text_20_body_20_indent_20_2" style:list-style-name="L11">
      <style:text-properties style:language-asian="zh" style:country-asian="TW"/>
    </style:style>
    <style:style style:name="P341" style:family="paragraph" style:parent-style-name="Text_20_body_20_indent_20_2" style:list-style-name="L11">
      <style:text-properties style:language-asian="zh" style:country-asian="TW"/>
    </style:style>
    <style:style style:name="P342" style:family="paragraph" style:parent-style-name="Text_20_body_20_indent_20_2" style:list-style-name="L11">
      <style:text-properties style:language-asian="zh" style:country-asian="TW"/>
    </style:style>
    <style:style style:name="P343" style:family="paragraph" style:parent-style-name="Text_20_body_20_indent_20_2" style:list-style-name="L13">
      <style:text-properties style:language-asian="zh" style:country-asian="TW"/>
    </style:style>
    <style:style style:name="P344" style:family="paragraph" style:parent-style-name="Text_20_body_20_indent_20_2" style:list-style-name="L13">
      <style:text-properties style:language-asian="zh" style:country-asian="TW"/>
    </style:style>
    <style:style style:name="P345" style:family="paragraph" style:parent-style-name="Text_20_body_20_indent_20_2" style:list-style-name="L2"/>
    <style:style style:name="P346" style:family="paragraph" style:parent-style-name="Text_20_body_20_indent_20_2" style:list-style-name="L3"/>
    <style:style style:name="P347" style:family="paragraph" style:parent-style-name="Text_20_body_20_indent_20_2" style:list-style-name="L3"/>
    <style:style style:name="P348" style:family="paragraph" style:parent-style-name="Text_20_body_20_indent_20_2" style:list-style-name="L3"/>
    <style:style style:name="P349" style:family="paragraph" style:parent-style-name="Text_20_body_20_indent_20_2" style:list-style-name="L8">
      <style:text-properties fo:language="en" fo:country="none"/>
    </style:style>
    <style:style style:name="P350" style:family="paragraph" style:parent-style-name="Text_20_body_20_indent_20_2" style:list-style-name="L8">
      <style:text-properties fo:language="en" fo:country="none"/>
    </style:style>
    <style:style style:name="P351" style:family="paragraph" style:parent-style-name="Text_20_body_20_indent_20_2" style:list-style-name="L8">
      <style:text-properties fo:language="en" fo:country="none"/>
    </style:style>
    <style:style style:name="P352" style:family="paragraph" style:parent-style-name="Text_20_body_20_indent_20_2" style:list-style-name="L12"/>
    <style:style style:name="P353" style:family="paragraph" style:parent-style-name="Text_20_body_20_indent_20_2" style:list-style-name="L12"/>
    <style:style style:name="P354" style:family="paragraph" style:parent-style-name="Text_20_body_20_indent_20_2" style:list-style-name="L12"/>
    <style:style style:name="P355" style:family="paragraph" style:parent-style-name="Text_20_body_20_indent_20_2" style:list-style-name="L13"/>
    <style:style style:name="P356" style:family="paragraph" style:parent-style-name="Text_20_body_20_indent_20_2" style:master-page-name="">
      <style:paragraph-properties fo:margin-left="1.499cm" fo:margin-right="0cm" fo:margin-top="0cm" fo:margin-bottom="0.212cm" fo:text-indent="0cm" style:auto-text-indent="false"/>
    </style:style>
    <style:style style:name="P357" style:family="paragraph" style:parent-style-name="Text_20_body_20_indent_20_2" style:master-page-name="">
      <style:paragraph-properties fo:margin-left="1.499cm" fo:margin-right="0cm" fo:margin-top="0cm" fo:margin-bottom="0.212cm" fo:text-indent="0cm" style:auto-text-indent="false"/>
    </style:style>
    <style:style style:name="P358" style:family="paragraph" style:parent-style-name="Text_20_body_20_indent_20_2" style:master-page-name="">
      <style:paragraph-properties fo:margin-left="1.499cm" fo:margin-right="0cm" fo:margin-top="0cm" fo:margin-bottom="0.212cm" fo:text-indent="0cm" style:auto-text-indent="false"/>
    </style:style>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style>
    <style:style style:name="P406" style:family="paragraph" style:parent-style-name="Text_20_body_20_indent_20_2" style:master-page-name="">
      <style:paragraph-properties fo:margin-left="1.499cm" fo:margin-right="0cm" fo:margin-top="0cm" fo:margin-bottom="0.212cm" fo:text-indent="0cm" style:auto-text-indent="false"/>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style>
    <style:style style:name="P41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16" style:family="paragraph" style:parent-style-name="Text_20_body_20_indent_20_2" style:master-page-name="">
      <style:paragraph-properties fo:margin-left="1.499cm" fo:margin-right="0cm" fo:margin-top="0cm" fo:margin-bottom="0.212cm" fo:text-indent="0cm" style:auto-text-indent="false"/>
    </style:style>
    <style:style style:name="P417"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18"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19" style:family="paragraph" style:parent-style-name="Text_20_body_20_indent_20_2" style:master-page-name="">
      <style:paragraph-properties fo:margin-left="1.499cm" fo:margin-right="0cm" fo:margin-top="0cm" fo:margin-bottom="0.212cm" fo:text-indent="0cm" style:auto-text-indent="false"/>
    </style:style>
    <style:style style:name="P420" style:family="paragraph" style:parent-style-name="Text_20_body_20_indent_20_2" style:master-page-name="">
      <style:paragraph-properties fo:margin-left="1.499cm" fo:margin-right="0cm" fo:margin-top="0cm" fo:margin-bottom="0.212cm" fo:text-indent="0cm" style:auto-text-indent="false"/>
    </style:style>
    <style:style style:name="P421" style:family="paragraph" style:parent-style-name="Text_20_body_20_indent_20_2" style:master-page-name="">
      <style:paragraph-properties fo:margin-left="1.499cm" fo:margin-right="0cm" fo:margin-top="0cm" fo:margin-bottom="0.212cm" fo:text-indent="0cm" style:auto-text-indent="false"/>
    </style:style>
    <style:style style:name="P422" style:family="paragraph" style:parent-style-name="Text_20_body_20_indent_20_2" style:master-page-name="">
      <style:paragraph-properties fo:margin-left="1.499cm" fo:margin-right="0cm" fo:margin-top="0cm" fo:margin-bottom="0.212cm" fo:text-indent="0cm" style:auto-text-indent="false"/>
    </style:style>
    <style:style style:name="P423" style:family="paragraph" style:parent-style-name="Text_20_body_20_indent_20_2" style:master-page-name="">
      <style:paragraph-properties fo:margin-left="1.499cm" fo:margin-right="0cm" fo:margin-top="0cm" fo:margin-bottom="0.212cm" fo:text-indent="0cm" style:auto-text-indent="false"/>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master-page-name="">
      <style:paragraph-properties fo:margin-left="1.499cm" fo:margin-right="0cm" fo:margin-top="0cm" fo:margin-bottom="0.212cm" fo:text-indent="0cm" style:auto-text-indent="false"/>
    </style:style>
    <style:style style:name="P426" style:family="paragraph" style:parent-style-name="Text_20_body_20_indent_20_2" style:master-page-name="">
      <style:paragraph-properties fo:margin-left="1.499cm" fo:margin-right="0cm" fo:margin-top="0cm" fo:margin-bottom="0.212cm" fo:text-indent="0cm" style:auto-text-indent="false"/>
    </style:style>
    <style:style style:name="P427" style:family="paragraph" style:parent-style-name="Text_20_body_20_indent_20_2" style:master-page-name="">
      <style:paragraph-properties fo:margin-left="1.499cm" fo:margin-right="0cm" fo:margin-top="0cm" fo:margin-bottom="0.212cm" fo:text-indent="0cm" style:auto-text-indent="false"/>
    </style:style>
    <style:style style:name="P428" style:family="paragraph" style:parent-style-name="Text_20_body_20_indent_20_2" style:master-page-name="">
      <style:paragraph-properties fo:margin-left="1.499cm" fo:margin-right="0cm" fo:margin-top="0cm" fo:margin-bottom="0.212cm" fo:text-indent="0cm" style:auto-text-indent="false"/>
    </style:style>
    <style:style style:name="P429" style:family="paragraph" style:parent-style-name="Text_20_body_20_indent_20_2" style:master-page-name="">
      <style:paragraph-properties fo:margin-left="1.499cm" fo:margin-right="0cm" fo:margin-top="0cm" fo:margin-bottom="0.212cm" fo:text-indent="0cm" style:auto-text-indent="false"/>
    </style:style>
    <style:style style:name="P430" style:family="paragraph" style:parent-style-name="Text_20_body_20_indent_20_2" style:master-page-name="">
      <style:paragraph-properties fo:margin-left="1.499cm" fo:margin-right="0cm" fo:margin-top="0cm" fo:margin-bottom="0.212cm" fo:text-indent="0cm" style:auto-text-indent="false"/>
    </style:style>
    <style:style style:name="P431" style:family="paragraph" style:parent-style-name="Text_20_body_20_indent_20_2" style:master-page-name="">
      <style:paragraph-properties fo:margin-left="1.499cm" fo:margin-right="0cm" fo:margin-top="0cm" fo:margin-bottom="0.212cm" fo:text-indent="0cm" style:auto-text-indent="false"/>
    </style:style>
    <style:style style:name="P432" style:family="paragraph" style:parent-style-name="Text_20_body_20_indent_20_2" style:master-page-name="">
      <style:paragraph-properties fo:margin-left="1.499cm" fo:margin-right="0cm" fo:margin-top="0cm" fo:margin-bottom="0.212cm" fo:text-indent="0cm" style:auto-text-indent="false"/>
    </style:style>
    <style:style style:name="P433" style:family="paragraph" style:parent-style-name="Text_20_body_20_indent_20_2" style:master-page-name="">
      <style:paragraph-properties fo:margin-left="1.499cm" fo:margin-right="0cm" fo:margin-top="0cm" fo:margin-bottom="0.212cm" fo:text-indent="0cm" style:auto-text-indent="false"/>
    </style:style>
    <style:style style:name="P434" style:family="paragraph" style:parent-style-name="Text_20_body_20_indent_20_2" style:master-page-name="">
      <style:paragraph-properties fo:margin-left="1.499cm" fo:margin-right="0cm" fo:margin-top="0cm" fo:margin-bottom="0.212cm" fo:text-indent="0cm" style:auto-text-indent="false"/>
    </style:style>
    <style:style style:name="P435" style:family="paragraph" style:parent-style-name="Text_20_body_20_indent_20_2" style:master-page-name="">
      <style:paragraph-properties fo:margin-left="1.499cm" fo:margin-right="0cm" fo:margin-top="0cm" fo:margin-bottom="0.212cm" fo:text-indent="0cm" style:auto-text-indent="false"/>
    </style:style>
    <style:style style:name="P436" style:family="paragraph" style:parent-style-name="Text_20_body_20_indent_20_2" style:master-page-name="">
      <style:paragraph-properties fo:margin-left="1.499cm" fo:margin-right="0cm" fo:margin-top="0cm" fo:margin-bottom="0.212cm" fo:text-indent="0cm" style:auto-text-indent="false"/>
    </style:style>
    <style:style style:name="P437" style:family="paragraph" style:parent-style-name="Text_20_body_20_indent_20_2" style:master-page-name="">
      <style:paragraph-properties fo:margin-left="1.499cm" fo:margin-right="0cm" fo:margin-top="0cm" fo:margin-bottom="0.212cm" fo:text-indent="0cm" style:auto-text-indent="false"/>
    </style:style>
    <style:style style:name="P438" style:family="paragraph" style:parent-style-name="Text_20_body_20_indent_20_2" style:master-page-name="">
      <style:paragraph-properties fo:margin-left="1.499cm" fo:margin-right="0cm" fo:margin-top="0cm" fo:margin-bottom="0.212cm" fo:text-indent="0cm" style:auto-text-indent="false"/>
    </style:style>
    <style:style style:name="P439" style:family="paragraph" style:parent-style-name="Text_20_body_20_indent_20_2" style:master-page-name="">
      <style:paragraph-properties fo:margin-left="1.499cm" fo:margin-right="0cm" fo:margin-top="0cm" fo:margin-bottom="0.212cm" fo:text-indent="0cm" style:auto-text-indent="false"/>
    </style:style>
    <style:style style:name="P440" style:family="paragraph" style:parent-style-name="Text_20_body_20_indent_20_2" style:master-page-name="">
      <style:paragraph-properties fo:margin-left="1.499cm" fo:margin-right="0cm" fo:margin-top="0cm" fo:margin-bottom="0.212cm" fo:text-indent="0cm" style:auto-text-indent="false"/>
    </style:style>
    <style:style style:name="P441" style:family="paragraph" style:parent-style-name="Text_20_body_20_indent_20_2" style:master-page-name="">
      <style:paragraph-properties fo:margin-left="1.499cm" fo:margin-right="0cm" fo:margin-top="0cm" fo:margin-bottom="0.212cm" fo:text-indent="0cm" style:auto-text-indent="false"/>
    </style:style>
    <style:style style:name="P442" style:family="paragraph" style:parent-style-name="Text_20_body_20_indent_20_2" style:master-page-name="">
      <style:paragraph-properties fo:margin-left="1.499cm" fo:margin-right="0cm" fo:margin-top="0cm" fo:margin-bottom="0.212cm" fo:text-indent="0cm" style:auto-text-indent="false"/>
    </style:style>
    <style:style style:name="P443" style:family="paragraph" style:parent-style-name="Text_20_body_20_indent_20_2" style:master-page-name="">
      <style:paragraph-properties fo:margin-left="1.499cm" fo:margin-right="0cm" fo:margin-top="0cm" fo:margin-bottom="0.212cm" fo:text-indent="0cm" style:auto-text-indent="false"/>
    </style:style>
    <style:style style:name="P4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5"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6"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7"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8"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9"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0"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451"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452"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1"/>
    </style:style>
    <style:style style:name="T9" style:family="text">
      <style:text-properties style:font-name="Courier New1" style:font-name-asian="Verdana1" style:language-asian="zh" style:country-asian="TW"/>
    </style:style>
    <style:style style:name="T10" style:family="text">
      <style:text-properties style:font-name="Courier New1" fo:font-style="normal" style:language-asian="zh" style:country-asian="TW" style:font-style-asian="normal" style:font-style-complex="normal"/>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style:font-name-asian="Courier New1" style:font-name-complex="Courier New1"/>
    </style:style>
    <style:style style:name="T20" style:family="text">
      <style:text-properties style:font-name="Courier New1" style:font-name-asian="Courier New1" style:language-asian="zh" style:country-asian="TW" style:font-name-complex="Courier New1"/>
    </style:style>
    <style:style style:name="T21" style:family="text">
      <style:text-properties style:font-name="Courier New1" fo:font-weight="bold" style:font-name-asian="Courier New1" style:font-weight-asian="bold" style:font-name-complex="Courier New1" style:font-weight-complex="bold"/>
    </style:style>
    <style:style style:name="T22"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8"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9" style:family="text">
      <style:text-properties style:font-name-asian="Verdana1"/>
    </style:style>
    <style:style style:name="T30" style:family="text">
      <style:text-properties style:font-name-asian="Verdana1" style:language-asian="zh" style:country-asian="TW"/>
    </style:style>
    <style:style style:name="T31" style:family="text">
      <style:text-properties style:font-name="Verdana1"/>
    </style:style>
    <style:style style:name="T32" style:family="text">
      <style:text-properties style:font-name="Verdana1" style:language-asian="zh" style:country-asian="TW"/>
    </style:style>
    <style:style style:name="T33" style:family="text">
      <style:text-properties style:font-name="Verdana1" style:font-name-asian="Verdana1"/>
    </style:style>
    <style:style style:name="T34" style:family="text">
      <style:text-properties style:font-name="Verdana1" style:font-name-asian="Verdana1" style:language-asian="zh" style:country-asian="TW"/>
    </style:style>
    <style:style style:name="T35" style:family="text">
      <style:text-properties style:font-name="Verdana1" fo:font-size="9pt" style:font-size-asian="9pt" style:language-asian="zh" style:country-asian="TW" style:font-size-complex="9pt"/>
    </style:style>
    <style:style style:name="T36" style:family="text">
      <style:text-properties style:font-name="Tahoma"/>
    </style:style>
    <style:style style:name="T37" style:family="text">
      <style:text-properties style:font-name="Tahoma" style:language-asian="zh" style:country-asian="TW"/>
    </style:style>
    <style:style style:name="T38"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39"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40" style:family="text">
      <style:text-properties style:font-name="Tahoma" fo:font-size="11pt" fo:font-style="normal" style:font-name-asian="MingLiU" style:font-size-asian="11pt" style:font-style-asian="normal" style:font-name-complex="Tahoma2" style:font-size-complex="11pt" style:font-style-complex="normal"/>
    </style:style>
    <style:style style:name="T41" style:family="text">
      <style:text-properties fo:font-style="italic" style:font-style-asian="italic" style:font-style-complex="italic"/>
    </style:style>
    <style:style style:name="T42" style:family="text">
      <style:text-properties fo:font-style="italic" style:language-asian="zh" style:country-asian="TW"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style:font-name-asian="MingLiU" style:font-style-asian="normal" style:font-name-complex="Tahoma2" style:font-size-complex="11pt" style:font-style-complex="normal"/>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color="#0000ff"/>
    </style:style>
    <style:style style:name="T49" style:family="text">
      <style:text-properties fo:color="#0000ff" style:font-name="Courier New1"/>
    </style:style>
    <style:style style:name="T50" style:family="text">
      <style:text-properties fo:color="#0000ff" style:language-asian="zh" style:country-asian="TW"/>
    </style:style>
    <style:style style:name="T51" style:family="text">
      <style:text-properties style:use-window-font-color="true"/>
    </style:style>
    <style:style style:name="T52"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53"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4" style:family="text">
      <style:text-properties style:font-name="Lucida Console"/>
    </style:style>
    <style:style style:name="T55" style:family="text">
      <style:text-properties fo:color="#000000"/>
    </style:style>
    <style:style style:name="T56" style:family="text">
      <style:text-properties fo:color="#000000" fo:font-size="10pt" style:font-size-asian="10pt"/>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color="#000000" fo:font-weight="bold" style:language-asian="zh" style:country-asian="TW" style:font-weight-asian="bold" style:font-weight-complex="bold"/>
    </style:style>
    <style:style style:name="T60" style:family="text">
      <style:text-properties fo:color="#000000" style:font-name="Courier New1" fo:font-weight="normal" style:font-name-asian="Courier New1" style:font-weight-asian="normal" style:font-name-complex="Courier New1" style:font-weight-complex="normal"/>
    </style:style>
    <style:style style:name="T61"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2"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63" style:family="text">
      <style:text-properties fo:color="#000000" style:font-name="Courier New1" fo:font-size="10pt" style:font-name-asian="Courier New1" style:font-size-asian="10pt" style:language-asian="zh" style:country-asian="TW" style:font-name-complex="Courier New1" style:font-size-complex="10pt"/>
    </style:style>
    <style:style style:name="T64" style:family="text">
      <style:text-properties fo:color="#000000" style:font-name="Courier New1" fo:font-size="10pt" style:font-name-asian="Courier New1" style:font-size-asian="10pt" style:font-name-complex="Courier New1"/>
    </style:style>
    <style:style style:name="T65" style:family="text">
      <style:text-properties fo:color="#000000" style:font-name="Courier New1" fo:font-size="10pt" style:font-name-asian="Courier New1" style:font-size-asian="10pt" style:font-name-complex="Courier New1" style:font-size-complex="10pt"/>
    </style:style>
    <style:style style:name="T66"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7" style:family="text">
      <style:text-properties fo:color="#000000" style:font-name="Courier New1" style:font-name-asian="Courier New1" style:font-name-complex="Courier New1"/>
    </style:style>
    <style:style style:name="T68" style:family="text">
      <style:text-properties fo:color="#000000" style:font-name="Courier New1" style:font-name-asian="Courier New1" style:language-asian="zh" style:country-asian="TW" style:font-name-complex="Courier New1"/>
    </style:style>
    <style:style style:name="T69"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0" style:family="text">
      <style:text-properties fo:color="#000000" style:font-name="Verdana" fo:font-size="10pt" fo:font-weight="normal" style:font-size-asian="10pt" style:language-asian="zh" style:country-asian="TW" style:font-weight-asian="normal" style:font-weight-complex="normal"/>
    </style:style>
    <style:style style:name="T71"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2" style:family="text">
      <style:text-properties fo:color="#000000" style:font-name="Verdana" fo:font-size="10pt" style:font-size-asian="10pt"/>
    </style:style>
    <style:style style:name="T73" style:family="text">
      <style:text-properties fo:color="#000000" style:font-name="Verdana" fo:font-size="10pt" style:font-size-asian="10pt" style:font-size-complex="10pt"/>
    </style:style>
    <style:style style:name="T74" style:family="text">
      <style:text-properties fo:color="#000000" style:font-name="Verdana" fo:font-size="10pt" fo:font-weight="bold" style:font-size-asian="10pt" style:font-weight-asian="bold" style:font-size-complex="10pt" style:font-weight-complex="bold"/>
    </style:style>
    <style:style style:name="T75" style:family="text">
      <style:text-properties fo:color="#000000" style:font-name="Verdana" fo:font-size="10pt" fo:language="en" fo:country="none" fo:font-weight="bold" style:font-size-asian="10pt" style:font-weight-asian="bold" style:font-weight-complex="bold"/>
    </style:style>
    <style:style style:name="T76" style:family="text">
      <style:text-properties fo:color="#000000" style:font-name="Verdana" fo:font-size="10pt" fo:language="en" fo:country="none" style:font-size-asian="10pt"/>
    </style:style>
    <style:style style:name="T77" style:family="text">
      <style:text-properties fo:color="#000000" style:language-asian="zh" style:country-asian="TW"/>
    </style:style>
    <style:style style:name="T78" style:family="text">
      <style:text-properties fo:color="#000000" fo:font-size="12pt" fo:font-weight="normal" style:font-size-asian="12pt" style:font-weight-asian="normal" style:font-size-complex="12pt" style:font-weight-complex="normal"/>
    </style:style>
    <style:style style:name="T79"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0"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font-size="12pt" style:font-size-asian="12pt" style:font-size-complex="12pt"/>
    </style:style>
    <style:style style:name="T82" style:family="text">
      <style:text-properties fo:font-size="12pt" fo:language="en" fo:country="none" style:font-size-asian="12pt"/>
    </style:style>
    <style:style style:name="T83" style:family="text">
      <style:text-properties fo:font-size="12pt" fo:language="en" fo:country="none" style:font-size-asian="12pt" style:font-size-complex="12pt"/>
    </style:style>
    <style:style style:name="T84" style:family="text">
      <style:text-properties fo:font-size="12pt" fo:language="en" fo:country="none" fo:font-weight="normal" style:font-size-asian="12pt" style:font-weight-asian="normal" style:font-weight-complex="normal"/>
    </style:style>
    <style:style style:name="T85" style:family="text">
      <style:text-properties fo:font-size="12pt" fo:language="en" fo:country="none" fo:font-weight="normal" style:font-size-asian="12pt" style:font-weight-asian="normal" style:font-size-complex="10pt" style:font-weight-complex="normal"/>
    </style:style>
    <style:style style:name="T8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font-size="12pt" fo:font-weight="normal" style:font-size-asian="12pt" style:font-weight-asian="normal" style:font-size-complex="12pt" style:font-weight-complex="normal"/>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weight="normal" style:font-weight-asian="normal" style:font-weight-complex="normal"/>
    </style:style>
    <style:style style:name="T90" style:family="text">
      <style:text-properties fo:font-weight="normal" style:language-asian="zh" style:country-asian="TW" style:font-weight-asian="normal" style:font-weight-complex="normal"/>
    </style:style>
    <style:style style:name="T91" style:family="text">
      <style:text-properties fo:color="#000080" style:text-underline-style="solid" style:text-underline-width="auto" style:text-underline-color="font-color"/>
    </style:style>
    <style:style style:name="T92" style:family="text">
      <style:text-properties fo:language="en" fo:country="none"/>
    </style:style>
    <style:style style:name="T93" style:family="text">
      <style:text-properties fo:language="en" fo:country="none" style:language-asian="zh" style:country-asian="TW"/>
    </style:style>
    <style:style style:name="T94" style:family="text">
      <style:text-properties fo:font-size="10pt"/>
    </style:style>
    <style:style style:name="T95" style:family="text">
      <style:text-properties fo:font-size="10pt" fo:font-weight="normal" style:font-size-asian="10pt" style:font-weight-asian="normal" style:font-size-complex="10pt" style:font-weight-complex="normal"/>
    </style:style>
    <style:style style:name="T96" style:family="text">
      <style:text-properties fo:font-size="10pt" style:font-size-asian="10pt" style:font-size-complex="10pt"/>
    </style:style>
    <style:style style:name="T97" style:family="text">
      <style:text-properties fo:font-size="10pt" style:font-size-asian="10pt" style:language-asian="zh" style:country-asian="TW"/>
    </style:style>
    <style:style style:name="T9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9"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0" style:family="text">
      <style:text-properties fo:font-size="10pt" fo:language="en" fo:country="none" style:font-size-asian="10pt" style:font-size-complex="10pt"/>
    </style:style>
    <style:style style:name="T101" style:family="text">
      <style:text-properties fo:font-size="10pt" fo:language="en" fo:country="none" style:font-size-asian="10pt" style:font-size-complex="12pt"/>
    </style:style>
    <style:style style:name="T102" style:family="text">
      <style:text-properties fo:font-size="10pt" style:font-name-asian="Verdana2" style:font-size-asian="10pt" style:font-name-complex="Verdana2" style:font-size-complex="10pt"/>
    </style:style>
    <style:style style:name="T103" style:family="text">
      <style:text-properties style:font-name="Times New Roman"/>
    </style:style>
    <style:style style:name="T104" style:family="text">
      <style:text-properties style:font-name="Times New Roman" fo:font-size="10pt" fo:font-weight="bold" style:font-size-asian="10pt" style:font-weight-asian="bold" style:font-size-complex="10pt" style:font-weight-complex="bold"/>
    </style:style>
    <style:style style:name="T105" style:family="text">
      <style:text-properties style:font-name="Times New Roman" fo:font-size="10pt" style:font-size-asian="10pt" style:font-size-complex="10pt"/>
    </style:style>
    <style:style style:name="T106" style:family="text">
      <style:text-properties style:font-name="Times New Roman" fo:font-size="10pt" fo:font-weight="normal" style:font-size-asian="10pt" style:font-weight-asian="normal" style:font-size-complex="10pt" style:font-weight-complex="normal"/>
    </style:style>
    <style:style style:name="T107" style:family="text">
      <style:text-properties style:font-name="Times New Roman" fo:font-size="10pt" fo:language="en" fo:country="none" style:font-size-asian="10pt" style:font-size-complex="10pt"/>
    </style:style>
    <style:style style:name="T108" style:family="text">
      <style:text-properties style:font-name="Times New Roman" fo:font-size="10pt" style:font-name-asian="Verdana2" style:font-size-asian="10pt" style:font-name-complex="Verdana2" style:font-size-complex="10pt"/>
    </style:style>
    <style:style style:name="T109" style:family="text">
      <style:text-properties style:font-name="Times New Roman" style:font-name-asian="Courier New1" style:font-name-complex="Courier New1"/>
    </style:style>
    <style:style style:name="T110" style:family="text">
      <style:text-properties style:font-name="Times New Roman" fo:font-style="normal" style:font-name-asian="Verdana-Italic" style:font-style-asian="normal" style:font-name-complex="Verdana-Italic" style:font-style-complex="normal"/>
    </style:style>
    <style:style style:name="T111" style:family="text">
      <style:text-properties style:font-name="Times New Roman" fo:font-size="12pt" fo:font-weight="normal" style:font-size-asian="12pt" style:font-weight-asian="normal" style:font-size-complex="12pt" style:font-weight-complex="normal"/>
    </style:style>
    <style:style style:name="T112"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13" style:family="text">
      <style:text-properties style:font-name="Times New Roman" fo:font-size="12pt" fo:font-weight="bold" style:font-size-asian="12pt" style:font-weight-asian="bold" style:font-size-complex="12pt" style:font-weight-complex="bold"/>
    </style:style>
    <style:style style:name="T114" style:family="text">
      <style:text-properties style:font-name="Times New Roman" fo:font-size="12pt" style:font-size-asian="12pt" style:font-size-complex="12pt"/>
    </style:style>
    <style:style style:name="T115" style:family="text">
      <style:text-properties style:font-name="Times New Roman" fo:font-weight="bold" style:font-weight-asian="bold" style:font-weight-complex="bold"/>
    </style:style>
    <style:style style:name="T116" style:family="text">
      <style:text-properties style:font-name="Verdana" fo:font-size="10pt" fo:font-weight="normal" style:font-size-asian="10pt" style:language-asian="zh" style:country-asian="TW" style:font-weight-asian="normal" style:font-weight-complex="normal"/>
    </style:style>
    <style:style style:name="T117" style:family="text">
      <style:text-properties style:font-name="Verdana" fo:font-size="10pt" fo:font-weight="normal" style:font-size-asian="10pt" style:font-weight-asian="normal" style:font-weight-complex="normal"/>
    </style:style>
    <style:style style:name="T118" style:family="text">
      <style:text-properties style:font-name="Verdana" fo:font-size="10pt" style:font-size-asian="10pt"/>
    </style:style>
    <style:style style:name="T119" style:family="text">
      <style:text-properties style:font-name="Verdana" fo:font-size="10pt" style:font-size-asian="10pt" style:font-size-complex="10pt"/>
    </style:style>
    <style:style style:name="T120" style:family="text">
      <style:text-properties style:font-name="Verdana" fo:font-size="10pt" style:font-size-asian="10pt" style:language-asian="zh" style:country-asian="TW"/>
    </style:style>
    <style:style style:name="T121" style:family="text">
      <style:text-properties style:font-name="Verdana" fo:font-size="10pt" style:font-name-asian="Verdana2" style:font-size-asian="10pt" style:font-name-complex="Verdana2" style:font-size-complex="10pt"/>
    </style:style>
    <style:style style:name="T122" style:family="text">
      <style:text-properties style:font-name="Verdana" fo:font-size="10pt" style:font-name-asian="Verdana2" style:font-size-asian="10pt" style:language-asian="zh" style:country-asian="TW" style:font-name-complex="Verdana2" style:font-size-complex="12pt"/>
    </style:style>
    <style:style style:name="T123" style:family="text">
      <style:text-properties style:font-name="Verdana" fo:font-size="10pt" style:font-name-asian="CourierNewPSMT" style:font-size-asian="10pt" style:font-name-complex="CourierNewPSMT" style:font-size-complex="10pt"/>
    </style:style>
    <style:style style:name="T124" style:family="text">
      <style:text-properties style:font-name="Verdana" fo:font-size="10pt" fo:language="en" fo:country="none" style:font-size-asian="10pt" style:font-size-complex="10pt"/>
    </style:style>
    <style:style style:name="T125" style:family="text">
      <style:text-properties style:font-name="Verdana" fo:font-size="10pt" fo:language="en" fo:country="none" style:font-size-asian="10pt" style:font-size-complex="12pt"/>
    </style:style>
    <style:style style:name="T126" style:family="text">
      <style:text-properties style:font-name="Verdana" fo:font-size="10pt" fo:language="en" fo:country="none" style:font-name-asian="Courier New1" style:font-size-asian="10pt" style:font-name-complex="Courier New1" style:font-size-complex="12pt"/>
    </style:style>
    <style:style style:name="T127" style:family="text">
      <style:text-properties style:font-name="CourierNewPSMT" style:font-name-asian="CourierNewPSMT" style:font-name-complex="CourierNewPSMT"/>
    </style:style>
    <style:style style:name="T128" style:family="text">
      <style:text-properties style:font-name="CourierNewPSMT" fo:font-size="10pt" style:font-name-asian="CourierNewPSMT" style:font-size-asian="10pt" style:font-name-complex="CourierNewPSMT" style:font-size-complex="10pt"/>
    </style:style>
    <style:style style:name="T129" style:family="text">
      <style:text-properties style:font-name="CourierNewPSMT" fo:font-size="6pt" style:font-name-asian="CourierNewPSMT" style:font-size-asian="6pt" style:font-name-complex="CourierNewPSMT" style:font-size-complex="6pt"/>
    </style:style>
    <style:style style:name="T130" style:family="text">
      <style:text-properties style:font-name="CourierNewPSMT" fo:font-size="9pt" style:font-name-asian="CourierNewPSMT" style:font-size-asian="9pt" style:font-name-complex="CourierNewPSMT" style:font-size-complex="9pt"/>
    </style:style>
    <style:style style:name="T131" style:family="text">
      <style:text-properties style:font-name="Verdana2" fo:font-size="10pt" style:font-name-asian="Verdana2" style:font-size-asian="10pt" style:font-name-complex="Verdana2" style:font-size-complex="10pt"/>
    </style:style>
    <style:style style:name="T132"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33" style:family="text">
      <style:text-properties style:font-name="Verdana-Italic" fo:font-style="italic" style:font-name-asian="Verdana-Italic" style:font-style-asian="italic" style:font-name-complex="Verdana-Italic" style:font-style-complex="italic"/>
    </style:style>
    <style:style style:name="T134" style:family="text">
      <style:text-properties fo:font-size="11pt" fo:font-style="normal" style:font-size-asian="11pt" style:font-style-asian="normal" style:font-size-complex="11pt" style:font-style-complex="normal"/>
    </style:style>
    <style:style style:name="T135" style:family="text">
      <style:text-properties fo:font-size="6pt" style:font-size-asian="6pt" style:font-size-complex="6pt"/>
    </style:style>
    <style:style style:name="T136" style:family="text">
      <style:text-properties style:font-name-asian="Verdana2" style:font-name-complex="Verdana2"/>
    </style:style>
    <style:style style:name="T137" style:family="text">
      <style:text-properties fo:color="#ff0000" fo:font-weight="bold" style:font-weight-asian="bold" style:font-weight-complex="bold"/>
    </style:style>
    <style:style style:name="T138"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41">ZK<text:span text:style-name="T2">TM</text:span></text:p>
      <text:p text:style-name="P41">The Dev<text:span text:style-name="T1">eloper's</text:span> Reference</text:p>
      <text:p text:style-name="P42">Version 3.0.1</text:p>
      <text:p text:style-name="P50"><text:span text:style-name="T1">November</text:span> 2007</text:p>
      <text:p text:style-name="P51">Potix Corporation</text:p>
      <text:p text:style-name="P52">Revision 80</text:p>
      <text:p text:style-name="P229"/>
      <text:p text:style-name="P230"/>
      <text:p text:style-name="P57">Copyright © Potix Corporation. All rights reserved.</text:p>
      <text:p text:style-name="P5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5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58">Potix Corporation reserves the right to make changes in the product design without reservation and without notification to its users.</text:p>
      <text:p text:style-name="P58">The Potix logo and ZK are trademarks of Potix Corporation.</text:p>
      <text:p text:style-name="P58">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9"><text:a xlink:type="simple" xlink:href="#1.1. Introduction|outline" text:style-name="Internet_20_link" text:visited-style-name="Internet_20_link">1. Introduction<text:tab/>12</text:a></text:p>
          <text:p text:style-name="P59"><text:a xlink:type="simple" xlink:href="#2.2. The ZK User Interface Markup Language|outline" text:style-name="Internet_20_link" text:visited-style-name="Internet_20_link">2. The ZK User Interface Markup Language<text:tab/>13</text:a></text:p>
          <text:p text:style-name="P60"><text:a xlink:type="simple" xlink:href="#2.1.Implicit Objects|outline" text:style-name="Internet_20_link" text:visited-style-name="Internet_20_link">Implicit Objects<text:tab/>13</text:a></text:p>
          <text:p text:style-name="P61"><text:a xlink:type="simple" xlink:href="#2.1.1.applicationScope - java.util.Map|outline" text:style-name="Internet_20_link" text:visited-style-name="Internet_20_link">applicationScope - java.util.Map<text:tab/>13</text:a></text:p>
          <text:p text:style-name="P61"><text:a xlink:type="simple" xlink:href="#2.1.2.arg - java.util.Map|outline" text:style-name="Internet_20_link" text:visited-style-name="Internet_20_link">arg - java.util.Map<text:tab/>13</text:a></text:p>
          <text:p text:style-name="P61"><text:a xlink:type="simple" xlink:href="#2.1.3.componentScope  - java.util.Map|outline" text:style-name="Internet_20_link" text:visited-style-name="Internet_20_link">componentScope <text:s/>- java.util.Map<text:tab/>13</text:a></text:p>
          <text:p text:style-name="P61"><text:a xlink:type="simple" xlink:href="#2.1.4.desktop - org.zkoss.zk.ui.Desktop|outline" text:style-name="Internet_20_link" text:visited-style-name="Internet_20_link">desktop - org.zkoss.zk.ui.Desktop<text:tab/>14</text:a></text:p>
          <text:p text:style-name="P61"><text:a xlink:type="simple" xlink:href="#2.1.5.desktopScope - java.util.Map|outline" text:style-name="Internet_20_link" text:visited-style-name="Internet_20_link">desktopScope - java.util.Map<text:tab/>14</text:a></text:p>
          <text:p text:style-name="P61"><text:a xlink:type="simple" xlink:href="#2.1.6.each - java.lang.Object|outline" text:style-name="Internet_20_link" text:visited-style-name="Internet_20_link">each - java.lang.Object<text:tab/>14</text:a></text:p>
          <text:p text:style-name="P61"><text:a xlink:type="simple" xlink:href="#2.1.7.event - org.zkoss.zk.ui.event.Event or derived|outline" text:style-name="Internet_20_link" text:visited-style-name="Internet_20_link">event - org.zkoss.zk.ui.event.Event or derived<text:tab/>14</text:a></text:p>
          <text:p text:style-name="P61"><text:a xlink:type="simple" xlink:href="#2.1.8.forEachStatus – org.zkoss.zk.ui.util.ForEachStatus|outline" text:style-name="Internet_20_link" text:visited-style-name="Internet_20_link">forEachStatus – org.zkoss.zk.ui.util.ForEachStatus<text:tab/>14</text:a></text:p>
          <text:p text:style-name="P61"><text:a xlink:type="simple" xlink:href="#2.1.9.page - org.zkoss.zk.ui.Page|outline" text:style-name="Internet_20_link" text:visited-style-name="Internet_20_link">page - org.zkoss.zk.ui.Page<text:tab/>15</text:a></text:p>
          <text:p text:style-name="P61"><text:a xlink:type="simple" xlink:href="#2.1.10.pageContext – org.zkoss.web.servlet.xel.PageContext|outline" text:style-name="Internet_20_link" text:visited-style-name="Internet_20_link">pageContext – org.zkoss.web.servlet.xel.PageContext<text:tab/>15</text:a></text:p>
          <text:p text:style-name="P61"><text:a xlink:type="simple" xlink:href="#2.1.11.pageScope - java.util.Map|outline" text:style-name="Internet_20_link" text:visited-style-name="Internet_20_link">pageScope - java.util.Map<text:tab/>15</text:a></text:p>
          <text:p text:style-name="P61"><text:a xlink:type="simple" xlink:href="#2.1.12.requestScope – java.util.Map|outline" text:style-name="Internet_20_link" text:visited-style-name="Internet_20_link">requestScope – java.util.Map<text:tab/>15</text:a></text:p>
          <text:p text:style-name="P61"><text:a xlink:type="simple" xlink:href="#2.1.13.self - org.zkoss.zk.ui.Component|outline" text:style-name="Internet_20_link" text:visited-style-name="Internet_20_link">self - org.zkoss.zk.ui.Component<text:tab/>15</text:a></text:p>
          <text:p text:style-name="P61"><text:a xlink:type="simple" xlink:href="#2.1.14.session - org.zkoss.zk.ui.Session|outline" text:style-name="Internet_20_link" text:visited-style-name="Internet_20_link">session - org.zkoss.zk.ui.Session<text:tab/>15</text:a></text:p>
          <text:p text:style-name="P61"><text:a xlink:type="simple" xlink:href="#2.1.15.sessionScope - java.util.Map|outline" text:style-name="Internet_20_link" text:visited-style-name="Internet_20_link">sessionScope - java.util.Map<text:tab/>15</text:a></text:p>
          <text:p text:style-name="P61"><text:a xlink:type="simple" xlink:href="#2.1.16.spaceOwner - org.zkoss.zk.ui.IdSpace|outline" text:style-name="Internet_20_link" text:visited-style-name="Internet_20_link">spaceOwner - org.zkoss.zk.ui.IdSpace<text:tab/>16</text:a></text:p>
          <text:p text:style-name="P61"><text:a xlink:type="simple" xlink:href="#2.1.17.spaceScope - java.util.Map|outline" text:style-name="Internet_20_link" text:visited-style-name="Internet_20_link">spaceScope - java.util.Map<text:tab/>16</text:a></text:p>
          <text:p text:style-name="P60"><text:a xlink:type="simple" xlink:href="#2.2.Processing Instructions|outline" text:style-name="Internet_20_link" text:visited-style-name="Internet_20_link">Processing Instructions<text:tab/>16</text:a></text:p>
          <text:p text:style-name="P61"><text:a xlink:type="simple" xlink:href="#2.2.1.The component Directive|outline" text:style-name="Internet_20_link" text:visited-style-name="Internet_20_link">The component Directive<text:tab/>16</text:a></text:p>
          <text:p text:style-name="P61"><text:a xlink:type="simple" xlink:href="#2.2.2.The evaluator Directive|outline" text:style-name="Internet_20_link" text:visited-style-name="Internet_20_link">The evaluator Directive<text:tab/>19</text:a></text:p>
          <text:p text:style-name="P61"><text:a xlink:type="simple" xlink:href="#2.2.3.The import Directive|outline" text:style-name="Internet_20_link" text:visited-style-name="Internet_20_link">The import Directive<text:tab/>21</text:a></text:p>
          <text:p text:style-name="P61"><text:a xlink:type="simple" xlink:href="#2.2.4.The init Directive|outline" text:style-name="Internet_20_link" text:visited-style-name="Internet_20_link">The init Directive<text:tab/>22</text:a></text:p>
          <text:p text:style-name="P61"><text:a xlink:type="simple" xlink:href="#2.2.5.The link and meta Directives|outline" text:style-name="Internet_20_link" text:visited-style-name="Internet_20_link">The link and meta Directives<text:tab/>23</text:a></text:p>
          <text:p text:style-name="P61"><text:a xlink:type="simple" xlink:href="#2.2.6.The page Directive|outline" text:style-name="Internet_20_link" text:visited-style-name="Internet_20_link">The page Directive<text:tab/>23</text:a></text:p>
          <text:p text:style-name="P61"><text:a xlink:type="simple" xlink:href="#2.2.7.The root-attributes Directive|outline" text:style-name="Internet_20_link" text:visited-style-name="Internet_20_link">The root-attributes Directive<text:tab/>25</text:a></text:p>
          <text:p text:style-name="P61"><text:a xlink:type="simple" xlink:href="#2.2.8.The taglib Directive|outline" text:style-name="Internet_20_link" text:visited-style-name="Internet_20_link">The taglib Directive<text:tab/>26</text:a></text:p>
          <text:p text:style-name="P61"><text:a xlink:type="simple" xlink:href="#2.2.9.The variable-resolver Directive|outline" text:style-name="Internet_20_link" text:visited-style-name="Internet_20_link">The variable-resolver Directive<text:tab/>27</text:a></text:p>
          <text:p text:style-name="P61"><text:a xlink:type="simple" xlink:href="#2.2.10.The xel-method Directive|outline" text:style-name="Internet_20_link" text:visited-style-name="Internet_20_link">The xel-method Directive<text:tab/>27</text:a></text:p>
          <text:p text:style-name="P60"><text:a xlink:type="simple" xlink:href="#2.3.ZK Elements|outline" text:style-name="Internet_20_link" text:visited-style-name="Internet_20_link">ZK Elements<text:tab/>28</text:a></text:p>
          <text:p text:style-name="P61"><text:a xlink:type="simple" xlink:href="#2.3.1.The XML Namespace|outline" text:style-name="Internet_20_link" text:visited-style-name="Internet_20_link">The XML Namespace<text:tab/>28</text:a></text:p>
          <text:p text:style-name="P61"><text:a xlink:type="simple" xlink:href="#2.3.2.The attribute Element|outline" text:style-name="Internet_20_link" text:visited-style-name="Internet_20_link">The attribute Element<text:tab/>28</text:a></text:p>
          <text:p text:style-name="P61"><text:a xlink:type="simple" xlink:href="#2.3.3.The custom-attributes Element|outline" text:style-name="Internet_20_link" text:visited-style-name="Internet_20_link">The custom-attributes Element<text:tab/>29</text:a></text:p>
          <text:p text:style-name="P61"><text:a xlink:type="simple" xlink:href="#2.3.4.The variables Element|outline" text:style-name="Internet_20_link" text:visited-style-name="Internet_20_link">The variables Element<text:tab/>30</text:a></text:p>
          <text:p text:style-name="P61"><text:a xlink:type="simple" xlink:href="#2.3.5.The zk Element|outline" text:style-name="Internet_20_link" text:visited-style-name="Internet_20_link">The zk Element<text:tab/>31</text:a></text:p>
          <text:p text:style-name="P61"><text:a xlink:type="simple" xlink:href="#2.3.6.The zscript Element|outline" text:style-name="Internet_20_link" text:visited-style-name="Internet_20_link">The zscript Element<text:tab/>32</text:a></text:p>
          <text:p text:style-name="P60"><text:a xlink:type="simple" xlink:href="#2.4.ZK Attributes|outline" text:style-name="Internet_20_link" text:visited-style-name="Internet_20_link">ZK Attributes<text:tab/>34</text:a></text:p>
          <text:p text:style-name="P61"><text:a xlink:type="simple" xlink:href="#2.4.1.The apply Attribute|outline" text:style-name="Internet_20_link" text:visited-style-name="Internet_20_link">The apply Attribute<text:tab/>34</text:a></text:p>
          <text:p text:style-name="P61"><text:a xlink:type="simple" xlink:href="#2.4.2.The forEach Attribute|outline" text:style-name="Internet_20_link" text:visited-style-name="Internet_20_link">The forEach Attribute<text:tab/>35</text:a></text:p>
          <text:p text:style-name="P61"><text:a xlink:type="simple" xlink:href="#2.4.3.The forEachBegin Attribute|outline" text:style-name="Internet_20_link" text:visited-style-name="Internet_20_link">The forEachBegin Attribute<text:tab/>36</text:a></text:p>
          <text:p text:style-name="P61"><text:a xlink:type="simple" xlink:href="#2.4.4.The forEachEnd Attribute|outline" text:style-name="Internet_20_link" text:visited-style-name="Internet_20_link">The forEachEnd Attribute<text:tab/>36</text:a></text:p>
          <text:p text:style-name="P61"><text:a xlink:type="simple" xlink:href="#2.4.5.The forward Attribute|outline" text:style-name="Internet_20_link" text:visited-style-name="Internet_20_link">The forward Attribute<text:tab/>36</text:a></text:p>
          <text:p text:style-name="P61"><text:a xlink:type="simple" xlink:href="#2.4.6.The fulfill Attribute|outline" text:style-name="Internet_20_link" text:visited-style-name="Internet_20_link">The fulfill Attribute<text:tab/>36</text:a></text:p>
          <text:p text:style-name="P61"><text:a xlink:type="simple" xlink:href="#2.4.7.The if Attribute|outline" text:style-name="Internet_20_link" text:visited-style-name="Internet_20_link">The if Attribute<text:tab/>37</text:a></text:p>
          <text:p text:style-name="P61"><text:a xlink:type="simple" xlink:href="#2.4.8.The unless Attribute|outline" text:style-name="Internet_20_link" text:visited-style-name="Internet_20_link">The unless Attribute<text:tab/>37</text:a></text:p>
          <text:p text:style-name="P61"><text:a xlink:type="simple" xlink:href="#2.4.9.The use Attribute|outline" text:style-name="Internet_20_link" text:visited-style-name="Internet_20_link">The use Attribute<text:tab/>37</text:a></text:p>
          <text:p text:style-name="P59"><text:a xlink:type="simple" xlink:href="#3.3. EL Expressions|outline" text:style-name="Internet_20_link" text:visited-style-name="Internet_20_link">3. EL Expressions<text:tab/>38</text:a></text:p>
          <text:p text:style-name="P60"><text:a xlink:type="simple" xlink:href="#3.1.Overview|outline" text:style-name="Internet_20_link" text:visited-style-name="Internet_20_link">Overview<text:tab/>38</text:a></text:p>
          <text:p text:style-name="P61"><text:a xlink:type="simple" xlink:href="#3.1.1.Using EL Expressions|outline" text:style-name="Internet_20_link" text:visited-style-name="Internet_20_link">Using EL Expressions<text:tab/>38</text:a></text:p>
          <text:p text:style-name="P61"><text:a xlink:type="simple" xlink:href="#3.1.2.Variables|outline" text:style-name="Internet_20_link" text:visited-style-name="Internet_20_link">Variables<text:tab/>38</text:a></text:p>
          <text:p text:style-name="P61"><text:a xlink:type="simple" xlink:href="#3.1.3.Implicit Objects|outline" text:style-name="Internet_20_link" text:visited-style-name="Internet_20_link">Implicit Objects<text:tab/>38</text:a></text:p>
          <text:p text:style-name="P61"><text:a xlink:type="simple" xlink:href="#3.1.4.Literals|outline" text:style-name="Internet_20_link" text:visited-style-name="Internet_20_link">Literals<text:tab/>38</text:a></text:p>
          <text:p text:style-name="P61"><text:a xlink:type="simple" xlink:href="#3.1.5.Operators|outline" text:style-name="Internet_20_link" text:visited-style-name="Internet_20_link">Operators<text:tab/>38</text:a></text:p>
          <text:p text:style-name="P61"><text:a xlink:type="simple" xlink:href="#3.1.6.Functions|outline" text:style-name="Internet_20_link" text:visited-style-name="Internet_20_link">Functions<text:tab/>38</text:a></text:p>
          <text:p text:style-name="P60"><text:a xlink:type="simple" xlink:href="#3.2.Standard Implicit Objects that ZK supports|outline" text:style-name="Internet_20_link" text:visited-style-name="Internet_20_link">Standard Implicit Objects that ZK supports<text:tab/>39</text:a></text:p>
          <text:p text:style-name="P61"><text:a xlink:type="simple" xlink:href="#3.2.1.applicationScope - java.util.Map|outline" text:style-name="Internet_20_link" text:visited-style-name="Internet_20_link">applicationScope - java.util.Map<text:tab/>39</text:a></text:p>
          <text:p text:style-name="P61"><text:a xlink:type="simple" xlink:href="#3.2.2.cookie - java.util.Map|outline" text:style-name="Internet_20_link" text:visited-style-name="Internet_20_link">cookie - java.util.Map<text:tab/>39</text:a></text:p>
          <text:p text:style-name="P61"><text:a xlink:type="simple" xlink:href="#3.2.3.header - java.util.Map|outline" text:style-name="Internet_20_link" text:visited-style-name="Internet_20_link">header - java.util.Map<text:tab/>39</text:a></text:p>
          <text:p text:style-name="P61"><text:a xlink:type="simple" xlink:href="#3.2.4.headerValues - java.util.Map|outline" text:style-name="Internet_20_link" text:visited-style-name="Internet_20_link">headerValues - java.util.Map<text:tab/>39</text:a></text:p>
          <text:p text:style-name="P61"><text:a xlink:type="simple" xlink:href="#3.2.5.pageScope - java.util.Map|outline" text:style-name="Internet_20_link" text:visited-style-name="Internet_20_link">pageScope - java.util.Map<text:tab/>39</text:a></text:p>
          <text:p text:style-name="P61"><text:a xlink:type="simple" xlink:href="#3.2.6.param - java.util.Map|outline" text:style-name="Internet_20_link" text:visited-style-name="Internet_20_link">param - java.util.Map<text:tab/>39</text:a></text:p>
          <text:p text:style-name="P61"><text:a xlink:type="simple" xlink:href="#3.2.7.paramValues - java.util.Map|outline" text:style-name="Internet_20_link" text:visited-style-name="Internet_20_link">paramValues - java.util.Map<text:tab/>39</text:a></text:p>
          <text:p text:style-name="P61"><text:a xlink:type="simple" xlink:href="#3.2.8.requestScope - java.util.Map|outline" text:style-name="Internet_20_link" text:visited-style-name="Internet_20_link">requestScope - java.util.Map<text:tab/>40</text:a></text:p>
          <text:p text:style-name="P61"><text:a xlink:type="simple" xlink:href="#3.2.9.sessionScope - java.util.Map|outline" text:style-name="Internet_20_link" text:visited-style-name="Internet_20_link">sessionScope - java.util.Map<text:tab/>40</text:a></text:p>
          <text:p text:style-name="P60"><text:a xlink:type="simple" xlink:href="#3.3.ZK Implicit Objects|outline" text:style-name="Internet_20_link" text:visited-style-name="Internet_20_link">ZK Implicit Objects<text:tab/>40</text:a></text:p>
          <text:p text:style-name="P59"><text:a xlink:type="simple" xlink:href="#4.4. The XUL Components|outline" text:style-name="Internet_20_link" text:visited-style-name="Internet_20_link">4. The XUL Components<text:tab/>41</text:a></text:p>
          <text:p text:style-name="P60"><text:a xlink:type="simple" xlink:href="#4.1.Overview|outline" text:style-name="Internet_20_link" text:visited-style-name="Internet_20_link">Overview<text:tab/>41</text:a></text:p>
          <text:p text:style-name="P61"><text:a xlink:type="simple" xlink:href="#4.1.1.AbstractComponent|outline" text:style-name="Internet_20_link" text:visited-style-name="Internet_20_link">AbstractComponent<text:tab/>41</text:a></text:p>
          <text:p text:style-name="P61"><text:a xlink:type="simple" xlink:href="#4.1.3.FormatInputElement|outline" text:style-name="Internet_20_link" text:visited-style-name="Internet_20_link">FormatInputElement<text:tab/>47</text:a></text:p>
          <text:p text:style-name="P61"><text:a xlink:type="simple" xlink:href="#4.1.5.HeaderElement|outline" text:style-name="Internet_20_link" text:visited-style-name="Internet_20_link">HeaderElement<text:tab/>48</text:a></text:p>
          <text:p text:style-name="P61"><text:a xlink:type="simple" xlink:href="#4.1.7.HeadersElement|outline" text:style-name="Internet_20_link" text:visited-style-name="Internet_20_link">HeadersElement<text:tab/>49</text:a></text:p>
          <text:p text:style-name="P61"><text:a xlink:type="simple" xlink:href="#4.1.9.HtmlBasedComponent|outline" text:style-name="Internet_20_link" text:visited-style-name="Internet_20_link">HtmlBasedComponent<text:tab/>50</text:a></text:p>
          <text:p text:style-name="P61"><text:a xlink:type="simple" xlink:href="#4.1.10.InputElement|outline" text:style-name="Internet_20_link" text:visited-style-name="Internet_20_link">InputElement<text:tab/>54</text:a></text:p>
          <text:p text:style-name="P61"><text:a xlink:type="simple" xlink:href="#4.1.11.LabelElement|outline" text:style-name="Internet_20_link" text:visited-style-name="Internet_20_link">LabelElement<text:tab/>57</text:a></text:p>
          <text:p text:style-name="P61"><text:a xlink:type="simple" xlink:href="#4.1.12.LabelImageElement|outline" text:style-name="Internet_20_link" text:visited-style-name="Internet_20_link">LabelImageElement<text:tab/>58</text:a></text:p>
          <text:p text:style-name="P61"><text:a xlink:type="simple" xlink:href="#4.1.14.LayoutRegion|outline" text:style-name="Internet_20_link" text:visited-style-name="Internet_20_link">LayoutRegion<text:tab/>60</text:a></text:p>
          <text:p text:style-name="P61"><text:a xlink:type="simple" xlink:href="#4.1.15.NumberInputElement|outline" text:style-name="Internet_20_link" text:visited-style-name="Internet_20_link">NumberInputElement<text:tab/>63</text:a></text:p>
          <text:p text:style-name="P61"><text:a xlink:type="simple" xlink:href="#4.1.16.XulElement|outline" text:style-name="Internet_20_link" text:visited-style-name="Internet_20_link">XulElement<text:tab/>64</text:a></text:p>
          <text:p text:style-name="P60"><text:a xlink:type="simple" xlink:href="#4.2.Components|outline" text:style-name="Internet_20_link" text:visited-style-name="Internet_20_link">Components<text:tab/>65</text:a></text:p>
          <text:p text:style-name="P61"><text:a xlink:type="simple" xlink:href="#4.2.1.Audio|outline" text:style-name="Internet_20_link" text:visited-style-name="Internet_20_link">Audio<text:tab/>65</text:a></text:p>
          <text:p text:style-name="P61"><text:a xlink:type="simple" xlink:href="#4.2.3.Auxhead|outline" text:style-name="Internet_20_link" text:visited-style-name="Internet_20_link">Auxhead<text:tab/>67</text:a></text:p>
          <text:p text:style-name="P61"><text:a xlink:type="simple" xlink:href="#4.2.5.Auxheader|outline" text:style-name="Internet_20_link" text:visited-style-name="Internet_20_link">Auxheader<text:tab/>69</text:a></text:p>
          <text:p text:style-name="P61"><text:a xlink:type="simple" xlink:href="#4.2.6.Bandbox|outline" text:style-name="Internet_20_link" text:visited-style-name="Internet_20_link">Bandbox<text:tab/>71</text:a></text:p>
          <text:p text:style-name="P61"><text:a xlink:type="simple" xlink:href="#4.2.9.Bandpopup|outline" text:style-name="Internet_20_link" text:visited-style-name="Internet_20_link">Bandpopup<text:tab/>74</text:a></text:p>
          <text:p text:style-name="P61"><text:a xlink:type="simple" xlink:href="#4.2.12.Calendar|outline" text:style-name="Internet_20_link" text:visited-style-name="Internet_20_link">Calendar<text:tab/>76</text:a></text:p>
          <text:p text:style-name="P61"><text:a xlink:type="simple" xlink:href="#4.2.15.Borderlayout|outline" text:style-name="Internet_20_link" text:visited-style-name="Internet_20_link">Borderlayout<text:tab/>78</text:a></text:p>
          <text:p text:style-name="P61"><text:a xlink:type="simple" xlink:href="#4.2.16.Box|outline" text:style-name="Internet_20_link" text:visited-style-name="Internet_20_link">Box<text:tab/>81</text:a></text:p>
          <text:p text:style-name="P61"><text:a xlink:type="simple" xlink:href="#4.2.17.Button|outline" text:style-name="Internet_20_link" text:visited-style-name="Internet_20_link">Button<text:tab/>83</text:a></text:p>
          <text:p text:style-name="P61"><text:a xlink:type="simple" xlink:href="#4.2.18.Captcha|outline" text:style-name="Internet_20_link" text:visited-style-name="Internet_20_link">Captcha<text:tab/>85</text:a></text:p>
          <text:p text:style-name="P61"><text:a xlink:type="simple" xlink:href="#4.2.20.Caption|outline" text:style-name="Internet_20_link" text:visited-style-name="Internet_20_link">Caption<text:tab/>88</text:a></text:p>
          <text:p text:style-name="P61"><text:a xlink:type="simple" xlink:href="#4.2.22.Center|outline" text:style-name="Internet_20_link" text:visited-style-name="Internet_20_link">Center<text:tab/>91</text:a></text:p>
          <text:p text:style-name="P61"><text:a xlink:type="simple" xlink:href="#4.2.23.Chart|outline" text:style-name="Internet_20_link" text:visited-style-name="Internet_20_link">Chart<text:tab/>94</text:a></text:p>
          <text:p text:style-name="P61"><text:a xlink:type="simple" xlink:href="#4.2.25.Checkbox|outline" text:style-name="Internet_20_link" text:visited-style-name="Internet_20_link">Checkbox<text:tab/>99</text:a></text:p>
          <text:p text:style-name="P61"><text:a xlink:type="simple" xlink:href="#4.2.26.Column|outline" text:style-name="Internet_20_link" text:visited-style-name="Internet_20_link">Column<text:tab/>101</text:a></text:p>
          <text:p text:style-name="P61"><text:a xlink:type="simple" xlink:href="#4.2.27.Columns|outline" text:style-name="Internet_20_link" text:visited-style-name="Internet_20_link">Columns<text:tab/>105</text:a></text:p>
          <text:p text:style-name="P61"><text:a xlink:type="simple" xlink:href="#4.2.29.Combobox|outline" text:style-name="Internet_20_link" text:visited-style-name="Internet_20_link">Combobox<text:tab/>108</text:a></text:p>
          <text:p text:style-name="P61"><text:a xlink:type="simple" xlink:href="#4.2.31.Comboitem|outline" text:style-name="Internet_20_link" text:visited-style-name="Internet_20_link">Comboitem<text:tab/>112</text:a></text:p>
          <text:p text:style-name="P61"><text:a xlink:type="simple" xlink:href="#4.2.32.Datebox|outline" text:style-name="Internet_20_link" text:visited-style-name="Internet_20_link">Datebox<text:tab/>114</text:a></text:p>
          <text:p text:style-name="P61"><text:a xlink:type="simple" xlink:href="#4.2.33.Doublebox|outline" text:style-name="Internet_20_link" text:visited-style-name="Internet_20_link">Doublebox<text:tab/>118</text:a></text:p>
          <text:p text:style-name="P61"><text:a xlink:type="simple" xlink:href="#4.2.36.Div|outline" text:style-name="Internet_20_link" text:visited-style-name="Internet_20_link">Div<text:tab/>120</text:a></text:p>
          <text:p text:style-name="P61"><text:a xlink:type="simple" xlink:href="#4.2.38.East|outline" text:style-name="Internet_20_link" text:visited-style-name="Internet_20_link">East<text:tab/>122</text:a></text:p>
          <text:p text:style-name="P61"><text:a xlink:type="simple" xlink:href="#4.2.41.Flash|outline" text:style-name="Internet_20_link" text:visited-style-name="Internet_20_link">Flash<text:tab/>125</text:a></text:p>
          <text:p text:style-name="P61"><text:a xlink:type="simple" xlink:href="#4.2.43.Footer|outline" text:style-name="Internet_20_link" text:visited-style-name="Internet_20_link">Footer<text:tab/>127</text:a></text:p>
          <text:p text:style-name="P61"><text:a xlink:type="simple" xlink:href="#4.2.45.Foot|outline" text:style-name="Internet_20_link" text:visited-style-name="Internet_20_link">Foot<text:tab/>129</text:a></text:p>
          <text:p text:style-name="P61"><text:a xlink:type="simple" xlink:href="#4.2.47.Grid|outline" text:style-name="Internet_20_link" text:visited-style-name="Internet_20_link">Grid<text:tab/>131</text:a></text:p>
          <text:p text:style-name="P61"><text:a xlink:type="simple" xlink:href="#4.2.48.Groupbox|outline" text:style-name="Internet_20_link" text:visited-style-name="Internet_20_link">Groupbox<text:tab/>135</text:a></text:p>
          <text:p text:style-name="P61"><text:a xlink:type="simple" xlink:href="#4.2.49.Hbox|outline" text:style-name="Internet_20_link" text:visited-style-name="Internet_20_link">Hbox<text:tab/>138</text:a></text:p>
          <text:p text:style-name="P61"><text:a xlink:type="simple" xlink:href="#4.2.50.Html|outline" text:style-name="Internet_20_link" text:visited-style-name="Internet_20_link">Html<text:tab/>140</text:a></text:p>
          <text:p text:style-name="P61"><text:a xlink:type="simple" xlink:href="#4.2.51.Iframe|outline" text:style-name="Internet_20_link" text:visited-style-name="Internet_20_link">Iframe<text:tab/>142</text:a></text:p>
          <text:p text:style-name="P61"><text:a xlink:type="simple" xlink:href="#4.2.52.Image|outline" text:style-name="Internet_20_link" text:visited-style-name="Internet_20_link">Image<text:tab/>144</text:a></text:p>
          <text:p text:style-name="P61"><text:a xlink:type="simple" xlink:href="#4.2.53.Imagemap|outline" text:style-name="Internet_20_link" text:visited-style-name="Internet_20_link">Imagemap<text:tab/>146</text:a></text:p>
          <text:p text:style-name="P61"><text:a xlink:type="simple" xlink:href="#4.2.54.Include|outline" text:style-name="Internet_20_link" text:visited-style-name="Internet_20_link">Include<text:tab/>148</text:a></text:p>
          <text:p text:style-name="P61"><text:a xlink:type="simple" xlink:href="#4.2.55.Intbox|outline" text:style-name="Internet_20_link" text:visited-style-name="Internet_20_link">Intbox<text:tab/>150</text:a></text:p>
          <text:p text:style-name="P61"><text:a xlink:type="simple" xlink:href="#4.2.56.Label|outline" text:style-name="Internet_20_link" text:visited-style-name="Internet_20_link">Label<text:tab/>153</text:a></text:p>
          <text:p text:style-name="P61"><text:a xlink:type="simple" xlink:href="#4.2.57.Listbox|outline" text:style-name="Internet_20_link" text:visited-style-name="Internet_20_link">Listbox<text:tab/>155</text:a></text:p>
          <text:p text:style-name="P61"><text:a xlink:type="simple" xlink:href="#4.2.58.Listcell|outline" text:style-name="Internet_20_link" text:visited-style-name="Internet_20_link">Listcell<text:tab/>160</text:a></text:p>
          <text:p text:style-name="P61"><text:a xlink:type="simple" xlink:href="#4.2.59.Listfoot|outline" text:style-name="Internet_20_link" text:visited-style-name="Internet_20_link">Listfoot<text:tab/>163</text:a></text:p>
          <text:p text:style-name="P61"><text:a xlink:type="simple" xlink:href="#4.2.60.Listfooter|outline" text:style-name="Internet_20_link" text:visited-style-name="Internet_20_link">Listfooter<text:tab/>165</text:a></text:p>
          <text:p text:style-name="P61"><text:a xlink:type="simple" xlink:href="#4.2.61.Listhead|outline" text:style-name="Internet_20_link" text:visited-style-name="Internet_20_link">Listhead<text:tab/>167</text:a></text:p>
          <text:p text:style-name="P61"><text:a xlink:type="simple" xlink:href="#4.2.62.Listheader|outline" text:style-name="Internet_20_link" text:visited-style-name="Internet_20_link">Listheader<text:tab/>169</text:a></text:p>
          <text:p text:style-name="P61"><text:a xlink:type="simple" xlink:href="#4.2.63.Listitem|outline" text:style-name="Internet_20_link" text:visited-style-name="Internet_20_link">Listitem<text:tab/>172</text:a></text:p>
          <text:p text:style-name="P61"><text:a xlink:type="simple" xlink:href="#4.2.64.Menu|outline" text:style-name="Internet_20_link" text:visited-style-name="Internet_20_link">Menu<text:tab/>175</text:a></text:p>
          <text:p text:style-name="P61"><text:a xlink:type="simple" xlink:href="#4.2.65.Menubar|outline" text:style-name="Internet_20_link" text:visited-style-name="Internet_20_link">Menubar<text:tab/>177</text:a></text:p>
          <text:p text:style-name="P61"><text:a xlink:type="simple" xlink:href="#4.2.66.Menuitem|outline" text:style-name="Internet_20_link" text:visited-style-name="Internet_20_link">Menuitem<text:tab/>179</text:a></text:p>
          <text:p text:style-name="P61"><text:a xlink:type="simple" xlink:href="#4.2.67.Menupopup|outline" text:style-name="Internet_20_link" text:visited-style-name="Internet_20_link">Menupopup<text:tab/>181</text:a></text:p>
          <text:p text:style-name="P61"><text:a xlink:type="simple" xlink:href="#4.2.68.Menuseparator|outline" text:style-name="Internet_20_link" text:visited-style-name="Internet_20_link">Menuseparator<text:tab/>183</text:a></text:p>
          <text:p text:style-name="P61"><text:a xlink:type="simple" xlink:href="#4.2.70.North|outline" text:style-name="Internet_20_link" text:visited-style-name="Internet_20_link">North<text:tab/>185</text:a></text:p>
          <text:p text:style-name="P61"><text:a xlink:type="simple" xlink:href="#4.2.71.Paging|outline" text:style-name="Internet_20_link" text:visited-style-name="Internet_20_link">Paging<text:tab/>188</text:a></text:p>
          <text:p text:style-name="P61"><text:a xlink:type="simple" xlink:href="#4.2.74.Popup|outline" text:style-name="Internet_20_link" text:visited-style-name="Internet_20_link">Popup<text:tab/>190</text:a></text:p>
          <text:p text:style-name="P61"><text:a xlink:type="simple" xlink:href="#4.2.76.Progressmeter|outline" text:style-name="Internet_20_link" text:visited-style-name="Internet_20_link">Progressmeter<text:tab/>192</text:a></text:p>
          <text:p text:style-name="P61"><text:a xlink:type="simple" xlink:href="#4.2.77.Radio|outline" text:style-name="Internet_20_link" text:visited-style-name="Internet_20_link">Radio<text:tab/>193</text:a></text:p>
          <text:p text:style-name="P61"><text:a xlink:type="simple" xlink:href="#4.2.78.Radiogroup|outline" text:style-name="Internet_20_link" text:visited-style-name="Internet_20_link">Radiogroup<text:tab/>195</text:a></text:p>
          <text:p text:style-name="P61"><text:a xlink:type="simple" xlink:href="#4.2.79.Row|outline" text:style-name="Internet_20_link" text:visited-style-name="Internet_20_link">Row<text:tab/>197</text:a></text:p>
          <text:p text:style-name="P61"><text:a xlink:type="simple" xlink:href="#4.2.80.Rows|outline" text:style-name="Internet_20_link" text:visited-style-name="Internet_20_link">Rows<text:tab/>200</text:a></text:p>
          <text:p text:style-name="P61"><text:a xlink:type="simple" xlink:href="#4.2.82.Script|outline" text:style-name="Internet_20_link" text:visited-style-name="Internet_20_link">Script<text:tab/>203</text:a></text:p>
          <text:p text:style-name="P61"><text:a xlink:type="simple" xlink:href="#4.2.83.Slider|outline" text:style-name="Internet_20_link" text:visited-style-name="Internet_20_link">Slider<text:tab/>205</text:a></text:p>
          <text:p text:style-name="P61"><text:a xlink:type="simple" xlink:href="#4.2.85.Space|outline" text:style-name="Internet_20_link" text:visited-style-name="Internet_20_link">Space<text:tab/>207</text:a></text:p>
          <text:p text:style-name="P61"><text:a xlink:type="simple" xlink:href="#4.2.87.South|outline" text:style-name="Internet_20_link" text:visited-style-name="Internet_20_link">South<text:tab/>208</text:a></text:p>
          <text:p text:style-name="P61"><text:a xlink:type="simple" xlink:href="#4.2.88.Separator|outline" text:style-name="Internet_20_link" text:visited-style-name="Internet_20_link">Separator<text:tab/>211</text:a></text:p>
          <text:p text:style-name="P61"><text:a xlink:type="simple" xlink:href="#4.2.89.Splitter|outline" text:style-name="Internet_20_link" text:visited-style-name="Internet_20_link">Splitter<text:tab/>213</text:a></text:p>
          <text:p text:style-name="P61"><text:a xlink:type="simple" xlink:href="#4.2.90.Style|outline" text:style-name="Internet_20_link" text:visited-style-name="Internet_20_link">Style<text:tab/>215</text:a></text:p>
          <text:p text:style-name="P61"><text:a xlink:type="simple" xlink:href="#4.2.91.Tab|outline" text:style-name="Internet_20_link" text:visited-style-name="Internet_20_link">Tab<text:tab/>217</text:a></text:p>
          <text:p text:style-name="P61"><text:a xlink:type="simple" xlink:href="#4.2.92.Tabbox|outline" text:style-name="Internet_20_link" text:visited-style-name="Internet_20_link">Tabbox<text:tab/>220</text:a></text:p>
          <text:p text:style-name="P61"><text:a xlink:type="simple" xlink:href="#4.2.93.Tabpanel|outline" text:style-name="Internet_20_link" text:visited-style-name="Internet_20_link">Tabpanel<text:tab/>223</text:a></text:p>
          <text:p text:style-name="P61"><text:a xlink:type="simple" xlink:href="#4.2.94.Tabpanels|outline" text:style-name="Internet_20_link" text:visited-style-name="Internet_20_link">Tabpanels<text:tab/>225</text:a></text:p>
          <text:p text:style-name="P61"><text:a xlink:type="simple" xlink:href="#4.2.95.Tabs|outline" text:style-name="Internet_20_link" text:visited-style-name="Internet_20_link">Tabs<text:tab/>227</text:a></text:p>
          <text:p text:style-name="P61"><text:a xlink:type="simple" xlink:href="#4.2.96.Textbox|outline" text:style-name="Internet_20_link" text:visited-style-name="Internet_20_link">Textbox<text:tab/>229</text:a></text:p>
          <text:p text:style-name="P61"><text:a xlink:type="simple" xlink:href="#4.2.98.Timebox|outline" text:style-name="Internet_20_link" text:visited-style-name="Internet_20_link">Timebox<text:tab/>232</text:a></text:p>
          <text:p text:style-name="P61"><text:a xlink:type="simple" xlink:href="#4.2.101.Timer|outline" text:style-name="Internet_20_link" text:visited-style-name="Internet_20_link">Timer<text:tab/>234</text:a></text:p>
          <text:p text:style-name="P61"><text:a xlink:type="simple" xlink:href="#4.2.102.Toolbar|outline" text:style-name="Internet_20_link" text:visited-style-name="Internet_20_link">Toolbar<text:tab/>236</text:a></text:p>
          <text:p text:style-name="P61"><text:a xlink:type="simple" xlink:href="#4.2.103.Toolbarbutton|outline" text:style-name="Internet_20_link" text:visited-style-name="Internet_20_link">Toolbarbutton<text:tab/>238</text:a></text:p>
          <text:p text:style-name="P61"><text:a xlink:type="simple" xlink:href="#4.2.104.Tree|outline" text:style-name="Internet_20_link" text:visited-style-name="Internet_20_link">Tree<text:tab/>241</text:a></text:p>
          <text:p text:style-name="P61"><text:a xlink:type="simple" xlink:href="#4.2.105.Treecell|outline" text:style-name="Internet_20_link" text:visited-style-name="Internet_20_link">Treecell<text:tab/>246</text:a></text:p>
          <text:p text:style-name="P61"><text:a xlink:type="simple" xlink:href="#4.2.106.Treechildren|outline" text:style-name="Internet_20_link" text:visited-style-name="Internet_20_link">Treechildren<text:tab/>249</text:a></text:p>
          <text:p text:style-name="P61"><text:a xlink:type="simple" xlink:href="#4.2.107.Treecol|outline" text:style-name="Internet_20_link" text:visited-style-name="Internet_20_link">Treecol<text:tab/>253</text:a></text:p>
          <text:p text:style-name="P61"><text:a xlink:type="simple" xlink:href="#4.2.108.Treecols|outline" text:style-name="Internet_20_link" text:visited-style-name="Internet_20_link">Treecols<text:tab/>255</text:a></text:p>
          <text:p text:style-name="P61"><text:a xlink:type="simple" xlink:href="#4.2.109.Treefoot|outline" text:style-name="Internet_20_link" text:visited-style-name="Internet_20_link">Treefoot<text:tab/>257</text:a></text:p>
          <text:p text:style-name="P61"><text:a xlink:type="simple" xlink:href="#4.2.110.Treefooter|outline" text:style-name="Internet_20_link" text:visited-style-name="Internet_20_link">Treefooter<text:tab/>259</text:a></text:p>
          <text:p text:style-name="P61"><text:a xlink:type="simple" xlink:href="#4.2.111.Treeitem|outline" text:style-name="Internet_20_link" text:visited-style-name="Internet_20_link">Treeitem<text:tab/>261</text:a></text:p>
          <text:p text:style-name="P61"><text:a xlink:type="simple" xlink:href="#4.2.112.Treerow|outline" text:style-name="Internet_20_link" text:visited-style-name="Internet_20_link">Treerow<text:tab/>265</text:a></text:p>
          <text:p text:style-name="P61"><text:a xlink:type="simple" xlink:href="#4.2.113.Vbox|outline" text:style-name="Internet_20_link" text:visited-style-name="Internet_20_link">Vbox<text:tab/>268</text:a></text:p>
          <text:p text:style-name="P61"><text:a xlink:type="simple" xlink:href="#4.2.115.West|outline" text:style-name="Internet_20_link" text:visited-style-name="Internet_20_link">West<text:tab/>270</text:a></text:p>
          <text:p text:style-name="P61"><text:a xlink:type="simple" xlink:href="#4.2.116.Window|outline" text:style-name="Internet_20_link" text:visited-style-name="Internet_20_link">Window<text:tab/>273</text:a></text:p>
          <text:p text:style-name="P60"><text:a xlink:type="simple" xlink:href="#4.3.Events|outline" text:style-name="Internet_20_link" text:visited-style-name="Internet_20_link">Events<text:tab/>277</text:a></text:p>
          <text:p text:style-name="P61"><text:a xlink:type="simple" xlink:href="#4.3.1.CheckEvent|outline" text:style-name="Internet_20_link" text:visited-style-name="Internet_20_link">CheckEvent<text:tab/>277</text:a></text:p>
          <text:p text:style-name="P61"><text:a xlink:type="simple" xlink:href="#4.3.2.ColSizeEvent|outline" text:style-name="Internet_20_link" text:visited-style-name="Internet_20_link">ColSizeEvent<text:tab/>277</text:a></text:p>
          <text:p text:style-name="P61"><text:a xlink:type="simple" xlink:href="#4.3.3.CreateEvent|outline" text:style-name="Internet_20_link" text:visited-style-name="Internet_20_link">CreateEvent<text:tab/>278</text:a></text:p>
          <text:p text:style-name="P61"><text:a xlink:type="simple" xlink:href="#4.3.4.DropEvent|outline" text:style-name="Internet_20_link" text:visited-style-name="Internet_20_link">DropEvent<text:tab/>278</text:a></text:p>
          <text:p text:style-name="P61"><text:a xlink:type="simple" xlink:href="#4.3.5.ErrorEvent|outline" text:style-name="Internet_20_link" text:visited-style-name="Internet_20_link">ErrorEvent<text:tab/>279</text:a></text:p>
          <text:p text:style-name="P61"><text:a xlink:type="simple" xlink:href="#4.3.6.Event|outline" text:style-name="Internet_20_link" text:visited-style-name="Internet_20_link">Event<text:tab/>280</text:a></text:p>
          <text:p text:style-name="P61"><text:a xlink:type="simple" xlink:href="#4.3.7.InputEvent|outline" text:style-name="Internet_20_link" text:visited-style-name="Internet_20_link">InputEvent<text:tab/>280</text:a></text:p>
          <text:p text:style-name="P61"><text:a xlink:type="simple" xlink:href="#4.3.8.KeyEvent|outline" text:style-name="Internet_20_link" text:visited-style-name="Internet_20_link">KeyEvent<text:tab/>281</text:a></text:p>
          <text:p text:style-name="P61"><text:a xlink:type="simple" xlink:href="#4.3.9.MouseEvent|outline" text:style-name="Internet_20_link" text:visited-style-name="Internet_20_link">MouseEvent<text:tab/>281</text:a></text:p>
          <text:p text:style-name="P61"><text:a xlink:type="simple" xlink:href="#4.3.10.MoveEvent|outline" text:style-name="Internet_20_link" text:visited-style-name="Internet_20_link">MoveEvent<text:tab/>282</text:a></text:p>
          <text:p text:style-name="P61"><text:a xlink:type="simple" xlink:href="#4.3.13.OpenEvent|outline" text:style-name="Internet_20_link" text:visited-style-name="Internet_20_link">OpenEvent<text:tab/>283</text:a></text:p>
          <text:p text:style-name="P61"><text:a xlink:type="simple" xlink:href="#4.3.16.PageSizeEvent|outline" text:style-name="Internet_20_link" text:visited-style-name="Internet_20_link">PageSizeEvent<text:tab/>285</text:a></text:p>
          <text:p text:style-name="P61"><text:a xlink:type="simple" xlink:href="#4.3.17.PagingEvent|outline" text:style-name="Internet_20_link" text:visited-style-name="Internet_20_link">PagingEvent<text:tab/>285</text:a></text:p>
          <text:p text:style-name="P61"><text:a xlink:type="simple" xlink:href="#4.3.19.ScrollEvent|outline" text:style-name="Internet_20_link" text:visited-style-name="Internet_20_link">ScrollEvent<text:tab/>286</text:a></text:p>
          <text:p text:style-name="P61"><text:a xlink:type="simple" xlink:href="#4.3.20.SelectEvent|outline" text:style-name="Internet_20_link" text:visited-style-name="Internet_20_link">SelectEvent<text:tab/>286</text:a></text:p>
          <text:p text:style-name="P61"><text:a xlink:type="simple" xlink:href="#4.3.22.SelectionEvent|outline" text:style-name="Internet_20_link" text:visited-style-name="Internet_20_link">SelectionEvent<text:tab/>287</text:a></text:p>
          <text:p text:style-name="P61"><text:a xlink:type="simple" xlink:href="#4.3.23.SizeEvent|outline" text:style-name="Internet_20_link" text:visited-style-name="Internet_20_link">SizeEvent<text:tab/>287</text:a></text:p>
          <text:p text:style-name="P61"><text:a xlink:type="simple" xlink:href="#4.3.24.UploadEvent|outline" text:style-name="Internet_20_link" text:visited-style-name="Internet_20_link">UploadEvent<text:tab/>288</text:a></text:p>
          <text:p text:style-name="P61"><text:a xlink:type="simple" xlink:href="#4.3.25.ZIndexEvent|outline" text:style-name="Internet_20_link" text:visited-style-name="Internet_20_link">ZIndexEvent<text:tab/>288</text:a></text:p>
          <text:p text:style-name="P60"><text:a xlink:type="simple" xlink:href="#4.4.Supplemental Classes|outline" text:style-name="Internet_20_link" text:visited-style-name="Internet_20_link">Supplemental Classes<text:tab/>289</text:a></text:p>
          <text:p text:style-name="P61"><text:a xlink:type="simple" xlink:href="#4.4.1.AbstractListModel|outline" text:style-name="Internet_20_link" text:visited-style-name="Internet_20_link">AbstractListModel<text:tab/>289</text:a></text:p>
          <text:p text:style-name="P61"><text:a xlink:type="simple" xlink:href="#4.4.2.Constraint|outline" text:style-name="Internet_20_link" text:visited-style-name="Internet_20_link">Constraint<text:tab/>290</text:a></text:p>
          <text:p text:style-name="P61"><text:a xlink:type="simple" xlink:href="#4.4.3.Constrained|outline" text:style-name="Internet_20_link" text:visited-style-name="Internet_20_link">Constrained<text:tab/>290</text:a></text:p>
          <text:p text:style-name="P61"><text:a xlink:type="simple" xlink:href="#4.4.6.Fileupload|outline" text:style-name="Internet_20_link" text:visited-style-name="Internet_20_link">Fileupload<text:tab/>291</text:a></text:p>
          <text:p text:style-name="P61"><text:a xlink:type="simple" xlink:href="#4.4.7.ListitemRenderer|outline" text:style-name="Internet_20_link" text:visited-style-name="Internet_20_link">ListitemRenderer<text:tab/>293</text:a></text:p>
          <text:p text:style-name="P61"><text:a xlink:type="simple" xlink:href="#4.4.8.ListModel|outline" text:style-name="Internet_20_link" text:visited-style-name="Internet_20_link">ListModel<text:tab/>293</text:a></text:p>
          <text:p text:style-name="P61"><text:a xlink:type="simple" xlink:href="#4.4.11.Messagebox|outline" text:style-name="Internet_20_link" text:visited-style-name="Internet_20_link">Messagebox<text:tab/>295</text:a></text:p>
          <text:p text:style-name="P61"><text:a xlink:type="simple" xlink:href="#4.4.14.RendererCtrl|outline" text:style-name="Internet_20_link" text:visited-style-name="Internet_20_link">RendererCtrl<text:tab/>297</text:a></text:p>
          <text:p text:style-name="P61"><text:a xlink:type="simple" xlink:href="#4.4.17.SimpleConstraint|outline" text:style-name="Internet_20_link" text:visited-style-name="Internet_20_link">SimpleConstraint<text:tab/>298</text:a></text:p>
          <text:p text:style-name="P61"><text:a xlink:type="simple" xlink:href="#4.4.20.SimpleListModel|outline" text:style-name="Internet_20_link" text:visited-style-name="Internet_20_link">SimpleListModel<text:tab/>299</text:a></text:p>
          <text:p text:style-name="P59"><text:a xlink:type="simple" xlink:href="#5.5. The XHTML Components|outline" text:style-name="Internet_20_link" text:visited-style-name="Internet_20_link">5. The XHTML Components<text:tab/>300</text:a></text:p>
          <text:p text:style-name="P60"><text:a xlink:type="simple" xlink:href="#5.1.Overview|outline" text:style-name="Internet_20_link" text:visited-style-name="Internet_20_link">Overview<text:tab/>300</text:a></text:p>
          <text:p text:style-name="P61"><text:a xlink:type="simple" xlink:href="#5.1.1.URL and encodeURL|outline" text:style-name="Internet_20_link" text:visited-style-name="Internet_20_link">URL and encodeURL<text:tab/>300</text:a></text:p>
          <text:p text:style-name="P61"><text:a xlink:type="simple" xlink:href="#5.1.2.AbstractTag|outline" text:style-name="Internet_20_link" text:visited-style-name="Internet_20_link">AbstractTag<text:tab/>300</text:a></text:p>
          <text:p text:style-name="P61"><text:a xlink:type="simple" xlink:href="#5.1.3.Raw|outline" text:style-name="Internet_20_link" text:visited-style-name="Internet_20_link">Raw<text:tab/>301</text:a></text:p>
          <text:p text:style-name="P60"><text:a xlink:type="simple" xlink:href="#5.2.Components|outline" text:style-name="Internet_20_link" text:visited-style-name="Internet_20_link">Components<text:tab/>301</text:a></text:p>
          <text:p text:style-name="P61"><text:a xlink:type="simple" xlink:href="#5.2.1.A|outline" text:style-name="Internet_20_link" text:visited-style-name="Internet_20_link">A<text:tab/>301</text:a></text:p>
          <text:p text:style-name="P61"><text:a xlink:type="simple" xlink:href="#5.2.2.Abbr|outline" text:style-name="Internet_20_link" text:visited-style-name="Internet_20_link">Abbr<text:tab/>301</text:a></text:p>
          <text:p text:style-name="P61"><text:a xlink:type="simple" xlink:href="#5.2.3.Acronym|outline" text:style-name="Internet_20_link" text:visited-style-name="Internet_20_link">Acronym<text:tab/>301</text:a></text:p>
          <text:p text:style-name="P61"><text:a xlink:type="simple" xlink:href="#5.2.4.Address|outline" text:style-name="Internet_20_link" text:visited-style-name="Internet_20_link">Address<text:tab/>301</text:a></text:p>
          <text:p text:style-name="P61"><text:a xlink:type="simple" xlink:href="#5.2.5.Area|outline" text:style-name="Internet_20_link" text:visited-style-name="Internet_20_link">Area<text:tab/>301</text:a></text:p>
          <text:p text:style-name="P61"><text:a xlink:type="simple" xlink:href="#5.2.6.B|outline" text:style-name="Internet_20_link" text:visited-style-name="Internet_20_link">B<text:tab/>301</text:a></text:p>
          <text:p text:style-name="P61"><text:a xlink:type="simple" xlink:href="#5.2.7.Base|outline" text:style-name="Internet_20_link" text:visited-style-name="Internet_20_link">Base<text:tab/>302</text:a></text:p>
          <text:p text:style-name="P61"><text:a xlink:type="simple" xlink:href="#5.2.8.Big|outline" text:style-name="Internet_20_link" text:visited-style-name="Internet_20_link">Big<text:tab/>302</text:a></text:p>
          <text:p text:style-name="P61"><text:a xlink:type="simple" xlink:href="#5.2.9.Blockquote|outline" text:style-name="Internet_20_link" text:visited-style-name="Internet_20_link">Blockquote<text:tab/>302</text:a></text:p>
          <text:p text:style-name="P61"><text:a xlink:type="simple" xlink:href="#5.2.10.Body|outline" text:style-name="Internet_20_link" text:visited-style-name="Internet_20_link">Body<text:tab/>302</text:a></text:p>
          <text:p text:style-name="P61"><text:a xlink:type="simple" xlink:href="#5.2.11.Br|outline" text:style-name="Internet_20_link" text:visited-style-name="Internet_20_link">Br<text:tab/>302</text:a></text:p>
          <text:p text:style-name="P61"><text:a xlink:type="simple" xlink:href="#5.2.12.Button|outline" text:style-name="Internet_20_link" text:visited-style-name="Internet_20_link">Button<text:tab/>302</text:a></text:p>
          <text:p text:style-name="P61"><text:a xlink:type="simple" xlink:href="#5.2.13.Caption|outline" text:style-name="Internet_20_link" text:visited-style-name="Internet_20_link">Caption<text:tab/>302</text:a></text:p>
          <text:p text:style-name="P61"><text:a xlink:type="simple" xlink:href="#5.2.14.Cite|outline" text:style-name="Internet_20_link" text:visited-style-name="Internet_20_link">Cite<text:tab/>302</text:a></text:p>
          <text:p text:style-name="P61"><text:a xlink:type="simple" xlink:href="#5.2.15.Code|outline" text:style-name="Internet_20_link" text:visited-style-name="Internet_20_link">Code<text:tab/>302</text:a></text:p>
          <text:p text:style-name="P61"><text:a xlink:type="simple" xlink:href="#5.2.16.Collection|outline" text:style-name="Internet_20_link" text:visited-style-name="Internet_20_link">Collection<text:tab/>302</text:a></text:p>
          <text:p text:style-name="P61"><text:a xlink:type="simple" xlink:href="#5.2.17.Colgroup|outline" text:style-name="Internet_20_link" text:visited-style-name="Internet_20_link">Colgroup<text:tab/>302</text:a></text:p>
          <text:p text:style-name="P61"><text:a xlink:type="simple" xlink:href="#5.2.18.Dd|outline" text:style-name="Internet_20_link" text:visited-style-name="Internet_20_link">Dd<text:tab/>302</text:a></text:p>
          <text:p text:style-name="P61"><text:a xlink:type="simple" xlink:href="#5.2.19.Del|outline" text:style-name="Internet_20_link" text:visited-style-name="Internet_20_link">Del<text:tab/>303</text:a></text:p>
          <text:p text:style-name="P61"><text:a xlink:type="simple" xlink:href="#5.2.20.Dfn|outline" text:style-name="Internet_20_link" text:visited-style-name="Internet_20_link">Dfn<text:tab/>303</text:a></text:p>
          <text:p text:style-name="P61"><text:a xlink:type="simple" xlink:href="#5.2.21.Dir|outline" text:style-name="Internet_20_link" text:visited-style-name="Internet_20_link">Dir<text:tab/>303</text:a></text:p>
          <text:p text:style-name="P61"><text:a xlink:type="simple" xlink:href="#5.2.22.Div|outline" text:style-name="Internet_20_link" text:visited-style-name="Internet_20_link">Div<text:tab/>303</text:a></text:p>
          <text:p text:style-name="P61"><text:a xlink:type="simple" xlink:href="#5.2.23.Dl|outline" text:style-name="Internet_20_link" text:visited-style-name="Internet_20_link">Dl<text:tab/>303</text:a></text:p>
          <text:p text:style-name="P61"><text:a xlink:type="simple" xlink:href="#5.2.24.Dt|outline" text:style-name="Internet_20_link" text:visited-style-name="Internet_20_link">Dt<text:tab/>303</text:a></text:p>
          <text:p text:style-name="P61"><text:a xlink:type="simple" xlink:href="#5.2.25.Em|outline" text:style-name="Internet_20_link" text:visited-style-name="Internet_20_link">Em<text:tab/>303</text:a></text:p>
          <text:p text:style-name="P61"><text:a xlink:type="simple" xlink:href="#5.2.26.Embed|outline" text:style-name="Internet_20_link" text:visited-style-name="Internet_20_link">Embed<text:tab/>303</text:a></text:p>
          <text:p text:style-name="P61"><text:a xlink:type="simple" xlink:href="#5.2.27.Fieldset|outline" text:style-name="Internet_20_link" text:visited-style-name="Internet_20_link">Fieldset<text:tab/>303</text:a></text:p>
          <text:p text:style-name="P61"><text:a xlink:type="simple" xlink:href="#5.2.28.Font|outline" text:style-name="Internet_20_link" text:visited-style-name="Internet_20_link">Font<text:tab/>303</text:a></text:p>
          <text:p text:style-name="P61"><text:a xlink:type="simple" xlink:href="#5.2.29.Form|outline" text:style-name="Internet_20_link" text:visited-style-name="Internet_20_link">Form<text:tab/>303</text:a></text:p>
          <text:p text:style-name="P61"><text:a xlink:type="simple" xlink:href="#5.2.30.H1|outline" text:style-name="Internet_20_link" text:visited-style-name="Internet_20_link">H1<text:tab/>303</text:a></text:p>
          <text:p text:style-name="P61"><text:a xlink:type="simple" xlink:href="#5.2.31.H2|outline" text:style-name="Internet_20_link" text:visited-style-name="Internet_20_link">H2<text:tab/>304</text:a></text:p>
          <text:p text:style-name="P61"><text:a xlink:type="simple" xlink:href="#5.2.32.H3|outline" text:style-name="Internet_20_link" text:visited-style-name="Internet_20_link">H3<text:tab/>304</text:a></text:p>
          <text:p text:style-name="P61"><text:a xlink:type="simple" xlink:href="#5.2.33.H4|outline" text:style-name="Internet_20_link" text:visited-style-name="Internet_20_link">H4<text:tab/>304</text:a></text:p>
          <text:p text:style-name="P61"><text:a xlink:type="simple" xlink:href="#5.2.34.Head|outline" text:style-name="Internet_20_link" text:visited-style-name="Internet_20_link">Head<text:tab/>304</text:a></text:p>
          <text:p text:style-name="P61"><text:a xlink:type="simple" xlink:href="#5.2.35.Hr|outline" text:style-name="Internet_20_link" text:visited-style-name="Internet_20_link">Hr<text:tab/>304</text:a></text:p>
          <text:p text:style-name="P61"><text:a xlink:type="simple" xlink:href="#5.2.36.Html|outline" text:style-name="Internet_20_link" text:visited-style-name="Internet_20_link">Html<text:tab/>304</text:a></text:p>
          <text:p text:style-name="P61"><text:a xlink:type="simple" xlink:href="#5.2.37.I|outline" text:style-name="Internet_20_link" text:visited-style-name="Internet_20_link">I<text:tab/>304</text:a></text:p>
          <text:p text:style-name="P61"><text:a xlink:type="simple" xlink:href="#5.2.38.Iframe|outline" text:style-name="Internet_20_link" text:visited-style-name="Internet_20_link">Iframe<text:tab/>304</text:a></text:p>
          <text:p text:style-name="P61"><text:a xlink:type="simple" xlink:href="#5.2.39.Img|outline" text:style-name="Internet_20_link" text:visited-style-name="Internet_20_link">Img<text:tab/>304</text:a></text:p>
          <text:p text:style-name="P61"><text:a xlink:type="simple" xlink:href="#5.2.40.Input|outline" text:style-name="Internet_20_link" text:visited-style-name="Internet_20_link">Input<text:tab/>304</text:a></text:p>
          <text:p text:style-name="P61"><text:a xlink:type="simple" xlink:href="#5.2.41.Ins|outline" text:style-name="Internet_20_link" text:visited-style-name="Internet_20_link">Ins<text:tab/>304</text:a></text:p>
          <text:p text:style-name="P61"><text:a xlink:type="simple" xlink:href="#5.2.42.Isindex|outline" text:style-name="Internet_20_link" text:visited-style-name="Internet_20_link">Isindex<text:tab/>304</text:a></text:p>
          <text:p text:style-name="P61"><text:a xlink:type="simple" xlink:href="#5.2.43.Kbd|outline" text:style-name="Internet_20_link" text:visited-style-name="Internet_20_link">Kbd<text:tab/>305</text:a></text:p>
          <text:p text:style-name="P61"><text:a xlink:type="simple" xlink:href="#5.2.44.Label|outline" text:style-name="Internet_20_link" text:visited-style-name="Internet_20_link">Label<text:tab/>305</text:a></text:p>
          <text:p text:style-name="P61"><text:a xlink:type="simple" xlink:href="#5.2.45.Legend|outline" text:style-name="Internet_20_link" text:visited-style-name="Internet_20_link">Legend<text:tab/>305</text:a></text:p>
          <text:p text:style-name="P61"><text:a xlink:type="simple" xlink:href="#5.2.46.Li|outline" text:style-name="Internet_20_link" text:visited-style-name="Internet_20_link">Li<text:tab/>305</text:a></text:p>
          <text:p text:style-name="P61"><text:a xlink:type="simple" xlink:href="#5.2.47.Link|outline" text:style-name="Internet_20_link" text:visited-style-name="Internet_20_link">Link<text:tab/>305</text:a></text:p>
          <text:p text:style-name="P61"><text:a xlink:type="simple" xlink:href="#5.2.48.Map|outline" text:style-name="Internet_20_link" text:visited-style-name="Internet_20_link">Map<text:tab/>305</text:a></text:p>
          <text:p text:style-name="P61"><text:a xlink:type="simple" xlink:href="#5.2.49.Menu|outline" text:style-name="Internet_20_link" text:visited-style-name="Internet_20_link">Menu<text:tab/>305</text:a></text:p>
          <text:p text:style-name="P61"><text:a xlink:type="simple" xlink:href="#5.2.50.Meta|outline" text:style-name="Internet_20_link" text:visited-style-name="Internet_20_link">Meta<text:tab/>305</text:a></text:p>
          <text:p text:style-name="P61"><text:a xlink:type="simple" xlink:href="#5.2.51.Nobr|outline" text:style-name="Internet_20_link" text:visited-style-name="Internet_20_link">Nobr<text:tab/>305</text:a></text:p>
          <text:p text:style-name="P61"><text:a xlink:type="simple" xlink:href="#5.2.52.Object|outline" text:style-name="Internet_20_link" text:visited-style-name="Internet_20_link">Object<text:tab/>305</text:a></text:p>
          <text:p text:style-name="P61"><text:a xlink:type="simple" xlink:href="#5.2.53.Ol|outline" text:style-name="Internet_20_link" text:visited-style-name="Internet_20_link">Ol<text:tab/>305</text:a></text:p>
          <text:p text:style-name="P61"><text:a xlink:type="simple" xlink:href="#5.2.54.Optgroup|outline" text:style-name="Internet_20_link" text:visited-style-name="Internet_20_link">Optgroup<text:tab/>305</text:a></text:p>
          <text:p text:style-name="P61"><text:a xlink:type="simple" xlink:href="#5.2.55.Option|outline" text:style-name="Internet_20_link" text:visited-style-name="Internet_20_link">Option<text:tab/>306</text:a></text:p>
          <text:p text:style-name="P61"><text:a xlink:type="simple" xlink:href="#5.2.56.P|outline" text:style-name="Internet_20_link" text:visited-style-name="Internet_20_link">P<text:tab/>306</text:a></text:p>
          <text:p text:style-name="P61"><text:a xlink:type="simple" xlink:href="#5.2.57.Pre|outline" text:style-name="Internet_20_link" text:visited-style-name="Internet_20_link">Pre<text:tab/>306</text:a></text:p>
          <text:p text:style-name="P61"><text:a xlink:type="simple" xlink:href="#5.2.58.Q|outline" text:style-name="Internet_20_link" text:visited-style-name="Internet_20_link">Q<text:tab/>306</text:a></text:p>
          <text:p text:style-name="P61"><text:a xlink:type="simple" xlink:href="#5.2.59.S|outline" text:style-name="Internet_20_link" text:visited-style-name="Internet_20_link">S<text:tab/>306</text:a></text:p>
          <text:p text:style-name="P61"><text:a xlink:type="simple" xlink:href="#5.2.60.Sam|outline" text:style-name="Internet_20_link" text:visited-style-name="Internet_20_link">Sam<text:tab/>306</text:a></text:p>
          <text:p text:style-name="P61"><text:a xlink:type="simple" xlink:href="#5.2.61.Script|outline" text:style-name="Internet_20_link" text:visited-style-name="Internet_20_link">Script<text:tab/>306</text:a></text:p>
          <text:p text:style-name="P61"><text:a xlink:type="simple" xlink:href="#5.2.62.Select|outline" text:style-name="Internet_20_link" text:visited-style-name="Internet_20_link">Select<text:tab/>306</text:a></text:p>
          <text:p text:style-name="P61"><text:a xlink:type="simple" xlink:href="#5.2.63.Small|outline" text:style-name="Internet_20_link" text:visited-style-name="Internet_20_link">Small<text:tab/>306</text:a></text:p>
          <text:p text:style-name="P61"><text:a xlink:type="simple" xlink:href="#5.2.64.Span|outline" text:style-name="Internet_20_link" text:visited-style-name="Internet_20_link">Span<text:tab/>306</text:a></text:p>
          <text:p text:style-name="P61"><text:a xlink:type="simple" xlink:href="#5.2.65.Strong|outline" text:style-name="Internet_20_link" text:visited-style-name="Internet_20_link">Strong<text:tab/>306</text:a></text:p>
          <text:p text:style-name="P61"><text:a xlink:type="simple" xlink:href="#5.2.66.Style|outline" text:style-name="Internet_20_link" text:visited-style-name="Internet_20_link">Style<text:tab/>306</text:a></text:p>
          <text:p text:style-name="P61"><text:a xlink:type="simple" xlink:href="#5.2.67.Sub|outline" text:style-name="Internet_20_link" text:visited-style-name="Internet_20_link">Sub<text:tab/>307</text:a></text:p>
          <text:p text:style-name="P61"><text:a xlink:type="simple" xlink:href="#5.2.68.Sup|outline" text:style-name="Internet_20_link" text:visited-style-name="Internet_20_link">Sup<text:tab/>307</text:a></text:p>
          <text:p text:style-name="P61"><text:a xlink:type="simple" xlink:href="#5.2.69.Table|outline" text:style-name="Internet_20_link" text:visited-style-name="Internet_20_link">Table<text:tab/>307</text:a></text:p>
          <text:p text:style-name="P61"><text:a xlink:type="simple" xlink:href="#5.2.70.Tbody|outline" text:style-name="Internet_20_link" text:visited-style-name="Internet_20_link">Tbody<text:tab/>307</text:a></text:p>
          <text:p text:style-name="P61"><text:a xlink:type="simple" xlink:href="#5.2.71.Td|outline" text:style-name="Internet_20_link" text:visited-style-name="Internet_20_link">Td<text:tab/>307</text:a></text:p>
          <text:p text:style-name="P61"><text:a xlink:type="simple" xlink:href="#5.2.72.Text|outline" text:style-name="Internet_20_link" text:visited-style-name="Internet_20_link">Text<text:tab/>307</text:a></text:p>
          <text:p text:style-name="P61"><text:a xlink:type="simple" xlink:href="#5.2.73.Textarea|outline" text:style-name="Internet_20_link" text:visited-style-name="Internet_20_link">Textarea<text:tab/>307</text:a></text:p>
          <text:p text:style-name="P61"><text:a xlink:type="simple" xlink:href="#5.2.74.Tfoot|outline" text:style-name="Internet_20_link" text:visited-style-name="Internet_20_link">Tfoot<text:tab/>307</text:a></text:p>
          <text:p text:style-name="P61"><text:a xlink:type="simple" xlink:href="#5.2.75.Th|outline" text:style-name="Internet_20_link" text:visited-style-name="Internet_20_link">Th<text:tab/>307</text:a></text:p>
          <text:p text:style-name="P61"><text:a xlink:type="simple" xlink:href="#5.2.76.Thead|outline" text:style-name="Internet_20_link" text:visited-style-name="Internet_20_link">Thead<text:tab/>307</text:a></text:p>
          <text:p text:style-name="P61"><text:a xlink:type="simple" xlink:href="#5.2.77.Title|outline" text:style-name="Internet_20_link" text:visited-style-name="Internet_20_link">Title<text:tab/>307</text:a></text:p>
          <text:p text:style-name="P61"><text:a xlink:type="simple" xlink:href="#5.2.78.Tr|outline" text:style-name="Internet_20_link" text:visited-style-name="Internet_20_link">Tr<text:tab/>307</text:a></text:p>
          <text:p text:style-name="P61"><text:a xlink:type="simple" xlink:href="#5.2.79.Tt|outline" text:style-name="Internet_20_link" text:visited-style-name="Internet_20_link">Tt<text:tab/>308</text:a></text:p>
          <text:p text:style-name="P61"><text:a xlink:type="simple" xlink:href="#5.2.80.Ul|outline" text:style-name="Internet_20_link" text:visited-style-name="Internet_20_link">Ul<text:tab/>308</text:a></text:p>
          <text:p text:style-name="P61"><text:a xlink:type="simple" xlink:href="#5.2.81.Var|outline" text:style-name="Internet_20_link" text:visited-style-name="Internet_20_link">Var<text:tab/>308</text:a></text:p>
          <text:p text:style-name="P60"><text:a xlink:type="simple" xlink:href="#5.3.Supplement Classes|outline" text:style-name="Internet_20_link" text:visited-style-name="Internet_20_link">Supplement Classes<text:tab/>308</text:a></text:p>
          <text:p text:style-name="P61"><text:a xlink:type="simple" xlink:href="#5.3.1.Fileupload|outline" text:style-name="Internet_20_link" text:visited-style-name="Internet_20_link">Fileupload<text:tab/>308</text:a></text:p>
          <text:p text:style-name="P61"><text:a xlink:type="simple" xlink:href="#5.3.2.Messagebox|outline" text:style-name="Internet_20_link" text:visited-style-name="Internet_20_link">Messagebox<text:tab/>308</text:a></text:p>
          <text:p text:style-name="P59"><text:a xlink:type="simple" xlink:href="#6.Appendix A. WEB-INF/web.xml|outline" text:style-name="Internet_20_link" text:visited-style-name="Internet_20_link">Appendix A. WEB-INF/web.xml<text:tab/>309</text:a></text:p>
          <text:p text:style-name="P60"><text:a xlink:type="simple" xlink:href="#6.1.ZK Loader|outline" text:style-name="Internet_20_link" text:visited-style-name="Internet_20_link">ZK Loader<text:tab/>309</text:a></text:p>
          <text:p text:style-name="P61"><text:a xlink:type="simple" xlink:href="#6.1.1.The Initial Parameters|outline" text:style-name="Internet_20_link" text:visited-style-name="Internet_20_link">The Initial Parameters<text:tab/>309</text:a></text:p>
          <text:p text:style-name="P60"><text:a xlink:type="simple" xlink:href="#6.2.ZK AU Engine|outline" text:style-name="Internet_20_link" text:visited-style-name="Internet_20_link">ZK AU Engine<text:tab/>310</text:a></text:p>
          <text:p text:style-name="P60"><text:a xlink:type="simple" xlink:href="#6.3.ZK Session Cleaner|outline" text:style-name="Internet_20_link" text:visited-style-name="Internet_20_link">ZK Session Cleaner<text:tab/>310</text:a></text:p>
          <text:p text:style-name="P60"><text:a xlink:type="simple" xlink:href="#6.4.ZK Filter|outline" text:style-name="Internet_20_link" text:visited-style-name="Internet_20_link">ZK Filter<text:tab/>310</text:a></text:p>
          <text:p text:style-name="P61"><text:a xlink:type="simple" xlink:href="#6.4.1.The Initial Parameters|outline" text:style-name="Internet_20_link" text:visited-style-name="Internet_20_link">The Initial Parameters<text:tab/>310</text:a></text:p>
          <text:p text:style-name="P61"><text:a xlink:type="simple" xlink:href="#6.4.2.How to Specify in web.xml|outline" text:style-name="Internet_20_link" text:visited-style-name="Internet_20_link">How to Specify in web.xml<text:tab/>311</text:a></text:p>
          <text:p text:style-name="P60"><text:a xlink:type="simple" xlink:href="#6.5.DSP Loader|outline" text:style-name="Internet_20_link" text:visited-style-name="Internet_20_link">DSP Loader<text:tab/>311</text:a></text:p>
          <text:p text:style-name="P61"><text:a xlink:type="simple" xlink:href="#6.5.1.The Initial Parameters|outline" text:style-name="Internet_20_link" text:visited-style-name="Internet_20_link">The Initial Parameters<text:tab/>311</text:a></text:p>
          <text:p text:style-name="P61"><text:a xlink:type="simple" xlink:href="#6.5.2.How to Specify in web.xml|outline" text:style-name="Internet_20_link" text:visited-style-name="Internet_20_link">How to Specify in web.xml<text:tab/>312</text:a></text:p>
          <text:p text:style-name="P60"><text:a xlink:type="simple" xlink:href="#6.6.Sample of web.xml|outline" text:style-name="Internet_20_link" text:visited-style-name="Internet_20_link">Sample of web.xml<text:tab/>312</text:a></text:p>
          <text:p text:style-name="P59"><text:a xlink:type="simple" xlink:href="#7.Appendix B. WEB-INF/zk.xml|outline" text:style-name="Internet_20_link" text:visited-style-name="Internet_20_link">Appendix B. WEB-INF/zk.xml<text:tab/>315</text:a></text:p>
          <text:p text:style-name="P60"><text:a xlink:type="simple" xlink:href="#7.1.Overview|outline" text:style-name="Internet_20_link" text:visited-style-name="Internet_20_link">Overview<text:tab/>315</text:a></text:p>
          <text:p text:style-name="P61"><text:a xlink:type="simple" xlink:href="#7.1.1.The richlet and richlet-mapping elements|outline" text:style-name="Internet_20_link" text:visited-style-name="Internet_20_link">The richlet and richlet-mapping elements<text:tab/>315</text:a></text:p>
          <text:p text:style-name="P61"><text:a xlink:type="simple" xlink:href="#7.1.2.The listener Element|outline" text:style-name="Internet_20_link" text:visited-style-name="Internet_20_link">The listener Element<text:tab/>316</text:a></text:p>
          <text:p text:style-name="P61"><text:a xlink:type="simple" xlink:href="#7.1.3.The log Element|outline" text:style-name="Internet_20_link" text:visited-style-name="Internet_20_link">The log Element<text:tab/>321</text:a></text:p>
          <text:p text:style-name="P61"><text:a xlink:type="simple" xlink:href="#7.1.4.The client-config Element|outline" text:style-name="Internet_20_link" text:visited-style-name="Internet_20_link">The client-config Element<text:tab/>321</text:a></text:p>
          <text:p text:style-name="P61"><text:a xlink:type="simple" xlink:href="#7.1.5.The desktop-config Element|outline" text:style-name="Internet_20_link" text:visited-style-name="Internet_20_link">The desktop-config Element<text:tab/>323</text:a></text:p>
          <text:p text:style-name="P61"><text:a xlink:type="simple" xlink:href="#7.1.6.The xel-config Element|outline" text:style-name="Internet_20_link" text:visited-style-name="Internet_20_link">The xel-config Element<text:tab/>325</text:a></text:p>
          <text:p text:style-name="P61"><text:a xlink:type="simple" xlink:href="#7.1.7.The language-config Element|outline" text:style-name="Internet_20_link" text:visited-style-name="Internet_20_link">The language-config Element<text:tab/>325</text:a></text:p>
          <text:p text:style-name="P61"><text:a xlink:type="simple" xlink:href="#7.1.8.The session-config Element|outline" text:style-name="Internet_20_link" text:visited-style-name="Internet_20_link">The session-config Element<text:tab/>326</text:a></text:p>
          <text:p text:style-name="P61"><text:a xlink:type="simple" xlink:href="#7.1.9.The system-config Element|outline" text:style-name="Internet_20_link" text:visited-style-name="Internet_20_link">The system-config Element<text:tab/>327</text:a></text:p>
          <text:p text:style-name="P61"><text:a xlink:type="simple" xlink:href="#7.1.10.The zscript-config Element|outline" text:style-name="Internet_20_link" text:visited-style-name="Internet_20_link">The zscript-config Element<text:tab/>331</text:a></text:p>
          <text:p text:style-name="P61"><text:a xlink:type="simple" xlink:href="#7.1.11.The device-config Element|outline" text:style-name="Internet_20_link" text:visited-style-name="Internet_20_link">The device-config Element<text:tab/>332</text:a></text:p>
          <text:p text:style-name="P61"><text:a xlink:type="simple" xlink:href="#7.1.12.The error-page Element|outline" text:style-name="Internet_20_link" text:visited-style-name="Internet_20_link">The error-page Element<text:tab/>333</text:a></text:p>
          <text:p text:style-name="P61"><text:a xlink:type="simple" xlink:href="#7.1.13.The preference Element|outline" text:style-name="Internet_20_link" text:visited-style-name="Internet_20_link">The preference Element<text:tab/>33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2" text:outline-level="3">app<text:span text:style-name="T1">licationScope - </text:span><text:span text:style-name="T7">java.util.Map</text:span></text:h>
      <text:p text:style-name="P65">A map of custom attributes associated with the Web application. It is the same as the <text:span text:style-name="T6">getAttributes</text:span> method in the <text:span text:style-name="T6">org.zkoss.zk.ui.WebApp</text:span> interface.</text:p>
      <text:p text:style-name="P65">A Web application is a WAR, and each Web application has an independent set of custom attributes. These attributes are used mainly to communicate among different desktops and sessions.</text:p>
      <text:p text:style-name="P65">If the client is based on HTTP, such as a Web browser, this is the same map of attributes stored in <text:span text:style-name="T8">javax.servlet.ServletContext</text:span><text:span text:style-name="T29">. In other words, you could use it communicate with other servlets, such as JSF.</text:span></text:p>
      <text:h text:style-name="P62"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68"><text:span text:style-name="T31">It is the</text:span><text:span text:style-name="T32"> same as </text:span><text:span text:style-name="T1">self.desktop.execution.arg</text:span><text:span text:style-name="T32">.</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2" text:outline-level="3">componentScope <text:s/>- <text:span text:style-name="T6">java.util.Map</text:span></text:h>
      <text:p text:style-name="Text_20_body_20_indent"><text:span text:style-name="T31">A map of custom attributes ass</text:span><text:span text:style-name="T32">ociated with</text:span><text:span text:style-name="T31"> the component. It is the same as the </text:span><text:span text:style-name="T6">getAttributes</text:span><text:span text:style-name="T31"> method in the </text:span><text:span text:style-name="T6">org.zkoss.zk.ui.Component</text:span><text:span text:style-name="T31"> interface.</text:span></text:p>
      <text:h text:style-name="P62" text:outline-level="3"><text:span text:style-name="T36">desktop - </text:span><text:span text:style-name="T6">org.zkoss</text:span><text:span text:style-name="T7">.zk.ui.Desktop</text:span></text:h>
      <text:p text:style-name="P67">The current desktop. It is the same as <text:span text:style-name="T6">self.desktop</text:span>.</text:p>
      <text:p text:style-name="Code_20_Indent">des<text:span text:style-name="T1">ktop.getPage("main");</text:span></text:p>
      <text:h text:style-name="P62" text:outline-level="3"><text:span text:style-name="T36">desktopScope - </text:span><text:span text:style-name="T6">java.util.Map</text:span></text:h>
      <text:p text:style-name="P64">A map of custom attributes ass<text:span text:style-name="T1">ociated with</text:span> the desktop. It is the same as the <text:span text:style-name="T6">getAttributes</text:span> method in the <text:span text:style-name="T6">org.zkoss.zk.ui.Desktop</text:span> interface.</text:p>
      <text:p text:style-name="P64">It is mai<text:span text:style-name="T1">nly used to communicate among pages in the same desktop.</text:span></text:p>
      <text:h text:style-name="P62" text:outline-level="3"><text:span text:style-name="T36">each - </text:span><text:span text:style-name="T6">java.lang.Object</text:span></text:h>
      <text:p text:style-name="P69"><text:span text:style-name="T31">The current item of the collection being iterated, when ZK evaluates an iterative element. An iterative element is an element with the </text:span>forEach<text:span text:style-name="T31"> attribute.</text:span></text:p>
      <text:p text:style-name="Code_20_Indent">&lt;listbox width="100px"&gt;</text:p>
      <text:p text:style-name="Code_20_Indent"><text:s text:c="2"/>&lt;listitem label="${each}" forEach="${contacts}"/&gt;</text:p>
      <text:p text:style-name="Code_20_Indent">&lt;/listbox&gt;</text:p>
      <text:h text:style-name="P62" text:outline-level="3"><text:span text:style-name="T36">event - </text:span><text:span text:style-name="T6">org.zkoss</text:span><text:span text:style-name="T7">.zk.ui.event.Event</text:span><text:span text:style-name="T37"> or derived</text:span></text:h>
      <text:p text:style-name="P6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2" text:outline-level="3"><text:span text:style-name="T36">page - </text:span><text:span text:style-name="T6">org.zkoss.zk.ui.Page</text:span></text:h>
      <text:p text:style-name="P71">The current page. It is the same as <text:span text:style-name="T6">self.page</text:span>.</text:p>
      <text:h text:style-name="P62" text:outline-level="3"><text:span text:style-name="T36">pageContext – </text:span><text:span text:style-name="T6">org.zkoss.web.servlet.xel.PageContext</text:span></text:h>
      <text:p text:style-name="P71">The current page context used to retrieve the request, response, variable resolver and so on.</text:p>
      <text:h text:style-name="P62" text:outline-level="3"><text:span text:style-name="T36">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2" text:outline-level="3"><text:span text:style-name="T36">requestScope – </text:span><text:span text:style-name="T6">java.util.Map</text:span></text:h>
      <text:p text:style-name="P71">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2" text:outline-level="3"><text:span text:style-name="T36">sel</text:span><text:span text:style-name="T37">f - </text:span><text:span text:style-name="T7">org.zkoss.zk.ui.Component</text:span></text:h>
      <text:p text:style-name="P73">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3">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3">.</text:span></text:p>
      <text:h text:style-name="Heading_20_3" text:outline-level="3">sessionScope - <text:span text:style-name="T6">java.util.Map</text:span></text:h>
      <text:p text:style-name="P64">A map of custom attributes ass<text:span text:style-name="T1">ociated with</text:span> the session. It is the same as the <text:span text:style-name="T6">getAttributes</text:span> method in the <text:span text:style-name="T6">org.zkoss.zk.ui.Session</text:span> interface.</text:p>
      <text:p text:style-name="P64">If the<text:span text:style-name="T1"> client is based on HTTP, such as a Web browser, this is the same map of attributes stored in </text:span><text:span text:style-name="T9">javax.servlet.http.HttpSession</text:span><text:span text:style-name="T30">.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4">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68">&lt;?component name="<text:span text:style-name="T41">myName</text:span>" macroURI="<text:span text:style-name="T41">/mypath/my.zul</text:span>" [inline="true|<text:span text:style-name="T3">false</text:span>"]<text:line-break/> <text:s/>[<text:span text:style-name="T41">prop1</text:span>="<text:span text:style-name="T41">value1</text:span>"] [<text:span text:style-name="T41">prop2</text:span>="<text:span text:style-name="T41">value2</text:span>"]... ?&gt;</text:p>
      <text:p text:style-name="P68">&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text:span><text:span text:style-name="T41">prop1</text:span><text:span text:style-name="T43">="</text:span><text:span text:style-name="T41">value1</text:span><text:span text:style-name="T43">"] [</text:span><text:span text:style-name="T41">prop2</text:span><text:span text:style-name="T43">="</text:span><text:span text:style-name="T41">value2</text:span><text:span text:style-name="T43">"]... ?&gt;</text:span></text:p>
      <text:p text:style-name="Text_20_body_20_indent">Defines a new com<text:span text:style-name="T1">ponent. There are two formats: by-macro and by-class.</text:span></text:p>
      <text:h text:style-name="Heading_20_4" text:outline-level="4">The by-macro Format</text:h>
      <text:p text:style-name="P81">&lt;?component name="<text:span text:style-name="T41">myName</text:span>" macroURI="<text:span text:style-name="T41">/mypath/my.zul</text:span>"<text:line-break/> <text:s/><text:span text:style-name="T43">[prop1="value1"] [prop2="value2"]... </text:span>?&gt;</text:p>
      <text:p text:style-name="Text_20_body_20_indent_20_2">You could define a new com<text:span text:style-name="T1">ponent based on a ZUML page. It is also called the </text:span><text:span text:style-name="T42">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2">In addition, you could specify the initial properties (such as <text:span text:style-name="T6">prop1</text:span> in the above example), such that they are always passed to the macro component (thru the <text:span text:style-name="T6">arg</text:span> variable).</text:p>
      <text:p text:style-name="P82">The <text:span text:style-name="T6">inline</text:span> attribute specifies whether it is an inline macro (<text:span text:style-name="T6">inlinie="true"</text:span>) or a regular macro (default).</text:p>
      <text:p text:style-name="P82">An inline macro behaves like <text:span text:style-name="T41">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82">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1">&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2">To define a new component, you have to specify at least the <text:span text:style-name="T6">class</text:span> attribute, which is used by ZK to instantiate a new instance of the component.</text:p>
      <text:p text:style-name="P82">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82">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0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2">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1">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1">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2">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68">&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2">none</text:span><text:span text:style-name="T1">][Case insensitive]</text:span></text:p>
      <text:p text:style-name="P82">The name of the implementation used to evaluate the XEL expressions. There are two ways to specify the implementation. One is the name attribute. The other is the class attribute.</text:p>
      <text:p text:style-name="P82">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5">http://mvel.codehaus.org/</text:span></text:a><text:span text:style-name="T1"> for more information.</text:span></text:p></text:note-body></text:note>, you can specify the name as follows.</text:p>
      <text:p text:style-name="Code_20_Indent_20_2">&lt;?evaluator name="<text:span text:style-name="T48">mvel</text:span>"?&gt;</text:p>
      <text:p text:style-name="Code_20_Indent_20_2">&lt;window id="w" title="MVEL Demo"&gt;</text:p>
      <text:p text:style-name="Code_20_Indent_20_2"><text:tab/>${new org.zkoss.zul.Textbox().setParent(w)}</text:p>
      <text:p text:style-name="Code_20_Indent_20_2">&lt;/window&gt;</text:p>
      <text:p text:style-name="P82">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09">default</text:p>
          </table:table-cell>
          <table:table-cell table:style-name="Table5.B2" office:value-type="string">
            <text:p text:style-name="P109">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09">mvel</text:p>
          </table:table-cell>
          <table:table-cell table:style-name="Table5.B2" office:value-type="string">
            <text:p text:style-name="P110">org.zkoss.zkmax.xel.mvel.MVELFactory</text:p>
            <text:p text:style-name="P111">The implementation based on MVEL, http://mvel.codehaus.org.</text:p>
            <text:p text:style-name="P112">[available only if zkmax.jar is loaded]</text:p>
          </table:table-cell>
        </table:table-row>
        <table:table-row>
          <table:table-cell table:style-name="Table5.A2" office:value-type="string">
            <text:p text:style-name="P109">ognl</text:p>
          </table:table-cell>
          <table:table-cell table:style-name="Table5.B2" office:value-type="string">
            <text:p text:style-name="P109">org<text:span text:style-name="T1">.zkoss.zkmax.xel.ognl.OGNLFactory</text:span></text:p>
            <text:p text:style-name="P111">The implementation based on OGNL, <text:a xlink:type="simple" xlink:href="http://www.ognl.org/">http://www.ognl.org</text:a>.</text:p>
            <text:p text:style-name="P112">[available only if zkmax.jar is loaded]</text:p>
          </table:table-cell>
        </table:table-row>
        <table:table-row>
          <table:table-cell table:style-name="Table5.A2" office:value-type="string">
            <text:p text:style-name="P109">com<text:span text:style-name="T1">mons-el</text:span></text:p>
          </table:table-cell>
          <table:table-cell table:style-name="Table5.B2" office:value-type="string">
            <text:p text:style-name="P109">org.zkoss.zkmax.xel.el.ApacheELFactory</text:p>
            <text:p text:style-name="P114">The imp<text:span text:style-name="T1">lementation that is based on Apache Commons EL, </text:span><text:span text:style-name="T7">org.apache.commons.el.ExpressionEvaluatorImpl</text:span><text:span text:style-name="T1">.</text:span></text:p>
            <text:p text:style-name="P113">[available only if zkmax.jar is loaded]</text:p>
          </table:table-cell>
        </table:table-row>
        <table:table-row>
          <table:table-cell table:style-name="Table5.A2" office:value-type="string">
            <text:p text:style-name="P109">japser-el</text:p>
          </table:table-cell>
          <table:table-cell table:style-name="Table5.B2" office:value-type="string">
            <text:p text:style-name="P109">org.zkoss.zkmax.xel.el21.ApacheELFactory</text:p>
            <text:p text:style-name="P114">The imp<text:span text:style-name="T1">lementation that is based on Apache JSP 2.1 EL, </text:span><text:span text:style-name="T7">org.apache.el.ExpressionFactoryImpl</text:span><text:span text:style-name="T1">.</text:span></text:p>
            <text:p text:style-name="P113">[available only if zkmax.jar is loaded]</text:p>
          </table:table-cell>
        </table:table-row>
      </table:table>
      <text:p text:style-name="P82">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1">dep</text:span><text:span text:style-name="T42">endind on how xel-config is specified</text:span><text:span text:style-name="T45">]</text:span></text:p>
      <text:p text:style-name="P82">The implementation used to evaluate the XEL expressions. In addition to the name attribute, you can specify the class directly. For example, you can use MVEL by specifying class as follows.</text:p>
      <text:p text:style-name="Code_20_Indent_20_2">&lt;?evaluator class="<text:span text:style-name="T48">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2">[Optiona][Default: <text:span text:style-name="T41">what are defined in taglib</text:span><text:span text:style-name="T43">]</text:span></text:p>
      <text:p text:style-name="P83">Specifies a list of classes separated with comma to import for evaluating the expression in this page. For example, with MVEL:</text:p>
      <text:p text:style-name="Code_20_Indent_20_2">&lt;?evaluator class<text:span text:style-name="T51">="org.zkoss.zkmax.xel.mvel.MVELFactory"</text:span></text:p>
      <text:p text:style-name="Code_20_Indent_20_2">import="<text:span text:style-name="T48">org.zkoss.zul.Datebox,org.zkoss.zul.Combobox</text:span>"?&gt;</text:p>
      <text:p text:style-name="Code_20_Indent_20_2">&lt;window id="w" title="MVEL Demo"&gt;</text:p>
      <text:p text:style-name="Code_20_Indent_20_2"><text:tab/>${new <text:span text:style-name="T48">Datebox</text:span>().setParent(w)}</text:p>
      <text:p text:style-name="P106">&lt;/window&gt;</text:p>
      <text:p text:style-name="P8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68">&lt;?import uri="..."?&gt;</text:p>
      <text:p text:style-name="Text_20_body_20_indent">It imp<text:span text:style-name="T1">orts the component definitions and initiators defined in another ZUML page. In other words, it imports the </text:span><text:span text:style-name="T7">component</text:span><text:span text:style-name="T1"> and </text:span><text:span text:style-name="T7">init</text:span><text:span text:style-name="T1"> directives from the specified page.</text:span></text:p>
      <text:p text:style-name="P7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221">Unlike other directives, the import directives must be at the topmost level, i.e., at the the same level as the root element.</text:p>
        </text:list-item>
        <text:list-item>
          <text:p text:style-name="P221">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21">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6">init</text:span> Directive</text:h>
      <text:p text:style-name="P68">&lt;?init class="..." [arg0="..."] [arg1="..."] [arg2="..."] [arg3="..."]?&gt;</text:p>
      <text:p text:style-name="P68">&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69">&lt;?link [href="uri"] <text:span text:style-name="T43">[</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line-break/>&lt;?meta [</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span></text:p>
      <text:p text:style-name="P74">These are so-called header elements in HTML. Currently only HTML-based clients (so-called browsers) support them.</text:p>
      <text:p text:style-name="P7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7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68">&lt;?page [id="..."] [title="..."] [style="..."] [cacheable="false|true"]<text:line-break/> <text:s/>[language="xul/html"] [zscriptLanguage="Java"]<text:line-break/> <text:s/>[con<text:span text:style-name="T1">tentType="text/html;charset=UTF-8"]<text:line-break/> <text:s/>[docType="</text:span><text:span text:style-name="T42">tag PUBLIC &amp;quot;doctype name&amp;quot; &amp;quot;doctype UI&amp;quot;</text:span><text:span text:style-name="T45">"]<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82">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ntentType</text:h>
      <text:p text:style-name="Text_20_body_20_indent_20_2">[Opt<text:span text:style-name="T1">ional][Default: </text:span><text:span text:style-name="T42">depends on the device</text:span><text:span text:style-name="T1">]</text:span></text:p>
      <text:p text:style-name="P82">It specifies the content type. If not specified, it depends on the device. For Ajax devices, it is <text:span text:style-name="T6">text/html;charset=UTF-8</text:span><text:span text:style-name="T31">. For XML and MIL devices, it is </text:span><text:span text:style-name="T6">text/xml;charset=UTF-8</text:span><text:span text:style-name="T31">.</text:span></text:p>
      <text:p text:style-name="P84">Application developers rarely need to change it, unless for XML devices.</text:p>
      <text:h text:style-name="Heading_20_4" text:outline-level="4">docType</text:h>
      <text:p text:style-name="Text_20_body_20_indent_20_2">[Opt<text:span text:style-name="T1">ional][Default: </text:span><text:span text:style-name="T42">depends on the device</text:span><text:span text:style-name="T45">]</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1">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05">&lt;?page id="${param.id}"?&gt;</text:p>
      <text:h text:style-name="Heading_20_4" text:outline-level="4">language</text:h>
      <text:p text:style-name="Text_20_body_20_indent_20_2">[Optional][Default: <text:span text:style-name="T41">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2">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3">[Optional][Default: </text:span><text:span text:style-name="T41">none</text:span><text:span text:style-name="T43">][EL allowed]</text:span></text:p>
      <text:p text:style-name="Text_20_body_20_indent_20_2"><text:span text:style-name="T43">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2">none</text:span><text:span text:style-name="T45">]</text:span></text:p>
      <text:p text:style-name="P83">Specifies the <text:span text:style-name="T6">xml</text:span> processing instruction (i.e., <text:span text:style-name="T6">&lt;?xml?&gt;</text:span>) that will be generated to the output. Currently only XML devices support this option.</text:p>
      <text:p text:style-name="P83">For example,</text:p>
      <text:p text:style-name="Code_20_Indent_20_2">&lt;?page xml="<text:span text:style-name="T10">version=&amp;quot;1.0&amp;quot; encoding=&amp;quot;UTF-8&amp;quot;"?&gt;</text:span></text:p>
      <text:p text:style-name="P83">will generate the following as the first line of the output</text:p>
      <text:p text:style-name="P106">&lt;?xml version="1.0" encoding="UTF-8"?&gt;</text:p>
      <text:h text:style-name="Heading_20_4" text:outline-level="4">zscriptLanguage</text:h>
      <text:p text:style-name="Text_20_body_20_indent_20_2">[Optional][Default: <text:span text:style-name="T6">Java</text:span>][Allowed values: <text:span text:style-name="T6">Java</text:span><text:span text:style-name="T31"> | </text:span><text:span text:style-name="T6">JavaScript</text:span><text:span text:style-name="T31"> | </text:span><text:span text:style-name="T6">Ruby</text:span><text:span text:style-name="T31">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68">&lt;?root-attributes any-name1="any-value2" any-name2="any-value2"?&gt;</text:p>
      <text:p text:style-name="P73">It specifies the additional attributes for the root element of the generated output, which depends on the device types.</text:p>
      <text:p text:style-name="P7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48">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49">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33" text:outline-level="4">any-name="any-value"</text:h>
      <text:p text:style-name="P82">Any numbers of names and values are allowed. The value could contain EL expressions.</text:p>
      <text:h text:style-name="Heading_20_3" text:outline-level="3">The <text:span text:style-name="T6">taglib</text:span> Directive</text:h>
      <text:p text:style-name="P68">&lt;?tablib uri="<text:span text:style-name="T41">myURI</text:span>" prefix="<text:span text:style-name="T41">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0">c</text:span><text:span text:style-name="T1">"?&gt;</text:span></text:p>
      <text:p text:style-name="Code_20_Indent">&lt;window title="${<text:span text:style-name="T48">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1">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82">[Required]</text:p>
      <text:p text:style-name="P82">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68">&lt;?variable-resolver class="..."?&gt;</text:p>
      <text:p text:style-name="P7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73">You can specify multiple variable resolvers with multiple <text:span text:style-name="T6">variable-resolver</text:span> directives. The later declared one has higher priority.</text:p>
      <text:p text:style-name="P7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zk.scripting.VariableResolver</text:span><text:span text:style-name="T1"> interface. <text:s/>Unlike the </text:span><text:span text:style-name="T7">init</text:span><text:span text:style-name="T1"> directive, the class name cannot be the class that is defined in zscript codes.</text:span></text:p>
      <text:h text:style-name="Heading_20_3" text:outline-level="3"><text:bookmark text:name="directive_init11"/>The <text:span text:style-name="T6">xel-method</text:span> Directive</text:h>
      <text:p text:style-name="P68">&lt;?xel-method pre<text:span text:style-name="T1">fix="..." name="..."</text:span> class="..."<text:line-break/>signature="..."?&gt;</text:p>
      <text:p text:style-name="P73">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2">[Required]</text:p>
      <text:p text:style-name="P82">Specifies the prefix used to identify this method.</text:p>
      <text:h text:style-name="P134" text:outline-level="4">name</text:h>
      <text:p text:style-name="P82">[Required]</text:p>
      <text:p text:style-name="P82">Specifies the name used to identify this method. The full name is "prefix:name".</text:p>
      <text:h text:style-name="P134" text:outline-level="4">class</text:h>
      <text:p text:style-name="P82">[Required]</text:p>
      <text:p text:style-name="P82">Specifies the class that the method is defined in.</text:p>
      <text:h text:style-name="P134" text:outline-level="4">signature</text:h>
      <text:p text:style-name="P82">[Required]</text:p>
      <text:p text:style-name="P82">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1">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0">&lt;attribute name="<text:span text:style-name="T41">myName</text:span>" [trim="true|<text:span text:style-name="T3">false</text:span>"]&gt;<text:span text:style-name="T41">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2">[Optional][Default: false]</text:p>
      <text:p text:style-name="P82">Specifies whether to omit the leading and trailing whitespaces of the attribute value.</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0">&lt;custom-attributes<text:line-break/> <text:s text:c="3"/>[scope="<text:span text:style-name="T3">component</text:span>|space|page|desktop|session|application]<text:line-break/> <text:s text:c="3"/><text:span text:style-name="T41">attr1</text:span>="<text:span text:style-name="T41">value1</text:span>" [<text:span text:style-name="T41">attr2</text:span>="<text:span text:style-name="T41">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0">&lt;variables [local="<text:span text:style-name="T3">false</text:span>|true] <text:span text:style-name="T41">var1</text:span>="<text:span text:style-name="T41">value1</text:span>" [<text:span text:style-name="T41">var2</text:span>="<text:span text:style-name="T41">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68">&lt;zk&gt;...&lt;/zk&gt;</text:p>
      <text:p text:style-name="P7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38">&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2">ignored</text:span><text:span text:style-name="T4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5">]</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5">]</text:span></text:p>
      <text:p text:style-name="P82">It is used with the <text:span text:style-name="T6">forEach</text:span> attribute to specify the index (starting from 0) that the iteration shall begin at. If not specified, the iteration begins at the first element, i.e., 0 is assumed.</text:p>
      <text:p text:style-name="P82">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2">the last element</text:span><text:span text:style-name="T45">]</text:span></text:p>
      <text:p text:style-name="P82">It is used with the <text:span text:style-name="T6">forEach</text:span> attribute to specify the index (starting from 0) the iteration shall ends at (inclusive). If not specified, the iterations ends at the last element.</text:p>
      <text:p text:style-name="P82">If forEachEnd is greater than or equals to the number of elements, the iteration ends at the last element.</text:p>
      <text:h text:style-name="Heading_20_3" text:outline-level="3"><text:bookmark text:name="zscript"/>The <text:span text:style-name="T6">zscript</text:span> Element</text:h>
      <text:p text:style-name="P68">&lt;zscript [language="Java|JavaScript|Ruby|Groovy"]&gt;<text:span text:style-name="T41">Scripting codes</text:span><text:span text:style-name="T43">&lt;/zscript&gt;<text:line-break/>&lt;zscript src="</text:span><text:span text:style-name="T41">uri</text:span><text:span text:style-name="T43">" [language="Java|JavaScript|Ruby|Groovy"]/&gt;</text:span></text:p>
      <text:p text:style-name="P76">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76">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76">Like other ZK elements, it is not<text:span text:style-name="T1"> a component but a special XML element.</text:span></text:p>
      <text:h text:style-name="Heading_20_4" text:outline-level="4">src</text:h>
      <text:p text:style-name="Text_20_body_20_indent_20_2">[Optional][Default: <text:span text:style-name="T41">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38">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339">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338">It accepts "*" for loading browser and Locale dependent style sheet.</text:p>
        </text:list-item>
      </text:list>
      <text:p text:style-name="Text_20_body_20_indent_20_2">The algorithm to resolve "*" is as follows.</text:p>
      <text:list text:style-name="L3">
        <text:list-item>
          <text:p text:style-name="P346">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346">If two or more "*" are specified in an URL or URI such as "/my*/lang*.css", then the first "*" will be rep<text:span text:style-name="T1">laced with</text:span> "<text:span text:style-name="T54">ie</text:span>" for Internet Explorer and "<text:span text:style-name="T54">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46">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2">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2">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2">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68">app<text:span text:style-name="T1">ly="a-class-name"<text:line-break/>apply="class1, class2,..."<text:line-break/></text:span>app<text:span text:style-name="T1">ly="${EL_returns_a_class_or_a_collection_of_classes}"<text:line-break/>apply="${EL_returns_an_instance_or_a_collection_of_Composer_instances}"</text:span></text:p>
      <text:p text:style-name="P73">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3">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73"><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69">forEach="${<text:span text:style-name="T41">an-EL-expr</text:span>}"</text:p>
      <text:p text:style-name="P7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7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69">forEachBegin="${<text:span text:style-name="T41">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69">forEachEnd="${<text:span text:style-name="T41">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69">forward="orginalEvent=targetId1/targetId2,targetEvent"</text:p>
      <text:p text:style-name="P69">forward="originalEvent=${el-expr},targetEvent"</text:p>
      <text:p text:style-name="P69">forward="targetEvent"</text:p>
      <text:p text:style-name="P73">It is used to forward an event, that is targeting a specific component, to another component in another event name. It is called the forward condition.</text:p>
      <text:p text:style-name="P73">The original event is optional. If it is omitted, <text:span text:style-name="T6">onClick</text:span> is assumed. Similarly, the target ID is also optional. If omitted, the space owner is assumed.</text:p>
      <text:p text:style-name="P73">If you want to forward several events, you can specify these conditions in the forward attribute by separating them with the comma (,):</text:p>
      <text:p text:style-name="P138">&lt;textbox forward="onChanging=onUpdating, onChange=some.onUpdate"/&gt;</text:p>
      <text:h text:style-name="Heading_20_3" text:outline-level="3">The <text:span text:style-name="T6">fulfill</text:span> Attribute</text:h>
      <text:p text:style-name="P68">fulfill="<text:span text:style-name="T41">event-name</text:span>"<text:line-break/>fulfill="<text:span text:style-name="T41">target-id</text:span><text:span text:style-name="T43">.</text:span><text:span text:style-name="T41">event-name</text:span>"<text:line-break/>fulfill="<text:span text:style-name="T41">id1/id2/id3</text:span><text:span text:style-name="T43">.</text:span><text:span text:style-name="T41">event-name</text:span>"<text:line-break/>fulfill="${<text:span text:style-name="T41">el-expr</text:span>}.<text:span text:style-name="T41">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3">If an EL expression is specified, it must return a component, an identifier or a path.</text:p>
      <text:h text:style-name="Heading_20_3" text:outline-level="3">The <text:span text:style-name="T6">if</text:span> Attribute</text:h>
      <text:p text:style-name="P68"><text:span text:style-name="T1">if="${</text:span><text:span text:style-name="T42">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68"><text:span text:style-name="T1">unless="${</text:span><text:span text:style-name="T42">an-EL-expr</text:span><text:span text:style-name="T1">}"</text:span></text:p>
      <text:p text:style-name="Text_20_body_20_indent">It specified the condition <text:span text:style-name="T41">not</text:span><text:span text:style-name="T43">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68">for<text:span text:style-name="T1">EachEnd="</text:span><text:span text:style-name="T42">a-class-name</text:span><text:span text:style-name="T1">"</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39">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3">EL expressions can be used </text:p>
      <text:list text:style-name="L4">
        <text:list-item>
          <text:p text:style-name="P224">In static text</text:p>
        </text:list-item>
        <text:list-item>
          <text:p text:style-name="P224">In any attribute's value including XML elements and XML processing instructions.</text:p>
        </text:list-item>
      </text:list>
      <text:h text:style-name="Heading_20_3" text:outline-level="3">Variables</text:h>
      <text:p text:style-name="P7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82"/>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3" text:outline-level="3">applicationScope - <text:span text:style-name="T6">java.util.Map</text:span></text:h>
      <text:p text:style-name="P65">A map of application-scoped attributes (String, Object).</text:p>
      <text:h text:style-name="P63" text:outline-level="3">cookie - <text:span text:style-name="T6">java.util.Map</text:span></text:h>
      <text:p text:style-name="P65">A map of cookies of the request. (String, Cookie).</text:p>
      <text:h text:style-name="P63" text:outline-level="3">header - <text:span text:style-name="T6">java.util.Map</text:span></text:h>
      <text:p text:style-name="P65">A map of headers of the request. (String, String).</text:p>
      <text:h text:style-name="P63" text:outline-level="3">headerValues - <text:span text:style-name="T6">java.util.Map</text:span></text:h>
      <text:p text:style-name="P65">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4">A map of parameters of the request (String, String).</text:p>
      <text:h text:style-name="Heading_20_3" text:outline-level="3">paramValues - <text:span text:style-name="T6">java.util.Map</text:span></text:h>
      <text:p text:style-name="P64">A map of parameters of the request. (String, String[]).</text:p>
      <text:h text:style-name="Heading_20_3" text:outline-level="3">req<text:span text:style-name="T1">uestScope - </text:span><text:span text:style-name="T7">java.util.Map</text:span></text:h>
      <text:p text:style-name="P73">A map of request-scoped attributes (String, Object).</text:p>
      <text:h text:style-name="Heading_20_3" text:outline-level="3">sessionScope - <text:span text:style-name="T6">java.util.Map</text:span></text:h>
      <text:p text:style-name="P66">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329">All XUL components are packed in the <text:span text:style-name="T6">org.zkoss.zul.html</text:span> package.</text:p>
        </text:list-item>
      </text:list>
      <text:list text:style-name="L6">
        <text:list-item>
          <text:p text:style-name="P330">The XML name space is <text:span text:style-name="T6">http://www.zkoss.org/2005/zul</text:span></text:p>
        </text:list-item>
        <text:list-item>
          <text:p text:style-name="P331">The extensions include <text:span text:style-name="T6">xul</text:span> and <text:span text:style-name="T6">zul</text:span><text:span text:style-name="T31">.</text:span></text:p>
        </text:list-item>
        <text:list-item>
          <text:p text:style-name="P335">The component names are case-sensitive. They are all in lower-cases.</text:p>
        </text:list-item>
      </text:list>
      <text:h text:style-name="Heading_20_3" text:outline-level="3"><text:bookmark-start text:name="AbstractComponent"/>AbstractComponent<text:bookmark-end text:name="AbstractComponent"/></text:h>
      <text:p text:style-name="P85">A skeletal implementation of Component. Though it is OK to implement Component from scratch, this class simplifies some of the chores.</text:p>
      <text:h text:style-name="Heading_20_4" text:outline-level="4">Class Name</text:h>
      <text:p text:style-name="P356"><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57">Property</text:p>
            </table:table-cell>
            <table:table-cell table:style-name="Table6.A1" office:value-type="string">
              <text:p text:style-name="P157">Description</text:p>
            </table:table-cell>
            <table:table-cell table:style-name="Table6.A1" office:value-type="string">
              <text:p text:style-name="P157">Data Type</text:p>
            </table:table-cell>
            <table:table-cell table:style-name="Table6.D1" office:value-type="string">
              <text:p text:style-name="P157">Default Value</text:p>
            </table:table-cell>
          </table:table-row>
        </table:table-header-rows>
        <table:table-row table:style-name="Table6.2">
          <table:table-cell table:style-name="Table6.A2" office:value-type="string">
            <text:p text:style-name="P115"><text:span text:style-name="Source_20_Text"><text:span text:style-name="T55">id</text:span></text:span></text:p>
          </table:table-cell>
          <table:table-cell table:style-name="Table6.B2" office:value-type="string">
            <text:p text:style-name="P3"><text:span text:style-name="Source_20_Text"><text:span text:style-name="T56">Sets the ID.</text:span></text:span></text:p>
          </table:table-cell>
          <table:table-cell table:style-name="Table6.A2" office:value-type="string">
            <text:p text:style-name="P115"><text:span text:style-name="Source_20_Text"><text:span text:style-name="T55">java.lang.String</text:span></text:span></text:p>
          </table:table-cell>
          <table:table-cell table:style-name="Table6.D2" office:value-type="string">
            <text:p text:style-name="P161"><text:span text:style-name="Source_20_Text"><text:span text:style-name="T57">UUID (universal unique ID) </text:span></text:span></text:p>
          </table:table-cell>
        </table:table-row>
        <table:table-row>
          <table:table-cell table:style-name="Table6.A2" office:value-type="string">
            <text:p text:style-name="P115"><text:span text:style-name="Source_20_Text"><text:span text:style-name="T55">mold</text:span></text:span></text:p>
          </table:table-cell>
          <table:table-cell table:style-name="Table6.A2" office:value-type="string">
            <text:p text:style-name="P117">Sets the mold for this component.</text:p>
          </table:table-cell>
          <table:table-cell table:style-name="Table6.A2" office:value-type="string">
            <text:p text:style-name="P115"><text:span text:style-name="Source_20_Text"><text:span text:style-name="T55">java.lang.String</text:span></text:span></text:p>
          </table:table-cell>
          <table:table-cell table:style-name="Table6.D2" office:value-type="string">
            <text:p text:style-name="P115"><text:span text:style-name="Source_20_Text"><text:span text:style-name="T55">default</text:span></text:span></text:p>
          </table:table-cell>
        </table:table-row>
        <table:table-row table:style-name="Table6.4">
          <table:table-cell table:style-name="Table6.A2" office:value-type="string">
            <text:p text:style-name="P115"><text:span text:style-name="Source_20_Text"><text:span text:style-name="T55">visible</text:span></text:span></text:p>
          </table:table-cell>
          <table:table-cell table:style-name="Table6.B2" office:value-type="string">
            <text:p text:style-name="P162">Sets whether this component is visible.</text:p>
          </table:table-cell>
          <table:table-cell table:style-name="Table6.A2" office:value-type="string">
            <text:p text:style-name="P115"><text:span text:style-name="Source_20_Text"><text:span text:style-name="T55">boolean</text:span></text:span></text:p>
          </table:table-cell>
          <table:table-cell table:style-name="Table6.D2" office:value-type="string">
            <text:p text:style-name="P118"><text:span text:style-name="Source_20_Text">true</text:span></text:p>
          </table:table-cell>
        </table:table-row>
      </table:table>
      <text:p text:style-name="P187"/>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58">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86"><text:span text:style-name="Source_20_Text">AddAnnotation</text:span></text:p>
            <text:p text:style-name="P186"><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40"><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40"><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86"><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86"><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40"><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40"><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0"><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0"><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40"><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40"><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40"><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40"><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40"><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40"><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40"><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40"><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0"><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40"><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85"><text:span text:style-name="Source_20_Text"><text:span text:style-name="T81">org.zkoss.zk.ui</text:span></text:span><text:span text:style-name="Source_20_Text">.Desktop</text:span></text:p>
          </table:table-cell>
        </table:table-row>
        <table:table-row>
          <table:table-cell table:style-name="Table7.A2" office:value-type="string">
            <text:p text:style-name="P186"><text:span text:style-name="Source_20_Text">getEventHandler(java.lang.String evtnm)</text:span></text:p>
          </table:table-cell>
          <table:table-cell table:style-name="Table7.A2" office:value-type="string">
            <text:p text:style-name="P185">Returns the event handler of the specified name, or null if not found.</text:p>
          </table:table-cell>
          <table:table-cell table:style-name="Table7.C2" office:value-type="string">
            <text:p text:style-name="P185"><text:span text:style-name="Source_20_Text">org.zkoss.zk.ui.metainfo.ZScript</text:span></text:p>
          </table:table-cell>
        </table:table-row>
        <table:table-row>
          <table:table-cell table:style-name="Table7.A2" office:value-type="string">
            <text:p text:style-name="P186"><text:span text:style-name="Source_20_Text">getExtraCtrl()</text:span></text:p>
          </table:table-cell>
          <table:table-cell table:style-name="Table7.A2" office:value-type="string">
            <text:p text:style-name="P185">Returns the extra controls that tell ZK how to handle this component specially.</text:p>
          </table:table-cell>
          <table:table-cell table:style-name="Table7.C2" office:value-type="string">
            <text:p text:style-name="P185"><text:span text:style-name="Source_20_Text">java.lang.Object </text:span></text:p>
          </table:table-cell>
        </table:table-row>
        <table:table-row>
          <table:table-cell table:style-name="Table7.A2" office:value-type="string">
            <text:p text:style-name="P186"><text:span text:style-name="Source_20_Text">getFellow(java.lang.String compId)</text:span></text:p>
          </table:table-cell>
          <table:table-cell table:style-name="Table7.A2" office:value-type="string">
            <text:p text:style-name="P185">Returns a component of the specified ID in the same ID space.</text:p>
          </table:table-cell>
          <table:table-cell table:style-name="Table7.C2" office:value-type="string">
            <text:p text:style-name="P185"><text:span text:style-name="Source_20_Text"><text:span text:style-name="T81">org.zkoss.zk.ui</text:span></text:span><text:span text:style-name="Source_20_Text">.Component</text:span></text:p>
          </table:table-cell>
        </table:table-row>
        <table:table-row>
          <table:table-cell table:style-name="Table7.A2" office:value-type="string">
            <text:p text:style-name="P186"><text:span text:style-name="Source_20_Text">getFellowIfAny(java.lang.String compId)</text:span></text:p>
          </table:table-cell>
          <table:table-cell table:style-name="Table7.A2" office:value-type="string">
            <text:p text:style-name="P185">Returns a component of the specified ID in the same ID space, or null if not found.</text:p>
          </table:table-cell>
          <table:table-cell table:style-name="Table7.C2" office:value-type="string">
            <text:p text:style-name="P185"><text:span text:style-name="Source_20_Text"><text:span text:style-name="T81">org.zkoss.zk.ui</text:span></text:span><text:span text:style-name="Source_20_Text">.Component</text:span></text:p>
          </table:table-cell>
        </table:table-row>
        <table:table-row>
          <table:table-cell table:style-name="Table7.A2" office:value-type="string">
            <text:p text:style-name="P186"><text:span text:style-name="Source_20_Text">getListenerIterator(java.lang.String evtnm)</text:span></text:p>
          </table:table-cell>
          <table:table-cell table:style-name="Table7.A2" office:value-type="string">
            <text:p text:style-name="P185">Returns an iterator for iterating listener for the specified event.</text:p>
          </table:table-cell>
          <table:table-cell table:style-name="Table7.C2" office:value-type="string">
            <text:p text:style-name="P185"><text:span text:style-name="Source_20_Text">java.util.Iterator</text:span></text:p>
          </table:table-cell>
        </table:table-row>
        <table:table-row>
          <table:table-cell table:style-name="Table7.A2" office:value-type="string">
            <text:p text:style-name="P186"><text:span text:style-name="Source_20_Text">getNamespace()</text:span></text:p>
          </table:table-cell>
          <table:table-cell table:style-name="Table7.A2" office:value-type="string">
            <text:p text:style-name="P185">Returns the namespace to store variables and functions belonging to the ID space of this component.</text:p>
          </table:table-cell>
          <table:table-cell table:style-name="Table7.C2" office:value-type="string">
            <text:p text:style-name="P185"><text:span text:style-name="Source_20_Text">org.zkoss.zk.scripting.Namespace</text:span></text:p>
          </table:table-cell>
        </table:table-row>
        <table:table-row>
          <table:table-cell table:style-name="Table7.A2" office:value-type="string">
            <text:p text:style-name="P186"><text:span text:style-name="Source_20_Text">getPage()</text:span></text:p>
          </table:table-cell>
          <table:table-cell table:style-name="Table7.A2" office:value-type="string">
            <text:p text:style-name="P185">Returns the page that this component belongs to, or null if it doesn't belong to any page.</text:p>
          </table:table-cell>
          <table:table-cell table:style-name="Table7.C2" office:value-type="string">
            <text:p text:style-name="P185"><text:span text:style-name="Source_20_Text"><text:s/>Page <text:tab/></text:span></text:p>
          </table:table-cell>
        </table:table-row>
        <table:table-row>
          <table:table-cell table:style-name="Table7.A2" office:value-type="string">
            <text:p text:style-name="P186"><text:span text:style-name="Source_20_Text">getParent()</text:span></text:p>
          </table:table-cell>
          <table:table-cell table:style-name="Table7.A2" office:value-type="string">
            <text:p text:style-name="P185">Returns the parent component, or null if this is the root component.</text:p>
          </table:table-cell>
          <table:table-cell table:style-name="Table7.C2" office:value-type="string">
            <text:p text:style-name="P185"><text:span text:style-name="Source_20_Text">org.zkoss.zk.ui.Component <text:tab/></text:span></text:p>
          </table:table-cell>
        </table:table-row>
        <table:table-row>
          <table:table-cell table:style-name="Table7.A2" office:value-type="string">
            <text:p text:style-name="P186"><text:span text:style-name="Source_20_Text">getPropagatee(java.lang.String evtnm)</text:span></text:p>
          </table:table-cell>
          <table:table-cell table:style-name="Table7.A2" office:value-type="string">
            <text:p text:style-name="P185">Default: null (no propagation at all).</text:p>
          </table:table-cell>
          <table:table-cell table:style-name="Table7.C2" office:value-type="string">
            <text:p text:style-name="P185"><text:span text:style-name="Source_20_Text">org.zkoss.zk.ui.Component <text:tab/></text:span></text:p>
          </table:table-cell>
        </table:table-row>
        <table:table-row>
          <table:table-cell table:style-name="Table7.A2" office:value-type="string">
            <text:p text:style-name="P186"><text:span text:style-name="Source_20_Text">getRoot()</text:span></text:p>
          </table:table-cell>
          <table:table-cell table:style-name="Table7.A2" office:value-type="string">
            <text:p text:style-name="P185">Returns the root of the specified component.</text:p>
          </table:table-cell>
          <table:table-cell table:style-name="Table7.C2" office:value-type="string">
            <text:p text:style-name="P185"><text:span text:style-name="Source_20_Text">org.zkoss.zk.ui.Component <text:tab/></text:span></text:p>
          </table:table-cell>
        </table:table-row>
        <table:table-row>
          <table:table-cell table:style-name="Table7.A2" office:value-type="string">
            <text:p text:style-name="P186"><text:span text:style-name="Source_20_Text">getSpaceOwner()</text:span></text:p>
          </table:table-cell>
          <table:table-cell table:style-name="Table7.A2" office:value-type="string">
            <text:p text:style-name="P185">Returns the owner of the ID space that this component belongs to.</text:p>
          </table:table-cell>
          <table:table-cell table:style-name="Table7.C2" office:value-type="string">
            <text:p text:style-name="P185"><text:span text:style-name="Source_20_Text">org.zkoss.zk.ui.IdSpace </text:span></text:p>
          </table:table-cell>
        </table:table-row>
        <table:table-row>
          <table:table-cell table:style-name="Table7.A2" office:value-type="string">
            <text:p text:style-name="P186"><text:span text:style-name="Source_20_Text">getUuid()</text:span></text:p>
          </table:table-cell>
          <table:table-cell table:style-name="Table7.A2" office:value-type="string">
            <text:p text:style-name="P185">Returns UUID (universal unique ID) which is unquie in the whole session.</text:p>
          </table:table-cell>
          <table:table-cell table:style-name="Table7.C2" office:value-type="string">
            <text:p text:style-name="P185"><text:span text:style-name="Source_20_Text">java.lang.String </text:span></text:p>
          </table:table-cell>
        </table:table-row>
        <table:table-row>
          <table:table-cell table:style-name="Table7.A2" office:value-type="string">
            <text:p text:style-name="P186"><text:span text:style-name="Source_20_Text">getVariable(java.lang.String name, boolean local)</text:span></text:p>
          </table:table-cell>
          <table:table-cell table:style-name="Table7.A2" office:value-type="string">
            <text:p text:style-name="P185"><text:s/>Returns the value of a variable defined in the namespace, or null if not defined or the value is null.</text:p>
          </table:table-cell>
          <table:table-cell table:style-name="Table7.C2" office:value-type="string">
            <text:p text:style-name="P185"><text:span text:style-name="Source_20_Text">java.lang.Object </text:span></text:p>
          </table:table-cell>
        </table:table-row>
        <table:table-row>
          <table:table-cell table:style-name="Table7.A2" office:value-type="string">
            <text:p text:style-name="P186"><text:span text:style-name="Source_20_Text">insertBefore(Component newChild, Component refChild)</text:span></text:p>
          </table:table-cell>
          <table:table-cell table:style-name="Table7.A2" office:value-type="string">
            <text:p text:style-name="P185">Inserts a child before the reference child.</text:p>
          </table:table-cell>
          <table:table-cell table:style-name="Table7.C2" office:value-type="string">
            <text:p text:style-name="P185"><text:span text:style-name="Source_20_Text">boolean <text:tab/></text:span></text:p>
          </table:table-cell>
        </table:table-row>
        <table:table-row>
          <table:table-cell table:style-name="Table7.A2" office:value-type="string">
            <text:p text:style-name="P186"><text:span text:style-name="Source_20_Text">invalidate()</text:span></text:p>
          </table:table-cell>
          <table:table-cell table:style-name="Table7.A2" office:value-type="string">
            <text:p text:style-name="P185">Invalidates this component by setting the dirty flag such that it will be redraw the whole content later.</text:p>
          </table:table-cell>
          <table:table-cell table:style-name="Table7.C2" office:value-type="string">
            <text:p text:style-name="P185"><text:span text:style-name="Source_20_Text">void <text:tab/></text:span></text:p>
          </table:table-cell>
        </table:table-row>
        <table:table-row>
          <table:table-cell table:style-name="Table7.A2" office:value-type="string">
            <text:p text:style-name="P186"><text:span text:style-name="Source_20_Text">isChildable()</text:span></text:p>
          </table:table-cell>
          <table:table-cell table:style-name="Table7.A2" office:value-type="string">
            <text:p text:style-name="P185">Default: return true (allows to have children).</text:p>
          </table:table-cell>
          <table:table-cell table:style-name="Table7.C2" office:value-type="string">
            <text:p text:style-name="P185"><text:span text:style-name="Source_20_Text">boolean</text:span></text:p>
          </table:table-cell>
        </table:table-row>
        <table:table-row>
          <table:table-cell table:style-name="Table7.A2" office:value-type="string">
            <text:p text:style-name="P186"><text:span text:style-name="Source_20_Text">isListenerAvailable(java.lang.String evtnm, boolean asap)</text:span></text:p>
          </table:table-cell>
          <table:table-cell table:style-name="Table7.A2" office:value-type="string">
            <text:p text:style-name="P185">Returns whether the event listener is available.</text:p>
          </table:table-cell>
          <table:table-cell table:style-name="Table7.C2" office:value-type="string">
            <text:p text:style-name="P185"><text:span text:style-name="Source_20_Text">boolean</text:span></text:p>
          </table:table-cell>
        </table:table-row>
        <table:table-row>
          <table:table-cell table:style-name="Table7.A2" office:value-type="string">
            <text:p text:style-name="P186"><text:span text:style-name="Source_20_Text">onChildAdded(Component child)</text:span></text:p>
          </table:table-cell>
          <table:table-cell table:style-name="Table7.A2" office:value-type="string">
            <text:p text:style-name="P185">Default: does nothing.</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onChildRemoved(Component child)</text:span></text:p>
          </table:table-cell>
          <table:table-cell table:style-name="Table7.A2" office:value-type="string">
            <text:p text:style-name="P185">Default: does nothing.</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onDrawNewChild(Component child, java.lang.StringBuffer out)</text:span></text:p>
          </table:table-cell>
          <table:table-cell table:style-name="Table7.A2" office:value-type="string">
            <text:p text:style-name="P185">Called when a new-created child is drawn.</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onWrongValue(WrongValueException ex)</text:span></text:p>
          </table:table-cell>
          <table:table-cell table:style-name="Table7.A2" office:value-type="string">
            <text:p text:style-name="P185">Notifies that an WrongValueException instance is thrown, and WrongValueException.getComponent() is this component.</text:p>
          </table:table-cell>
          <table:table-cell table:style-name="Table7.C2" office:value-type="string">
            <text:p text:style-name="P185"><text:span text:style-name="Source_20_Text">org.zkoss.zk.ui.WrongValueException </text:span></text:p>
          </table:table-cell>
        </table:table-row>
        <table:table-row>
          <table:table-cell table:style-name="Table7.A2" office:value-type="string">
            <text:p text:style-name="P186"><text:span text:style-name="Source_20_Text">redraw(java.io.Writer out)</text:span></text:p>
          </table:table-cell>
          <table:table-cell table:style-name="Table7.A2" office:value-type="string">
            <text:p text:style-name="P185">Includes the page returned by getMoldURI() and set the self attribute to be this component.</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removeAttribute(java.lang.String name)</text:span></text:p>
          </table:table-cell>
          <table:table-cell table:style-name="Table7.A2" office:value-type="string">
            <text:p text:style-name="P185">Removes the custom attribute associated with this component, i.e., Component.COMPONENT_SCOPE.</text:p>
          </table:table-cell>
          <table:table-cell table:style-name="Table7.C2" office:value-type="string">
            <text:p text:style-name="P185"><text:span text:style-name="Source_20_Text">java.lang.Object <text:tab/></text:span></text:p>
          </table:table-cell>
        </table:table-row>
        <table:table-row>
          <table:table-cell table:style-name="Table7.A2" office:value-type="string">
            <text:p text:style-name="P186"><text:span text:style-name="Source_20_Text">removeAttribute(java.lang.String name, int scope)</text:span></text:p>
          </table:table-cell>
          <table:table-cell table:style-name="Table7.A2" office:value-type="string">
            <text:p text:style-name="P185"><text:s/>Removes the specified custom attribute in the specified scope.</text:p>
          </table:table-cell>
          <table:table-cell table:style-name="Table7.C2" office:value-type="string">
            <text:p text:style-name="P185"><text:span text:style-name="Source_20_Text">java.lang.Object <text:tab/></text:span></text:p>
          </table:table-cell>
        </table:table-row>
        <table:table-row>
          <table:table-cell table:style-name="Table7.A2" office:value-type="string">
            <text:p text:style-name="P186"><text:span text:style-name="Source_20_Text">removeChild(Component child)</text:span></text:p>
          </table:table-cell>
          <table:table-cell table:style-name="Table7.A2" office:value-type="string">
            <text:p text:style-name="P185">Removes a child.</text:p>
          </table:table-cell>
          <table:table-cell table:style-name="Table7.C2" office:value-type="string">
            <text:p text:style-name="P185"><text:span text:style-name="Source_20_Text">boolean</text:span></text:p>
          </table:table-cell>
        </table:table-row>
        <table:table-row>
          <table:table-cell table:style-name="Table7.A2" office:value-type="string">
            <text:p text:style-name="P186"><text:span text:style-name="Source_20_Text">removeEventListener(java.lang.String evtnm, EventListener listener)</text:span></text:p>
          </table:table-cell>
          <table:table-cell table:style-name="Table7.A2" office:value-type="string">
            <text:p text:style-name="P185">Removes an event listener.</text:p>
          </table:table-cell>
          <table:table-cell table:style-name="Table7.C2" office:value-type="string">
            <text:p text:style-name="P185"><text:span text:style-name="Source_20_Text">boolean</text:span></text:p>
          </table:table-cell>
        </table:table-row>
        <table:table-row>
          <table:table-cell table:style-name="Table7.A2" office:value-type="string">
            <text:p text:style-name="P186"><text:span text:style-name="Source_20_Text">response(java.lang.String key, AuResponse response)</text:span></text:p>
          </table:table-cell>
          <table:table-cell table:style-name="Table7.A2" office:value-type="string">
            <text:p text:style-name="P185">Causes a response (aka., a command) to be sent to the client.</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ssionDidActivate(Page page)</text:span></text:p>
          </table:table-cell>
          <table:table-cell table:style-name="Table7.A2" office:value-type="string">
            <text:p text:style-name="P185">Notification that the session, which owns this component, has just been activated (aka., deserialized).</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ssionWillPassivate(Page page)</text:span></text:p>
          </table:table-cell>
          <table:table-cell table:style-name="Table7.A2" office:value-type="string">
            <text:p text:style-name="P185">Notification that the session, which owns this component, is about to be passivated (aka., serialized).</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tAttribute(java.lang.String name, java.lang.Object value)</text:span></text:p>
          </table:table-cell>
          <table:table-cell table:style-name="Table7.A2" office:value-type="string">
            <text:p text:style-name="P185">Sets the custom attribute associated with this component, i.e., Component.COMPONENT_SCOPE.</text:p>
          </table:table-cell>
          <table:table-cell table:style-name="Table7.C2" office:value-type="string">
            <text:p text:style-name="P185"><text:span text:style-name="Source_20_Text">java.lang.Object</text:span></text:p>
          </table:table-cell>
        </table:table-row>
        <table:table-row>
          <table:table-cell table:style-name="Table7.A2" office:value-type="string">
            <text:p text:style-name="P186"><text:span text:style-name="Source_20_Text">setAttribute(java.lang.String name, java.lang.Object value, int scope)</text:span></text:p>
          </table:table-cell>
          <table:table-cell table:style-name="Table7.A2" office:value-type="string">
            <text:p text:style-name="P185">Sets the value of the specified custom attribute in the specified scope.</text:p>
          </table:table-cell>
          <table:table-cell table:style-name="Table7.C2" office:value-type="string">
            <text:p text:style-name="P185"><text:span text:style-name="Source_20_Text">java.lang.Object </text:span></text:p>
          </table:table-cell>
        </table:table-row>
        <table:table-row>
          <table:table-cell table:style-name="Table7.A2" office:value-type="string">
            <text:p text:style-name="P186"><text:span text:style-name="Source_20_Text">setComponentDefinition(ComponentDefinition compdef)</text:span></text:p>
          </table:table-cell>
          <table:table-cell table:style-name="Table7.A2" office:value-type="string">
            <text:p text:style-name="P185">Sets the component definition. <text:s text:c="8"/></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tPage(Page page)</text:span></text:p>
          </table:table-cell>
          <table:table-cell table:style-name="Table7.A2" office:value-type="string">
            <text:p text:style-name="P185">Sets the page that this component belongs to.</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tParent(Component parent)</text:span></text:p>
          </table:table-cell>
          <table:table-cell table:style-name="Table7.A2" office:value-type="string">
            <text:p text:style-name="P185">Sets the parent component.</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tVariable(java.lang.String name, java.lang.Object val, boolean local)</text:span></text:p>
          </table:table-cell>
          <table:table-cell table:style-name="Table7.A2" office:value-type="string">
            <text:p text:style-name="P185">Sets a variable to the namespace.</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martUpdate(java.lang.String attr, boolean value)</text:span></text:p>
          </table:table-cell>
          <table:table-cell table:style-name="Table7.A2" office:value-type="string">
            <text:p text:style-name="P185">A special smart-update that update a value in boolean.</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martUpdate(java.lang.String attr, int value)</text:span></text:p>
          </table:table-cell>
          <table:table-cell table:style-name="Table7.A2" office:value-type="string">
            <text:p text:style-name="P185">A special smart-update that update a value in int.</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martUpdate(java.lang.String attr, java.lang.String value)</text:span></text:p>
          </table:table-cell>
          <table:table-cell table:style-name="Table7.A2" office:value-type="string">
            <text:p text:style-name="P185">Smart-updates a property with the specified value.</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toString()</text:span></text:p>
          </table:table-cell>
          <table:table-cell table:style-name="Table7.A2" office:value-type="string">
            <text:p text:style-name="P185"/>
          </table:table-cell>
          <table:table-cell table:style-name="Table7.C2" office:value-type="string">
            <text:p text:style-name="P185"><text:span text:style-name="Source_20_Text">java.lang.String <text:tab/></text:span></text:p>
          </table:table-cell>
        </table:table-row>
        <table:table-row>
          <table:table-cell table:style-name="Table7.A2" office:value-type="string">
            <text:p text:style-name="P186"><text:span text:style-name="Source_20_Text">unsetVariable(java.lang.String name, boolean local)</text:span></text:p>
          </table:table-cell>
          <table:table-cell table:style-name="Table7.A2" office:value-type="string">
            <text:p text:style-name="P185">Unsets a variable defined in the namespace. <text:s text:c="5"/></text:p>
          </table:table-cell>
          <table:table-cell table:style-name="Table7.C2" office:value-type="string">
            <text:p text:style-name="P185"><text:span text:style-name="Source_20_Text">void</text:span></text:p>
          </table:table-cell>
        </table:table-row>
      </table:table>
      <text:p text:style-name="P185"/>
      <text:p text:style-name="P185"/>
      <text:h text:style-name="Heading_20_3" text:outline-level="3"/>
      <text:h text:style-name="Heading_20_3" text:outline-level="3"><text:bookmark-start text:name="FormatInputElement"/>FormatInputElement<text:bookmark-end text:name="FormatInputElement"/></text:h>
      <text:p text:style-name="P85">A skeletal implementation for an input box with format. . </text:p>
      <text:h text:style-name="Heading_20_4" text:outline-level="4">Class Name</text:h>
      <text:p text:style-name="P356"><text:span text:style-name="Source_20_Text"><text:span text:style-name="T82">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8">Property</text:p>
            </table:table-cell>
            <table:table-cell table:style-name="Table8.A1" office:value-type="string">
              <text:p text:style-name="P158">Description</text:p>
            </table:table-cell>
            <table:table-cell table:style-name="Table8.A1" office:value-type="string">
              <text:p text:style-name="P158">Data Type</text:p>
            </table:table-cell>
            <table:table-cell table:style-name="Table8.D1" office:value-type="string">
              <text:p text:style-name="P158">Default Values</text:p>
            </table:table-cell>
          </table:table-row>
        </table:table-header-rows>
        <table:table-row>
          <table:table-cell table:style-name="Table8.A2" office:value-type="string">
            <text:p text:style-name="P115"><text:span text:style-name="Source_20_Text">Format</text:span></text:p>
          </table:table-cell>
          <table:table-cell table:style-name="Table8.A2" office:value-type="string">
            <text:p text:style-name="P122">Sets the format </text:p>
          </table:table-cell>
          <table:table-cell table:style-name="Table8.A2" office:value-type="string">
            <text:p text:style-name="P115"><text:span text:style-name="Source_20_Text">String</text:span></text:p>
          </table:table-cell>
          <table:table-cell table:style-name="Table8.D2" office:value-type="string">
            <text:p text:style-name="P161"><text:span text:style-name="Source_20_Text">&lt;empty string&gt;</text:span></text:p>
          </table:table-cell>
        </table:table-row>
      </table:table>
      <text:p text:style-name="P188"/>
      <text:h text:style-name="Heading_20_4" text:outline-level="4">Methods</text:h>
      <text:p text:style-name="P189"><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15"><text:span text:style-name="Source_20_Text">String</text:span></text:p>
          </table:table-cell>
        </table:table-row>
      </table:table>
      <text:h text:style-name="P150" text:outline-level="4">Inherited From </text:h>
      <table:table table:name="Table10" table:style-name="Table10">
        <table:table-column table:style-name="Table10.A"/>
        <table:table-header-rows>
          <table:table-row>
            <table:table-cell table:style-name="Table10.A1" office:value-type="string">
              <text:p text:style-name="P158">Inherited From</text:p>
            </table:table-cell>
          </table:table-row>
        </table:table-header-rows>
        <table:table-row>
          <table:table-cell table:style-name="Table10.A2" office:value-type="string">
            <text:p text:style-name="P176"><text:a xlink:type="simple" xlink:href="#InputElement"><text:span text:style-name="Source_20_Text">org.zkoss.zul.impl.InputElement</text:span></text:a></text:p>
          </table:table-cell>
        </table:table-row>
        <table:table-row>
          <table:table-cell table:style-name="Table10.A2" office:value-type="string">
            <text:p text:style-name="P176"><text:a xlink:type="simple" xlink:href="#XulElement"><text:span text:style-name="Source_20_Text">org.zkoss.zul.impl.XulElement</text:span></text:a></text:p>
          </table:table-cell>
        </table:table-row>
        <table:table-row table:style-name="Table10.4">
          <table:table-cell table:style-name="Table10.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76"><text:a xlink:type="simple" xlink:href="#AbstractComponent"><text:span text:style-name="Source_20_Text">org.zkoss.zk.ui.AbstractComponent </text:span></text:a></text:p>
          </table:table-cell>
        </table:table-row>
      </table:table>
      <text:p text:style-name="Text_20_body"/>
      <text:h text:style-name="P54" text:outline-level="3"/>
      <text:h text:style-name="Heading_20_3" text:outline-level="3"><text:bookmark-start text:name="HeaderElement"/>HeaderElement<text:bookmark-end text:name="HeaderElement"/></text:h>
      <text:p text:style-name="P85">A skeletal implementation for a header.</text:p>
      <text:h text:style-name="P135" text:outline-level="4">Class Name</text:h>
      <text:p text:style-name="P356"><text:span text:style-name="Source_20_Text"><text:span text:style-name="T82">org.zkoss.zul.impl.HeaderElement</text:span></text:span></text:p>
      <text:h text:style-name="P13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58">Property</text:p>
            </table:table-cell>
            <table:table-cell table:style-name="Table11.A1" office:value-type="string">
              <text:p text:style-name="P158">Description</text:p>
            </table:table-cell>
            <table:table-cell table:style-name="Table11.A1" office:value-type="string">
              <text:p text:style-name="P158">Data Type</text:p>
            </table:table-cell>
            <table:table-cell table:style-name="Table11.D1" office:value-type="string">
              <text:p text:style-name="P158">Default Value</text:p>
            </table:table-cell>
          </table:table-row>
        </table:table-header-rows>
        <table:table-row>
          <table:table-cell table:style-name="Table11.A2" office:value-type="string">
            <text:p text:style-name="P115"><text:span text:style-name="Source_20_Text">align</text:span></text:p>
          </table:table-cell>
          <table:table-cell table:style-name="Table11.A2" office:value-type="string">
            <text:p text:style-name="P122">Sets the horizontal alignment of this column. </text:p>
          </table:table-cell>
          <table:table-cell table:style-name="Table11.A2" office:value-type="string">
            <text:p text:style-name="P115"><text:span text:style-name="Source_20_Text">java.lang.String</text:span></text:p>
          </table:table-cell>
          <table:table-cell table:style-name="Table11.D2" office:value-type="string">
            <text:p text:style-name="P161"><text:span text:style-name="Source_20_Text">null</text:span></text:p>
          </table:table-cell>
        </table:table-row>
        <table:table-row>
          <table:table-cell table:style-name="Table11.A2" office:value-type="string">
            <text:p text:style-name="P115"><text:span text:style-name="Source_20_Text">valign</text:span></text:p>
          </table:table-cell>
          <table:table-cell table:style-name="Table11.A2" office:value-type="string">
            <text:p text:style-name="P122">Sets the vertical alignment of this grid. </text:p>
          </table:table-cell>
          <table:table-cell table:style-name="Table11.A2" office:value-type="string">
            <text:p text:style-name="P161"><text:span text:style-name="Source_20_Text">java.lang.String</text:span></text:p>
          </table:table-cell>
          <table:table-cell table:style-name="Table11.D2" office:value-type="string">
            <text:p text:style-name="P161"><text:span text:style-name="Source_20_Text">null</text:span></text:p>
          </table:table-cell>
        </table:table-row>
      </table:table>
      <text:h text:style-name="P192"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8">Name</text:p>
            </table:table-cell>
            <table:table-cell table:style-name="Table12.A1" office:value-type="string">
              <text:p text:style-name="P158">Description</text:p>
            </table:table-cell>
            <table:table-cell table:style-name="Table12.C1" office:value-type="string">
              <text:p text:style-name="P158">Return Data Type</text:p>
            </table:table-cell>
          </table:table-row>
        </table:table-header-rows>
        <table:table-row table:style-name="Table12.2">
          <table:table-cell table:style-name="Table12.A2" office:value-type="string">
            <text:p text:style-name="P161"><text:span text:style-name="Source_20_Text"><text:span text:style-name="T86">getColAttrs()</text:span></text:span></text:p>
            <text:p text:style-name="P161"><text:span text:style-name="Source_20_Text"><text:span text:style-name="T89"/></text:span></text:p>
          </table:table-cell>
          <table:table-cell table:style-name="Table12.B2" office:value-type="string">
            <text:p text:style-name="P166">Returns the attributes used to generate HTML TD tag for each cell of the rows contained in the parent control, e.g., Listcell.</text:p>
          </table:table-cell>
          <table:table-cell table:style-name="Table12.A2" office:value-type="string">
            <text:p text:style-name="P161"><text:span text:style-name="Source_20_Text"><text:span text:style-name="T17">java.lang.String</text:span></text:span></text:p>
          </table:table-cell>
        </table:table-row>
        <table:table-row table:style-name="Table12.2">
          <table:table-cell table:style-name="Table12.A2" office:value-type="string">
            <text:p text:style-name="P161"><text:span text:style-name="Source_20_Text"><text:span text:style-name="T17">getOuterAttrs()</text:span></text:span></text:p>
          </table:table-cell>
          <table:table-cell table:style-name="Table12.B2" office:value-type="string">
            <text:p text:style-name="P166"/>
          </table:table-cell>
          <table:table-cell table:style-name="Table12.A2" office:value-type="string">
            <text:p text:style-name="P161"><text:span text:style-name="Source_20_Text"><text:span text:style-name="T17">java.lang.String</text:span></text:span></text:p>
          </table:table-cell>
        </table:table-row>
        <table:table-row table:style-name="Table12.2">
          <table:table-cell table:style-name="Table12.A2" office:value-type="string">
            <text:p text:style-name="P161"><text:span text:style-name="Source_20_Text"><text:span text:style-name="T19">isChildable()</text:span></text:span></text:p>
          </table:table-cell>
          <table:table-cell table:style-name="Table12.B2" office:value-type="string">
            <text:p text:style-name="P166">Children are not allowed.</text:p>
          </table:table-cell>
          <table:table-cell table:style-name="Table12.A2" office:value-type="string">
            <text:p text:style-name="P161"><text:span text:style-name="Source_20_Text"><text:span text:style-name="T12">boolean</text:span></text:span></text:p>
          </table:table-cell>
        </table:table-row>
        <table:table-row table:style-name="Table12.2">
          <table:table-cell table:style-name="Table12.A2" office:value-type="string">
            <text:p text:style-name="P161"><text:span text:style-name="Source_20_Text"><text:span text:style-name="T19">setWidth(java.lang.String width)</text:span></text:span></text:p>
          </table:table-cell>
          <table:table-cell table:style-name="Table12.B2" office:value-type="string">
            <text:p text:style-name="P166"/>
          </table:table-cell>
          <table:table-cell table:style-name="Table12.A2" office:value-type="string">
            <text:p text:style-name="P161"><text:span text:style-name="Source_20_Text"><text:span text:style-name="T12">void</text:span></text:span></text:p>
          </table:table-cell>
        </table:table-row>
      </table:table>
      <text:h text:style-name="P192" text:outline-level="4">Inherited From </text:h>
      <table:table table:name="Table13" table:style-name="Table13">
        <table:table-column table:style-name="Table13.A"/>
        <table:table-header-rows>
          <table:table-row>
            <table:table-cell table:style-name="Table13.A1" office:value-type="string">
              <text:p text:style-name="P158">Inherited From</text:p>
            </table:table-cell>
          </table:table-row>
        </table:table-header-rows>
        <table:table-row>
          <table:table-cell table:style-name="Table13.A2" office:value-type="string">
            <text:p text:style-name="P176"><text:a xlink:type="simple" xlink:href="#LabelElement">org.zkoss.zul.impl.LabelElement</text:a></text:p>
          </table:table-cell>
        </table:table-row>
        <table:table-row>
          <table:table-cell table:style-name="Table13.A2" office:value-type="string">
            <text:p text:style-name="P176"><text:a xlink:type="simple" xlink:href="#LabelImageElement"><text:span text:style-name="Source_20_Text">org.zkoss.zul.impl.LabelImageElement</text:span></text:a></text:p>
          </table:table-cell>
        </table:table-row>
        <table:table-row>
          <table:table-cell table:style-name="Table13.A2" office:value-type="string">
            <text:p text:style-name="P176"><text:a xlink:type="simple" xlink:href="#XulElement">org.zkoss.zul.impl.XulElement</text:a></text:p>
          </table:table-cell>
        </table:table-row>
        <table:table-row table:style-name="Table13.5">
          <table:table-cell table:style-name="Table13.A2" office:value-type="string">
            <text:p text:style-name="P176"><text:a xlink:type="simple" xlink:href="#HtmlBasedComponent">org.zkoss.zk.ui.HtmlBasedComponent</text:a><text:span text:style-name="T91"> </text:span></text:p>
          </table:table-cell>
        </table:table-row>
        <table:table-row table:style-name="Table13.5">
          <table:table-cell table:style-name="Table13.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HeadersElement"/>HeadersElement<text:bookmark-end text:name="HeadersElement"/></text:h>
      <text:p text:style-name="P85">A skeletal implementation for headers, the parent of a group of <text:span text:style-name="Source_20_Text">HeaderElement</text:span>.</text:p>
      <text:h text:style-name="P135" text:outline-level="4">Class Name</text:h>
      <text:p text:style-name="P356"><text:span text:style-name="Source_20_Text"><text:span text:style-name="T82">org.zkoss.zul.impl.HeadersElement</text:span></text:span></text:p>
      <text:h text:style-name="P13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58">Property</text:p>
            </table:table-cell>
            <table:table-cell table:style-name="Table14.A1" office:value-type="string">
              <text:p text:style-name="P158">Description</text:p>
            </table:table-cell>
            <table:table-cell table:style-name="Table14.A1" office:value-type="string">
              <text:p text:style-name="P158">Data Type</text:p>
            </table:table-cell>
            <table:table-cell table:style-name="Table14.D1" office:value-type="string">
              <text:p text:style-name="P158">Default Value</text:p>
            </table:table-cell>
          </table:table-row>
        </table:table-header-rows>
        <table:table-row>
          <table:table-cell table:style-name="Table14.A2" office:value-type="string">
            <text:p text:style-name="P115"><text:span text:style-name="Source_20_Text">sizeable</text:span></text:p>
          </table:table-cell>
          <table:table-cell table:style-name="Table14.A2" office:value-type="string">
            <text:p text:style-name="P122">Sets the horizontal alignment of this column. Sets whether the width of the child column is sizable.</text:p>
          </table:table-cell>
          <table:table-cell table:style-name="Table14.A2" office:value-type="string">
            <text:p text:style-name="P115"><text:span text:style-name="Source_20_Text">boolean</text:span></text:p>
          </table:table-cell>
          <table:table-cell table:style-name="Table14.D2" office:value-type="string">
            <text:p text:style-name="P161"><text:span text:style-name="Source_20_Text">false</text:span></text:p>
          </table:table-cell>
        </table:table-row>
      </table:table>
      <text:h text:style-name="P192"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58">Name</text:p>
            </table:table-cell>
            <table:table-cell table:style-name="Table15.A1" office:value-type="string">
              <text:p text:style-name="P158">Description</text:p>
            </table:table-cell>
            <table:table-cell table:style-name="Table15.C1" office:value-type="string">
              <text:p text:style-name="P158">Return Data Type</text:p>
            </table:table-cell>
          </table:table-row>
        </table:table-header-rows>
        <table:table-row table:style-name="Table15.2">
          <table:table-cell table:style-name="Table15.A2" office:value-type="string">
            <text:p text:style-name="P161"><text:span text:style-name="Source_20_Text"><text:span text:style-name="T17">getOuterAttrs()</text:span></text:span></text:p>
          </table:table-cell>
          <table:table-cell table:style-name="Table15.B2" office:value-type="string">
            <text:p text:style-name="P166"/>
          </table:table-cell>
          <table:table-cell table:style-name="Table15.A2" office:value-type="string">
            <text:p text:style-name="P161"><text:span text:style-name="Source_20_Text"><text:span text:style-name="T17">java.lang.String</text:span></text:span></text:p>
          </table:table-cell>
        </table:table-row>
      </table:table>
      <text:h text:style-name="P192" text:outline-level="4">Inherited From </text:h>
      <table:table table:name="Table16" table:style-name="Table16">
        <table:table-column table:style-name="Table16.A"/>
        <table:table-header-rows>
          <table:table-row>
            <table:table-cell table:style-name="Table16.A1" office:value-type="string">
              <text:p text:style-name="P158">Inherited From</text:p>
            </table:table-cell>
          </table:table-row>
        </table:table-header-rows>
        <table:table-row>
          <table:table-cell table:style-name="Table16.A2" office:value-type="string">
            <text:p text:style-name="P176"><text:a xlink:type="simple" xlink:href="#XulElement">org.zkoss.zul.impl.XulElement</text:a></text:p>
          </table:table-cell>
        </table:table-row>
        <table:table-row table:style-name="Table16.3">
          <table:table-cell table:style-name="Table16.A2" office:value-type="string">
            <text:p text:style-name="P176"><text:a xlink:type="simple" xlink:href="#HtmlBasedComponent">org.zkoss.zk.ui.HtmlBasedComponent</text:a><text:span text:style-name="T91"> </text:span></text:p>
          </table:table-cell>
        </table:table-row>
        <table:table-row table:style-name="Table16.3">
          <table:table-cell table:style-name="Table16.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HtmlBasedComponent"/>HtmlBasedComponent<text:bookmark-end text:name="HtmlBasedComponent"/></text:h>
      <text:p text:style-name="P85">A skeletal implementation for HTML based components. It simplifies to implement methods common to HTML based components.</text:p>
      <text:h text:style-name="Heading_20_4" text:outline-level="4">Class Name</text:h>
      <text:p text:style-name="P356"><text:span text:style-name="Source_20_Text"><text:span text:style-name="T82">org.zkoss.zk.ui.HtmlBasedComponent</text:span></text:span></text:p>
      <text:h text:style-name="P192" text:outline-level="4">Supported Child Components</text:h>
      <text:p text:style-name="P88">*ALL</text:p>
      <text:h text:style-name="P192"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58">Event Name</text:p>
            </table:table-cell>
            <table:table-cell table:style-name="Table17.B1" office:value-type="string">
              <text:p text:style-name="P158">Event Type</text:p>
            </table:table-cell>
          </table:table-row>
        </table:table-header-rows>
        <table:table-row>
          <table:table-cell table:style-name="Table17.A2" office:value-type="string">
            <text:p text:style-name="P161"><text:span text:style-name="Source_20_Text">onDrop</text:span></text:p>
          </table:table-cell>
          <table:table-cell table:style-name="Table17.B2" office:value-type="string">
            <text:p text:style-name="P166"><text:a xlink:type="simple" xlink:href="#DropEvent"><text:span text:style-name="Source_20_Text"><text:span text:style-name="T89">org.zkoss.zk.ui.event.DropEvent</text:span></text:span></text:a></text:p>
            <text:p text:style-name="P166"><text:a xlink:type="simple" xlink:href="#DropEvent"><text:span text:style-name="Source_20_Text"><text:span text:style-name="T89"/></text:span></text:a></text:p>
            <text:p text:style-name="P162">Description: Represents an event cause by user's dragging and dropping a component.</text:p>
          </table:table-cell>
        </table:table-row>
      </table:table>
      <text:h text:style-name="P192"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58">Property</text:p>
            </table:table-cell>
            <table:table-cell table:style-name="Table18.A1" office:value-type="string">
              <text:p text:style-name="P158">Description</text:p>
            </table:table-cell>
            <table:table-cell table:style-name="Table18.A1" office:value-type="string">
              <text:p text:style-name="P158">Data Type</text:p>
            </table:table-cell>
            <table:table-cell table:style-name="Table18.D1" office:value-type="string">
              <text:p text:style-name="P157">Default Value</text:p>
            </table:table-cell>
          </table:table-row>
        </table:table-header-rows>
        <table:table-row>
          <table:table-cell table:style-name="Table18.A2" office:value-type="string">
            <text:p text:style-name="P115"><text:span text:style-name="Source_20_Text">droppable</text:span></text:p>
          </table:table-cell>
          <table:table-cell table:style-name="Table18.A2" office:value-type="string">
            <text:p text:style-name="P117">Sets "true" or "false" to denote whether a component is <text:span text:style-name="Source_20_Text">droppable</text:span>, or a list of identifiers of <text:span text:style-name="Source_20_Text">draggable</text:span> types of objects that could be dropped to this component.</text:p>
            <text:p text:style-name="P122"><text:span text:style-name="T58">Value:</text:span><text:span text:style-name="Source_20_Text"><text:span text:style-name="T55">true</text:span></text:span><text:span text:style-name="T55"> | </text:span><text:span text:style-name="Source_20_Text"><text:span text:style-name="T55">false|the identifier of a draggable type of objects</text:span></text:span></text:p>
          </table:table-cell>
          <table:table-cell table:style-name="Table18.A2" office:value-type="string">
            <text:p text:style-name="P115"><text:span text:style-name="Source_20_Text">java.lang.String</text:span></text:p>
          </table:table-cell>
          <table:table-cell table:style-name="Table18.D2" office:value-type="string">
            <text:p text:style-name="P161"><text:span text:style-name="Source_20_Text"><text:span text:style-name="T57">&lt;null&gt;</text:span></text:span></text:p>
          </table:table-cell>
        </table:table-row>
        <table:table-row>
          <table:table-cell table:style-name="Table18.A2" office:value-type="string">
            <text:p text:style-name="P115"><text:span text:style-name="Source_20_Text">droppable</text:span></text:p>
          </table:table-cell>
          <table:table-cell table:style-name="Table18.A2" office:value-type="string">
            <text:p text:style-name="P117">Sets "true" or "false" to denote whether a component is droppable, or a list of identifiers of draggable types of objects that could be droped to this component.</text:p>
            <text:p text:style-name="P122"><text:span text:style-name="T58">Value:</text:span><text:span text:style-name="Source_20_Text"><text:span text:style-name="T55">true</text:span></text:span><text:span text:style-name="T55"> | </text:span><text:span text:style-name="Source_20_Text"><text:span text:style-name="T55">false|</text:span></text:span></text:p>
            <text:p text:style-name="P122"><text:span text:style-name="Source_20_Text"><text:span text:style-name="T55">the identifier of a draggable type of objects</text:span></text:span></text:p>
          </table:table-cell>
          <table:table-cell table:style-name="Table18.A2" office:value-type="string">
            <text:p text:style-name="P115"><text:span text:style-name="Source_20_Text">java.lang.String</text:span></text:p>
          </table:table-cell>
          <table:table-cell table:style-name="Table18.D2" office:value-type="string">
            <text:p text:style-name="P161"><text:span text:style-name="Source_20_Text"><text:span text:style-name="T57">&lt;null&gt;</text:span></text:span></text:p>
          </table:table-cell>
        </table:table-row>
        <table:table-row table:style-name="Table18.4">
          <table:table-cell table:style-name="Table18.A2" office:value-type="string">
            <text:p text:style-name="P115"><text:span text:style-name="Source_20_Text">height</text:span></text:p>
          </table:table-cell>
          <table:table-cell table:style-name="Table18.B4" office:value-type="string">
            <text:p text:style-name="P166">Sets the height.</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5">
          <table:table-cell table:style-name="Table18.A2" office:value-type="string">
            <text:p text:style-name="P115"><text:span text:style-name="Source_20_Text">left</text:span></text:p>
          </table:table-cell>
          <table:table-cell table:style-name="Table18.B4" office:value-type="string">
            <text:p text:style-name="Table_20_Contents"><text:span text:style-name="Source_20_Text"><text:span text:style-name="T57">Sets the left position.</text:span></text:span></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sclass</text:span></text:p>
          </table:table-cell>
          <table:table-cell table:style-name="Table18.B4" office:value-type="string">
            <text:p text:style-name="P166">Sets the CSS class.</text:p>
          </table:table-cell>
          <table:table-cell table:style-name="Table18.A2" office:value-type="string">
            <text:p text:style-name="P115"><text:span text:style-name="Source_20_Text">java.lang.String</text:span></text:p>
          </table:table-cell>
          <table:table-cell table:style-name="Table18.D2" office:value-type="string">
            <text:p text:style-name="P163"><text:span text:style-name="Source_20_Text">&lt;null&gt;</text:span></text:p>
          </table:table-cell>
        </table:table-row>
        <table:table-row table:style-name="Table18.4">
          <table:table-cell table:style-name="Table18.A2" office:value-type="string">
            <text:p text:style-name="P115"><text:span text:style-name="Source_20_Text">style</text:span></text:p>
          </table:table-cell>
          <table:table-cell table:style-name="Table18.B4" office:value-type="string">
            <text:p text:style-name="P166">Sets the CSS style.</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tooltiptext</text:span></text:p>
          </table:table-cell>
          <table:table-cell table:style-name="Table18.B4" office:value-type="string">
            <text:p text:style-name="P166">Sets the text as the <text:span text:style-name="Source_20_Text">tooltip</text:span>.</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top</text:span></text:p>
          </table:table-cell>
          <table:table-cell table:style-name="Table18.B4" office:value-type="string">
            <text:p text:style-name="P166">Sets the top position.</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width</text:span></text:p>
          </table:table-cell>
          <table:table-cell table:style-name="Table18.B4" office:value-type="string">
            <text:p text:style-name="P166">Sets the width.</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zIndex</text:span></text:p>
          </table:table-cell>
          <table:table-cell table:style-name="Table18.B4" office:value-type="string">
            <text:p text:style-name="P166">Sets the Z index.</text:p>
          </table:table-cell>
          <table:table-cell table:style-name="Table18.A2" office:value-type="string">
            <text:p text:style-name="P115"><text:span text:style-name="Source_20_Text">int</text:span></text:p>
          </table:table-cell>
          <table:table-cell table:style-name="Table18.D2" office:value-type="string">
            <text:p text:style-name="P163"><text:span text:style-name="Source_20_Text">0</text:span></text:p>
          </table:table-cell>
        </table:table-row>
      </table:table>
      <text:p text:style-name="P187"/>
      <text:h text:style-name="P192"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6">Returns the interior attributes for generating the inner HTML tag; never return null. </text:p>
            <text:p text:style-name="P166">Used only by component developers. </text:p>
            <text:p text:style-name="P166">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92" text:outline-level="4">Inherited From </text:h>
      <table:table table:name="Table20" table:style-name="Table20">
        <table:table-column table:style-name="Table20.A"/>
        <table:table-header-rows>
          <table:table-row>
            <table:table-cell table:style-name="Table20.A1" office:value-type="string">
              <text:p text:style-name="P158">Inherited From</text:p>
            </table:table-cell>
          </table:table-row>
        </table:table-header-rows>
        <table:table-row>
          <table:table-cell table:style-name="Table20.A2" office:value-type="string">
            <text:p text:style-name="P176"><text:a xlink:type="simple" xlink:href="#AbstractComponent">org.zkoss.zk.ui.AbstractComponent</text:a></text:p>
          </table:table-cell>
        </table:table-row>
      </table:table>
      <text:p text:style-name="P53"/>
      <text:h text:style-name="Heading_20_3" text:outline-level="3"><text:bookmark-start text:name="InputElement"/>InputElement<text:bookmark-end text:name="InputElement"/></text:h>
      <text:p text:style-name="Text_20_body_20_indent_20_2"><text:span text:style-name="Source_20_Text"><text:span text:style-name="T93">InputElement</text:span></text:span><text:span text:style-name="T93"> is a super class for components which provie user key input, such as Textbox, Intbox, etc. </text:span></text:p>
      <text:p text:style-name="Text_20_body_20_indent_20_2"><text:span text:style-name="T93">Some features are implemented in this class, such as </text:span><text:span text:style-name="Source_20_Text"><text:span text:style-name="T93">constraint</text:span></text:span><text:span text:style-name="T93">, </text:span><text:span text:style-name="Source_20_Text"><text:span text:style-name="T93">disabled, maxlength, name, readonly, </text:span></text:span><text:span text:style-name="T93">etc.</text:span></text:p>
      <text:p text:style-name="Text_20_body_20_indent_20_2"><text:span text:style-name="T93">You sholuld not deirectly use this class, please use the inherited class.</text:span><text:span text:style-name="T92"> </text:span></text:p>
      <text:h text:style-name="P135" text:outline-level="4">Class Name</text:h>
      <text:p text:style-name="P356"><text:span text:style-name="Source_20_Text"><text:span text:style-name="T82">org.zkoss.zul.InputElement</text:span></text:span></text:p>
      <text:h text:style-name="P192" text:outline-level="4">Supported Events</text:h>
      <text:p text:style-name="P199">*NONE</text:p>
      <text:h text:style-name="P20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58">Property</text:p>
            </table:table-cell>
            <table:table-cell table:style-name="Table21.A1" office:value-type="string">
              <text:p text:style-name="P158">Description</text:p>
            </table:table-cell>
            <table:table-cell table:style-name="Table21.A1" office:value-type="string">
              <text:p text:style-name="P158">Data Type</text:p>
            </table:table-cell>
            <table:table-cell table:style-name="Table21.D1" office:value-type="string">
              <text:p text:style-name="P159">Default Value</text:p>
            </table:table-cell>
          </table:table-row>
        </table:table-header-rows>
        <table:table-row>
          <table:table-cell table:style-name="Table21.A2" office:value-type="string">
            <text:p text:style-name="P115"><text:span text:style-name="Source_20_Text">cols</text:span></text:p>
          </table:table-cell>
          <table:table-cell table:style-name="Table21.A2" office:value-type="string">
            <text:p text:style-name="P122">Sets the columns. </text:p>
            <text:p text:style-name="P122"><text:span text:style-name="T3">Note: </text:span>non-positive means the same as browser's default </text:p>
          </table:table-cell>
          <table:table-cell table:style-name="Table21.A2" office:value-type="string">
            <text:p text:style-name="P115"><text:span text:style-name="Source_20_Text">int</text:span></text:p>
          </table:table-cell>
          <table:table-cell table:style-name="Table21.D2" office:value-type="string">
            <text:p text:style-name="P115">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158">Property</text:p>
            </table:table-cell>
            <table:table-cell table:style-name="Table314.A1" office:value-type="string">
              <text:p text:style-name="P158">Description</text:p>
            </table:table-cell>
            <table:table-cell table:style-name="Table314.A1" office:value-type="string">
              <text:p text:style-name="P158">Data Type</text:p>
            </table:table-cell>
            <table:table-cell table:style-name="Table314.D1" office:value-type="string">
              <text:p text:style-name="P159">Default Value</text:p>
            </table:table-cell>
          </table:table-row>
        </table:table-header-rows>
        <table:table-row>
          <table:table-cell table:style-name="Table314.A2" office:value-type="string">
            <text:p text:style-name="P115"><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15"><text:span text:style-name="Source_20_Text">String</text:span></text:p>
          </table:table-cell>
          <table:table-cell table:style-name="Table314.D2" office:value-type="string">
            <text:p text:style-name="P115">&lt;empty string&gt;</text:p>
          </table:table-cell>
        </table:table-row>
        <table:table-row table:style-name="Table314.3">
          <table:table-cell table:style-name="Table314.A2" office:value-type="string">
            <text:p text:style-name="P115"><text:span text:style-name="Source_20_Text">disabled</text:span></text:p>
          </table:table-cell>
          <table:table-cell table:style-name="Table314.B3" office:value-type="string">
            <text:p text:style-name="P166">Sets whether it is disabled. </text:p>
            <text:p text:style-name="P166"><text:span text:style-name="T3">Values : </text:span><text:span text:style-name="Source_20_Text">true|false</text:span></text:p>
          </table:table-cell>
          <table:table-cell table:style-name="Table314.A2" office:value-type="string">
            <text:p text:style-name="P115"><text:span text:style-name="Source_20_Text">boolean</text:span></text:p>
          </table:table-cell>
          <table:table-cell table:style-name="Table314.D2" office:value-type="string">
            <text:p text:style-name="P115"><text:span text:style-name="Source_20_Text">false</text:span></text:p>
          </table:table-cell>
        </table:table-row>
        <table:table-row table:style-name="Table314.3">
          <table:table-cell table:style-name="Table314.A2" office:value-type="string">
            <text:p text:style-name="P115"><text:span text:style-name="Source_20_Text">maxlength</text:span></text:p>
          </table:table-cell>
          <table:table-cell table:style-name="Table314.B3" office:value-type="string">
            <text:p text:style-name="P166">Sets the max length. </text:p>
            <text:p text:style-name="P166"><text:span text:style-name="T3">Note : </text:span>non-postive means unlimited.</text:p>
          </table:table-cell>
          <table:table-cell table:style-name="Table314.A2" office:value-type="string">
            <text:p text:style-name="P115"><text:span text:style-name="Source_20_Text">int</text:span></text:p>
          </table:table-cell>
          <table:table-cell table:style-name="Table314.D2" office:value-type="string">
            <text:p text:style-name="P115">0</text:p>
          </table:table-cell>
        </table:table-row>
        <table:table-row table:style-name="Table314.3">
          <table:table-cell table:style-name="Table314.A2" office:value-type="string">
            <text:p text:style-name="P115"><text:span text:style-name="Source_20_Text">name</text:span></text:p>
          </table:table-cell>
          <table:table-cell table:style-name="Table314.B3" office:value-type="string">
            <text:p text:style-name="P168">Sets the name of this component.</text:p>
            <text:p text:style-name="P168">Don't use this method if your application is purely based on ZK's event-driven model.</text:p>
            <text:p text:style-name="P168">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15"><text:span text:style-name="Source_20_Text">String</text:span></text:p>
          </table:table-cell>
          <table:table-cell table:style-name="Table314.D2" office:value-type="string">
            <text:p text:style-name="P115"><text:span text:style-name="Source_20_Text"><text:span text:style-name="T1">null</text:span></text:span></text:p>
          </table:table-cell>
        </table:table-row>
        <table:table-row table:style-name="Table314.3">
          <table:table-cell table:style-name="Table314.A2" office:value-type="string">
            <text:p text:style-name="P115"><text:span text:style-name="Source_20_Text">readonly</text:span></text:p>
          </table:table-cell>
          <table:table-cell table:style-name="Table314.B3" office:value-type="string">
            <text:p text:style-name="P166">Sets whether it is read only</text:p>
            <text:p text:style-name="P166"><text:span text:style-name="T3">Values : </text:span><text:span text:style-name="Source_20_Text">true|false</text:span></text:p>
          </table:table-cell>
          <table:table-cell table:style-name="Table314.A2" office:value-type="string">
            <text:p text:style-name="P115"><text:span text:style-name="Source_20_Text">int</text:span></text:p>
          </table:table-cell>
          <table:table-cell table:style-name="Table314.D2" office:value-type="string">
            <text:p text:style-name="P115"><text:span text:style-name="Source_20_Text">false</text:span></text:p>
          </table:table-cell>
        </table:table-row>
        <table:table-row table:style-name="Table314.3">
          <table:table-cell table:style-name="Table314.A2" office:value-type="string">
            <text:p text:style-name="P115"><text:span text:style-name="Source_20_Text">tabindex</text:span></text:p>
          </table:table-cell>
          <table:table-cell table:style-name="Table314.B3" office:value-type="string">
            <text:p text:style-name="P166">Sets the tab order of this component. </text:p>
            <text:p text:style-name="P166"><text:span text:style-name="T3">Note :</text:span> -1 means the same as browser's default</text:p>
          </table:table-cell>
          <table:table-cell table:style-name="Table314.A2" office:value-type="string">
            <text:p text:style-name="P115"><text:span text:style-name="Source_20_Text">int</text:span></text:p>
          </table:table-cell>
          <table:table-cell table:style-name="Table314.D2" office:value-type="string">
            <text:p text:style-name="P115">-1</text:p>
          </table:table-cell>
        </table:table-row>
        <table:table-row table:style-name="Table314.3">
          <table:table-cell table:style-name="Table314.A2" office:value-type="string">
            <text:p text:style-name="P115"><text:span text:style-name="Source_20_Text">text</text:span></text:p>
          </table:table-cell>
          <table:table-cell table:style-name="Table314.B3" office:value-type="string">
            <text:p text:style-name="P166">Sets the value in the String format. <text:span text:style-name="T1"><text:s/></text:span><text:s/></text:p>
            <text:p text:style-name="P166"><text:span text:style-name="T3">Note : </text:span>default value depends on implementation of sub-class.</text:p>
          </table:table-cell>
          <table:table-cell table:style-name="Table314.A2" office:value-type="string">
            <text:p text:style-name="P115"><text:span text:style-name="Source_20_Text">String</text:span></text:p>
          </table:table-cell>
          <table:table-cell table:style-name="Table314.D2" office:value-type="string">
            <text:p text:style-name="P161"><text:span text:style-name="Source_20_Text"><text:span text:style-name="T20">null</text:span></text:span></text:p>
          </table:table-cell>
        </table:table-row>
      </table:table>
      <text:p text:style-name="P187"/>
      <text:h text:style-name="P192" text:outline-level="4">Methods</text:h>
      <text:p text:style-name="P197">*NONE</text:p>
      <text:h text:style-name="P192" text:outline-level="4">Inherited From </text:h>
      <table:table table:name="Table22" table:style-name="Table22">
        <table:table-column table:style-name="Table22.A"/>
        <table:table-header-rows>
          <table:table-row>
            <table:table-cell table:style-name="Table22.A1" office:value-type="string">
              <text:p text:style-name="P158">Inherited From</text:p>
            </table:table-cell>
          </table:table-row>
        </table:table-header-rows>
        <table:table-row>
          <table:table-cell table:style-name="Table22.A2" office:value-type="string">
            <text:p text:style-name="P177"><text:a xlink:type="simple" xlink:href="#XulElement"><text:span text:style-name="Source_20_Text">org.zkoss.zul.imp.XulElement</text:span></text:a></text:p>
          </table:table-cell>
        </table:table-row>
        <table:table-row table:style-name="Table22.3">
          <table:table-cell table:style-name="Table22.A2" office:value-type="string">
            <text:p text:style-name="P17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Element"/>LabelElement<text:bookmark-end text:name="LabelElement"/></text:h>
      <text:p text:style-name="P85">A HTML element with a label. </text:p>
      <text:h text:style-name="P135" text:outline-level="4">Class Name</text:h>
      <text:p text:style-name="P356"><text:span text:style-name="Source_20_Text"><text:span text:style-name="T82">org.zkoss.zul.impl.LabelElement</text:span></text:span></text:p>
      <text:h text:style-name="P192"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58">Property</text:p>
            </table:table-cell>
            <table:table-cell table:style-name="Table23.A1" office:value-type="string">
              <text:p text:style-name="P158">Description</text:p>
            </table:table-cell>
            <table:table-cell table:style-name="Table23.A1" office:value-type="string">
              <text:p text:style-name="P158">Data Type</text:p>
            </table:table-cell>
            <table:table-cell table:style-name="Table23.D1" office:value-type="string">
              <text:p text:style-name="P158">Values</text:p>
            </table:table-cell>
          </table:table-row>
        </table:table-header-rows>
        <table:table-row>
          <table:table-cell table:style-name="Table23.A2" office:value-type="string">
            <text:p text:style-name="P115"><text:span text:style-name="Source_20_Text">label</text:span></text:p>
          </table:table-cell>
          <table:table-cell table:style-name="Table23.A2" office:value-type="string">
            <text:p text:style-name="P122">Sets the label</text:p>
          </table:table-cell>
          <table:table-cell table:style-name="Table23.A2" office:value-type="string">
            <text:p text:style-name="P115"><text:span text:style-name="Source_20_Text">String</text:span></text:p>
          </table:table-cell>
          <table:table-cell table:style-name="Table23.D2" office:value-type="string">
            <text:p text:style-name="P161"><text:span text:style-name="Source_20_Text"><text:span text:style-name="T19">Any text</text:span></text:span></text:p>
          </table:table-cell>
        </table:table-row>
      </table:table>
      <text:h text:style-name="P192" text:outline-level="4">Inherited From </text:h>
      <table:table table:name="Table24" table:style-name="Table24">
        <table:table-column table:style-name="Table24.A"/>
        <table:table-header-rows>
          <table:table-row>
            <table:table-cell table:style-name="Table24.A1" office:value-type="string">
              <text:p text:style-name="P158">Inherited From</text:p>
            </table:table-cell>
          </table:table-row>
        </table:table-header-rows>
        <table:table-row>
          <table:table-cell table:style-name="Table24.A2" office:value-type="string">
            <text:p text:style-name="P176"><text:a xlink:type="simple" xlink:href="#XulElement">org.zkoss.zul.impl.XulElement</text:a></text:p>
          </table:table-cell>
        </table:table-row>
        <table:table-row table:style-name="Table24.3">
          <table:table-cell table:style-name="Table24.A2" office:value-type="string">
            <text:p text:style-name="P176"><text:a xlink:type="simple" xlink:href="#HtmlBasedComponent">org.zkoss.zk.ui.HtmlBasedComponent</text:a><text:span text:style-name="T91"> </text:span></text:p>
          </table:table-cell>
        </table:table-row>
        <table:table-row table:style-name="Table24.3">
          <table:table-cell table:style-name="Table24.A2" office:value-type="string">
            <text:p text:style-name="P176"><text:a xlink:type="simple" xlink:href="#AbstractComponent">org.zkoss.zk.ui.AbstractComponent </text:a></text:p>
          </table:table-cell>
        </table:table-row>
      </table:table>
      <text:p text:style-name="Text_20_body"/>
      <text:p text:style-name="P53"/>
      <text:h text:style-name="Heading_20_3" text:outline-level="3"><text:bookmark-start text:name="LabelImageElement"/>LabelImageElement<text:bookmark-end text:name="LabelImageElement"/></text:h>
      <text:p text:style-name="P85">A HTML element with a label and an image. </text:p>
      <text:h text:style-name="Heading_20_4" text:outline-level="4">Class Name</text:h>
      <text:p text:style-name="P356"><text:span text:style-name="Source_20_Text"><text:span text:style-name="T82">org.zkoss.zul.impl.LabelImageElement</text:span></text:span></text:p>
      <text:h text:style-name="P137"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58">Property</text:p>
            </table:table-cell>
            <table:table-cell table:style-name="Table25.A1" office:value-type="string">
              <text:p text:style-name="P158">Description</text:p>
            </table:table-cell>
            <table:table-cell table:style-name="Table25.A1" office:value-type="string">
              <text:p text:style-name="P158">Data Type</text:p>
            </table:table-cell>
            <table:table-cell table:style-name="Table25.D1" office:value-type="string">
              <text:p text:style-name="P158">Default Value</text:p>
            </table:table-cell>
          </table:table-row>
        </table:table-header-rows>
        <table:table-row>
          <table:table-cell table:style-name="Table25.A2" office:value-type="string">
            <text:p text:style-name="P115"><text:span text:style-name="Source_20_Text">image</text:span></text:p>
          </table:table-cell>
          <table:table-cell table:style-name="Table25.A2" office:value-type="string">
            <text:p text:style-name="P122">Sets the label</text:p>
          </table:table-cell>
          <table:table-cell table:style-name="Table25.A2" office:value-type="string">
            <text:p text:style-name="P115"><text:span text:style-name="Source_20_Text">String</text:span></text:p>
          </table:table-cell>
          <table:table-cell table:style-name="Table25.D2" office:value-type="string">
            <text:p text:style-name="P161"><text:span text:style-name="Source_20_Text"><text:span text:style-name="T19">null</text:span></text:span></text:p>
          </table:table-cell>
        </table:table-row>
        <table:table-row>
          <table:table-cell table:style-name="Table25.A2" office:value-type="string">
            <text:p text:style-name="P115"><text:span text:style-name="Source_20_Text">imageContent</text:span></text:p>
          </table:table-cell>
          <table:table-cell table:style-name="Table25.A2" office:value-type="string">
            <text:p text:style-name="P122">Sets the content directly</text:p>
          </table:table-cell>
          <table:table-cell table:style-name="Table25.A2" office:value-type="string">
            <text:p text:style-name="P161"><text:span text:style-name="Source_20_Text">org.zkoss.image.Image</text:span><text:span text:style-name="Source_20_Text"><text:span text:style-name="T19"> </text:span></text:span></text:p>
          </table:table-cell>
          <table:table-cell table:style-name="Table25.D2" office:value-type="string">
            <text:p text:style-name="P161"><text:span text:style-name="Source_20_Text"><text:span text:style-name="T19">null</text:span></text:span></text:p>
          </table:table-cell>
        </table:table-row>
        <table:table-row>
          <table:table-cell table:style-name="Table25.A2" office:value-type="string">
            <text:p text:style-name="P115"><text:span text:style-name="Source_20_Text">src</text:span></text:p>
          </table:table-cell>
          <table:table-cell table:style-name="Table25.A2" office:value-type="string">
            <text:p text:style-name="P122">Sets the image URI</text:p>
          </table:table-cell>
          <table:table-cell table:style-name="Table25.A2" office:value-type="string">
            <text:p text:style-name="P115"><text:span text:style-name="Source_20_Text">String</text:span></text:p>
          </table:table-cell>
          <table:table-cell table:style-name="Table25.D2" office:value-type="string">
            <text:p text:style-name="P161"><text:span text:style-name="Source_20_Text"><text:span text:style-name="T19">null</text:span></text:span></text:p>
          </table:table-cell>
        </table:table-row>
      </table:table>
      <text:h text:style-name="P150" text:outline-level="4"/>
      <text:p text:style-name="P90"/>
      <text:h text:style-name="P137"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58">Name</text:p>
            </table:table-cell>
            <table:table-cell table:style-name="Table26.A1" office:value-type="string">
              <text:p text:style-name="P158">Description</text:p>
            </table:table-cell>
            <table:table-cell table:style-name="Table26.C1" office:value-type="string">
              <text:p text:style-name="P158">Return Data Type</text:p>
            </table:table-cell>
          </table:table-row>
        </table:table-header-rows>
        <table:table-row>
          <table:table-cell table:style-name="Table26.A2" office:value-type="string">
            <text:p text:style-name="P161"><text:span text:style-name="Source_20_Text"><text:span text:style-name="T19">isImageAssigned()</text:span></text:span></text:p>
            <text:p text:style-name="P161"><text:span text:style-name="Source_20_Text"><text:span text:style-name="T19"/></text:span></text:p>
          </table:table-cell>
          <table:table-cell table:style-name="Table26.A2" office:value-type="string">
            <text:p text:style-name="P122">Returns whether the image is available. </text:p>
            <text:p text:style-name="P122">It return true if setImage(java.lang.String) or setImageContent(org.zkoss.image.Image) is called with non-null.</text:p>
          </table:table-cell>
          <table:table-cell table:style-name="Table26.C2" office:value-type="string">
            <text:p text:style-name="P115"><text:span text:style-name="Source_20_Text">boolean</text:span></text:p>
          </table:table-cell>
        </table:table-row>
        <table:table-row>
          <table:table-cell table:style-name="Table26.A2" office:value-type="string">
            <text:p text:style-name="P161"><text:span text:style-name="Source_20_Text"><text:span text:style-name="T19">getImgTag()</text:span></text:span></text:p>
          </table:table-cell>
          <table:table-cell table:style-name="Table26.A2" office:value-type="string">
            <text:p text:style-name="P122">Returns the HTML IMG tag for the image part.</text:p>
            <text:p text:style-name="P122">Used only for component template, not for application developers.</text:p>
            <text:p text:style-name="P122">Note: the component template shall use this method to generate the HTML tag, instead of using getImage(). </text:p>
          </table:table-cell>
          <table:table-cell table:style-name="Table26.C2" office:value-type="string">
            <text:p text:style-name="P161"><text:span text:style-name="Source_20_Text"><text:span text:style-name="T19">String</text:span></text:span></text:p>
          </table:table-cell>
        </table:table-row>
      </table:table>
      <text:h text:style-name="P192" text:outline-level="4">Inherited From </text:h>
      <table:table table:name="Table27" table:style-name="Table27">
        <table:table-column table:style-name="Table27.A"/>
        <table:table-header-rows>
          <table:table-row>
            <table:table-cell table:style-name="Table27.A1" office:value-type="string">
              <text:p text:style-name="P158">Inherited From</text:p>
            </table:table-cell>
          </table:table-row>
        </table:table-header-rows>
        <table:table-row>
          <table:table-cell table:style-name="Table27.A2" office:value-type="string">
            <text:p text:style-name="P176"><text:a xlink:type="simple" xlink:href="#LabelElement">org.zkoss.zul.impl.LabelElement</text:a></text:p>
          </table:table-cell>
        </table:table-row>
        <table:table-row>
          <table:table-cell table:style-name="Table27.A2" office:value-type="string">
            <text:p text:style-name="P176"><text:a xlink:type="simple" xlink:href="#XulElement">org.zkoss.zul.impl.XulElement</text:a></text:p>
          </table:table-cell>
        </table:table-row>
        <table:table-row table:style-name="Table27.4">
          <table:table-cell table:style-name="Table27.A2" office:value-type="string">
            <text:p text:style-name="P176"><text:a xlink:type="simple" xlink:href="#HtmlBasedComponent">org.zkoss.zk.ui.HtmlBasedComponent</text:a><text:span text:style-name="T91"> </text:span></text:p>
          </table:table-cell>
        </table:table-row>
        <table:table-row table:style-name="Table27.4">
          <table:table-cell table:style-name="Table27.A2" office:value-type="string">
            <text:p text:style-name="P176"><text:a xlink:type="simple" xlink:href="#AbstractComponent">org.zkoss.zk.ui.AbstractComponent </text:a></text:p>
          </table:table-cell>
        </table:table-row>
      </table:table>
      <text:p text:style-name="Text_20_body"/>
      <text:h text:style-name="P54"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56"><text:span text:style-name="Source_20_Text"><text:span text:style-name="T15">org.zkoss.zkex.zul.LayoutRegion</text:span></text:span></text:p>
      <text:h text:style-name="P192" text:outline-level="4">Supported Child Components</text:h>
      <text:p text:style-name="Text_20_body_20_indent_20_2">*NONE</text:p>
      <text:h text:style-name="P192"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58">Name</text:p>
            </table:table-cell>
            <table:table-cell table:style-name="Table28.B1" office:value-type="string">
              <text:p text:style-name="P158">Inherited From</text:p>
            </table:table-cell>
          </table:table-row>
        </table:table-header-rows>
        <table:table-row>
          <table:table-cell table:style-name="Table28.A2" office:value-type="string">
            <text:p text:style-name="P161"><text:span text:style-name="Source_20_Text">onOpen</text:span></text:p>
          </table:table-cell>
          <table:table-cell table:style-name="Table28.B2" office:value-type="string">
            <text:p text:style-name="Table_20_Contents"><text:a xlink:type="simple" xlink:href="#OpenEvent"><text:span text:style-name="Source_20_Text"><text:span text:style-name="T95">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34"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57">Property</text:p>
            </table:table-cell>
            <table:table-cell table:style-name="Table29.A1" office:value-type="string">
              <text:p text:style-name="P157">Description</text:p>
            </table:table-cell>
            <table:table-cell table:style-name="Table29.A1" office:value-type="string">
              <text:p text:style-name="P157">Data Type</text:p>
            </table:table-cell>
            <table:table-cell table:style-name="Table29.D1" office:value-type="string">
              <text:p text:style-name="P157">Default Value</text:p>
            </table:table-cell>
          </table:table-row>
        </table:table-header-rows>
        <table:table-row>
          <table:table-cell table:style-name="Table29.A2" office:value-type="string">
            <text:p text:style-name="P115"><text:span text:style-name="Source_20_Text"><text:span text:style-name="T55">flex </text:span></text:span></text:p>
          </table:table-cell>
          <table:table-cell table:style-name="Table29.A2" office:value-type="string">
            <text:p text:style-name="P141">Sets whether to grow and shrink vertical/horizontal to fit their given space, so called flexibility.</text:p>
          </table:table-cell>
          <table:table-cell table:style-name="Table29.A2" office:value-type="string">
            <text:p text:style-name="P115"><text:span text:style-name="Source_20_Text"><text:span text:style-name="T55">java.lang.String</text:span></text:span></text:p>
          </table:table-cell>
          <table:table-cell table:style-name="Table29.D2" office:value-type="string">
            <text:p text:style-name="P161"><text:span text:style-name="Source_20_Text"><text:span text:style-name="T57">false</text:span></text:span></text:p>
          </table:table-cell>
        </table:table-row>
        <table:table-row>
          <table:table-cell table:style-name="Table29.A2" office:value-type="string">
            <text:p text:style-name="P115"><text:span text:style-name="Source_20_Text">size </text:span></text:p>
          </table:table-cell>
          <table:table-cell table:style-name="Table29.A2" office:value-type="string">
            <text:p text:style-name="P14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15"><text:span text:style-name="Source_20_Text"><text:span text:style-name="T55">java.lang.String</text:span></text:span></text:p>
          </table:table-cell>
          <table:table-cell table:style-name="Table29.D2" office:value-type="string">
            <text:p text:style-name="P161"><text:span text:style-name="Source_20_Text">null</text:span></text:p>
          </table:table-cell>
        </table:table-row>
        <table:table-row>
          <table:table-cell table:style-name="Table29.A2" office:value-type="string">
            <text:p text:style-name="P115"><text:span text:style-name="Source_20_Text">splittable </text:span></text:p>
          </table:table-cell>
          <table:table-cell table:style-name="Table29.A2" office:value-type="string">
            <text:p text:style-name="P141">Sets whether enable the split functionality.</text:p>
          </table:table-cell>
          <table:table-cell table:style-name="Table29.A2" office:value-type="string">
            <text:p text:style-name="P115"><text:span text:style-name="Source_20_Text">boolean</text:span></text:p>
          </table:table-cell>
          <table:table-cell table:style-name="Table29.D2" office:value-type="string">
            <text:p text:style-name="P161"><text:span text:style-name="Source_20_Text">false</text:span></text:p>
          </table:table-cell>
        </table:table-row>
        <table:table-row>
          <table:table-cell table:style-name="Table29.A2" office:value-type="string">
            <text:p text:style-name="P115"><text:span text:style-name="Source_20_Text">collapsible </text:span></text:p>
          </table:table-cell>
          <table:table-cell table:style-name="Table29.A2" office:value-type="string">
            <text:p text:style-name="P141">Sets whether set the initial display to collapse.</text:p>
          </table:table-cell>
          <table:table-cell table:style-name="Table29.A2" office:value-type="string">
            <text:p text:style-name="P115"><text:span text:style-name="Source_20_Text">boolean</text:span></text:p>
          </table:table-cell>
          <table:table-cell table:style-name="Table29.D2" office:value-type="string">
            <text:p text:style-name="P161"><text:span text:style-name="Source_20_Text">false</text:span></text:p>
          </table:table-cell>
        </table:table-row>
        <table:table-row>
          <table:table-cell table:style-name="Table29.A2" office:value-type="string">
            <text:p text:style-name="P115"><text:span text:style-name="Source_20_Text">margins </text:span></text:p>
          </table:table-cell>
          <table:table-cell table:style-name="Table29.A2" office:value-type="string">
            <text:p text:style-name="P141">Sets margins for the element "0,1,2,3" that direction is "top,left,right,bottom".</text:p>
          </table:table-cell>
          <table:table-cell table:style-name="Table29.A2" office:value-type="string">
            <text:p text:style-name="P115"><text:span text:style-name="Source_20_Text">java.lang.String</text:span></text:p>
          </table:table-cell>
          <table:table-cell table:style-name="Table29.D2" office:value-type="string">
            <text:p text:style-name="P177"><text:span text:style-name="Source_20_Text">0,0,0,0</text:span></text:p>
          </table:table-cell>
        </table:table-row>
        <table:table-row>
          <table:table-cell table:style-name="Table29.A2" office:value-type="string">
            <text:p text:style-name="P115"><text:span text:style-name="Source_20_Text">open </text:span></text:p>
          </table:table-cell>
          <table:table-cell table:style-name="Table29.A2" office:value-type="string">
            <text:p text:style-name="P141">Opens or collapses the splitter. Meaningful only if isCollapsible is not false.</text:p>
          </table:table-cell>
          <table:table-cell table:style-name="Table29.A2" office:value-type="string">
            <text:p text:style-name="P115"><text:span text:style-name="Source_20_Text">boolean</text:span></text:p>
          </table:table-cell>
          <table:table-cell table:style-name="Table29.D2" office:value-type="string">
            <text:p text:style-name="P161"><text:span text:style-name="Source_20_Text">true</text:span></text:p>
          </table:table-cell>
        </table:table-row>
        <table:table-row>
          <table:table-cell table:style-name="Table29.A2" office:value-type="string">
            <text:p text:style-name="P115"><text:span text:style-name="Source_20_Text">autoscroll </text:span></text:p>
          </table:table-cell>
          <table:table-cell table:style-name="Table29.A2" office:value-type="string">
            <text:p text:style-name="P141">Sets whether enable overflow scrolling.</text:p>
          </table:table-cell>
          <table:table-cell table:style-name="Table29.A2" office:value-type="string">
            <text:p text:style-name="P115"><text:span text:style-name="Source_20_Text">boolean</text:span></text:p>
          </table:table-cell>
          <table:table-cell table:style-name="Table29.D2" office:value-type="string">
            <text:p text:style-name="P161"><text:span text:style-name="Source_20_Text">false</text:span></text:p>
          </table:table-cell>
        </table:table-row>
        <table:table-row>
          <table:table-cell table:style-name="Table29.A2" office:value-type="string">
            <text:p text:style-name="P115"><text:span text:style-name="Source_20_Text">border </text:span></text:p>
          </table:table-cell>
          <table:table-cell table:style-name="Table29.A2" office:value-type="string">
            <text:p text:style-name="P141">Sets the border (either none or normal).</text:p>
          </table:table-cell>
          <table:table-cell table:style-name="Table29.A2" office:value-type="string">
            <text:p text:style-name="P115"><text:span text:style-name="Source_20_Text">java.lang.String</text:span></text:p>
          </table:table-cell>
          <table:table-cell table:style-name="Table29.D2" office:value-type="string">
            <text:p text:style-name="P161"><text:span text:style-name="Source_20_Text">normal</text:span></text:p>
          </table:table-cell>
        </table:table-row>
        <table:table-row>
          <table:table-cell table:style-name="Table29.A2" office:value-type="string">
            <text:p text:style-name="P115"><text:span text:style-name="Source_20_Text">maxsize </text:span></text:p>
          </table:table-cell>
          <table:table-cell table:style-name="Table29.A2" office:value-type="string">
            <text:p text:style-name="P141">Sets the maximum size of the resizing element.</text:p>
          </table:table-cell>
          <table:table-cell table:style-name="Table29.A2" office:value-type="string">
            <text:p text:style-name="P115"><text:span text:style-name="Source_20_Text">int</text:span></text:p>
          </table:table-cell>
          <table:table-cell table:style-name="Table29.D2" office:value-type="string">
            <text:p text:style-name="P161"><text:span text:style-name="Source_20_Text">2000</text:span></text:p>
          </table:table-cell>
        </table:table-row>
        <table:table-row>
          <table:table-cell table:style-name="Table29.A2" office:value-type="string">
            <text:p text:style-name="P115"><text:span text:style-name="Source_20_Text">minsize </text:span></text:p>
          </table:table-cell>
          <table:table-cell table:style-name="Table29.A2" office:value-type="string">
            <text:p text:style-name="P141">Sets the minimum size of the resizing element.</text:p>
          </table:table-cell>
          <table:table-cell table:style-name="Table29.A2" office:value-type="string">
            <text:p text:style-name="P115"><text:span text:style-name="Source_20_Text">int</text:span></text:p>
          </table:table-cell>
          <table:table-cell table:style-name="Table29.D2" office:value-type="string">
            <text:p text:style-name="P161"><text:span text:style-name="Source_20_Text">0</text:span></text:p>
          </table:table-cell>
        </table:table-row>
      </table:table>
      <text:p text:style-name="P204"/>
      <text:h text:style-name="P192"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36" text:outline-level="4">Inherited From </text:h>
      <table:table table:name="Table31" table:style-name="Table31">
        <table:table-column table:style-name="Table31.A"/>
        <table:table-header-rows>
          <table:table-row>
            <table:table-cell table:style-name="Table31.A1" office:value-type="string">
              <text:p text:style-name="P158">Inherited From</text:p>
            </table:table-cell>
          </table:table-row>
        </table:table-header-rows>
        <table:table-row table:style-name="Table31.2">
          <table:table-cell table:style-name="Table31.A2" office:value-type="string">
            <text:p text:style-name="P177"><text:a xlink:type="simple" xlink:href="#XulElement"><text:span text:style-name="T57">org.zkoss.zul.impl.XulElement</text:span></text:a></text:p>
          </table:table-cell>
        </table:table-row>
        <table:table-row table:style-name="Table31.2">
          <table:table-cell table:style-name="Table31.A2" office:value-type="string">
            <text:p text:style-name="P177"><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177"><text:s/><text:a xlink:type="simple" xlink:href="#AbstractComponent">org.zkoss.zk.ui.AbstractComponent </text:a></text:p>
          </table:table-cell>
        </table:table-row>
      </table:table>
      <text:h text:style-name="P54" text:outline-level="3"><text:bookmark-start text:name="NumberInputElement"/>NumberInputElement<text:bookmark-end text:name="NumberInputElement"/></text:h>
      <text:p text:style-name="P85">A skeletal implementation for number-type input box. </text:p>
      <text:p text:style-name="P17"/>
      <text:h text:style-name="P135" text:outline-level="4">Class Name</text:h>
      <text:p text:style-name="P356"><text:span text:style-name="Source_20_Text"><text:span text:style-name="T82">org.zkoss.zul.impl.NumberInputElement</text:span></text:span></text:p>
      <text:h text:style-name="P192"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15"><text:span text:style-name="Source_20_Text">RoundingMode</text:span></text:p>
          </table:table-cell>
          <table:table-cell table:style-name="Table32.A2" office:value-type="string">
            <text:p text:style-name="P122">the rounding mode.</text:p>
          </table:table-cell>
          <table:table-cell table:style-name="Table32.A2" office:value-type="string">
            <text:p text:style-name="P115"><text:span text:style-name="Source_20_Text">int</text:span></text:p>
          </table:table-cell>
          <table:table-cell table:style-name="Table32.D2" office:value-type="string">
            <text:p text:style-name="P161"><text:span text:style-name="Source_20_Text">BigDecimal.ROUND_HALF_EVEN.</text:span></text:p>
          </table:table-cell>
        </table:table-row>
      </table:table>
      <text:p text:style-name="P188"/>
      <text:h text:style-name="Heading_20_4" text:outline-level="4">Methods</text:h>
      <text:p text:style-name="P189"><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15"><text:span text:style-name="Source_20_Text">void</text:span></text:p>
          </table:table-cell>
        </table:table-row>
      </table:table>
      <text:p text:style-name="P188"/>
      <text:p text:style-name="P188">Inherited From </text:p>
      <table:table table:name="Table35" table:style-name="Table35">
        <table:table-column table:style-name="Table35.A"/>
        <table:table-header-rows>
          <table:table-row>
            <table:table-cell table:style-name="Table35.A1" office:value-type="string">
              <text:p text:style-name="P158">Inherited From</text:p>
            </table:table-cell>
          </table:table-row>
        </table:table-header-rows>
        <table:table-row>
          <table:table-cell table:style-name="Table35.A2" office:value-type="string">
            <text:p text:style-name="P176"><text:a xlink:type="simple" xlink:href="#FormatInputElement"><text:span text:style-name="Source_20_Text">org.zkoss.zul.impl.FormatInputElement</text:span></text:a></text:p>
          </table:table-cell>
        </table:table-row>
        <table:table-row>
          <table:table-cell table:style-name="Table35.A2" office:value-type="string">
            <text:p text:style-name="P176"><text:a xlink:type="simple" xlink:href="#InputElement"><text:span text:style-name="Source_20_Text">org.zkoss.zul.impl.InputElement</text:span></text:a></text:p>
          </table:table-cell>
        </table:table-row>
        <table:table-row>
          <table:table-cell table:style-name="Table35.A2" office:value-type="string">
            <text:p text:style-name="P176"><text:a xlink:type="simple" xlink:href="#XulElement"><text:span text:style-name="Source_20_Text">org.zkoss.zul.impl.XulElement</text:span></text:a></text:p>
          </table:table-cell>
        </table:table-row>
        <table:table-row table:style-name="Table35.5">
          <table:table-cell table:style-name="Table35.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76"><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XulElement"/>XulElement<text:bookmark-end text:name="XulElement"/></text:h>
      <text:p text:style-name="P85">The fundamental class for XUL elements.</text:p>
      <text:h text:style-name="P135" text:outline-level="4">Class Name</text:h>
      <text:p text:style-name="P356"><text:span text:style-name="Source_20_Text"><text:span text:style-name="T82">org.zkoss.zul.impl.XulElement</text:span></text:span></text:p>
      <text:h text:style-name="P192"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58">Property</text:p>
            </table:table-cell>
            <table:table-cell table:style-name="Table36.A1" office:value-type="string">
              <text:p text:style-name="P158">Description</text:p>
            </table:table-cell>
            <table:table-cell table:style-name="Table36.A1" office:value-type="string">
              <text:p text:style-name="P158">Data Type</text:p>
            </table:table-cell>
            <table:table-cell table:style-name="Table36.D1" office:value-type="string">
              <text:p text:style-name="P158">Default Value</text:p>
            </table:table-cell>
          </table:table-row>
        </table:table-header-rows>
        <table:table-row>
          <table:table-cell table:style-name="Table36.A2" office:value-type="string">
            <text:p text:style-name="P161"><text:span text:style-name="Source_20_Text"><text:span text:style-name="T19">action</text:span></text:span></text:p>
          </table:table-cell>
          <table:table-cell table:style-name="Table36.A2" office:value-type="string">
            <text:p text:style-name="P122">Sets the label</text:p>
          </table:table-cell>
          <table:table-cell table:style-name="Table36.A2" office:value-type="string">
            <text:p text:style-name="P115"><text:span text:style-name="Source_20_Text">String</text:span></text:p>
          </table:table-cell>
          <table:table-cell table:style-name="Table36.D2" office:value-type="string">
            <text:p text:style-name="P161"><text:span text:style-name="Source_20_Text"><text:span text:style-name="T19">null</text:span></text:span></text:p>
          </table:table-cell>
        </table:table-row>
        <table:table-row>
          <table:table-cell table:style-name="Table36.A2" office:value-type="string">
            <text:p text:style-name="P161"><text:span text:style-name="Source_20_Text"><text:span text:style-name="T19">context</text:span></text:span></text:p>
          </table:table-cell>
          <table:table-cell table:style-name="Table36.A2" office:value-type="string">
            <text:p text:style-name="P122">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61"><text:span text:style-name="Source_20_Text">String</text:span></text:p>
          </table:table-cell>
          <table:table-cell table:style-name="Table36.D2" office:value-type="string">
            <text:p text:style-name="P161"><text:span text:style-name="Source_20_Text"><text:span text:style-name="T19">null</text:span></text:span></text:p>
          </table:table-cell>
        </table:table-row>
        <table:table-row>
          <table:table-cell table:style-name="Table36.A2" office:value-type="string">
            <text:p text:style-name="P161"><text:span text:style-name="Source_20_Text"><text:span text:style-name="T19">popup</text:span></text:span></text:p>
          </table:table-cell>
          <table:table-cell table:style-name="Table36.A2" office:value-type="string">
            <text:p text:style-name="P122">Sets the ID of <text:a xlink:type="simple" xlink:href="#Popup"><text:span text:style-name="Source_20_Text">Popup</text:span></text:a> that should appear when the user clicks on the element. </text:p>
          </table:table-cell>
          <table:table-cell table:style-name="Table36.A2" office:value-type="string">
            <text:p text:style-name="P115"><text:span text:style-name="Source_20_Text">String</text:span></text:p>
          </table:table-cell>
          <table:table-cell table:style-name="Table36.D2" office:value-type="string">
            <text:p text:style-name="P161"><text:span text:style-name="Source_20_Text"><text:span text:style-name="T19">null</text:span></text:span></text:p>
          </table:table-cell>
        </table:table-row>
        <table:table-row>
          <table:table-cell table:style-name="Table36.A2" office:value-type="string">
            <text:p text:style-name="P161"><text:span text:style-name="Source_20_Text"><text:span text:style-name="T19">tooltip</text:span></text:span></text:p>
          </table:table-cell>
          <table:table-cell table:style-name="Table36.A2" office:value-type="string">
            <text:p text:style-name="P122">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61"><text:span text:style-name="Source_20_Text"><text:span text:style-name="T19">String</text:span></text:span></text:p>
          </table:table-cell>
          <table:table-cell table:style-name="Table36.D2" office:value-type="string">
            <text:p text:style-name="P161"><text:span text:style-name="Source_20_Text"><text:span text:style-name="T19">null</text:span></text:span></text:p>
          </table:table-cell>
        </table:table-row>
      </table:table>
      <text:h text:style-name="P192"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58">Name</text:p>
            </table:table-cell>
            <table:table-cell table:style-name="Table37.A1" office:value-type="string">
              <text:p text:style-name="P158">Description</text:p>
            </table:table-cell>
            <table:table-cell table:style-name="Table37.C1" office:value-type="string">
              <text:p text:style-name="P158">Return Data Type</text:p>
            </table:table-cell>
          </table:table-row>
        </table:table-header-rows>
        <table:table-row>
          <table:table-cell table:style-name="Table37.A2" office:value-type="string">
            <text:p text:style-name="P161"><text:span text:style-name="Source_20_Text"><text:span text:style-name="T19">getInnerAttrs()</text:span></text:span></text:p>
            <text:p text:style-name="P161"><text:span text:style-name="Source_20_Text"><text:span text:style-name="T19"/></text:span></text:p>
          </table:table-cell>
          <table:table-cell table:style-name="Table37.A2" office:value-type="string">
            <text:p text:style-name="P122">Generates the Client-Side-Action attributes to the interior tag. </text:p>
            <text:p text:style-name="P122"><text:span text:style-name="T3">Reason: </text:span><text:span text:style-name="Source_20_Text">onfocus</text:span> is the main use.</text:p>
          </table:table-cell>
          <table:table-cell table:style-name="Table37.C2" office:value-type="string">
            <text:p text:style-name="P115"><text:span text:style-name="Source_20_Text">String</text:span></text:p>
          </table:table-cell>
        </table:table-row>
        <table:table-row>
          <table:table-cell table:style-name="Table37.A2" office:value-type="string">
            <text:p text:style-name="P161"><text:span text:style-name="Source_20_Text"><text:span text:style-name="T19">getOuterAttrs()</text:span></text:span></text:p>
          </table:table-cell>
          <table:table-cell table:style-name="Table37.A2" office:value-type="string">
            <text:p text:style-name="P122"/>
          </table:table-cell>
          <table:table-cell table:style-name="Table37.C2" office:value-type="string">
            <text:p text:style-name="P161"><text:span text:style-name="Source_20_Text"><text:span text:style-name="T19">String</text:span></text:span></text:p>
          </table:table-cell>
        </table:table-row>
      </table:table>
      <text:h text:style-name="P192" text:outline-level="4">Inherited From </text:h>
      <table:table table:name="Table38" table:style-name="Table38">
        <table:table-column table:style-name="Table38.A"/>
        <table:table-header-rows>
          <table:table-row>
            <table:table-cell table:style-name="Table38.A1" office:value-type="string">
              <text:p text:style-name="P158">Inherited From</text:p>
            </table:table-cell>
          </table:table-row>
        </table:table-header-rows>
        <table:table-row table:style-name="Table38.2">
          <table:table-cell table:style-name="Table38.A2" office:value-type="string">
            <text:p text:style-name="P176"><text:a xlink:type="simple" xlink:href="#HtmlBasedComponent">org.zkoss.zk.ui.HtmlBasedComponent</text:a><text:span text:style-name="T91"> </text:span></text:p>
          </table:table-cell>
        </table:table-row>
        <table:table-row table:style-name="Table38.2">
          <table:table-cell table:style-name="Table38.A2" office:value-type="string">
            <text:p text:style-name="P176"><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92">An </text:span><text:span text:style-name="Source_20_Text"><text:span text:style-name="T92">audio</text:span></text:span><text:span text:style-name="T92"> component is used to play the audio at the browser. Like </text:span><text:span text:style-name="Source_20_Text"><text:span text:style-name="T92">image</text:span></text:span><text:span text:style-name="T92">, you could use the </text:span><text:span text:style-name="Source_20_Text"><text:span text:style-name="T92">src</text:span></text:span><text:span text:style-name="T92"> property to specify an URL of an audio resource, or the </text:span><text:span text:style-name="Source_20_Text"><text:span text:style-name="T92">setContent</text:span></text:span><text:span text:style-name="T92"> method to specify a dynamically generated audio.</text:span></text:p>
      <text:p text:style-name="Text_20_body_20_indent_20_2"><text:span text:style-name="T92">Depending on the browser and the </text:span><text:span text:style-name="Source_20_Text"><text:span text:style-name="T92">audio</text:span></text:span><text:span text:style-name="T92"> plugin, developers might be able to control the play of an audio by the </text:span><text:span text:style-name="Source_20_Text"><text:span text:style-name="T92">play</text:span></text:span><text:span text:style-name="T92">, </text:span><text:span text:style-name="Source_20_Text"><text:span text:style-name="T92">stop</text:span></text:span><text:span text:style-name="T92"> and </text:span><text:span text:style-name="Source_20_Text"><text:span text:style-name="T92">pause</text:span></text:span><text:span text:style-name="T92"> methods. Currently, Internet Explorer with Media Player is capable of such controls.</text:span></text:p>
      <text:p text:style-name="P85"><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356"><text:span text:style-name="Source_20_Text"><text:span text:style-name="T82">org.zkoss.zul.Audio</text:span></text:span></text:p>
      <text:h text:style-name="P192" text:outline-level="4">Supported Child Components</text:h>
      <text:p text:style-name="P88">*NONE</text:p>
      <text:h text:style-name="P192" text:outline-level="4">Supported Events</text:h>
      <text:p text:style-name="P368">*NONE</text:p>
      <text:h text:style-name="P235"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58">Property</text:p>
            </table:table-cell>
            <table:table-cell table:style-name="Table39.A1" office:value-type="string">
              <text:p text:style-name="P158">Description</text:p>
            </table:table-cell>
            <table:table-cell table:style-name="Table39.A1" office:value-type="string">
              <text:p text:style-name="P158">Data Type</text:p>
            </table:table-cell>
            <table:table-cell table:style-name="Table39.D1" office:value-type="string">
              <text:p text:style-name="P157">Default Value</text:p>
            </table:table-cell>
          </table:table-row>
        </table:table-header-rows>
        <table:table-row>
          <table:table-cell table:style-name="Table39.A2" office:value-type="string">
            <text:p text:style-name="P115"><text:span text:style-name="Source_20_Text">align</text:span></text:p>
          </table:table-cell>
          <table:table-cell table:style-name="Table39.A2" office:value-type="string">
            <text:p text:style-name="P166">Sets the alignment: <text:span text:style-name="T109">one of top</text:span><text:span text:style-name="Source_20_Text"><text:span text:style-name="T19">, </text:span></text:span></text:p>
            <text:p text:style-name="P166"><text:span text:style-name="Source_20_Text"><text:span text:style-name="T21">Value:</text:span></text:span><text:span text:style-name="Source_20_Text"><text:span text:style-name="T19">texttop, middle, absmiddle, bottom, absbottom, baseline, left, right and center.</text:span></text:span></text:p>
          </table:table-cell>
          <table:table-cell table:style-name="Table39.A2" office:value-type="string">
            <text:p text:style-name="P115"><text:span text:style-name="Source_20_Text">java.lang.String</text:span></text:p>
          </table:table-cell>
          <table:table-cell table:style-name="Table39.D2" office:value-type="string">
            <text:p text:style-name="P163"><text:span text:style-name="Source_20_Text">&lt;null&gt;</text:span></text:p>
          </table:table-cell>
        </table:table-row>
        <table:table-row>
          <table:table-cell table:style-name="Table39.A2" office:value-type="string">
            <text:p text:style-name="P115"><text:span text:style-name="Source_20_Text">aut</text:span><text:span text:style-name="Source_20_Text"><text:span text:style-name="T1">ostart</text:span></text:span></text:p>
          </table:table-cell>
          <table:table-cell table:style-name="Table39.A2" office:value-type="string">
            <text:p text:style-name="P122">Sets whether to auto start playing the <text:span text:style-name="Source_20_Text">audio</text:span>.</text:p>
          </table:table-cell>
          <table:table-cell table:style-name="Table39.A2" office:value-type="string">
            <text:p text:style-name="P115"><text:span text:style-name="Source_20_Text"><text:span text:style-name="T1">boolean</text:span></text:span></text:p>
          </table:table-cell>
          <table:table-cell table:style-name="Table39.D2" office:value-type="string">
            <text:p text:style-name="P165"><text:span text:style-name="Source_20_Text"><text:span text:style-name="T57">false</text:span></text:span></text:p>
          </table:table-cell>
        </table:table-row>
        <table:table-row table:style-name="Table39.4">
          <table:table-cell table:style-name="Table39.A2" office:value-type="string">
            <text:p text:style-name="P115"><text:span text:style-name="Source_20_Text">border</text:span></text:p>
          </table:table-cell>
          <table:table-cell table:style-name="Table39.B4" office:value-type="string">
            <text:p text:style-name="P122">Sets the width of the border.</text:p>
          </table:table-cell>
          <table:table-cell table:style-name="Table39.A2" office:value-type="string">
            <text:p text:style-name="P115"><text:span text:style-name="Source_20_Text">java.lang.Str</text:span><text:span text:style-name="Source_20_Text"><text:span text:style-name="T1">ing</text:span></text:span></text:p>
          </table:table-cell>
          <table:table-cell table:style-name="Table39.D2" office:value-type="string">
            <text:p text:style-name="P161"><text:span text:style-name="Source_20_Text"><text:span text:style-name="T60">&lt;null&gt;</text:span></text:span></text:p>
          </table:table-cell>
        </table:table-row>
        <table:table-row table:style-name="Table39.4">
          <table:table-cell table:style-name="Table39.A2" office:value-type="string">
            <text:p text:style-name="P115"><text:span text:style-name="Source_20_Text">con</text:span><text:span text:style-name="Source_20_Text"><text:span text:style-name="T1">tent</text:span></text:span></text:p>
          </table:table-cell>
          <table:table-cell table:style-name="Table39.B4" office:value-type="string">
            <text:p text:style-name="P166">Sets the content directly.</text:p>
          </table:table-cell>
          <table:table-cell table:style-name="Table39.A2" office:value-type="string">
            <text:p text:style-name="P115"><text:span text:style-name="Source_20_Text">org.zkoss.sound.Audio</text:span></text:p>
          </table:table-cell>
          <table:table-cell table:style-name="Table39.D2" office:value-type="string">
            <text:p text:style-name="P161"><text:span text:style-name="Source_20_Text"><text:span text:style-name="T60">&lt;null&gt;</text:span></text:span></text:p>
          </table:table-cell>
        </table:table-row>
        <table:table-row table:style-name="Table39.4">
          <table:table-cell table:style-name="Table39.A2" office:value-type="string">
            <text:p text:style-name="P115"><text:span text:style-name="Source_20_Text">src</text:span></text:p>
          </table:table-cell>
          <table:table-cell table:style-name="Table39.B4" office:value-type="string">
            <text:p text:style-name="P166">Sets the src.</text:p>
          </table:table-cell>
          <table:table-cell table:style-name="Table39.A2" office:value-type="string">
            <text:p text:style-name="P115"><text:span text:style-name="Source_20_Text">java.lang.Str</text:span><text:span text:style-name="Source_20_Text"><text:span text:style-name="T1">ing</text:span></text:span></text:p>
          </table:table-cell>
          <table:table-cell table:style-name="Table39.D2" office:value-type="string">
            <text:p text:style-name="P161"><text:span text:style-name="Source_20_Text"><text:span text:style-name="T60">&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23">Value: <text:span text:style-name="T89">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58">Inherited From</text:p>
            </table:table-cell>
          </table:table-row>
        </table:table-header-rows>
        <table:table-row>
          <table:table-cell table:style-name="Table41.A2" office:value-type="string">
            <text:p text:style-name="P176"><text:a xlink:type="simple" xlink:href="#XulElement">org.zkoss.zul.impl.XulElement</text:a></text:p>
          </table:table-cell>
        </table:table-row>
        <table:table-row table:style-name="Table41.3">
          <table:table-cell table:style-name="Table41.A2" office:value-type="string">
            <text:p text:style-name="P176"><text:a xlink:type="simple" xlink:href="#HtmlBasedComponent">org.zkoss.zk.ui.HtmlBasedComponent</text:a> </text:p>
          </table:table-cell>
        </table:table-row>
        <table:table-row table:style-name="Table41.3">
          <table:table-cell table:style-name="Table41.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Auxhead"/>Auxhead<text:bookmark-end text:name="Auxhead"/></text:h>
      <text:p text:style-name="P73">Used to define a collection of auxiliary headers (<text:span text:style-name="Source_20_Text">Auxheader</text:span>).</text:p>
      <text:p text:style-name="P73"><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38">&lt;/grid&gt;</text:p>
      <text:h text:style-name="P135" text:outline-level="4">Class Name</text:h>
      <text:p text:style-name="P356"><text:span text:style-name="Source_20_Text"><text:span text:style-name="T15">org.zkoss.zul.Auxhead</text:span></text:span></text:p>
      <text:h text:style-name="P192" text:outline-level="4">Supported Child Components</text:h>
      <text:p text:style-name="P8"><text:span text:style-name="T46"><text:tab/></text:span><text:span text:style-name="Source_20_Text"><text:span text:style-name="T44"> </text:span></text:span><text:a xlink:type="simple" xlink:href="#Auxheader"><text:span text:style-name="Source_20_Text"><text:span text:style-name="T44">Auxheader</text:span></text:span></text:a></text:p>
      <text:h text:style-name="P202" text:outline-level="4">Supported Events</text:h>
      <text:p text:style-name="P9"><text:tab/> <text:s/>*NONE</text:p>
      <text:h text:style-name="P234" text:outline-level="4">Properties</text:h>
      <text:p text:style-name="P10"><text:tab/> <text:s/>*NONE</text:p>
      <text:p text:style-name="P91">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66"><text:span text:style-name="Source_20_Text"><text:span text:style-name="T61">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61"><text:span text:style-name="Source_20_Text"><text:span text:style-name="T55">boolean</text:span></text:span></text:p>
          </table:table-cell>
        </table:table-row>
      </table:table>
      <text:h text:style-name="P136" text:outline-level="4">Inherited From </text:h>
      <table:table table:name="Table182" table:style-name="Table182">
        <table:table-column table:style-name="Table182.A"/>
        <table:table-header-rows>
          <table:table-row>
            <table:table-cell table:style-name="Table182.A1" office:value-type="string">
              <text:p text:style-name="P158">Inherited From</text:p>
            </table:table-cell>
          </table:table-row>
        </table:table-header-rows>
        <table:table-row>
          <table:table-cell table:style-name="Table182.A2" office:value-type="string">
            <text:p text:style-name="P176"><text:a xlink:type="simple" xlink:href="#XulElement"><text:span text:style-name="Source_20_Text"><text:span text:style-name="T91">org.zkoss.zul.impl.XulElement</text:span></text:span></text:a></text:p>
          </table:table-cell>
        </table:table-row>
        <table:table-row table:style-name="Table182.3">
          <table:table-cell table:style-name="Table182.A2" office:value-type="string">
            <text:p text:style-name="P176"><text:a xlink:type="simple" xlink:href="#HtmlBasedComponent"><text:span text:style-name="Source_20_Text"><text:span text:style-name="T91">org.zkoss.zk.ui.HtmlBasedComponent</text:span></text:span></text:a></text:p>
          </table:table-cell>
        </table:table-row>
        <table:table-row table:style-name="Table182.3">
          <table:table-cell table:style-name="Table182.A2" office:value-type="string">
            <text:p text:style-name="P176"><text:a xlink:type="simple" xlink:href="#AbstractComponent"><text:span text:style-name="Source_20_Text"><text:span text:style-name="T91">org.zkoss.zk.ui.AbstractComponent </text:span></text:span></text:a></text:p>
          </table:table-cell>
        </table:table-row>
      </table:table>
      <text:p text:style-name="Standard"/>
      <text:h text:style-name="P232" text:outline-level="3"/>
      <text:h text:style-name="Heading_20_3" text:outline-level="3"><text:bookmark-start text:name="Auxheader"/>Auxheader<text:bookmark-end text:name="Auxheader"/></text:h>
      <text:p text:style-name="Text_20_body_20_indent">An auxiliary header.</text:p>
      <text:p text:style-name="P73"><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38">&lt;/grid&gt;</text:p>
      <text:h text:style-name="P135" text:outline-level="4">Class Name</text:h>
      <text:p text:style-name="P356"><text:span text:style-name="Source_20_Text"><text:span text:style-name="T15">org.zkoss.zul.Auxheader</text:span></text:span></text:p>
      <text:h text:style-name="P192" text:outline-level="4">Supported Child Components</text:h>
      <text:p text:style-name="P12"><text:span text:style-name="T52"><text:tab/></text:span><text:span text:style-name="Source_20_Text"><text:span text:style-name="T53"> <text:s/>*NONE</text:span></text:span></text:p>
      <text:h text:style-name="P202" text:outline-level="4">Supported Events</text:h>
      <text:p text:style-name="P9"><text:tab/> <text:s/>*NONE</text:p>
      <text:h text:style-name="P237" text:outline-level="4"><text:span text:style-name="T38">Properties</text:span><text:span text:style-name="T52"><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58">Property</text:p>
            </table:table-cell>
            <table:table-cell table:style-name="Table336.A1" office:value-type="string">
              <text:p text:style-name="P158">Description</text:p>
            </table:table-cell>
            <table:table-cell table:style-name="Table336.C1" office:value-type="string">
              <text:p text:style-name="P158">Data Type</text:p>
            </table:table-cell>
          </table:table-row>
        </table:table-header-rows>
        <table:table-row>
          <table:table-cell table:style-name="Table336.A2" office:value-type="string">
            <text:p text:style-name="P115"><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15"><text:span text:style-name="Source_20_Text">int</text:span></text:p>
          </table:table-cell>
        </table:table-row>
        <table:table-row>
          <table:table-cell table:style-name="Table336.A2" office:value-type="string">
            <text:p text:style-name="P161"><text:span text:style-name="Source_20_Text"><text:span text:style-name="T19">rowspan</text:span></text:span></text:p>
          </table:table-cell>
          <table:table-cell table:style-name="Table336.A2" office:value-type="string">
            <text:p text:style-name="P23">Sets the number of rows to span this header.</text:p>
          </table:table-cell>
          <table:table-cell table:style-name="Table336.C2" office:value-type="string">
            <text:p text:style-name="P161"><text:span text:style-name="Source_20_Text"><text:span text:style-name="T19">int</text:span></text:span></text:p>
          </table:table-cell>
        </table:table-row>
      </table:table>
      <text:p text:style-name="P91"/>
      <text:p text:style-name="P91">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61"><text:span text:style-name="Source_20_Text"><text:span text:style-name="T19">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61"/>
          </table:table-cell>
        </table:table-row>
      </table:table>
      <text:h text:style-name="P136" text:outline-level="4">Inherited From </text:h>
      <table:table table:name="Table338" table:style-name="Table338">
        <table:table-column table:style-name="Table338.A"/>
        <table:table-header-rows>
          <table:table-row>
            <table:table-cell table:style-name="Table338.A1" office:value-type="string">
              <text:p text:style-name="P158">Inherited From</text:p>
            </table:table-cell>
          </table:table-row>
        </table:table-header-rows>
        <table:table-row>
          <table:table-cell table:style-name="Table338.A2" office:value-type="string">
            <text:p text:style-name="P176"><text:a xlink:type="simple" xlink:href="#HeaderElement"><text:span text:style-name="Source_20_Text">org.zkoss.zul.impl.HeaderElement</text:span></text:a></text:p>
          </table:table-cell>
        </table:table-row>
        <table:table-row>
          <table:table-cell table:style-name="Table338.A2" office:value-type="string">
            <text:p text:style-name="P176"><text:a xlink:type="simple" xlink:href="#LabelImageElement"><text:span text:style-name="Source_20_Text">org.zkoss.zul.impl.LabelImageElement</text:span></text:a></text:p>
          </table:table-cell>
        </table:table-row>
        <table:table-row>
          <table:table-cell table:style-name="Table338.A2" office:value-type="string">
            <text:p text:style-name="P176"><text:a xlink:type="simple" xlink:href="#LabelElement"><text:span text:style-name="Source_20_Text">org.zkoss.zul.impl.LabelElement</text:span></text:a></text:p>
          </table:table-cell>
        </table:table-row>
        <table:table-row>
          <table:table-cell table:style-name="Table338.A2" office:value-type="string">
            <text:p text:style-name="P176"><text:a xlink:type="simple" xlink:href="#XulElement"><text:span text:style-name="Source_20_Text">org.zkoss.zul.impl.XulElement</text:span></text:a></text:p>
          </table:table-cell>
        </table:table-row>
        <table:table-row table:style-name="Table338.6">
          <table:table-cell table:style-name="Table338.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76"><text:a xlink:type="simple" xlink:href="#AbstractComponent"><text:span text:style-name="Source_20_Text">org.zkoss.zk.ui.AbstractComponent </text:span></text:a></text:p>
          </table:table-cell>
        </table:table-row>
      </table:table>
      <text:p text:style-name="P205"/>
      <text:p text:style-name="P55"/>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68"><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6" text:outline-level="4">Class Name</text:h>
      <text:p text:style-name="P356"><text:span text:style-name="Source_20_Text"><text:span text:style-name="T15">org.zkoss.zul.Bandbox</text:span></text:span></text:p>
      <text:h text:style-name="P192" text:outline-level="4">Supported Child Components</text:h>
      <text:p text:style-name="Text_20_body_20_indent_20_2"><text:a xlink:type="simple" xlink:href="#Bandpopup">Bandpopup</text:a></text:p>
      <text:h text:style-name="P192"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58">Name</text:p>
            </table:table-cell>
            <table:table-cell table:style-name="Table94.B1" office:value-type="string">
              <text:p text:style-name="P158">Event Type</text:p>
            </table:table-cell>
          </table:table-row>
        </table:table-header-rows>
        <table:table-row>
          <table:table-cell table:style-name="Table94.A2" office:value-type="string">
            <text:p text:style-name="P169"><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16">Denotes user has opened or closed a component. Note: unlike onClose, this event is only a notification. The client sends this event after opening or closing the component.</text:span></text:span></text:p>
          </table:table-cell>
        </table:table-row>
      </table:table>
      <text:h text:style-name="P237" text:outline-level="4"><text:span text:style-name="T38">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58">Property</text:p>
            </table:table-cell>
            <table:table-cell table:style-name="Table93.A1" office:value-type="string">
              <text:p text:style-name="P158">Description</text:p>
            </table:table-cell>
            <table:table-cell table:style-name="Table93.A1" office:value-type="string">
              <text:p text:style-name="P158">Data Type</text:p>
            </table:table-cell>
            <table:table-cell table:style-name="Table93.D1" office:value-type="string">
              <text:p text:style-name="P157">Default Value</text:p>
            </table:table-cell>
          </table:table-row>
        </table:table-header-rows>
        <table:table-row>
          <table:table-cell table:style-name="Table93.A2" office:value-type="string">
            <text:p text:style-name="P115"><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61"><text:span text:style-name="Source_20_Text"><text:span text:style-name="T57">false</text:span></text:span></text:p>
          </table:table-cell>
        </table:table-row>
        <table:table-row>
          <table:table-cell table:style-name="Table93.A2" office:value-type="string">
            <text:p text:style-name="P115"><text:span text:style-name="Source_20_Text"><text:span text:style-name="T1">buttonVisible</text:span></text:span></text:p>
          </table:table-cell>
          <table:table-cell table:style-name="Table93.A2" office:value-type="string">
            <text:p text:style-name="P13"><text:span text:style-name="Source_20_Text"><text:span text:style-name="T70">Sets whether the button (on the right of the textbox) is visible. </text:span></text:span></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15"><text:span text:style-name="Source_20_Text"><text:span text:style-name="T55">true</text:span></text:span></text:p>
          </table:table-cell>
        </table:table-row>
        <table:table-row>
          <table:table-cell table:style-name="Table93.A2" office:value-type="string">
            <text:p text:style-name="P115"><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15"><text:span text:style-name="Source_20_Text">"~./zul/img/bandbtn.gif". </text:span></text:p>
          </table:table-cell>
        </table:table-row>
        <table:table-row>
          <table:table-cell table:style-name="Table93.A2" office:value-type="string">
            <text:p text:style-name="P115"><text:span text:style-name="Source_20_Text">multiline</text:span></text:p>
          </table:table-cell>
          <table:table-cell table:style-name="Table93.A2" office:value-type="string">
            <text:p text:style-name="P13">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115"><text:span text:style-name="Source_20_Text">false</text:span></text:p>
          </table:table-cell>
        </table:table-row>
        <table:table-row>
          <table:table-cell table:style-name="Table93.A2" office:value-type="string">
            <text:p text:style-name="P115"><text:span text:style-name="Source_20_Text">rows</text:span></text:p>
          </table:table-cell>
          <table:table-cell table:style-name="Table93.A2" office:value-type="string">
            <text:p text:style-name="P13">Sets the rows. </text:p>
          </table:table-cell>
          <table:table-cell table:style-name="Table93.A2" office:value-type="string">
            <text:p text:style-name="Standard"><text:span text:style-name="Source_20_Text">int</text:span></text:p>
          </table:table-cell>
          <table:table-cell table:style-name="Table93.D2" office:value-type="string">
            <text:p text:style-name="P115"><text:span text:style-name="Source_20_Text">1</text:span></text:p>
          </table:table-cell>
        </table:table-row>
      </table:table>
      <text:h text:style-name="P192"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18">Returns </text:span><text:span text:style-name="Source_20_Text"><text:span text:style-name="T118">west</text:span></text:span><text:span text:style-name="T118">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22"><text:span text:style-name="Source_20_Text"/></text:p>
          </table:table-cell>
        </table:table-row>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22"><text:span text:style-name="Source_20_Text">boolean</text:span></text:p>
          </table:table-cell>
        </table:table-row>
      </table:table>
      <text:p text:style-name="P151">Inherited From </text:p>
      <table:table table:name="Table92" table:style-name="Table92">
        <table:table-column table:style-name="Table92.A"/>
        <table:table-header-rows>
          <table:table-row>
            <table:table-cell table:style-name="Table92.A1" office:value-type="string">
              <text:p text:style-name="P158">Inherited From</text:p>
            </table:table-cell>
          </table:table-row>
        </table:table-header-rows>
        <table:table-row>
          <table:table-cell table:style-name="Table92.A2" office:value-type="string">
            <text:p text:style-name="P176"><text:a xlink:type="simple" xlink:href="#InputElement"><text:span text:style-name="Source_20_Text">org.zkoss.zul.InputElement</text:span></text:a></text:p>
          </table:table-cell>
        </table:table-row>
        <table:table-row>
          <table:table-cell table:style-name="Table92.A2" office:value-type="string">
            <text:p text:style-name="P176"><text:a xlink:type="simple" xlink:href="#XulElement"><text:span text:style-name="Source_20_Text">org.zkoss.zul.imp.XulElement</text:span></text:a></text:p>
          </table:table-cell>
        </table:table-row>
        <table:table-row table:style-name="Table92.4">
          <table:table-cell table:style-name="Table92.A2" office:value-type="string">
            <text:p text:style-name="P176"><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76"><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6" text:outline-level="4">Class Name</text:h>
      <text:p text:style-name="P356"><text:span text:style-name="Source_20_Text"><text:span text:style-name="T15">org.zkoss.zul.Bandpopup</text:span></text:span></text:p>
      <text:h text:style-name="P192" text:outline-level="4">Supported Child Components</text:h>
      <text:p text:style-name="Text_20_body_20_indent_20_2"><text:a xlink:type="simple" xlink:href="#Bandpopup">*NONE</text:a></text:p>
      <text:h text:style-name="P192" text:outline-level="4">Supported Events</text:h>
      <text:p text:style-name="P9"><text:tab/> <text:s/>*NONE</text:p>
      <text:h text:style-name="P234"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58">Property</text:p>
            </table:table-cell>
            <table:table-cell table:style-name="Table319.A1" office:value-type="string">
              <text:p text:style-name="P158">Description</text:p>
            </table:table-cell>
            <table:table-cell table:style-name="Table319.A1" office:value-type="string">
              <text:p text:style-name="P158">Data Type</text:p>
            </table:table-cell>
            <table:table-cell table:style-name="Table319.D1" office:value-type="string">
              <text:p text:style-name="P157">Default Value</text:p>
            </table:table-cell>
          </table:table-row>
        </table:table-header-rows>
        <table:table-row>
          <table:table-cell table:style-name="Table319.A2" office:value-type="string">
            <text:p text:style-name="P115"><text:span text:style-name="Source_20_Text"><text:span text:style-name="T55">visible</text:span></text:span></text:p>
          </table:table-cell>
          <table:table-cell table:style-name="Table319.A2" office:value-type="string">
            <text:p text:style-name="P162">Sets whether this component is visible.</text:p>
          </table:table-cell>
          <table:table-cell table:style-name="Table319.A2" office:value-type="string">
            <text:p text:style-name="P115"><text:span text:style-name="Source_20_Text"><text:span text:style-name="T55">boolean</text:span></text:span></text:p>
          </table:table-cell>
          <table:table-cell table:style-name="Table319.D2" office:value-type="string">
            <text:p text:style-name="P118"><text:span text:style-name="Source_20_Text">true</text:span></text:p>
          </table:table-cell>
        </table:table-row>
      </table:table>
      <text:p text:style-name="P151">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51">Inherited From </text:p>
      <table:table table:name="Table322" table:style-name="Table322">
        <table:table-column table:style-name="Table322.A"/>
        <table:table-header-rows>
          <table:table-row>
            <table:table-cell table:style-name="Table322.A1" office:value-type="string">
              <text:p text:style-name="P158">Inherited From</text:p>
            </table:table-cell>
          </table:table-row>
        </table:table-header-rows>
        <table:table-row>
          <table:table-cell table:style-name="Table322.A2" office:value-type="string">
            <text:p text:style-name="P176"><text:a xlink:type="simple" xlink:href="#InputElement"><text:span text:style-name="Source_20_Text">org.zkoss.zul.InputElement</text:span></text:a></text:p>
          </table:table-cell>
        </table:table-row>
        <table:table-row>
          <table:table-cell table:style-name="Table322.A2" office:value-type="string">
            <text:p text:style-name="P176"><text:a xlink:type="simple" xlink:href="#XulElement"><text:span text:style-name="Source_20_Text">org.zkoss.zul.imp.XulElement</text:span></text:a></text:p>
          </table:table-cell>
        </table:table-row>
        <table:table-row table:style-name="Table322.4">
          <table:table-cell table:style-name="Table322.A2" office:value-type="string">
            <text:p text:style-name="P176"><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76"><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35" text:outline-level="4">Class Name</text:h>
      <text:p text:style-name="P356"><text:span text:style-name="Source_20_Text"><text:span text:style-name="T15">org.zkoss.zul.Calendar</text:span></text:span></text:p>
      <text:h text:style-name="P192" text:outline-level="4">Supported Child Components</text:h>
      <text:p text:style-name="Text_20_body_20_indent_20_2"><text:a xlink:type="simple" xlink:href="#Bandpopup">*NONE</text:a></text:p>
      <text:h text:style-name="P192" text:outline-level="4">Supported Events</text:h>
      <text:p text:style-name="P9"><text:tab/> <text:s/>*NONE</text:p>
      <text:h text:style-name="P234"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58">Property</text:p>
            </table:table-cell>
            <table:table-cell table:style-name="Table320.A1" office:value-type="string">
              <text:p text:style-name="P158">Description</text:p>
            </table:table-cell>
            <table:table-cell table:style-name="Table320.A1" office:value-type="string">
              <text:p text:style-name="P158">Data Type</text:p>
            </table:table-cell>
            <table:table-cell table:style-name="Table320.D1" office:value-type="string">
              <text:p text:style-name="P157">Default Value</text:p>
            </table:table-cell>
          </table:table-row>
        </table:table-header-rows>
        <table:table-row>
          <table:table-cell table:style-name="Table320.A2" office:value-type="string">
            <text:p text:style-name="P115"><text:span text:style-name="Source_20_Text"><text:span text:style-name="T55">compact</text:span></text:span></text:p>
          </table:table-cell>
          <table:table-cell table:style-name="Table320.A2" office:value-type="string">
            <text:p text:style-name="P27">Sets whether to use a compact layout.</text:p>
          </table:table-cell>
          <table:table-cell table:style-name="Table320.A2" office:value-type="string">
            <text:p text:style-name="P115"><text:span text:style-name="Source_20_Text"><text:span text:style-name="T55">boolean</text:span></text:span></text:p>
          </table:table-cell>
          <table:table-cell table:style-name="Table320.D2" office:value-type="string">
            <text:p text:style-name="P118"><text:span text:style-name="Source_20_Text">true</text:span></text:p>
          </table:table-cell>
        </table:table-row>
        <table:table-row>
          <table:table-cell table:style-name="Table320.A2" office:value-type="string">
            <text:p text:style-name="P115"><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18"><text:span text:style-name="Source_20_Text">null</text:span></text:p>
          </table:table-cell>
        </table:table-row>
        <table:table-row>
          <table:table-cell table:style-name="Table320.A2" office:value-type="string">
            <text:p text:style-name="P115"><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56">Determined by</text:span></text:span><text:span text:style-name="Source_20_Text"> TimeZones.getCurrent() </text:span></text:p>
          </table:table-cell>
        </table:table-row>
        <table:table-row>
          <table:table-cell table:style-name="Table320.A2" office:value-type="string">
            <text:p text:style-name="P115"><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18"><text:span text:style-name="Source_20_Text">today </text:span></text:p>
          </table:table-cell>
        </table:table-row>
        <table:table-row>
          <table:table-cell table:style-name="Table320.A2" office:value-type="string">
            <text:p text:style-name="P115"><text:span text:style-name="Source_20_Text"><text:span text:style-name="T55">visible</text:span></text:span></text:p>
          </table:table-cell>
          <table:table-cell table:style-name="Table320.A2" office:value-type="string">
            <text:p text:style-name="P27">Sets whether this component is visible.</text:p>
          </table:table-cell>
          <table:table-cell table:style-name="Table320.A2" office:value-type="string">
            <text:p text:style-name="P115"><text:span text:style-name="Source_20_Text"><text:span text:style-name="T55">boolean</text:span></text:span></text:p>
          </table:table-cell>
          <table:table-cell table:style-name="Table320.D2" office:value-type="string">
            <text:p text:style-name="P118"><text:span text:style-name="Source_20_Text">true</text:span></text:p>
          </table:table-cell>
        </table:table-row>
      </table:table>
      <text:h text:style-name="P13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2"><text:span text:style-name="Source_20_Text"><text:span text:style-name="T98">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99">java.lang.String </text:span></text:span></text:p>
          </table:table-cell>
        </table:table-row>
      </table:table>
      <text:h text:style-name="P136" text:outline-level="4">Inherited From </text:h>
      <table:table table:name="Table324" table:style-name="Table324">
        <table:table-column table:style-name="Table324.A"/>
        <table:table-header-rows>
          <table:table-row>
            <table:table-cell table:style-name="Table324.A1" office:value-type="string">
              <text:p text:style-name="P158">Inherited From</text:p>
            </table:table-cell>
          </table:table-row>
        </table:table-header-rows>
        <table:table-row>
          <table:table-cell table:style-name="Table324.A2" office:value-type="string">
            <text:p text:style-name="P176"><text:a xlink:type="simple" xlink:href="#XulElement"><text:span text:style-name="Source_20_Text">org.zkoss.zul.imp.XulElement</text:span></text:a></text:p>
          </table:table-cell>
        </table:table-row>
        <table:table-row table:style-name="Table324.3">
          <table:table-cell table:style-name="Table324.A2" office:value-type="string">
            <text:p text:style-name="P176"><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76"><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Borderlayout"/>Borderlayout<text:bookmark-end text:name="Borderlayout"/></text:h>
      <text:p text:style-name="Text_20_body_20_indent"><text:span text:style-name="T92">The layout component is a nested component. The parent component is </text:span><text:span text:style-name="Source_20_Text"><text:span text:style-name="T92">borderlayout</text:span></text:span><text:span text:style-name="T92">, and its </text:span>children components include <text:span text:style-name="T127">north</text:span>, <text:span text:style-name="T127">south</text:span>, <text:span text:style-name="T127">center</text:span>, <text:span text:style-name="T127">west</text:span>, and <text:span text:style-name="T127">east</text:span>. The combination of children <text:span text:style-name="T131">components of </text:span><text:span text:style-name="Source_20_Text"><text:span text:style-name="T96">borderlayout</text:span></text:span><text:span text:style-name="T128"> </text:span><text:span text:style-name="T131">is free.</text:span></text:p>
      <text:p text:style-name="P77"><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5" text:outline-level="4">Class Name</text:h>
      <text:p text:style-name="P356"><text:span text:style-name="Source_20_Text"><text:span text:style-name="T15">org.zkoss.zkex.zul.Borderlayout</text:span></text:span></text:p>
      <text:h text:style-name="P192"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92" text:outline-level="4">Supported Events</text:h>
      <text:p text:style-name="P207"><text:tab/> <text:span text:style-name="T89">*None</text:span></text:p>
      <text:h text:style-name="P234" text:outline-level="4">Properties</text:h>
      <text:p text:style-name="P206"><text:tab/><text:span text:style-name="T39">*None</text:span></text:p>
      <text:h text:style-name="P192"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92" text:outline-level="4">Inherited From </text:h>
      <table:table table:name="Table43" table:style-name="Table43">
        <table:table-column table:style-name="Table43.A"/>
        <table:table-header-rows>
          <table:table-row>
            <table:table-cell table:style-name="Table43.A1" office:value-type="string">
              <text:p text:style-name="P158">Inherited From</text:p>
            </table:table-cell>
          </table:table-row>
        </table:table-header-rows>
        <table:table-row table:style-name="Table43.2">
          <table:table-cell table:style-name="Table43.A2" office:value-type="string">
            <text:p text:style-name="P176"><text:a xlink:type="simple" xlink:href="#HtmlBasedComponent">org.zkoss.zk.ui.HtmlBasedComponent</text:a> </text:p>
          </table:table-cell>
        </table:table-row>
        <table:table-row table:style-name="Table43.2">
          <table:table-cell table:style-name="Table43.A2" office:value-type="string">
            <text:p text:style-name="P176"><text:a xlink:type="simple" xlink:href="#AbstractComponent">org.zkoss.zk.ui.AbstractComponent </text:a></text:p>
          </table:table-cell>
        </table:table-row>
      </table:table>
      <text:p text:style-name="P53"/>
      <text:h text:style-name="Heading_20_3" text:outline-level="3"><text:bookmark-start text:name="Box"/>Box<text:bookmark-end text:name="Box"/></text:h>
      <text:p text:style-name="P85">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8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35" text:outline-level="4">Class Name</text:h>
      <text:p text:style-name="P356"><text:span text:style-name="Source_20_Text"><text:span text:style-name="T82">org.zkoss.zul.Box</text:span></text:span></text:p>
      <text:h text:style-name="P192" text:outline-level="4">Supported Child Components</text:h>
      <text:p text:style-name="P89">*ALL</text:p>
      <text:h text:style-name="P192" text:outline-level="4">Supported Events <text:s text:c="6"/></text:h>
      <text:p text:style-name="P209"><text:s text:c="8"/>*NONE</text:p>
      <text:h text:style-name="P235"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58">Property</text:p>
            </table:table-cell>
            <table:table-cell table:style-name="Table44.A1" office:value-type="string">
              <text:p text:style-name="P158">Description</text:p>
            </table:table-cell>
            <table:table-cell table:style-name="Table44.A1" office:value-type="string">
              <text:p text:style-name="P158">Data Type</text:p>
            </table:table-cell>
            <table:table-cell table:style-name="Table44.D1" office:value-type="string">
              <text:p text:style-name="P157">Default Value</text:p>
            </table:table-cell>
          </table:table-row>
        </table:table-header-rows>
        <table:table-row>
          <table:table-cell table:style-name="Table44.A2" office:value-type="string">
            <text:p text:style-name="P115"><text:span text:style-name="Source_20_Text">heights</text:span></text:p>
          </table:table-cell>
          <table:table-cell table:style-name="Table44.A2" office:value-type="string">
            <text:p text:style-name="P122">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1"><text:span text:style-name="Source_20_Text"><text:span text:style-name="T57">&lt;null&gt;</text:span></text:span></text:p>
          </table:table-cell>
        </table:table-row>
        <table:table-row>
          <table:table-cell table:style-name="Table44.A2" office:value-type="string">
            <text:p text:style-name="P115"><text:span text:style-name="Source_20_Text">ori</text:span><text:span text:style-name="Source_20_Text"><text:span text:style-name="T1">ent</text:span></text:span></text:p>
          </table:table-cell>
          <table:table-cell table:style-name="Table44.A2" office:value-type="string">
            <text:p text:style-name="P122">Sets the<text:span text:style-name="T1"> orient.</text:span></text:p>
            <text:p text:style-name="P122"><text:span text:style-name="T58">Values:</text:span><text:span text:style-name="Source_20_Text"><text:span text:style-name="T57">horizontal</text:span></text:span><text:span text:style-name="T55"> | </text:span><text:span text:style-name="Source_20_Text"><text:span text:style-name="T55">ver</text:span></text:span><text:span text:style-name="Source_20_Text"><text:span text:style-name="T77">tical </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5"><text:span text:style-name="Source_20_Text"><text:span text:style-name="T55">&lt;null&gt;</text:span></text:span></text:p>
          </table:table-cell>
        </table:table-row>
        <table:table-row table:style-name="Table44.4">
          <table:table-cell table:style-name="Table44.A2" office:value-type="string">
            <text:p text:style-name="P115"><text:span text:style-name="Source_20_Text">spacing</text:span></text:p>
          </table:table-cell>
          <table:table-cell table:style-name="Table44.B4" office:value-type="string">
            <text:p text:style-name="P166">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8"><text:span text:style-name="Source_20_Text">&lt;null&gt;</text:span></text:p>
          </table:table-cell>
        </table:table-row>
        <table:table-row table:style-name="Table44.4">
          <table:table-cell table:style-name="Table44.A2" office:value-type="string">
            <text:p text:style-name="P115"><text:span text:style-name="Source_20_Text">val</text:span><text:span text:style-name="Source_20_Text"><text:span text:style-name="T1">ign</text:span></text:span></text:p>
          </table:table-cell>
          <table:table-cell table:style-name="Table44.B4" office:value-type="string">
            <text:p text:style-name="P166">Sets the vertical alignment of the adjacent cells of a box.</text:p>
            <text:p text:style-name="P166"><text:span text:style-name="T58">Value:</text:span><text:span text:style-name="Source_20_Text"><text:span text:style-name="T57">top|middle|bottom</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1"><text:span text:style-name="Source_20_Text"><text:span text:style-name="T57">top</text:span></text:span></text:p>
          </table:table-cell>
        </table:table-row>
        <table:table-row table:style-name="Table44.4">
          <table:table-cell table:style-name="Table44.A2" office:value-type="string">
            <text:p text:style-name="P115"><text:span text:style-name="Source_20_Text">widths</text:span></text:p>
          </table:table-cell>
          <table:table-cell table:style-name="Table44.B4" office:value-type="string">
            <text:p text:style-name="P166">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1"><text:span text:style-name="Source_20_Text"><text:span text:style-name="T60">&lt;empty&gt;</text:span></text:span></text:p>
          </table:table-cell>
        </table:table-row>
      </table:table>
      <text:p text:style-name="P187"/>
      <text:h text:style-name="P192"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6"><text:span text:style-name="Source_20_Text"><text:span text:style-name="T19">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P166"><text:span text:style-name="Source_20_Text"><text:span text:style-name="T19">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46" table:style-name="Table46">
        <table:table-column table:style-name="Table46.A"/>
        <table:table-header-rows>
          <table:table-row>
            <table:table-cell table:style-name="Table46.A1" office:value-type="string">
              <text:p text:style-name="P158">Inherited From</text:p>
            </table:table-cell>
          </table:table-row>
        </table:table-header-rows>
        <table:table-row>
          <table:table-cell table:style-name="Table46.A2" office:value-type="string">
            <text:p text:style-name="P176"><text:a xlink:type="simple" xlink:href="#XulElement">org.zkoss.zul.impl.XulElement</text:a></text:p>
          </table:table-cell>
        </table:table-row>
        <table:table-row>
          <table:table-cell table:style-name="Table46.A2" office:value-type="string">
            <text:p text:style-name="P176"><text:a xlink:type="simple" xlink:href="#HtmlBasedComponent">org.zkoss.zk.ui.HtmlBasedComponent</text:a> </text:p>
          </table:table-cell>
        </table:table-row>
        <table:table-row table:style-name="Table46.4">
          <table:table-cell table:style-name="Table46.A2" office:value-type="string">
            <text:p text:style-name="P176"><text:a xlink:type="simple" xlink:href="#AbstractComponent">org.zkoss.zk.ui.AbstractComponent </text:a></text:p>
          </table:table-cell>
        </table:table-row>
      </table:table>
      <text:p text:style-name="P53"/>
      <text:h text:style-name="Heading_20_3" text:outline-level="3"><text:bookmark-start text:name="Button"/>Button<text:bookmark-end text:name="Button"/></text:h>
      <text:p text:style-name="Text_20_body_20_indent_20_2"><text:span text:style-name="T92">You could assign a </text:span><text:span text:style-name="Source_20_Text"><text:span text:style-name="T92">label</text:span></text:span><text:span text:style-name="T92"> and an </text:span><text:span text:style-name="Source_20_Text"><text:span text:style-name="T92">image</text:span></text:span><text:span text:style-name="T92"> to a button by the </text:span><text:span text:style-name="Source_20_Text"><text:span text:style-name="T92">label</text:span></text:span><text:span text:style-name="T92"> and </text:span><text:span text:style-name="Source_20_Text"><text:span text:style-name="T92">image</text:span></text:span><text:span text:style-name="T92"> properties. If both are specified, the </text:span><text:span text:style-name="Source_20_Text"><text:span text:style-name="T92">dir</text:span></text:span><text:span text:style-name="T92"> property control which is displayed up front, and the </text:span><text:span text:style-name="Source_20_Text"><text:span text:style-name="T92">orient</text:span></text:span><text:span text:style-name="T92"> property controls whether the layout is horizontal or vertical. </text:span></text:p>
      <text:p text:style-name="P17"><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35" text:outline-level="4">Class Name</text:h>
      <text:p text:style-name="P356"><text:span text:style-name="Source_20_Text"><text:span text:style-name="T13">org.zkoss.zul.Button</text:span></text:span></text:p>
      <text:h text:style-name="P192" text:outline-level="4">Supported Child Components</text:h>
      <text:p text:style-name="Text_20_body_20_indent_20_2">*NONE </text:p>
      <text:h text:style-name="P192" text:outline-level="4">Supported Events</text:h>
      <text:h text:style-name="P235" text:outline-level="4"/>
      <table:table table:name="Table47" table:style-name="Table47">
        <table:table-column table:style-name="Table47.A"/>
        <table:table-column table:style-name="Table47.B"/>
        <table:table-header-rows>
          <table:table-row>
            <table:table-cell table:style-name="Table47.A1" office:value-type="string">
              <text:p text:style-name="P158">Name</text:p>
            </table:table-cell>
            <table:table-cell table:style-name="Table47.B1" office:value-type="string">
              <text:p text:style-name="P158">Event Type</text:p>
            </table:table-cell>
          </table:table-row>
        </table:table-header-rows>
        <table:table-row>
          <table:table-cell table:style-name="Table47.A2" office:value-type="string">
            <text:p text:style-name="P161"><text:span text:style-name="Source_20_Text">onClick</text:span></text:p>
          </table:table-cell>
          <table:table-cell table:style-name="Table47.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47.A2" office:value-type="string">
            <text:p text:style-name="P161"><text:span text:style-name="Source_20_Text">onRightClick</text:span></text:p>
          </table:table-cell>
          <table:table-cell table:style-name="Table47.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47.A2" office:value-type="string">
            <text:p text:style-name="P161"><text:span text:style-name="Source_20_Text">onDoubleClick</text:span></text:p>
          </table:table-cell>
          <table:table-cell table:style-name="Table47.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double-clicked the component.</text:span></text:span></text:p>
          </table:table-cell>
        </table:table-row>
        <table:table-row>
          <table:table-cell table:style-name="Table47.A2" office:value-type="string">
            <text:p text:style-name="P161"><text:span text:style-name="Source_20_Text">onFocus</text:span></text:p>
          </table:table-cell>
          <table:table-cell table:style-name="Table47.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61"><text:span text:style-name="Source_20_Text">onBlur</text:span></text:p>
          </table:table-cell>
          <table:table-cell table:style-name="Table47.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Description: Denotes when a component loses the focus.</text:span></text:p>
          </table:table-cell>
        </table:table-row>
      </table:table>
      <text:h text:style-name="P20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57">Property</text:p>
            </table:table-cell>
            <table:table-cell table:style-name="Table48.A1" office:value-type="string">
              <text:p text:style-name="P157">Description</text:p>
            </table:table-cell>
            <table:table-cell table:style-name="Table48.A1" office:value-type="string">
              <text:p text:style-name="P157">Data Type</text:p>
            </table:table-cell>
            <table:table-cell table:style-name="Table48.D1" office:value-type="string">
              <text:p text:style-name="P157">Default Value</text:p>
            </table:table-cell>
          </table:table-row>
        </table:table-header-rows>
        <table:table-row>
          <table:table-cell table:style-name="Table48.A2" office:value-type="string">
            <text:p text:style-name="P115"><text:span text:style-name="Source_20_Text"><text:span text:style-name="T55">dir</text:span></text:span></text:p>
          </table:table-cell>
          <table:table-cell table:style-name="Table48.A2" office:value-type="string">
            <text:p text:style-name="P117">Sets the direction of button</text:p>
            <text:p text:style-name="P122"><text:span text:style-name="T58">Value:</text:span><text:span text:style-name="Source_20_Text"><text:span text:style-name="T55">normal</text:span></text:span><text:span text:style-name="T55"> | </text:span><text:span text:style-name="Source_20_Text"><text:span text:style-name="T55">reverse</text:span></text:span></text:p>
          </table:table-cell>
          <table:table-cell table:style-name="Table48.A2" office:value-type="string">
            <text:p text:style-name="P115"><text:span text:style-name="Source_20_Text"><text:span text:style-name="T55">java.lang.String</text:span></text:span></text:p>
          </table:table-cell>
          <table:table-cell table:style-name="Table48.D2" office:value-type="string">
            <text:p text:style-name="P161"><text:span text:style-name="Source_20_Text"><text:span text:style-name="T57">normal</text:span></text:span></text:p>
          </table:table-cell>
        </table:table-row>
        <table:table-row>
          <table:table-cell table:style-name="Table48.A2" office:value-type="string">
            <text:p text:style-name="P115"><text:span text:style-name="Source_20_Text"><text:span text:style-name="T55">disabled</text:span></text:span></text:p>
          </table:table-cell>
          <table:table-cell table:style-name="Table48.A2" office:value-type="string">
            <text:p text:style-name="P117">Sets whether it is disabled or not</text:p>
          </table:table-cell>
          <table:table-cell table:style-name="Table48.A2" office:value-type="string">
            <text:p text:style-name="P115"><text:span text:style-name="Source_20_Text"><text:span text:style-name="T55">boolean</text:span></text:span></text:p>
          </table:table-cell>
          <table:table-cell table:style-name="Table48.D2" office:value-type="string">
            <text:p text:style-name="P115"><text:span text:style-name="Source_20_Text"><text:span text:style-name="T55">false</text:span></text:span></text:p>
          </table:table-cell>
        </table:table-row>
        <table:table-row table:style-name="Table48.4">
          <table:table-cell table:style-name="Table48.A2" office:value-type="string">
            <text:p text:style-name="P115"><text:span text:style-name="Source_20_Text"><text:span text:style-name="T55">href</text:span></text:span></text:p>
          </table:table-cell>
          <table:table-cell table:style-name="Table48.B4" office:value-type="string">
            <text:p text:style-name="P162">Provides a hyper link</text:p>
          </table:table-cell>
          <table:table-cell table:style-name="Table48.A2" office:value-type="string">
            <text:p text:style-name="P115"><text:span text:style-name="Source_20_Text"><text:span text:style-name="T55">java.lang.String</text:span></text:span></text:p>
          </table:table-cell>
          <table:table-cell table:style-name="Table48.D2" office:value-type="string">
            <text:p text:style-name="P118">&lt;empty string&gt;</text:p>
          </table:table-cell>
        </table:table-row>
        <table:table-row table:style-name="Table48.4">
          <table:table-cell table:style-name="Table48.A2" office:value-type="string">
            <text:p text:style-name="P115"><text:span text:style-name="Source_20_Text"><text:span text:style-name="T55">orient</text:span></text:span></text:p>
          </table:table-cell>
          <table:table-cell table:style-name="Table48.B4" office:value-type="string">
            <text:p text:style-name="P162">Sets the orientation of button</text:p>
            <text:p text:style-name="P166"><text:span text:style-name="T58">Value:</text:span><text:span text:style-name="Source_20_Text"><text:span text:style-name="T57">horizontal</text:span></text:span><text:span text:style-name="T57"> | </text:span><text:span text:style-name="Source_20_Text"><text:span text:style-name="T57">vertical</text:span></text:span></text:p>
          </table:table-cell>
          <table:table-cell table:style-name="Table48.A2" office:value-type="string">
            <text:p text:style-name="P115"><text:span text:style-name="Source_20_Text"><text:span text:style-name="T55">java.lang.String</text:span></text:span></text:p>
          </table:table-cell>
          <table:table-cell table:style-name="Table48.D2" office:value-type="string">
            <text:p text:style-name="P161"><text:span text:style-name="Source_20_Text"><text:span text:style-name="T57">horizontal</text:span></text:span></text:p>
          </table:table-cell>
        </table:table-row>
        <table:table-row table:style-name="Table48.4">
          <table:table-cell table:style-name="Table48.A2" office:value-type="string">
            <text:p text:style-name="P115"><text:span text:style-name="Source_20_Text"><text:span text:style-name="T55">target</text:span></text:span></text:p>
          </table:table-cell>
          <table:table-cell table:style-name="Table48.B4" office:value-type="string">
            <text:p text:style-name="P162">Sets the target frame or window</text:p>
          </table:table-cell>
          <table:table-cell table:style-name="Table48.A2" office:value-type="string">
            <text:p text:style-name="P115"><text:span text:style-name="Source_20_Text"><text:span text:style-name="T55">java.lang.String</text:span></text:span></text:p>
          </table:table-cell>
          <table:table-cell table:style-name="Table48.D2" office:value-type="string">
            <text:p text:style-name="P163">&lt;null&gt;</text:p>
          </table:table-cell>
        </table:table-row>
        <table:table-row table:style-name="Table48.4">
          <table:table-cell table:style-name="Table48.A2" office:value-type="string">
            <text:p text:style-name="P115"><text:span text:style-name="Source_20_Text"><text:span text:style-name="T55">tabindex</text:span></text:span></text:p>
          </table:table-cell>
          <table:table-cell table:style-name="Table48.B4" office:value-type="string">
            <text:p text:style-name="P162">Sets the tab order of this component</text:p>
          </table:table-cell>
          <table:table-cell table:style-name="Table48.A2" office:value-type="string">
            <text:p text:style-name="P115"><text:span text:style-name="Source_20_Text"><text:span text:style-name="T55">int</text:span></text:span></text:p>
          </table:table-cell>
          <table:table-cell table:style-name="Table48.D2" office:value-type="string">
            <text:p text:style-name="P115"><text:span text:style-name="Source_20_Text"><text:span text:style-name="T55">-1 </text:span></text:span></text:p>
          </table:table-cell>
        </table:table-row>
      </table:table>
      <text:p text:style-name="P187"/>
      <text:h text:style-name="P192"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23">Value: <text:span text:style-name="Source_20_Text"><text:span text:style-name="T89">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2" text:outline-level="4">Inherited From </text:h>
      <table:table table:name="Table50" table:style-name="Table50">
        <table:table-column table:style-name="Table50.A"/>
        <table:table-header-rows>
          <table:table-row>
            <table:table-cell table:style-name="Table50.A1" office:value-type="string">
              <text:p text:style-name="P158">Inherited From</text:p>
            </table:table-cell>
          </table:table-row>
        </table:table-header-rows>
        <table:table-row>
          <table:table-cell table:style-name="Table50.A2" office:value-type="string">
            <text:p text:style-name="P177"><text:a xlink:type="simple" xlink:href="#LabelImageElement">org.zkoss.zul.impl.LabelImageElement</text:a></text:p>
          </table:table-cell>
        </table:table-row>
        <table:table-row>
          <table:table-cell table:style-name="Table50.A2" office:value-type="string">
            <text:p text:style-name="P177"><text:a xlink:type="simple" xlink:href="#LabelElement">org.zkoss.zul.impl.LabelElement</text:a></text:p>
          </table:table-cell>
        </table:table-row>
        <table:table-row>
          <table:table-cell table:style-name="Table50.A2" office:value-type="string">
            <text:p text:style-name="P177"><text:a xlink:type="simple" xlink:href="#XulElement">org.zkoss.zul.impl.XulElement</text:a></text:p>
          </table:table-cell>
        </table:table-row>
        <table:table-row table:style-name="Table50.5">
          <table:table-cell table:style-name="Table50.A2" office:value-type="string">
            <text:p text:style-name="P177"><text:s/><text:a xlink:type="simple" xlink:href="#HtmlBasedComponent">org.zkoss.zk.ui.HtmlBasedComponent</text:a> </text:p>
          </table:table-cell>
        </table:table-row>
        <table:table-row table:style-name="Table50.5">
          <table:table-cell table:style-name="Table50.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35" text:outline-level="4">Class Name</text:h>
      <text:p text:style-name="P356"><text:span text:style-name="Source_20_Text"><text:span text:style-name="T82">org.zkoss.zul.Captcha</text:span></text:span></text:p>
      <text:h text:style-name="P192" text:outline-level="4">Supported Child Components</text:h>
      <text:p text:style-name="P94"><text:span text:style-name="T55">*NONE</text:span> </text:p>
      <text:h text:style-name="P192"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58">Name</text:p>
            </table:table-cell>
            <table:table-cell table:style-name="Table345.B1" office:value-type="string">
              <text:p text:style-name="P158">Event Type</text:p>
            </table:table-cell>
          </table:table-row>
        </table:table-header-rows>
        <table:table-row>
          <table:table-cell table:style-name="Table345.A2" office:value-type="string">
            <text:p text:style-name="P161"><text:span text:style-name="Source_20_Text">onClick</text:span></text:p>
          </table:table-cell>
          <table:table-cell table:style-name="Table345.B2" office:value-type="string">
            <text:p text:style-name="P166"><text:a xlink:type="simple" xlink:href="#MouseEvent"><text:span text:style-name="Source_20_Text"><text:span text:style-name="T89">org.zkoss.zk.ui.event.MouseEvent</text:span></text:span></text:a></text:p>
            <text:p text:style-name="P166"><text:span text:style-name="Source_20_Text"><text:span text:style-name="T3">Description:</text:span></text:span><text:span text:style-name="Source_20_Text"><text:span text:style-name="T89"> Denotes user has clicked the component.</text:span></text:span></text:p>
            <text:p text:style-name="P166"><text:span text:style-name="Source_20_Text"><text:span text:style-name="T89">Use getX(), getY() method get coo</text:span></text:span><text:span text:style-name="Source_20_Text"><text:span text:style-name="T90">rdinates.</text:span></text:span></text:p>
          </table:table-cell>
        </table:table-row>
      </table:table>
      <text:h text:style-name="P20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58">Property</text:p>
            </table:table-cell>
            <table:table-cell table:style-name="Table346.A1" office:value-type="string">
              <text:p text:style-name="P158">Description</text:p>
            </table:table-cell>
            <table:table-cell table:style-name="Table346.A1" office:value-type="string">
              <text:p text:style-name="P158">Data Type</text:p>
            </table:table-cell>
            <table:table-cell table:style-name="Table346.D1" office:value-type="string">
              <text:p text:style-name="P157">Default Value</text:p>
            </table:table-cell>
          </table:table-row>
        </table:table-header-rows>
        <table:table-row>
          <table:table-cell table:style-name="Table346.A2" office:value-type="string">
            <text:p text:style-name="P115"><text:span text:style-name="Source_20_Text"><text:span text:style-name="T89">bgColor</text:span></text:span></text:p>
          </table:table-cell>
          <table:table-cell table:style-name="Table346.A2" office:value-type="string">
            <text:p text:style-name="P116">Sets the background color of the chart. It must be <text:span text:style-name="Source_20_Text">#RRGGBB</text:span> format <text:s/>(hexdecimal).</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text:span text:style-name="T78"><text:s/>"#74979B"</text:span></text:span></text:p>
          </table:table-cell>
        </table:table-row>
        <table:table-row>
          <table:table-cell table:style-name="Table346.A2" office:value-type="string">
            <text:p text:style-name="P115"><text:span text:style-name="Source_20_Text">exclude</text:span></text:p>
          </table:table-cell>
          <table:table-cell table:style-name="Table346.A2" office:value-type="string">
            <text:p text:style-name="P116">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text:span text:style-name="T78">"</text:span></text:span><text:span text:style-name="Source_20_Text">0123456789IOilo</text:span><text:span text:style-name="Source_20_Text"><text:span text:style-name="T78">"</text:span></text:span></text:p>
          </table:table-cell>
        </table:table-row>
        <table:table-row>
          <table:table-cell table:style-name="Table346.A2" office:value-type="string">
            <text:p text:style-name="P115"><text:span text:style-name="Source_20_Text">fontColor</text:span></text:p>
          </table:table-cell>
          <table:table-cell table:style-name="Table346.A2" office:value-type="string">
            <text:p text:style-name="P116">Sets font color. It must in <text:span text:style-name="Source_20_Text"><text:span text:style-name="T55">#RRGGBB</text:span></text:span><text:span text:style-name="T55"> format <text:s/>(hexdecimal).</text:span></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404040</text:span></text:p>
          </table:table-cell>
        </table:table-row>
        <table:table-row>
          <table:table-cell table:style-name="Table346.A2" office:value-type="string">
            <text:p text:style-name="P115"><text:span text:style-name="Source_20_Text">height</text:span></text:p>
          </table:table-cell>
          <table:table-cell table:style-name="Table346.A2" office:value-type="string">
            <text:p text:style-name="P116">Sets height of captcha, it col<text:span text:style-name="T1">ud</text:span> be a px, pt or em value and it will tra<text:span text:style-name="T1">nsfer to </text:span>px. </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50</text:span></text:p>
          </table:table-cell>
        </table:table-row>
        <table:table-row>
          <table:table-cell table:style-name="Table346.A2" office:value-type="string">
            <text:p text:style-name="P115"><text:span text:style-name="Source_20_Text">length</text:span></text:p>
          </table:table-cell>
          <table:table-cell table:style-name="Table346.A2" office:value-type="string">
            <text:p text:style-name="P116">Sets length of the autogenerated text value</text:p>
          </table:table-cell>
          <table:table-cell table:style-name="Table346.A2" office:value-type="string">
            <text:p text:style-name="P115"><text:span text:style-name="Source_20_Text">int</text:span></text:p>
          </table:table-cell>
          <table:table-cell table:style-name="Table346.D2" office:value-type="string">
            <text:p text:style-name="P115"><text:span text:style-name="Source_20_Text">5</text:span></text:p>
          </table:table-cell>
        </table:table-row>
        <table:table-row>
          <table:table-cell table:style-name="Table346.A2" office:value-type="string">
            <text:p text:style-name="P115"><text:span text:style-name="Source_20_Text">noise</text:span></text:p>
          </table:table-cell>
          <table:table-cell table:style-name="Table346.A2" office:value-type="string">
            <text:p text:style-name="P116">Sets the flag of noise gen<text:span text:style-name="T1">eration</text:span></text:p>
          </table:table-cell>
          <table:table-cell table:style-name="Table346.A2" office:value-type="string">
            <text:p text:style-name="P115"><text:span text:style-name="Source_20_Text">boolean</text:span></text:p>
          </table:table-cell>
          <table:table-cell table:style-name="Table346.D2" office:value-type="string">
            <text:p text:style-name="P115"><text:span text:style-name="Source_20_Text">true</text:span></text:p>
          </table:table-cell>
        </table:table-row>
        <table:table-row>
          <table:table-cell table:style-name="Table346.A2" office:value-type="string">
            <text:p text:style-name="P115"><text:span text:style-name="Source_20_Text">value</text:span></text:p>
          </table:table-cell>
          <table:table-cell table:style-name="Table346.A2" office:value-type="string">
            <text:p text:style-name="P116">Sets the text value to be shown as the distortion captcha</text:p>
          </table:table-cell>
          <table:table-cell table:style-name="Table346.A2" office:value-type="string">
            <text:p text:style-name="P115"><text:span text:style-name="Source_20_Text">String</text:span></text:p>
          </table:table-cell>
          <table:table-cell table:style-name="Table346.D2" office:value-type="string">
            <text:p text:style-name="P115">Random Value</text:p>
          </table:table-cell>
        </table:table-row>
        <table:table-row>
          <table:table-cell table:style-name="Table346.A2" office:value-type="string">
            <text:p text:style-name="P115"><text:span text:style-name="Source_20_Text">width</text:span></text:p>
          </table:table-cell>
          <table:table-cell table:style-name="Table346.A2" office:value-type="string">
            <text:p text:style-name="P116">Set width of captcha, it col<text:span text:style-name="T1">ud</text:span> be a px, pt or em value and it will tra<text:span text:style-name="T1">nsfer to </text:span>px. </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200</text:span></text:p>
          </table:table-cell>
        </table:table-row>
      </table:table>
      <text:p text:style-name="P187"/>
      <text:h text:style-name="P192"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348" table:style-name="Table348">
        <table:table-column table:style-name="Table348.A"/>
        <table:table-header-rows>
          <table:table-row>
            <table:table-cell table:style-name="Table348.A1" office:value-type="string">
              <text:p text:style-name="P158">Inherited From</text:p>
            </table:table-cell>
          </table:table-row>
        </table:table-header-rows>
        <table:table-row>
          <table:table-cell table:style-name="Table348.A2" office:value-type="string">
            <text:p text:style-name="P176"><text:a xlink:type="simple" xlink:href="#Image">org.zkoss.zul.Image</text:a></text:p>
          </table:table-cell>
        </table:table-row>
        <table:table-row>
          <table:table-cell table:style-name="Table348.A2" office:value-type="string">
            <text:p text:style-name="P176"><text:a xlink:type="simple" xlink:href="#XulElement">org.zkoss.zul.impl.XulElement</text:a></text:p>
          </table:table-cell>
        </table:table-row>
        <table:table-row table:style-name="Table348.4">
          <table:table-cell table:style-name="Table348.A2" office:value-type="string">
            <text:p text:style-name="P176"><text:a xlink:type="simple" xlink:href="#HtmlBasedComponent">org.zkoss.zk.ui.HtmlBasedComponent</text:a> </text:p>
          </table:table-cell>
        </table:table-row>
        <table:table-row table:style-name="Table348.4">
          <table:table-cell table:style-name="Table348.A2" office:value-type="string">
            <text:p text:style-name="P176"><text:a xlink:type="simple" xlink:href="#AbstractComponent">org.zkoss.zk.ui.AbstractComponent </text:a></text:p>
          </table:table-cell>
        </table:table-row>
      </table:table>
      <text:p text:style-name="Text_20_body"/>
      <text:h text:style-name="P54" text:outline-level="3"/>
      <text:h text:style-name="Heading_20_3" text:outline-level="3"><text:bookmark-start text:name="Caption"/>Caption<text:bookmark-end text:name="Caption"/></text:h>
      <text:p text:style-name="P85">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35" text:outline-level="4">Class Name</text:h>
      <text:p text:style-name="P356"><text:span text:style-name="Source_20_Text"><text:span text:style-name="T82">org.zkoss.zul.Caption</text:span></text:span></text:p>
      <text:h text:style-name="P192" text:outline-level="4">Supported Child Components</text:h>
      <text:p text:style-name="P89">*ALL</text:p>
      <text:h text:style-name="P192" text:outline-level="4">Supported Events <text:s text:c="6"/></text:h>
      <text:p text:style-name="P209"><text:s text:c="7"/></text:p>
      <table:table table:name="Table51" table:style-name="Table51">
        <table:table-column table:style-name="Table51.A"/>
        <table:table-column table:style-name="Table51.B"/>
        <table:table-header-rows>
          <table:table-row>
            <table:table-cell table:style-name="Table51.A1" office:value-type="string">
              <text:p text:style-name="P158">Name</text:p>
            </table:table-cell>
            <table:table-cell table:style-name="Table51.B1" office:value-type="string">
              <text:p text:style-name="P158">Event Type</text:p>
            </table:table-cell>
          </table:table-row>
        </table:table-header-rows>
        <table:table-row>
          <table:table-cell table:style-name="Table51.A2" office:value-type="string">
            <text:p text:style-name="P161"><text:span text:style-name="Source_20_Text">onClick</text:span></text:p>
          </table:table-cell>
          <table:table-cell table:style-name="Table51.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51.A2" office:value-type="string">
            <text:p text:style-name="P161"><text:span text:style-name="Source_20_Text">onRightClick</text:span></text:p>
          </table:table-cell>
          <table:table-cell table:style-name="Table51.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51.A2" office:value-type="string">
            <text:p text:style-name="P161"><text:span text:style-name="Source_20_Text">onDoubleClick</text:span></text:p>
          </table:table-cell>
          <table:table-cell table:style-name="Table51.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double-clicked the component.</text:span></text:span></text:p>
          </table:table-cell>
        </table:table-row>
      </table:table>
      <text:h text:style-name="P235" text:outline-level="4">Properties</text:h>
      <text:p text:style-name="P206"><text:s text:c="8"/><text:span text:style-name="T79">*NONE</text:span></text:p>
      <text:h text:style-name="P192"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53" table:style-name="Table53">
        <table:table-column table:style-name="Table53.A"/>
        <table:table-header-rows>
          <table:table-row>
            <table:table-cell table:style-name="Table53.A1" office:value-type="string">
              <text:p text:style-name="P158">Inherited From</text:p>
            </table:table-cell>
          </table:table-row>
        </table:table-header-rows>
        <table:table-row>
          <table:table-cell table:style-name="Table53.A2" office:value-type="string">
            <text:p text:style-name="P177"><text:a xlink:type="simple" xlink:href="#LabelImageElement">org.zkoss.zul.impl.LabelImageElement</text:a></text:p>
          </table:table-cell>
        </table:table-row>
        <table:table-row>
          <table:table-cell table:style-name="Table53.A2" office:value-type="string">
            <text:p text:style-name="P177"><text:a xlink:type="simple" xlink:href="#LabelElement">org.zkoss.zul.impl.LabelElement</text:a></text:p>
          </table:table-cell>
        </table:table-row>
        <table:table-row table:style-name="Table53.4">
          <table:table-cell table:style-name="Table53.A2" office:value-type="string">
            <text:p text:style-name="P177"><text:a xlink:type="simple" xlink:href="#XulElement">org.zkoss.zul.impl.XulElement</text:a></text:p>
          </table:table-cell>
        </table:table-row>
        <table:table-row table:style-name="Table53.4">
          <table:table-cell table:style-name="Table53.A2" office:value-type="string">
            <text:p text:style-name="P177"><text:s/><text:a xlink:type="simple" xlink:href="#HtmlBasedComponent">org.zkoss.zk.ui.HtmlBasedComponent</text:a> </text:p>
          </table:table-cell>
        </table:table-row>
        <table:table-row table:style-name="Table53.4">
          <table:table-cell table:style-name="Table53.A2" office:value-type="string">
            <text:p text:style-name="P177"><text:s/><text:a xlink:type="simple" xlink:href="#AbstractComponent">org.zkoss.zk.ui.AbstractComponent </text:a></text:p>
          </table:table-cell>
        </table:table-row>
      </table:table>
      <text:h text:style-name="P54" text:outline-level="3"/>
      <text:h text:style-name="Heading_20_3" text:outline-level="3"><text:bookmark-start text:name="Center"/>Center<text:bookmark-end text:name="Center"/></text:h>
      <text:p text:style-name="P78">This component is a center region. The default class of CSS is specified "layout-region-center".</text:p>
      <text:p text:style-name="Text_20_body_20_indent"/>
      <text:p text:style-name="P77"><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5" text:outline-level="4">Class Name</text:h>
      <text:p text:style-name="P356"><text:span text:style-name="Source_20_Text"><text:span text:style-name="T15">org.zkoss.zkex.zul.Center</text:span></text:span></text:p>
      <text:h text:style-name="P192" text:outline-level="4">Supported Child Components</text:h>
      <text:p text:style-name="Text_20_body_20_indent_20_2">*NONE</text:p>
      <text:h text:style-name="P192"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58">Name</text:p>
            </table:table-cell>
            <table:table-cell table:style-name="Table54.B1" office:value-type="string">
              <text:p text:style-name="P158">Inherited From</text:p>
            </table:table-cell>
          </table:table-row>
        </table:table-header-rows>
        <table:table-row>
          <table:table-cell table:style-name="Table54.A2" office:value-type="string">
            <text:p text:style-name="P161"><text:span text:style-name="Source_20_Text">OnOpen</text:span></text:p>
          </table:table-cell>
          <table:table-cell table:style-name="Table54.B2" office:value-type="string">
            <text:p text:style-name="P29"><text:a xlink:type="simple" xlink:href="#OpenEvent"><text:span text:style-name="Source_20_Text"><text:span text:style-name="T22">org.zkoss.zk.ui.event.OpenEvent</text:span></text:span></text:a></text:p>
            <text:p text:style-name="Table_20_Contents"><text:span text:style-name="Source_20_Text"><text:span text:style-name="T87"/></text:span></text:p>
            <text:p text:style-name="Table_20_Contents"><text:span text:style-name="Source_20_Text"><text:span text:style-name="T88">Description: </text:span></text:span><text:span text:style-name="Source_20_Text"><text:span text:style-name="T81">When a layout is collapsed or opened by a user, the onOpen event is sent to the application.</text:span></text:span></text:p>
          </table:table-cell>
        </table:table-row>
      </table:table>
      <text:h text:style-name="P234"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57">Property</text:p>
            </table:table-cell>
            <table:table-cell table:style-name="Table55.A1" office:value-type="string">
              <text:p text:style-name="P157">Description</text:p>
            </table:table-cell>
            <table:table-cell table:style-name="Table55.A1" office:value-type="string">
              <text:p text:style-name="P157">Data Type</text:p>
            </table:table-cell>
            <table:table-cell table:style-name="Table55.D1" office:value-type="string">
              <text:p text:style-name="P157">Default Value</text:p>
            </table:table-cell>
          </table:table-row>
        </table:table-header-rows>
        <table:table-row>
          <table:table-cell table:style-name="Table55.A2" office:value-type="string">
            <text:p text:style-name="P115"><text:span text:style-name="Source_20_Text"><text:span text:style-name="T55">size</text:span></text:span></text:p>
          </table:table-cell>
          <table:table-cell table:style-name="Table55.A2" office:value-type="string">
            <text:p text:style-name="P141">Sets the size of this region.</text:p>
          </table:table-cell>
          <table:table-cell table:style-name="Table55.A2" office:value-type="string">
            <text:p text:style-name="P115"><text:span text:style-name="Source_20_Text"><text:span text:style-name="T55">java.lang.String</text:span></text:span></text:p>
          </table:table-cell>
          <table:table-cell table:style-name="Table55.D2" office:value-type="string">
            <text:p text:style-name="P161"><text:span text:style-name="Source_20_Text"><text:span text:style-name="T57">null</text:span></text:span></text:p>
          </table:table-cell>
        </table:table-row>
      </table:table>
      <text:p text:style-name="P204"/>
      <text:h text:style-name="P192"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136" text:outline-level="4">Inherited From </text:h>
      <table:table table:name="Table57" table:style-name="Table57">
        <table:table-column table:style-name="Table57.A"/>
        <table:table-header-rows>
          <table:table-row>
            <table:table-cell table:style-name="Table57.A1" office:value-type="string">
              <text:p text:style-name="P158">Inherited From</text:p>
            </table:table-cell>
          </table:table-row>
        </table:table-header-rows>
        <table:table-row table:style-name="Table57.2">
          <table:table-cell table:style-name="Table57.A2" office:value-type="string">
            <text:p text:style-name="P177"><text:a xlink:type="simple" xlink:href="#LayoutRegion"><text:span text:style-name="T57">org.zkoss.zkex.zul.LayoutRegion </text:span></text:a></text:p>
          </table:table-cell>
        </table:table-row>
        <table:table-row table:style-name="Table57.2">
          <table:table-cell table:style-name="Table57.A2" office:value-type="string">
            <text:p text:style-name="P177"><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177"><text:s/><text:a xlink:type="simple" xlink:href="#AbstractComponent">org.zkoss.zk.ui.AbstractComponent </text:a></text:p>
          </table:table-cell>
        </table:table-row>
      </table:table>
      <text:p text:style-name="P5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58">Type</text:p>
            </table:table-cell>
            <table:table-cell table:style-name="Table349.A1" office:value-type="string">
              <text:p text:style-name="P158">Model</text:p>
            </table:table-cell>
            <table:table-cell table:style-name="Table349.C1" office:value-type="string">
              <text:p text:style-name="P158">3D</text:p>
            </table:table-cell>
          </table:table-row>
        </table:table-header-rows>
        <table:table-row>
          <table:table-cell table:style-name="Table349.A2" office:value-type="string">
            <text:p text:style-name="P115"><text:span text:style-name="Source_20_Text"><text:span text:style-name="T89">pie</text:span></text:span></text:p>
          </table:table-cell>
          <table:table-cell table:style-name="Table349.A2" office:value-type="string">
            <text:p text:style-name="P116"><text:span text:style-name="Source_20_Text">PieModel</text:span></text:p>
          </table:table-cell>
          <table:table-cell table:style-name="Table349.C2" office:value-type="string">
            <text:p text:style-name="P115"><text:span text:style-name="Source_20_Text">o</text:span></text:p>
          </table:table-cell>
        </table:table-row>
        <table:table-row>
          <table:table-cell table:style-name="Table349.A2" office:value-type="string">
            <text:p text:style-name="P115"><text:span text:style-name="Source_20_Text">ring</text:span></text:p>
          </table:table-cell>
          <table:table-cell table:style-name="Table349.A2" office:value-type="string">
            <text:p text:style-name="P116"><text:span text:style-name="Source_20_Text">PieModel</text:span></text:p>
          </table:table-cell>
          <table:table-cell table:style-name="Table349.C2" office:value-type="string">
            <text:p text:style-name="P115"><text:span text:style-name="Source_20_Text">x</text:span></text:p>
          </table:table-cell>
        </table:table-row>
        <table:table-row>
          <table:table-cell table:style-name="Table349.A2" office:value-type="string">
            <text:p text:style-name="P115"><text:span text:style-name="Source_20_Text">bar</text:span></text:p>
          </table:table-cell>
          <table:table-cell table:style-name="Table349.A2" office:value-type="string">
            <text:p text:style-name="P116"><text:span text:style-name="Source_20_Text"><text:span text:style-name="T55">CategoryModel</text:span></text:span></text:p>
          </table:table-cell>
          <table:table-cell table:style-name="Table349.C2" office:value-type="string">
            <text:p text:style-name="P115"><text:span text:style-name="Source_20_Text">o</text:span></text:p>
          </table:table-cell>
        </table:table-row>
        <table:table-row>
          <table:table-cell table:style-name="Table349.A2" office:value-type="string">
            <text:p text:style-name="P115"><text:span text:style-name="Source_20_Text">line</text:span></text:p>
          </table:table-cell>
          <table:table-cell table:style-name="Table349.A2" office:value-type="string">
            <text:p text:style-name="P116"><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5"><text:span text:style-name="Source_20_Text">o</text:span></text:p>
          </table:table-cell>
        </table:table-row>
        <table:table-row>
          <table:table-cell table:style-name="Table349.A2" office:value-type="string">
            <text:p text:style-name="P115"><text:span text:style-name="Source_20_Text">area</text:span></text:p>
          </table:table-cell>
          <table:table-cell table:style-name="Table349.A2" office:value-type="string">
            <text:p text:style-name="P116"><text:span text:style-name="Source_20_Text">CategoryModel </text:span>or<text:span text:style-name="Source_20_Text"> XYModel</text:span></text:p>
          </table:table-cell>
          <table:table-cell table:style-name="Table349.C2" office:value-type="string">
            <text:p text:style-name="P115"><text:span text:style-name="Source_20_Text">x</text:span></text:p>
          </table:table-cell>
        </table:table-row>
        <table:table-row>
          <table:table-cell table:style-name="Table349.A2" office:value-type="string">
            <text:p text:style-name="P115"><text:span text:style-name="Source_20_Text">stacked_bar </text:span></text:p>
          </table:table-cell>
          <table:table-cell table:style-name="Table349.A2" office:value-type="string">
            <text:p text:style-name="P116"><text:span text:style-name="Source_20_Text"><text:span text:style-name="T1">CategoryModel</text:span></text:span></text:p>
          </table:table-cell>
          <table:table-cell table:style-name="Table349.C2" office:value-type="string">
            <text:p text:style-name="P115"><text:span text:style-name="Source_20_Text">o</text:span></text:p>
          </table:table-cell>
        </table:table-row>
        <table:table-row>
          <table:table-cell table:style-name="Table349.A2" office:value-type="string">
            <text:p text:style-name="P115"><text:span text:style-name="Source_20_Text">stacked_area </text:span></text:p>
          </table:table-cell>
          <table:table-cell table:style-name="Table349.A2" office:value-type="string">
            <text:p text:style-name="P116"><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5"><text:span text:style-name="Source_20_Text">x</text:span></text:p>
          </table:table-cell>
        </table:table-row>
        <table:table-row>
          <table:table-cell table:style-name="Table349.A2" office:value-type="string">
            <text:p text:style-name="P115"><text:span text:style-name="Source_20_Text">waterfall </text:span></text:p>
          </table:table-cell>
          <table:table-cell table:style-name="Table349.A2" office:value-type="string">
            <text:p text:style-name="P116"><text:span text:style-name="Source_20_Text">CategoryModel</text:span></text:p>
          </table:table-cell>
          <table:table-cell table:style-name="Table349.C2" office:value-type="string">
            <text:p text:style-name="P115"><text:span text:style-name="Source_20_Text">x</text:span></text:p>
          </table:table-cell>
        </table:table-row>
        <table:table-row>
          <table:table-cell table:style-name="Table349.A2" office:value-type="string">
            <text:p text:style-name="P115"><text:span text:style-name="Source_20_Text">polar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scatter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time_series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polar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step_area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step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histogram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candlestick </text:span></text:p>
          </table:table-cell>
          <table:table-cell table:style-name="Table349.A2" office:value-type="string">
            <text:p text:style-name="P116"><text:span text:style-name="Source_20_Text">HiLo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hilow </text:span></text:p>
          </table:table-cell>
          <table:table-cell table:style-name="Table349.A2" office:value-type="string">
            <text:p text:style-name="P116"><text:span text:style-name="Source_20_Text">HiLoModel</text:span></text:p>
          </table:table-cell>
          <table:table-cell table:style-name="Table349.C2" office:value-type="string">
            <text:p text:style-name="P115">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35" text:outline-level="4">Class Name</text:h>
      <text:p text:style-name="P356"><text:span text:style-name="Source_20_Text"><text:span text:style-name="T82">org.zkoss.zul.Chart</text:span></text:span></text:p>
      <text:h text:style-name="P192" text:outline-level="4">Supported Child Components</text:h>
      <text:p text:style-name="P94"><text:span text:style-name="T55">*NONE</text:span> </text:p>
      <text:h text:style-name="P192"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58">Name</text:p>
            </table:table-cell>
            <table:table-cell table:style-name="Table350.B1" office:value-type="string">
              <text:p text:style-name="P158">Event Type</text:p>
            </table:table-cell>
          </table:table-row>
        </table:table-header-rows>
        <table:table-row>
          <table:table-cell table:style-name="Table350.A2" office:value-type="string">
            <text:p text:style-name="P161"><text:span text:style-name="Source_20_Text">onClick</text:span></text:p>
          </table:table-cell>
          <table:table-cell table:style-name="Table350.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clicked the component.</text:span></text:span></text:p>
            <text:p text:style-name="P166"><text:span text:style-name="Source_20_Text"><text:span text:style-name="T89">Use getX(), getY() method to get coo</text:span></text:span><text:span text:style-name="Source_20_Text"><text:span text:style-name="T90">rdinates.</text:span></text:span></text:p>
            <text:p text:style-name="P166"><text:span text:style-name="Source_20_Text"><text:span text:style-name="T90">Use getArea() method to get the area component which user clicks on.</text:span></text:span></text:p>
          </table:table-cell>
        </table:table-row>
      </table:table>
      <text:h text:style-name="P20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58">Property</text:p>
            </table:table-cell>
            <table:table-cell table:style-name="Table351.A1" office:value-type="string">
              <text:p text:style-name="P158">Description</text:p>
            </table:table-cell>
            <table:table-cell table:style-name="Table351.A1" office:value-type="string">
              <text:p text:style-name="P158">Data Type</text:p>
            </table:table-cell>
            <table:table-cell table:style-name="Table351.D1" office:value-type="string">
              <text:p text:style-name="P157">Default Value</text:p>
            </table:table-cell>
          </table:table-row>
        </table:table-header-rows>
        <table:table-row>
          <table:table-cell table:style-name="Table351.A2" office:value-type="string">
            <text:p text:style-name="P115"><text:span text:style-name="Source_20_Text"><text:span text:style-name="T89">bgAlpha</text:span></text:span></text:p>
          </table:table-cell>
          <table:table-cell table:style-name="Table351.A2" office:value-type="string">
            <text:p text:style-name="P116">Sets the background alpha (transparency, 0 ~ 255).</text:p>
          </table:table-cell>
          <table:table-cell table:style-name="Table351.A2" office:value-type="string">
            <text:p text:style-name="P115"><text:span text:style-name="Source_20_Text">int</text:span></text:p>
          </table:table-cell>
          <table:table-cell table:style-name="Table351.D2" office:value-type="string">
            <text:p text:style-name="P115"><text:span text:style-name="Source_20_Text"><text:span text:style-name="T78">255</text:span></text:span></text:p>
          </table:table-cell>
        </table:table-row>
        <table:table-row>
          <table:table-cell table:style-name="Table351.A2" office:value-type="string">
            <text:p text:style-name="P115"><text:span text:style-name="Source_20_Text">bgColor</text:span></text:p>
          </table:table-cell>
          <table:table-cell table:style-name="Table351.A2" office:value-type="string">
            <text:p text:style-name="P116">Sets the background color of the chart.It must be in <text:span text:style-name="Source_20_Text"><text:span text:style-name="T55">#RRGGBB</text:span></text:span><text:span text:style-name="T55"> format <text:s/>(hexdecimal).</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text:span text:style-name="T78">null</text:span></text:span></text:p>
          </table:table-cell>
        </table:table-row>
        <table:table-row>
          <table:table-cell table:style-name="Table351.A2" office:value-type="string">
            <text:p text:style-name="P115"><text:span text:style-name="Source_20_Text">fgAlpha</text:span></text:p>
          </table:table-cell>
          <table:table-cell table:style-name="Table351.A2" office:value-type="string">
            <text:p text:style-name="P116">Sets the foreground alpha (transparency, 0 ~ 255).</text:p>
          </table:table-cell>
          <table:table-cell table:style-name="Table351.A2" office:value-type="string">
            <text:p text:style-name="P115"><text:span text:style-name="Source_20_Text">int</text:span></text:p>
          </table:table-cell>
          <table:table-cell table:style-name="Table351.D2" office:value-type="string">
            <text:p text:style-name="P115"><text:span text:style-name="Source_20_Text">255</text:span></text:p>
          </table:table-cell>
        </table:table-row>
        <table:table-row>
          <table:table-cell table:style-name="Table351.A2" office:value-type="string">
            <text:p text:style-name="P115"><text:span text:style-name="Source_20_Text">height</text:span></text:p>
          </table:table-cell>
          <table:table-cell table:style-name="Table351.A2" office:value-type="string">
            <text:p text:style-name="P116">Sets height of chart, it must be a int<text:span text:style-name="T1">eger string</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200</text:span></text:p>
          </table:table-cell>
        </table:table-row>
        <table:table-row>
          <table:table-cell table:style-name="Table351.A2" office:value-type="string">
            <text:p text:style-name="P115"><text:span text:style-name="Source_20_Text">orient</text:span></text:p>
          </table:table-cell>
          <table:table-cell table:style-name="Table351.A2" office:value-type="string">
            <text:p text:style-name="P116">Sets the chart orientation.</text:p>
            <text:p text:style-name="P116">Values: <text:span text:style-name="Source_20_Text">vertical | horizontal </text:span></text:p>
          </table:table-cell>
          <table:table-cell table:style-name="Table351.A2" office:value-type="string">
            <text:p text:style-name="P115"><text:span text:style-name="Source_20_Text"><text:span text:style-name="T1">String</text:span></text:span></text:p>
          </table:table-cell>
          <table:table-cell table:style-name="Table351.D2" office:value-type="string">
            <text:p text:style-name="P115"><text:span text:style-name="Source_20_Text">vertical</text:span></text:p>
          </table:table-cell>
        </table:table-row>
        <table:table-row>
          <table:table-cell table:style-name="Table351.A2" office:value-type="string">
            <text:p text:style-name="P115"><text:span text:style-name="Source_20_Text">paneAlpha</text:span></text:p>
          </table:table-cell>
          <table:table-cell table:style-name="Table351.A2" office:value-type="string">
            <text:p text:style-name="P119">Sets the pane alpha (transparency, 0 ~ 255).</text:p>
          </table:table-cell>
          <table:table-cell table:style-name="Table351.A2" office:value-type="string">
            <text:p text:style-name="P115"><text:span text:style-name="Source_20_Text">int</text:span></text:p>
          </table:table-cell>
          <table:table-cell table:style-name="Table351.D2" office:value-type="string">
            <text:p text:style-name="P115"><text:span text:style-name="Source_20_Text">255</text:span></text:p>
          </table:table-cell>
        </table:table-row>
        <table:table-row>
          <table:table-cell table:style-name="Table351.A2" office:value-type="string">
            <text:p text:style-name="P115"><text:span text:style-name="Source_20_Text">panelColor</text:span></text:p>
          </table:table-cell>
          <table:table-cell table:style-name="Table351.A2" office:value-type="string">
            <text:p text:style-name="P116">Sets the pane color of the chart.It must be <text:span text:style-name="Source_20_Text"><text:span text:style-name="T55">#RRGGBB</text:span></text:span><text:span text:style-name="T55"> format <text:s/>(hexdecimal).</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null</text:span></text:p>
          </table:table-cell>
        </table:table-row>
        <table:table-row>
          <table:table-cell table:style-name="Table351.A2" office:value-type="string">
            <text:p text:style-name="P115"><text:span text:style-name="Source_20_Text"><text:span text:style-name="T89">per</text:span></text:span><text:span text:style-name="Source_20_Text"><text:span text:style-name="T90">iod</text:span></text:span></text:p>
          </table:table-cell>
          <table:table-cell table:style-name="Table351.A2" office:value-type="string">
            <text:p text:style-name="P116">Sets the period used in Time Series Chart.</text:p>
            <text:p text:style-name="P116">Values : millisecond | second | minute | | hour | day | week | month | quarter | year</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text:span text:style-name="T78">null</text:span></text:span></text:p>
          </table:table-cell>
        </table:table-row>
        <table:table-row>
          <table:table-cell table:style-name="Table351.A2" office:value-type="string">
            <text:p text:style-name="P115"><text:span text:style-name="Source_20_Text">showLegend</text:span></text:p>
          </table:table-cell>
          <table:table-cell table:style-name="Table351.A2" office:value-type="string">
            <text:p text:style-name="Table_20_Contents"><text:span text:style-name="T55">Sets the flag of showing </text:span>the chart's legend </text:p>
          </table:table-cell>
          <table:table-cell table:style-name="Table351.A2" office:value-type="string">
            <text:p text:style-name="P115"><text:span text:style-name="Source_20_Text">boolean</text:span></text:p>
          </table:table-cell>
          <table:table-cell table:style-name="Table351.D2" office:value-type="string">
            <text:p text:style-name="P115"><text:span text:style-name="Source_20_Text"><text:span text:style-name="T78">true</text:span></text:span></text:p>
          </table:table-cell>
        </table:table-row>
        <table:table-row>
          <table:table-cell table:style-name="Table351.A2" office:value-type="string">
            <text:p text:style-name="P115"><text:span text:style-name="Source_20_Text">showTooltiptext</text:span></text:p>
          </table:table-cell>
          <table:table-cell table:style-name="Table351.A2" office:value-type="string">
            <text:p text:style-name="P116">Sets the flag of showing the chart's tool tip text</text:p>
          </table:table-cell>
          <table:table-cell table:style-name="Table351.A2" office:value-type="string">
            <text:p text:style-name="P115"><text:span text:style-name="Source_20_Text">boolean</text:span></text:p>
          </table:table-cell>
          <table:table-cell table:style-name="Table351.D2" office:value-type="string">
            <text:p text:style-name="P115"><text:span text:style-name="Source_20_Text">true</text:span></text:p>
          </table:table-cell>
        </table:table-row>
        <table:table-row>
          <table:table-cell table:style-name="Table351.A2" office:value-type="string">
            <text:p text:style-name="P115"><text:span text:style-name="Source_20_Text">threeD</text:span></text:p>
          </table:table-cell>
          <table:table-cell table:style-name="Table351.A2" office:value-type="string">
            <text:p text:style-name="P116">Sets true to show three dimensional graph (If a type of chart got no 3d peer, this is ignored).</text:p>
          </table:table-cell>
          <table:table-cell table:style-name="Table351.A2" office:value-type="string">
            <text:p text:style-name="P115"><text:span text:style-name="Source_20_Text">boolean</text:span></text:p>
          </table:table-cell>
          <table:table-cell table:style-name="Table351.D2" office:value-type="string">
            <text:p text:style-name="P115"><text:span text:style-name="Source_20_Text">false</text:span></text:p>
          </table:table-cell>
        </table:table-row>
        <table:table-row>
          <table:table-cell table:style-name="Table351.A2" office:value-type="string">
            <text:p text:style-name="P115"><text:span text:style-name="Source_20_Text">title</text:span></text:p>
          </table:table-cell>
          <table:table-cell table:style-name="Table351.A2" office:value-type="string">
            <text:p text:style-name="P116">Sets the chart's title.</text:p>
          </table:table-cell>
          <table:table-cell table:style-name="Table351.A2" office:value-type="string">
            <text:p text:style-name="P115"><text:span text:style-name="Source_20_Text"><text:span text:style-name="T1">String</text:span></text:span></text:p>
          </table:table-cell>
          <table:table-cell table:style-name="Table351.D2" office:value-type="string">
            <text:p text:style-name="P115"><text:span text:style-name="Source_20_Text">null</text:span></text:p>
          </table:table-cell>
        </table:table-row>
        <table:table-row>
          <table:table-cell table:style-name="Table351.A2" office:value-type="string">
            <text:p text:style-name="P115"><text:span text:style-name="Source_20_Text">type</text:span></text:p>
          </table:table-cell>
          <table:table-cell table:style-name="Table351.A2" office:value-type="string">
            <text:p text:style-name="P119">Set the chart's type </text:p>
            <text:p text:style-name="P116"><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null</text:span></text:p>
          </table:table-cell>
        </table:table-row>
        <table:table-row>
          <table:table-cell table:style-name="Table351.A2" office:value-type="string">
            <text:p text:style-name="P115"><text:span text:style-name="Source_20_Text">width</text:span></text:p>
          </table:table-cell>
          <table:table-cell table:style-name="Table351.A2" office:value-type="string">
            <text:p text:style-name="P116">Sets width of chart, it must be a int<text:span text:style-name="T1">eger string</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400</text:span></text:p>
          </table:table-cell>
        </table:table-row>
        <table:table-row>
          <table:table-cell table:style-name="Table351.A2" office:value-type="string">
            <text:p text:style-name="P115"><text:span text:style-name="Source_20_Text"><text:span text:style-name="T89">xAxis</text:span></text:span></text:p>
          </table:table-cell>
          <table:table-cell table:style-name="Table351.A2" office:value-type="string">
            <text:p text:style-name="P116">Sets the label in xAxis. </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text:span text:style-name="T78">null</text:span></text:span></text:p>
          </table:table-cell>
        </table:table-row>
        <table:table-row>
          <table:table-cell table:style-name="Table351.A2" office:value-type="string">
            <text:p text:style-name="P115"><text:span text:style-name="Source_20_Text">yAxis</text:span></text:p>
          </table:table-cell>
          <table:table-cell table:style-name="Table351.A2" office:value-type="string">
            <text:p text:style-name="P116">Sets the label in yAxis. </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text:span text:style-name="T78">null</text:span></text:span></text:p>
          </table:table-cell>
        </table:table-row>
      </table:table>
      <text:p text:style-name="P187"/>
      <text:h text:style-name="P192"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25">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192" text:outline-level="4">Inherited From </text:h>
      <table:table table:name="Table353" table:style-name="Table353">
        <table:table-column table:style-name="Table353.A"/>
        <table:table-header-rows>
          <table:table-row>
            <table:table-cell table:style-name="Table353.A1" office:value-type="string">
              <text:p text:style-name="P158">Inherited From</text:p>
            </table:table-cell>
          </table:table-row>
        </table:table-header-rows>
        <table:table-row>
          <table:table-cell table:style-name="Table353.A2" office:value-type="string">
            <text:p text:style-name="P176"><text:a xlink:type="simple" xlink:href="#Imagemap">org.zkoss.zul.Imagemap</text:a></text:p>
          </table:table-cell>
        </table:table-row>
        <table:table-row>
          <table:table-cell table:style-name="Table353.A2" office:value-type="string">
            <text:p text:style-name="P176"><text:a xlink:type="simple" xlink:href="#Image">org.zkoss.zul.Image</text:a></text:p>
          </table:table-cell>
        </table:table-row>
        <table:table-row>
          <table:table-cell table:style-name="Table353.A2" office:value-type="string">
            <text:p text:style-name="P176"><text:a xlink:type="simple" xlink:href="#XulElement">org.zkoss.zul.impl.XulElement</text:a></text:p>
          </table:table-cell>
        </table:table-row>
        <table:table-row table:style-name="Table353.5">
          <table:table-cell table:style-name="Table353.A2" office:value-type="string">
            <text:p text:style-name="P176"><text:a xlink:type="simple" xlink:href="#HtmlBasedComponent">org.zkoss.zk.ui.HtmlBasedComponent</text:a> </text:p>
          </table:table-cell>
        </table:table-row>
        <table:table-row table:style-name="Table353.5">
          <table:table-cell table:style-name="Table353.A2" office:value-type="string">
            <text:p text:style-name="P176"><text:a xlink:type="simple" xlink:href="#AbstractComponent">org.zkoss.zk.ui.AbstractComponent </text:a></text:p>
          </table:table-cell>
        </table:table-row>
      </table:table>
      <text:p text:style-name="Text_20_body"/>
      <text:h text:style-name="P54" text:outline-level="3"/>
      <text:h text:style-name="Heading_20_3" text:outline-level="3"><text:bookmark-start text:name="Checkbox"/>Checkbox<text:bookmark-end text:name="Checkbox"/></text:h>
      <text:p text:style-name="P85">A checkbox.</text:p>
      <text:p text:style-name="P85"><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35" text:outline-level="4">Class Name</text:h>
      <text:p text:style-name="P356"><text:span text:style-name="Source_20_Text"><text:span text:style-name="T13">org.zkoss.zul.Button</text:span></text:span></text:p>
      <text:h text:style-name="P192" text:outline-level="4">Supported Child Components</text:h>
      <text:p text:style-name="Text_20_body_20_indent_20_2">*ALL </text:p>
      <text:h text:style-name="P192" text:outline-level="4">Supported Events</text:h>
      <text:h text:style-name="P235" text:outline-level="4"/>
      <table:table table:name="Table58" table:style-name="Table58">
        <table:table-column table:style-name="Table58.A"/>
        <table:table-column table:style-name="Table58.B"/>
        <table:table-header-rows>
          <table:table-row>
            <table:table-cell table:style-name="Table58.A1" office:value-type="string">
              <text:p text:style-name="P158">Name</text:p>
            </table:table-cell>
            <table:table-cell table:style-name="Table58.B1" office:value-type="string">
              <text:p text:style-name="P158">Event Type</text:p>
            </table:table-cell>
          </table:table-row>
        </table:table-header-rows>
        <table:table-row>
          <table:table-cell table:style-name="Table58.A2" office:value-type="string">
            <text:p text:style-name="P161"><text:span text:style-name="Source_20_Text">onRightClick</text:span></text:p>
          </table:table-cell>
          <table:table-cell table:style-name="Table58.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58.A2" office:value-type="string">
            <text:p text:style-name="P161"><text:span text:style-name="Source_20_Text">onDoubleClick</text:span></text:p>
          </table:table-cell>
          <table:table-cell table:style-name="Table58.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double-clicked the component.</text:span></text:span></text:p>
          </table:table-cell>
        </table:table-row>
        <table:table-row>
          <table:table-cell table:style-name="Table58.A2" office:value-type="string">
            <text:p text:style-name="P161"><text:span text:style-name="Source_20_Text">onFocus</text:span></text:p>
          </table:table-cell>
          <table:table-cell table:style-name="Table58.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58.A2" office:value-type="string">
            <text:p text:style-name="P161"><text:span text:style-name="Source_20_Text">onBlur</text:span></text:p>
          </table:table-cell>
          <table:table-cell table:style-name="Table58.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Description: Denotes when a component loses the focus.</text:span></text:p>
          </table:table-cell>
        </table:table-row>
        <table:table-row>
          <table:table-cell table:style-name="Table58.A2" office:value-type="string">
            <text:p text:style-name="P161">onCheck</text:p>
          </table:table-cell>
          <table:table-cell table:style-name="Table58.B2" office:value-type="string">
            <text:p text:style-name="P166"><text:a xlink:type="simple" xlink:href="#CheckEvent"><text:span text:style-name="Source_20_Text">org.zkoss.zk.ui.event.CheckEvent</text:span></text:a></text:p>
            <text:p text:style-name="P166"><text:span text:style-name="Source_20_Text">Description: Denotes when a component loses the focus.</text:span></text:p>
          </table:table-cell>
        </table:table-row>
      </table:table>
      <text:h text:style-name="P20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57">Property</text:p>
            </table:table-cell>
            <table:table-cell table:style-name="Table59.A1" office:value-type="string">
              <text:p text:style-name="P157">Description</text:p>
            </table:table-cell>
            <table:table-cell table:style-name="Table59.A1" office:value-type="string">
              <text:p text:style-name="P157">Data Type</text:p>
            </table:table-cell>
            <table:table-cell table:style-name="Table59.D1" office:value-type="string">
              <text:p text:style-name="P157">Default Value</text:p>
            </table:table-cell>
          </table:table-row>
        </table:table-header-rows>
        <table:table-row>
          <table:table-cell table:style-name="Table59.A2" office:value-type="string">
            <text:p text:style-name="P115"><text:span text:style-name="Source_20_Text"><text:span text:style-name="T55">checked</text:span></text:span></text:p>
          </table:table-cell>
          <table:table-cell table:style-name="Table59.A2" office:value-type="string">
            <text:p text:style-name="P122"><text:span text:style-name="Source_20_Text"><text:span text:style-name="T55">Sets whether it is checked.</text:span></text:span></text:p>
          </table:table-cell>
          <table:table-cell table:style-name="Table59.A2" office:value-type="string">
            <text:p text:style-name="P115"><text:span text:style-name="Source_20_Text"><text:span text:style-name="T55">boo</text:span></text:span><text:span text:style-name="Source_20_Text"><text:span text:style-name="T77">lean</text:span></text:span></text:p>
          </table:table-cell>
          <table:table-cell table:style-name="Table59.D2" office:value-type="string">
            <text:p text:style-name="P161"><text:span text:style-name="Source_20_Text"><text:span text:style-name="T57">false</text:span></text:span></text:p>
          </table:table-cell>
        </table:table-row>
        <table:table-row>
          <table:table-cell table:style-name="Table59.A2" office:value-type="string">
            <text:p text:style-name="P115"><text:span text:style-name="Source_20_Text"><text:span text:style-name="T55">dis</text:span></text:span><text:span text:style-name="Source_20_Text"><text:span text:style-name="T77">abled</text:span></text:span></text:p>
          </table:table-cell>
          <table:table-cell table:style-name="Table59.A2" office:value-type="string">
            <text:p text:style-name="P117">Sets whether it is disabled.</text:p>
          </table:table-cell>
          <table:table-cell table:style-name="Table59.A2" office:value-type="string">
            <text:p text:style-name="P115"><text:span text:style-name="Source_20_Text"><text:span text:style-name="T55">boolean</text:span></text:span></text:p>
          </table:table-cell>
          <table:table-cell table:style-name="Table59.D2" office:value-type="string">
            <text:p text:style-name="P115"><text:span text:style-name="Source_20_Text"><text:span text:style-name="T55">false</text:span></text:span></text:p>
          </table:table-cell>
        </table:table-row>
        <table:table-row table:style-name="Table59.4">
          <table:table-cell table:style-name="Table59.A2" office:value-type="string">
            <text:p text:style-name="P115"><text:span text:style-name="Source_20_Text"><text:span text:style-name="T55">name</text:span></text:span></text:p>
          </table:table-cell>
          <table:table-cell table:style-name="Table59.B4" office:value-type="string">
            <text:p text:style-name="P162">Sets the<text:span text:style-name="T1"> name of this component.</text:span></text:p>
          </table:table-cell>
          <table:table-cell table:style-name="Table59.A2" office:value-type="string">
            <text:p text:style-name="Standard"><text:span text:style-name="Source_20_Text"><text:span text:style-name="T55">java.lang.String</text:span></text:span></text:p>
          </table:table-cell>
          <table:table-cell table:style-name="Table59.D2" office:value-type="string">
            <text:p text:style-name="P118"><text:span text:style-name="Source_20_Text">&lt;null&gt;</text:span></text:p>
          </table:table-cell>
        </table:table-row>
        <table:table-row table:style-name="Table59.4">
          <table:table-cell table:style-name="Table59.A2" office:value-type="string">
            <text:p text:style-name="P115"><text:span text:style-name="Source_20_Text"><text:span text:style-name="T77">tabindex</text:span></text:span></text:p>
          </table:table-cell>
          <table:table-cell table:style-name="Table59.B4" office:value-type="string">
            <text:p text:style-name="P166"><text:span text:style-name="T55">Sets the</text:span><text:span text:style-name="T77"> tab order of this component. </text:span></text:p>
          </table:table-cell>
          <table:table-cell table:style-name="Table59.A2" office:value-type="string">
            <text:p text:style-name="P115"><text:span text:style-name="Source_20_Text"><text:span text:style-name="T77">int </text:span></text:span></text:p>
          </table:table-cell>
          <table:table-cell table:style-name="Table59.D2" office:value-type="string">
            <text:p text:style-name="P161"><text:span text:style-name="Source_20_Text"><text:span text:style-name="T57">-1</text:span></text:span></text:p>
          </table:table-cell>
        </table:table-row>
      </table:table>
      <text:p text:style-name="P187"/>
      <text:h text:style-name="P192"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5">java.lang.String</text:span></text:span></text:p>
          </table:table-cell>
        </table:table-row>
      </table:table>
      <text:h text:style-name="Heading_20_4" text:outline-level="4"/>
      <text:h text:style-name="P192" text:outline-level="4">Inherited From </text:h>
      <table:table table:name="Table61" table:style-name="Table61">
        <table:table-column table:style-name="Table61.A"/>
        <table:table-header-rows>
          <table:table-row>
            <table:table-cell table:style-name="Table61.A1" office:value-type="string">
              <text:p text:style-name="P158">Inherited From</text:p>
            </table:table-cell>
          </table:table-row>
        </table:table-header-rows>
        <table:table-row>
          <table:table-cell table:style-name="Table61.A2" office:value-type="string">
            <text:p text:style-name="P177"><text:a xlink:type="simple" xlink:href="#LabelImageElement">org.zkoss.zul.impl.LabelImageElement</text:a></text:p>
          </table:table-cell>
        </table:table-row>
        <table:table-row>
          <table:table-cell table:style-name="Table61.A2" office:value-type="string">
            <text:p text:style-name="P177"><text:a xlink:type="simple" xlink:href="#LabelElement">org.zkoss.zul.impl.LabelElement</text:a></text:p>
          </table:table-cell>
        </table:table-row>
        <table:table-row>
          <table:table-cell table:style-name="Table61.A2" office:value-type="string">
            <text:p text:style-name="P177"><text:a xlink:type="simple" xlink:href="#XulElement">org.zkoss.zul.impl.XulElement</text:a></text:p>
          </table:table-cell>
        </table:table-row>
        <table:table-row table:style-name="Table61.5">
          <table:table-cell table:style-name="Table61.A2" office:value-type="string">
            <text:p text:style-name="P177"><text:s/><text:a xlink:type="simple" xlink:href="#HtmlBasedComponent">org.zkoss.zk.ui.HtmlBasedComponent</text:a> </text:p>
          </table:table-cell>
        </table:table-row>
        <table:table-row table:style-name="Table61.5">
          <table:table-cell table:style-name="Table61.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Column"/>Col<text:span text:style-name="T1">umn</text:span><text:bookmark-end text:name="Column"/></text:h>
      <text:p text:style-name="P85">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92">grid</text:span></text:span><text:span text:style-name="T92">. <text:s/></text:span></text:p>
      <text:p text:style-name="P85"><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56"><text:span text:style-name="Source_20_Text"><text:span text:style-name="T13">org.zkoss.zul.Column</text:span></text:span></text:p>
      <text:h text:style-name="P192" text:outline-level="4">Supported Child Components</text:h>
      <text:p text:style-name="Text_20_body_20_indent_20_2">*ALL</text:p>
      <text:h text:style-name="P192" text:outline-level="4">Supported Events</text:h>
      <text:h text:style-name="P235" text:outline-level="4"/>
      <table:table table:name="Table62" table:style-name="Table62">
        <table:table-column table:style-name="Table62.A"/>
        <table:table-column table:style-name="Table62.B"/>
        <table:table-header-rows>
          <table:table-row>
            <table:table-cell table:style-name="Table62.A1" office:value-type="string">
              <text:p text:style-name="P158">Name</text:p>
            </table:table-cell>
            <table:table-cell table:style-name="Table62.B1" office:value-type="string">
              <text:p text:style-name="P158">Event Type</text:p>
            </table:table-cell>
          </table:table-row>
        </table:table-header-rows>
        <table:table-row>
          <table:table-cell table:style-name="Table62.A2" office:value-type="string">
            <text:p text:style-name="P161"><text:span text:style-name="Source_20_Text">onClick</text:span></text:p>
          </table:table-cell>
          <table:table-cell table:style-name="Table62.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62.A2" office:value-type="string">
            <text:p text:style-name="P161"><text:span text:style-name="Source_20_Text">onRightClick</text:span></text:p>
          </table:table-cell>
          <table:table-cell table:style-name="Table62.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62.A2" office:value-type="string">
            <text:p text:style-name="P161"><text:span text:style-name="Source_20_Text">onDoubleClick</text:span></text:p>
          </table:table-cell>
          <table:table-cell table:style-name="Table62.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double-clicked the component.</text:span></text:span></text:p>
          </table:table-cell>
        </table:table-row>
      </table:table>
      <text:h text:style-name="P20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57">Property</text:p>
            </table:table-cell>
            <table:table-cell table:style-name="Table63.A1" office:value-type="string">
              <text:p text:style-name="P157">Description</text:p>
            </table:table-cell>
            <table:table-cell table:style-name="Table63.A1" office:value-type="string">
              <text:p text:style-name="P157">Data Type</text:p>
            </table:table-cell>
            <table:table-cell table:style-name="Table63.D1" office:value-type="string">
              <text:p text:style-name="P157">Default Value</text:p>
            </table:table-cell>
          </table:table-row>
        </table:table-header-rows>
        <table:table-row>
          <table:table-cell table:style-name="Table63.A2" office:value-type="string">
            <text:p text:style-name="P115"><text:span text:style-name="Source_20_Text"><text:span text:style-name="T77">sortAscending</text:span></text:span></text:p>
          </table:table-cell>
          <table:table-cell table:style-name="Table63.A2" office:value-type="string">
            <text:p text:style-name="P122"><text:span text:style-name="Source_20_Text"><text:span text:style-name="T77">Sets the ascending sorter, or null for no sorter for the ascending order.</text:span></text:span></text:p>
          </table:table-cell>
          <table:table-cell table:style-name="Table63.A2" office:value-type="string">
            <text:p text:style-name="P115"><text:span text:style-name="Source_20_Text"><text:span text:style-name="T77">java.util.Comparator </text:span></text:span></text:p>
          </table:table-cell>
          <table:table-cell table:style-name="Table63.D2" office:value-type="string">
            <text:p text:style-name="P161"><text:span text:style-name="Source_20_Text"><text:span text:style-name="T57">&lt;null&gt;</text:span></text:span></text:p>
          </table:table-cell>
        </table:table-row>
        <table:table-row>
          <table:table-cell table:style-name="Table63.A2" office:value-type="string">
            <text:p text:style-name="P115"><text:span text:style-name="Source_20_Text"><text:span text:style-name="T77">sortDescending</text:span></text:span></text:p>
          </table:table-cell>
          <table:table-cell table:style-name="Table63.A2" office:value-type="string">
            <text:p text:style-name="P122"><text:span text:style-name="Source_20_Text"><text:span text:style-name="T55">Sets the descending sorter, or null for no sorter for the descending order. </text:span></text:span></text:p>
          </table:table-cell>
          <table:table-cell table:style-name="Table63.A2" office:value-type="string">
            <text:p text:style-name="P115"><text:span text:style-name="Source_20_Text"><text:span text:style-name="T77">java.util.Comparator</text:span></text:span></text:p>
          </table:table-cell>
          <table:table-cell table:style-name="Table63.D2" office:value-type="string">
            <text:p text:style-name="P161"><text:span text:style-name="Source_20_Text"><text:span text:style-name="T57">&lt;null&gt;</text:span></text:span></text:p>
          </table:table-cell>
        </table:table-row>
        <table:table-row>
          <table:table-cell table:style-name="Table63.A2" office:value-type="string">
            <text:p text:style-name="P115"><text:span text:style-name="Source_20_Text"><text:span text:style-name="T55">sortDirection</text:span></text:span></text:p>
          </table:table-cell>
          <table:table-cell table:style-name="Table63.A2" office:value-type="string">
            <text:p text:style-name="P120">Sets the sort direction. </text:p>
            <text:p text:style-name="P124"><text:span text:style-name="T63">Value: </text:span><text:span text:style-name="T66">ascending|descending|natural</text:span></text:p>
          </table:table-cell>
          <table:table-cell table:style-name="Table63.A2" office:value-type="string">
            <text:p text:style-name="Standard"><text:span text:style-name="Source_20_Text"><text:span text:style-name="T55">java.lang.String</text:span></text:span></text:p>
          </table:table-cell>
          <table:table-cell table:style-name="Table63.D2" office:value-type="string">
            <text:p text:style-name="P115"><text:span text:style-name="Source_20_Text"><text:span text:style-name="T55">natural</text:span></text:span></text:p>
          </table:table-cell>
        </table:table-row>
      </table:table>
      <text:p text:style-name="P187"/>
      <text:h text:style-name="P192"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25">It invokes <text:span text:style-name="Source_20_Text">sort(boolean)</text:span> to sort list items and maintain <text:span text:style-name="Source_20_Text">getSortDirection()</text:span>.</text:p>
          </table:table-cell>
          <table:table-cell table:style-name="Table64.C2" office:value-type="string">
            <text:p text:style-name="P125"><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25"><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2" text:outline-level="4">Inherited From </text:h>
      <table:table table:name="Table65" table:style-name="Table65">
        <table:table-column table:style-name="Table65.A"/>
        <table:table-header-rows>
          <table:table-row>
            <table:table-cell table:style-name="Table65.A1" office:value-type="string">
              <text:p text:style-name="P158">Inherited From</text:p>
            </table:table-cell>
          </table:table-row>
        </table:table-header-rows>
        <table:table-row>
          <table:table-cell table:style-name="Table65.A2" office:value-type="string">
            <text:p text:style-name="P177"><text:a xlink:type="simple" xlink:href="#HeaderElement">org.zkoss.zul.impl.HeaderElement</text:a></text:p>
          </table:table-cell>
        </table:table-row>
        <table:table-row>
          <table:table-cell table:style-name="Table65.A2" office:value-type="string">
            <text:p text:style-name="P177"><text:a xlink:type="simple" xlink:href="#XulElement">org.zkoss.zul.impl.XulElement</text:a></text:p>
          </table:table-cell>
        </table:table-row>
        <table:table-row table:style-name="Table65.4">
          <table:table-cell table:style-name="Table65.A2" office:value-type="string">
            <text:p text:style-name="P177"><text:s/><text:a xlink:type="simple" xlink:href="#HtmlBasedComponent">org.zkoss.zk.ui.HtmlBasedComponent</text:a> </text:p>
          </table:table-cell>
        </table:table-row>
        <table:table-row table:style-name="Table65.4">
          <table:table-cell table:style-name="Table65.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Columns"/>Col<text:span text:style-name="T1">umns</text:span><text:bookmark-end text:name="Columns"/></text:h>
      <text:p text:style-name="P85">Defines the <text:span text:style-name="Source_20_Text">columns</text:span> of a <text:span text:style-name="Source_20_Text">grid</text:span>. </text:p>
      <text:p text:style-name="P85">Each child of a <text:span text:style-name="Source_20_Text">columns</text:span> element should be a <text:span text:style-name="Source_20_Text">org.zkoss.zul.Column</text:span> element.</text:p>
      <text:p text:style-name="P85"><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56"><text:span text:style-name="Source_20_Text"><text:span text:style-name="T13">org.zkoss.zul.Columns</text:span></text:span></text:p>
      <text:h text:style-name="P192" text:outline-level="4">Supported Child Components</text:h>
      <text:p text:style-name="Text_20_body_20_indent_20_2">*<text:a xlink:type="simple" xlink:href="#Column">Column</text:a></text:p>
      <text:h text:style-name="P192" text:outline-level="4">Supported Events</text:h>
      <text:h text:style-name="P235" text:outline-level="4"/>
      <table:table table:name="Table66" table:style-name="Table66">
        <table:table-column table:style-name="Table66.A"/>
        <table:table-column table:style-name="Table66.B"/>
        <table:table-header-rows>
          <table:table-row>
            <table:table-cell table:style-name="Table66.A1" office:value-type="string">
              <text:p text:style-name="P158">Name</text:p>
            </table:table-cell>
            <table:table-cell table:style-name="Table66.B1" office:value-type="string">
              <text:p text:style-name="P158">Event Type</text:p>
            </table:table-cell>
          </table:table-row>
        </table:table-header-rows>
        <table:table-row>
          <table:table-cell table:style-name="Table66.A2" office:value-type="string">
            <text:p text:style-name="P161"><text:span text:style-name="Source_20_Text">onColSize</text:span></text:p>
          </table:table-cell>
          <table:table-cell table:style-name="Table66.B2" office:value-type="string">
            <text:p text:style-name="P166"><text:a xlink:type="simple" xlink:href="#ColSizeEvent"><text:span text:style-name="Source_20_Text"><text:span text:style-name="T89">org.zkoss.zul.event.ColSizeEvent</text:span></text:span></text:a></text:p>
            <text:p text:style-name="P166"><text:span text:style-name="Source_20_Text"><text:span text:style-name="T3">Description:</text:span></text:span><text:span text:style-name="Source_20_Text"><text:span text:style-name="T89"> </text:span></text:span><text:span text:style-name="Source_20_Text"><text:span text:style-name="T132">Notifies the parent of a group of headers that the widths</text:span></text:span></text:p>
            <text:p text:style-name="P43">of two of its children are changed by the user.</text:p>
          </table:table-cell>
        </table:table-row>
      </table:table>
      <text:h text:style-name="P202" text:outline-level="4">Properties</text:h>
      <text:p text:style-name="P356"><text:s/><text:span text:style-name="T96">*NONE</text:span></text:p>
      <text:h text:style-name="P192"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68" table:style-name="Table68">
        <table:table-column table:style-name="Table68.A"/>
        <table:table-header-rows>
          <table:table-row>
            <table:table-cell table:style-name="Table68.A1" office:value-type="string">
              <text:p text:style-name="P158">Inherited From</text:p>
            </table:table-cell>
          </table:table-row>
        </table:table-header-rows>
        <table:table-row>
          <table:table-cell table:style-name="Table68.A2" office:value-type="string">
            <text:p text:style-name="P176"><text:a xlink:type="simple" xlink:href="#HeadersElement">org.zkoss.zul.impl.HeadersElement</text:a></text:p>
          </table:table-cell>
        </table:table-row>
        <table:table-row>
          <table:table-cell table:style-name="Table68.A2" office:value-type="string">
            <text:p text:style-name="P176"><text:a xlink:type="simple" xlink:href="#XulElement">org.zkoss.zul.impl.XulElement</text:a></text:p>
          </table:table-cell>
        </table:table-row>
        <table:table-row table:style-name="Table68.4">
          <table:table-cell table:style-name="Table68.A2" office:value-type="string">
            <text:p text:style-name="P176"><text:a xlink:type="simple" xlink:href="#HtmlBasedComponent">org.zkoss.zk.ui.HtmlBasedComponent</text:a> </text:p>
          </table:table-cell>
        </table:table-row>
        <table:table-row table:style-name="Table68.4">
          <table:table-cell table:style-name="Table68.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Combobox"/>Com<text:span text:style-name="T1">bobox</text:span><text:bookmark-end text:name="Combobox"/></text:h>
      <text:p text:style-name="P85">Components: <text:span text:style-name="Source_20_Text">combobox</text:span> and <text:span text:style-name="Source_20_Text">comboitem</text:span>.</text:p>
      <text:p text:style-name="P85">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85"><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35" text:outline-level="4">Class Name</text:h>
      <text:p text:style-name="P356"><text:span text:style-name="Source_20_Text"><text:span text:style-name="T13">org.zkoss.zul.Combobox</text:span></text:span></text:p>
      <text:h text:style-name="P192" text:outline-level="4">Supported Child Components</text:h>
      <text:p text:style-name="Text_20_body_20_indent_20_2"><text:a xlink:type="simple" xlink:href="#Comboitem">Comboitem</text:a> </text:p>
      <text:h text:style-name="P192" text:outline-level="4">Supported Events</text:h>
      <text:h text:style-name="P235" text:outline-level="4"/>
      <table:table table:name="Table69" table:style-name="Table69">
        <table:table-column table:style-name="Table69.A"/>
        <table:table-column table:style-name="Table69.B"/>
        <table:table-header-rows>
          <table:table-row>
            <table:table-cell table:style-name="Table69.A1" office:value-type="string">
              <text:p text:style-name="P158">Name</text:p>
            </table:table-cell>
            <table:table-cell table:style-name="Table69.B1" office:value-type="string">
              <text:p text:style-name="P158">Event Type</text:p>
            </table:table-cell>
          </table:table-row>
        </table:table-header-rows>
        <table:table-row>
          <table:table-cell table:style-name="Table69.A2" office:value-type="string">
            <text:p text:style-name="P161"><text:span text:style-name="Source_20_Text">onChange</text:span></text:p>
          </table:table-cell>
          <table:table-cell table:style-name="Table69.B2" office:value-type="string">
            <text:p text:style-name="P166"><text:a xlink:type="simple" xlink:href="#InputEvent"><text:span text:style-name="Source_20_Text"><text:span text:style-name="T89">org.zkoss.zk.ui.event.Input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text:span></text:span><text:span text:style-name="Source_20_Text"><text:span text:style-name="T132">Denotes the content of an input component has been</text:span></text:span></text:p>
            <text:p text:style-name="P45"><text:span text:style-name="T131">modified by the user.</text:span><text:span text:style-name="Source_20_Text"><text:span text:style-name="T89"> </text:span></text:span></text:p>
          </table:table-cell>
        </table:table-row>
        <table:table-row>
          <table:table-cell table:style-name="Table69.A2" office:value-type="string">
            <text:p text:style-name="P161"><text:span text:style-name="Source_20_Text"/></text:p>
            <text:p text:style-name="P161"><text:span text:style-name="Source_20_Text">onChanging</text:span></text:p>
          </table:table-cell>
          <table:table-cell table:style-name="Table69.B2" office:value-type="string">
            <text:p text:style-name="P166"><text:a xlink:type="simple" xlink:href="#InputEvent"><text:span text:style-name="Source_20_Text"><text:span text:style-name="T89">org.zkoss.zk.ui.event.InputEvent</text:span></text:span></text:a></text:p>
            <text:p text:style-name="P166"><text:span text:style-name="Source_20_Text"><text:span text:style-name="T89"/></text:span></text:p>
            <text:p text:style-name="P166"><text:span text:style-name="Source_20_Text"><text:span text:style-name="T3">Description:</text:span></text:span><text:span text:style-name="Source_20_Text"><text:span text:style-name="T89"> </text:span></text:span><text:span text:style-name="Source_20_Text"><text:span text:style-name="T132">Denotes that user is changing the content of an input </text:span></text:span><text:span text:style-name="T131">component. Notice that the component's content (at the server) won't be changed until </text:span><text:span text:style-name="Source_20_Text"><text:span text:style-name="T96">onChange</text:span></text:span><text:span text:style-name="T128"> </text:span><text:span text:style-name="T131">is received.</text:span></text:p>
            <text:p text:style-name="P46"><text:span text:style-name="T131">Thus, you have to invoke the </text:span><text:span text:style-name="Source_20_Text"><text:span text:style-name="T96">getValue</text:span></text:span><text:span text:style-name="T128"> </text:span><text:span text:style-name="T131">method in the </text:span><text:span text:style-name="Source_20_Text"><text:span text:style-name="T96">InputEvent</text:span></text:span><text:span text:style-name="T128"> </text:span><text:span text:style-name="T131">class to retrieve the temporary value.</text:span></text:p>
          </table:table-cell>
        </table:table-row>
        <table:table-row>
          <table:table-cell table:style-name="Table69.A2" office:value-type="string">
            <text:p text:style-name="P161"><text:span text:style-name="Source_20_Text">onSelection</text:span></text:p>
          </table:table-cell>
          <table:table-cell table:style-name="Table69.B2" office:value-type="string">
            <text:p text:style-name="P166"><text:a xlink:type="simple" xlink:href="#SelectionEvent"><text:span text:style-name="Source_20_Text"><text:span text:style-name="T89">org.zkoss.zk.ui.event.Selection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text:span></text:span><text:span text:style-name="Source_20_Text"><text:span text:style-name="T132">Denotes that user is selecting a portion of the text of an </text:span></text:span><text:span text:style-name="T131">input component. You can retrieve the start and end position of the selected text by use of the </text:span><text:span text:style-name="Source_20_Text"><text:span text:style-name="T96">getStart</text:span></text:span><text:span text:style-name="T128"> </text:span><text:span text:style-name="T131">and </text:span><text:span text:style-name="Source_20_Text"><text:span text:style-name="T96">getEnd</text:span></text:span><text:span text:style-name="T128"> </text:span><text:span text:style-name="T131">methods.</text:span></text:p>
          </table:table-cell>
        </table:table-row>
        <table:table-row>
          <table:table-cell table:style-name="Table69.A2" office:value-type="string">
            <text:p text:style-name="P161"><text:span text:style-name="Source_20_Text">onFocus</text:span></text:p>
          </table:table-cell>
          <table:table-cell table:style-name="Table69.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61"><text:span text:style-name="Source_20_Text">onBlur</text:span></text:p>
          </table:table-cell>
          <table:table-cell table:style-name="Table69.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61"><text:span text:style-name="Source_20_Text">onOpen</text:span></text:p>
          </table:table-cell>
          <table:table-cell table:style-name="Table69.B2" office:value-type="string">
            <text:p text:style-name="P166"><text:a xlink:type="simple" xlink:href="#OpenEvent"><text:span text:style-name="Source_20_Text">org.zkoss.zk.ui.event.OpenEvent</text:span></text:a></text:p>
            <text:p text:style-name="P166"><text:span text:style-name="Source_20_Text"/></text:p>
            <text:p text:style-name="P166"><text:span text:style-name="Source_20_Text"><text:span text:style-name="T3">Description:</text:span></text:span><text:span text:style-name="Source_20_Text"> </text:span><text:span text:style-name="Source_20_Text"><text:span text:style-name="T131">Denotes user has opened or closed a component. Note:</text:span></text:span></text:p>
            <text:p text:style-name="P44">unlike <text:span text:style-name="Source_20_Text">onClose</text:span>, this event is only a notification. The</text:p>
            <text:p text:style-name="P44">client sends this event after opening or closing the</text:p>
            <text:p text:style-name="P44">component.</text:p>
            <text:p text:style-name="P44">It is useful to implement <text:span text:style-name="T133">load-on-demand </text:span>by listening to</text:p>
            <text:p text:style-name="P44">the <text:span text:style-name="Source_20_Text">onOpen</text:span><text:span text:style-name="T127"> </text:span>event, and creating components when the</text:p>
            <text:p text:style-name="P43">first time the component is opened.</text:p>
          </table:table-cell>
        </table:table-row>
      </table:table>
      <text:h text:style-name="P20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57">Property</text:p>
            </table:table-cell>
            <table:table-cell table:style-name="Table70.A1" office:value-type="string">
              <text:p text:style-name="P157">Description</text:p>
            </table:table-cell>
            <table:table-cell table:style-name="Table70.A1" office:value-type="string">
              <text:p text:style-name="P157">Data Type</text:p>
            </table:table-cell>
            <table:table-cell table:style-name="Table70.D1" office:value-type="string">
              <text:p text:style-name="P157">Default Value</text:p>
            </table:table-cell>
          </table:table-row>
        </table:table-header-rows>
        <table:table-row>
          <table:table-cell table:style-name="Table70.A2" office:value-type="string">
            <text:p text:style-name="P115"><text:span text:style-name="Source_20_Text"><text:span text:style-name="T55">aut</text:span></text:span><text:span text:style-name="Source_20_Text"><text:span text:style-name="T77">ocomplete</text:span></text:span></text:p>
          </table:table-cell>
          <table:table-cell table:style-name="Table70.A2" office:value-type="string">
            <text:p text:style-name="P5"><text:span text:style-name="Source_20_Text"><text:span text:style-name="T72">Sets whether to automatically complete this text box by matching the nearest item. </text:span></text:span></text:p>
          </table:table-cell>
          <table:table-cell table:style-name="Table70.A2" office:value-type="string">
            <text:p text:style-name="P115"><text:span text:style-name="Source_20_Text"><text:span text:style-name="T55">boo</text:span></text:span><text:span text:style-name="Source_20_Text"><text:span text:style-name="T77">lean</text:span></text:span></text:p>
          </table:table-cell>
          <table:table-cell table:style-name="Table70.D2" office:value-type="string">
            <text:p text:style-name="P161"><text:span text:style-name="Source_20_Text"><text:span text:style-name="T57">false</text:span></text:span></text:p>
          </table:table-cell>
        </table:table-row>
        <table:table-row>
          <table:table-cell table:style-name="Table70.A2" office:value-type="string">
            <text:p text:style-name="P115"><text:span text:style-name="Source_20_Text"><text:span text:style-name="T55">aut</text:span></text:span><text:span text:style-name="Source_20_Text"><text:span text:style-name="T77">odrop</text:span></text:span></text:p>
          </table:table-cell>
          <table:table-cell table:style-name="Table70.A2" office:value-type="string">
            <text:p text:style-name="P117">Sets whether to automatically drop the list if users is changing this text box. </text:p>
          </table:table-cell>
          <table:table-cell table:style-name="Table70.A2" office:value-type="string">
            <text:p text:style-name="P115"><text:span text:style-name="Source_20_Text"><text:span text:style-name="T55">boolean</text:span></text:span></text:p>
          </table:table-cell>
          <table:table-cell table:style-name="Table70.D2" office:value-type="string">
            <text:p text:style-name="P115"><text:span text:style-name="Source_20_Text"><text:span text:style-name="T55">false</text:span></text:span></text:p>
          </table:table-cell>
        </table:table-row>
        <table:table-row table:style-name="Table70.4">
          <table:table-cell table:style-name="Table70.A2" office:value-type="string">
            <text:p text:style-name="P115"><text:span text:style-name="Source_20_Text"><text:span text:style-name="T55">buttonVisible</text:span></text:span></text:p>
          </table:table-cell>
          <table:table-cell table:style-name="Table70.B4" office:value-type="string">
            <text:p text:style-name="P166">Sets whether the button (on the right of the textbox) is visible. </text:p>
          </table:table-cell>
          <table:table-cell table:style-name="Table70.A2" office:value-type="string">
            <text:p text:style-name="P115"><text:span text:style-name="Source_20_Text"><text:span text:style-name="T55">boo</text:span></text:span><text:span text:style-name="Source_20_Text"><text:span text:style-name="T77">lean</text:span></text:span></text:p>
          </table:table-cell>
          <table:table-cell table:style-name="Table70.D2" office:value-type="string">
            <text:p text:style-name="P6"><text:span text:style-name="Source_20_Text"><text:span text:style-name="T64">true</text:span></text:span></text:p>
          </table:table-cell>
        </table:table-row>
        <table:table-row table:style-name="Table70.5">
          <table:table-cell table:style-name="Table70.A2" office:value-type="string">
            <text:p text:style-name="P115"><text:span text:style-name="Source_20_Text"><text:span text:style-name="T55">image</text:span></text:span></text:p>
          </table:table-cell>
          <table:table-cell table:style-name="Table70.B4" office:value-type="string">
            <text:p text:style-name="P5"><text:span text:style-name="Source_20_Text"><text:span text:style-name="T71">Sets the URI of the button image. </text:span></text:span></text:p>
          </table:table-cell>
          <table:table-cell table:style-name="Table70.A2" office:value-type="string">
            <text:p text:style-name="Standard"><text:span text:style-name="Source_20_Text"><text:span text:style-name="T55">java.lang.String</text:span></text:span></text:p>
          </table:table-cell>
          <table:table-cell table:style-name="Table70.D2" office:value-type="string">
            <text:p text:style-name="P161"><text:span text:style-name="Source_20_Text"><text:span text:style-name="T57">&lt;null&gt;</text:span></text:span></text:p>
          </table:table-cell>
        </table:table-row>
      </table:table>
      <text:p text:style-name="P187"/>
      <text:h text:style-name="P192"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23">Value: <text:span text:style-name="Source_20_Text"><text:span text:style-name="T89">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25"><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6"><text:span text:style-name="T4">Note: </text:span><text:span text:style-name="T6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23"><text:span text:style-name="T1">Note: </text:span><text:span text:style-name="T90">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72" table:style-name="Table72">
        <table:table-column table:style-name="Table72.A"/>
        <table:table-header-rows>
          <table:table-row>
            <table:table-cell table:style-name="Table72.A1" office:value-type="string">
              <text:p text:style-name="P158">Inherited From</text:p>
            </table:table-cell>
          </table:table-row>
        </table:table-header-rows>
        <table:table-row>
          <table:table-cell table:style-name="Table72.A2" office:value-type="string">
            <text:p text:style-name="P176"><text:a xlink:type="simple" xlink:href="#Textbox">org.zkoss.zul.Textbox</text:a></text:p>
          </table:table-cell>
        </table:table-row>
        <table:table-row>
          <table:table-cell table:style-name="Table72.A2" office:value-type="string">
            <text:p text:style-name="P176"><text:a xlink:type="simple" xlink:href="#InputElement">org.zkoss.zul.impl.InputElement</text:a></text:p>
          </table:table-cell>
        </table:table-row>
        <table:table-row>
          <table:table-cell table:style-name="Table72.A2" office:value-type="string">
            <text:p text:style-name="P176"><text:a xlink:type="simple" xlink:href="#XulElement">org.zkoss.zul.impl.XulElement</text:a></text:p>
          </table:table-cell>
        </table:table-row>
        <table:table-row table:style-name="Table72.5">
          <table:table-cell table:style-name="Table72.A2" office:value-type="string">
            <text:p text:style-name="P176"><text:a xlink:type="simple" xlink:href="#HtmlBasedComponent">org.zkoss.zk.ui.HtmlBasedComponent</text:a> </text:p>
          </table:table-cell>
        </table:table-row>
        <table:table-row table:style-name="Table72.5">
          <table:table-cell table:style-name="Table72.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Comboitem"/>Com<text:span text:style-name="T1">boitem</text:span><text:bookmark-end text:name="Comboitem"/></text:h>
      <text:p text:style-name="P85">An item of a combo box.</text:p>
      <text:p text:style-name="P85"><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35" text:outline-level="4">Class Name</text:h>
      <text:p text:style-name="P356"><text:span text:style-name="Source_20_Text"><text:span text:style-name="T13">org.zkoss.zul.C</text:span></text:span><text:span text:style-name="Source_20_Text"><text:span text:style-name="T14">omboitem</text:span></text:span></text:p>
      <text:h text:style-name="P192" text:outline-level="4">Supported Child Components</text:h>
      <text:p text:style-name="Text_20_body_20_indent_20_2">*NONE</text:p>
      <text:h text:style-name="P192" text:outline-level="4">Supported Events</text:h>
      <text:p text:style-name="P387">*NONE</text:p>
      <text:h text:style-name="P234"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57">Property</text:p>
            </table:table-cell>
            <table:table-cell table:style-name="Table73.A1" office:value-type="string">
              <text:p text:style-name="P157">Description</text:p>
            </table:table-cell>
            <table:table-cell table:style-name="Table73.A1" office:value-type="string">
              <text:p text:style-name="P157">Data Type</text:p>
            </table:table-cell>
            <table:table-cell table:style-name="Table73.D1" office:value-type="string">
              <text:p text:style-name="P157">Default Value</text:p>
            </table:table-cell>
          </table:table-row>
        </table:table-header-rows>
        <table:table-row>
          <table:table-cell table:style-name="Table73.A2" office:value-type="string">
            <text:p text:style-name="P115"><text:span text:style-name="Source_20_Text"><text:span text:style-name="T77">value</text:span></text:span></text:p>
          </table:table-cell>
          <table:table-cell table:style-name="Table73.A2" office:value-type="string">
            <text:p text:style-name="P122"><text:span text:style-name="Source_20_Text"><text:span text:style-name="T55">Associate the value with this combo item. </text:span></text:span></text:p>
          </table:table-cell>
          <table:table-cell table:style-name="Table73.A2" office:value-type="string">
            <text:p text:style-name="P115"><text:span text:style-name="Source_20_Text"><text:span text:style-name="T77">java.lang.Object</text:span></text:span></text:p>
          </table:table-cell>
          <table:table-cell table:style-name="Table73.D2" office:value-type="string">
            <text:p text:style-name="P161"><text:span text:style-name="Source_20_Text"><text:span text:style-name="T57">&lt;null&gt;</text:span></text:span></text:p>
          </table:table-cell>
        </table:table-row>
        <table:table-row>
          <table:table-cell table:style-name="Table73.A2" office:value-type="string">
            <text:p text:style-name="P115"><text:span text:style-name="Source_20_Text">des</text:span><text:span text:style-name="Source_20_Text"><text:span text:style-name="T1">cription</text:span></text:span></text:p>
          </table:table-cell>
          <table:table-cell table:style-name="Table73.A2" office:value-type="string">
            <text:p text:style-name="P122">Sets the<text:span text:style-name="T1"> description.</text:span></text:p>
          </table:table-cell>
          <table:table-cell table:style-name="Table73.A2" office:value-type="string">
            <text:p text:style-name="P115">jav<text:span text:style-name="T1">a.lang.String</text:span></text:p>
          </table:table-cell>
          <table:table-cell table:style-name="Table73.D2" office:value-type="string">
            <text:p text:style-name="P161"><text:span text:style-name="Source_20_Text">&lt;empty&gt;</text:span></text:p>
          </table:table-cell>
        </table:table-row>
      </table:table>
      <text:p text:style-name="P187"/>
      <text:h text:style-name="P192"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23">Value: <text:span text:style-name="Source_20_Text"><text:span text:style-name="T89">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25"><text:span text:style-name="Source_20_Text">void</text:span></text:p>
          </table:table-cell>
        </table:table-row>
      </table:table>
      <text:h text:style-name="Heading_20_4" text:outline-level="4"/>
      <text:h text:style-name="P192" text:outline-level="4">Inherited From </text:h>
      <table:table table:name="Table75" table:style-name="Table75">
        <table:table-column table:style-name="Table75.A"/>
        <table:table-header-rows>
          <table:table-row>
            <table:table-cell table:style-name="Table75.A1" office:value-type="string">
              <text:p text:style-name="P158">Inherited From</text:p>
            </table:table-cell>
          </table:table-row>
        </table:table-header-rows>
        <table:table-row>
          <table:table-cell table:style-name="Table75.A2" office:value-type="string">
            <text:p text:style-name="P177"><text:a xlink:type="simple" xlink:href="#LabelImageElement">org.zkoss.zul.impl.LabelImageElement</text:a></text:p>
          </table:table-cell>
        </table:table-row>
        <table:table-row>
          <table:table-cell table:style-name="Table75.A2" office:value-type="string">
            <text:p text:style-name="P177"><text:a xlink:type="simple" xlink:href="#LabelElement">org.zkoss.zul.impl.LabelElement</text:a></text:p>
          </table:table-cell>
        </table:table-row>
        <table:table-row>
          <table:table-cell table:style-name="Table75.A2" office:value-type="string">
            <text:p text:style-name="P177"><text:a xlink:type="simple" xlink:href="#XulElement">org.zkoss.zul.impl.XulElement</text:a></text:p>
          </table:table-cell>
        </table:table-row>
        <table:table-row table:style-name="Table75.5">
          <table:table-cell table:style-name="Table75.A2" office:value-type="string">
            <text:p text:style-name="P177"><text:s/><text:a xlink:type="simple" xlink:href="#HtmlBasedComponent">org.zkoss.zk.ui.HtmlBasedComponent</text:a> </text:p>
          </table:table-cell>
        </table:table-row>
        <table:table-row table:style-name="Table75.5">
          <table:table-cell table:style-name="Table75.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Datebox"/>Datebox<text:bookmark-end text:name="Datebox"/></text:h>
      <text:p text:style-name="P95"><text:span text:style-name="T96">An edit box for holding a date. <text:s/>After click on the calender, a </text:span><text:span text:style-name="Source_20_Text"><text:span text:style-name="T96">calender</text:span></text:span><text:span text:style-name="T96"> will pop-up for inputting date.</text:span></text:p>
      <text:p text:style-name="P95"><text:span text:style-name="T96">Mouseless Entry </text:span><text:span text:style-name="Source_20_Text"><text:span text:style-name="T96">datebox</text:span></text:span></text:p>
      <text:p text:style-name="P95"><text:span text:style-name="T96">• Alt+DOWN to pop up the </text:span><text:span text:style-name="Source_20_Text"><text:span text:style-name="T96">calendar.</text:span></text:span></text:p>
      <text:p text:style-name="P95"><text:span text:style-name="T96">• LEFT, RIGHT, UP and DOWN to change the selected day from the </text:span><text:span text:style-name="Source_20_Text"><text:span text:style-name="T96">calendar.</text:span></text:span></text:p>
      <text:p text:style-name="P95"><text:span text:style-name="T96">• ENTER to activate the selection by copying the selected day to the </text:span><text:span text:style-name="Source_20_Text"><text:span text:style-name="T96">datebox</text:span></text:span><text:span text:style-name="T96"> control.</text:span></text:p>
      <text:p text:style-name="P95"><text:span text:style-name="T96">• Alt+UP or ESC to give up the selection and close the </text:span><text:span text:style-name="Source_20_Text"><text:span text:style-name="T96">calendar</text:span></text:span><text:span text:style-name="T96">.</text:span></text:p>
      <text:p text:style-name="P17"><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1"><text:span text:style-name="Source_20_Text"><text:span text:style-name="T81">org.zkoss.zul.Datebox</text:span></text:span> </text:p>
      <text:h text:style-name="Heading_20_4" text:outline-level="4">Supported Child Components</text:h>
      <text:p text:style-name="P9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58">Name</text:p>
            </table:table-cell>
            <table:table-cell table:style-name="Table76.B1" office:value-type="string">
              <text:p text:style-name="P158">Event Type</text:p>
            </table:table-cell>
          </table:table-row>
        </table:table-header-rows>
        <table:table-row>
          <table:table-cell table:style-name="Table76.A2" office:value-type="string">
            <text:p text:style-name="P161"><text:span text:style-name="Source_20_Text">OnClick</text:span></text:p>
          </table:table-cell>
          <table:table-cell table:style-name="Table76.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76.A2" office:value-type="string">
            <text:p text:style-name="P161"><text:span text:style-name="Source_20_Text">OnSelection</text:span></text:p>
          </table:table-cell>
          <table:table-cell table:style-name="Table76.B2" office:value-type="string">
            <text:p text:style-name="P166"><text:a xlink:type="simple" xlink:href="#SelectionEvent"><text:span text:style-name="Source_20_Text">org.zkoss.zk.ui.event.SelectionEvent</text:span></text:a></text:p>
            <text:p text:style-name="P166"><text:span text:style-name="Source_20_Text"/></text:p>
            <text:p text:style-name="P166"><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61"><text:span text:style-name="Source_20_Text">OnFocus</text:span></text:p>
          </table:table-cell>
          <table:table-cell table:style-name="Table76.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61"><text:span text:style-name="Source_20_Text">OnBlur</text:span></text:p>
          </table:table-cell>
          <table:table-cell table:style-name="Table76.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Description: Denotes when a component loses the focus.</text:span></text:p>
          </table:table-cell>
        </table:table-row>
        <table:table-row>
          <table:table-cell table:style-name="Table76.A2" office:value-type="string">
            <text:p text:style-name="P161"><text:span text:style-name="Source_20_Text">OnChange</text:span></text:p>
          </table:table-cell>
          <table:table-cell table:style-name="Table76.B2" office:value-type="string">
            <text:p text:style-name="P166"><text:a xlink:type="simple" xlink:href="#InputEvent"><text:span text:style-name="Source_20_Text">org.zkoss.zk.ui.even.InputEvent</text:span></text:a></text:p>
            <text:p text:style-name="P166"><text:span text:style-name="Source_20_Text"/></text:p>
            <text:p text:style-name="P166"><text:span text:style-name="Source_20_Text"><text:span text:style-name="T3">Description:</text:span></text:span><text:span text:style-name="Source_20_Text"> An input control notifies the application with the onChange event if its content is changed</text:span></text:p>
            <text:p text:style-name="P166"><text:span text:style-name="Source_20_Text">by the user.</text:span></text:p>
          </table:table-cell>
        </table:table-row>
        <table:table-row>
          <table:table-cell table:style-name="Table76.A2" office:value-type="string">
            <text:p text:style-name="P161"><text:span text:style-name="Source_20_Text">OnChanging</text:span></text:p>
          </table:table-cell>
          <table:table-cell table:style-name="Table76.B2" office:value-type="string">
            <text:p text:style-name="P166"><text:a xlink:type="simple" xlink:href="#InputEvent"><text:span text:style-name="Source_20_Text">org.zkoss.zk.ui.even.InputEvent</text:span></text:a></text:p>
            <text:p text:style-name="P166"><text:span text:style-name="Source_20_Text"/></text:p>
            <text:p text:style-name="P166"><text:span text:style-name="Source_20_Text"><text:span text:style-name="T3">Desczription:</text:span></text:span><text:span text:style-name="Source_20_Text"> An input control also notifies the application with the onChanging event, when user is</text:span></text:p>
            <text:p text:style-name="P166"><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58">Property</text:p>
            </table:table-cell>
            <table:table-cell table:style-name="Table77.A1" office:value-type="string">
              <text:p text:style-name="P158">Description</text:p>
            </table:table-cell>
            <table:table-cell table:style-name="Table77.A1" office:value-type="string">
              <text:p text:style-name="P158">Data Type</text:p>
            </table:table-cell>
            <table:table-cell table:style-name="Table77.D1" office:value-type="string">
              <text:p text:style-name="P158">Default Value</text:p>
            </table:table-cell>
          </table:table-row>
        </table:table-header-rows>
        <table:table-row>
          <table:table-cell table:style-name="Table77.A2" office:value-type="string">
            <text:p text:style-name="P115"><text:span text:style-name="Source_20_Text">image</text:span></text:p>
          </table:table-cell>
          <table:table-cell table:style-name="Table77.A2" office:value-type="string">
            <text:p text:style-name="P122">the URI of the button image</text:p>
            <text:p text:style-name="P122"><text:span text:style-name="T3">Values: </text:span><text:span text:style-name="Source_20_Text"><text:span text:style-name="T89">url</text:span></text:span></text:p>
          </table:table-cell>
          <table:table-cell table:style-name="Table77.A2" office:value-type="string">
            <text:p text:style-name="P115"><text:span text:style-name="Source_20_Text">String</text:span></text:p>
          </table:table-cell>
          <table:table-cell table:style-name="Table77.D2" office:value-type="string">
            <text:p text:style-name="P115"><text:span text:style-name="Source_20_Text">&lt;empty string&gt;</text:span></text:p>
          </table:table-cell>
        </table:table-row>
        <table:table-row table:style-name="Table77.3">
          <table:table-cell table:style-name="Table77.A2" office:value-type="string">
            <text:p text:style-name="P115"><text:span text:style-name="Source_20_Text">lenient</text:span></text:p>
          </table:table-cell>
          <table:table-cell table:style-name="Table77.B3" office:value-type="string">
            <text:p text:style-name="P166">whether or not date/time parsing is to be lenient</text:p>
            <text:p text:style-name="P166">With lenient parsing, the parser may use heuristics to interpret inputs that do not precisely match this object's format.</text:p>
            <text:p text:style-name="P166">With strict parsing, inputs must match this object's format</text:p>
            <text:p text:style-name="P166"><text:span text:style-name="T3">Values:</text:span><text:span text:style-name="Source_20_Text"><text:span text:style-name="T89">true|false</text:span></text:span></text:p>
          </table:table-cell>
          <table:table-cell table:style-name="Table77.A2" office:value-type="string">
            <text:p text:style-name="P115"><text:span text:style-name="Source_20_Text">Boolean</text:span></text:p>
          </table:table-cell>
          <table:table-cell table:style-name="Table77.D2" office:value-type="string">
            <text:p text:style-name="P115"><text:span text:style-name="Source_20_Text">true</text:span></text:p>
          </table:table-cell>
        </table:table-row>
        <table:table-row table:style-name="Table77.3">
          <table:table-cell table:style-name="Table77.A2" office:value-type="string">
            <text:p text:style-name="P115"><text:span text:style-name="Source_20_Text">compact</text:span></text:p>
          </table:table-cell>
          <table:table-cell table:style-name="Table77.B3" office:value-type="string">
            <text:p text:style-name="P166">whether to use a compact layout</text:p>
            <text:p text:style-name="P166"><text:span text:style-name="T3">Values:</text:span><text:span text:style-name="Source_20_Text"><text:span text:style-name="T89">true|false</text:span></text:span></text:p>
          </table:table-cell>
          <table:table-cell table:style-name="Table77.A2" office:value-type="string">
            <text:p text:style-name="P115"><text:span text:style-name="Source_20_Text">Boolean</text:span></text:p>
          </table:table-cell>
          <table:table-cell table:style-name="Table77.D2" office:value-type="string">
            <text:p text:style-name="P115"><text:span text:style-name="Source_20_Text">false</text:span></text:p>
          </table:table-cell>
        </table:table-row>
        <table:table-row table:style-name="Table77.3">
          <table:table-cell table:style-name="Table77.A2" office:value-type="string">
            <text:p text:style-name="P115"><text:span text:style-name="Source_20_Text">buttonVisible</text:span></text:p>
          </table:table-cell>
          <table:table-cell table:style-name="Table77.B3" office:value-type="string">
            <text:p text:style-name="P166">whether the button (on the right of the textbox) is visible</text:p>
            <text:p text:style-name="P166"><text:span text:style-name="T3">Values:</text:span><text:span text:style-name="Source_20_Text"><text:span text:style-name="T89">true|false</text:span></text:span></text:p>
          </table:table-cell>
          <table:table-cell table:style-name="Table77.A2" office:value-type="string">
            <text:p text:style-name="P115"><text:span text:style-name="Source_20_Text">Boolean</text:span></text:p>
          </table:table-cell>
          <table:table-cell table:style-name="Table77.D2" office:value-type="string">
            <text:p text:style-name="P115"><text:span text:style-name="Source_20_Text">true</text:span></text:p>
          </table:table-cell>
        </table:table-row>
        <table:table-row table:style-name="Table77.3">
          <table:table-cell table:style-name="Table77.A2" office:value-type="string">
            <text:p text:style-name="P115"><text:span text:style-name="Source_20_Text">timezone</text:span></text:p>
          </table:table-cell>
          <table:table-cell table:style-name="Table77.B3" office:value-type="string">
            <text:p text:style-name="P166">the time zone that this date box belongs to, or <text:span text:style-name="Source_20_Text">null</text:span> if the default time zone is used.</text:p>
          </table:table-cell>
          <table:table-cell table:style-name="Table77.A2" office:value-type="string">
            <text:p text:style-name="P166"><text:span text:style-name="Source_20_Text">java.util.TimeZone </text:span></text:p>
          </table:table-cell>
          <table:table-cell table:style-name="Table77.D2" office:value-type="string">
            <text:p text:style-name="P115"><text:span text:style-name="Source_20_Text">&lt;null&gt;</text:span></text:p>
          </table:table-cell>
        </table:table-row>
        <table:table-row table:style-name="Table77.3">
          <table:table-cell table:style-name="Table77.A2" office:value-type="string">
            <text:p text:style-name="P115"><text:span text:style-name="Source_20_Text">Value</text:span></text:p>
          </table:table-cell>
          <table:table-cell table:style-name="Table77.B3" office:value-type="string">
            <text:p text:style-name="P166">the value (in Date)</text:p>
          </table:table-cell>
          <table:table-cell table:style-name="Table77.A2" office:value-type="string">
            <text:p text:style-name="P166"><text:span text:style-name="Source_20_Text"><text:span text:style-name="T94">java.util.Date</text:span></text:span><text:span text:style-name="Source_20_Text"> </text:span></text:p>
          </table:table-cell>
          <table:table-cell table:style-name="Table77.D2" office:value-type="string">
            <text:p text:style-name="P115"><text:span text:style-name="Source_20_Text">&lt;empty string&gt;</text:span></text:p>
          </table:table-cell>
        </table:table-row>
      </table:table>
      <text:h text:style-name="Heading_20_4" text:outline-level="4">Methods</text:h>
      <text:p text:style-name="P189"><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15"><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15"><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15"><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15"><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15"><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60">Inherited From</text:p>
            </table:table-cell>
          </table:table-row>
        </table:table-header-rows>
        <table:table-row>
          <table:table-cell table:style-name="Table79.A2" office:value-type="string">
            <text:p text:style-name="P444"><text:a xlink:type="simple" xlink:href="#FormatInputElement"><text:span text:style-name="Source_20_Text"><text:span text:style-name="T100">org.zkoss.zul.impl.FormatInputElement</text:span></text:span></text:a></text:p>
          </table:table-cell>
        </table:table-row>
        <table:table-row>
          <table:table-cell table:style-name="Table79.A2" office:value-type="string">
            <text:p text:style-name="P176"><text:a xlink:type="simple" xlink:href="#InputElement"><text:span text:style-name="Source_20_Text">org.zkoss.zul.impl.InputElement</text:span></text:a></text:p>
          </table:table-cell>
        </table:table-row>
        <table:table-row table:style-name="Table79.4">
          <table:table-cell table:style-name="Table79.A2" office:value-type="string">
            <text:p text:style-name="P176"><text:a xlink:type="simple" xlink:href="#XulElement"><text:span text:style-name="Source_20_Text">org.zkoss.zul.impl.XulElement</text:span></text:a></text:p>
          </table:table-cell>
        </table:table-row>
        <table:table-row table:style-name="Table79.4">
          <table:table-cell table:style-name="Table79.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Decimalbox"/>D<text:bookmark-end text:name="Decimalbox"/>oublebox</text:h>
      <text:p text:style-name="P98">An edit box for holding an float point value (double).</text:p>
      <text:p text:style-name="P17"><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81"><text:span text:style-name="Source_20_Text"><text:span text:style-name="T81">org.zkoss.zul.Doublebox</text:span></text:span> </text:p>
      <text:h text:style-name="Heading_20_4" text:outline-level="4">Supported Child Components</text:h>
      <text:p text:style-name="Text_20_body_20_indent_20_2">*NONE </text:p>
      <text:h text:style-name="P194"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58">Name</text:p>
            </table:table-cell>
            <table:table-cell table:style-name="Table80.B1" office:value-type="string">
              <text:p text:style-name="P158">Inherited From</text:p>
            </table:table-cell>
          </table:table-row>
        </table:table-header-rows>
        <table:table-row>
          <table:table-cell table:style-name="Table80.A2" office:value-type="string">
            <text:p text:style-name="P161"><text:span text:style-name="Source_20_Text">OnClick</text:span></text:p>
          </table:table-cell>
          <table:table-cell table:style-name="Table80.B2" office:value-type="string">
            <text:p text:style-name="P166"><text:a xlink:type="simple" xlink:href="#MouseEvent"><text:span text:style-name="Source_20_Text"><text:span text:style-name="T89">org.zkoss.zk.ui.event.MouseEvent</text:span></text:span></text:a></text:p>
            <text:p text:style-name="P166"><text:span text:style-name="Source_20_Text"><text:span text:style-name="T89"/></text:span></text:p>
            <text:p text:style-name="P166"><text:span text:style-name="Source_20_Text"><text:span text:style-name="T3">Description: </text:span></text:span><text:span text:style-name="Source_20_Text"><text:span text:style-name="T89">Denotes user has clicked the component.</text:span></text:span></text:p>
          </table:table-cell>
        </table:table-row>
        <table:table-row>
          <table:table-cell table:style-name="Table80.A2" office:value-type="string">
            <text:p text:style-name="P161"><text:span text:style-name="Source_20_Text">OnSelection</text:span></text:p>
          </table:table-cell>
          <table:table-cell table:style-name="Table80.B2" office:value-type="string">
            <text:p text:style-name="P166"><text:a xlink:type="simple" xlink:href="#SelectionEvent"><text:span text:style-name="Source_20_Text">org.zkoss.zk.ui.event.SelectionEvent</text:span></text:a></text:p>
            <text:p text:style-name="P166"><text:span text:style-name="Source_20_Text"/></text:p>
            <text:p text:style-name="P166"><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61"><text:span text:style-name="Source_20_Text">OnFocus</text:span></text:p>
          </table:table-cell>
          <table:table-cell table:style-name="Table80.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61"><text:span text:style-name="Source_20_Text">OnBlur</text:span></text:p>
          </table:table-cell>
          <table:table-cell table:style-name="Table80.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61"><text:span text:style-name="Source_20_Text">OnChange</text:span></text:p>
          </table:table-cell>
          <table:table-cell table:style-name="Table80.B2" office:value-type="string">
            <text:p text:style-name="P166"><text:span text:style-name="Source_20_Text">org.zkoss.zk.ui.even.InputEvent</text:span></text:p>
            <text:p text:style-name="P166"><text:span text:style-name="Source_20_Text"/></text:p>
            <text:p text:style-name="P166"><text:span text:style-name="Source_20_Text"><text:span text:style-name="T3">Description: </text:span></text:span><text:span text:style-name="Source_20_Text">An input control notifies the application with the onChange event if its content is changed</text:span></text:p>
            <text:p text:style-name="P166"><text:span text:style-name="Source_20_Text">by the user.</text:span></text:p>
          </table:table-cell>
        </table:table-row>
        <table:table-row>
          <table:table-cell table:style-name="Table80.A2" office:value-type="string">
            <text:p text:style-name="P161"><text:span text:style-name="Source_20_Text">OnChanging</text:span></text:p>
          </table:table-cell>
          <table:table-cell table:style-name="Table80.B2" office:value-type="string">
            <text:p text:style-name="P166"><text:a xlink:type="simple" xlink:href="#InputEvent"><text:span text:style-name="Source_20_Text">org.zkoss.zk.ui.even.InputEvent</text:span></text:a></text:p>
            <text:p text:style-name="P166"><text:span text:style-name="Source_20_Text"/></text:p>
            <text:p text:style-name="P166"><text:span text:style-name="Source_20_Text"><text:span text:style-name="T3">Description:</text:span></text:span><text:span text:style-name="Source_20_Text"> An input control also notifies the application with the onChanging event, when user is</text:span></text:p>
            <text:p text:style-name="P166"><text:span text:style-name="Source_20_Text">changing the content.</text:span></text:p>
          </table:table-cell>
        </table:table-row>
      </table:table>
      <text:h text:style-name="P194"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58">Property</text:p>
            </table:table-cell>
            <table:table-cell table:style-name="Table81.A1" office:value-type="string">
              <text:p text:style-name="P158">Description</text:p>
            </table:table-cell>
            <table:table-cell table:style-name="Table81.A1" office:value-type="string">
              <text:p text:style-name="P158">Data Type</text:p>
            </table:table-cell>
            <table:table-cell table:style-name="Table81.D1" office:value-type="string">
              <text:p text:style-name="P158">Default Values</text:p>
            </table:table-cell>
          </table:table-row>
        </table:table-header-rows>
        <table:table-row>
          <table:table-cell table:style-name="Table81.A2" office:value-type="string">
            <text:p text:style-name="P115"><text:span text:style-name="Source_20_Text">value</text:span></text:p>
          </table:table-cell>
          <table:table-cell table:style-name="Table81.A2" office:value-type="string">
            <text:p text:style-name="P122">the value (in <text:span text:style-name="Source_20_Text">Double</text:span>), might be null unless a constraint stops it. </text:p>
          </table:table-cell>
          <table:table-cell table:style-name="Table81.A2" office:value-type="string">
            <text:p text:style-name="P115"><text:span text:style-name="Source_20_Text"><text:span text:style-name="T94">java.math.BigDecimal</text:span></text:span><text:span text:style-name="Source_20_Text"> </text:span></text:p>
          </table:table-cell>
          <table:table-cell table:style-name="Table81.D2" office:value-type="string">
            <text:p text:style-name="P115"><text:span text:style-name="Source_20_Text">0</text:span></text:p>
          </table:table-cell>
        </table:table-row>
      </table:table>
      <text:h text:style-name="Heading_20_4" text:outline-level="4">Methods</text:h>
      <text:p text:style-name="P189"><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15"><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15"><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15"><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15"><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58">Inherited From</text:p>
            </table:table-cell>
          </table:table-row>
        </table:table-header-rows>
        <table:table-row>
          <table:table-cell table:style-name="Table83.A2" office:value-type="string">
            <text:p text:style-name="P444"><text:a xlink:type="simple" xlink:href="#NumberInputElement"><text:span text:style-name="Source_20_Text"><text:span text:style-name="T100">org.zkoss.zul.impl.NumberInputElement</text:span></text:span></text:a></text:p>
          </table:table-cell>
        </table:table-row>
        <table:table-row>
          <table:table-cell table:style-name="Table83.A2" office:value-type="string">
            <text:p text:style-name="P444"><text:a xlink:type="simple" xlink:href="#FormatInputElement"><text:span text:style-name="Source_20_Text"><text:span text:style-name="T100">org.zkoss.zul.impl.FormatInputElement</text:span></text:span></text:a></text:p>
          </table:table-cell>
        </table:table-row>
        <table:table-row>
          <table:table-cell table:style-name="Table83.A2" office:value-type="string">
            <text:p text:style-name="P176"><text:a xlink:type="simple" xlink:href="#InputElement"><text:span text:style-name="Source_20_Text">org.zkoss.zul.impl.InputElement</text:span></text:a></text:p>
          </table:table-cell>
        </table:table-row>
        <table:table-row table:style-name="Table83.5">
          <table:table-cell table:style-name="Table83.A2" office:value-type="string">
            <text:p text:style-name="P176"><text:a xlink:type="simple" xlink:href="#XulElement"><text:span text:style-name="Source_20_Text">org.zkoss.zul.impl.XulElement</text:span></text:a></text:p>
          </table:table-cell>
        </table:table-row>
        <table:table-row table:style-name="Table83.5">
          <table:table-cell table:style-name="Table83.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76"><text:a xlink:type="simple" xlink:href="#AbstractComponent"><text:span text:style-name="Source_20_Text">org.zkoss.zk.ui.AbstractComponent </text:span></text:a></text:p>
          </table:table-cell>
        </table:table-row>
      </table:table>
      <text:p text:style-name="Standard"/>
      <text:h text:style-name="Heading_20_3" text:outline-level="3"/>
      <text:h text:style-name="P54" text:outline-level="3"/>
      <text:h text:style-name="Heading_20_3" text:outline-level="3">Div</text:h>
      <text:p text:style-name="P95"><text:span text:style-name="T96">The same as </text:span><text:span text:style-name="Source_20_Text"><text:span text:style-name="T96">HTML DIV </text:span></text:span><text:span text:style-name="T96">tag.</text:span></text:p>
      <text:p text:style-name="P95"><text:span text:style-name="T96">An extension. It has the same effect as</text:span><text:span text:style-name="Source_20_Text"><text:span text:style-name="T96"> &lt;h:div xmlns:h="http://www.w3.org/1999/xhtml"&gt;</text:span></text:span><text:span text:style-name="T96">. Note: a Window without title and caption has the same visual effect as </text:span><text:span text:style-name="Source_20_Text"><text:span text:style-name="T96">Div</text:span></text:span><text:span text:style-name="T96">, but </text:span><text:span text:style-name="Source_20_Text"><text:span text:style-name="T96">Div</text:span></text:span><text:span text:style-name="T96"> doesn't implement </text:span><text:span text:style-name="Source_20_Text"><text:span text:style-name="T96">IdSpace</text:span></text:span><text:span text:style-name="T96">. In other words, </text:span><text:span text:style-name="Source_20_Text"><text:span text:style-name="T96">Div</text:span></text:span><text:span text:style-name="T96"> won't affect the uniqueness of identifiers. </text:span></text:p>
      <text:p text:style-name="P17"><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1"><text:span text:style-name="Source_20_Text"><text:span text:style-name="T81">org.zkoss.zul.Div</text:span></text:span><text:span text:style-name="Source_20_Text"> </text:span></text:p>
      <text:h text:style-name="Heading_20_4" text:outline-level="4">Supported Child Components</text:h>
      <text:p text:style-name="P97">*All</text:p>
      <text:h text:style-name="Heading_20_4" text:outline-level="4">Supported Events</text:h>
      <text:p text:style-name="P20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58">Property</text:p>
            </table:table-cell>
            <table:table-cell table:style-name="Table84.A1" office:value-type="string">
              <text:p text:style-name="P158">Description</text:p>
            </table:table-cell>
            <table:table-cell table:style-name="Table84.A1" office:value-type="string">
              <text:p text:style-name="P158">Data Type</text:p>
            </table:table-cell>
            <table:table-cell table:style-name="Table84.D1" office:value-type="string">
              <text:p text:style-name="P158">Values</text:p>
            </table:table-cell>
          </table:table-row>
        </table:table-header-rows>
        <table:table-row>
          <table:table-cell table:style-name="Table84.A2" office:value-type="string">
            <text:p text:style-name="P115"><text:span text:style-name="Source_20_Text">align</text:span></text:p>
          </table:table-cell>
          <table:table-cell table:style-name="Table84.A2" office:value-type="string">
            <text:p text:style-name="P122">The alignment</text:p>
            <text:p text:style-name="P122"><text:span text:style-name="T3">Values:</text:span> <text:span text:style-name="Source_20_Text">one of left, center, right, ustify.</text:span></text:p>
          </table:table-cell>
          <table:table-cell table:style-name="Table84.A2" office:value-type="string">
            <text:p text:style-name="P115"><text:span text:style-name="Source_20_Text">String</text:span></text:p>
          </table:table-cell>
          <table:table-cell table:style-name="Table84.D2" office:value-type="string">
            <text:p text:style-name="P115"><text:span text:style-name="Source_20_Text">&lt;null&gt; </text:span></text:p>
            <text:p text:style-name="P115"><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15"><text:span text:style-name="Source_20_Text">String</text:span></text:p>
          </table:table-cell>
        </table:table-row>
      </table:table>
      <text:p text:style-name="P190"><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58">Inherited From</text:p>
            </table:table-cell>
          </table:table-row>
        </table:table-header-rows>
        <table:table-row table:style-name="Table86.2">
          <table:table-cell table:style-name="Table86.A2" office:value-type="string">
            <text:p text:style-name="P176"><text:a xlink:type="simple" xlink:href="#XulElement"><text:span text:style-name="Source_20_Text">org.zkoss.zul.impl.XulElement</text:span></text:a></text:p>
          </table:table-cell>
        </table:table-row>
        <table:table-row table:style-name="Table86.2">
          <table:table-cell table:style-name="Table86.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76"><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East"/>East<text:bookmark-end text:name="East"/></text:h>
      <text:p text:style-name="P78">This component is a east region. The default class of CSS is specified "layout-region-east".</text:p>
      <text:p text:style-name="Text_20_body_20_indent"/>
      <text:p text:style-name="P77"><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5" text:outline-level="4">Class Name</text:h>
      <text:p text:style-name="P356"><text:span text:style-name="Source_20_Text"><text:span text:style-name="T15">org.zkoss.zkex.zul.East</text:span></text:span></text:p>
      <text:h text:style-name="P192" text:outline-level="4">Supported Child Components</text:h>
      <text:p text:style-name="Text_20_body_20_indent_20_2">*NONE</text:p>
      <text:h text:style-name="P192"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58">Name</text:p>
            </table:table-cell>
            <table:table-cell table:style-name="Table87.B1" office:value-type="string">
              <text:p text:style-name="P158">Inherited From</text:p>
            </table:table-cell>
          </table:table-row>
        </table:table-header-rows>
        <table:table-row>
          <table:table-cell table:style-name="Table87.A2" office:value-type="string">
            <text:p text:style-name="P161"><text:span text:style-name="Source_20_Text">OnOpen</text:span></text:p>
          </table:table-cell>
          <table:table-cell table:style-name="Table87.B2" office:value-type="string">
            <text:p text:style-name="Table_20_Contents"><text:a xlink:type="simple" xlink:href="#OpenEvent"><text:span text:style-name="Source_20_Text"><text:span text:style-name="T106">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34"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57">Property</text:p>
            </table:table-cell>
            <table:table-cell table:style-name="Table88.A1" office:value-type="string">
              <text:p text:style-name="P157">Description</text:p>
            </table:table-cell>
            <table:table-cell table:style-name="Table88.A1" office:value-type="string">
              <text:p text:style-name="P157">Data Type</text:p>
            </table:table-cell>
            <table:table-cell table:style-name="Table88.D1" office:value-type="string">
              <text:p text:style-name="P157">Default Value</text:p>
            </table:table-cell>
          </table:table-row>
        </table:table-header-rows>
        <table:table-row>
          <table:table-cell table:style-name="Table88.A2" office:value-type="string">
            <text:p text:style-name="P115"><text:span text:style-name="Source_20_Text"><text:span text:style-name="T55">size</text:span></text:span></text:p>
          </table:table-cell>
          <table:table-cell table:style-name="Table88.A2" office:value-type="string">
            <text:p text:style-name="P141">Sets the size of this region.</text:p>
          </table:table-cell>
          <table:table-cell table:style-name="Table88.A2" office:value-type="string">
            <text:p text:style-name="P115"><text:span text:style-name="Source_20_Text"><text:span text:style-name="T55">java.lang.String</text:span></text:span></text:p>
          </table:table-cell>
          <table:table-cell table:style-name="Table88.D2" office:value-type="string">
            <text:p text:style-name="P161"><text:span text:style-name="Source_20_Text"><text:span text:style-name="T57">null</text:span></text:span></text:p>
          </table:table-cell>
        </table:table-row>
      </table:table>
      <text:p text:style-name="P204"/>
      <text:h text:style-name="P192"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36" text:outline-level="4">Inherited From </text:h>
      <table:table table:name="Table90" table:style-name="Table90">
        <table:table-column table:style-name="Table90.A"/>
        <table:table-header-rows>
          <table:table-row>
            <table:table-cell table:style-name="Table90.A1" office:value-type="string">
              <text:p text:style-name="P158">Inherited From</text:p>
            </table:table-cell>
          </table:table-row>
        </table:table-header-rows>
        <table:table-row table:style-name="Table90.2">
          <table:table-cell table:style-name="Table90.A2" office:value-type="string">
            <text:p text:style-name="P176"><text:a xlink:type="simple" xlink:href="#LayoutRegion"><text:span text:style-name="T57">org.zkoss.zkex.zul.LayoutRegion </text:span></text:a></text:p>
          </table:table-cell>
        </table:table-row>
        <table:table-row table:style-name="Table90.2">
          <table:table-cell table:style-name="Table90.A2" office:value-type="string">
            <text:p text:style-name="P176"><text:a xlink:type="simple" xlink:href="#HtmlBasedComponent">org.zkoss.zk.ui.HtmlBasedComponent</text:a><text:span text:style-name="T57"> </text:span></text:p>
          </table:table-cell>
        </table:table-row>
        <table:table-row table:style-name="Table90.2">
          <table:table-cell table:style-name="Table90.A2" office:value-type="string">
            <text:p text:style-name="P176"><text:a xlink:type="simple" xlink:href="#AbstractComponent">org.zkoss.zk.ui.AbstractComponent </text:a></text:p>
          </table:table-cell>
        </table:table-row>
      </table:table>
      <text:h text:style-name="Heading_20_3" text:outline-level="3"/>
      <text:h text:style-name="P54" text:outline-level="3"/>
      <text:h text:style-name="Heading_20_3" text:outline-level="3"><text:bookmark-start text:name="Flash"/><text:bookmark-start text:name="Calendar1"/>F<text:bookmark-end text:name="Calendar1"/>lash<text:bookmark-end text:name="Flash"/></text:h>
      <text:p text:style-name="P73">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135" text:outline-level="4">Class Name</text:h>
      <text:p text:style-name="P356"><text:span text:style-name="Source_20_Text"><text:span text:style-name="T15">org.zkoss.zul.Flash</text:span></text:span></text:p>
      <text:h text:style-name="P192" text:outline-level="4">Supported Child Components</text:h>
      <text:p text:style-name="P11"><text:tab/> *NONE</text:p>
      <text:h text:style-name="P202" text:outline-level="4">Supported Events</text:h>
      <text:p text:style-name="P9"><text:tab/> <text:s/>*NONE</text:p>
      <text:h text:style-name="P234"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58">Property</text:p>
            </table:table-cell>
            <table:table-cell table:style-name="Table325.A1" office:value-type="string">
              <text:p text:style-name="P158">Description</text:p>
            </table:table-cell>
            <table:table-cell table:style-name="Table325.A1" office:value-type="string">
              <text:p text:style-name="P158">Data Type</text:p>
            </table:table-cell>
            <table:table-cell table:style-name="Table325.D1" office:value-type="string">
              <text:p text:style-name="P157">Default Value</text:p>
            </table:table-cell>
          </table:table-row>
        </table:table-header-rows>
        <table:table-row table:style-name="Table325.2">
          <table:table-cell table:style-name="Table325.A2" office:value-type="string">
            <text:p text:style-name="P115"><text:span text:style-name="Source_20_Text"><text:span text:style-name="T55">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61"><text:span text:style-name="Source_20_Text"><text:span text:style-name="T67">void</text:span></text:span></text:p>
          </table:table-cell>
          <table:table-cell table:style-name="Table325.C2" office:value-type="string">
            <text:p text:style-name="P29"><text:span text:style-name="Source_20_Text"><text:span text:style-name="T23">false</text:span></text:span></text:p>
          </table:table-cell>
        </table:table-row>
        <table:table-row table:style-name="Table325.2">
          <table:table-cell table:style-name="Table325.A2" office:value-type="string">
            <text:p text:style-name="P115"><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61"><text:span text:style-name="Source_20_Text"><text:span text:style-name="T19">void</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5"><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61"><text:span text:style-name="Source_20_Text"><text:span text:style-name="T19">void</text:span></text:span></text:p>
          </table:table-cell>
          <table:table-cell table:style-name="Table325.C2" office:value-type="string">
            <text:p text:style-name="P29"><text:span text:style-name="Source_20_Text"><text:span text:style-name="T23">true</text:span></text:span></text:p>
          </table:table-cell>
        </table:table-row>
        <table:table-row table:style-name="Table325.2">
          <table:table-cell table:style-name="Table325.A2" office:value-type="string">
            <text:p text:style-name="P115"><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61"><text:span text:style-name="Source_20_Text"><text:span text:style-name="T19">java.lang.String</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5"><text:span text:style-name="Source_20_Text"><text:span text:style-name="T55">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447"><text:span text:style-name="Source_20_Text"><text:span text:style-name="T134">window</text:span></text:span><text:span text:style-name="T40"> - movie plays in its own rectangular window on a web page.</text:span></text:p>
              </text:list-item>
              <text:list-item>
                <text:p text:style-name="P447"><text:span text:style-name="Source_20_Text"><text:span text:style-name="T134">opaque</text:span></text:span><text:span text:style-name="T40"> - the movie hides everything on the page behind it.</text:span></text:p>
              </text:list-item>
              <text:list-item>
                <text:p text:style-name="P447"><text:span text:style-name="Source_20_Text"><text:span text:style-name="T134">transparent</text:span></text:span><text:span text:style-name="T40"> - the background of the HTML page shows through all transparent portions of the movie, this may slow animation performance.</text:span></text:p>
              </text:list-item>
            </text:list>
          </table:table-cell>
          <table:table-cell table:style-name="Table325.C2" office:value-type="string">
            <text:p text:style-name="P161"><text:span text:style-name="Source_20_Text"><text:span text:style-name="T19">java.lang.String</text:span></text:span></text:p>
          </table:table-cell>
          <table:table-cell table:style-name="Table325.C2" office:value-type="string">
            <text:p text:style-name="P29"><text:span text:style-name="Source_20_Text"><text:span text:style-name="T25">transparent</text:span></text:span></text:p>
          </table:table-cell>
        </table:table-row>
      </table:table>
      <text:p text:style-name="P91">Methods</text:p>
      <text:p text:style-name="P100">*NONE</text:p>
      <text:h text:style-name="P136" text:outline-level="4">Inherited From </text:h>
      <table:table table:name="Table326" table:style-name="Table326">
        <table:table-column table:style-name="Table326.A"/>
        <table:table-header-rows>
          <table:table-row>
            <table:table-cell table:style-name="Table326.A1" office:value-type="string">
              <text:p text:style-name="P158">Inherited From</text:p>
            </table:table-cell>
          </table:table-row>
        </table:table-header-rows>
        <table:table-row table:style-name="Table326.2">
          <table:table-cell table:style-name="Table326.A2" office:value-type="string">
            <text:p text:style-name="P176"><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76"><text:a xlink:type="simple" xlink:href="#AbstractComponent"><text:span text:style-name="Source_20_Text">org.zkoss.zk.ui.AbstractComponent </text:span></text:a></text:p>
          </table:table-cell>
        </table:table-row>
      </table:table>
      <text:h text:style-name="Heading_20_3" text:outline-level="3"/>
      <text:p text:style-name="P55"/>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35" text:outline-level="4">Class Name</text:h>
      <text:p text:style-name="P356"><text:span text:style-name="Source_20_Text"><text:span text:style-name="T15">org.zkoss.zul.Footer</text:span></text:span></text:p>
      <text:h text:style-name="P192" text:outline-level="4">Supported Child Components</text:h>
      <text:p text:style-name="P11"><text:tab/> *ALL</text:p>
      <text:h text:style-name="P202" text:outline-level="4">Supported Events</text:h>
      <text:p text:style-name="P9"><text:tab/> <text:s/>*NONE</text:p>
      <text:h text:style-name="P234"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58">Property</text:p>
            </table:table-cell>
            <table:table-cell table:style-name="Table327.A1" office:value-type="string">
              <text:p text:style-name="P158">Description</text:p>
            </table:table-cell>
            <table:table-cell table:style-name="Table327.A1" office:value-type="string">
              <text:p text:style-name="P158">Data Type</text:p>
            </table:table-cell>
            <table:table-cell table:style-name="Table327.D1" office:value-type="string">
              <text:p text:style-name="P157">Default Value</text:p>
            </table:table-cell>
          </table:table-row>
        </table:table-header-rows>
        <table:table-row table:style-name="Table327.2">
          <table:table-cell table:style-name="Table327.A2" office:value-type="string">
            <text:p text:style-name="P115"><text:span text:style-name="Source_20_Text"><text:span text:style-name="T55">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61"><text:span text:style-name="Source_20_Text"><text:span text:style-name="T67">int</text:span></text:span></text:p>
          </table:table-cell>
          <table:table-cell table:style-name="Table327.D2" office:value-type="string">
            <text:p text:style-name="P118"><text:span text:style-name="Source_20_Text">1</text:span></text:p>
          </table:table-cell>
        </table:table-row>
      </table:table>
      <text:p text:style-name="P92"/>
      <text:p text:style-name="P91">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61"><text:span text:style-name="Source_20_Text"><text:span text:style-name="T67">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61"><text:span text:style-name="Source_20_Text"><text:span text:style-name="T68">org.zkoss.zul.Column</text:span></text:span></text:p>
          </table:table-cell>
        </table:table-row>
        <table:table-row table:style-name="Table328.3">
          <table:table-cell table:style-name="Table328.A2" office:value-type="string">
            <text:p text:style-name="P161"><text:span text:style-name="Source_20_Text"><text:span text:style-name="T67">getColumnIndex()</text:span></text:span></text:p>
          </table:table-cell>
          <table:table-cell table:style-name="Table328.A2" office:value-type="string">
            <text:p text:style-name="P22">Returns the column index, starting from 0.</text:p>
          </table:table-cell>
          <table:table-cell table:style-name="Table328.C2" office:value-type="string">
            <text:p text:style-name="P161"><text:span text:style-name="Source_20_Text"><text:span text:style-name="T67">int</text:span></text:span></text:p>
          </table:table-cell>
        </table:table-row>
        <table:table-row table:style-name="Table328.3">
          <table:table-cell table:style-name="Table328.A2" office:value-type="string">
            <text:p text:style-name="P161"><text:span text:style-name="Source_20_Text"><text:span text:style-name="T67">getGrid()</text:span></text:span></text:p>
          </table:table-cell>
          <table:table-cell table:style-name="Table328.A2" office:value-type="string">
            <text:p text:style-name="P22"><text:s/>Returns the grid that this belongs to.</text:p>
          </table:table-cell>
          <table:table-cell table:style-name="Table328.C2" office:value-type="string">
            <text:p text:style-name="P161"><text:span text:style-name="Source_20_Text"><text:span text:style-name="T67">org.zkoss.zul.Grid</text:span></text:span></text:p>
          </table:table-cell>
        </table:table-row>
        <table:table-row table:style-name="Table328.3">
          <table:table-cell table:style-name="Table328.A5" office:value-type="string">
            <text:p text:style-name="P29"><text:span text:style-name="Source_20_Text"><text:span text:style-name="T64">setParent(org.zkoss.zk.ui.Component parent)</text:span></text:span></text:p>
          </table:table-cell>
          <table:table-cell table:style-name="Table328.A2" office:value-type="string">
            <text:p text:style-name="P22"/>
          </table:table-cell>
          <table:table-cell table:style-name="Table328.C2" office:value-type="string">
            <text:p text:style-name="P161"><text:span text:style-name="Source_20_Text"><text:span text:style-name="T67">void</text:span></text:span></text:p>
          </table:table-cell>
        </table:table-row>
      </table:table>
      <text:p text:style-name="P231"/>
      <text:p text:style-name="P72">Inherited From </text:p>
      <table:table table:name="Table329" table:style-name="Table329">
        <table:table-column table:style-name="Table329.A"/>
        <table:table-header-rows>
          <table:table-row>
            <table:table-cell table:style-name="Table329.A1" office:value-type="string">
              <text:p text:style-name="P158">Inherited From</text:p>
            </table:table-cell>
          </table:table-row>
        </table:table-header-rows>
        <table:table-row>
          <table:table-cell table:style-name="Table329.A2" office:value-type="string">
            <text:p text:style-name="P176"><text:a xlink:type="simple" xlink:href="#LabelElement"><text:span text:style-name="Source_20_Text"><text:span text:style-name="T91">org.zkoss.zul.impl.LabelElement</text:span></text:span></text:a></text:p>
          </table:table-cell>
        </table:table-row>
        <table:table-row>
          <table:table-cell table:style-name="Table329.A2" office:value-type="string">
            <text:p text:style-name="P176"><text:a xlink:type="simple" xlink:href="#LabelImageElement"><text:span text:style-name="Source_20_Text"><text:span text:style-name="T91">org.zkoss.zul.impl.LabelImageElement</text:span></text:span></text:a></text:p>
          </table:table-cell>
        </table:table-row>
        <table:table-row>
          <table:table-cell table:style-name="Table329.A2" office:value-type="string">
            <text:p text:style-name="P176"><text:a xlink:type="simple" xlink:href="#XulElement"><text:span text:style-name="Source_20_Text"><text:span text:style-name="T91">org.zkoss.zul.impl.XulElement</text:span></text:span></text:a></text:p>
          </table:table-cell>
        </table:table-row>
        <table:table-row table:style-name="Table329.5">
          <table:table-cell table:style-name="Table329.A2" office:value-type="string">
            <text:p text:style-name="P176"><text:a xlink:type="simple" xlink:href="#HtmlBasedComponent"><text:span text:style-name="Source_20_Text"><text:span text:style-name="T91">org.zkoss.zk.ui.HtmlBasedComponent</text:span></text:span></text:a></text:p>
          </table:table-cell>
        </table:table-row>
        <table:table-row table:style-name="Table329.5">
          <table:table-cell table:style-name="Table329.A2" office:value-type="string">
            <text:p text:style-name="P176"><text:a xlink:type="simple" xlink:href="#AbstractComponent"><text:span text:style-name="Source_20_Text"><text:span text:style-name="T91">org.zkoss.zk.ui.AbstractComponent </text:span></text:span></text:a></text:p>
          </table:table-cell>
        </table:table-row>
      </table:table>
      <text:p text:style-name="Standard"/>
      <text:h text:style-name="P54" text:outline-level="3"/>
      <text:h text:style-name="Heading_20_3" text:outline-level="3"><text:bookmark-start text:name="Foot"/><text:bookmark-start text:name="Calendar12"/>F<text:bookmark-end text:name="Calendar12"/>oot<text:bookmark-end text:name="Foot"/></text:h>
      <text:p text:style-name="P73">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35" text:outline-level="4">Class Name</text:h>
      <text:p text:style-name="P356"><text:span text:style-name="Source_20_Text"><text:span text:style-name="T15">org.zkoss.zul.Foot</text:span></text:span></text:p>
      <text:h text:style-name="P192" text:outline-level="4">Supported Child Components</text:h>
      <text:p text:style-name="P8"><text:span text:style-name="T46"><text:tab/> <text:s/></text:span><text:a xlink:type="simple" xlink:href="#Footer"><text:span text:style-name="T46">Footer</text:span></text:a></text:p>
      <text:h text:style-name="P202" text:outline-level="4">Supported Events</text:h>
      <text:p text:style-name="P9"><text:tab/> <text:s/>*NONE</text:p>
      <text:h text:style-name="P234"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58">Property</text:p>
            </table:table-cell>
            <table:table-cell table:style-name="Table330.A1" office:value-type="string">
              <text:p text:style-name="P158">Description</text:p>
            </table:table-cell>
            <table:table-cell table:style-name="Table330.C1" office:value-type="string">
              <text:p text:style-name="P158">Data Type</text:p>
            </table:table-cell>
          </table:table-row>
        </table:table-header-rows>
        <table:table-row>
          <table:table-cell table:style-name="Table330.A2" office:value-type="string">
            <text:p text:style-name="P115"><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15"><text:span text:style-name="Source_20_Text">java.langString</text:span></text:p>
          </table:table-cell>
        </table:table-row>
      </table:table>
      <text:p text:style-name="P91">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66"><text:span text:style-name="Source_20_Text"><text:span text:style-name="T67">getGrid()</text:span></text:span></text:p>
          </table:table-cell>
          <table:table-cell table:style-name="Table331.A2" office:value-type="string">
            <text:p text:style-name="P22">Returns the grid that this belongs to.</text:p>
          </table:table-cell>
          <table:table-cell table:style-name="Table331.C2" office:value-type="string">
            <text:p text:style-name="P161"><text:span text:style-name="Source_20_Text"><text:span text:style-name="T67">org.zkoss.zul.Grid</text:span></text:span></text:p>
          </table:table-cell>
        </table:table-row>
        <table:table-row table:style-name="Table331.2">
          <table:table-cell table:style-name="Table331.A2" office:value-type="string">
            <text:p text:style-name="P166"><text:span text:style-name="Source_20_Text"><text:span text:style-name="T61">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61"><text:span text:style-name="Source_20_Text"><text:span text:style-name="T55">boolean</text:span></text:span></text:p>
          </table:table-cell>
        </table:table-row>
        <table:table-row table:style-name="Table331.2">
          <table:table-cell table:style-name="Table331.A2" office:value-type="string">
            <text:p text:style-name="P166"><text:span text:style-name="Source_20_Text"><text:span text:style-name="T67">setParent(org.zkoss.zk.ui.Component parent)</text:span></text:span></text:p>
          </table:table-cell>
          <table:table-cell table:style-name="Table331.A2" office:value-type="string">
            <text:p text:style-name="P22"/>
          </table:table-cell>
          <table:table-cell table:style-name="Table331.C2" office:value-type="string">
            <text:p text:style-name="P161"><text:span text:style-name="Source_20_Text"><text:span text:style-name="T67">void</text:span></text:span></text:p>
          </table:table-cell>
        </table:table-row>
      </table:table>
      <text:h text:style-name="P136" text:outline-level="4">Inherited From </text:h>
      <table:table table:name="Table332" table:style-name="Table332">
        <table:table-column table:style-name="Table332.A"/>
        <table:table-header-rows>
          <table:table-row>
            <table:table-cell table:style-name="Table332.A1" office:value-type="string">
              <text:p text:style-name="P158">Inherited From</text:p>
            </table:table-cell>
          </table:table-row>
        </table:table-header-rows>
        <table:table-row>
          <table:table-cell table:style-name="Table332.A2" office:value-type="string">
            <text:p text:style-name="P176"><text:a xlink:type="simple" xlink:href="#XulElement"><text:span text:style-name="Source_20_Text"><text:span text:style-name="T91">org.zkoss.zul.impl.XulElement</text:span></text:span></text:a></text:p>
          </table:table-cell>
        </table:table-row>
        <table:table-row table:style-name="Table332.3">
          <table:table-cell table:style-name="Table332.A2" office:value-type="string">
            <text:p text:style-name="P176"><text:a xlink:type="simple" xlink:href="#HtmlBasedComponent"><text:span text:style-name="Source_20_Text"><text:span text:style-name="T91">org.zkoss.zk.ui.HtmlBasedComponent</text:span></text:span></text:a></text:p>
          </table:table-cell>
        </table:table-row>
        <table:table-row table:style-name="Table332.3">
          <table:table-cell table:style-name="Table332.A2" office:value-type="string">
            <text:p text:style-name="P176"><text:a xlink:type="simple" xlink:href="#AbstractComponent"><text:span text:style-name="Source_20_Text"><text:span text:style-name="T91">org.zkoss.zk.ui.AbstractComponent </text:span></text:span></text:a></text:p>
          </table:table-cell>
        </table:table-row>
      </table:table>
      <text:p text:style-name="Standard"/>
      <text:h text:style-name="P54" text:outline-level="3"/>
      <text:h text:style-name="Heading_20_3" text:outline-level="3"><text:bookmark-start text:name="Grid"/>Grid<text:bookmark-end text:name="Grid"/></text:h>
      <text:p text:style-name="P85">Components: <text:span text:style-name="Source_20_Text">grid, columns, column, rows and row.</text:span></text:p>
      <text:p text:style-name="P85">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85"><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56"><text:span text:style-name="Source_20_Text"><text:span text:style-name="T13">org.zkoss.zul.Grid</text:span></text:span></text:p>
      <text:h text:style-name="P192" text:outline-level="4">Supported Child Components</text:h>
      <text:p text:style-name="Text_20_body_20_indent_20_2"><text:a xlink:type="simple" xlink:href="#Columns">Columns</text:a> <text:a xlink:type="simple" xlink:href="#Rows">Rows</text:a></text:p>
      <text:h text:style-name="P192" text:outline-level="4">Supported Events</text:h>
      <text:h text:style-name="P235" text:outline-level="4"/>
      <table:table table:name="Table95" table:style-name="Table95">
        <table:table-column table:style-name="Table95.A"/>
        <table:table-column table:style-name="Table95.B"/>
        <table:table-header-rows>
          <table:table-row>
            <table:table-cell table:style-name="Table95.A1" office:value-type="string">
              <text:p text:style-name="P158">Name</text:p>
            </table:table-cell>
            <table:table-cell table:style-name="Table95.B1" office:value-type="string">
              <text:p text:style-name="P158">Event Type</text:p>
            </table:table-cell>
          </table:table-row>
        </table:table-header-rows>
        <table:table-row>
          <table:table-cell table:style-name="Table95.A2" office:value-type="string">
            <text:p text:style-name="P161"><text:span text:style-name="Source_20_Text">onPaging</text:span></text:p>
          </table:table-cell>
          <table:table-cell table:style-name="Table95.B2" office:value-type="string">
            <text:p text:style-name="P166"><text:a xlink:type="simple" xlink:href="#PagingEvent"><text:span text:style-name="Source_20_Text"><text:span text:style-name="T89">org.zkoss.zul.event.PagingEvent</text:span></text:span></text:a></text:p>
            <text:p text:style-name="P166"><text:span text:style-name="Source_20_Text"><text:span text:style-name="T3">Description:</text:span></text:span><text:span text:style-name="Source_20_Text"><text:span text:style-name="T89"> Notifies one of the pages of a multi-page component is</text:span></text:span></text:p>
            <text:p text:style-name="P166"><text:span text:style-name="Source_20_Text"><text:span text:style-name="T89">selected by the user. </text:span></text:span></text:p>
          </table:table-cell>
        </table:table-row>
      </table:table>
      <text:h text:style-name="P20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57">Property</text:p>
            </table:table-cell>
            <table:table-cell table:style-name="Table96.A1" office:value-type="string">
              <text:p text:style-name="P157">Description</text:p>
            </table:table-cell>
            <table:table-cell table:style-name="Table96.A1" office:value-type="string">
              <text:p text:style-name="P157">Data Type</text:p>
            </table:table-cell>
            <table:table-cell table:style-name="Table96.D1" office:value-type="string">
              <text:p text:style-name="P157">Default Value</text:p>
            </table:table-cell>
          </table:table-row>
        </table:table-header-rows>
        <table:table-row>
          <table:table-cell table:style-name="Table96.A2" office:value-type="string">
            <text:p text:style-name="P115"><text:span text:style-name="Source_20_Text"><text:span text:style-name="T77">align</text:span></text:span></text:p>
          </table:table-cell>
          <table:table-cell table:style-name="Table96.A2" office:value-type="string">
            <text:p text:style-name="P122"><text:span text:style-name="Source_20_Text"><text:span text:style-name="T55">Sets the horizontal alignment of the whole grid.</text:span></text:span></text:p>
            <text:p text:style-name="P122"><text:span text:style-name="Source_20_Text"><text:span text:style-name="T58">Val</text:span></text:span><text:span text:style-name="Source_20_Text"><text:span text:style-name="T59">ue:</text:span></text:span><text:span text:style-name="Source_20_Text"><text:span text:style-name="T77"> left|center|right</text:span></text:span></text:p>
          </table:table-cell>
          <table:table-cell table:style-name="Table96.A2" office:value-type="string">
            <text:p text:style-name="Standard"><text:span text:style-name="Source_20_Text"><text:span text:style-name="T55">java.lang.String</text:span></text:span></text:p>
          </table:table-cell>
          <table:table-cell table:style-name="Table96.D2" office:value-type="string">
            <text:p text:style-name="P161"><text:span text:style-name="Source_20_Text"><text:span text:style-name="T57">&lt;null&gt;</text:span></text:span></text:p>
          </table:table-cell>
        </table:table-row>
        <table:table-row>
          <table:table-cell table:style-name="Table96.A2" office:value-type="string">
            <text:p text:style-name="P115"><text:span text:style-name="Source_20_Text"><text:span text:style-name="T55">mod</text:span></text:span><text:span text:style-name="Source_20_Text"><text:span text:style-name="T77">el</text:span></text:span></text:p>
          </table:table-cell>
          <table:table-cell table:style-name="Table96.A2" office:value-type="string">
            <text:p text:style-name="P122"><text:span text:style-name="Source_20_Text"><text:span text:style-name="T55">Sets the list model associated with this grid.</text:span></text:span></text:p>
          </table:table-cell>
          <table:table-cell table:style-name="Table96.A2" office:value-type="string">
            <text:p text:style-name="P115"><text:span text:style-name="Source_20_Text"><text:span text:style-name="T55">org.zkoss.zul.ListModel</text:span></text:span></text:p>
          </table:table-cell>
          <table:table-cell table:style-name="Table96.D2" office:value-type="string">
            <text:p text:style-name="P161"><text:span text:style-name="Source_20_Text"><text:span text:style-name="T57">&lt;null&gt;</text:span></text:span></text:p>
          </table:table-cell>
        </table:table-row>
        <table:table-row>
          <table:table-cell table:style-name="Table96.A2" office:value-type="string">
            <text:p text:style-name="P115"><text:span text:style-name="Source_20_Text"><text:span text:style-name="T55">pageSize</text:span></text:span></text:p>
          </table:table-cell>
          <table:table-cell table:style-name="Table96.A2" office:value-type="string">
            <text:p text:style-name="P117">Sets the page size, aka., the number rows per page. </text:p>
            <text:p text:style-name="P166"><text:span text:style-name="T3">Not</text:span><text:span text:style-name="T4">e: </text:span><text:span text:style-name="T63">Available only the paging mold</text:span></text:p>
          </table:table-cell>
          <table:table-cell table:style-name="Table96.A2" office:value-type="string">
            <text:p text:style-name="P115"><text:span text:style-name="Source_20_Text"><text:span text:style-name="T77">int</text:span></text:span></text:p>
          </table:table-cell>
          <table:table-cell table:style-name="Table96.D2" office:value-type="string">
            <text:p text:style-name="P115"><text:span text:style-name="Source_20_Text"><text:span text:style-name="T55">&lt;null&gt;</text:span></text:span></text:p>
          </table:table-cell>
        </table:table-row>
        <table:table-row table:style-name="Table96.5">
          <table:table-cell table:style-name="Table96.A2" office:value-type="string">
            <text:p text:style-name="P115"><text:span text:style-name="Source_20_Text"><text:span text:style-name="T55">paginal</text:span></text:span></text:p>
          </table:table-cell>
          <table:table-cell table:style-name="Table96.B5" office:value-type="string">
            <text:p text:style-name="P162"/>
          </table:table-cell>
          <table:table-cell table:style-name="Table96.A2" office:value-type="string">
            <text:p text:style-name="P115"><text:span text:style-name="Source_20_Text"><text:span text:style-name="T55">org.zkoss.zul.ext.Paginal</text:span></text:span></text:p>
          </table:table-cell>
          <table:table-cell table:style-name="Table96.D2" office:value-type="string">
            <text:p text:style-name="P118"><text:span text:style-name="Source_20_Text">&lt;null&gt;</text:span></text:p>
          </table:table-cell>
        </table:table-row>
        <table:table-row table:style-name="Table96.5">
          <table:table-cell table:style-name="Table96.A2" office:value-type="string">
            <text:p text:style-name="P115"><text:span text:style-name="Source_20_Text"><text:span text:style-name="T55">pre</text:span></text:span><text:span text:style-name="Source_20_Text"><text:span text:style-name="T77">loadSize</text:span></text:span></text:p>
          </table:table-cell>
          <table:table-cell table:style-name="Table96.B5" office:value-type="string">
            <text:p text:style-name="P166"><text:span text:style-name="Source_20_Text"><text:span text:style-name="T57">Sets the number of rows to preload when receiving the rendering request from the client. </text:span></text:span></text:p>
          </table:table-cell>
          <table:table-cell table:style-name="Table96.A2" office:value-type="string">
            <text:p text:style-name="P115"><text:span text:style-name="Source_20_Text"><text:span text:style-name="T55">int</text:span></text:span></text:p>
          </table:table-cell>
          <table:table-cell table:style-name="Table96.D2" office:value-type="string">
            <text:p text:style-name="P161"><text:span text:style-name="Source_20_Text"><text:span text:style-name="T57">7</text:span></text:span></text:p>
          </table:table-cell>
        </table:table-row>
        <table:table-row table:style-name="Table96.5">
          <table:table-cell table:style-name="Table96.A2" office:value-type="string">
            <text:p text:style-name="P115"><text:span text:style-name="Source_20_Text"><text:span text:style-name="T55">rowrenderer</text:span></text:span></text:p>
          </table:table-cell>
          <table:table-cell table:style-name="Table96.B5" office:value-type="string">
            <text:p text:style-name="P162">Sets the renderer which is used to render each row if getModel() is not null.</text:p>
          </table:table-cell>
          <table:table-cell table:style-name="Table96.A2" office:value-type="string">
            <text:p text:style-name="P115"><text:span text:style-name="Source_20_Text"><text:span text:style-name="T55">org</text:span></text:span><text:span text:style-name="Source_20_Text"><text:span text:style-name="T77">.zkoss.zul.RowRenderer</text:span></text:span></text:p>
          </table:table-cell>
          <table:table-cell table:style-name="Table96.D2" office:value-type="string">
            <text:p text:style-name="P163"><text:span text:style-name="Source_20_Text">&lt;null&gt;</text:span></text:p>
          </table:table-cell>
        </table:table-row>
      </table:table>
      <text:p text:style-name="P187"/>
      <text:h text:style-name="P192"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4">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5">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98" table:style-name="Table98">
        <table:table-column table:style-name="Table98.A"/>
        <table:table-header-rows>
          <table:table-row>
            <table:table-cell table:style-name="Table98.A1" office:value-type="string">
              <text:p text:style-name="P158">Inherited From</text:p>
            </table:table-cell>
          </table:table-row>
        </table:table-header-rows>
        <table:table-row>
          <table:table-cell table:style-name="Table98.A2" office:value-type="string">
            <text:p text:style-name="P177"><text:a xlink:type="simple" xlink:href="#XulElement">org.zkoss.zul.impl.XulElement</text:a></text:p>
          </table:table-cell>
        </table:table-row>
        <table:table-row table:style-name="Table98.3">
          <table:table-cell table:style-name="Table98.A2" office:value-type="string">
            <text:p text:style-name="P177"><text:s/><text:a xlink:type="simple" xlink:href="#HtmlBasedComponent">org.zkoss.zk.ui.HtmlBasedComponent</text:a> </text:p>
          </table:table-cell>
        </table:table-row>
        <table:table-row table:style-name="Table98.3">
          <table:table-cell table:style-name="Table98.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Groupbox"/>Groupbox<text:bookmark-end text:name="Groupbox"/></text:h>
      <text:p text:style-name="P85">Components: <text:span text:style-name="Source_20_Text">groupbox</text:span>.</text:p>
      <text:p text:style-name="P85">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85"><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35" text:outline-level="4">Class Name</text:h>
      <text:p text:style-name="P356"><text:span text:style-name="Source_20_Text"><text:span text:style-name="T13">org.zkoss.zul.Groupbox</text:span></text:span></text:p>
      <text:h text:style-name="P192" text:outline-level="4">Supported Child Components</text:h>
      <text:p text:style-name="Text_20_body_20_indent_20_2">*ALL </text:p>
      <text:h text:style-name="P192" text:outline-level="4">Supported Events</text:h>
      <text:h text:style-name="P235" text:outline-level="4"/>
      <table:table table:name="Table99" table:style-name="Table99">
        <table:table-column table:style-name="Table99.A"/>
        <table:table-column table:style-name="Table99.B"/>
        <table:table-header-rows>
          <table:table-row>
            <table:table-cell table:style-name="Table99.A1" office:value-type="string">
              <text:p text:style-name="P158">Name</text:p>
            </table:table-cell>
            <table:table-cell table:style-name="Table99.B1" office:value-type="string">
              <text:p text:style-name="P158">Event Type</text:p>
            </table:table-cell>
          </table:table-row>
        </table:table-header-rows>
        <table:table-row>
          <table:table-cell table:style-name="Table99.A2" office:value-type="string">
            <text:p text:style-name="P161"><text:span text:style-name="Source_20_Text">onClick</text:span></text:p>
          </table:table-cell>
          <table:table-cell table:style-name="Table99.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99.A2" office:value-type="string">
            <text:p text:style-name="P161"><text:span text:style-name="Source_20_Text">onRightClick</text:span></text:p>
          </table:table-cell>
          <table:table-cell table:style-name="Table99.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99.A2" office:value-type="string">
            <text:p text:style-name="P161"><text:span text:style-name="Source_20_Text">onDoubleClick</text:span></text:p>
          </table:table-cell>
          <table:table-cell table:style-name="Table99.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double-clicked the component.</text:span></text:span></text:p>
          </table:table-cell>
        </table:table-row>
        <table:table-row>
          <table:table-cell table:style-name="Table99.A2" office:value-type="string">
            <text:p text:style-name="P161"><text:span text:style-name="Source_20_Text">onOpen</text:span></text:p>
          </table:table-cell>
          <table:table-cell table:style-name="Table99.B2" office:value-type="string">
            <text:p text:style-name="P166"><text:a xlink:type="simple" xlink:href="#OpenEvent"><text:span text:style-name="Source_20_Text"><text:span text:style-name="T89">org.zkoss.zk.ui.event.Open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text:span></text:span><text:span text:style-name="Source_20_Text"><text:span text:style-name="T132">Denotes user has opened or closed a component. Note:</text:span></text:span></text:p>
            <text:p text:style-name="P44">unlike <text:span text:style-name="Source_20_Text">onClose</text:span>, this event is only a notification. The client sends this event after opening or closing the component.</text:p>
            <text:p text:style-name="P46"><text:span text:style-name="T131">It is useful to implement </text:span>load-on-demand <text:span text:style-name="T131">by listening to the </text:span><text:span text:style-name="Source_20_Text"><text:span text:style-name="T96">onOpen</text:span></text:span><text:span text:style-name="T128"> </text:span><text:span text:style-name="T131">event, and creating components when the first time the component is opened.</text:span></text:p>
          </table:table-cell>
        </table:table-row>
      </table:table>
      <text:h text:style-name="P20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57">Property</text:p>
            </table:table-cell>
            <table:table-cell table:style-name="Table100.A1" office:value-type="string">
              <text:p text:style-name="P157">Description</text:p>
            </table:table-cell>
            <table:table-cell table:style-name="Table100.A1" office:value-type="string">
              <text:p text:style-name="P157">Data Type</text:p>
            </table:table-cell>
            <table:table-cell table:style-name="Table100.D1" office:value-type="string">
              <text:p text:style-name="P157">Default Value</text:p>
            </table:table-cell>
          </table:table-row>
        </table:table-header-rows>
        <table:table-row>
          <table:table-cell table:style-name="Table100.A2" office:value-type="string">
            <text:p text:style-name="P115"><text:span text:style-name="Source_20_Text"><text:span text:style-name="T55">closable</text:span></text:span></text:p>
          </table:table-cell>
          <table:table-cell table:style-name="Table100.A2" office:value-type="string">
            <text:p text:style-name="P122"><text:span text:style-name="Source_20_Text"><text:span text:style-name="T55">Sets whether user can open or close the group box. </text:span></text:span></text:p>
          </table:table-cell>
          <table:table-cell table:style-name="Table100.A2" office:value-type="string">
            <text:p text:style-name="P115"><text:span text:style-name="Source_20_Text"><text:span text:style-name="T55">boo</text:span></text:span><text:span text:style-name="Source_20_Text"><text:span text:style-name="T77">lean</text:span></text:span></text:p>
          </table:table-cell>
          <table:table-cell table:style-name="Table100.D2" office:value-type="string">
            <text:p text:style-name="P161"><text:span text:style-name="Source_20_Text"><text:span text:style-name="T57">true</text:span></text:span></text:p>
          </table:table-cell>
        </table:table-row>
        <table:table-row>
          <table:table-cell table:style-name="Table100.A2" office:value-type="string">
            <text:p text:style-name="P115"><text:span text:style-name="Source_20_Text"><text:span text:style-name="T55">con</text:span></text:span><text:span text:style-name="Source_20_Text"><text:span text:style-name="T77">tentStyle</text:span></text:span></text:p>
          </table:table-cell>
          <table:table-cell table:style-name="Table100.A2" office:value-type="string">
            <text:p text:style-name="P117">Sets the CSS style for the content block of the groupbox. </text:p>
          </table:table-cell>
          <table:table-cell table:style-name="Table100.A2" office:value-type="string">
            <text:p text:style-name="P115"><text:span text:style-name="Source_20_Text"><text:span text:style-name="T55">java.lang.Str</text:span></text:span><text:span text:style-name="Source_20_Text"><text:span text:style-name="T77">ing</text:span></text:span></text:p>
          </table:table-cell>
          <table:table-cell table:style-name="Table100.D2" office:value-type="string">
            <text:p text:style-name="P115"><text:span text:style-name="Source_20_Text"><text:span text:style-name="T55">&lt;null&gt;</text:span></text:span></text:p>
          </table:table-cell>
        </table:table-row>
        <table:table-row table:style-name="Table100.4">
          <table:table-cell table:style-name="Table100.A2" office:value-type="string">
            <text:p text:style-name="P115"><text:span text:style-name="Source_20_Text"><text:span text:style-name="T55">ope</text:span></text:span><text:span text:style-name="Source_20_Text"><text:span text:style-name="T77">n</text:span></text:span></text:p>
          </table:table-cell>
          <table:table-cell table:style-name="Table100.B4" office:value-type="string">
            <text:p text:style-name="P162">Opens or closes this groupbox. </text:p>
          </table:table-cell>
          <table:table-cell table:style-name="Table100.A2" office:value-type="string">
            <text:p text:style-name="P115"><text:span text:style-name="Source_20_Text"><text:span text:style-name="T55">boo</text:span></text:span><text:span text:style-name="Source_20_Text"><text:span text:style-name="T77">lean</text:span></text:span></text:p>
          </table:table-cell>
          <table:table-cell table:style-name="Table100.D2" office:value-type="string">
            <text:p text:style-name="P118"><text:span text:style-name="Source_20_Text">true</text:span></text:p>
          </table:table-cell>
        </table:table-row>
      </table:table>
      <text:p text:style-name="P187"/>
      <text:h text:style-name="P192"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102" table:style-name="Table102">
        <table:table-column table:style-name="Table102.A"/>
        <table:table-header-rows>
          <table:table-row>
            <table:table-cell table:style-name="Table102.A1" office:value-type="string">
              <text:p text:style-name="P158">Inherited From</text:p>
            </table:table-cell>
          </table:table-row>
        </table:table-header-rows>
        <table:table-row>
          <table:table-cell table:style-name="Table102.A2" office:value-type="string">
            <text:p text:style-name="P177"><text:a xlink:type="simple" xlink:href="#XulElement">org.zkoss.zul.impl.XulElement</text:a></text:p>
          </table:table-cell>
        </table:table-row>
        <table:table-row table:style-name="Table102.3">
          <table:table-cell table:style-name="Table102.A2" office:value-type="string">
            <text:p text:style-name="P177"><text:s/><text:a xlink:type="simple" xlink:href="#HtmlBasedComponent">org.zkoss.zk.ui.HtmlBasedComponent</text:a> </text:p>
          </table:table-cell>
        </table:table-row>
        <table:table-row table:style-name="Table102.3">
          <table:table-cell table:style-name="Table102.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Hbox"/>Hbox<text:bookmark-end text:name="Hbox"/></text:h>
      <text:p text:style-name="P85">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35" text:outline-level="4">Class Name</text:h>
      <text:p text:style-name="P356"><text:span text:style-name="Source_20_Text"><text:span text:style-name="T82">org.zkoss.zul.Hbox</text:span></text:span></text:p>
      <text:h text:style-name="P192" text:outline-level="4">Supported Child Components</text:h>
      <text:p text:style-name="P89">*ALL</text:p>
      <text:h text:style-name="P192" text:outline-level="4">Supported Events <text:s text:c="6"/></text:h>
      <text:p text:style-name="P209"><text:s text:c="8"/>*NONE</text:p>
      <text:h text:style-name="P235" text:outline-level="4">Properties</text:h>
      <text:p text:style-name="P206"><text:tab/> <text:s/><text:span text:style-name="T79">*NONE</text:span></text:p>
      <text:h text:style-name="P192" text:outline-level="4">Methods</text:h>
      <text:p text:style-name="P209"><text:s text:c="8"/>*NONE</text:p>
      <text:h text:style-name="P192" text:outline-level="4">Inherited From </text:h>
      <table:table table:name="Table103" table:style-name="Table103">
        <table:table-column table:style-name="Table103.A"/>
        <table:table-header-rows>
          <table:table-row>
            <table:table-cell table:style-name="Table103.A1" office:value-type="string">
              <text:p text:style-name="P158">Inherited From</text:p>
            </table:table-cell>
          </table:table-row>
        </table:table-header-rows>
        <table:table-row>
          <table:table-cell table:style-name="Table103.A2" office:value-type="string">
            <text:p text:style-name="P176"><text:a xlink:type="simple" xlink:href="#Box">org.zkoss.zul.Box</text:a></text:p>
          </table:table-cell>
        </table:table-row>
        <table:table-row>
          <table:table-cell table:style-name="Table103.A2" office:value-type="string">
            <text:p text:style-name="P176"><text:a xlink:type="simple" xlink:href="#XulElement">org.zkoss.zul.impl.XulElement</text:a></text:p>
          </table:table-cell>
        </table:table-row>
        <table:table-row>
          <table:table-cell table:style-name="Table103.A2" office:value-type="string">
            <text:p text:style-name="P176"><text:a xlink:type="simple" xlink:href="#HtmlBasedComponent">org.zkoss.zk.ui.HtmlBasedComponent</text:a> </text:p>
          </table:table-cell>
        </table:table-row>
        <table:table-row table:style-name="Table103.5">
          <table:table-cell table:style-name="Table103.A2" office:value-type="string">
            <text:p text:style-name="P176"><text:a xlink:type="simple" xlink:href="#AbstractComponent">org.zkoss.zk.ui.AbstractComponent </text:a></text:p>
          </table:table-cell>
        </table:table-row>
      </table:table>
      <text:p text:style-name="P53"/>
      <text:h text:style-name="Heading_20_3" text:outline-level="3"><text:bookmark-start text:name="Html"/>Html<text:bookmark-end text:name="Html"/></text:h>
      <text:p text:style-name="Text_20_body_20_indent"><text:span text:style-name="T131">The simplest way is to use a XUL component called </text:span><text:span text:style-name="Source_20_Text"><text:span text:style-name="T24">html</text:span></text:span><text:span text:style-name="T129"> </text:span><text:span text:style-name="T131">to embed whatever HTML tag</text:span><text:span text:style-name="T132">s you want to send directly to the browser. </text:span><text:span text:style-name="T131">To avoid ZK from interpreting the HTML tags, you usually enclose them with </text:span><text:span text:style-name="Source_20_Text"><text:span text:style-name="T24">&lt;![CDATA[</text:span></text:span><text:span text:style-name="T128"> </text:span><text:span text:style-name="T131">and </text:span><text:span text:style-name="Source_20_Text"><text:span text:style-name="T128">]]&gt;</text:span></text:span><text:span text:style-name="T131">. In other words, they are not the child component. Rather, they are stored in the </text:span><text:span text:style-name="Source_20_Text"><text:span text:style-name="T24">content</text:span></text:span><text:span text:style-name="T128"> </text:span><text:span text:style-name="T131">property. Notice you can use EL expressions in it.</text:span></text:p>
      <text:p text:style-name="P17"><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31">where </text:span><text:span text:style-name="Source_20_Text"><text:span text:style-name="T24">&lt;h4&gt;...&lt;/p&gt;</text:span></text:span><text:span text:style-name="T128"> </text:span><text:span text:style-name="T131">will become the content of the </text:span><text:span text:style-name="Source_20_Text"><text:span text:style-name="T24">html</text:span></text:span><text:span text:style-name="T128"> </text:span><text:span text:style-name="T131">element (see also the </text:span><text:span text:style-name="Source_20_Text"><text:span text:style-name="T24">getContent</text:span></text:span><text:span text:style-name="T128"> </text:span><text:span text:style-name="T131">method of the </text:span><text:span text:style-name="Source_20_Text"><text:span text:style-name="T24">org.zkoss.zul.Html</text:span></text:span><text:span text:style-name="T128"> </text:span><text:span text:style-name="T131">class).</text:span></text:p>
      <text:p text:style-name="Text_20_body_20_indent">The <text:span text:style-name="Source_20_Text"><text:span text:style-name="T19">html</text:span></text:span><text:span text:style-name="T127"> </text:span>component generates the HTML <text:span text:style-name="Source_20_Text"><text:span text:style-name="T19">SPAN</text:span></text:span><text:span text:style-name="T127">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07"><text:span text:style-name="Source_20_Text"/></text:p>
      <text:p text:style-name="P101"/>
      <text:h text:style-name="P135" text:outline-level="4">Class Name</text:h>
      <text:p text:style-name="P356"><text:span text:style-name="Source_20_Text"><text:span text:style-name="T82">org.zkoss.zul.Html</text:span></text:span></text:p>
      <text:h text:style-name="P192" text:outline-level="4">Supported Child Components</text:h>
      <text:p text:style-name="P94"><text:span text:style-name="T55">*NONE</text:span> </text:p>
      <text:h text:style-name="P192" text:outline-level="4">Supported Events</text:h>
      <text:p text:style-name="Text_20_body_20_indent_20_2"><text:span text:style-name="T55">*NONE</text:span> </text:p>
      <text:h text:style-name="P20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58">Property</text:p>
            </table:table-cell>
            <table:table-cell table:style-name="Table104.A1" office:value-type="string">
              <text:p text:style-name="P158">Description</text:p>
            </table:table-cell>
            <table:table-cell table:style-name="Table104.A1" office:value-type="string">
              <text:p text:style-name="P158">Data Type</text:p>
            </table:table-cell>
            <table:table-cell table:style-name="Table104.D1" office:value-type="string">
              <text:p text:style-name="P157">Default Value</text:p>
            </table:table-cell>
          </table:table-row>
        </table:table-header-rows>
        <table:table-row>
          <table:table-cell table:style-name="Table104.A2" office:value-type="string">
            <text:p text:style-name="P115"><text:span text:style-name="Source_20_Text"><text:span text:style-name="T89">content</text:span></text:span></text:p>
          </table:table-cell>
          <table:table-cell table:style-name="Table104.A2" office:value-type="string">
            <text:p text:style-name="P116">Returns the embedded content (i.e., HTML tags).</text:p>
          </table:table-cell>
          <table:table-cell table:style-name="Table104.A2" office:value-type="string">
            <text:p text:style-name="P115"><text:span text:style-name="Source_20_Text">String</text:span></text:p>
          </table:table-cell>
          <table:table-cell table:style-name="Table104.D2" office:value-type="string">
            <text:p text:style-name="P115"><text:span text:style-name="Source_20_Text"><text:span text:style-name="T69">empty ("")</text:span></text:span></text:p>
          </table:table-cell>
        </table:table-row>
      </table:table>
      <text:p text:style-name="P187"/>
      <text:h text:style-name="P192"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15"><text:span text:style-name="Source_20_Text"><text:span text:style-name="T3">(Source Text)</text:span></text:span></text:p>
          </table:table-cell>
          <table:table-cell table:style-name="Table105.D2" office:value-type="string">
            <text:p text:style-name="P115"><text:span text:style-name="Source_20_Text">false</text:span></text:p>
          </table:table-cell>
        </table:table-row>
      </table:table>
      <text:h text:style-name="Heading_20_4" text:outline-level="4"/>
      <text:h text:style-name="P192" text:outline-level="4">Inherited From </text:h>
      <table:table table:name="Table106" table:style-name="Table106">
        <table:table-column table:style-name="Table106.A"/>
        <table:table-header-rows>
          <table:table-row>
            <table:table-cell table:style-name="Table106.A1" office:value-type="string">
              <text:p text:style-name="P158">Inherited From</text:p>
            </table:table-cell>
          </table:table-row>
        </table:table-header-rows>
        <table:table-row>
          <table:table-cell table:style-name="Table106.A2" office:value-type="string">
            <text:p text:style-name="P176"><text:a xlink:type="simple" xlink:href="#XulElement">org.zkoss.zul.impl.XulElement</text:a></text:p>
          </table:table-cell>
        </table:table-row>
        <table:table-row table:style-name="Table106.3">
          <table:table-cell table:style-name="Table106.A2" office:value-type="string">
            <text:p text:style-name="P176"><text:a xlink:type="simple" xlink:href="#HtmlBasedComponent">org.zkoss.zk.ui.HtmlBasedComponent</text:a> </text:p>
          </table:table-cell>
        </table:table-row>
        <table:table-row table:style-name="Table106.3">
          <table:table-cell table:style-name="Table106.A2" office:value-type="string">
            <text:p text:style-name="P176"><text:a xlink:type="simple" xlink:href="#AbstractComponent">org.zkoss.zk.ui.AbstractComponent </text:a></text:p>
          </table:table-cell>
        </table:table-row>
      </table:table>
      <text:p text:style-name="P53"/>
      <text:h text:style-name="Heading_20_3" text:outline-level="3"><text:bookmark-start text:name="Iframe"/>Iframe<text:bookmark-end text:name="Iframe"/></text:h>
      <text:p text:style-name="Text_20_body_20_indent">The <text:span text:style-name="T127">iframe </text:span>component uses the HTML IFRAME tag to delegate a portion of the display to</text:p>
      <text:p text:style-name="Text_20_body_20_indent">another URL. Though the appearance looks similar to the <text:span text:style-name="T127">include </text:span>component. The concept and meaning of the <text:span text:style-name="T127">iframe </text:span>component is different.</text:p>
      <text:p text:style-name="Text_20_body_20_indent">The content included by the <text:span text:style-name="T127">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27">include </text:span>component. The inclusion is</text:p>
      <text:p text:style-name="Text_20_body_20_indent">done at the server, and the browser knows nothing about it. It means the URL specified by</text:p>
      <text:p text:style-name="Text_20_body_20_indent">the <text:span text:style-name="T127">src </text:span>property could be any internal resource.</text:p>
      <text:p text:style-name="Text_20_body_20_indent">The content of the <text:span text:style-name="T127">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79"><draw:frame draw:style-name="fr6" draw:name="graphics120" text:anchor-type="paragraph" svg:width="8.724cm" svg:height="5.029cm" draw:z-index="19"><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5">style="width:99%; height:400px;border:3px inset;"</text:span></text:span><text:span text:style-name="Source_20_Text"><text:span text:style-name="T55"> </text:span></text:span></text:p>
      <text:p text:style-name="Code_20_Indent_20_2"><text:span text:style-name="Source_20_Text"><text:tab/><text:tab/>src=</text:span><text:span text:style-name="Source_20_Text"><text:span text:style-name="T65">"</text:span></text:span><text:span text:style-name="Source_20_Text">/zk-devguide.pdf</text:span><text:span text:style-name="Source_20_Text"><text:span text:style-name="T65">"</text:span></text:span><text:span text:style-name="Source_20_Text"> /&gt;</text:span></text:p>
      <text:p text:style-name="Code_20_Indent_20_2"><text:span text:style-name="Source_20_Text">&lt;/window&gt;</text:span></text:p>
      <text:p text:style-name="P80"/>
      <text:p text:style-name="Text_20_body_20_indent">The <text:span text:style-name="T110">embedding</text:span><text:span text:style-name="T133">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27">image </text:span>and <text:span text:style-name="Source_20_Text"><text:span text:style-name="T19">audio</text:span></text:span><text:span text:style-name="T127"> </text:span>components<text:span text:style-name="T135">47</text:span>, you could specify the dynamically generated</text:p>
      <text:p text:style-name="Text_20_body_20_indent">content. A typical example is you could use JasperReport<text:span text:style-name="T135"> </text:span>to generate a PDF report in a</text:p>
      <text:p text:style-name="Text_20_body_20_indent">binary array or stream, and then pass the report to an <text:span text:style-name="Source_20_Text"><text:span text:style-name="T19">iframe</text:span></text:span><text:span text:style-name="T127"> </text:span>component by wrapping the</text:p>
      <text:p text:style-name="Text_20_body_20_indent">result with the <text:span text:style-name="Source_20_Text"><text:span text:style-name="T19">org.zkoss.util.media.AMedia</text:span></text:span><text:span text:style-name="T127"> </text:span>class.</text:p>
      <text:p text:style-name="Text_20_body_20_indent">In the following example, we illustrate that you could embed any content by use of <text:span text:style-name="Source_20_Text"><text:span text:style-name="T127">iframe</text:span></text:span>,</text:p>
      <text:p text:style-name="Text_20_body_20_indent">as long as the client supports its format.</text:p>
      <text:p text:style-name="P20"/>
      <text:h text:style-name="P135" text:outline-level="4">Class Name</text:h>
      <text:p text:style-name="P356"><text:span text:style-name="Source_20_Text"><text:span text:style-name="T82">org.zkoss.zul.Iframe</text:span></text:span></text:p>
      <text:h text:style-name="P192" text:outline-level="4">Supported Child Components</text:h>
      <text:p text:style-name="P94"><text:span text:style-name="T55">*NONE</text:span> </text:p>
      <text:h text:style-name="P192" text:outline-level="4">Supported Events</text:h>
      <text:p text:style-name="Text_20_body_20_indent_20_2"><text:span text:style-name="T55">*NONE</text:span> </text:p>
      <text:h text:style-name="P20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58">Property</text:p>
            </table:table-cell>
            <table:table-cell table:style-name="Table107.A1" office:value-type="string">
              <text:p text:style-name="P158">Description</text:p>
            </table:table-cell>
            <table:table-cell table:style-name="Table107.A1" office:value-type="string">
              <text:p text:style-name="P158">Data Type</text:p>
            </table:table-cell>
            <table:table-cell table:style-name="Table107.D1" office:value-type="string">
              <text:p text:style-name="P157">Default Value</text:p>
            </table:table-cell>
          </table:table-row>
        </table:table-header-rows>
        <table:table-row>
          <table:table-cell table:style-name="Table107.A2" office:value-type="string">
            <text:p text:style-name="P115"><text:span text:style-name="Source_20_Text"><text:span text:style-name="T89">content</text:span></text:span></text:p>
          </table:table-cell>
          <table:table-cell table:style-name="Table107.A2" office:value-type="string">
            <text:p text:style-name="P116"><text:span text:style-name="Source_20_Text">org.zkoss.util.media.Media</text:span> any binary content that client side browser accept (i.e., mp3, pdf...).</text:p>
          </table:table-cell>
          <table:table-cell table:style-name="Table107.A2" office:value-type="string">
            <text:p text:style-name="P115"><text:span text:style-name="Source_20_Text">Media </text:span></text:p>
          </table:table-cell>
          <table:table-cell table:style-name="Table107.D2" office:value-type="string">
            <text:p text:style-name="P115"><text:span text:style-name="Source_20_Text"><text:span text:style-name="T69">null</text:span></text:span></text:p>
          </table:table-cell>
        </table:table-row>
      </table:table>
      <text:p text:style-name="P187"/>
      <text:h text:style-name="P192"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92" text:outline-level="4">Inherited From </text:h>
      <table:table table:name="Table109" table:style-name="Table109">
        <table:table-column table:style-name="Table109.A"/>
        <table:table-header-rows>
          <table:table-row>
            <table:table-cell table:style-name="Table109.A1" office:value-type="string">
              <text:p text:style-name="P158">Inherited From</text:p>
            </table:table-cell>
          </table:table-row>
        </table:table-header-rows>
        <table:table-row>
          <table:table-cell table:style-name="Table109.A2" office:value-type="string">
            <text:p text:style-name="P176"><text:a xlink:type="simple" xlink:href="#XulElement">org.zkoss.zul.impl.XulElement</text:a></text:p>
          </table:table-cell>
        </table:table-row>
        <table:table-row table:style-name="Table109.3">
          <table:table-cell table:style-name="Table109.A2" office:value-type="string">
            <text:p text:style-name="P176"><text:a xlink:type="simple" xlink:href="#HtmlBasedComponent">org.zkoss.zk.ui.HtmlBasedComponent</text:a> </text:p>
          </table:table-cell>
        </table:table-row>
        <table:table-row table:style-name="Table109.3">
          <table:table-cell table:style-name="Table109.A2" office:value-type="string">
            <text:p text:style-name="P176"><text:a xlink:type="simple" xlink:href="#AbstractComponent">org.zkoss.zk.ui.AbstractComponent </text:a></text:p>
          </table:table-cell>
        </table:table-row>
      </table:table>
      <text:p text:style-name="P5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35" text:outline-level="4">Class Name</text:h>
      <text:p text:style-name="P356"><text:span text:style-name="Source_20_Text"><text:span text:style-name="T82">org.zkoss.zul.Image</text:span></text:span></text:p>
      <text:h text:style-name="P192" text:outline-level="4">Supported Child Components</text:h>
      <text:p text:style-name="P94"><text:span text:style-name="T55">*NONE</text:span> </text:p>
      <text:h text:style-name="P192" text:outline-level="4">Supported Events</text:h>
      <text:p text:style-name="Text_20_body_20_indent_20_2"><text:span text:style-name="T55">*NONE</text:span> </text:p>
      <text:h text:style-name="P20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58">Property</text:p>
            </table:table-cell>
            <table:table-cell table:style-name="Table110.A1" office:value-type="string">
              <text:p text:style-name="P158">Description</text:p>
            </table:table-cell>
            <table:table-cell table:style-name="Table110.A1" office:value-type="string">
              <text:p text:style-name="P158">Data Type</text:p>
            </table:table-cell>
            <table:table-cell table:style-name="Table110.D1" office:value-type="string">
              <text:p text:style-name="P157">Default Value</text:p>
            </table:table-cell>
          </table:table-row>
        </table:table-header-rows>
        <table:table-row>
          <table:table-cell table:style-name="Table110.A2" office:value-type="string">
            <text:p text:style-name="P115"><text:span text:style-name="Source_20_Text"><text:span text:style-name="T89">content</text:span></text:span></text:p>
          </table:table-cell>
          <table:table-cell table:style-name="Table110.A2" office:value-type="string">
            <text:p text:style-name="P116"><text:span text:style-name="Source_20_Text">org.zkoss.image.Image </text:span><text:s/>an image object (i.e., jpeg, png...).</text:p>
          </table:table-cell>
          <table:table-cell table:style-name="Table110.A2" office:value-type="string">
            <text:p text:style-name="P115"><text:span text:style-name="Source_20_Text">Image </text:span></text:p>
          </table:table-cell>
          <table:table-cell table:style-name="Table110.D2" office:value-type="string">
            <text:p text:style-name="P115"><text:span text:style-name="Source_20_Text"><text:span text:style-name="T69">null</text:span></text:span></text:p>
          </table:table-cell>
        </table:table-row>
      </table:table>
      <text:p text:style-name="P187"/>
      <text:h text:style-name="P192"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15"><text:span text:style-name="Source_20_Text">false</text:span></text:p>
          </table:table-cell>
        </table:table-row>
      </table:table>
      <text:h text:style-name="Heading_20_4" text:outline-level="4"/>
      <text:h text:style-name="P192" text:outline-level="4">Inherited From </text:h>
      <table:table table:name="Table112" table:style-name="Table112">
        <table:table-column table:style-name="Table112.A"/>
        <table:table-header-rows>
          <table:table-row>
            <table:table-cell table:style-name="Table112.A1" office:value-type="string">
              <text:p text:style-name="P158">Inherited From</text:p>
            </table:table-cell>
          </table:table-row>
        </table:table-header-rows>
        <table:table-row>
          <table:table-cell table:style-name="Table112.A2" office:value-type="string">
            <text:p text:style-name="P176"><text:a xlink:type="simple" xlink:href="#XulElement">org.zkoss.zul.impl.XulElement</text:a></text:p>
          </table:table-cell>
        </table:table-row>
        <table:table-row table:style-name="Table112.3">
          <table:table-cell table:style-name="Table112.A2" office:value-type="string">
            <text:p text:style-name="P176"><text:a xlink:type="simple" xlink:href="#HtmlBasedComponent">org.zkoss.zk.ui.HtmlBasedComponent</text:a> </text:p>
          </table:table-cell>
        </table:table-row>
        <table:table-row table:style-name="Table112.3">
          <table:table-cell table:style-name="Table112.A2" office:value-type="string">
            <text:p text:style-name="P176"><text:a xlink:type="simple" xlink:href="#AbstractComponent">org.zkoss.zk.ui.AbstractComponent </text:a></text:p>
          </table:table-cell>
        </table:table-row>
      </table:table>
      <text:p text:style-name="P5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35" text:outline-level="4">Class Name</text:h>
      <text:p text:style-name="P356"><text:span text:style-name="Source_20_Text"><text:span text:style-name="T82">org.zkoss.zul.Imagemap</text:span></text:span></text:p>
      <text:h text:style-name="P192" text:outline-level="4">Supported Child Components</text:h>
      <text:p text:style-name="P94"><text:span text:style-name="T55">*NONE</text:span> </text:p>
      <text:h text:style-name="P192"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58">Name</text:p>
            </table:table-cell>
            <table:table-cell table:style-name="Table113.B1" office:value-type="string">
              <text:p text:style-name="P158">Event Type</text:p>
            </table:table-cell>
          </table:table-row>
        </table:table-header-rows>
        <table:table-row>
          <table:table-cell table:style-name="Table113.A2" office:value-type="string">
            <text:p text:style-name="P161"><text:span text:style-name="Source_20_Text">onClick</text:span></text:p>
          </table:table-cell>
          <table:table-cell table:style-name="Table113.B2" office:value-type="string">
            <text:p text:style-name="P166"><text:a xlink:type="simple" xlink:href="#MouseEvent"><text:span text:style-name="Source_20_Text"><text:span text:style-name="T89">org.zkoss.zk.ui.event.MouseEvent</text:span></text:span></text:a></text:p>
            <text:p text:style-name="P166"><text:span text:style-name="Source_20_Text"><text:span text:style-name="T3">Description:</text:span></text:span><text:span text:style-name="Source_20_Text"><text:span text:style-name="T89"> Denotes user has clicked the component.</text:span></text:span></text:p>
            <text:p text:style-name="P166"><text:span text:style-name="Source_20_Text"><text:span text:style-name="T89">Use getX(), getY() method get coo</text:span></text:span><text:span text:style-name="Source_20_Text"><text:span text:style-name="T90">rdinates.</text:span></text:span></text:p>
          </table:table-cell>
        </table:table-row>
      </table:table>
      <text:h text:style-name="P20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58">Property</text:p>
            </table:table-cell>
            <table:table-cell table:style-name="Table114.A1" office:value-type="string">
              <text:p text:style-name="P158">Description</text:p>
            </table:table-cell>
            <table:table-cell table:style-name="Table114.A1" office:value-type="string">
              <text:p text:style-name="P158">Data Type</text:p>
            </table:table-cell>
            <table:table-cell table:style-name="Table114.D1" office:value-type="string">
              <text:p text:style-name="P157">Default Value</text:p>
            </table:table-cell>
          </table:table-row>
        </table:table-header-rows>
        <table:table-row>
          <table:table-cell table:style-name="Table114.A2" office:value-type="string">
            <text:p text:style-name="P115"><text:span text:style-name="Source_20_Text"><text:span text:style-name="T89">content</text:span></text:span></text:p>
          </table:table-cell>
          <table:table-cell table:style-name="Table114.A2" office:value-type="string">
            <text:p text:style-name="P116"><text:span text:style-name="Source_20_Text">org.zkoss.image.Image </text:span><text:s/>an image object (i.e., jpeg, png...).</text:p>
          </table:table-cell>
          <table:table-cell table:style-name="Table114.A2" office:value-type="string">
            <text:p text:style-name="P115"><text:span text:style-name="Source_20_Text">Image </text:span></text:p>
          </table:table-cell>
          <table:table-cell table:style-name="Table114.D2" office:value-type="string">
            <text:p text:style-name="P115"><text:span text:style-name="Source_20_Text"><text:span text:style-name="T69">null</text:span></text:span></text:p>
          </table:table-cell>
        </table:table-row>
      </table:table>
      <text:p text:style-name="P187"/>
      <text:h text:style-name="P192"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92" text:outline-level="4">Inherited From </text:h>
      <table:table table:name="Table116" table:style-name="Table116">
        <table:table-column table:style-name="Table116.A"/>
        <table:table-header-rows>
          <table:table-row>
            <table:table-cell table:style-name="Table116.A1" office:value-type="string">
              <text:p text:style-name="P158">Inherited From</text:p>
            </table:table-cell>
          </table:table-row>
        </table:table-header-rows>
        <table:table-row>
          <table:table-cell table:style-name="Table116.A2" office:value-type="string">
            <text:p text:style-name="P176"><text:a xlink:type="simple" xlink:href="#Image">org.zkoss.zul.Image</text:a></text:p>
          </table:table-cell>
        </table:table-row>
        <table:table-row>
          <table:table-cell table:style-name="Table116.A2" office:value-type="string">
            <text:p text:style-name="P176"><text:a xlink:type="simple" xlink:href="#XulElement">org.zkoss.zul.impl.XulElement</text:a></text:p>
          </table:table-cell>
        </table:table-row>
        <table:table-row table:style-name="Table116.4">
          <table:table-cell table:style-name="Table116.A2" office:value-type="string">
            <text:p text:style-name="P176"><text:a xlink:type="simple" xlink:href="#HtmlBasedComponent">org.zkoss.zk.ui.HtmlBasedComponent</text:a> </text:p>
          </table:table-cell>
        </table:table-row>
        <table:table-row table:style-name="Table116.4">
          <table:table-cell table:style-name="Table116.A2" office:value-type="string">
            <text:p text:style-name="P176"><text:a xlink:type="simple" xlink:href="#AbstractComponent">org.zkoss.zk.ui.AbstractComponent </text:a></text:p>
          </table:table-cell>
        </table:table-row>
      </table:table>
      <text:p text:style-name="P5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35" text:outline-level="4">Class Name</text:h>
      <text:p text:style-name="P356"><text:span text:style-name="Source_20_Text"><text:span text:style-name="T13">org.zkoss.zul.Include</text:span></text:span></text:p>
      <text:h text:style-name="P192" text:outline-level="4">Supported Child Components</text:h>
      <text:p text:style-name="Text_20_body_20_indent_20_2">*NONE </text:p>
      <text:h text:style-name="P192" text:outline-level="4">Supported Events</text:h>
      <text:p text:style-name="Text_20_body_20_indent_20_2">*NONE</text:p>
      <text:h text:style-name="P234"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57">Property</text:p>
            </table:table-cell>
            <table:table-cell table:style-name="Table117.A1" office:value-type="string">
              <text:p text:style-name="P157">Description</text:p>
            </table:table-cell>
            <table:table-cell table:style-name="Table117.A1" office:value-type="string">
              <text:p text:style-name="P157">Data Type</text:p>
            </table:table-cell>
            <table:table-cell table:style-name="Table117.D1" office:value-type="string">
              <text:p text:style-name="P157">Default Value</text:p>
            </table:table-cell>
          </table:table-row>
        </table:table-header-rows>
        <table:table-row>
          <table:table-cell table:style-name="Table117.A2" office:value-type="string">
            <text:p text:style-name="P115"><text:span text:style-name="Source_20_Text"><text:span text:style-name="T55">src</text:span></text:span></text:p>
          </table:table-cell>
          <table:table-cell table:style-name="Table117.A2" office:value-type="string">
            <text:p text:style-name="P122"><text:span text:style-name="Source_20_Text"><text:span text:style-name="T55">Sets whether user can open or close the group box. </text:span></text:span></text:p>
          </table:table-cell>
          <table:table-cell table:style-name="Table117.A2" office:value-type="string">
            <text:p text:style-name="P115"><text:span text:style-name="Source_20_Text"><text:span text:style-name="T55">boo</text:span></text:span><text:span text:style-name="Source_20_Text"><text:span text:style-name="T77">lean</text:span></text:span></text:p>
          </table:table-cell>
          <table:table-cell table:style-name="Table117.D2" office:value-type="string">
            <text:p text:style-name="P161"><text:span text:style-name="Source_20_Text"><text:span text:style-name="T57">true</text:span></text:span></text:p>
          </table:table-cell>
        </table:table-row>
        <table:table-row>
          <table:table-cell table:style-name="Table117.A2" office:value-type="string">
            <text:p text:style-name="P115"><text:span text:style-name="Source_20_Text"><text:span text:style-name="T77">localized</text:span></text:span></text:p>
          </table:table-cell>
          <table:table-cell table:style-name="Table117.A2" office:value-type="string">
            <text:p text:style-name="P117">Sets the CSS style for the content block of the groupbox. </text:p>
          </table:table-cell>
          <table:table-cell table:style-name="Table117.A2" office:value-type="string">
            <text:p text:style-name="P115"><text:span text:style-name="Source_20_Text"><text:span text:style-name="T55">java.lang.Str</text:span></text:span><text:span text:style-name="Source_20_Text"><text:span text:style-name="T77">ing</text:span></text:span></text:p>
          </table:table-cell>
          <table:table-cell table:style-name="Table117.D2" office:value-type="string">
            <text:p text:style-name="P115"><text:span text:style-name="Source_20_Text"><text:span text:style-name="T55">&lt;null&gt;</text:span></text:span></text:p>
          </table:table-cell>
        </table:table-row>
        <table:table-row table:style-name="Table117.4">
          <table:table-cell table:style-name="Table117.A2" office:value-type="string">
            <text:p text:style-name="P115"><text:span text:style-name="Source_20_Text"><text:span text:style-name="T55">ope</text:span></text:span><text:span text:style-name="Source_20_Text"><text:span text:style-name="T77">n</text:span></text:span></text:p>
          </table:table-cell>
          <table:table-cell table:style-name="Table117.B4" office:value-type="string">
            <text:p text:style-name="P162">Opens or closes this groupbox. </text:p>
          </table:table-cell>
          <table:table-cell table:style-name="Table117.A2" office:value-type="string">
            <text:p text:style-name="P115"><text:span text:style-name="Source_20_Text"><text:span text:style-name="T55">boo</text:span></text:span><text:span text:style-name="Source_20_Text"><text:span text:style-name="T77">lean</text:span></text:span></text:p>
          </table:table-cell>
          <table:table-cell table:style-name="Table117.D2" office:value-type="string">
            <text:p text:style-name="P118"><text:span text:style-name="Source_20_Text">true</text:span></text:p>
          </table:table-cell>
        </table:table-row>
      </table:table>
      <text:p text:style-name="P187"/>
      <text:h text:style-name="P192"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15"><text:span text:style-name="Source_20_Text">false</text:span></text:p>
          </table:table-cell>
        </table:table-row>
      </table:table>
      <text:h text:style-name="P192" text:outline-level="4">Inherited From </text:h>
      <table:table table:name="Table119" table:style-name="Table119">
        <table:table-column table:style-name="Table119.A"/>
        <table:table-header-rows>
          <table:table-row>
            <table:table-cell table:style-name="Table119.A1" office:value-type="string">
              <text:p text:style-name="P158">Inherited From</text:p>
            </table:table-cell>
          </table:table-row>
        </table:table-header-rows>
        <table:table-row>
          <table:table-cell table:style-name="Table119.A2" office:value-type="string">
            <text:p text:style-name="P177"><text:a xlink:type="simple" xlink:href="#XulElement">org.zkoss.zul.impl.XulElement</text:a></text:p>
          </table:table-cell>
        </table:table-row>
        <table:table-row table:style-name="Table119.3">
          <table:table-cell table:style-name="Table119.A2" office:value-type="string">
            <text:p text:style-name="P177"><text:s/><text:a xlink:type="simple" xlink:href="#HtmlBasedComponent">org.zkoss.zk.ui.HtmlBasedComponent</text:a> </text:p>
          </table:table-cell>
        </table:table-row>
        <table:table-row table:style-name="Table119.3">
          <table:table-cell table:style-name="Table119.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Intbox"/>Intbox<text:bookmark-end text:name="Intbox"/></text:h>
      <text:p text:style-name="Text_20_body_20_indent_20_2"><text:span text:style-name="T92">A </text:span><text:span text:style-name="Source_20_Text"><text:span text:style-name="T92">intbox</text:span></text:span><text:span text:style-name="T92"> is used to let users input integer </text:span><text:span text:style-name="T93">data.</text:span></text:p>
      <text:p text:style-name="P86"><draw:frame draw:style-name="fr2" draw:name="graphics122" text:anchor-type="paragraph" svg:width="5.607cm" svg:height="1.52cm" draw:z-index="21"><draw:image xlink:href="../images/intbox.png" xlink:type="simple" xlink:show="embed" xlink:actuate="onLoad"/></draw:frame>While input invalid data:</text:p>
      <text:p text:style-name="P86"><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35" text:outline-level="4">Class Name</text:h>
      <text:p text:style-name="P356"><text:span text:style-name="Source_20_Text"><text:span text:style-name="T82">org.zkoss.zul.Intbox</text:span></text:span></text:p>
      <text:h text:style-name="P192" text:outline-level="4">Supported Child Components</text:h>
      <text:p text:style-name="P99">*NONE </text:p>
      <text:h text:style-name="P192"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58">Event Name</text:p>
            </table:table-cell>
            <table:table-cell table:style-name="Table120.B1" office:value-type="string">
              <text:p text:style-name="P158">Event Type</text:p>
            </table:table-cell>
          </table:table-row>
        </table:table-header-rows>
        <table:table-row>
          <table:table-cell table:style-name="Table120.A2" office:value-type="string">
            <text:p text:style-name="P161"><text:span text:style-name="Source_20_Text">onChange</text:span></text:p>
          </table:table-cell>
          <table:table-cell table:style-name="Table120.B2" office:value-type="string">
            <text:p text:style-name="P166"><text:a xlink:type="simple" xlink:href="#InputEvent"><text:span text:style-name="Source_20_Text"><text:span text:style-name="T89">org.zkoss.zk.ui.event.InputEvent</text:span></text:span></text:a></text:p>
            <text:p text:style-name="P170"><text:span text:style-name="T3">Description:</text:span> </text:p>
            <text:p text:style-name="P170">Denotes the content of an input component has been modified by the user.</text:p>
          </table:table-cell>
        </table:table-row>
        <table:table-row>
          <table:table-cell table:style-name="Table120.A2" office:value-type="string">
            <text:p text:style-name="P161"><text:span text:style-name="Source_20_Text">onChanging</text:span></text:p>
          </table:table-cell>
          <table:table-cell table:style-name="Table120.B2" office:value-type="string">
            <text:p text:style-name="P166"><text:a xlink:type="simple" xlink:href="#InputEvent"><text:span text:style-name="Source_20_Text"><text:span text:style-name="T89">org.zkoss.zk.ui.event.InputEvent</text:span></text:span></text:a></text:p>
            <text:p text:style-name="P171">Description: </text:p>
            <text:p text:style-name="P172">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61"><text:span text:style-name="Source_20_Text">onSelection</text:span></text:p>
          </table:table-cell>
          <table:table-cell table:style-name="Table120.B2" office:value-type="string">
            <text:p text:style-name="P166"><text:a xlink:type="simple" xlink:href="#SelectionEvent"><text:span text:style-name="Source_20_Text">org.zkoss.zk.ui.event.SelectionEvent</text:span></text:a></text:p>
            <text:p text:style-name="P171">Description: </text:p>
            <text:p text:style-name="P170"><text:span text:style-name="T89">Denotes that user is selecting a portion of the text of an input component. You can retrieve the start and end position of the selected text by use of the </text:span><text:span text:style-name="Source_20_Text"><text:span text:style-name="T89">getStart</text:span></text:span><text:span text:style-name="T89"> and </text:span><text:span text:style-name="Source_20_Text"><text:span text:style-name="T89">getEnd</text:span></text:span><text:span text:style-name="T89"> methods.</text:span><text:span text:style-name="T3"> </text:span></text:p>
          </table:table-cell>
        </table:table-row>
        <table:table-row>
          <table:table-cell table:style-name="Table120.A2" office:value-type="string">
            <text:p text:style-name="P161"><text:span text:style-name="Source_20_Text">onFocus</text:span></text:p>
          </table:table-cell>
          <table:table-cell table:style-name="Table120.B2" office:value-type="string">
            <text:p text:style-name="P166"><text:a xlink:type="simple" xlink:href="#Event"><text:span text:style-name="Source_20_Text">org.zkoss.zk.ui.event.Event</text:span></text:a></text:p>
            <text:p text:style-name="P171">Description: </text:p>
            <text:p text:style-name="P172">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61"><text:span text:style-name="Source_20_Text">onBlur</text:span></text:p>
          </table:table-cell>
          <table:table-cell table:style-name="Table120.B2" office:value-type="string">
            <text:p text:style-name="P166"><text:a xlink:type="simple" xlink:href="#Event"><text:span text:style-name="Source_20_Text">org.zkoss.zk.ui.event.Event</text:span></text:a></text:p>
            <text:p text:style-name="P171">Description: </text:p>
            <text:p text:style-name="P172">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61"><text:span text:style-name="Source_20_Text">onCreate</text:span></text:p>
          </table:table-cell>
          <table:table-cell table:style-name="Table120.B2" office:value-type="string">
            <text:p text:style-name="P166"><text:a xlink:type="simple" xlink:href="#CreateEvent"><text:span text:style-name="Source_20_Text">org.zkoss.ui.zk.ui.event.CreateEvent</text:span></text:a></text:p>
            <text:p text:style-name="P171">Description: </text:p>
            <text:p text:style-name="P172">Denotes a component is created when rendering a ZUML page.</text:p>
          </table:table-cell>
        </table:table-row>
        <table:table-row>
          <table:table-cell table:style-name="Table120.A2" office:value-type="string">
            <text:p text:style-name="P161"><text:span text:style-name="Source_20_Text">onDrop</text:span></text:p>
          </table:table-cell>
          <table:table-cell table:style-name="Table120.B2" office:value-type="string">
            <text:p text:style-name="P166"><text:a xlink:type="simple" xlink:href="#DropEvent"><text:span text:style-name="Source_20_Text">org.zkoss.ui.zk.ui.event.DropEvent</text:span></text:a></text:p>
            <text:p text:style-name="P171">Description: </text:p>
            <text:p text:style-name="P172">Denotes another component is dropped to the component that receives this event.</text:p>
          </table:table-cell>
        </table:table-row>
      </table:table>
      <text:h text:style-name="P192"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58">Property</text:p>
            </table:table-cell>
            <table:table-cell table:style-name="Table121.A1" office:value-type="string">
              <text:p text:style-name="P158">Description</text:p>
            </table:table-cell>
            <table:table-cell table:style-name="Table121.C1" office:value-type="string">
              <text:p text:style-name="P158">Return Data Type</text:p>
            </table:table-cell>
          </table:table-row>
        </table:table-header-rows>
        <table:table-row table:style-name="Table121.2">
          <table:table-cell table:style-name="Table121.A2" office:value-type="string">
            <text:p text:style-name="P115"><text:span text:style-name="Source_20_Text">val</text:span><text:span text:style-name="Source_20_Text"><text:span text:style-name="T1">ue</text:span></text:span></text:p>
          </table:table-cell>
          <table:table-cell table:style-name="Table121.B2" office:value-type="string">
            <text:p text:style-name="P122">Sets the text value. </text:p>
          </table:table-cell>
          <table:table-cell table:style-name="Table121.C2" office:value-type="string">
            <text:p text:style-name="P115"><text:span text:style-name="Source_20_Text">Integer</text:span></text:p>
          </table:table-cell>
        </table:table-row>
      </table:table>
      <text:p text:style-name="P187"/>
      <text:h text:style-name="P192" text:outline-level="4">Methods</text:h>
      <text:p text:style-name="P197">*NONE</text:p>
      <text:h text:style-name="P192" text:outline-level="4">Inherited From </text:h>
      <table:table table:name="Table122" table:style-name="Table122">
        <table:table-column table:style-name="Table122.A"/>
        <table:table-header-rows>
          <table:table-row>
            <table:table-cell table:style-name="Table122.A1" office:value-type="string">
              <text:p text:style-name="P158">Inherited From</text:p>
            </table:table-cell>
          </table:table-row>
        </table:table-header-rows>
        <table:table-row>
          <table:table-cell table:style-name="Table122.A2" office:value-type="string">
            <text:p text:style-name="P177"><text:a xlink:type="simple" xlink:href="#NumberInputElement"><text:span text:style-name="Source_20_Text">org.zkoss.zul.NumberInputElement</text:span></text:a></text:p>
          </table:table-cell>
        </table:table-row>
        <table:table-row>
          <table:table-cell table:style-name="Table122.A2" office:value-type="string">
            <text:p text:style-name="P177"><text:a xlink:type="simple" xlink:href="#FormatInputElement"><text:span text:style-name="Source_20_Text">org.zkoss.zul.FormatInputElement</text:span></text:a></text:p>
          </table:table-cell>
        </table:table-row>
        <table:table-row>
          <table:table-cell table:style-name="Table122.A2" office:value-type="string">
            <text:p text:style-name="P177"><text:a xlink:type="simple" xlink:href="#InputElement"><text:span text:style-name="Source_20_Text">org.zkoss.zul.InputElement</text:span></text:a></text:p>
          </table:table-cell>
        </table:table-row>
        <table:table-row>
          <table:table-cell table:style-name="Table122.A2" office:value-type="string">
            <text:p text:style-name="P177"><text:a xlink:type="simple" xlink:href="#XulElement"><text:span text:style-name="Source_20_Text">org.zkoss.zul.imp.XulElement</text:span></text:a></text:p>
          </table:table-cell>
        </table:table-row>
        <table:table-row table:style-name="Table122.6">
          <table:table-cell table:style-name="Table122.A2" office:value-type="string">
            <text:p text:style-name="P17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35" text:outline-level="4">Class Name</text:h>
      <text:p text:style-name="P356"><text:span text:style-name="Source_20_Text"><text:span text:style-name="T82">org.zkoss.zul.Label</text:span></text:span></text:p>
      <text:h text:style-name="P192" text:outline-level="4">Supported Child Components</text:h>
      <text:p text:style-name="P94"><text:span text:style-name="T55">*NONE</text:span> </text:p>
      <text:h text:style-name="P192" text:outline-level="4">Supported Events</text:h>
      <text:p text:style-name="Text_20_body_20_indent_20_2"><text:span text:style-name="T55">*NONE</text:span> </text:p>
      <text:h text:style-name="P20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58">Property</text:p>
            </table:table-cell>
            <table:table-cell table:style-name="Table123.A1" office:value-type="string">
              <text:p text:style-name="P158">Description</text:p>
            </table:table-cell>
            <table:table-cell table:style-name="Table123.C1" office:value-type="string">
              <text:p text:style-name="P158">Data Type</text:p>
            </table:table-cell>
          </table:table-row>
        </table:table-header-rows>
        <table:table-row>
          <table:table-cell table:style-name="Table123.A2" office:value-type="string">
            <text:p text:style-name="P115"><text:span text:style-name="Source_20_Text">value</text:span></text:p>
          </table:table-cell>
          <table:table-cell table:style-name="Table123.A2" office:value-type="string">
            <text:p text:style-name="P116">The <text:span text:style-name="Source_20_Text">String</text:span> value denote this label.</text:p>
          </table:table-cell>
          <table:table-cell table:style-name="Table123.C2" office:value-type="string">
            <text:p text:style-name="P115"><text:span text:style-name="Source_20_Text">String</text:span></text:p>
          </table:table-cell>
        </table:table-row>
        <table:table-row>
          <table:table-cell table:style-name="Table123.A2" office:value-type="string">
            <text:p text:style-name="P115"><text:span text:style-name="Source_20_Text">pre</text:span></text:p>
          </table:table-cell>
          <table:table-cell table:style-name="Table123.A2" office:value-type="string">
            <text:p text:style-name="P116">If true, all white spaces, such as new line, space and tab, are preserved.</text:p>
          </table:table-cell>
          <table:table-cell table:style-name="Table123.C2" office:value-type="string">
            <text:p text:style-name="P115"><text:span text:style-name="Source_20_Text">boolean</text:span></text:p>
          </table:table-cell>
        </table:table-row>
        <table:table-row>
          <table:table-cell table:style-name="Table123.A2" office:value-type="string">
            <text:p text:style-name="P213"><text:span text:style-name="Source_20_Text">maxlength</text:span></text:p>
          </table:table-cell>
          <table:table-cell table:style-name="Table123.A2" office:value-type="string">
            <text:p text:style-name="P116">Truncated the characters that exceeds the specified</text:p>
          </table:table-cell>
          <table:table-cell table:style-name="Table123.C2" office:value-type="string">
            <text:p text:style-name="P115"><text:span text:style-name="Source_20_Text">Positive Int</text:span><text:span text:style-name="Source_20_Text"><text:span text:style-name="T1">eger</text:span></text:span></text:p>
          </table:table-cell>
        </table:table-row>
      </table:table>
      <text:p text:style-name="P187"/>
      <text:h text:style-name="P192"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92" text:outline-level="4">Inherited From </text:h>
      <table:table table:name="Table125" table:style-name="Table125">
        <table:table-column table:style-name="Table125.A"/>
        <table:table-header-rows>
          <table:table-row>
            <table:table-cell table:style-name="Table125.A1" office:value-type="string">
              <text:p text:style-name="P158">Inherited From</text:p>
            </table:table-cell>
          </table:table-row>
        </table:table-header-rows>
        <table:table-row>
          <table:table-cell table:style-name="Table125.A2" office:value-type="string">
            <text:p text:style-name="P176"><text:a xlink:type="simple" xlink:href="#XulElement">org.zkoss.zul.impl.XulElement</text:a></text:p>
          </table:table-cell>
        </table:table-row>
        <table:table-row table:style-name="Table125.3">
          <table:table-cell table:style-name="Table125.A2" office:value-type="string">
            <text:p text:style-name="P176"><text:a xlink:type="simple" xlink:href="#HtmlBasedComponent">org.zkoss.zk.ui.HtmlBasedComponent</text:a> </text:p>
          </table:table-cell>
        </table:table-row>
        <table:table-row table:style-name="Table125.3">
          <table:table-cell table:style-name="Table125.A2" office:value-type="string">
            <text:p text:style-name="P176"><text:a xlink:type="simple" xlink:href="#AbstractComponent">org.zkoss.zk.ui.AbstractComponent </text:a></text:p>
          </table:table-cell>
        </table:table-row>
      </table:table>
      <text:p text:style-name="P5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85"><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35" text:outline-level="4"/>
      <text:h text:style-name="P135" text:outline-level="4">Class Name</text:h>
      <text:p text:style-name="P356"><text:span text:style-name="Source_20_Text"><text:span text:style-name="T13">org.zkoss.zul.Listbox</text:span></text:span></text:p>
      <text:h text:style-name="P192"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92" text:outline-level="4">Supported Events</text:h>
      <text:h text:style-name="P235" text:outline-level="4"/>
      <table:table table:name="Table126" table:style-name="Table126">
        <table:table-column table:style-name="Table126.A"/>
        <table:table-column table:style-name="Table126.B"/>
        <table:table-header-rows>
          <table:table-row>
            <table:table-cell table:style-name="Table126.A1" office:value-type="string">
              <text:p text:style-name="P158">Name</text:p>
            </table:table-cell>
            <table:table-cell table:style-name="Table126.B1" office:value-type="string">
              <text:p text:style-name="P158">Event Type</text:p>
            </table:table-cell>
          </table:table-row>
        </table:table-header-rows>
        <table:table-row>
          <table:table-cell table:style-name="Table126.A2" office:value-type="string">
            <text:p text:style-name="P161"><text:span text:style-name="Source_20_Text">onPaging</text:span></text:p>
          </table:table-cell>
          <table:table-cell table:style-name="Table126.B2" office:value-type="string">
            <text:p text:style-name="P166"><text:a xlink:type="simple" xlink:href="#PagingEvent"><text:span text:style-name="Source_20_Text"><text:span text:style-name="T89">org.zkoss.zul.event.PagingEvent</text:span></text:span></text:a></text:p>
            <text:p text:style-name="P166"><text:span text:style-name="Source_20_Text"><text:span text:style-name="T3">Description:</text:span></text:span><text:span text:style-name="Source_20_Text"><text:span text:style-name="T89"> Notifies one of the pages of a multi-page component is</text:span></text:span></text:p>
            <text:p text:style-name="P166"><text:span text:style-name="Source_20_Text"><text:span text:style-name="T89">selected by the user. </text:span></text:span></text:p>
          </table:table-cell>
        </table:table-row>
      </table:table>
      <text:h text:style-name="P20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57">Property</text:p>
            </table:table-cell>
            <table:table-cell table:style-name="Table127.A1" office:value-type="string">
              <text:p text:style-name="P157">Description</text:p>
            </table:table-cell>
            <table:table-cell table:style-name="Table127.A1" office:value-type="string">
              <text:p text:style-name="P157">Data Type</text:p>
            </table:table-cell>
            <table:table-cell table:style-name="Table127.D1" office:value-type="string">
              <text:p text:style-name="P157">Default Value</text:p>
            </table:table-cell>
          </table:table-row>
        </table:table-header-rows>
        <table:table-row>
          <table:table-cell table:style-name="Table127.A2" office:value-type="string">
            <text:p text:style-name="P115"><text:span text:style-name="Source_20_Text"><text:span text:style-name="T77">align</text:span></text:span></text:p>
          </table:table-cell>
          <table:table-cell table:style-name="Table127.A2" office:value-type="string">
            <text:p text:style-name="P122"><text:span text:style-name="Source_20_Text"><text:span text:style-name="T55">Sets the horizontal alignment of the whole Listbox.</text:span></text:span></text:p>
            <text:p text:style-name="P122"><text:span text:style-name="Source_20_Text"><text:span text:style-name="T58">Val</text:span></text:span><text:span text:style-name="Source_20_Text"><text:span text:style-name="T59">ue:</text:span></text:span><text:span text:style-name="Source_20_Text"><text:span text:style-name="T77"> left|center|right</text:span></text:span></text:p>
          </table:table-cell>
          <table:table-cell table:style-name="Table127.A2" office:value-type="string">
            <text:p text:style-name="Standard"><text:span text:style-name="Source_20_Text"><text:span text:style-name="T55">java.lang.String</text:span></text:span></text:p>
          </table:table-cell>
          <table:table-cell table:style-name="Table127.D2" office:value-type="string">
            <text:p text:style-name="P161"><text:span text:style-name="Source_20_Text"><text:span text:style-name="T57">&lt;null&gt;</text:span></text:span></text:p>
          </table:table-cell>
        </table:table-row>
        <table:table-row>
          <table:table-cell table:style-name="Table127.A2" office:value-type="string">
            <text:p text:style-name="P115"><text:span text:style-name="Source_20_Text"><text:span text:style-name="T55">mod</text:span></text:span><text:span text:style-name="Source_20_Text"><text:span text:style-name="T77">el</text:span></text:span></text:p>
          </table:table-cell>
          <table:table-cell table:style-name="Table127.A2" office:value-type="string">
            <text:p text:style-name="P122"><text:span text:style-name="Source_20_Text"><text:span text:style-name="T55">Sets the list model associated with this Listbox.</text:span></text:span></text:p>
          </table:table-cell>
          <table:table-cell table:style-name="Table127.A2" office:value-type="string">
            <text:p text:style-name="P115"><text:span text:style-name="Source_20_Text"><text:span text:style-name="T55">org.zkoss.zul.ListModel</text:span></text:span></text:p>
          </table:table-cell>
          <table:table-cell table:style-name="Table127.D2" office:value-type="string">
            <text:p text:style-name="P161"><text:span text:style-name="Source_20_Text"><text:span text:style-name="T57">&lt;null&gt;</text:span></text:span></text:p>
          </table:table-cell>
        </table:table-row>
        <table:table-row>
          <table:table-cell table:style-name="Table127.A2" office:value-type="string">
            <text:p text:style-name="P115"><text:span text:style-name="Source_20_Text"><text:span text:style-name="T55">pageSize</text:span></text:span></text:p>
          </table:table-cell>
          <table:table-cell table:style-name="Table127.A2" office:value-type="string">
            <text:p text:style-name="P117">Sets the page size, aka., the number rows per page. </text:p>
            <text:p text:style-name="P166"><text:span text:style-name="T3">Not</text:span><text:span text:style-name="T4">e: </text:span><text:span text:style-name="T63">Available only the paging mold</text:span></text:p>
          </table:table-cell>
          <table:table-cell table:style-name="Table127.A2" office:value-type="string">
            <text:p text:style-name="P115"><text:span text:style-name="Source_20_Text"><text:span text:style-name="T77">int</text:span></text:span></text:p>
          </table:table-cell>
          <table:table-cell table:style-name="Table127.D2" office:value-type="string">
            <text:p text:style-name="P115"><text:span text:style-name="Source_20_Text"><text:span text:style-name="T55">&lt;null&gt;</text:span></text:span></text:p>
          </table:table-cell>
        </table:table-row>
        <table:table-row table:style-name="Table127.5">
          <table:table-cell table:style-name="Table127.A2" office:value-type="string">
            <text:p text:style-name="P115"><text:span text:style-name="Source_20_Text"><text:span text:style-name="T55">paginal</text:span></text:span></text:p>
          </table:table-cell>
          <table:table-cell table:style-name="Table127.B5" office:value-type="string">
            <text:p text:style-name="P162"/>
          </table:table-cell>
          <table:table-cell table:style-name="Table127.A2" office:value-type="string">
            <text:p text:style-name="P115"><text:span text:style-name="Source_20_Text"><text:span text:style-name="T55">org.zkoss.zul.ext.Paginal</text:span></text:span></text:p>
          </table:table-cell>
          <table:table-cell table:style-name="Table127.D2" office:value-type="string">
            <text:p text:style-name="P118"><text:span text:style-name="Source_20_Text">&lt;null&gt;</text:span></text:p>
          </table:table-cell>
        </table:table-row>
        <table:table-row table:style-name="Table127.5">
          <table:table-cell table:style-name="Table127.A2" office:value-type="string">
            <text:p text:style-name="P115"><text:span text:style-name="Source_20_Text"><text:span text:style-name="T55">pre</text:span></text:span><text:span text:style-name="Source_20_Text"><text:span text:style-name="T77">loadSize</text:span></text:span></text:p>
          </table:table-cell>
          <table:table-cell table:style-name="Table127.B5" office:value-type="string">
            <text:p text:style-name="P166"><text:span text:style-name="Source_20_Text"><text:span text:style-name="T57">Sets the number of rows to preload when receiving the rendering request from the client. </text:span></text:span></text:p>
          </table:table-cell>
          <table:table-cell table:style-name="Table127.A2" office:value-type="string">
            <text:p text:style-name="P115"><text:span text:style-name="Source_20_Text"><text:span text:style-name="T55">int</text:span></text:span></text:p>
          </table:table-cell>
          <table:table-cell table:style-name="Table127.D2" office:value-type="string">
            <text:p text:style-name="P161"><text:span text:style-name="Source_20_Text"><text:span text:style-name="T57">7</text:span></text:span></text:p>
          </table:table-cell>
        </table:table-row>
        <table:table-row table:style-name="Table127.5">
          <table:table-cell table:style-name="Table127.A2" office:value-type="string">
            <text:p text:style-name="P115"><text:span text:style-name="Source_20_Text"><text:span text:style-name="T55">itemRenderer</text:span></text:span></text:p>
          </table:table-cell>
          <table:table-cell table:style-name="Table127.B5" office:value-type="string">
            <text:p text:style-name="P162">Sets the renderer which is used to render each <text:span text:style-name="Source_20_Text">Listitem</text:span> if getModel() is not null.</text:p>
          </table:table-cell>
          <table:table-cell table:style-name="Table127.A2" office:value-type="string">
            <text:p text:style-name="P115"><text:span text:style-name="Source_20_Text"><text:span text:style-name="T55">org</text:span></text:span><text:span text:style-name="Source_20_Text"><text:span text:style-name="T77">.zkoss.zul.RowRenderer</text:span></text:span></text:p>
          </table:table-cell>
          <table:table-cell table:style-name="Table127.D2" office:value-type="string">
            <text:p text:style-name="P163"><text:span text:style-name="Source_20_Text">&lt;null&gt;</text:span></text:p>
          </table:table-cell>
        </table:table-row>
        <table:table-row table:style-name="Table127.5">
          <table:table-cell table:style-name="Table127.A2" office:value-type="string">
            <text:p text:style-name="P115"><text:span text:style-name="Source_20_Text"><text:span text:style-name="T77">maxlength</text:span></text:span></text:p>
          </table:table-cell>
          <table:table-cell table:style-name="Table127.B5" office:value-type="string">
            <text:p text:style-name="P164">the maximal length of each item's label.</text:p>
          </table:table-cell>
          <table:table-cell table:style-name="Table127.A2" office:value-type="string">
            <text:p text:style-name="P115"><text:span text:style-name="Source_20_Text"><text:span text:style-name="T55">int</text:span></text:span></text:p>
          </table:table-cell>
          <table:table-cell table:style-name="Table127.D2" office:value-type="string">
            <text:p text:style-name="P161"><text:span text:style-name="Source_20_Text"><text:span text:style-name="T57">0(no effect)</text:span></text:span></text:p>
          </table:table-cell>
        </table:table-row>
        <table:table-row table:style-name="Table127.5">
          <table:table-cell table:style-name="Table127.A2" office:value-type="string">
            <text:p text:style-name="P115"><text:span text:style-name="Source_20_Text"><text:span text:style-name="T77">multiple</text:span></text:span></text:p>
          </table:table-cell>
          <table:table-cell table:style-name="Table127.B5" office:value-type="string">
            <text:p text:style-name="P164">Is multiple selections are allowed.</text:p>
          </table:table-cell>
          <table:table-cell table:style-name="Table127.A2" office:value-type="string">
            <text:p text:style-name="P115"><text:span text:style-name="Source_20_Text"><text:span text:style-name="T55">boolean</text:span></text:span></text:p>
          </table:table-cell>
          <table:table-cell table:style-name="Table127.D2" office:value-type="string">
            <text:p text:style-name="P161"><text:span text:style-name="Source_20_Text"><text:span text:style-name="T57">false</text:span></text:span></text:p>
          </table:table-cell>
        </table:table-row>
        <table:table-row table:style-name="Table127.5">
          <table:table-cell table:style-name="Table127.A2" office:value-type="string">
            <text:p text:style-name="P115"><text:span text:style-name="Source_20_Text">checkmark</text:span></text:p>
          </table:table-cell>
          <table:table-cell table:style-name="Table127.B5" office:value-type="string">
            <text:p text:style-name="P166">Is the check mark shall be displayed in front of each item.</text:p>
          </table:table-cell>
          <table:table-cell table:style-name="Table127.A2" office:value-type="string">
            <text:p text:style-name="P115"><text:span text:style-name="Source_20_Text">boolean</text:span></text:p>
          </table:table-cell>
          <table:table-cell table:style-name="Table127.D2" office:value-type="string">
            <text:p text:style-name="P161"><text:span text:style-name="Source_20_Text">false</text:span></text:p>
          </table:table-cell>
        </table:table-row>
        <table:table-row table:style-name="Table127.5">
          <table:table-cell table:style-name="Table127.A2" office:value-type="string">
            <text:p text:style-name="P115"><text:span text:style-name="Source_20_Text">disable</text:span></text:p>
          </table:table-cell>
          <table:table-cell table:style-name="Table127.B5" office:value-type="string">
            <text:p text:style-name="P166">Is this <text:span text:style-name="Source_20_Text">Listbox</text:span> is disabled.</text:p>
          </table:table-cell>
          <table:table-cell table:style-name="Table127.A2" office:value-type="string">
            <text:p text:style-name="P115"><text:span text:style-name="Source_20_Text">boolean</text:span></text:p>
          </table:table-cell>
          <table:table-cell table:style-name="Table127.D2" office:value-type="string">
            <text:p text:style-name="P161"><text:span text:style-name="Source_20_Text">false</text:span></text:p>
          </table:table-cell>
        </table:table-row>
        <table:table-row table:style-name="Table127.5">
          <table:table-cell table:style-name="Table127.A2" office:value-type="string">
            <text:p text:style-name="P115"><text:span text:style-name="Source_20_Text">vflex</text:span></text:p>
          </table:table-cell>
          <table:table-cell table:style-name="Table127.B5" office:value-type="string">
            <text:p text:style-name="P166">To grow and shrink vertical to fit their given space, so called vertial flexibility.</text:p>
          </table:table-cell>
          <table:table-cell table:style-name="Table127.A2" office:value-type="string">
            <text:p text:style-name="P115"><text:span text:style-name="Source_20_Text">boolean</text:span></text:p>
          </table:table-cell>
          <table:table-cell table:style-name="Table127.D2" office:value-type="string">
            <text:p text:style-name="P161"><text:span text:style-name="Source_20_Text">false</text:span></text:p>
          </table:table-cell>
        </table:table-row>
      </table:table>
      <text:p text:style-name="P187"/>
      <text:h text:style-name="P192"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25">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25">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25">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25">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25">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92" text:outline-level="4">Inherited From </text:h>
      <table:table table:name="Table129" table:style-name="Table129">
        <table:table-column table:style-name="Table129.A"/>
        <table:table-header-rows>
          <table:table-row>
            <table:table-cell table:style-name="Table129.A1" office:value-type="string">
              <text:p text:style-name="P158">Inherited From</text:p>
            </table:table-cell>
          </table:table-row>
        </table:table-header-rows>
        <table:table-row>
          <table:table-cell table:style-name="Table129.A2" office:value-type="string">
            <text:p text:style-name="P177"><text:a xlink:type="simple" xlink:href="#XulElement">org.zkoss.zul.impl.XulElement</text:a></text:p>
          </table:table-cell>
        </table:table-row>
        <table:table-row table:style-name="Table129.3">
          <table:table-cell table:style-name="Table129.A2" office:value-type="string">
            <text:p text:style-name="P177"><text:s/><text:a xlink:type="simple" xlink:href="#HtmlBasedComponent">org.zkoss.zk.ui.HtmlBasedComponent</text:a> </text:p>
          </table:table-cell>
        </table:table-row>
        <table:table-row table:style-name="Table129.3">
          <table:table-cell table:style-name="Table129.A2" office:value-type="string">
            <text:p text:style-name="P177"><text:s/><text:a xlink:type="simple" xlink:href="#AbstractComponent">org.zkoss.zk.ui.AbstractComponent </text:a></text:p>
          </table:table-cell>
        </table:table-row>
      </table:table>
      <text:p text:style-name="P53"/>
      <text:h text:style-name="P63" text:outline-level="3"><text:bookmark-start text:name="Listcell"/>Listcell<text:bookmark-end text:name="Listcell"/></text:h>
      <text:p text:style-name="P85">A list cell. </text:p>
      <text:p text:style-name="P85"><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56"><text:span text:style-name="Source_20_Text"><text:span text:style-name="T13">org.zkoss.zul.Listcell</text:span></text:span></text:p>
      <text:h text:style-name="P192" text:outline-level="4">Supported Child Components</text:h>
      <text:p text:style-name="Text_20_body_20_indent_20_2">*ALL</text:p>
      <text:h text:style-name="P192" text:outline-level="4">Supported Events</text:h>
      <text:p text:style-name="Text_20_body_20_indent_20_2">*NONE</text:p>
      <text:h text:style-name="P234"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92"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25"><text:span text:style-name="Source_20_Text">Returns the column index, starting from 0.</text:span></text:p>
          </table:table-cell>
          <table:table-cell table:style-name="Table131.C2" office:value-type="string">
            <text:p text:style-name="P125"><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25"><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25"><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25"/>
          </table:table-cell>
        </table:table-row>
      </table:table>
      <text:h text:style-name="Heading_20_4" text:outline-level="4"/>
      <text:h text:style-name="P192" text:outline-level="4">Inherited From </text:h>
      <table:table table:name="Table132" table:style-name="Table132">
        <table:table-column table:style-name="Table132.A"/>
        <table:table-header-rows>
          <table:table-row>
            <table:table-cell table:style-name="Table132.A1" office:value-type="string">
              <text:p text:style-name="P158">Inherited From</text:p>
            </table:table-cell>
          </table:table-row>
        </table:table-header-rows>
        <table:table-row>
          <table:table-cell table:style-name="Table132.A2" office:value-type="string">
            <text:p text:style-name="P177"><text:a xlink:type="simple" xlink:href="#LabelImageElement">org.zkoss.zul.impl.LabelImageElement</text:a></text:p>
          </table:table-cell>
        </table:table-row>
        <table:table-row>
          <table:table-cell table:style-name="Table132.A2" office:value-type="string">
            <text:p text:style-name="P177"><text:a xlink:type="simple" xlink:href="#LabelElement">org.zkoss.zul.impl.LabelElement</text:a></text:p>
          </table:table-cell>
        </table:table-row>
        <table:table-row>
          <table:table-cell table:style-name="Table132.A2" office:value-type="string">
            <text:p text:style-name="P177"><text:a xlink:type="simple" xlink:href="#XulElement">org.zkoss.zul.impl.XulElement</text:a></text:p>
          </table:table-cell>
        </table:table-row>
        <table:table-row table:style-name="Table132.5">
          <table:table-cell table:style-name="Table132.A2" office:value-type="string">
            <text:p text:style-name="P177"><text:s/><text:a xlink:type="simple" xlink:href="#HtmlBasedComponent">org.zkoss.zk.ui.HtmlBasedComponent</text:a> </text:p>
          </table:table-cell>
        </table:table-row>
        <table:table-row table:style-name="Table132.5">
          <table:table-cell table:style-name="Table132.A2" office:value-type="string">
            <text:p text:style-name="P177"><text:s/><text:a xlink:type="simple" xlink:href="#AbstractComponent">org.zkoss.zk.ui.AbstractComponent </text:a></text:p>
          </table:table-cell>
        </table:table-row>
      </table:table>
      <text:p text:style-name="P53"/>
      <text:h text:style-name="P63" text:outline-level="3"><text:bookmark-start text:name="Listfoot"/>Listfoot<text:bookmark-end text:name="Listfoot"/></text:h>
      <text:p text:style-name="P85">Like <text:span text:style-name="Source_20_Text"><text:span text:style-name="T92">Listhead</text:span></text:span><text:span text:style-name="T92">, each listbox has at most one </text:span><text:span text:style-name="Source_20_Text"><text:span text:style-name="T92">Listfoot</text:span></text:span><text:span text:style-name="T92">.</text:span></text:p>
      <text:p text:style-name="P85"><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56"><text:span text:style-name="Source_20_Text"><text:span text:style-name="T13">org.zkoss.zul.Listfoot</text:span></text:span></text:p>
      <text:h text:style-name="P192" text:outline-level="4">Supported Child Components</text:h>
      <text:p text:style-name="Text_20_body_20_indent_20_2"><text:a xlink:type="simple" xlink:href="#Listfooter">Listfooter</text:a></text:p>
      <text:h text:style-name="P192" text:outline-level="4">Supported Events</text:h>
      <text:p text:style-name="P102">*NONE</text:p>
      <text:h text:style-name="P234" text:outline-level="4">Properties</text:h>
      <text:p text:style-name="Text_20_body_20_indent_20_2">*NONE</text:p>
      <text:h text:style-name="P192"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92" text:outline-level="4">Inherited From </text:h>
      <table:table table:name="Table134" table:style-name="Table134">
        <table:table-column table:style-name="Table134.A"/>
        <table:table-header-rows>
          <table:table-row>
            <table:table-cell table:style-name="Table134.A1" office:value-type="string">
              <text:p text:style-name="P158">Inherited From</text:p>
            </table:table-cell>
          </table:table-row>
        </table:table-header-rows>
        <table:table-row>
          <table:table-cell table:style-name="Table134.A2" office:value-type="string">
            <text:p text:style-name="P177"><text:a xlink:type="simple" xlink:href="#XulElement">org.zkoss.zul.impl.XulElement</text:a></text:p>
          </table:table-cell>
        </table:table-row>
        <table:table-row table:style-name="Table134.3">
          <table:table-cell table:style-name="Table134.A2" office:value-type="string">
            <text:p text:style-name="P177"><text:s/><text:a xlink:type="simple" xlink:href="#HtmlBasedComponent">org.zkoss.zk.ui.HtmlBasedComponent</text:a> </text:p>
          </table:table-cell>
        </table:table-row>
        <table:table-row table:style-name="Table134.3">
          <table:table-cell table:style-name="Table134.A2" office:value-type="string">
            <text:p text:style-name="P177"><text:s/><text:a xlink:type="simple" xlink:href="#AbstractComponent">org.zkoss.zk.ui.AbstractComponent </text:a></text:p>
          </table:table-cell>
        </table:table-row>
      </table:table>
      <text:p text:style-name="P53"/>
      <text:h text:style-name="P63" text:outline-level="3"><text:bookmark-start text:name="Listfooter"/>Listfooter<text:bookmark-end text:name="Listfooter"/></text:h>
      <text:p text:style-name="P85">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85">Note: <text:span text:style-name="Source_20_Text"><text:span text:style-name="T92">Listcell</text:span></text:span><text:span text:style-name="T92"> also accepts children. </text:span></text:p>
      <text:p text:style-name="P85"><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56"><text:span text:style-name="Source_20_Text"><text:span text:style-name="T13">org.zkoss.zul.Listfooter</text:span></text:span></text:p>
      <text:h text:style-name="P192" text:outline-level="4">Supported Child Components</text:h>
      <text:p text:style-name="Text_20_body_20_indent_20_2">*ALL</text:p>
      <text:h text:style-name="P192" text:outline-level="4">Supported Events</text:h>
      <text:p text:style-name="Text_20_body_20_indent_20_2">*NONE</text:p>
      <text:h text:style-name="P234"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92"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5">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25"><text:span text:style-name="Source_20_Text">Returns the column index, starting from 0.</text:span></text:p>
          </table:table-cell>
          <table:table-cell table:style-name="Table136.C2" office:value-type="string">
            <text:p text:style-name="P125"><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25"><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25"><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25"><text:span text:style-name="Source_20_Text">Org.zkoss.zul.ListHeader</text:span></text:p>
          </table:table-cell>
        </table:table-row>
      </table:table>
      <text:h text:style-name="Heading_20_4" text:outline-level="4"/>
      <text:h text:style-name="P192" text:outline-level="4">Inherited From </text:h>
      <table:table table:name="Table137" table:style-name="Table137">
        <table:table-column table:style-name="Table137.A"/>
        <table:table-header-rows>
          <table:table-row>
            <table:table-cell table:style-name="Table137.A1" office:value-type="string">
              <text:p text:style-name="P158">Inherited From</text:p>
            </table:table-cell>
          </table:table-row>
        </table:table-header-rows>
        <table:table-row>
          <table:table-cell table:style-name="Table137.A2" office:value-type="string">
            <text:p text:style-name="P177"><text:a xlink:type="simple" xlink:href="#LabelImageElement">org.zkoss.zul.impl.LabelImageElement</text:a></text:p>
          </table:table-cell>
        </table:table-row>
        <table:table-row>
          <table:table-cell table:style-name="Table137.A2" office:value-type="string">
            <text:p text:style-name="P177"><text:a xlink:type="simple" xlink:href="#LabelElement">org.zkoss.zul.impl.LabelElement</text:a></text:p>
          </table:table-cell>
        </table:table-row>
        <table:table-row>
          <table:table-cell table:style-name="Table137.A2" office:value-type="string">
            <text:p text:style-name="P177"><text:a xlink:type="simple" xlink:href="#XulElement">org.zkoss.zul.impl.XulElement</text:a></text:p>
          </table:table-cell>
        </table:table-row>
        <table:table-row table:style-name="Table137.5">
          <table:table-cell table:style-name="Table137.A2" office:value-type="string">
            <text:p text:style-name="P177"><text:s/><text:a xlink:type="simple" xlink:href="#HtmlBasedComponent">org.zkoss.zk.ui.HtmlBasedComponent</text:a> </text:p>
          </table:table-cell>
        </table:table-row>
        <table:table-row table:style-name="Table137.5">
          <table:table-cell table:style-name="Table137.A2" office:value-type="string">
            <text:p text:style-name="P177"><text:s/><text:a xlink:type="simple" xlink:href="#AbstractComponent">org.zkoss.zk.ui.AbstractComponent </text:a></text:p>
          </table:table-cell>
        </table:table-row>
      </table:table>
      <text:p text:style-name="P53"/>
      <text:h text:style-name="P63" text:outline-level="3"><text:bookmark-start text:name="Listhead"/>Listhead<text:bookmark-end text:name="Listhead"/></text:h>
      <text:p text:style-name="P85">A list headers used to define multi-columns and/or headers. Can only surpport <text:span text:style-name="Source_20_Text"><text:span text:style-name="T92">Listheader</text:span></text:span><text:span text:style-name="T92"> as its child.</text:span></text:p>
      <text:p text:style-name="P85"><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56"><text:span text:style-name="Source_20_Text"><text:span text:style-name="T13">org.zkoss.zul.Listhead</text:span></text:span></text:p>
      <text:h text:style-name="P192" text:outline-level="4">Supported Child Components</text:h>
      <text:p text:style-name="Text_20_body_20_indent_20_2"><text:a xlink:type="simple" xlink:href="#Listheader">Listheader</text:a></text:p>
      <text:h text:style-name="P192" text:outline-level="4">Supported Events</text:h>
      <text:p text:style-name="P102">*NONE</text:p>
      <text:h text:style-name="P234" text:outline-level="4">Properties</text:h>
      <text:p text:style-name="Text_20_body_20_indent_20_2">*NONE</text:p>
      <text:h text:style-name="P192"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92" text:outline-level="4">Inherited From </text:h>
      <table:table table:name="Table139" table:style-name="Table139">
        <table:table-column table:style-name="Table139.A"/>
        <table:table-header-rows>
          <table:table-row>
            <table:table-cell table:style-name="Table139.A1" office:value-type="string">
              <text:p text:style-name="P158">Inherited From</text:p>
            </table:table-cell>
          </table:table-row>
        </table:table-header-rows>
        <table:table-row>
          <table:table-cell table:style-name="Table139.A2" office:value-type="string">
            <text:p text:style-name="P177"><text:a xlink:type="simple" xlink:href="#HeaderElement">org.zkoss.zul.impl.HeaderElement</text:a></text:p>
          </table:table-cell>
        </table:table-row>
        <table:table-row>
          <table:table-cell table:style-name="Table139.A2" office:value-type="string">
            <text:p text:style-name="P177"><text:a xlink:type="simple" xlink:href="#XulElement">org.zkoss.zul.impl.XulElement</text:a></text:p>
          </table:table-cell>
        </table:table-row>
        <table:table-row table:style-name="Table139.4">
          <table:table-cell table:style-name="Table139.A2" office:value-type="string">
            <text:p text:style-name="P177"><text:s/><text:a xlink:type="simple" xlink:href="#HtmlBasedComponent">org.zkoss.zk.ui.HtmlBasedComponent</text:a> </text:p>
          </table:table-cell>
        </table:table-row>
        <table:table-row table:style-name="Table139.4">
          <table:table-cell table:style-name="Table139.A2" office:value-type="string">
            <text:p text:style-name="P177"><text:s/><text:a xlink:type="simple" xlink:href="#AbstractComponent">org.zkoss.zk.ui.AbstractComponent </text:a></text:p>
          </table:table-cell>
        </table:table-row>
      </table:table>
      <text:p text:style-name="P53"/>
      <text:h text:style-name="P63" text:outline-level="3"><text:bookmark-start text:name="Listheader"/>Listheader<text:bookmark-end text:name="Listheader"/></text:h>
      <text:p text:style-name="P85">The list header which defines the attributes and header of a columen of a list box. Its parent must be <text:span text:style-name="Source_20_Text"><text:span text:style-name="T92">Listhead</text:span></text:span><text:span text:style-name="T92">.</text:span></text:p>
      <text:p text:style-name="P85"><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56"><text:span text:style-name="Source_20_Text"><text:span text:style-name="T13">org.zkoss.zul.Listheader</text:span></text:span></text:p>
      <text:h text:style-name="P192" text:outline-level="4">Supported Child Components</text:h>
      <text:p text:style-name="Text_20_body_20_indent_20_2">*NONE</text:p>
      <text:h text:style-name="P192" text:outline-level="4">Supported Events</text:h>
      <text:h text:style-name="P235" text:outline-level="4"/>
      <table:table table:name="Table140" table:style-name="Table140">
        <table:table-column table:style-name="Table140.A"/>
        <table:table-column table:style-name="Table140.B"/>
        <table:table-header-rows>
          <table:table-row>
            <table:table-cell table:style-name="Table140.A1" office:value-type="string">
              <text:p text:style-name="P158">Name</text:p>
            </table:table-cell>
            <table:table-cell table:style-name="Table140.B1" office:value-type="string">
              <text:p text:style-name="P158">Event Type</text:p>
            </table:table-cell>
          </table:table-row>
        </table:table-header-rows>
        <table:table-row>
          <table:table-cell table:style-name="Table140.A2" office:value-type="string">
            <text:p text:style-name="P161"><text:span text:style-name="Source_20_Text">onClick</text:span></text:p>
          </table:table-cell>
          <table:table-cell table:style-name="Table140.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clicked the component. </text:span></text:span></text:p>
          </table:table-cell>
        </table:table-row>
        <table:table-row>
          <table:table-cell table:style-name="Table140.A2" office:value-type="string">
            <text:p text:style-name="P161"><text:span text:style-name="Source_20_Text">onRightClick</text:span></text:p>
          </table:table-cell>
          <table:table-cell table:style-name="Table140.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right-clicked the component.</text:span></text:span></text:p>
          </table:table-cell>
        </table:table-row>
        <table:table-row>
          <table:table-cell table:style-name="Table140.A2" office:value-type="string">
            <text:p text:style-name="P161"><text:span text:style-name="Source_20_Text">onDoubleClick</text:span></text:p>
          </table:table-cell>
          <table:table-cell table:style-name="Table140.B2" office:value-type="string">
            <text:p text:style-name="P166"><text:a xlink:type="simple" xlink:href="#MouseEvent"><text:span text:style-name="Source_20_Text"><text:span text:style-name="T89">org.zkoss.zk.ui.event.MouseEvent</text:span></text:span></text:a></text:p>
            <text:p text:style-name="P166"><text:a xlink:type="simple" xlink:href="#MouseEvent"><text:span text:style-name="Source_20_Text"><text:span text:style-name="T89"/></text:span></text:a></text:p>
            <text:p text:style-name="P166"><text:span text:style-name="Source_20_Text"><text:span text:style-name="T3">Description:</text:span></text:span><text:span text:style-name="Source_20_Text"><text:span text:style-name="T89"> Denotes user has double-clicked the component.</text:span></text:span></text:p>
          </table:table-cell>
        </table:table-row>
      </table:table>
      <text:h text:style-name="P20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57">Property</text:p>
            </table:table-cell>
            <table:table-cell table:style-name="Table141.A1" office:value-type="string">
              <text:p text:style-name="P157">Description</text:p>
            </table:table-cell>
            <table:table-cell table:style-name="Table141.C1" office:value-type="string">
              <text:p text:style-name="P157">Data Type</text:p>
            </table:table-cell>
          </table:table-row>
        </table:table-header-rows>
        <table:table-row>
          <table:table-cell table:style-name="Table141.A2" office:value-type="string">
            <text:p text:style-name="P115"><text:span text:style-name="Source_20_Text"><text:span text:style-name="T77">sortAscending</text:span></text:span></text:p>
          </table:table-cell>
          <table:table-cell table:style-name="Table141.A2" office:value-type="string">
            <text:p text:style-name="P122"><text:span text:style-name="Source_20_Text"><text:span text:style-name="T77">Sets the ascending sorter, or null for no sorter for the ascending order.</text:span></text:span></text:p>
          </table:table-cell>
          <table:table-cell table:style-name="Table141.C2" office:value-type="string">
            <text:p text:style-name="P115"><text:span text:style-name="Source_20_Text"><text:span text:style-name="T77">java.util.Comparator </text:span></text:span></text:p>
          </table:table-cell>
        </table:table-row>
        <table:table-row>
          <table:table-cell table:style-name="Table141.A2" office:value-type="string">
            <text:p text:style-name="P115"><text:span text:style-name="Source_20_Text"><text:span text:style-name="T77">sortDescending</text:span></text:span></text:p>
          </table:table-cell>
          <table:table-cell table:style-name="Table141.A2" office:value-type="string">
            <text:p text:style-name="P122"><text:span text:style-name="Source_20_Text"><text:span text:style-name="T55">Sets the descending sorter, or null for no sorter for the descending order. </text:span></text:span></text:p>
          </table:table-cell>
          <table:table-cell table:style-name="Table141.C2" office:value-type="string">
            <text:p text:style-name="P115"><text:span text:style-name="Source_20_Text"><text:span text:style-name="T77">java.util.Comparator</text:span></text:span></text:p>
          </table:table-cell>
        </table:table-row>
        <table:table-row>
          <table:table-cell table:style-name="Table141.A2" office:value-type="string">
            <text:p text:style-name="P115"><text:span text:style-name="Source_20_Text"><text:span text:style-name="T55">sortDirection</text:span></text:span></text:p>
          </table:table-cell>
          <table:table-cell table:style-name="Table141.A2" office:value-type="string">
            <text:p text:style-name="P120">Sets the sort direction. </text:p>
            <text:p text:style-name="P124"><text:span text:style-name="T63">Value: </text:span><text:span text:style-name="T66">ascending|descending|natural</text:span></text:p>
          </table:table-cell>
          <table:table-cell table:style-name="Table141.C2" office:value-type="string">
            <text:p text:style-name="P47"><text:span text:style-name="Source_20_Text"><text:span text:style-name="T55">java.lang.String</text:span></text:span></text:p>
          </table:table-cell>
        </table:table-row>
        <table:table-row>
          <table:table-cell table:style-name="Table141.A2" office:value-type="string">
            <text:p text:style-name="P115"><text:span text:style-name="Source_20_Text">maxlength</text:span></text:p>
          </table:table-cell>
          <table:table-cell table:style-name="Table141.A2" office:value-type="string">
            <text:p text:style-name="P120">the maximal length of each item's label.</text:p>
          </table:table-cell>
          <table:table-cell table:style-name="Table141.C2" office:value-type="string">
            <text:p text:style-name="P47"><text:span text:style-name="Source_20_Text">Positive integer</text:span></text:p>
          </table:table-cell>
        </table:table-row>
      </table:table>
      <text:p text:style-name="P187"/>
      <text:h text:style-name="P192"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25">It invokes <text:span text:style-name="Source_20_Text">sort(boolean)</text:span> to sort list items and maintain <text:span text:style-name="Source_20_Text">getSortDirection()</text:span>.</text:p>
          </table:table-cell>
          <table:table-cell table:style-name="Table142.C2" office:value-type="string">
            <text:p text:style-name="P125"><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25"><text:span text:style-name="Source_20_Text">Returns the column index, starting from 0.</text:span></text:p>
          </table:table-cell>
          <table:table-cell table:style-name="Table142.C2" office:value-type="string">
            <text:p text:style-name="P125"><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25"><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2" text:outline-level="4">Inherited From </text:h>
      <table:table table:name="Table143" table:style-name="Table143">
        <table:table-column table:style-name="Table143.A"/>
        <table:table-header-rows>
          <table:table-row>
            <table:table-cell table:style-name="Table143.A1" office:value-type="string">
              <text:p text:style-name="P158">Inherited From</text:p>
            </table:table-cell>
          </table:table-row>
        </table:table-header-rows>
        <table:table-row>
          <table:table-cell table:style-name="Table143.A2" office:value-type="string">
            <text:p text:style-name="P176"><text:a xlink:type="simple" xlink:href="#HeaderElement">org.zkoss.zul.impl.HeaderElement</text:a></text:p>
          </table:table-cell>
        </table:table-row>
        <table:table-row>
          <table:table-cell table:style-name="Table143.A2" office:value-type="string">
            <text:p text:style-name="P176"><text:a xlink:type="simple" xlink:href="#XulElement">org.zkoss.zul.impl.XulElement</text:a></text:p>
          </table:table-cell>
        </table:table-row>
        <table:table-row table:style-name="Table143.4">
          <table:table-cell table:style-name="Table143.A2" office:value-type="string">
            <text:p text:style-name="P176"><text:a xlink:type="simple" xlink:href="#HtmlBasedComponent">org.zkoss.zk.ui.HtmlBasedComponent</text:a> </text:p>
          </table:table-cell>
        </table:table-row>
        <table:table-row table:style-name="Table143.4">
          <table:table-cell table:style-name="Table143.A2" office:value-type="string">
            <text:p text:style-name="P176"><text:a xlink:type="simple" xlink:href="#AbstractComponent">org.zkoss.zk.ui.AbstractComponent </text:a></text:p>
          </table:table-cell>
        </table:table-row>
      </table:table>
      <text:p text:style-name="P53"/>
      <text:h text:style-name="P63" text:outline-level="3"><text:bookmark-start text:name="Listitem"/>Listitem<text:bookmark-end text:name="Listitem"/></text:h>
      <text:p text:style-name="P85">A list item. </text:p>
      <text:p text:style-name="P85"><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56"><text:span text:style-name="Source_20_Text"><text:span text:style-name="T13">org.zkoss.zul.Listitem</text:span></text:span></text:p>
      <text:h text:style-name="P192" text:outline-level="4">Supported Child Components</text:h>
      <text:p text:style-name="Text_20_body_20_indent_20_2"><text:a xlink:type="simple" xlink:href="#Listcell">Listcell</text:a></text:p>
      <text:h text:style-name="P192"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58">Name</text:p>
            </table:table-cell>
            <table:table-cell table:style-name="Table144.B1" office:value-type="string">
              <text:p text:style-name="P158">Event Type</text:p>
            </table:table-cell>
          </table:table-row>
        </table:table-header-rows>
        <table:table-row>
          <table:table-cell table:style-name="Table144.A2" office:value-type="string">
            <text:p text:style-name="P161"><text:span text:style-name="Source_20_Text">onSelect</text:span></text:p>
          </table:table-cell>
          <table:table-cell table:style-name="Table144.B2" office:value-type="string">
            <text:p text:style-name="P166"><text:a xlink:type="simple" xlink:href="#SelectEvent"><text:span text:style-name="Source_20_Text"><text:span text:style-name="T3">org.zkoss.zul.event.SelectEvent</text:span></text:span></text:a></text:p>
            <text:p text:style-name="P166"><text:span text:style-name="Source_20_Text"><text:span text:style-name="T3">Description:</text:span></text:span><text:span text:style-name="Source_20_Text"><text:span text:style-name="T89"> Represents an event cause by user's the list selection is changed at the client. <text:s/></text:span></text:span></text:p>
          </table:table-cell>
        </table:table-row>
      </table:table>
      <text:h text:style-name="P234"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58">Name</text:p>
            </table:table-cell>
            <table:table-cell table:style-name="Table145.A1" office:value-type="string">
              <text:p text:style-name="Table_20_Heading">Description</text:p>
            </table:table-cell>
            <table:table-cell table:style-name="Table145.A1" office:value-type="string">
              <text:p text:style-name="P158">Data Type</text:p>
            </table:table-cell>
            <table:table-cell table:style-name="Table145.D1" office:value-type="string">
              <text:p text:style-name="P157">Default Value</text:p>
            </table:table-cell>
          </table:table-row>
        </table:table-header-rows>
        <table:table-row>
          <table:table-cell table:style-name="Table145.A2" office:value-type="string">
            <text:p text:style-name="P115"><text:span text:style-name="Source_20_Text">maxlength</text:span></text:p>
          </table:table-cell>
          <table:table-cell table:style-name="Table145.A2" office:value-type="string">
            <text:p text:style-name="P164">the maximal length of this item's label.</text:p>
          </table:table-cell>
          <table:table-cell table:style-name="Table145.A2" office:value-type="string">
            <text:p text:style-name="P115"><text:span text:style-name="Source_20_Text"><text:span text:style-name="T1">int</text:span></text:span></text:p>
          </table:table-cell>
          <table:table-cell table:style-name="Table145.D2" office:value-type="string">
            <text:p text:style-name="P115"/>
          </table:table-cell>
        </table:table-row>
        <table:table-row>
          <table:table-cell table:style-name="Table145.A2" office:value-type="string">
            <text:p text:style-name="P115"><text:span text:style-name="Source_20_Text">index</text:span></text:p>
          </table:table-cell>
          <table:table-cell table:style-name="Table145.A2" office:value-type="string">
            <text:p text:style-name="P164">the index of this item (aka., the order in the listbox). </text:p>
          </table:table-cell>
          <table:table-cell table:style-name="Table145.A2" office:value-type="string">
            <text:p text:style-name="P115"><text:span text:style-name="Source_20_Text"><text:span text:style-name="T1">int</text:span></text:span></text:p>
          </table:table-cell>
          <table:table-cell table:style-name="Table145.D2" office:value-type="string">
            <text:p text:style-name="P115"/>
          </table:table-cell>
        </table:table-row>
        <table:table-row>
          <table:table-cell table:style-name="Table145.A2" office:value-type="string">
            <text:p text:style-name="P115"><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15"><text:span text:style-name="Source_20_Text"><text:span text:style-name="T1">Java.lang.Object</text:span></text:span></text:p>
          </table:table-cell>
          <table:table-cell table:style-name="Table145.D2" office:value-type="string">
            <text:p text:style-name="P115"/>
          </table:table-cell>
        </table:table-row>
        <table:table-row>
          <table:table-cell table:style-name="Table145.A2" office:value-type="string">
            <text:p text:style-name="P115"><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15"><text:span text:style-name="Source_20_Text">String</text:span></text:p>
          </table:table-cell>
          <table:table-cell table:style-name="Table145.D2" office:value-type="string">
            <text:p text:style-name="P115"/>
          </table:table-cell>
        </table:table-row>
        <table:table-row>
          <table:table-cell table:style-name="Table145.A2" office:value-type="string">
            <text:p text:style-name="P115"><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15"><text:span text:style-name="Source_20_Text">String</text:span></text:p>
          </table:table-cell>
          <table:table-cell table:style-name="Table145.D2" office:value-type="string">
            <text:p text:style-name="P115"/>
          </table:table-cell>
        </table:table-row>
        <table:table-row>
          <table:table-cell table:style-name="Table145.A2" office:value-type="string">
            <text:p text:style-name="P115"><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15"><text:span text:style-name="Source_20_Text">String</text:span></text:p>
          </table:table-cell>
          <table:table-cell table:style-name="Table145.D2" office:value-type="string">
            <text:p text:style-name="P115"/>
          </table:table-cell>
        </table:table-row>
        <table:table-row>
          <table:table-cell table:style-name="Table145.A2" office:value-type="string">
            <text:p text:style-name="P115"><text:span text:style-name="Source_20_Text">disable</text:span></text:p>
          </table:table-cell>
          <table:table-cell table:style-name="Table145.A2" office:value-type="string">
            <text:p text:style-name="P166">Is this <text:span text:style-name="Source_20_Text">Listitem</text:span> is disabled.</text:p>
          </table:table-cell>
          <table:table-cell table:style-name="Table145.A2" office:value-type="string">
            <text:p text:style-name="P115"><text:span text:style-name="Source_20_Text">boolean</text:span></text:p>
          </table:table-cell>
          <table:table-cell table:style-name="Table145.D2" office:value-type="string">
            <text:p text:style-name="P161"><text:span text:style-name="Source_20_Text">false</text:span></text:p>
          </table:table-cell>
        </table:table-row>
        <table:table-row>
          <table:table-cell table:style-name="Table145.A2" office:value-type="string">
            <text:p text:style-name="P115"><text:span text:style-name="Source_20_Text">sel</text:span><text:span text:style-name="Source_20_Text"><text:span text:style-name="T1">ected</text:span></text:span></text:p>
          </table:table-cell>
          <table:table-cell table:style-name="Table145.A2" office:value-type="string">
            <text:p text:style-name="P166">Is this <text:span text:style-name="Source_20_Text">Listitem</text:span> is selected.</text:p>
          </table:table-cell>
          <table:table-cell table:style-name="Table145.A2" office:value-type="string">
            <text:p text:style-name="P115"><text:span text:style-name="Source_20_Text">boolean</text:span></text:p>
          </table:table-cell>
          <table:table-cell table:style-name="Table145.D2" office:value-type="string">
            <text:p text:style-name="P161"><text:span text:style-name="Source_20_Text">false</text:span></text:p>
          </table:table-cell>
        </table:table-row>
      </table:table>
      <text:h text:style-name="P192"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5">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25"><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25"/>
          </table:table-cell>
        </table:table-row>
      </table:table>
      <text:h text:style-name="Heading_20_4" text:outline-level="4"/>
      <text:h text:style-name="P192" text:outline-level="4">Inherited From </text:h>
      <table:table table:name="Table147" table:style-name="Table147">
        <table:table-column table:style-name="Table147.A"/>
        <table:table-header-rows>
          <table:table-row>
            <table:table-cell table:style-name="Table147.A1" office:value-type="string">
              <text:p text:style-name="P158">Inherited From</text:p>
            </table:table-cell>
          </table:table-row>
        </table:table-header-rows>
        <table:table-row>
          <table:table-cell table:style-name="Table147.A2" office:value-type="string">
            <text:p text:style-name="P177"><text:a xlink:type="simple" xlink:href="#XulElement">org.zkoss.zul.impl.XulElement</text:a></text:p>
          </table:table-cell>
        </table:table-row>
        <table:table-row table:style-name="Table147.3">
          <table:table-cell table:style-name="Table147.A2" office:value-type="string">
            <text:p text:style-name="P177"><text:s/><text:a xlink:type="simple" xlink:href="#HtmlBasedComponent">org.zkoss.zk.ui.HtmlBasedComponent</text:a> </text:p>
          </table:table-cell>
        </table:table-row>
        <table:table-row table:style-name="Table147.3">
          <table:table-cell table:style-name="Table147.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Menu"/>Menu<text:bookmark-end text:name="Menu"/></text:h>
      <text:p text:style-name="Text_20_body_20_indent_20_2"><text:span text:style-name="Source_20_Text"><text:span text:style-name="T107">An element, much like a button, that is placed on a menu bar. When the user clicks the menu element, the child </text:span></text:span><text:span text:style-name="Source_20_Text"><text:span text:style-name="T100">Menupopup</text:span></text:span><text:span text:style-name="Source_20_Text"><text:span text:style-name="T107"> <text:s/>of the menu will be displayed. This element is also used to create submenus of </text:span></text:span><text:span text:style-name="Source_20_Text"><text:span text:style-name="T100">Menupopup</text:span></text:span><text:span text:style-name="Source_20_Text"><text:span text:style-name="T107">.</text:span></text:span><text:span text:style-name="Source_20_Text"><text:span text:style-name="T100"> </text:span></text:span></text:p>
      <text:p text:style-name="Text_20_body_20_indent_20_2"><draw:frame draw:style-name="fr2" draw:name="graphics131" text:anchor-type="paragraph" svg:width="10.557cm" svg:height="2.593cm" draw:z-index="31"><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1"><text:span text:style-name="Source_20_Text"><text:span text:style-name="T81">org.zkoss.zul.Menu</text:span></text:span> </text:p>
      <text:h text:style-name="Heading_20_4" text:outline-level="4">Supported Child Components</text:h>
      <text:p text:style-name="P97"><text:a xlink:type="simple" xlink:href="#Menupopup">Menupopup</text:a></text:p>
      <text:h text:style-name="P194" text:outline-level="4">Supported Events</text:h>
      <text:p text:style-name="P97">*NONE</text:p>
      <text:h text:style-name="P266" text:outline-level="4">Properties</text:h>
      <text:p text:style-name="P97">*NONE</text:p>
      <text:h text:style-name="P28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15"><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15"><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5"><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5"><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58">Inherited From</text:p>
            </table:table-cell>
          </table:table-row>
        </table:table-header-rows>
        <table:table-row table:style-name="Table149.2">
          <table:table-cell table:style-name="Table149.A2" office:value-type="string">
            <text:p text:style-name="P176"><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76"><text:a xlink:type="simple" xlink:href="#LabelElement"><text:span text:style-name="Source_20_Text">org.zkoss.zul.impl.LabelElement</text:span></text:a></text:p>
          </table:table-cell>
        </table:table-row>
        <table:table-row table:style-name="Table149.2">
          <table:table-cell table:style-name="Table149.A2" office:value-type="string">
            <text:p text:style-name="P176"><text:a xlink:type="simple" xlink:href="#XulElement"><text:span text:style-name="Source_20_Text">org.zkoss.zul.impl.XulElement</text:span></text:a></text:p>
          </table:table-cell>
        </table:table-row>
        <table:table-row table:style-name="Table149.2">
          <table:table-cell table:style-name="Table149.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Menubar</text:h>
      <text:p text:style-name="Text_20_body_20_indent_20_2"><text:span text:style-name="Source_20_Text"><text:span text:style-name="T107">A container that usually contains menu elements.</text:span></text:span><text:span text:style-name="Source_20_Text"><text:span text:style-name="T100">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1"><text:span text:style-name="Source_20_Text"><text:span text:style-name="T81">org.zkoss.zul.Menubar</text:span></text:span></text:p>
      <text:h text:style-name="Heading_20_4" text:outline-level="4">Supported Child Components</text:h>
      <text:p text:style-name="P97">*NONE</text:p>
      <text:h text:style-name="P150" text:outline-level="4">Supported Events</text:h>
      <text:p text:style-name="P97">*NONE</text:p>
      <text:h text:style-name="P150"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58">Property</text:p>
            </table:table-cell>
            <table:table-cell table:style-name="Table150.A1" office:value-type="string">
              <text:p text:style-name="P158">Description</text:p>
            </table:table-cell>
            <table:table-cell table:style-name="Table150.A1" office:value-type="string">
              <text:p text:style-name="P158">Data Type</text:p>
            </table:table-cell>
            <table:table-cell table:style-name="Table150.D1" office:value-type="string">
              <text:p text:style-name="P158">Default Values</text:p>
            </table:table-cell>
          </table:table-row>
        </table:table-header-rows>
        <table:table-row>
          <table:table-cell table:style-name="Table150.A2" office:value-type="string">
            <text:p text:style-name="P115"><text:span text:style-name="Source_20_Text">orient</text:span></text:p>
          </table:table-cell>
          <table:table-cell table:style-name="Table150.A2" office:value-type="string">
            <text:p text:style-name="P122">The orient</text:p>
            <text:p text:style-name="P122"><text:span text:style-name="T3">Values:</text:span><text:span text:style-name="Source_20_Text"> horizontal | vertical</text:span></text:p>
          </table:table-cell>
          <table:table-cell table:style-name="Table150.A2" office:value-type="string">
            <text:p text:style-name="P115"><text:span text:style-name="Source_20_Text">String</text:span></text:p>
          </table:table-cell>
          <table:table-cell table:style-name="Table150.D2" office:value-type="string">
            <text:p text:style-name="P161"><text:span text:style-name="Source_20_Text">vertical</text:span></text:p>
          </table:table-cell>
        </table:table-row>
        <table:table-row>
          <table:table-cell table:style-name="Table150.A2" office:value-type="string">
            <text:p text:style-name="P115"><text:span text:style-name="Source_20_Text">autodrop</text:span></text:p>
          </table:table-cell>
          <table:table-cell table:style-name="Table150.A2" office:value-type="string">
            <text:p text:style-name="P122">Returns whether to automatically drop down menus if user moves mouse over it. </text:p>
            <text:p text:style-name="P122"><text:span text:style-name="T3">Values:</text:span> <text:span text:style-name="Source_20_Text">true | false</text:span></text:p>
          </table:table-cell>
          <table:table-cell table:style-name="Table150.A2" office:value-type="string">
            <text:p text:style-name="P115"><text:span text:style-name="Source_20_Text">Boolean</text:span></text:p>
          </table:table-cell>
          <table:table-cell table:style-name="Table150.D2" office:value-type="string">
            <text:p text:style-name="P161"><text:span text:style-name="Source_20_Text">false</text:span></text:p>
          </table:table-cell>
        </table:table-row>
      </table:table>
      <text:h text:style-name="P28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15"><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15"><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15"><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58">Inherited From</text:p>
            </table:table-cell>
          </table:table-row>
        </table:table-header-rows>
        <table:table-row table:style-name="Table152.2">
          <table:table-cell table:style-name="Table152.A2" office:value-type="string">
            <text:p text:style-name="P176"><text:a xlink:type="simple" xlink:href="#XulElement"><text:span text:style-name="Source_20_Text">org.zkoss.zul.impl.XulElement</text:span></text:a></text:p>
          </table:table-cell>
        </table:table-row>
        <table:table-row table:style-name="Table152.2">
          <table:table-cell table:style-name="Table152.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Menuitem"/>Menuitem<text:bookmark-end text:name="Menuitem"/></text:h>
      <text:p text:style-name="Text_20_body_20_indent_20_2"><text:span text:style-name="Source_20_Text"><text:span text:style-name="T107">A single choice in a </text:span></text:span><text:span text:style-name="Source_20_Text"><text:span text:style-name="T100">Menupopup</text:span></text:span><text:span text:style-name="Source_20_Text"><text:span text:style-name="T107"> element. It acts much like a button but it is rendered on a menu. </text:span></text:span><text:span text:style-name="Source_20_Text"><text:span text:style-name="T100"><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3"><text:span text:style-name="Source_20_Text">org.zkoss.zul.Menuitem</text:span></text:p>
      <text:h text:style-name="Heading_20_4" text:outline-level="4">Supported Child Components</text:h>
      <text:p text:style-name="P96"><text:span text:style-name="Source_20_Text"><text:span text:style-name="T81">*NONE</text:span></text:span><text:span text:style-name="T6"> </text:span></text:p>
      <text:h text:style-name="P150"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58">Event Name</text:p>
            </table:table-cell>
            <table:table-cell table:style-name="Table153.B1" office:value-type="string">
              <text:p text:style-name="P158">Event Type</text:p>
            </table:table-cell>
          </table:table-row>
        </table:table-header-rows>
        <table:table-row>
          <table:table-cell table:style-name="Table153.A2" office:value-type="string">
            <text:p text:style-name="P161"><text:span text:style-name="Source_20_Text">onClick</text:span></text:p>
          </table:table-cell>
          <table:table-cell table:style-name="Table153.B2" office:value-type="string">
            <text:p text:style-name="P5"><text:a xlink:type="simple" xlink:href="#MouseEvent"><text:span text:style-name="Source_20_Text"><text:span text:style-name="T117">org.zkoss.zk.ui.event.MouseEvent</text:span></text:span></text:a></text:p>
            <text:p text:style-name="P5"><text:span text:style-name="T74">Description:</text:span><text:span text:style-name="T73"> </text:span><text:span text:style-name="T121">A menu command is associated with a menu item. There are two ways to associate a command to it: the</text:span><text:span text:style-name="Source_20_Text"><text:span text:style-name="T119"> onClick</text:span></text:span><text:span text:style-name="T123"> </text:span><text:span text:style-name="T121">event and the </text:span><text:span text:style-name="Source_20_Text"><text:span text:style-name="T119">href</text:span></text:span><text:span text:style-name="T123"> </text:span><text:span text:style-name="T121">property. If a event listener is added for a menu item for the </text:span><text:span text:style-name="Source_20_Text"><text:span text:style-name="T119">onClick</text:span></text:span><text:span text:style-name="T123"> </text:span><text:span text:style-name="T121">event, the listener is invoked when the item is clicked.</text:span></text:p>
          </table:table-cell>
        </table:table-row>
      </table:table>
      <text:h text:style-name="P150"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58">Property</text:p>
            </table:table-cell>
            <table:table-cell table:style-name="Table154.A1" office:value-type="string">
              <text:p text:style-name="P158">Description</text:p>
            </table:table-cell>
            <table:table-cell table:style-name="Table154.A1" office:value-type="string">
              <text:p text:style-name="P158">Data Type</text:p>
            </table:table-cell>
            <table:table-cell table:style-name="Table154.D1" office:value-type="string">
              <text:p text:style-name="P157">Default Value</text:p>
            </table:table-cell>
          </table:table-row>
        </table:table-header-rows>
        <table:table-row>
          <table:table-cell table:style-name="Table154.A2" office:value-type="string">
            <text:p text:style-name="P115"><text:span text:style-name="Source_20_Text"><text:span text:style-name="T26">value</text:span></text:span></text:p>
          </table:table-cell>
          <table:table-cell table:style-name="Table154.A2" office:value-type="string">
            <text:p text:style-name="P122">The value</text:p>
          </table:table-cell>
          <table:table-cell table:style-name="Table154.A2" office:value-type="string">
            <text:p text:style-name="P115"><text:span text:style-name="Source_20_Text">String</text:span></text:p>
          </table:table-cell>
          <table:table-cell table:style-name="Table154.D2" office:value-type="string">
            <text:p text:style-name="P163"><text:span text:style-name="Source_20_Text">&lt;empty string&gt;</text:span></text:p>
          </table:table-cell>
        </table:table-row>
        <table:table-row>
          <table:table-cell table:style-name="Table154.A2" office:value-type="string">
            <text:p text:style-name="P115"><text:span text:style-name="Source_20_Text"><text:span text:style-name="T6">href</text:span></text:span></text:p>
          </table:table-cell>
          <table:table-cell table:style-name="Table154.A2" office:value-type="string">
            <text:p text:style-name="P122">The target frame or window.</text:p>
          </table:table-cell>
          <table:table-cell table:style-name="Table154.A2" office:value-type="string">
            <text:p text:style-name="P115"><text:span text:style-name="Source_20_Text">String</text:span></text:p>
          </table:table-cell>
          <table:table-cell table:style-name="Table154.D2" office:value-type="string">
            <text:p text:style-name="P121"><text:span text:style-name="Source_20_Text">&lt;null&gt;</text:span></text:p>
          </table:table-cell>
        </table:table-row>
        <table:table-row table:style-name="Table154.4">
          <table:table-cell table:style-name="Table154.A2" office:value-type="string">
            <text:p text:style-name="P115"><text:span text:style-name="Source_20_Text"><text:span text:style-name="T6">Target</text:span></text:span></text:p>
          </table:table-cell>
          <table:table-cell table:style-name="Table154.B4" office:value-type="string">
            <text:p text:style-name="P166">The href</text:p>
          </table:table-cell>
          <table:table-cell table:style-name="Table154.A2" office:value-type="string">
            <text:p text:style-name="P115"><text:span text:style-name="Source_20_Text">String</text:span></text:p>
          </table:table-cell>
          <table:table-cell table:style-name="Table154.D2" office:value-type="string">
            <text:p text:style-name="P118"><text:span text:style-name="Source_20_Text">&lt;null&gt;</text:span></text:p>
          </table:table-cell>
        </table:table-row>
        <table:table-row table:style-name="Table154.4">
          <table:table-cell table:style-name="Table154.A2" office:value-type="string">
            <text:p text:style-name="P115"><text:span text:style-name="Source_20_Text"><text:span text:style-name="T6">autocheck</text:span></text:span></text:p>
          </table:table-cell>
          <table:table-cell table:style-name="Table154.B4" office:value-type="string">
            <text:p text:style-name="P166">Whether the menuitem check mark will update each time the menu item is selected</text:p>
            <text:p text:style-name="P166"><text:span text:style-name="T3">Values</text:span>: <text:span text:style-name="Source_20_Text">true | false</text:span></text:p>
          </table:table-cell>
          <table:table-cell table:style-name="Table154.A2" office:value-type="string">
            <text:p text:style-name="P115"><text:span text:style-name="Source_20_Text">Boolean</text:span></text:p>
          </table:table-cell>
          <table:table-cell table:style-name="Table154.D2" office:value-type="string">
            <text:p text:style-name="P163"><text:span text:style-name="Source_20_Text">false</text:span></text:p>
          </table:table-cell>
        </table:table-row>
        <table:table-row table:style-name="Table154.4">
          <table:table-cell table:style-name="Table154.A2" office:value-type="string">
            <text:p text:style-name="P115"><text:span text:style-name="Source_20_Text"><text:span text:style-name="T6">checked</text:span></text:span></text:p>
          </table:table-cell>
          <table:table-cell table:style-name="Table154.B4" office:value-type="string">
            <text:p text:style-name="P166">Whether it is checked.</text:p>
            <text:p text:style-name="P166"><text:span text:style-name="T3">Values</text:span>: <text:span text:style-name="Source_20_Text">true | false</text:span></text:p>
          </table:table-cell>
          <table:table-cell table:style-name="Table154.A2" office:value-type="string">
            <text:p text:style-name="P115"><text:span text:style-name="Source_20_Text">Boolean</text:span></text:p>
          </table:table-cell>
          <table:table-cell table:style-name="Table154.D2" office:value-type="string">
            <text:p text:style-name="P163"><text:span text:style-name="Source_20_Text">false</text:span></text:p>
          </table:table-cell>
        </table:table-row>
      </table:table>
      <text:h text:style-name="P28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15"><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15"><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58">Inherited From</text:p>
            </table:table-cell>
          </table:table-row>
        </table:table-header-rows>
        <table:table-row table:style-name="Table156.2">
          <table:table-cell table:style-name="Table156.A2" office:value-type="string">
            <text:p text:style-name="P176"><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76"><text:a xlink:type="simple" xlink:href="#LabelElement"><text:span text:style-name="Source_20_Text">org.zkoss.zul.impl.LabelElement</text:span></text:a></text:p>
          </table:table-cell>
        </table:table-row>
        <table:table-row table:style-name="Table156.2">
          <table:table-cell table:style-name="Table156.A2" office:value-type="string">
            <text:p text:style-name="P176"><text:a xlink:type="simple" xlink:href="#XulElement"><text:span text:style-name="Source_20_Text">org.zkoss.zul.impl.XulElement</text:span></text:a></text:p>
          </table:table-cell>
        </table:table-row>
        <table:table-row table:style-name="Table156.2">
          <table:table-cell table:style-name="Table156.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Menupopup"/>Menupopup<text:bookmark-end text:name="Menupopup"/></text:h>
      <text:p text:style-name="Text_20_body_20_indent_20_2"><text:span text:style-name="Source_20_Text"><text:span text:style-name="T107">A container used to display menus. It should be placed inside a Menu.</text:span></text:span></text:p>
      <text:p text:style-name="Text_20_body_20_indent_20_2"><text:span text:style-name="Source_20_Text"><text:span text:style-name="T107">Supported event: </text:span></text:span><text:span text:style-name="Source_20_Text"><text:span text:style-name="T100">onOpen</text:span></text:span><text:span text:style-name="Source_20_Text"><text:span text:style-name="T107">.</text:span></text:span></text:p>
      <text:p text:style-name="Text_20_body_20_indent_20_2"><text:span text:style-name="Source_20_Text"><text:span text:style-name="T107">Note: to have better performance, </text:span></text:span><text:span text:style-name="Source_20_Text"><text:span text:style-name="T100">onOpen</text:span></text:span><text:span text:style-name="Source_20_Text"><text:span text:style-name="T107"> is sent only if non-deferrable event listener is registered (see </text:span></text:span><text:span text:style-name="Source_20_Text"><text:span text:style-name="T100">Deferrable</text:span></text:span><text:span text:style-name="Source_20_Text"><text:span text:style-name="T107">).</text:span></text:span></text:p>
      <text:p text:style-name="Text_20_body_20_indent_20_2"><text:span text:style-name="Source_20_Text"><text:span text:style-name="T107">To load the content dynamically, you can listen to the </text:span></text:span><text:span text:style-name="Source_20_Text"><text:span text:style-name="T100">onOpen</text:span></text:span><text:span text:style-name="Source_20_Text"><text:span text:style-name="T107"> event, and then create menuitem when </text:span></text:span><text:span text:style-name="Source_20_Text"><text:span text:style-name="T100">OpenEvent.isOpen()</text:span></text:span><text:span text:style-name="Source_20_Text"><text:span text:style-name="T107"> is true.</text:span></text:span></text:p>
      <text:p text:style-name="Text_20_body_20_indent_20_2"><text:span text:style-name="Source_20_Text"><text:span text:style-name="T107">Default </text:span></text:span><text:span text:style-name="Source_20_Text"><text:span text:style-name="T100">HtmlBasedComponent.getSclass()</text:span></text:span><text:span text:style-name="Source_20_Text"><text:span text:style-name="T107">: </text:span></text:span><text:span text:style-name="Source_20_Text"><text:span text:style-name="T100">menupopup</text:span></text:span><text:span text:style-name="Source_20_Text"><text:span text:style-name="T107">. </text:span></text:span><text:span text:style-name="Source_20_Text"><text:span text:style-name="T100"><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3"><text:span text:style-name="Source_20_Text">org.zkoss.zul.Menupopup</text:span></text:p>
      <text:h text:style-name="Heading_20_4" text:outline-level="4">Supported Child Components</text:h>
      <text:p text:style-name="P96"><text:a xlink:type="simple" xlink:href="#Menu"><text:span text:style-name="Source_20_Text">Menu</text:span></text:a><text:span text:style-name="Source_20_Text"><text:span text:style-name="T81">,</text:span></text:span><text:a xlink:type="simple" xlink:href="#Menuitem"><text:span text:style-name="Source_20_Text">Menuitem</text:span></text:a><text:span text:style-name="Source_20_Text"><text:span text:style-name="T81">,</text:span></text:span><text:a xlink:type="simple" xlink:href="#Menuseparator"><text:span text:style-name="Source_20_Text">Menuseparator</text:span></text:a><text:span text:style-name="T6"> </text:span></text:p>
      <text:h text:style-name="P150"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58">Event Name</text:p>
            </table:table-cell>
            <table:table-cell table:style-name="Table157.B1" office:value-type="string">
              <text:p text:style-name="P158">Event Type</text:p>
            </table:table-cell>
          </table:table-row>
        </table:table-header-rows>
        <table:table-row>
          <table:table-cell table:style-name="Table157.A2" office:value-type="string">
            <text:p text:style-name="P161"><text:span text:style-name="Source_20_Text">onOpen</text:span></text:p>
          </table:table-cell>
          <table:table-cell table:style-name="Table157.B2" office:value-type="string">
            <text:p text:style-name="P166"><text:a xlink:type="simple" xlink:href="#OpenEvent"><text:span text:style-name="Source_20_Text"><text:span text:style-name="T89">org.zkoss.zk.ui.event.OpenEvent</text:span></text:span></text:a></text:p>
            <text:p text:style-name="P162"><text:span text:style-name="T3">Description:</text:span> Denotes user has opened or closed a component.</text:p>
          </table:table-cell>
        </table:table-row>
      </table:table>
      <text:h text:style-name="P150" text:outline-level="4">Properties</text:h>
      <text:p text:style-name="P97">*NONE</text:p>
      <text:h text:style-name="P28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15"><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15"><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58">Inherited From</text:p>
            </table:table-cell>
          </table:table-row>
        </table:table-header-rows>
        <table:table-row table:style-name="Table159.2">
          <table:table-cell table:style-name="Table159.A2" office:value-type="string">
            <text:p text:style-name="P176"><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76"><text:a xlink:type="simple" xlink:href="#LabelElement"><text:span text:style-name="Source_20_Text">org.zkoss.zul.impl.LabelElement</text:span></text:a></text:p>
          </table:table-cell>
        </table:table-row>
        <table:table-row table:style-name="Table159.2">
          <table:table-cell table:style-name="Table159.A2" office:value-type="string">
            <text:p text:style-name="P176"><text:a xlink:type="simple" xlink:href="#XulElement"><text:span text:style-name="Source_20_Text">org.zkoss.zul.impl.XulElement</text:span></text:a></text:p>
          </table:table-cell>
        </table:table-row>
        <table:table-row table:style-name="Table159.2">
          <table:table-cell table:style-name="Table159.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Menuseparator"/>Menuseparator<text:bookmark-end text:name="Menuseparator"/></text:h>
      <text:p text:style-name="Text_20_body_20_indent_20_2"><text:span text:style-name="Source_20_Text"><text:span text:style-name="T107">Used to create a separator between menu items..</text:span></text:span><text:span text:style-name="Source_20_Text"><text:span text:style-name="T100">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1"><text:span text:style-name="Source_20_Text"><text:span text:style-name="T81">org.zkoss.zul.Menuseparator</text:span></text:span></text:p>
      <text:h text:style-name="Heading_20_4" text:outline-level="4">Supported Child Components</text:h>
      <text:p text:style-name="P97">*NONE</text:p>
      <text:h text:style-name="P193" text:outline-level="4">Supported Events</text:h>
      <text:p text:style-name="P97">*NONE</text:p>
      <text:h text:style-name="P155" text:outline-level="4">Properties</text:h>
      <text:p text:style-name="P97">*NONE</text:p>
      <text:h text:style-name="P28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15"><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58">Inherited From</text:p>
            </table:table-cell>
          </table:table-row>
        </table:table-header-rows>
        <table:table-row table:style-name="Table161.2">
          <table:table-cell table:style-name="Table161.A2" office:value-type="string">
            <text:p text:style-name="P176"><text:a xlink:type="simple" xlink:href="#XulElement"><text:span text:style-name="Source_20_Text">org.zkoss.zul.impl.XulElement</text:span></text:a></text:p>
          </table:table-cell>
        </table:table-row>
        <table:table-row table:style-name="Table161.2">
          <table:table-cell table:style-name="Table161.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76"><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North"/>North<text:bookmark-end text:name="North"/></text:h>
      <text:p text:style-name="P78">This component is a north region. The default class of CSS is specified "layout-region-north".</text:p>
      <text:p text:style-name="Text_20_body_20_indent"/>
      <text:p text:style-name="P77"><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35" text:outline-level="4">Class Name</text:h>
      <text:p text:style-name="P356"><text:span text:style-name="Source_20_Text"><text:span text:style-name="T15">org.zkoss.zkex.zul.North</text:span></text:span></text:p>
      <text:h text:style-name="P192" text:outline-level="4">Supported Child Components</text:h>
      <text:p text:style-name="Text_20_body_20_indent_20_2">*NONE</text:p>
      <text:h text:style-name="P192"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58">Name</text:p>
            </table:table-cell>
            <table:table-cell table:style-name="Table162.B1" office:value-type="string">
              <text:p text:style-name="P158">Inherited From</text:p>
            </table:table-cell>
          </table:table-row>
        </table:table-header-rows>
        <table:table-row>
          <table:table-cell table:style-name="Table162.A2" office:value-type="string">
            <text:p text:style-name="P161"><text:span text:style-name="Source_20_Text">OnOpen</text:span></text:p>
          </table:table-cell>
          <table:table-cell table:style-name="Table162.B2" office:value-type="string">
            <text:p text:style-name="Table_20_Contents"><text:a xlink:type="simple" xlink:href="#OpenEvent"><text:span text:style-name="Source_20_Text"><text:span text:style-name="T95">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34"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57">Property</text:p>
            </table:table-cell>
            <table:table-cell table:style-name="Table163.A1" office:value-type="string">
              <text:p text:style-name="P157">Description</text:p>
            </table:table-cell>
            <table:table-cell table:style-name="Table163.A1" office:value-type="string">
              <text:p text:style-name="P157">Data Type</text:p>
            </table:table-cell>
            <table:table-cell table:style-name="Table163.D1" office:value-type="string">
              <text:p text:style-name="P157">Default Value</text:p>
            </table:table-cell>
          </table:table-row>
        </table:table-header-rows>
        <table:table-row>
          <table:table-cell table:style-name="Table163.A2" office:value-type="string">
            <text:p text:style-name="P115"><text:span text:style-name="Source_20_Text"><text:span text:style-name="T55">size</text:span></text:span></text:p>
          </table:table-cell>
          <table:table-cell table:style-name="Table163.A2" office:value-type="string">
            <text:p text:style-name="P141">Sets the size of this region.</text:p>
          </table:table-cell>
          <table:table-cell table:style-name="Table163.A2" office:value-type="string">
            <text:p text:style-name="P115"><text:span text:style-name="Source_20_Text"><text:span text:style-name="T55">java.lang.String</text:span></text:span></text:p>
          </table:table-cell>
          <table:table-cell table:style-name="Table163.D2" office:value-type="string">
            <text:p text:style-name="P161"><text:span text:style-name="Source_20_Text"><text:span text:style-name="T57">null</text:span></text:span></text:p>
          </table:table-cell>
        </table:table-row>
      </table:table>
      <text:p text:style-name="P204"/>
      <text:h text:style-name="P192"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36" text:outline-level="4">Inherited From </text:h>
      <table:table table:name="Table165" table:style-name="Table165">
        <table:table-column table:style-name="Table165.A"/>
        <table:table-header-rows>
          <table:table-row>
            <table:table-cell table:style-name="Table165.A1" office:value-type="string">
              <text:p text:style-name="P158">Inherited From</text:p>
            </table:table-cell>
          </table:table-row>
        </table:table-header-rows>
        <table:table-row table:style-name="Table165.2">
          <table:table-cell table:style-name="Table165.A2" office:value-type="string">
            <text:p text:style-name="P177"><text:a xlink:type="simple" xlink:href="#LayoutRegion"><text:span text:style-name="T57">org.zkoss.zkex.zul.LayoutRegion </text:span></text:a></text:p>
          </table:table-cell>
        </table:table-row>
        <table:table-row table:style-name="Table165.2">
          <table:table-cell table:style-name="Table165.A2" office:value-type="string">
            <text:p text:style-name="P177"><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177"><text:s/><text:a xlink:type="simple" xlink:href="#AbstractComponent">org.zkoss.zk.ui.AbstractComponent </text:a></text:p>
          </table:table-cell>
        </table:table-row>
      </table:table>
      <text:p text:style-name="Standard"/>
      <text:p text:style-name="P5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30">&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35" text:outline-level="4">Class Name</text:h>
      <text:p text:style-name="P356"><text:span text:style-name="Source_20_Text"><text:span text:style-name="T82">org.zkoss.zul.Paging</text:span></text:span></text:p>
      <text:h text:style-name="P192" text:outline-level="4">Supported Child Components</text:h>
      <text:p text:style-name="P94"><text:span text:style-name="T55">*NONE</text:span> </text:p>
      <text:h text:style-name="P192"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58">Name</text:p>
            </table:table-cell>
            <table:table-cell table:style-name="Table354.B1" office:value-type="string">
              <text:p text:style-name="P158">Event Type</text:p>
            </table:table-cell>
          </table:table-row>
        </table:table-header-rows>
        <table:table-row>
          <table:table-cell table:style-name="Table354.A2" office:value-type="string">
            <text:p text:style-name="P161"><text:span text:style-name="Source_20_Text">onPaging</text:span></text:p>
          </table:table-cell>
          <table:table-cell table:style-name="Table354.B2" office:value-type="string">
            <text:p text:style-name="P166"><text:a xlink:type="simple" xlink:href="#PagingEvent"><text:span text:style-name="Source_20_Text"><text:span text:style-name="T89">org.zkoss.zk.ui.event.PagingEvent</text:span></text:span></text:a></text:p>
            <text:p text:style-name="P166"><text:span text:style-name="Source_20_Text"><text:span text:style-name="T3">Description:</text:span></text:span><text:span text:style-name="Source_20_Text"><text:span text:style-name="T89"> </text:span></text:span><text:span text:style-name="Source_20_Text"><text:span text:style-name="T90">Notifies one of the pages of a multi-page component is selected by the user.</text:span></text:span></text:p>
          </table:table-cell>
        </table:table-row>
      </table:table>
      <text:h text:style-name="P20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58">Property</text:p>
            </table:table-cell>
            <table:table-cell table:style-name="Table355.A1" office:value-type="string">
              <text:p text:style-name="P158">Description</text:p>
            </table:table-cell>
            <table:table-cell table:style-name="Table355.A1" office:value-type="string">
              <text:p text:style-name="P158">Data Type</text:p>
            </table:table-cell>
            <table:table-cell table:style-name="Table355.D1" office:value-type="string">
              <text:p text:style-name="P157">Default Value</text:p>
            </table:table-cell>
          </table:table-row>
        </table:table-header-rows>
        <table:table-row>
          <table:table-cell table:style-name="Table355.A2" office:value-type="string">
            <text:p text:style-name="P115"><text:span text:style-name="Source_20_Text"><text:span text:style-name="T89">activePage</text:span></text:span></text:p>
          </table:table-cell>
          <table:table-cell table:style-name="Table355.A2" office:value-type="string">
            <text:p text:style-name="P116">Sets the active page (starting from 0).</text:p>
          </table:table-cell>
          <table:table-cell table:style-name="Table355.A2" office:value-type="string">
            <text:p text:style-name="P115"><text:span text:style-name="Source_20_Text">int</text:span></text:p>
          </table:table-cell>
          <table:table-cell table:style-name="Table355.D2" office:value-type="string">
            <text:p text:style-name="P115"><text:span text:style-name="Source_20_Text"><text:span text:style-name="T78">0</text:span></text:span></text:p>
          </table:table-cell>
        </table:table-row>
        <table:table-row>
          <table:table-cell table:style-name="Table355.A2" office:value-type="string">
            <text:p text:style-name="P115"><text:span text:style-name="Source_20_Text">aut</text:span><text:span text:style-name="Source_20_Text"><text:span text:style-name="T1">ohide</text:span></text:span></text:p>
          </table:table-cell>
          <table:table-cell table:style-name="Table355.A2" office:value-type="string">
            <text:p text:style-name="P116">Sets whether to automatically hide this component if there is only one page available.</text:p>
          </table:table-cell>
          <table:table-cell table:style-name="Table355.A2" office:value-type="string">
            <text:p text:style-name="P115"><text:span text:style-name="Source_20_Text">boolean</text:span></text:p>
          </table:table-cell>
          <table:table-cell table:style-name="Table355.D2" office:value-type="string">
            <text:p text:style-name="P115"><text:span text:style-name="Source_20_Text"><text:span text:style-name="T78">false</text:span></text:span></text:p>
          </table:table-cell>
        </table:table-row>
        <table:table-row>
          <table:table-cell table:style-name="Table355.A2" office:value-type="string">
            <text:p text:style-name="P115"><text:span text:style-name="Source_20_Text">det</text:span><text:span text:style-name="Source_20_Text"><text:span text:style-name="T1">ailed</text:span></text:span></text:p>
          </table:table-cell>
          <table:table-cell table:style-name="Table355.A2" office:value-type="string">
            <text:p text:style-name="P116">Sets whether to show the detailed info, such as <text:span text:style-name="Source_20_Text"><text:span text:style-name="T55">Paginal.getTotalSize()</text:span></text:span><text:span text:style-name="T55">.</text:span></text:p>
          </table:table-cell>
          <table:table-cell table:style-name="Table355.A2" office:value-type="string">
            <text:p text:style-name="P115"><text:span text:style-name="Source_20_Text">boolean</text:span></text:p>
          </table:table-cell>
          <table:table-cell table:style-name="Table355.D2" office:value-type="string">
            <text:p text:style-name="P115"><text:span text:style-name="Source_20_Text">false</text:span></text:p>
          </table:table-cell>
        </table:table-row>
        <table:table-row>
          <table:table-cell table:style-name="Table355.A2" office:value-type="string">
            <text:p text:style-name="P115"><text:span text:style-name="Source_20_Text">pageIncrement</text:span></text:p>
          </table:table-cell>
          <table:table-cell table:style-name="Table355.A2" office:value-type="string">
            <text:p text:style-name="P116">Sets the number of page anchors shall appear at the client.</text:p>
          </table:table-cell>
          <table:table-cell table:style-name="Table355.A2" office:value-type="string">
            <text:p text:style-name="P115"><text:span text:style-name="Source_20_Text">int</text:span></text:p>
          </table:table-cell>
          <table:table-cell table:style-name="Table355.D2" office:value-type="string">
            <text:p text:style-name="P115"><text:span text:style-name="Source_20_Text">10</text:span></text:p>
          </table:table-cell>
        </table:table-row>
        <table:table-row>
          <table:table-cell table:style-name="Table355.A2" office:value-type="string">
            <text:p text:style-name="P115"><text:span text:style-name="Source_20_Text">pageSize</text:span></text:p>
          </table:table-cell>
          <table:table-cell table:style-name="Table355.A2" office:value-type="string">
            <text:p text:style-name="P116">Sets the number of items per page.</text:p>
          </table:table-cell>
          <table:table-cell table:style-name="Table355.A2" office:value-type="string">
            <text:p text:style-name="P115"><text:span text:style-name="Source_20_Text">int</text:span></text:p>
          </table:table-cell>
          <table:table-cell table:style-name="Table355.D2" office:value-type="string">
            <text:p text:style-name="P115"><text:span text:style-name="Source_20_Text">20</text:span></text:p>
          </table:table-cell>
        </table:table-row>
        <table:table-row>
          <table:table-cell table:style-name="Table355.A2" office:value-type="string">
            <text:p text:style-name="P115"><text:span text:style-name="Source_20_Text">totalSize</text:span></text:p>
          </table:table-cell>
          <table:table-cell table:style-name="Table355.A2" office:value-type="string">
            <text:p text:style-name="P119">Sets the total number of items.</text:p>
          </table:table-cell>
          <table:table-cell table:style-name="Table355.A2" office:value-type="string">
            <text:p text:style-name="P115"><text:span text:style-name="Source_20_Text">int</text:span></text:p>
          </table:table-cell>
          <table:table-cell table:style-name="Table355.D2" office:value-type="string">
            <text:p text:style-name="P115"><text:span text:style-name="Source_20_Text">0</text:span></text:p>
          </table:table-cell>
        </table:table-row>
      </table:table>
      <text:p text:style-name="P187"/>
      <text:h text:style-name="P192"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192" text:outline-level="4">Inherited From </text:h>
      <table:table table:name="Table357" table:style-name="Table357">
        <table:table-column table:style-name="Table357.A"/>
        <table:table-header-rows>
          <table:table-row>
            <table:table-cell table:style-name="Table357.A1" office:value-type="string">
              <text:p text:style-name="P158">Inherited From</text:p>
            </table:table-cell>
          </table:table-row>
        </table:table-header-rows>
        <table:table-row>
          <table:table-cell table:style-name="Table357.A2" office:value-type="string">
            <text:p text:style-name="P176"><text:a xlink:type="simple" xlink:href="#XulElement">org.zkoss.zul.impl.XulElement</text:a></text:p>
          </table:table-cell>
        </table:table-row>
        <table:table-row table:style-name="Table357.3">
          <table:table-cell table:style-name="Table357.A2" office:value-type="string">
            <text:p text:style-name="P176"><text:a xlink:type="simple" xlink:href="#HtmlBasedComponent">org.zkoss.zk.ui.HtmlBasedComponent</text:a> </text:p>
          </table:table-cell>
        </table:table-row>
        <table:table-row table:style-name="Table357.3">
          <table:table-cell table:style-name="Table357.A2" office:value-type="string">
            <text:p text:style-name="P176"><text:a xlink:type="simple" xlink:href="#AbstractComponent">org.zkoss.zk.ui.AbstractComponent </text:a></text:p>
          </table:table-cell>
        </table:table-row>
      </table:table>
      <text:p text:style-name="Text_20_body"/>
      <text:h text:style-name="Heading_20_3" text:outline-level="3"/>
      <text:h text:style-name="P54" text:outline-level="3"/>
      <text:h text:style-name="Heading_20_3" text:outline-level="3"><text:bookmark-start text:name="Popup"/>Popup<text:bookmark-end text:name="Popup"/></text:h>
      <text:p text:style-name="P214"><text:span text:style-name="Source_20_Text"><text:span text:style-name="T124">A container that is displayed as a popup. The popup window does not have any special frame. Popups can be displayed when an element is clicked by assigning the id of the popup to either the</text:span></text:span><text:span text:style-name="Source_20_Text"><text:span text:style-name="T125">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1"><text:span text:style-name="Source_20_Text"><text:span text:style-name="T81">org.zkoss.zul.popup</text:span></text:span> </text:p>
      <text:h text:style-name="P150" text:outline-level="4">Supported Child Components</text:h>
      <text:p text:style-name="P97">*ALL</text:p>
      <text:h text:style-name="P150" text:outline-level="4">Supported Events</text:h>
      <text:p text:style-name="P97">*NONE</text:p>
      <text:h text:style-name="P150" text:outline-level="4">Attributes</text:h>
      <text:p text:style-name="P97">*NONE</text:p>
      <text:h text:style-name="P28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22"><text:span text:style-name="Source_20_Text">getOutAttrs()</text:span></text:p>
          </table:table-cell>
          <table:table-cell table:style-name="Table166.A2" office:value-type="string">
            <text:p text:style-name="Table_20_Contents"/>
          </table:table-cell>
          <table:table-cell table:style-name="Table166.C2" office:value-type="string">
            <text:p text:style-name="P115"><text:span text:style-name="Source_20_Text">String</text:span></text:p>
          </table:table-cell>
        </table:table-row>
        <table:table-row>
          <table:table-cell table:style-name="Table166.A2" office:value-type="string">
            <text:p text:style-name="P122">setVisible()</text:p>
          </table:table-cell>
          <table:table-cell table:style-name="Table166.A2" office:value-type="string">
            <text:p text:style-name="Table_20_Contents">Not allowed</text:p>
          </table:table-cell>
          <table:table-cell table:style-name="Table166.C2" office:value-type="string">
            <text:p text:style-name="P115">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58">Inherited From</text:p>
            </table:table-cell>
          </table:table-row>
        </table:table-header-rows>
        <table:table-row table:style-name="Table167.2">
          <table:table-cell table:style-name="Table167.A2" office:value-type="string">
            <text:p text:style-name="P176"><text:a xlink:type="simple" xlink:href="#XulElement"><text:span text:style-name="Source_20_Text">org.zkoss.zul.impl.XulElement</text:span></text:a></text:p>
          </table:table-cell>
        </table:table-row>
        <table:table-row table:style-name="Table167.2">
          <table:table-cell table:style-name="Table167.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76"><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Calendar11"/><text:bookmark-start text:name="Progressmeter"/>Progressmeter<text:bookmark-end text:name="Calendar11"/><text:bookmark-end text:name="Progressmeter"/></text:h>
      <text:p text:style-name="P73">A progress meter is a bar that indicates how much of a task has been completed. The <text:span text:style-name="T6">value</text:span> property must be in the range between 0 and 100.</text:p>
      <text:p text:style-name="P73"><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135" text:outline-level="4">Class Name</text:h>
      <text:p text:style-name="P356"><text:span text:style-name="Source_20_Text"><text:span text:style-name="T15">org.zkoss.zul.Progressmeter</text:span></text:span></text:p>
      <text:h text:style-name="P192" text:outline-level="4">Supported Child Components</text:h>
      <text:p text:style-name="P11"><text:tab/> <text:s/>*NONE</text:p>
      <text:h text:style-name="P202" text:outline-level="4">Supported Events</text:h>
      <text:p text:style-name="P9"><text:tab/> <text:s/>*NONE</text:p>
      <text:h text:style-name="P234"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58">Property</text:p>
            </table:table-cell>
            <table:table-cell table:style-name="Table333.A1" office:value-type="string">
              <text:p text:style-name="P158">Description</text:p>
            </table:table-cell>
            <table:table-cell table:style-name="Table333.C1" office:value-type="string">
              <text:p text:style-name="P158">Data Type</text:p>
            </table:table-cell>
          </table:table-row>
        </table:table-header-rows>
        <table:table-row>
          <table:table-cell table:style-name="Table333.A2" office:value-type="string">
            <text:p text:style-name="P115"><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15"><text:span text:style-name="Source_20_Text">java.lang.String</text:span></text:p>
          </table:table-cell>
        </table:table-row>
      </table:table>
      <text:p text:style-name="P91">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61"><text:span text:style-name="Source_20_Text"><text:span text:style-name="T62">getOuterAttrs()</text:span></text:span></text:p>
          </table:table-cell>
          <table:table-cell table:style-name="Table334.A2" office:value-type="string">
            <text:p text:style-name="P22">Returns the grid that this belongs to.</text:p>
          </table:table-cell>
          <table:table-cell table:style-name="Table334.C2" office:value-type="string">
            <text:p text:style-name="P161"><text:span text:style-name="Source_20_Text"><text:span text:style-name="T80">java.lang.String </text:span></text:span></text:p>
          </table:table-cell>
        </table:table-row>
        <table:table-row table:style-name="Table334.2">
          <table:table-cell table:style-name="Table334.A2" office:value-type="string">
            <text:p text:style-name="P161"><text:span text:style-name="Source_20_Text"><text:span text:style-name="T62">isChildable()</text:span></text:span></text:p>
          </table:table-cell>
          <table:table-cell table:style-name="Table334.A2" office:value-type="string">
            <text:p text:style-name="P22"/>
          </table:table-cell>
          <table:table-cell table:style-name="Table334.C2" office:value-type="string">
            <text:p text:style-name="P161"><text:span text:style-name="Source_20_Text"><text:span text:style-name="T55">boolean</text:span></text:span></text:p>
          </table:table-cell>
        </table:table-row>
      </table:table>
      <text:h text:style-name="P136" text:outline-level="4">Inherited From </text:h>
      <table:table table:name="Table335" table:style-name="Table335">
        <table:table-column table:style-name="Table335.A"/>
        <table:table-header-rows>
          <table:table-row>
            <table:table-cell table:style-name="Table335.A1" office:value-type="string">
              <text:p text:style-name="P158">Inherited From</text:p>
            </table:table-cell>
          </table:table-row>
        </table:table-header-rows>
        <table:table-row>
          <table:table-cell table:style-name="Table335.A2" office:value-type="string">
            <text:p text:style-name="P176"><text:a xlink:type="simple" xlink:href="#XulElement"><text:span text:style-name="Source_20_Text"><text:span text:style-name="T91">org.zkoss.zul.impl.XulElement</text:span></text:span></text:a></text:p>
          </table:table-cell>
        </table:table-row>
        <table:table-row table:style-name="Table335.3">
          <table:table-cell table:style-name="Table335.A2" office:value-type="string">
            <text:p text:style-name="P176"><text:a xlink:type="simple" xlink:href="#HtmlBasedComponent"><text:span text:style-name="Source_20_Text"><text:span text:style-name="T91">org.zkoss.zk.ui.HtmlBasedComponent</text:span></text:span></text:a></text:p>
          </table:table-cell>
        </table:table-row>
        <table:table-row table:style-name="Table335.3">
          <table:table-cell table:style-name="Table335.A2" office:value-type="string">
            <text:p text:style-name="P176"><text:a xlink:type="simple" xlink:href="#AbstractComponent"><text:span text:style-name="Source_20_Text"><text:span text:style-name="T91">org.zkoss.zk.ui.AbstractComponent </text:span></text:span></text:a></text:p>
          </table:table-cell>
        </table:table-row>
      </table:table>
      <text:p text:style-name="Standard"/>
      <text:p text:style-name="P5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35" text:outline-level="4">Class Name</text:h>
      <text:p text:style-name="P356"><text:span text:style-name="Source_20_Text"><text:span text:style-name="T82">org.zkoss.zul.Radio</text:span></text:span></text:p>
      <text:h text:style-name="P192" text:outline-level="4">Supported Child Components</text:h>
      <text:p text:style-name="P94"><text:span text:style-name="T55">*NONE</text:span> </text:p>
      <text:h text:style-name="P192" text:outline-level="4">Supported Events</text:h>
      <text:p text:style-name="P207"/>
      <table:table table:name="Table168" table:style-name="Table168">
        <table:table-column table:style-name="Table168.A"/>
        <table:table-column table:style-name="Table168.B"/>
        <table:table-header-rows>
          <table:table-row>
            <table:table-cell table:style-name="Table168.A1" office:value-type="string">
              <text:p text:style-name="P158">Name</text:p>
            </table:table-cell>
            <table:table-cell table:style-name="Table168.B1" office:value-type="string">
              <text:p text:style-name="P158">Event Type</text:p>
            </table:table-cell>
          </table:table-row>
        </table:table-header-rows>
        <table:table-row>
          <table:table-cell table:style-name="Table168.A2" office:value-type="string">
            <text:p text:style-name="P161"><text:span text:style-name="Source_20_Text">onFocus</text:span></text:p>
          </table:table-cell>
          <table:table-cell table:style-name="Table168.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61"><text:span text:style-name="Source_20_Text">onBlur</text:span></text:p>
          </table:table-cell>
          <table:table-cell table:style-name="Table168.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Description: Denotes when a component loses the focus.</text:span></text:p>
          </table:table-cell>
        </table:table-row>
        <table:table-row>
          <table:table-cell table:style-name="Table168.A2" office:value-type="string">
            <text:p text:style-name="P161"><text:span text:style-name="Source_20_Text">onCheck</text:span></text:p>
          </table:table-cell>
          <table:table-cell table:style-name="Table168.B2" office:value-type="string">
            <text:p text:style-name="P166"><text:a xlink:type="simple" xlink:href="#CheckEvent"><text:span text:style-name="Source_20_Text">org.zkoss.zk.ui.event.CheckEvent</text:span></text:a></text:p>
            <text:p text:style-name="P166"><text:span text:style-name="Source_20_Text">Description: Denotes when a component loses the focus.</text:span></text:p>
          </table:table-cell>
        </table:table-row>
      </table:table>
      <text:h text:style-name="P234"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58">Property</text:p>
            </table:table-cell>
            <table:table-cell table:style-name="Table169.A1" office:value-type="string">
              <text:p text:style-name="P158">Description</text:p>
            </table:table-cell>
            <table:table-cell table:style-name="Table169.C1" office:value-type="string">
              <text:p text:style-name="P158">Data Type</text:p>
            </table:table-cell>
          </table:table-row>
        </table:table-header-rows>
        <table:table-row>
          <table:table-cell table:style-name="Table169.A2" office:value-type="string">
            <text:p text:style-name="P115"><text:span text:style-name="Source_20_Text">value</text:span></text:p>
          </table:table-cell>
          <table:table-cell table:style-name="Table169.A2" office:value-type="string">
            <text:p text:style-name="P116">The <text:span text:style-name="Source_20_Text">String</text:span> value denote this radio.</text:p>
          </table:table-cell>
          <table:table-cell table:style-name="Table169.C2" office:value-type="string">
            <text:p text:style-name="P115"><text:span text:style-name="Source_20_Text">String</text:span></text:p>
          </table:table-cell>
        </table:table-row>
        <table:table-row>
          <table:table-cell table:style-name="Table169.A2" office:value-type="string">
            <text:p text:style-name="P115"><text:span text:style-name="Source_20_Text">selected</text:span></text:p>
          </table:table-cell>
          <table:table-cell table:style-name="Table169.A2" office:value-type="string">
            <text:p text:style-name="P116">The state of this radio.</text:p>
          </table:table-cell>
          <table:table-cell table:style-name="Table169.C2" office:value-type="string">
            <text:p text:style-name="P115"><text:span text:style-name="Source_20_Text">boolean</text:span></text:p>
          </table:table-cell>
        </table:table-row>
      </table:table>
      <text:p text:style-name="P187"/>
      <text:h text:style-name="P192"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5">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5">java.lang.String</text:span></text:span></text:p>
          </table:table-cell>
        </table:table-row>
      </table:table>
      <text:h text:style-name="P136" text:outline-level="4">Inherited From </text:h>
      <table:table table:name="Table171" table:style-name="Table171">
        <table:table-column table:style-name="Table171.A"/>
        <table:table-header-rows>
          <table:table-row>
            <table:table-cell table:style-name="Table171.A1" office:value-type="string">
              <text:p text:style-name="P158">Inherited From</text:p>
            </table:table-cell>
          </table:table-row>
        </table:table-header-rows>
        <table:table-row>
          <table:table-cell table:style-name="Table171.A2" office:value-type="string">
            <text:p text:style-name="P176"><text:a xlink:type="simple" xlink:href="#LabelImageElement">org.zkoss.zul.CheckBox</text:a></text:p>
          </table:table-cell>
        </table:table-row>
        <table:table-row>
          <table:table-cell table:style-name="Table171.A2" office:value-type="string">
            <text:p text:style-name="P176"><text:a xlink:type="simple" xlink:href="#LabelImageElement">org.zkoss.zul.impl.LabelImageElement</text:a></text:p>
          </table:table-cell>
        </table:table-row>
        <table:table-row>
          <table:table-cell table:style-name="Table171.A2" office:value-type="string">
            <text:p text:style-name="P176"><text:a xlink:type="simple" xlink:href="#LabelElement">org.zkoss.zul.impl.LabelElement</text:a></text:p>
          </table:table-cell>
        </table:table-row>
        <table:table-row>
          <table:table-cell table:style-name="Table171.A2" office:value-type="string">
            <text:p text:style-name="P176"><text:a xlink:type="simple" xlink:href="#XulElement">org.zkoss.zul.impl.XulElement</text:a></text:p>
          </table:table-cell>
        </table:table-row>
        <table:table-row table:style-name="Table171.6">
          <table:table-cell table:style-name="Table171.A2" office:value-type="string">
            <text:p text:style-name="P176"><text:a xlink:type="simple" xlink:href="#HtmlBasedComponent">org.zkoss.zk.ui.HtmlBasedComponent</text:a> </text:p>
          </table:table-cell>
        </table:table-row>
        <table:table-row table:style-name="Table171.6">
          <table:table-cell table:style-name="Table171.A2" office:value-type="string">
            <text:p text:style-name="P176"><text:a xlink:type="simple" xlink:href="#AbstractComponent">org.zkoss.zk.ui.AbstractComponent </text:a></text:p>
          </table:table-cell>
        </table:table-row>
      </table:table>
      <text:p text:style-name="P5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35" text:outline-level="4">Class Name</text:h>
      <text:p text:style-name="P356"><text:span text:style-name="Source_20_Text"><text:span text:style-name="T82">org.zkoss.zul.Radiogroup</text:span></text:span></text:p>
      <text:h text:style-name="P192" text:outline-level="4">Supported Child Components</text:h>
      <text:p text:style-name="P88">*ALL</text:p>
      <text:h text:style-name="P192" text:outline-level="4">Supported Events</text:h>
      <text:p text:style-name="P201">*NONE</text:p>
      <text:h text:style-name="P234"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58">Property</text:p>
            </table:table-cell>
            <table:table-cell table:style-name="Table172.A1" office:value-type="string">
              <text:p text:style-name="P158">Description</text:p>
            </table:table-cell>
            <table:table-cell table:style-name="Table172.C1" office:value-type="string">
              <text:p text:style-name="P158">Data Type</text:p>
            </table:table-cell>
          </table:table-row>
        </table:table-header-rows>
        <table:table-row>
          <table:table-cell table:style-name="Table172.A2" office:value-type="string">
            <text:p text:style-name="P115"><text:span text:style-name="Source_20_Text">value</text:span></text:p>
          </table:table-cell>
          <table:table-cell table:style-name="Table172.A2" office:value-type="string">
            <text:p text:style-name="P116">The <text:span text:style-name="Source_20_Text">String</text:span> value denote this radio.</text:p>
          </table:table-cell>
          <table:table-cell table:style-name="Table172.C2" office:value-type="string">
            <text:p text:style-name="P115"><text:span text:style-name="Source_20_Text">String</text:span></text:p>
          </table:table-cell>
        </table:table-row>
        <table:table-row>
          <table:table-cell table:style-name="Table172.A2" office:value-type="string">
            <text:p text:style-name="P115"><text:span text:style-name="Source_20_Text">selectedIndex</text:span></text:p>
          </table:table-cell>
          <table:table-cell table:style-name="Table172.A2" office:value-type="string">
            <text:p text:style-name="P116">the index of the selected radio button (-1 if no one is selected). </text:p>
          </table:table-cell>
          <table:table-cell table:style-name="Table172.C2" office:value-type="string">
            <text:p text:style-name="P115"><text:span text:style-name="Source_20_Text">int</text:span></text:p>
          </table:table-cell>
        </table:table-row>
        <table:table-row>
          <table:table-cell table:style-name="Table172.A2" office:value-type="string">
            <text:p text:style-name="P115"><text:span text:style-name="Source_20_Text">selectedItem</text:span></text:p>
          </table:table-cell>
          <table:table-cell table:style-name="Table172.A2" office:value-type="string">
            <text:p text:style-name="P116">the selected <text:span text:style-name="Source_20_Text">radio</text:span> button. </text:p>
          </table:table-cell>
          <table:table-cell table:style-name="Table172.C2" office:value-type="string">
            <text:p text:style-name="P115"><text:span text:style-name="Source_20_Text">org.zkoss.zul.Radio</text:span></text:p>
          </table:table-cell>
        </table:table-row>
        <table:table-row>
          <table:table-cell table:style-name="Table172.A2" office:value-type="string">
            <text:p text:style-name="P115"><text:span text:style-name="Source_20_Text">name</text:span></text:p>
          </table:table-cell>
          <table:table-cell table:style-name="Table172.A2" office:value-type="string">
            <text:p text:style-name="P116">the name of this group of radio buttons. </text:p>
          </table:table-cell>
          <table:table-cell table:style-name="Table172.C2" office:value-type="string">
            <text:p text:style-name="P115"><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28">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15"><text:span text:style-name="Source_20_Text"><text:span text:style-name="T55">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15"><text:span text:style-name="Source_20_Text"><text:span text:style-name="T55">org.zkoss.zul.Radio</text:span></text:span></text:p>
          </table:table-cell>
        </table:table-row>
      </table:table>
      <text:h text:style-name="P136" text:outline-level="4">Inherited From </text:h>
      <table:table table:name="Table174" table:style-name="Table174">
        <table:table-column table:style-name="Table174.A"/>
        <table:table-header-rows>
          <table:table-row>
            <table:table-cell table:style-name="Table174.A1" office:value-type="string">
              <text:p text:style-name="P158">Inherited From</text:p>
            </table:table-cell>
          </table:table-row>
        </table:table-header-rows>
        <table:table-row>
          <table:table-cell table:style-name="Table174.A2" office:value-type="string">
            <text:p text:style-name="P177"><text:a xlink:type="simple" xlink:href="#XulElement">org.zkoss.zul.impl.XulElement</text:a></text:p>
          </table:table-cell>
        </table:table-row>
        <table:table-row table:style-name="Table174.3">
          <table:table-cell table:style-name="Table174.A2" office:value-type="string">
            <text:p text:style-name="P177"><text:s/><text:a xlink:type="simple" xlink:href="#HtmlBasedComponent">org.zkoss.zk.ui.HtmlBasedComponent</text:a> </text:p>
          </table:table-cell>
        </table:table-row>
        <table:table-row table:style-name="Table174.3">
          <table:table-cell table:style-name="Table174.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Row"/>Row<text:bookmark-end text:name="Row"/></text:h>
      <text:p text:style-name="P85">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85"><text:span text:style-name="T3">Default getSclass()</text:span>: the same as grid's sclass. <text:s/></text:p>
      <text:p text:style-name="P85"><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56"><text:span text:style-name="Source_20_Text"><text:span text:style-name="T13">org.zkoss.zul.Row</text:span></text:span></text:p>
      <text:h text:style-name="P192" text:outline-level="4">Supported Child Components</text:h>
      <text:p text:style-name="Text_20_body_20_indent_20_2">*ALL</text:p>
      <text:h text:style-name="P192" text:outline-level="4">Supported Events</text:h>
      <text:p text:style-name="P387">*NONE</text:p>
      <text:h text:style-name="P234"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57">Property</text:p>
            </table:table-cell>
            <table:table-cell table:style-name="Table175.A1" office:value-type="string">
              <text:p text:style-name="P157">Description</text:p>
            </table:table-cell>
            <table:table-cell table:style-name="Table175.A1" office:value-type="string">
              <text:p text:style-name="P157">Data Type</text:p>
            </table:table-cell>
            <table:table-cell table:style-name="Table175.D1" office:value-type="string">
              <text:p text:style-name="P157">Default Value</text:p>
            </table:table-cell>
          </table:table-row>
        </table:table-header-rows>
        <table:table-row>
          <table:table-cell table:style-name="Table175.A2" office:value-type="string">
            <text:p text:style-name="P115"><text:span text:style-name="Source_20_Text"><text:span text:style-name="T77">align</text:span></text:span></text:p>
          </table:table-cell>
          <table:table-cell table:style-name="Table175.A2" office:value-type="string">
            <text:p text:style-name="P122"><text:span text:style-name="Source_20_Text"><text:span text:style-name="T55">Sets the horizontal alignment of the whole grid.</text:span></text:span></text:p>
            <text:p text:style-name="P122"><text:span text:style-name="Source_20_Text"><text:span text:style-name="T58">Val</text:span></text:span><text:span text:style-name="Source_20_Text"><text:span text:style-name="T59">ue:</text:span></text:span><text:span text:style-name="Source_20_Text"><text:span text:style-name="T77"> left|center|right</text:span></text:span></text:p>
          </table:table-cell>
          <table:table-cell table:style-name="Table175.A2" office:value-type="string">
            <text:p text:style-name="Standard"><text:span text:style-name="Source_20_Text"><text:span text:style-name="T77">java.lang.String</text:span></text:span></text:p>
          </table:table-cell>
          <table:table-cell table:style-name="Table175.D2" office:value-type="string">
            <text:p text:style-name="P161"><text:span text:style-name="Source_20_Text"><text:span text:style-name="T57">&lt;null&gt;</text:span></text:span></text:p>
          </table:table-cell>
        </table:table-row>
        <table:table-row>
          <table:table-cell table:style-name="Table175.A2" office:value-type="string">
            <text:p text:style-name="P115"><text:span text:style-name="Source_20_Text"><text:span text:style-name="T77">nowrap</text:span></text:span></text:p>
          </table:table-cell>
          <table:table-cell table:style-name="Table175.A2" office:value-type="string">
            <text:p text:style-name="P122"><text:span text:style-name="Source_20_Text"><text:span text:style-name="T55">Sets the nowrap.</text:span></text:span></text:p>
          </table:table-cell>
          <table:table-cell table:style-name="Table175.A2" office:value-type="string">
            <text:p text:style-name="P115"><text:span text:style-name="Source_20_Text"><text:span text:style-name="T55">boo</text:span></text:span><text:span text:style-name="Source_20_Text"><text:span text:style-name="T77">lean</text:span></text:span></text:p>
          </table:table-cell>
          <table:table-cell table:style-name="Table175.D2" office:value-type="string">
            <text:p text:style-name="P161"><text:span text:style-name="Source_20_Text"><text:span text:style-name="T57">false</text:span></text:span></text:p>
          </table:table-cell>
        </table:table-row>
        <table:table-row>
          <table:table-cell table:style-name="Table175.A2" office:value-type="string">
            <text:p text:style-name="P115"><text:span text:style-name="Source_20_Text"><text:span text:style-name="T55">sclass</text:span></text:span></text:p>
          </table:table-cell>
          <table:table-cell table:style-name="Table175.A2" office:value-type="string">
            <text:p text:style-name="P120">Sets the style class.</text:p>
          </table:table-cell>
          <table:table-cell table:style-name="Table175.A2" office:value-type="string">
            <text:p text:style-name="Standard"><text:span text:style-name="Source_20_Text"><text:span text:style-name="T77">java.lang.String</text:span></text:span></text:p>
          </table:table-cell>
          <table:table-cell table:style-name="Table175.D2" office:value-type="string">
            <text:p text:style-name="P115"><text:span text:style-name="Source_20_Text"><text:span text:style-name="T55">&lt;null&gt;</text:span></text:span></text:p>
          </table:table-cell>
        </table:table-row>
        <table:table-row table:style-name="Table175.5">
          <table:table-cell table:style-name="Table175.A2" office:value-type="string">
            <text:p text:style-name="P115"><text:span text:style-name="Source_20_Text"><text:span text:style-name="T55">spans</text:span></text:span></text:p>
          </table:table-cell>
          <table:table-cell table:style-name="Table175.B5" office:value-type="string">
            <text:p text:style-name="P162">Sets the spans, which is a list of numbers separated by comma. </text:p>
          </table:table-cell>
          <table:table-cell table:style-name="Table175.A2" office:value-type="string">
            <text:p text:style-name="Standard"><text:span text:style-name="Source_20_Text"><text:span text:style-name="T77">java.lang.String</text:span></text:span></text:p>
          </table:table-cell>
          <table:table-cell table:style-name="Table175.D2" office:value-type="string">
            <text:p text:style-name="P118"><text:span text:style-name="Source_20_Text">&lt;null&gt;</text:span></text:p>
          </table:table-cell>
        </table:table-row>
        <table:table-row table:style-name="Table175.5">
          <table:table-cell table:style-name="Table175.A2" office:value-type="string">
            <text:p text:style-name="P115"><text:span text:style-name="Source_20_Text"><text:span text:style-name="T77">valign</text:span></text:span></text:p>
          </table:table-cell>
          <table:table-cell table:style-name="Table175.B5" office:value-type="string">
            <text:p text:style-name="P166"><text:span text:style-name="Source_20_Text"><text:span text:style-name="T57">Sets the vertical alignment of the whole row. </text:span></text:span></text:p>
          </table:table-cell>
          <table:table-cell table:style-name="Table175.A2" office:value-type="string">
            <text:p text:style-name="Standard"><text:span text:style-name="Source_20_Text"><text:span text:style-name="T77">java.lang.String</text:span></text:span></text:p>
          </table:table-cell>
          <table:table-cell table:style-name="Table175.D2" office:value-type="string">
            <text:p text:style-name="P161"><text:span text:style-name="Source_20_Text"><text:span text:style-name="T57">&lt;null&gt;</text:span></text:span></text:p>
          </table:table-cell>
        </table:table-row>
        <table:table-row table:style-name="Table175.5">
          <table:table-cell table:style-name="Table175.A2" office:value-type="string">
            <text:p text:style-name="P115"><text:span text:style-name="Source_20_Text"><text:span text:style-name="T55">val</text:span></text:span><text:span text:style-name="Source_20_Text"><text:span text:style-name="T77">ue</text:span></text:span></text:p>
          </table:table-cell>
          <table:table-cell table:style-name="Table175.B5" office:value-type="string">
            <text:p text:style-name="P162">Sets the<text:span text:style-name="T1"> value.</text:span></text:p>
          </table:table-cell>
          <table:table-cell table:style-name="Table175.A2" office:value-type="string">
            <text:p text:style-name="P115"><text:span text:style-name="Source_20_Text"><text:span text:style-name="T77">java.lang.Object</text:span></text:span></text:p>
          </table:table-cell>
          <table:table-cell table:style-name="Table175.D2" office:value-type="string">
            <text:p text:style-name="P163"><text:span text:style-name="Source_20_Text">&lt;null&gt;</text:span></text:p>
          </table:table-cell>
        </table:table-row>
      </table:table>
      <text:p text:style-name="P187"/>
      <text:h text:style-name="P192"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4">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48"><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25"><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25"/>
          </table:table-cell>
          <table:table-cell table:style-name="Table176.C2" office:value-type="string">
            <text:p text:style-name="P125"><text:span text:style-name="Source_20_Text">void</text:span></text:p>
          </table:table-cell>
        </table:table-row>
        <table:table-row>
          <table:table-cell table:style-name="Table176.A2" office:value-type="string">
            <text:p text:style-name="P125"><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25"><text:span text:style-name="Source_20_Text">void</text:span></text:p>
          </table:table-cell>
        </table:table-row>
      </table:table>
      <text:h text:style-name="P136" text:outline-level="4">Inherited From </text:h>
      <table:table table:name="Table177" table:style-name="Table177">
        <table:table-column table:style-name="Table177.A"/>
        <table:table-header-rows>
          <table:table-row>
            <table:table-cell table:style-name="Table177.A1" office:value-type="string">
              <text:p text:style-name="P158">Inherited From</text:p>
            </table:table-cell>
          </table:table-row>
        </table:table-header-rows>
        <table:table-row>
          <table:table-cell table:style-name="Table177.A2" office:value-type="string">
            <text:p text:style-name="P177"><text:a xlink:type="simple" xlink:href="#XulElement">org.zkoss.zul.impl.XulElement</text:a></text:p>
          </table:table-cell>
        </table:table-row>
        <table:table-row table:style-name="Table177.3">
          <table:table-cell table:style-name="Table177.A2" office:value-type="string">
            <text:p text:style-name="P177"><text:s/><text:a xlink:type="simple" xlink:href="#HtmlBasedComponent">org.zkoss.zk.ui.HtmlBasedComponent</text:a> </text:p>
          </table:table-cell>
        </table:table-row>
        <table:table-row table:style-name="Table177.3">
          <table:table-cell table:style-name="Table177.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Rows"/>Rows<text:bookmark-end text:name="Rows"/></text:h>
      <text:p text:style-name="P85">Defines the <text:span text:style-name="Source_20_Text">rows</text:span> of a grid. Each child of a <text:span text:style-name="Source_20_Text">rows</text:span> element should be a <text:span text:style-name="Source_20_Text">org.zkoss.zul.Row</text:span> element.</text:p>
      <text:p text:style-name="P85"><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56"><text:span text:style-name="Source_20_Text"><text:span text:style-name="T13">org.zkoss.zul.Rows</text:span></text:span></text:p>
      <text:h text:style-name="P191" text:outline-level="4">Supported Child Components</text:h>
      <text:p text:style-name="Text_20_body_20_indent_20_2"><text:a xlink:type="simple" xlink:href="#Row">Row</text:a></text:p>
      <text:h text:style-name="P192" text:outline-level="4">Supported Events</text:h>
      <text:p text:style-name="P387">*NONE</text:p>
      <text:h text:style-name="P234" text:outline-level="4">Properties</text:h>
      <text:p text:style-name="P387">*NONE</text:p>
      <text:h text:style-name="P192"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25">Returns the index of the last visible child. </text:p>
          </table:table-cell>
          <table:table-cell table:style-name="Table178.C2" office:value-type="string">
            <text:p text:style-name="P125"><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25"/>
          </table:table-cell>
          <table:table-cell table:style-name="Table178.C2" office:value-type="string">
            <text:p text:style-name="P125"><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25"><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25"/>
          </table:table-cell>
          <table:table-cell table:style-name="Table178.C2" office:value-type="string">
            <text:p text:style-name="P125"><text:span text:style-name="Source_20_Text">void</text:span></text:p>
          </table:table-cell>
        </table:table-row>
      </table:table>
      <text:h text:style-name="Heading_20_4" text:outline-level="4"/>
      <text:h text:style-name="P192" text:outline-level="4">Inherited From </text:h>
      <table:table table:name="Table179" table:style-name="Table179">
        <table:table-column table:style-name="Table179.A"/>
        <table:table-header-rows>
          <table:table-row>
            <table:table-cell table:style-name="Table179.A1" office:value-type="string">
              <text:p text:style-name="P158">Inherited From</text:p>
            </table:table-cell>
          </table:table-row>
        </table:table-header-rows>
        <table:table-row>
          <table:table-cell table:style-name="Table179.A2" office:value-type="string">
            <text:p text:style-name="P176"><text:a xlink:type="simple" xlink:href="#XulElement">org.zkoss.zul.impl.XulElement</text:a></text:p>
          </table:table-cell>
        </table:table-row>
        <table:table-row table:style-name="Table179.3">
          <table:table-cell table:style-name="Table179.A2" office:value-type="string">
            <text:p text:style-name="P176"><text:a xlink:type="simple" xlink:href="#HtmlBasedComponent">org.zkoss.zk.ui.HtmlBasedComponent</text:a> </text:p>
          </table:table-cell>
        </table:table-row>
        <table:table-row table:style-name="Table179.3">
          <table:table-cell table:style-name="Table179.A2" office:value-type="string">
            <text:p text:style-name="P176"><text:a xlink:type="simple" xlink:href="#AbstractComponent">org.zkoss.zk.ui.AbstractComponent</text:a></text:p>
          </table:table-cell>
        </table:table-row>
      </table:table>
      <text:h text:style-name="P54" text:outline-level="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3"><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35" text:outline-level="4">Class Name</text:h>
      <text:p text:style-name="P356"><text:span text:style-name="Source_20_Text"><text:span text:style-name="T15">org.zkoss.zul.Script</text:span></text:span></text:p>
      <text:h text:style-name="P192" text:outline-level="4">Supported Child Components</text:h>
      <text:p text:style-name="P11"><text:tab/> <text:s/>*NONE</text:p>
      <text:h text:style-name="P202" text:outline-level="4">Supported Events</text:h>
      <text:p text:style-name="P9"><text:tab/> <text:s/>*NONE</text:p>
      <text:h text:style-name="P237" text:outline-level="4"><text:span text:style-name="T38">Properties</text:span><text:span text:style-name="T52"><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58">Property</text:p>
            </table:table-cell>
            <table:table-cell table:style-name="Table339.A1" office:value-type="string">
              <text:p text:style-name="P158">Description</text:p>
            </table:table-cell>
            <table:table-cell table:style-name="Table339.C1" office:value-type="string">
              <text:p text:style-name="P158">Data Type</text:p>
            </table:table-cell>
          </table:table-row>
        </table:table-header-rows>
        <table:table-row table:style-name="Table339.2">
          <table:table-cell table:style-name="Table339.A2" office:value-type="string">
            <text:p text:style-name="P115"><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61"><text:span text:style-name="Source_20_Text"><text:span text:style-name="T27">java.lang.String</text:span></text:span></text:p>
          </table:table-cell>
        </table:table-row>
        <table:table-row table:style-name="Table339.2">
          <table:table-cell table:style-name="Table339.A2" office:value-type="string">
            <text:p text:style-name="P161"><text:span text:style-name="Source_20_Text"><text:span text:style-name="T19">content</text:span></text:span></text:p>
          </table:table-cell>
          <table:table-cell table:style-name="Table339.A2" office:value-type="string">
            <text:p text:style-name="P26">Sets the content of the script element.</text:p>
          </table:table-cell>
          <table:table-cell table:style-name="Table339.C2" office:value-type="string">
            <text:p text:style-name="P161"><text:span text:style-name="Source_20_Text"><text:span text:style-name="T27">java.lang.String</text:span></text:span></text:p>
          </table:table-cell>
        </table:table-row>
        <table:table-row table:style-name="Table339.2">
          <table:table-cell table:style-name="Table339.A2" office:value-type="string">
            <text:p text:style-name="P161"><text:span text:style-name="Source_20_Text"><text:span text:style-name="T19">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61"><text:span text:style-name="Source_20_Text"><text:span text:style-name="T27">boolean</text:span></text:span></text:p>
          </table:table-cell>
        </table:table-row>
        <table:table-row table:style-name="Table339.2">
          <table:table-cell table:style-name="Table339.A2" office:value-type="string">
            <text:p text:style-name="P161"><text:span text:style-name="Source_20_Text"><text:span text:style-name="T19">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61"><text:span text:style-name="Source_20_Text"><text:span text:style-name="T27">java.lang.String</text:span></text:span></text:p>
          </table:table-cell>
        </table:table-row>
        <table:table-row table:style-name="Table339.2">
          <table:table-cell table:style-name="Table339.A2" office:value-type="string">
            <text:p text:style-name="P161"><text:span text:style-name="Source_20_Text"><text:span text:style-name="T19">type</text:span></text:span></text:p>
          </table:table-cell>
          <table:table-cell table:style-name="Table339.A2" office:value-type="string">
            <text:p text:style-name="P26">Sets the type of this client script.</text:p>
          </table:table-cell>
          <table:table-cell table:style-name="Table339.C2" office:value-type="string">
            <text:p text:style-name="P161"><text:span text:style-name="Source_20_Text"><text:span text:style-name="T27">java.lang.String</text:span></text:span></text:p>
          </table:table-cell>
        </table:table-row>
      </table:table>
      <text:p text:style-name="P93"/>
      <text:p text:style-name="P91">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78"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48" text:outline-level="4">boolean</text:h>
          </table:table-cell>
        </table:table-row>
        <table:table-row table:style-name="Table340.2">
          <table:table-cell table:style-name="Table340.A2" office:value-type="string">
            <text:p text:style-name="P179">redraw(java.io.Writer out)</text:p>
          </table:table-cell>
          <table:table-cell table:style-name="Table340.A2" office:value-type="string">
            <text:p text:style-name="P22"/>
          </table:table-cell>
          <table:table-cell table:style-name="Table340.C2" office:value-type="string">
            <text:p text:style-name="P161"/>
          </table:table-cell>
        </table:table-row>
      </table:table>
      <text:h text:style-name="P136" text:outline-level="4">Inherited From </text:h>
      <table:table table:name="Table341" table:style-name="Table341">
        <table:table-column table:style-name="Table341.A"/>
        <table:table-header-rows>
          <table:table-row>
            <table:table-cell table:style-name="Table341.A1" office:value-type="string">
              <text:p text:style-name="P158">Inherited From</text:p>
            </table:table-cell>
          </table:table-row>
        </table:table-header-rows>
        <table:table-row table:style-name="Table341.2">
          <table:table-cell table:style-name="Table341.A2" office:value-type="string">
            <text:p text:style-name="P176"><text:a xlink:type="simple" xlink:href="#AbstractComponent"><text:span text:style-name="Source_20_Text"><text:span text:style-name="T91">org.zkoss.zk.ui.AbstractComponent </text:span></text:span></text:a></text:p>
          </table:table-cell>
        </table:table-row>
      </table:table>
      <text:p text:style-name="P205"/>
      <text:p text:style-name="P53"/>
      <text:h text:style-name="Heading_20_3" text:outline-level="3"><text:bookmark-start text:name="Slider"/>Slider<text:bookmark-end text:name="Slider"/></text:h>
      <text:p text:style-name="P153">A slider with slid and knob</text:p>
      <text:p text:style-name="P153">A slider is used to let user specifying a value by scrolling.</text:p>
      <text:p text:style-name="P153">A slider accepts a range of value starting from 0 to 100. You could change the maximal</text:p>
      <text:p text:style-name="P154"><text:span text:style-name="T126">allowed value by the </text:span><text:span text:style-name="Source_20_Text"><text:span text:style-name="T101">maxpos</text:span></text:span><text:span text:style-name="T126"> property.</text:span></text:p>
      <text:p text:style-name="P17"><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1"><text:span text:style-name="Source_20_Text"><text:span text:style-name="T81">org.zkoss.zul.Slider</text:span></text:span> </text:p>
      <text:h text:style-name="Heading_20_4" text:outline-level="4">Supported Child Components</text:h>
      <text:p text:style-name="P97">*NONE </text:p>
      <text:h text:style-name="P150"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58">Name</text:p>
            </table:table-cell>
            <table:table-cell table:style-name="Table183.B1" office:value-type="string">
              <text:p text:style-name="P158">Inherited From</text:p>
            </table:table-cell>
          </table:table-row>
        </table:table-header-rows>
        <table:table-row>
          <table:table-cell table:style-name="Table183.A2" office:value-type="string">
            <text:p text:style-name="P161"><text:span text:style-name="Source_20_Text">OnScroll</text:span></text:p>
          </table:table-cell>
          <table:table-cell table:style-name="Table183.B2" office:value-type="string">
            <text:p text:style-name="P166"><text:a xlink:type="simple" xlink:href="#ScrollEvent"><text:span text:style-name="Source_20_Text"><text:span text:style-name="T89">org.zkoss.zk.ui.event.ScrollEvent</text:span></text:span></text:a></text:p>
            <text:p text:style-name="P166"><text:a xlink:type="simple" xlink:href="#ScrollEvent"><text:span text:style-name="Source_20_Text"><text:span text:style-name="T89"/></text:span></text:a></text:p>
            <text:p text:style-name="P49"><text:span text:style-name="T5">Description:</text:span><text:span text:style-name="T136"> Denotes the content of a scrollable component has been scrolled by the user.</text:span></text:p>
          </table:table-cell>
        </table:table-row>
        <table:table-row>
          <table:table-cell table:style-name="Table183.A2" office:value-type="string">
            <text:p text:style-name="P161"><text:span text:style-name="Source_20_Text">OnScrolling</text:span></text:p>
          </table:table-cell>
          <table:table-cell table:style-name="Table183.B2" office:value-type="string">
            <text:p text:style-name="P166"><text:a xlink:type="simple" xlink:href="#ScrollEvent"><text:span text:style-name="Source_20_Text"><text:span text:style-name="T89">org.zkoss.zk.ui.event.ScrollEvent</text:span></text:span></text:a></text:p>
            <text:p text:style-name="P166"><text:a xlink:type="simple" xlink:href="#ScrollEvent"><text:span text:style-name="Source_20_Text"><text:span text:style-name="T89"/></text:span></text:a></text:p>
            <text:p text:style-name="P180"><text:span text:style-name="T5">Description:</text:span><text:span text:style-name="T136"> Denotes that user is scrolling a scrollable component.</text:span></text:p>
            <text:p text:style-name="P181">Notice that the component's content (at the server)</text:p>
            <text:p text:style-name="P182"><text:span text:style-name="T102">won't be changed until </text:span><text:span text:style-name="Source_20_Text"><text:span text:style-name="T96">onScroll</text:span></text:span><text:span text:style-name="T108"> is received. Thus, you</text:span></text:p>
            <text:p text:style-name="P182"><text:span text:style-name="T102">have to invoke the </text:span><text:span text:style-name="Source_20_Text"><text:span text:style-name="T96">getPos</text:span></text:span><text:span text:style-name="T108"> method in the </text:span><text:span text:style-name="Source_20_Text"><text:span text:style-name="T96">ScrollEvent</text:span></text:span></text:p>
            <text:p text:style-name="P181">class to retrieve the temporary position.</text:p>
          </table:table-cell>
        </table:table-row>
      </table:table>
      <text:h text:style-name="P150"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58">Property</text:p>
            </table:table-cell>
            <table:table-cell table:style-name="Table184.A1" office:value-type="string">
              <text:p text:style-name="P158">Description</text:p>
            </table:table-cell>
            <table:table-cell table:style-name="Table184.A1" office:value-type="string">
              <text:p text:style-name="P158">Data Type</text:p>
            </table:table-cell>
            <table:table-cell table:style-name="Table184.D1" office:value-type="string">
              <text:p text:style-name="P158">Default Values</text:p>
            </table:table-cell>
          </table:table-row>
        </table:table-header-rows>
        <table:table-row>
          <table:table-cell table:style-name="Table184.A2" office:value-type="string">
            <text:p text:style-name="P115"><text:span text:style-name="Source_20_Text">curpos</text:span></text:p>
          </table:table-cell>
          <table:table-cell table:style-name="Table184.A2" office:value-type="string">
            <text:p text:style-name="P122">the current position of the slider </text:p>
            <text:p text:style-name="P122"><text:span text:style-name="T3">Values: </text:span>0 to maxpos</text:p>
          </table:table-cell>
          <table:table-cell table:style-name="Table184.A2" office:value-type="string">
            <text:p text:style-name="P115"><text:span text:style-name="Source_20_Text">Int</text:span></text:p>
          </table:table-cell>
          <table:table-cell table:style-name="Table184.D2" office:value-type="string">
            <text:p text:style-name="P115"><text:span text:style-name="Source_20_Text">0</text:span></text:p>
          </table:table-cell>
        </table:table-row>
        <table:table-row table:style-name="Table184.3">
          <table:table-cell table:style-name="Table184.A2" office:value-type="string">
            <text:p text:style-name="P115"><text:span text:style-name="Source_20_Text">maxpos</text:span></text:p>
          </table:table-cell>
          <table:table-cell table:style-name="Table184.B3" office:value-type="string">
            <text:p text:style-name="P166">the maximum position of the slider. </text:p>
          </table:table-cell>
          <table:table-cell table:style-name="Table184.A2" office:value-type="string">
            <text:p text:style-name="P115"><text:span text:style-name="Source_20_Text">Int</text:span></text:p>
          </table:table-cell>
          <table:table-cell table:style-name="Table184.D2" office:value-type="string">
            <text:p text:style-name="P115"><text:span text:style-name="Source_20_Text">100</text:span></text:p>
          </table:table-cell>
        </table:table-row>
        <table:table-row table:style-name="Table184.3">
          <table:table-cell table:style-name="Table184.A2" office:value-type="string">
            <text:p text:style-name="P115"><text:span text:style-name="Source_20_Text">PageIncrement</text:span></text:p>
          </table:table-cell>
          <table:table-cell table:style-name="Table184.B3" office:value-type="string">
            <text:p text:style-name="P166">the amount that the value of curpos changes by when the tray of the scroll bar is clicked </text:p>
          </table:table-cell>
          <table:table-cell table:style-name="Table184.A2" office:value-type="string">
            <text:p text:style-name="P115"><text:span text:style-name="Source_20_Text">Int</text:span></text:p>
          </table:table-cell>
          <table:table-cell table:style-name="Table184.D2" office:value-type="string">
            <text:p text:style-name="P115"><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15"><text:span text:style-name="Source_20_Text">String</text:span></text:p>
          </table:table-cell>
        </table:table-row>
      </table:table>
      <text:h text:style-name="P150" text:outline-level="4">Inherited From </text:h>
      <table:table table:name="Table186" table:style-name="Table186">
        <table:table-column table:style-name="Table186.A"/>
        <table:table-header-rows>
          <table:table-row>
            <table:table-cell table:style-name="Table186.A1" office:value-type="string">
              <text:p text:style-name="P158">Inherited From</text:p>
            </table:table-cell>
          </table:table-row>
        </table:table-header-rows>
        <table:table-row table:style-name="Table186.2">
          <table:table-cell table:style-name="Table186.A2" office:value-type="string">
            <text:p text:style-name="P176"><text:a xlink:type="simple" xlink:href="#XulElement"><text:span text:style-name="Source_20_Text">org.zkoss.zul.impl.XulElement</text:span></text:a></text:p>
          </table:table-cell>
        </table:table-row>
        <table:table-row table:style-name="Table186.2">
          <table:table-cell table:style-name="Table186.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76"><text:a xlink:type="simple" xlink:href="#AbstractComponent"><text:span text:style-name="Source_20_Text">org.zkoss.zk.ui.AbstractComponent </text:span></text:a></text:p>
          </table:table-cell>
        </table:table-row>
      </table:table>
      <text:h text:style-name="P54" text:outline-level="3"/>
      <text:h text:style-name="Heading_20_3" text:outline-level="3">Space</text:h>
      <text:p text:style-name="P73">Space is a <text:span text:style-name="Source_20_Text">Separator</text:span> with the orient default to "horizontal".</text:p>
      <text:p text:style-name="P73">In other words, &lt;space&gt; is equivalent to <text:span text:style-name="Source_20_Text">&lt;separator orient="horizontal"&gt;</text:span> </text:p>
      <text:p text:style-name="P73"><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35" text:outline-level="4">Class Name</text:h>
      <text:p text:style-name="P356"><text:span text:style-name="Source_20_Text"><text:span text:style-name="T15">org.zkoss.zul.Space</text:span></text:span></text:p>
      <text:h text:style-name="P192" text:outline-level="4">Supported Child Components</text:h>
      <text:p text:style-name="P11"><text:tab/> <text:s/>*NONE</text:p>
      <text:h text:style-name="P136" text:outline-level="4">Supported Events</text:h>
      <text:p text:style-name="P9"><text:tab/> <text:s/>*NONE</text:p>
      <text:h text:style-name="P234" text:outline-level="4">Properties</text:h>
      <text:h text:style-name="P203" text:outline-level="4">*NONE</text:h>
      <text:p text:style-name="P91">Methods</text:p>
      <text:p text:style-name="P91"/>
      <text:p text:style-name="P93">*NONE</text:p>
      <text:h text:style-name="P293" text:outline-level="4">Inherited From </text:h>
      <table:table table:name="Table180" table:style-name="Table180">
        <table:table-column table:style-name="Table180.A"/>
        <table:table-header-rows>
          <table:table-row>
            <table:table-cell table:style-name="Table180.A1" office:value-type="string">
              <text:p text:style-name="P158">Inherited From</text:p>
            </table:table-cell>
          </table:table-row>
        </table:table-header-rows>
        <table:table-row>
          <table:table-cell table:style-name="Table180.A2" office:value-type="string">
            <text:p text:style-name="P176"><text:a xlink:type="simple" xlink:href="#Separator"><text:span text:style-name="Source_20_Text"><text:span text:style-name="T91">org.zkoss.zul.Separator</text:span></text:span></text:a></text:p>
          </table:table-cell>
        </table:table-row>
        <table:table-row>
          <table:table-cell table:style-name="Table180.A2" office:value-type="string">
            <text:p text:style-name="P176"><text:a xlink:type="simple" xlink:href="#XulElement"><text:span text:style-name="Source_20_Text"><text:span text:style-name="T91">org.zkoss.zul.impl.XulElement</text:span></text:span></text:a></text:p>
          </table:table-cell>
        </table:table-row>
        <table:table-row table:style-name="Table180.4">
          <table:table-cell table:style-name="Table180.A2" office:value-type="string">
            <text:p text:style-name="P176"><text:a xlink:type="simple" xlink:href="#HtmlBasedComponent"><text:span text:style-name="Source_20_Text"><text:span text:style-name="T91">org.zkoss.zk.ui.HtmlBasedComponent</text:span></text:span></text:a></text:p>
          </table:table-cell>
        </table:table-row>
        <table:table-row table:style-name="Table180.4">
          <table:table-cell table:style-name="Table180.A2" office:value-type="string">
            <text:p text:style-name="P176"><text:a xlink:type="simple" xlink:href="#AbstractComponent"><text:span text:style-name="Source_20_Text"><text:span text:style-name="T91">org.zkoss.zk.ui.AbstractComponent </text:span></text:span></text:a></text:p>
          </table:table-cell>
        </table:table-row>
      </table:table>
      <text:p text:style-name="Standard"/>
      <text:h text:style-name="Heading_20_3" text:outline-level="3"/>
      <text:h text:style-name="Heading_20_3" text:outline-level="3"><text:bookmark-start text:name="South"/>South<text:bookmark-end text:name="South"/></text:h>
      <text:p text:style-name="P78">This component is a south region. The default class of CSS is specified "layout-region-south".</text:p>
      <text:p text:style-name="Text_20_body_20_indent"/>
      <text:p text:style-name="P77"><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5" text:outline-level="4">Class Name</text:h>
      <text:p text:style-name="P356"><text:span text:style-name="Source_20_Text"><text:span text:style-name="T15">org.zkoss.zkex.zul.south</text:span></text:span></text:p>
      <text:h text:style-name="P192" text:outline-level="4">Supported Child Components</text:h>
      <text:p text:style-name="Text_20_body_20_indent_20_2">*NONE</text:p>
      <text:h text:style-name="P192"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58">Name</text:p>
            </table:table-cell>
            <table:table-cell table:style-name="Table187.B1" office:value-type="string">
              <text:p text:style-name="P158">Inherited From</text:p>
            </table:table-cell>
          </table:table-row>
        </table:table-header-rows>
        <table:table-row>
          <table:table-cell table:style-name="Table187.A2" office:value-type="string">
            <text:p text:style-name="P161"><text:span text:style-name="Source_20_Text">OnOpen</text:span></text:p>
          </table:table-cell>
          <table:table-cell table:style-name="Table187.B2" office:value-type="string">
            <text:p text:style-name="Table_20_Contents"><text:a xlink:type="simple" xlink:href="#OpenEvent"><text:span text:style-name="Source_20_Text"><text:span text:style-name="T111">org.zkoss.zk.ui.event.OpenEvent</text:span></text:span></text:a></text:p>
            <text:p text:style-name="Table_20_Contents"><text:span text:style-name="Source_20_Text"><text:span text:style-name="T112"/></text:span></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34"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57">Property</text:p>
            </table:table-cell>
            <table:table-cell table:style-name="Table188.A1" office:value-type="string">
              <text:p text:style-name="P157">Description</text:p>
            </table:table-cell>
            <table:table-cell table:style-name="Table188.A1" office:value-type="string">
              <text:p text:style-name="P157">Data Type</text:p>
            </table:table-cell>
            <table:table-cell table:style-name="Table188.D1" office:value-type="string">
              <text:p text:style-name="P157">Default Value</text:p>
            </table:table-cell>
          </table:table-row>
        </table:table-header-rows>
        <table:table-row>
          <table:table-cell table:style-name="Table188.A2" office:value-type="string">
            <text:p text:style-name="P115"><text:span text:style-name="Source_20_Text"><text:span text:style-name="T55">size</text:span></text:span></text:p>
          </table:table-cell>
          <table:table-cell table:style-name="Table188.A2" office:value-type="string">
            <text:p text:style-name="P141">Sets the size of this region.</text:p>
          </table:table-cell>
          <table:table-cell table:style-name="Table188.A2" office:value-type="string">
            <text:p text:style-name="P115"><text:span text:style-name="Source_20_Text"><text:span text:style-name="T55">java.lang.String</text:span></text:span></text:p>
          </table:table-cell>
          <table:table-cell table:style-name="Table188.D2" office:value-type="string">
            <text:p text:style-name="P161"><text:span text:style-name="Source_20_Text"><text:span text:style-name="T57">null</text:span></text:span></text:p>
          </table:table-cell>
        </table:table-row>
      </table:table>
      <text:p text:style-name="P204"/>
      <text:h text:style-name="P192"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36" text:outline-level="4">Inherited From </text:h>
      <table:table table:name="Table190" table:style-name="Table190">
        <table:table-column table:style-name="Table190.A"/>
        <table:table-header-rows>
          <table:table-row>
            <table:table-cell table:style-name="Table190.A1" office:value-type="string">
              <text:p text:style-name="P158">Inherited From</text:p>
            </table:table-cell>
          </table:table-row>
        </table:table-header-rows>
        <table:table-row table:style-name="Table190.2">
          <table:table-cell table:style-name="Table190.A2" office:value-type="string">
            <text:p text:style-name="P176"><text:a xlink:type="simple" xlink:href="#LayoutRegion"><text:span text:style-name="T57">org.zkoss.zkex.zul.LayoutRegion </text:span></text:a></text:p>
          </table:table-cell>
        </table:table-row>
        <table:table-row table:style-name="Table190.2">
          <table:table-cell table:style-name="Table190.A2" office:value-type="string">
            <text:p text:style-name="P176"><text:a xlink:type="simple" xlink:href="#HtmlBasedComponent">org.zkoss.zk.ui.HtmlBasedComponent</text:a><text:span text:style-name="T57"> </text:span></text:p>
          </table:table-cell>
        </table:table-row>
        <table:table-row table:style-name="Table190.2">
          <table:table-cell table:style-name="Table190.A2" office:value-type="string">
            <text:p text:style-name="P176"><text:a xlink:type="simple" xlink:href="#AbstractComponent">org.zkoss.zk.ui.AbstractComponent </text:a></text:p>
          </table:table-cell>
        </table:table-row>
      </table:table>
      <text:p text:style-name="P53"/>
      <text:h text:style-name="Heading_20_3" text:outline-level="3"><text:bookmark-start text:name="Separator"/>Separator<text:bookmark-end text:name="Separator"/></text:h>
      <text:p text:style-name="P95"><text:span text:style-name="Source_20_Text"><text:span text:style-name="T107">Space is a </text:span></text:span><text:span text:style-name="Source_20_Text"><text:span text:style-name="T100">Separator</text:span></text:span><text:span text:style-name="Source_20_Text"><text:span text:style-name="T107"> with the orient default to "</text:span></text:span><text:span text:style-name="Source_20_Text"><text:span text:style-name="T100">horizontal</text:span></text:span><text:span text:style-name="Source_20_Text"><text:span text:style-name="T107">".</text:span></text:span></text:p>
      <text:p text:style-name="P95"><text:span text:style-name="Source_20_Text"><text:span text:style-name="T107">In other words, </text:span></text:span><text:span text:style-name="Source_20_Text"><text:span text:style-name="T100">&lt;space&gt;</text:span></text:span><text:span text:style-name="Source_20_Text"><text:span text:style-name="T107"> is equivalent to </text:span></text:span><text:span text:style-name="Source_20_Text"><text:span text:style-name="T100">&lt;separator orient="horizontal"&gt; </text:span></text:span></text:p>
      <text:p text:style-name="P17"><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1"><text:span text:style-name="Source_20_Text"><text:span text:style-name="T81">org.zkoss.zul.Space</text:span></text:span></text:p>
      <text:h text:style-name="P150" text:outline-level="4">Supported Child Components</text:h>
      <text:p text:style-name="P97">*NONE </text:p>
      <text:h text:style-name="P150" text:outline-level="4">Supported Events</text:h>
      <text:p text:style-name="P97">*NONE</text:p>
      <text:h text:style-name="P150"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58">Property</text:p>
            </table:table-cell>
            <table:table-cell table:style-name="Table191.A1" office:value-type="string">
              <text:p text:style-name="P158">Description</text:p>
            </table:table-cell>
            <table:table-cell table:style-name="Table191.A1" office:value-type="string">
              <text:p text:style-name="P158">Data Type</text:p>
            </table:table-cell>
            <table:table-cell table:style-name="Table191.D1" office:value-type="string">
              <text:p text:style-name="P158">Default Values</text:p>
            </table:table-cell>
          </table:table-row>
        </table:table-header-rows>
        <table:table-row>
          <table:table-cell table:style-name="Table191.A2" office:value-type="string">
            <text:p text:style-name="P115"><text:span text:style-name="Source_20_Text">spacing</text:span></text:p>
          </table:table-cell>
          <table:table-cell table:style-name="Table191.A2" office:value-type="string">
            <text:p text:style-name="P129">the spacing.</text:p>
            <text:p text:style-name="P122"><text:span text:style-name="T115">Values</text:span><text:span text:style-name="T103">: the spacing (</text:span><text:span text:style-name="Source_20_Text"><text:span text:style-name="T103">such as "0", "5px", "3pt" or "1em") </text:span></text:span></text:p>
          </table:table-cell>
          <table:table-cell table:style-name="Table191.A2" office:value-type="string">
            <text:p text:style-name="P115"><text:span text:style-name="Source_20_Text">String</text:span></text:p>
          </table:table-cell>
          <table:table-cell table:style-name="Table191.D2" office:value-type="string">
            <text:p text:style-name="P216"><text:span text:style-name="Source_20_Text">&lt;null&gt;</text:span></text:p>
          </table:table-cell>
        </table:table-row>
        <table:table-row table:style-name="Table191.3">
          <table:table-cell table:style-name="Table191.A2" office:value-type="string">
            <text:p text:style-name="P115"><text:span text:style-name="Source_20_Text">orient</text:span></text:p>
          </table:table-cell>
          <table:table-cell table:style-name="Table191.B3" office:value-type="string">
            <text:p text:style-name="P173">the orient. <text:s/></text:p>
            <text:p text:style-name="P166"><text:span text:style-name="T115">Values</text:span><text:span text:style-name="T103">:</text:span><text:span text:style-name="Source_20_Text">horizontal|vertical</text:span></text:p>
          </table:table-cell>
          <table:table-cell table:style-name="Table191.A2" office:value-type="string">
            <text:p text:style-name="P115"><text:span text:style-name="Source_20_Text">String</text:span></text:p>
          </table:table-cell>
          <table:table-cell table:style-name="Table191.D2" office:value-type="string">
            <text:p text:style-name="P115"><text:span text:style-name="Source_20_Text">horizontal </text:span></text:p>
          </table:table-cell>
        </table:table-row>
        <table:table-row table:style-name="Table191.3">
          <table:table-cell table:style-name="Table191.A2" office:value-type="string">
            <text:p text:style-name="P115"><text:span text:style-name="Source_20_Text">bar</text:span></text:p>
          </table:table-cell>
          <table:table-cell table:style-name="Table191.B3" office:value-type="string">
            <text:p text:style-name="P166">whether to display a visual bar as the separator. </text:p>
            <text:p text:style-name="P166"><text:span text:style-name="T3">Values</text:span>:<text:span text:style-name="Source_20_Text">true/false</text:span></text:p>
          </table:table-cell>
          <table:table-cell table:style-name="Table191.A2" office:value-type="string">
            <text:p text:style-name="P115"><text:span text:style-name="Source_20_Text">boolean</text:span></text:p>
          </table:table-cell>
          <table:table-cell table:style-name="Table191.D2" office:value-type="string">
            <text:p text:style-name="P115"><text:span text:style-name="Source_20_Text">false</text:span></text:p>
          </table:table-cell>
        </table:table-row>
      </table:table>
      <text:h text:style-name="Heading_20_4" text:outline-level="4">Methods</text:h>
      <text:p text:style-name="P97"><text:bookmark text:name="id4565182"/>*NONE</text:p>
      <text:h text:style-name="P150" text:outline-level="4">Inherited From </text:h>
      <table:table table:name="Table192" table:style-name="Table192">
        <table:table-column table:style-name="Table192.A"/>
        <table:table-header-rows>
          <table:table-row>
            <table:table-cell table:style-name="Table192.A1" office:value-type="string">
              <text:p text:style-name="P158"><text:span text:style-name="Source_20_Text">Inherited From</text:span></text:p>
            </table:table-cell>
          </table:table-row>
        </table:table-header-rows>
        <table:table-row table:style-name="Table192.2">
          <table:table-cell table:style-name="Table192.A2" office:value-type="string">
            <text:p text:style-name="P176"><text:a xlink:type="simple" xlink:href="#Separator"><text:span text:style-name="Source_20_Text">org.zkoss.zul.Separator</text:span></text:a></text:p>
          </table:table-cell>
        </table:table-row>
        <table:table-row table:style-name="Table192.2">
          <table:table-cell table:style-name="Table192.A2" office:value-type="string">
            <text:p text:style-name="P176"><text:a xlink:type="simple" xlink:href="#XulElement"><text:span text:style-name="Source_20_Text">org.zkoss.zul.impl.XulElement</text:span></text:a></text:p>
          </table:table-cell>
        </table:table-row>
        <table:table-row table:style-name="Table192.2">
          <table:table-cell table:style-name="Table192.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Splitter"/>Splitter<text:bookmark-end text:name="Splitter"/></text:h>
      <text:p text:style-name="P95"><text:span text:style-name="Source_20_Text"><text:span text:style-name="T105">An element which should appear before or after an element inside a box (Box, Vbox and Hbox).</text:span></text:span></text:p>
      <text:p text:style-name="P95"><text:span text:style-name="Source_20_Text"><text:span text:style-name="T105">When the splitter is dragged, the sibling elements of the splitter are resized. If </text:span></text:span><text:span text:style-name="Source_20_Text"><text:span text:style-name="T96">getCollapse()</text:span></text:span><text:span text:style-name="Source_20_Text"><text:span text:style-name="T105"> is true, a grippy in placed inside the splitter, and one sibling element of the splitter is collapsed when the grippy is clicked. </text:span></text:span></text:p>
      <text:p text:style-name="P17"><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1"><text:span text:style-name="Source_20_Text"><text:span text:style-name="T81">org.zkoss.zul.Splitter</text:span></text:span> </text:p>
      <text:h text:style-name="Heading_20_4" text:outline-level="4">Supported Child Components</text:h>
      <text:p text:style-name="P97">*NONE </text:p>
      <text:h text:style-name="P150"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58">Name</text:p>
            </table:table-cell>
            <table:table-cell table:style-name="Table193.B1" office:value-type="string">
              <text:p text:style-name="P158">Inherited From</text:p>
            </table:table-cell>
          </table:table-row>
        </table:table-header-rows>
        <table:table-row>
          <table:table-cell table:style-name="Table193.A2" office:value-type="string">
            <text:p text:style-name="P161"><text:span text:style-name="Source_20_Text">OnOpen</text:span></text:p>
          </table:table-cell>
          <table:table-cell table:style-name="Table193.B2" office:value-type="string">
            <text:p text:style-name="Table_20_Contents"><text:a xlink:type="simple" xlink:href="#OpenEvent"><text:span text:style-name="Source_20_Text"><text:span text:style-name="T106">org.zkoss.zk.ui.event.OpenEvent</text:span></text:span></text:a></text:p>
            <text:p text:style-name="Table_20_Contents"><text:span text:style-name="Source_20_Text"><text:span text:style-name="T104">Description: </text:span></text:span><text:span text:style-name="Source_20_Text"><text:span text:style-name="T105">When a splitter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194"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58">Property</text:p>
            </table:table-cell>
            <table:table-cell table:style-name="Table194.A1" office:value-type="string">
              <text:p text:style-name="P158">Description</text:p>
            </table:table-cell>
            <table:table-cell table:style-name="Table194.A1" office:value-type="string">
              <text:p text:style-name="P158">Data Type</text:p>
            </table:table-cell>
            <table:table-cell table:style-name="Table194.D1" office:value-type="string">
              <text:p text:style-name="P158">Default Values</text:p>
            </table:table-cell>
          </table:table-row>
        </table:table-header-rows>
        <table:table-row>
          <table:table-cell table:style-name="Table194.A2" office:value-type="string">
            <text:p text:style-name="P115"><text:span text:style-name="Source_20_Text">collapse</text:span></text:p>
          </table:table-cell>
          <table:table-cell table:style-name="Table194.A2" office:value-type="string">
            <text:p text:style-name="P122">Returns which side of the splitter is collapsed when its grippy is clicked. If this attribute is not specified, the splitter will not cause a collapse. </text:p>
            <text:p text:style-name="P122"><text:span text:style-name="T3">Values: </text:span><text:span text:style-name="Source_20_Text">None,before,after </text:span></text:p>
          </table:table-cell>
          <table:table-cell table:style-name="Table194.A2" office:value-type="string">
            <text:p text:style-name="P115"><text:span text:style-name="Source_20_Text">String</text:span></text:p>
          </table:table-cell>
          <table:table-cell table:style-name="Table194.D2" office:value-type="string">
            <text:p text:style-name="P216"><text:span text:style-name="Source_20_Text">none</text:span></text:p>
          </table:table-cell>
        </table:table-row>
        <table:table-row table:style-name="Table194.3">
          <table:table-cell table:style-name="Table194.A2" office:value-type="string">
            <text:p text:style-name="P115"><text:span text:style-name="Source_20_Text">orient</text:span></text:p>
          </table:table-cell>
          <table:table-cell table:style-name="Table194.B3" office:value-type="string">
            <text:p text:style-name="P166">the maximum position of the slider. </text:p>
            <text:p text:style-name="P166"><text:span text:style-name="T3">Values:</text:span><text:span text:style-name="Source_20_Text"> horizontal | vertical</text:span></text:p>
          </table:table-cell>
          <table:table-cell table:style-name="Table194.A2" office:value-type="string">
            <text:p text:style-name="P115"><text:span text:style-name="Source_20_Text">String</text:span></text:p>
          </table:table-cell>
          <table:table-cell table:style-name="Table194.D2" office:value-type="string">
            <text:p text:style-name="P115"><text:span text:style-name="Source_20_Text">vertical</text:span></text:p>
          </table:table-cell>
        </table:table-row>
        <table:table-row table:style-name="Table194.3">
          <table:table-cell table:style-name="Table194.A2" office:value-type="string">
            <text:p text:style-name="P115"><text:span text:style-name="Source_20_Text">open</text:span></text:p>
          </table:table-cell>
          <table:table-cell table:style-name="Table194.B3" office:value-type="string">
            <text:p text:style-name="P166">the amount that the value of curpos changes by when the tray of the scroll bar is clicked </text:p>
            <text:p text:style-name="P166"><text:span text:style-name="T3">Values:</text:span> <text:span text:style-name="Source_20_Text">true | false</text:span></text:p>
          </table:table-cell>
          <table:table-cell table:style-name="Table194.A2" office:value-type="string">
            <text:p text:style-name="P115"><text:span text:style-name="Source_20_Text">boolean</text:span></text:p>
          </table:table-cell>
          <table:table-cell table:style-name="Table194.D2" office:value-type="string">
            <text:p text:style-name="P115"><text:span text:style-name="Source_20_Text">true</text:span></text:p>
          </table:table-cell>
        </table:table-row>
      </table:table>
      <text:h text:style-name="Heading_20_4" text:outline-level="4">Methods</text:h>
      <text:p text:style-name="P9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58">Inherited From</text:p>
            </table:table-cell>
          </table:table-row>
        </table:table-header-rows>
        <table:table-row table:style-name="Table195.2">
          <table:table-cell table:style-name="Table195.A2" office:value-type="string">
            <text:p text:style-name="P176"><text:a xlink:type="simple" xlink:href="#XulElement"><text:span text:style-name="Source_20_Text">org.zkoss.zul.impl.XulElement</text:span></text:a></text:p>
          </table:table-cell>
        </table:table-row>
        <table:table-row table:style-name="Table195.2">
          <table:table-cell table:style-name="Table195.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1"><text:span text:style-name="Source_20_Text"><text:span text:style-name="T81">org.zkoss.zul.Style</text:span></text:span><text:span text:style-name="Source_20_Text"> </text:span></text:p>
      <text:h text:style-name="Heading_20_4" text:outline-level="4">Supported Child Components</text:h>
      <text:p text:style-name="P97">*NONE </text:p>
      <text:h text:style-name="P150" text:outline-level="4">Supported Events</text:h>
      <text:p text:style-name="P97">*NONE</text:p>
      <text:h text:style-name="P150"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58">Property</text:p>
            </table:table-cell>
            <table:table-cell table:style-name="Table196.A1" office:value-type="string">
              <text:p text:style-name="P158">Description</text:p>
            </table:table-cell>
            <table:table-cell table:style-name="Table196.A1" office:value-type="string">
              <text:p text:style-name="P158">Data Type</text:p>
            </table:table-cell>
            <table:table-cell table:style-name="Table196.D1" office:value-type="string">
              <text:p text:style-name="P158">Default Values</text:p>
            </table:table-cell>
          </table:table-row>
        </table:table-header-rows>
        <table:table-row>
          <table:table-cell table:style-name="Table196.A2" office:value-type="string">
            <text:p text:style-name="P115"><text:span text:style-name="Source_20_Text">src</text:span></text:p>
          </table:table-cell>
          <table:table-cell table:style-name="Table196.A2" office:value-type="string">
            <text:p text:style-name="P122">the URI of an external style sheet. </text:p>
          </table:table-cell>
          <table:table-cell table:style-name="Table196.A2" office:value-type="string">
            <text:p text:style-name="P115"><text:span text:style-name="Source_20_Text">String</text:span></text:p>
          </table:table-cell>
          <table:table-cell table:style-name="Table196.D2" office:value-type="string">
            <text:p text:style-name="P115"><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15"><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15"><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15"><text:span text:style-name="Source_20_Text">boolean</text:span></text:p>
          </table:table-cell>
        </table:table-row>
      </table:table>
      <text:h text:style-name="P150" text:outline-level="4">Inherited From </text:h>
      <table:table table:name="Table198" table:style-name="Table198">
        <table:table-column table:style-name="Table198.A"/>
        <table:table-header-rows>
          <table:table-row>
            <table:table-cell table:style-name="Table198.A1" office:value-type="string">
              <text:p text:style-name="P158">Inherited From</text:p>
            </table:table-cell>
          </table:table-row>
        </table:table-header-rows>
        <table:table-row table:style-name="Table198.2">
          <table:table-cell table:style-name="Table198.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Tab"/>Tab<text:bookmark-end text:name="Tab"/></text:h>
      <text:p text:style-name="Text_20_body_20_indent_20_2"><text:span text:style-name="T93">A specific tab. Clicking on the tab brings the tab panel to the front. You could put a label and an image on it by </text:span><text:span text:style-name="Source_20_Text"><text:span text:style-name="T93">label </text:span></text:span><text:span text:style-name="T93">and </text:span><text:span text:style-name="Source_20_Text"><text:span text:style-name="T93">image </text:span></text:span><text:span text:style-name="T93">properties. </text:span></text:p>
      <text:p text:style-name="Text_20_body_20_indent_20_2"><text:span text:style-name="T93">By setting the </text:span><text:span text:style-name="Source_20_Text"><text:span text:style-name="T93">closable </text:span></text:span><text:span text:style-name="T93">property to true, a close button is shown for the tab, such that user could close the tab and the corresponding tab panel by clicking the button. Once user clicks on the close button, an </text:span><text:span text:style-name="Source_20_Text"><text:span text:style-name="T93">onClose </text:span></text:span><text:span text:style-name="T93">event is sent to the tab. It is processed by the </text:span><text:span text:style-name="Source_20_Text"><text:span text:style-name="T93">onClose </text:span></text:span><text:span text:style-name="T93">method of </text:span><text:span text:style-name="Source_20_Text"><text:span text:style-name="T93">Tab. </text:span></text:span><text:span text:style-name="T93">Then, </text:span><text:span text:style-name="Source_20_Text"><text:span text:style-name="T93">onClose, </text:span></text:span><text:span text:style-name="T93">by default, detaches the tab itself and the corresponding tab panel.</text:span></text:p>
      <text:p text:style-name="Text_20_body_20_indent_20_2"><text:a xlink:type="simple" xlink:href="#Toolbar"><text:span text:style-name="Source_20_Text"><text:span text:style-name="T93"/></text:span></text:a></text:p>
      <text:p text:style-name="P18"><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35" text:outline-level="4">Class Name</text:h>
      <text:p text:style-name="P356"><text:span text:style-name="Source_20_Text"><text:span text:style-name="T82">org.zkoss.zul.Tab</text:span></text:span></text:p>
      <text:h text:style-name="P192" text:outline-level="4">Supported Child Components</text:h>
      <text:p text:style-name="P99">*NONE</text:p>
      <text:h text:style-name="P192"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58">Event Name</text:p>
            </table:table-cell>
            <table:table-cell table:style-name="Table199.B1" office:value-type="string">
              <text:p text:style-name="P158">Event Type</text:p>
            </table:table-cell>
          </table:table-row>
        </table:table-header-rows>
        <table:table-row>
          <table:table-cell table:style-name="Table199.A2" office:value-type="string">
            <text:p text:style-name="P161"><text:span text:style-name="Source_20_Text">onClick</text:span></text:p>
          </table:table-cell>
          <table:table-cell table:style-name="Table199.B2" office:value-type="string">
            <text:p text:style-name="P166"><text:a xlink:type="simple" xlink:href="#MouseEvent"><text:span text:style-name="Source_20_Text">org.zkoss.zk.ui.event.MouseEvent</text:span></text:a></text:p>
            <text:p text:style-name="P171">Description: </text:p>
            <text:p text:style-name="P172">Denotes user has clicked the component.</text:p>
          </table:table-cell>
        </table:table-row>
        <table:table-row>
          <table:table-cell table:style-name="Table199.A2" office:value-type="string">
            <text:p text:style-name="P161"><text:span text:style-name="Source_20_Text">onRightClick</text:span></text:p>
          </table:table-cell>
          <table:table-cell table:style-name="Table199.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199.A2" office:value-type="string">
            <text:p text:style-name="P161"><text:span text:style-name="Source_20_Text">onDoubleClick</text:span></text:p>
          </table:table-cell>
          <table:table-cell table:style-name="Table199.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row>
          <table:table-cell table:style-name="Table199.A2" office:value-type="string">
            <text:p text:style-name="P161"><text:span text:style-name="Source_20_Text">onSelect</text:span></text:p>
          </table:table-cell>
          <table:table-cell table:style-name="Table199.B2" office:value-type="string">
            <text:p text:style-name="P166"><text:a xlink:type="simple" xlink:href="#SelectEvent"><text:span text:style-name="Source_20_Text">org.zkoss.zk.ui.event.SelectEvent</text:span></text:a></text:p>
            <text:p text:style-name="P171">Description: </text:p>
            <text:p text:style-name="P172">Denotes user has selected a tab. onSelect is sent to both tab and tabbox.</text:p>
          </table:table-cell>
        </table:table-row>
        <table:table-row>
          <table:table-cell table:style-name="Table199.A2" office:value-type="string">
            <text:p text:style-name="P161"><text:span text:style-name="Source_20_Text">onClose</text:span></text:p>
          </table:table-cell>
          <table:table-cell table:style-name="Table199.B2" office:value-type="string">
            <text:p text:style-name="P166"><text:a xlink:type="simple" xlink:href="#Event"><text:span text:style-name="Source_20_Text">org.zkoss.ui.zk.ui.event.Event</text:span></text:a></text:p>
            <text:p text:style-name="P171">Description: </text:p>
            <text:p text:style-name="P172">Denotes the close button is pressed by a user, and the component shall detach itself.</text:p>
          </table:table-cell>
        </table:table-row>
      </table:table>
      <text:h text:style-name="P192"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58">Property</text:p>
            </table:table-cell>
            <table:table-cell table:style-name="Table200.A1" office:value-type="string">
              <text:p text:style-name="P158">Description</text:p>
            </table:table-cell>
            <table:table-cell table:style-name="Table200.A1" office:value-type="string">
              <text:p text:style-name="P158">Data Type</text:p>
            </table:table-cell>
            <table:table-cell table:style-name="Table200.D1" office:value-type="string">
              <text:p text:style-name="P159">Default Value</text:p>
            </table:table-cell>
          </table:table-row>
        </table:table-header-rows>
        <table:table-row table:style-name="Table200.2">
          <table:table-cell table:style-name="Table200.A2" office:value-type="string">
            <text:p text:style-name="P115"><text:span text:style-name="Source_20_Text"><text:span text:style-name="T1">closable</text:span></text:span></text:p>
          </table:table-cell>
          <table:table-cell table:style-name="Table200.B2" office:value-type="string">
            <text:p text:style-name="P166"><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6"><text:span text:style-name="T1">Values : <text:s/></text:span><text:span text:style-name="Source_20_Text"><text:span text:style-name="T1">true|false</text:span></text:span></text:p>
          </table:table-cell>
          <table:table-cell table:style-name="Table200.A2" office:value-type="string">
            <text:p text:style-name="P115"><text:span text:style-name="Source_20_Text">boolean</text:span></text:p>
          </table:table-cell>
          <table:table-cell table:style-name="Table200.D2" office:value-type="string">
            <text:p text:style-name="P115"><text:span text:style-name="Source_20_Text"><text:span text:style-name="T1">false</text:span></text:span></text:p>
          </table:table-cell>
        </table:table-row>
        <table:table-row table:style-name="Table200.2">
          <table:table-cell table:style-name="Table200.A2" office:value-type="string">
            <text:p text:style-name="P115"><text:span text:style-name="Source_20_Text"><text:span text:style-name="T1">selected</text:span></text:span></text:p>
          </table:table-cell>
          <table:table-cell table:style-name="Table200.B2" office:value-type="string">
            <text:p text:style-name="P168">Sets whether this tab is selected. </text:p>
            <text:p text:style-name="P168">Values :<text:span text:style-name="Source_20_Text"> true|false</text:span></text:p>
          </table:table-cell>
          <table:table-cell table:style-name="Table200.A2" office:value-type="string">
            <text:p text:style-name="P115"><text:span text:style-name="Source_20_Text">boolean</text:span></text:p>
          </table:table-cell>
          <table:table-cell table:style-name="Table200.D2" office:value-type="string">
            <text:p text:style-name="P115"><text:span text:style-name="Source_20_Text"/></text:p>
          </table:table-cell>
        </table:table-row>
      </table:table>
      <text:p text:style-name="P187"/>
      <text:h text:style-name="P192"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58">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15"><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15"><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15"><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15"><text:span text:style-name="Source_20_Text">boolean</text:span></text:p>
          </table:table-cell>
          <table:table-cell table:style-name="Table201.D2" office:value-type="string">
            <text:p text:style-name="P115"><text:span text:style-name="Source_20_Text">false</text:span></text:p>
          </table:table-cell>
        </table:table-row>
      </table:table>
      <text:p text:style-name="P210"/>
      <text:h text:style-name="P192" text:outline-level="4">Inherited From </text:h>
      <table:table table:name="Table202" table:style-name="Table202">
        <table:table-column table:style-name="Table202.A"/>
        <table:table-header-rows>
          <table:table-row>
            <table:table-cell table:style-name="Table202.A1" office:value-type="string">
              <text:p text:style-name="P158">Inherited From</text:p>
            </table:table-cell>
          </table:table-row>
        </table:table-header-rows>
        <table:table-row>
          <table:table-cell table:style-name="Table202.A2" office:value-type="string">
            <text:p text:style-name="P177"><text:a xlink:type="simple" xlink:href="#LabelImageElement"><text:span text:style-name="Source_20_Text">org.zkoss.zul.impl.LabelImageElement</text:span></text:a></text:p>
          </table:table-cell>
        </table:table-row>
        <table:table-row>
          <table:table-cell table:style-name="Table202.A2" office:value-type="string">
            <text:p text:style-name="P177"><text:a xlink:type="simple" xlink:href="#LabelElement"><text:span text:style-name="Source_20_Text">org.zkoss.zul.impl.LabelElement</text:span></text:a></text:p>
          </table:table-cell>
        </table:table-row>
        <table:table-row>
          <table:table-cell table:style-name="Table202.A2" office:value-type="string">
            <text:p text:style-name="P177"><text:a xlink:type="simple" xlink:href="#XulElement"><text:span text:style-name="Source_20_Text">org.zkoss.zul.imp.XulElement</text:span></text:a></text:p>
          </table:table-cell>
        </table:table-row>
        <table:table-row table:style-name="Table202.5">
          <table:table-cell table:style-name="Table202.A2" office:value-type="string">
            <text:p text:style-name="P17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abbox"/>Tabbox<text:bookmark-end text:name="Tabbox"/></text:h>
      <text:p text:style-name="Text_20_body_20_indent_20_2"><text:span text:style-name="T93">A </text:span><text:span text:style-name="Source_20_Text"><text:span text:style-name="T93">tabbox </text:span></text:span><text:span text:style-name="T93">that contains the </text:span><text:span text:style-name="Source_20_Text"><text:span text:style-name="T93">tabs </text:span></text:span><text:span text:style-name="T93">and </text:span><text:span text:style-name="Source_20_Text"><text:span text:style-name="T93">tabpanels </text:span></text:span><text:span text:style-name="T93">allows developers to separate a large number of components into several groups(each group contains a </text:span><text:span text:style-name="Source_20_Text"><text:span text:style-name="T93">tab </text:span></text:span><text:span text:style-name="T93">and a </text:span><text:span text:style-name="Source_20_Text"><text:span text:style-name="T93">tabpanel), </text:span></text:span><text:span text:style-name="T93">and show one group each time, such that the user interface won't be too complicate to read. There is only one group (aka., a </text:span><text:span text:style-name="Source_20_Text"><text:span text:style-name="T93">tabpanel) </text:span></text:span><text:span text:style-name="T93">is visible at the same time. Once the </text:span><text:span text:style-name="Source_20_Text"><text:span text:style-name="T93">tab </text:span></text:span><text:span text:style-name="T93">of an invisible group is clicked, it becomes visible and the previous visible group becomes invisible.</text:span></text:p>
      <text:p text:style-name="Text_20_body_20_indent_20_2"><text:span text:style-name="T93">The currently selected tab component is given an additional </text:span><text:span text:style-name="Source_20_Text"><text:span text:style-name="T93">selected </text:span></text:span><text:span text:style-name="T93">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3"/></text:span></text:a></text:p>
      <text:p text:style-name="P18"><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5" text:outline-level="4">Class Name</text:h>
      <text:p text:style-name="P356"><text:span text:style-name="Source_20_Text"><text:span text:style-name="T82">org.zkoss.zul.Tabbox</text:span></text:span></text:p>
      <text:h text:style-name="P192"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92"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58">Event Name</text:p>
            </table:table-cell>
            <table:table-cell table:style-name="Table203.B1" office:value-type="string">
              <text:p text:style-name="P158">Event Type</text:p>
            </table:table-cell>
          </table:table-row>
        </table:table-header-rows>
        <table:table-row>
          <table:table-cell table:style-name="Table203.A2" office:value-type="string">
            <text:p text:style-name="P161"><text:span text:style-name="Source_20_Text">onRightClick</text:span></text:p>
          </table:table-cell>
          <table:table-cell table:style-name="Table203.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03.A2" office:value-type="string">
            <text:p text:style-name="P161"><text:span text:style-name="Source_20_Text">onSelect</text:span></text:p>
          </table:table-cell>
          <table:table-cell table:style-name="Table203.B2" office:value-type="string">
            <text:p text:style-name="P166"><text:a xlink:type="simple" xlink:href="#SelectEvent"><text:span text:style-name="Source_20_Text">org.zkoss.zk.ui.event.SelectEvent</text:span></text:a></text:p>
            <text:p text:style-name="P171">Description: </text:p>
            <text:p text:style-name="P172">Denotes user has selected a tab. onSelect is sent to both tab and tabbox.</text:p>
          </table:table-cell>
        </table:table-row>
      </table:table>
      <text:h text:style-name="P192"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58">Property</text:p>
            </table:table-cell>
            <table:table-cell table:style-name="Table204.A1" office:value-type="string">
              <text:p text:style-name="P158">Description</text:p>
            </table:table-cell>
            <table:table-cell table:style-name="Table204.A1" office:value-type="string">
              <text:p text:style-name="P158">Data Type</text:p>
            </table:table-cell>
            <table:table-cell table:style-name="Table204.D1" office:value-type="string">
              <text:p text:style-name="P159">Default Value</text:p>
            </table:table-cell>
          </table:table-row>
        </table:table-header-rows>
        <table:table-row table:style-name="Table204.2">
          <table:table-cell table:style-name="Table204.A2" office:value-type="string">
            <text:p text:style-name="P115"><text:span text:style-name="Source_20_Text"><text:span text:style-name="T1">orient</text:span></text:span></text:p>
          </table:table-cell>
          <table:table-cell table:style-name="Table204.B2" office:value-type="string">
            <text:p text:style-name="P168">Sets the orient. </text:p>
            <text:p text:style-name="P166"><text:span text:style-name="T1">Values : </text:span><text:span text:style-name="Source_20_Text"><text:span text:style-name="T1">horizontal|vertical</text:span></text:span></text:p>
          </table:table-cell>
          <table:table-cell table:style-name="Table204.A2" office:value-type="string">
            <text:p text:style-name="P115"><text:span text:style-name="Source_20_Text">String</text:span></text:p>
          </table:table-cell>
          <table:table-cell table:style-name="Table204.D2" office:value-type="string">
            <text:p text:style-name="P115"><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15"><text:span text:style-name="Source_20_Text"><text:span text:style-name="T1">panelSpacing</text:span></text:span></text:p>
          </table:table-cell>
          <table:table-cell table:style-name="Table204.B2" office:value-type="string">
            <text:p text:style-name="P168">Sets the spacing between Tabpanel. This is used by certain molds, such as accordion.</text:p>
          </table:table-cell>
          <table:table-cell table:style-name="Table204.A2" office:value-type="string">
            <text:p text:style-name="P115"><text:span text:style-name="Source_20_Text">String</text:span></text:p>
          </table:table-cell>
          <table:table-cell table:style-name="Table204.D2" office:value-type="string">
            <text:p text:style-name="P115"><text:span text:style-name="Source_20_Text">&lt;null&gt;</text:span></text:p>
          </table:table-cell>
        </table:table-row>
        <table:table-row table:style-name="Table204.2">
          <table:table-cell table:style-name="Table204.A2" office:value-type="string">
            <text:p text:style-name="P115"><text:span text:style-name="Source_20_Text">sel</text:span><text:span text:style-name="Source_20_Text"><text:span text:style-name="T1">ectedIndex</text:span></text:span></text:p>
          </table:table-cell>
          <table:table-cell table:style-name="Table204.B2" office:value-type="string">
            <text:p text:style-name="P166"><text:span text:style-name="Source_20_Text">Sets the selected index. </text:span></text:p>
          </table:table-cell>
          <table:table-cell table:style-name="Table204.A2" office:value-type="string">
            <text:p text:style-name="P115"><text:span text:style-name="Source_20_Text">int</text:span></text:p>
          </table:table-cell>
          <table:table-cell table:style-name="Table204.D2" office:value-type="string">
            <text:p text:style-name="P115"><text:span text:style-name="Source_20_Text">0</text:span></text:p>
          </table:table-cell>
        </table:table-row>
        <table:table-row table:style-name="Table204.2">
          <table:table-cell table:style-name="Table204.A2" office:value-type="string">
            <text:p text:style-name="P115"><text:span text:style-name="Source_20_Text"><text:span text:style-name="T1">selectedPanel</text:span></text:span></text:p>
          </table:table-cell>
          <table:table-cell table:style-name="Table204.B2" office:value-type="string">
            <text:p text:style-name="P183"><text:span text:style-name="Source_20_Text">Sets the selected tabpanel </text:span></text:p>
          </table:table-cell>
          <table:table-cell table:style-name="Table204.A2" office:value-type="string">
            <text:p text:style-name="P115"><text:span text:style-name="Source_20_Text">Tabpanel</text:span></text:p>
          </table:table-cell>
          <table:table-cell table:style-name="Table204.D2" office:value-type="string">
            <text:p text:style-name="P115"><text:span text:style-name="Source_20_Text">&lt;null&gt;</text:span></text:p>
          </table:table-cell>
        </table:table-row>
        <table:table-row table:style-name="Table204.2">
          <table:table-cell table:style-name="Table204.A2" office:value-type="string">
            <text:p text:style-name="P115"><text:span text:style-name="Source_20_Text">sel</text:span><text:span text:style-name="Source_20_Text"><text:span text:style-name="T1">ectedTab</text:span></text:span></text:p>
          </table:table-cell>
          <table:table-cell table:style-name="Table204.B2" office:value-type="string">
            <text:p text:style-name="P166"><text:span text:style-name="Source_20_Text">Sets the sel</text:span><text:span text:style-name="Source_20_Text"><text:span text:style-name="T1">ected tab</text:span></text:span></text:p>
          </table:table-cell>
          <table:table-cell table:style-name="Table204.A2" office:value-type="string">
            <text:p text:style-name="P115"><text:span text:style-name="Source_20_Text">Tab</text:span></text:p>
          </table:table-cell>
          <table:table-cell table:style-name="Table204.D2" office:value-type="string">
            <text:p text:style-name="P115">&lt;<text:span text:style-name="Source_20_Text">null&gt;</text:span></text:p>
          </table:table-cell>
        </table:table-row>
      </table:table>
      <text:p text:style-name="P187"/>
      <text:h text:style-name="P192"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58">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15"><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15"><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15"><text:span text:style-name="Source_20_Text">Tabs</text:span></text:p>
          </table:table-cell>
          <table:table-cell table:style-name="Table205.D2" office:value-type="string">
            <text:p text:style-name="Table_20_Contents"/>
          </table:table-cell>
        </table:table-row>
      </table:table>
      <text:p text:style-name="P210"/>
      <text:h text:style-name="P192" text:outline-level="4">Inherited From </text:h>
      <table:table table:name="Table206" table:style-name="Table206">
        <table:table-column table:style-name="Table206.A"/>
        <table:table-header-rows>
          <table:table-row>
            <table:table-cell table:style-name="Table206.A1" office:value-type="string">
              <text:p text:style-name="P158">Inherited From</text:p>
            </table:table-cell>
          </table:table-row>
        </table:table-header-rows>
        <table:table-row>
          <table:table-cell table:style-name="Table206.A2" office:value-type="string">
            <text:p text:style-name="P177"><text:a xlink:type="simple" xlink:href="#XulElement"><text:span text:style-name="Source_20_Text">org.zkoss.zul.imp.XulElement</text:span></text:a></text:p>
          </table:table-cell>
        </table:table-row>
        <table:table-row table:style-name="Table206.3">
          <table:table-cell table:style-name="Table206.A2" office:value-type="string">
            <text:p text:style-name="P17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Tabpanel<text:bookmark-end text:name="Tabpanel"/></text:h>
      <text:p text:style-name="Text_20_body_20_indent_20_2"><text:span text:style-name="T93">A </text:span><text:span text:style-name="Source_20_Text"><text:span text:style-name="T93">tabpanel </text:span></text:span><text:span text:style-name="T93">is the body of a single tab panel. You would place the content for a group of components within a tab panel. The first </text:span><text:span text:style-name="Source_20_Text"><text:span text:style-name="T93">tabpanel </text:span></text:span><text:span text:style-name="T93">corresponds to the first </text:span><text:span text:style-name="Source_20_Text"><text:span text:style-name="T93">tab, </text:span></text:span><text:span text:style-name="T93">the second </text:span><text:span text:style-name="Source_20_Text"><text:span text:style-name="T93">tabpanel </text:span></text:span><text:span text:style-name="T93">corresponds to the second </text:span><text:span text:style-name="Source_20_Text"><text:span text:style-name="T93">tab </text:span></text:span><text:span text:style-name="T93">and so on.</text:span></text:p>
      <text:p text:style-name="Text_20_body_20_indent_20_2"><text:a xlink:type="simple" xlink:href="#Toolbar"><text:span text:style-name="Source_20_Text"><text:span text:style-name="T93"/></text:span></text:a></text:p>
      <text:p text:style-name="P18"><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5" text:outline-level="4">Class Name</text:h>
      <text:p text:style-name="P356"><text:span text:style-name="Source_20_Text"><text:span text:style-name="T82">org.zkoss.zul.Tabpanel</text:span></text:span></text:p>
      <text:h text:style-name="P192" text:outline-level="4">Supported Child Components</text:h>
      <text:p text:style-name="P99">*ALL</text:p>
      <text:h text:style-name="P192"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58">Event Name</text:p>
            </table:table-cell>
            <table:table-cell table:style-name="Table207.B1" office:value-type="string">
              <text:p text:style-name="P158">Event Type</text:p>
            </table:table-cell>
          </table:table-row>
        </table:table-header-rows>
        <table:table-row>
          <table:table-cell table:style-name="Table207.A2" office:value-type="string">
            <text:p text:style-name="P161"><text:span text:style-name="Source_20_Text">onClick</text:span></text:p>
          </table:table-cell>
          <table:table-cell table:style-name="Table207.B2" office:value-type="string">
            <text:p text:style-name="P166"><text:a xlink:type="simple" xlink:href="#MouseEvent"><text:span text:style-name="Source_20_Text">org.zkoss.zk.ui.event.MouseEvent</text:span></text:a></text:p>
            <text:p text:style-name="P171">Description: </text:p>
            <text:p text:style-name="P172">Denotes user has clicked the component.</text:p>
          </table:table-cell>
        </table:table-row>
        <table:table-row>
          <table:table-cell table:style-name="Table207.A2" office:value-type="string">
            <text:p text:style-name="P161"><text:span text:style-name="Source_20_Text">onRightClick</text:span></text:p>
          </table:table-cell>
          <table:table-cell table:style-name="Table207.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07.A2" office:value-type="string">
            <text:p text:style-name="P161"><text:span text:style-name="Source_20_Text">onDoubleClick</text:span></text:p>
          </table:table-cell>
          <table:table-cell table:style-name="Table207.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
      <text:h text:style-name="P192" text:outline-level="4">Properties</text:h>
      <text:p text:style-name="P207"><text:tab/><text:span text:style-name="T89">*NONE</text:span></text:p>
      <text:p text:style-name="P450"/>
      <text:h text:style-name="P192"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58">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15"><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15"><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15"><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15"><text:span text:style-name="Source_20_Text">boolean</text:span></text:p>
          </table:table-cell>
          <table:table-cell table:style-name="Table208.D2" office:value-type="string">
            <text:p text:style-name="Table_20_Contents"/>
          </table:table-cell>
        </table:table-row>
      </table:table>
      <text:p text:style-name="P210"/>
      <text:h text:style-name="P192" text:outline-level="4">Inherited From </text:h>
      <table:table table:name="Table209" table:style-name="Table209">
        <table:table-column table:style-name="Table209.A"/>
        <table:table-header-rows>
          <table:table-row>
            <table:table-cell table:style-name="Table209.A1" office:value-type="string">
              <text:p text:style-name="P158">Inherited From</text:p>
            </table:table-cell>
          </table:table-row>
        </table:table-header-rows>
        <table:table-row>
          <table:table-cell table:style-name="Table209.A2" office:value-type="string">
            <text:p text:style-name="P177"><text:a xlink:type="simple" xlink:href="#XulElement"><text:span text:style-name="Source_20_Text">org.zkoss.zul.imp.XulElement</text:span></text:a></text:p>
          </table:table-cell>
        </table:table-row>
        <table:table-row table:style-name="Table209.3">
          <table:table-cell table:style-name="Table209.A2" office:value-type="string">
            <text:p text:style-name="P17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s"/>Tabpanels<text:bookmark-end text:name="Tabpanels"/></text:h>
      <text:p text:style-name="Text_20_body_20_indent_20_2"><text:span text:style-name="T93">A </text:span><text:span text:style-name="Source_20_Text"><text:span text:style-name="T93">tabpanels</text:span></text:span><text:span text:style-name="T93"> is the container for the tab panels, i.e., a collection of tabpanel components.</text:span></text:p>
      <text:p text:style-name="Text_20_body_20_indent_20_2"><text:a xlink:type="simple" xlink:href="#Toolbar"><text:span text:style-name="Source_20_Text"><text:span text:style-name="T93"/></text:span></text:a></text:p>
      <text:p text:style-name="P18"><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5" text:outline-level="4">Class Name</text:h>
      <text:p text:style-name="P356"><text:span text:style-name="Source_20_Text"><text:span text:style-name="T82">org.zkoss.zul.Treepanels</text:span></text:span></text:p>
      <text:h text:style-name="P192" text:outline-level="4">Supported Child Components</text:h>
      <text:p text:style-name="P99"><text:a xlink:type="simple" xlink:href="#Tabpanel"><text:span text:style-name="Source_20_Text">Tabpanel</text:span></text:a></text:p>
      <text:p text:style-name="P35"/>
      <text:h text:style-name="P192" text:outline-level="4">Supported Events</text:h>
      <text:p text:style-name="P207"><text:tab/>*<text:span text:style-name="T89">NONE</text:span></text:p>
      <text:h text:style-name="P235" text:outline-level="4">Properties</text:h>
      <text:p text:style-name="P207"><text:tab/>*<text:span text:style-name="T89">None</text:span></text:p>
      <text:p text:style-name="P450"/>
      <text:h text:style-name="P192"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58">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15"><text:span text:style-name="Source_20_Text">Tabbox</text:span></text:p>
          </table:table-cell>
          <table:table-cell table:style-name="Table210.D2" office:value-type="string">
            <text:p text:style-name="Table_20_Contents"/>
          </table:table-cell>
        </table:table-row>
      </table:table>
      <text:p text:style-name="P210"/>
      <text:h text:style-name="P192" text:outline-level="4">Inherited From </text:h>
      <table:table table:name="Table211" table:style-name="Table211">
        <table:table-column table:style-name="Table211.A"/>
        <table:table-header-rows>
          <table:table-row>
            <table:table-cell table:style-name="Table211.A1" office:value-type="string">
              <text:p text:style-name="P158">Inherited From</text:p>
            </table:table-cell>
          </table:table-row>
        </table:table-header-rows>
        <table:table-row>
          <table:table-cell table:style-name="Table211.A2" office:value-type="string">
            <text:p text:style-name="P177"><text:a xlink:type="simple" xlink:href="#XulElement"><text:span text:style-name="Source_20_Text">org.zkoss.zul.imp.XulElement</text:span></text:a></text:p>
          </table:table-cell>
        </table:table-row>
        <table:table-row table:style-name="Table211.3">
          <table:table-cell table:style-name="Table211.A2" office:value-type="string">
            <text:p text:style-name="P17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abs"/>Tabs<text:bookmark-end text:name="Tabs"/></text:h>
      <text:p text:style-name="Text_20_body_20_indent_20_2"><text:span text:style-name="T93">A </text:span><text:span text:style-name="Source_20_Text"><text:span text:style-name="T93">tabs</text:span></text:span><text:span text:style-name="T93"> is the container for the </text:span><text:span text:style-name="Source_20_Text"><text:span text:style-name="T93">tab</text:span></text:span><text:span text:style-name="T93"> components.</text:span></text:p>
      <text:p text:style-name="Text_20_body_20_indent_20_2"><text:a xlink:type="simple" xlink:href="#Toolbar"><text:span text:style-name="Source_20_Text"><text:span text:style-name="T93"/></text:span></text:a></text:p>
      <text:p text:style-name="P18"><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5" text:outline-level="4">Class Name</text:h>
      <text:p text:style-name="P356"><text:span text:style-name="Source_20_Text"><text:span text:style-name="T82">org.zkoss.zul.Tabs</text:span></text:span></text:p>
      <text:h text:style-name="P192" text:outline-level="4">Supported Child Components</text:h>
      <text:p text:style-name="P99"><text:a xlink:type="simple" xlink:href="#Tab"><text:span text:style-name="Source_20_Text">Tab</text:span></text:a></text:p>
      <text:p text:style-name="P35"/>
      <text:h text:style-name="P192" text:outline-level="4">Supported Events</text:h>
      <text:p text:style-name="P207"><text:tab/>*<text:span text:style-name="T89">NONE</text:span></text:p>
      <text:h text:style-name="P235" text:outline-level="4">Properties</text:h>
      <text:p text:style-name="P207"><text:tab/>*<text:span text:style-name="T89">None</text:span></text:p>
      <text:p text:style-name="P450"/>
      <text:h text:style-name="P192"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58">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15"><text:span text:style-name="Source_20_Text">Tabbox</text:span></text:p>
          </table:table-cell>
          <table:table-cell table:style-name="Table212.D2" office:value-type="string">
            <text:p text:style-name="Table_20_Contents"/>
          </table:table-cell>
        </table:table-row>
      </table:table>
      <text:p text:style-name="P210"/>
      <text:h text:style-name="P192" text:outline-level="4">Inherited From </text:h>
      <table:table table:name="Table213" table:style-name="Table213">
        <table:table-column table:style-name="Table213.A"/>
        <table:table-header-rows>
          <table:table-row>
            <table:table-cell table:style-name="Table213.A1" office:value-type="string">
              <text:p text:style-name="P158">Inherited From</text:p>
            </table:table-cell>
          </table:table-row>
        </table:table-header-rows>
        <table:table-row>
          <table:table-cell table:style-name="Table213.A2" office:value-type="string">
            <text:p text:style-name="P177"><text:a xlink:type="simple" xlink:href="#XulElement"><text:span text:style-name="Source_20_Text">org.zkoss.zul.imp.XulElement</text:span></text:a></text:p>
          </table:table-cell>
        </table:table-row>
        <table:table-row table:style-name="Table213.3">
          <table:table-cell table:style-name="Table213.A2" office:value-type="string">
            <text:p text:style-name="P17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extbox"/>Textbox<text:bookmark-end text:name="Textbox"/></text:h>
      <text:p text:style-name="Text_20_body_20_indent_20_2"><text:span text:style-name="T92">A </text:span><text:span text:style-name="Source_20_Text"><text:span text:style-name="T92">textbox</text:span></text:span><text:span text:style-name="T92"> is used to let users input text </text:span><text:span text:style-name="T93">data.</text:span></text:p>
      <text:p text:style-name="Text_20_body_20_indent_20_2"><text:span text:style-name="T92">You colud assign </text:span><text:span text:style-name="Source_20_Text"><text:span text:style-name="T92">value, type, constraint, rows, cols </text:span></text:span><text:span text:style-name="T92">to a textbox by the corresponding pro</text:span><text:span text:style-name="T93">perties. When you assigns the property </text:span><text:span text:style-name="Source_20_Text"><text:span text:style-name="T93">type </text:span></text:span><text:span text:style-name="T93">to a string value “password” when </text:span><text:span text:style-name="Source_20_Text"><text:span text:style-name="T93">multiline </text:span></text:span><text:span text:style-name="T93">is false( </text:span><text:span text:style-name="Source_20_Text"><text:span text:style-name="T93">multiline</text:span></text:span><text:span text:style-name="T93"> will be </text:span><text:span text:style-name="Source_20_Text"><text:span text:style-name="T93">true </text:span></text:span><text:span text:style-name="T93">if You set rows large then 1 or sets </text:span><text:span text:style-name="Source_20_Text"><text:span text:style-name="T93">multiline </text:span></text:span><text:span text:style-name="T93">to true directly) then any character in this component will replace by '*'.</text:span></text:p>
      <text:p text:style-name="Text_20_body_20_indent_20_2"><text:span text:style-name="T93">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92"> </text:span></text:p>
      <text:p text:style-name="P18"><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35" text:outline-level="4">Class Name</text:h>
      <text:p text:style-name="P356"><text:span text:style-name="Source_20_Text"><text:span text:style-name="T82">org.zkoss.zul.Textbox</text:span></text:span></text:p>
      <text:h text:style-name="P192" text:outline-level="4">Supported Child Components</text:h>
      <text:p text:style-name="P99">*NONE </text:p>
      <text:h text:style-name="P192"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58">Event Name</text:p>
            </table:table-cell>
            <table:table-cell table:style-name="Table214.B1" office:value-type="string">
              <text:p text:style-name="P158">Event Type</text:p>
            </table:table-cell>
          </table:table-row>
        </table:table-header-rows>
        <table:table-row>
          <table:table-cell table:style-name="Table214.A2" office:value-type="string">
            <text:p text:style-name="P161"><text:span text:style-name="Source_20_Text">onChange</text:span></text:p>
          </table:table-cell>
          <table:table-cell table:style-name="Table214.B2" office:value-type="string">
            <text:p text:style-name="P166"><text:a xlink:type="simple" xlink:href="#InputEvent"><text:span text:style-name="Source_20_Text"><text:span text:style-name="T89">org.zkoss.zk.ui.event.InputEvent</text:span></text:span></text:a></text:p>
            <text:p text:style-name="P170"><text:span text:style-name="T3">Description:</text:span> </text:p>
            <text:p text:style-name="P170">Denotes the content of an input component has been modified by the user.</text:p>
          </table:table-cell>
        </table:table-row>
        <table:table-row>
          <table:table-cell table:style-name="Table214.A2" office:value-type="string">
            <text:p text:style-name="P161"><text:span text:style-name="Source_20_Text">onChanging</text:span></text:p>
          </table:table-cell>
          <table:table-cell table:style-name="Table214.B2" office:value-type="string">
            <text:p text:style-name="P166"><text:a xlink:type="simple" xlink:href="#InputEvent"><text:span text:style-name="Source_20_Text"><text:span text:style-name="T89">org.zkoss.zk.ui.event.InputEvent</text:span></text:span></text:a></text:p>
            <text:p text:style-name="P171">Description: </text:p>
            <text:p text:style-name="P172">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61"><text:span text:style-name="Source_20_Text">onSelection</text:span></text:p>
          </table:table-cell>
          <table:table-cell table:style-name="Table214.B2" office:value-type="string">
            <text:p text:style-name="P166"><text:a xlink:type="simple" xlink:href="#SelectionEvent"><text:span text:style-name="Source_20_Text">org.zkoss.zk.ui.event.SelectionEvent</text:span></text:a></text:p>
            <text:p text:style-name="P171">Description: </text:p>
            <text:p text:style-name="P170"><text:span text:style-name="T89">Denotes that user is selecting a portion of the text of an input component. You can retrieve the start and end position of the selected text by use of the </text:span><text:span text:style-name="Source_20_Text"><text:span text:style-name="T89">getStart</text:span></text:span><text:span text:style-name="T89"> and </text:span><text:span text:style-name="Source_20_Text"><text:span text:style-name="T89">getEnd</text:span></text:span><text:span text:style-name="T89"> methods.</text:span><text:span text:style-name="T3"> </text:span></text:p>
          </table:table-cell>
        </table:table-row>
        <table:table-row>
          <table:table-cell table:style-name="Table214.A2" office:value-type="string">
            <text:p text:style-name="P161"><text:span text:style-name="Source_20_Text">onFocus</text:span></text:p>
          </table:table-cell>
          <table:table-cell table:style-name="Table214.B2" office:value-type="string">
            <text:p text:style-name="P166"><text:a xlink:type="simple" xlink:href="#Event"><text:span text:style-name="Source_20_Text">org.zkoss.zk.ui.event.Event</text:span></text:a></text:p>
            <text:p text:style-name="P171">Description: </text:p>
            <text:p text:style-name="P172">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61"><text:span text:style-name="Source_20_Text">onBlur</text:span></text:p>
          </table:table-cell>
          <table:table-cell table:style-name="Table214.B2" office:value-type="string">
            <text:p text:style-name="P166"><text:a xlink:type="simple" xlink:href="#Event"><text:span text:style-name="Source_20_Text">org.zkoss.zk.ui.event.Event</text:span></text:a></text:p>
            <text:p text:style-name="P171">Description: </text:p>
            <text:p text:style-name="P172">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61"><text:span text:style-name="Source_20_Text">onCreate</text:span></text:p>
          </table:table-cell>
          <table:table-cell table:style-name="Table214.B2" office:value-type="string">
            <text:p text:style-name="P166"><text:a xlink:type="simple" xlink:href="#CreateEvent"><text:span text:style-name="Source_20_Text">org.zkoss.ui.zk.ui.event.CreateEvent</text:span></text:a></text:p>
            <text:p text:style-name="P171">Description: </text:p>
            <text:p text:style-name="P172">Denotes a component is created when rendering a ZUML page.</text:p>
          </table:table-cell>
        </table:table-row>
        <table:table-row>
          <table:table-cell table:style-name="Table214.A2" office:value-type="string">
            <text:p text:style-name="P161"><text:span text:style-name="Source_20_Text">onDrop</text:span></text:p>
          </table:table-cell>
          <table:table-cell table:style-name="Table214.B2" office:value-type="string">
            <text:p text:style-name="P166"><text:a xlink:type="simple" xlink:href="#DropEvent"><text:span text:style-name="Source_20_Text">org.zkoss.ui.zk.ui.event.DropEvent</text:span></text:a></text:p>
            <text:p text:style-name="P171">Description: </text:p>
            <text:p text:style-name="P172">Denotes another component is dropped to the component that receives this event.</text:p>
          </table:table-cell>
        </table:table-row>
      </table:table>
      <text:h text:style-name="P192"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58">Property</text:p>
            </table:table-cell>
            <table:table-cell table:style-name="Table215.A1" office:value-type="string">
              <text:p text:style-name="P158">Description</text:p>
            </table:table-cell>
            <table:table-cell table:style-name="Table215.A1" office:value-type="string">
              <text:p text:style-name="P158">Data Type</text:p>
            </table:table-cell>
            <table:table-cell table:style-name="Table215.D1" office:value-type="string">
              <text:p text:style-name="P157">Default Value</text:p>
            </table:table-cell>
          </table:table-row>
        </table:table-header-rows>
        <table:table-row>
          <table:table-cell table:style-name="Table215.A2" office:value-type="string">
            <text:p text:style-name="P115"><text:span text:style-name="Source_20_Text">multiline</text:span></text:p>
          </table:table-cell>
          <table:table-cell table:style-name="Table215.A2" office:value-type="string">
            <text:p text:style-name="P122">Sets whether it is multiline. </text:p>
            <text:p text:style-name="P122">Values: <text:span text:style-name="Source_20_Text">true | false</text:span></text:p>
            <text:p text:style-name="P122">Note: If <text:span text:style-name="Source_20_Text">rows &gt; 1</text:span>, multiline will always return <text:span text:style-name="Source_20_Text">true</text:span></text:p>
          </table:table-cell>
          <table:table-cell table:style-name="Table215.A2" office:value-type="string">
            <text:p text:style-name="P115"><text:span text:style-name="Source_20_Text">boolean</text:span></text:p>
          </table:table-cell>
          <table:table-cell table:style-name="Table215.D2" office:value-type="string">
            <text:p text:style-name="P115"><text:span text:style-name="Source_20_Text">false</text:span></text:p>
          </table:table-cell>
        </table:table-row>
        <table:table-row>
          <table:table-cell table:style-name="Table215.A2" office:value-type="string">
            <text:p text:style-name="P115">rows</text:p>
          </table:table-cell>
          <table:table-cell table:style-name="Table215.A2" office:value-type="string">
            <text:p text:style-name="P122">Sets the rows. </text:p>
          </table:table-cell>
          <table:table-cell table:style-name="Table215.A2" office:value-type="string">
            <text:p text:style-name="P115"><text:span text:style-name="Source_20_Text">int</text:span></text:p>
          </table:table-cell>
          <table:table-cell table:style-name="Table215.D2" office:value-type="string">
            <text:p text:style-name="P126">1</text:p>
          </table:table-cell>
        </table:table-row>
        <table:table-row table:style-name="Table215.4">
          <table:table-cell table:style-name="Table215.A2" office:value-type="string">
            <text:p text:style-name="P115"><text:span text:style-name="Source_20_Text">type</text:span></text:p>
          </table:table-cell>
          <table:table-cell table:style-name="Table215.B4" office:value-type="string">
            <text:p text:style-name="P122">Sets the type. </text:p>
            <text:p text:style-name="P122">Values : <text:span text:style-name="Source_20_Text">text | password</text:span></text:p>
          </table:table-cell>
          <table:table-cell table:style-name="Table215.A2" office:value-type="string">
            <text:p text:style-name="P115"><text:span text:style-name="Source_20_Text">String</text:span></text:p>
          </table:table-cell>
          <table:table-cell table:style-name="Table215.D2" office:value-type="string">
            <text:p text:style-name="P115">text</text:p>
          </table:table-cell>
        </table:table-row>
        <table:table-row table:style-name="Table215.4">
          <table:table-cell table:style-name="Table215.A2" office:value-type="string">
            <text:p text:style-name="P115"><text:span text:style-name="Source_20_Text">val</text:span><text:span text:style-name="Source_20_Text"><text:span text:style-name="T1">ue</text:span></text:span></text:p>
          </table:table-cell>
          <table:table-cell table:style-name="Table215.B4" office:value-type="string">
            <text:p text:style-name="P122">Sets the text value. </text:p>
          </table:table-cell>
          <table:table-cell table:style-name="Table215.A2" office:value-type="string">
            <text:p text:style-name="P115"><text:span text:style-name="Source_20_Text">String</text:span></text:p>
          </table:table-cell>
          <table:table-cell table:style-name="Table215.D2" office:value-type="string">
            <text:p text:style-name="P126">&lt;empty string&gt;</text:p>
          </table:table-cell>
        </table:table-row>
      </table:table>
      <text:p text:style-name="P187"/>
      <text:h text:style-name="P192" text:outline-level="4">Methods</text:h>
      <text:p text:style-name="P197">*NONE</text:p>
      <text:h text:style-name="P192" text:outline-level="4">Inherited From </text:h>
      <table:table table:name="Table216" table:style-name="Table216">
        <table:table-column table:style-name="Table216.A"/>
        <table:table-header-rows>
          <table:table-row>
            <table:table-cell table:style-name="Table216.A1" office:value-type="string">
              <text:p text:style-name="P158">Inherited From</text:p>
            </table:table-cell>
          </table:table-row>
        </table:table-header-rows>
        <table:table-row>
          <table:table-cell table:style-name="Table216.A2" office:value-type="string">
            <text:p text:style-name="P177"><text:a xlink:type="simple" xlink:href="#InputElement"><text:span text:style-name="Source_20_Text">org.zkoss.zul.InputElement</text:span></text:a></text:p>
          </table:table-cell>
        </table:table-row>
        <table:table-row>
          <table:table-cell table:style-name="Table216.A2" office:value-type="string">
            <text:p text:style-name="P177"><text:a xlink:type="simple" xlink:href="#XulElement"><text:span text:style-name="Source_20_Text">org.zkoss.zul.imp.XulElement</text:span></text:a></text:p>
          </table:table-cell>
        </table:table-row>
        <table:table-row table:style-name="Table216.4">
          <table:table-cell table:style-name="Table216.A2" office:value-type="string">
            <text:p text:style-name="P17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77"><text:s/><text:a xlink:type="simple" xlink:href="#AbstractComponent"><text:span text:style-name="Source_20_Text">org.zkoss.zk.ui.AbstractComponent </text:span></text:a></text:p>
          </table:table-cell>
        </table:table-row>
      </table:table>
      <text:h text:style-name="P232" text:outline-level="3"/>
      <text:h text:style-name="Heading_20_3" text:outline-level="3">Timebox</text:h>
      <text:p text:style-name="P215">An edit box for holding a time (a java.util.Date Object , but only Hour &amp; Minute are used.</text:p>
      <text:p text:style-name="P73"><draw:frame draw:style-name="fr2" draw:name="graphics23" text:anchor-type="paragraph" svg:width="8.2cm" svg:height="1.826cm" draw:z-index="81"><draw:image xlink:href="../images/timebox.png" xlink:type="simple" xlink:show="embed" xlink:actuate="onLoad"/></draw:frame></text:p>
      <text:p text:style-name="P138">&lt;window title="Simple" width="300px" border="normal"&gt;</text:p>
      <text:p text:style-name="P138"><text:tab/>&lt;timebox id="tb0"/&gt;</text:p>
      <text:p text:style-name="P138">&lt;/window&gt;</text:p>
      <text:h text:style-name="P135" text:outline-level="4">Class Name</text:h>
      <text:p text:style-name="P356"><text:span text:style-name="Source_20_Text"><text:span text:style-name="T15">org.zkoss.zul.Timebox</text:span></text:span></text:p>
      <text:h text:style-name="P192" text:outline-level="4">Supported Child Components</text:h>
      <text:p text:style-name="P12"><text:span text:style-name="T52"><text:tab/></text:span><text:span text:style-name="Source_20_Text"><text:span text:style-name="T53"> <text:s/>*NONE</text:span></text:span></text:p>
      <text:h text:style-name="P202" text:outline-level="4">Supported Events</text:h>
      <text:p text:style-name="P9"><text:tab/> <text:s/>*NONE</text:p>
      <text:h text:style-name="P237" text:outline-level="4"><text:span text:style-name="T38">Properties</text:span><text:span text:style-name="T52"><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58">Property</text:p>
            </table:table-cell>
            <table:table-cell table:style-name="Table342.A1" office:value-type="string">
              <text:p text:style-name="P158">Description</text:p>
            </table:table-cell>
            <table:table-cell table:style-name="Table342.C1" office:value-type="string">
              <text:p text:style-name="P158">Data Type</text:p>
            </table:table-cell>
          </table:table-row>
        </table:table-header-rows>
        <table:table-row table:style-name="Table342.2">
          <table:table-cell table:style-name="Table342.A2" office:value-type="string">
            <text:p text:style-name="P115"><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61"><text:span text:style-name="Source_20_Text"><text:span text:style-name="T19">boolean</text:span></text:span></text:p>
          </table:table-cell>
        </table:table-row>
        <table:table-row table:style-name="Table342.2">
          <table:table-cell table:style-name="Table342.A2" office:value-type="string">
            <text:p text:style-name="P161"><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61"><text:span text:style-name="Source_20_Text"><text:span text:style-name="T19">java.lang.String</text:span></text:span></text:p>
          </table:table-cell>
        </table:table-row>
        <table:table-row table:style-name="Table342.2">
          <table:table-cell table:style-name="Table342.A2" office:value-type="string">
            <text:p text:style-name="P161"><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61"><text:span text:style-name="Source_20_Text"><text:span text:style-name="T28">java.util.TimeZone</text:span></text:span></text:p>
          </table:table-cell>
        </table:table-row>
        <table:table-row table:style-name="Table342.2">
          <table:table-cell table:style-name="Table342.A2" office:value-type="string">
            <text:p text:style-name="P161"><text:span text:style-name="Source_20_Text">value</text:span></text:p>
          </table:table-cell>
          <table:table-cell table:style-name="Table342.A2" office:value-type="string">
            <text:p text:style-name="P23">Sets the value (in <text:span text:style-name="Source_20_Text"><text:span text:style-name="T134">Date</text:span></text:span><text:span text:style-name="T40">).</text:span></text:p>
          </table:table-cell>
          <table:table-cell table:style-name="Table342.C2" office:value-type="string">
            <text:p text:style-name="P161"><text:span text:style-name="Source_20_Text"><text:span text:style-name="T28">java.util.Date</text:span></text:span></text:p>
          </table:table-cell>
        </table:table-row>
      </table:table>
      <text:p text:style-name="P91"/>
      <text:p text:style-name="P91">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61"><text:span text:style-name="Source_20_Text"><text:span text:style-name="T19">java.lang.String</text:span></text:span></text:p>
          </table:table-cell>
        </table:table-row>
      </table:table>
      <text:h text:style-name="P136" text:outline-level="4">Inherited From </text:h>
      <table:table table:name="Table344" table:style-name="Table344">
        <table:table-column table:style-name="Table344.A"/>
        <table:table-header-rows>
          <table:table-row>
            <table:table-cell table:style-name="Table344.A1" office:value-type="string">
              <text:p text:style-name="P158">Inherited From</text:p>
            </table:table-cell>
          </table:table-row>
        </table:table-header-rows>
        <table:table-row>
          <table:table-cell table:style-name="Table344.A2" office:value-type="string">
            <text:p text:style-name="P176"><text:a xlink:type="simple" xlink:href="#InputElement"><text:span text:style-name="Source_20_Text">org.zkoss.zul.impl.InputElement</text:span></text:a></text:p>
          </table:table-cell>
        </table:table-row>
        <table:table-row table:style-name="Table344.3">
          <table:table-cell table:style-name="Table344.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76"><text:a xlink:type="simple" xlink:href="#AbstractComponent"><text:span text:style-name="Source_20_Text">org.zkoss.zk.ui.AbstractComponent </text:span></text:a></text:p>
          </table:table-cell>
        </table:table-row>
      </table:table>
      <text:p text:style-name="P205"/>
      <text:h text:style-name="Heading_20_3" text:outline-level="3"/>
      <text:h text:style-name="P54" text:outline-level="3"/>
      <text:h text:style-name="Heading_20_3" text:outline-level="3"><text:bookmark-start text:name="Timer"/>Timer<text:bookmark-end text:name="Timer"/></text:h>
      <text:p text:style-name="P87">Timer is a special component that is invisible. It fires one or more org.zkoss.zk.ui.event.Event after a specified delay. </text:p>
      <text:p text:style-name="P87"/>
      <text:p text:style-name="P87">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35" text:outline-level="4">Class Name</text:h>
      <text:p text:style-name="P356"><text:span text:style-name="Source_20_Text"><text:span text:style-name="T82">org.zkoss.zul.Timer</text:span></text:span></text:p>
      <text:h text:style-name="P192" text:outline-level="4">Supported Child Components</text:h>
      <text:p text:style-name="P99">*NONE </text:p>
      <text:h text:style-name="P192"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58">Event Name</text:p>
            </table:table-cell>
            <table:table-cell table:style-name="Table217.B1" office:value-type="string">
              <text:p text:style-name="P158">Event Type</text:p>
            </table:table-cell>
          </table:table-row>
        </table:table-header-rows>
        <table:table-row>
          <table:table-cell table:style-name="Table217.A2" office:value-type="string">
            <text:p text:style-name="P161"><text:span text:style-name="Source_20_Text">onTimer</text:span></text:p>
          </table:table-cell>
          <table:table-cell table:style-name="Table217.B2" office:value-type="string">
            <text:p text:style-name="P166"><text:a xlink:type="simple" xlink:href="#Event"><text:span text:style-name="Source_20_Text">org.zkoss.zk.ui.event.Event</text:span></text:a></text:p>
            <text:p text:style-name="P171">Description: </text:p>
            <text:p text:style-name="P172">Denotes the timer you specified has triggered an event. To know which timer, invoke the <text:span text:style-name="Source_20_Text">getTarget </text:span>method in the <text:span text:style-name="Source_20_Text">Event </text:span>class.</text:p>
          </table:table-cell>
        </table:table-row>
      </table:table>
      <text:h text:style-name="P192"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58">Property</text:p>
            </table:table-cell>
            <table:table-cell table:style-name="Table218.A1" office:value-type="string">
              <text:p text:style-name="P158">Description</text:p>
            </table:table-cell>
            <table:table-cell table:style-name="Table218.A1" office:value-type="string">
              <text:p text:style-name="P158">Data Type</text:p>
            </table:table-cell>
            <table:table-cell table:style-name="Table218.D1" office:value-type="string">
              <text:p text:style-name="P157">Default Value</text:p>
            </table:table-cell>
          </table:table-row>
        </table:table-header-rows>
        <table:table-row>
          <table:table-cell table:style-name="Table218.A2" office:value-type="string">
            <text:p text:style-name="P115"><text:span text:style-name="Source_20_Text">delay</text:span></text:p>
          </table:table-cell>
          <table:table-cell table:style-name="Table218.A2" office:value-type="string">
            <text:p text:style-name="P122">Sets the delay, the number of milliseconds between successive action events. </text:p>
            <text:p text:style-name="P122">Note : 0 means imm<text:span text:style-name="T1">ediately</text:span></text:p>
          </table:table-cell>
          <table:table-cell table:style-name="Table218.A2" office:value-type="string">
            <text:p text:style-name="P115"><text:span text:style-name="Source_20_Text">int</text:span></text:p>
          </table:table-cell>
          <table:table-cell table:style-name="Table218.D2" office:value-type="string">
            <text:p text:style-name="P126">0</text:p>
          </table:table-cell>
        </table:table-row>
        <table:table-row>
          <table:table-cell table:style-name="Table218.A2" office:value-type="string">
            <text:p text:style-name="P115"><text:span text:style-name="Source_20_Text">repeats</text:span></text:p>
          </table:table-cell>
          <table:table-cell table:style-name="Table218.A2" office:value-type="string">
            <text:p text:style-name="P130">Sets whether the timer shall send Event repeatedly. </text:p>
            <text:p text:style-name="P130">Values : <text:span text:style-name="Source_20_Text">true|false</text:span></text:p>
          </table:table-cell>
          <table:table-cell table:style-name="Table218.A2" office:value-type="string">
            <text:p text:style-name="P115"><text:span text:style-name="Source_20_Text">boolean</text:span></text:p>
          </table:table-cell>
          <table:table-cell table:style-name="Table218.D2" office:value-type="string">
            <text:p text:style-name="P115"><text:span text:style-name="Source_20_Text">false</text:span></text:p>
          </table:table-cell>
        </table:table-row>
        <table:table-row table:style-name="Table218.4">
          <table:table-cell table:style-name="Table218.A2" office:value-type="string">
            <text:p text:style-name="P115"><text:span text:style-name="Source_20_Text">running</text:span></text:p>
          </table:table-cell>
          <table:table-cell table:style-name="Table218.B4" office:value-type="string">
            <text:p text:style-name="P166">Start or stops the timer. </text:p>
            <text:p text:style-name="P166">Values : <text:span text:style-name="Source_20_Text">true|false</text:span></text:p>
          </table:table-cell>
          <table:table-cell table:style-name="Table218.A2" office:value-type="string">
            <text:p text:style-name="P115"><text:span text:style-name="Source_20_Text">boolean</text:span></text:p>
          </table:table-cell>
          <table:table-cell table:style-name="Table218.D2" office:value-type="string">
            <text:p text:style-name="P115"><text:span text:style-name="Source_20_Text">true</text:span></text:p>
          </table:table-cell>
        </table:table-row>
      </table:table>
      <text:p text:style-name="P187"/>
      <text:h text:style-name="P192"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06"/>
      <text:h text:style-name="P192" text:outline-level="4">Inherited From </text:h>
      <table:table table:name="Table220" table:style-name="Table220">
        <table:table-column table:style-name="Table220.A"/>
        <table:table-header-rows>
          <table:table-row>
            <table:table-cell table:style-name="Table220.A1" office:value-type="string">
              <text:p text:style-name="P158">Inherited From</text:p>
            </table:table-cell>
          </table:table-row>
        </table:table-header-rows>
        <table:table-row>
          <table:table-cell table:style-name="Table220.A2" office:value-type="string">
            <text:p text:style-name="P177"><text:a xlink:type="simple" xlink:href="#XulElement"><text:span text:style-name="Source_20_Text">org.zkoss.zul.imp.XulElement</text:span></text:a></text:p>
          </table:table-cell>
        </table:table-row>
        <table:table-row table:style-name="Table220.3">
          <table:table-cell table:style-name="Table220.A2" office:value-type="string">
            <text:p text:style-name="P17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Toolbar<text:bookmark-end text:name="Toolbar"/></text:h>
      <text:p text:style-name="Text_20_body_20_indent_20_2"><text:span text:style-name="T93">A </text:span><text:span text:style-name="Source_20_Text"><text:span text:style-name="T93">toolbar</text:span></text:span><text:span text:style-name="T93"> is used to place a series of buttons, such as </text:span><text:span text:style-name="Source_20_Text"><text:span text:style-name="T93">toolbarbutton </text:span></text:span><text:span text:style-name="T93">or </text:span><text:span text:style-name="Source_20_Text"><text:span text:style-name="T93">button. </text:span></text:span><text:span text:style-name="T93">The toolbar buttons could be used without toolbars, so a toolbar could be used without tool buttons. However, tool buttons change their appearance if they are placed inside a toolbar.</text:span></text:p>
      <text:p text:style-name="Text_20_body_20_indent_20_2"><text:span text:style-name="T93">The toolbar has two orientation: </text:span><text:span text:style-name="Source_20_Text"><text:span text:style-name="T93">horizontal </text:span></text:span><text:span text:style-name="T93">and </text:span><text:span text:style-name="Source_20_Text"><text:span text:style-name="T93">vertical. </text:span></text:span><text:span text:style-name="T93">It controls how the buttons are placed</text:span>.</text:p>
      <text:p text:style-name="Text_20_body_20_indent_20_2"><text:span text:style-name="T93">See also : </text:span><text:a xlink:type="simple" xlink:href="#Button"><text:span text:style-name="Source_20_Text"><text:span text:style-name="T93">org.zkoss.zul.Button</text:span></text:span></text:a><text:span text:style-name="T93">, </text:span><text:a xlink:type="simple" xlink:href="#Toolbarbutton"><text:span text:style-name="Source_20_Text"><text:span text:style-name="T93">org.zkoss.zul.Toolbarbutton</text:span></text:span></text:a></text:p>
      <text:p text:style-name="P18"><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35" text:outline-level="4">Class Name</text:h>
      <text:p text:style-name="P356"><text:span text:style-name="Source_20_Text"><text:span text:style-name="T82">org.zkoss.zul.Toolbar</text:span></text:span></text:p>
      <text:h text:style-name="P192" text:outline-level="4">Supported Child Components</text:h>
      <text:p text:style-name="P99">*ALL</text:p>
      <text:h text:style-name="P192"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58">Event Name</text:p>
            </table:table-cell>
            <table:table-cell table:style-name="Table221.B1" office:value-type="string">
              <text:p text:style-name="P158">Event Type</text:p>
            </table:table-cell>
          </table:table-row>
        </table:table-header-rows>
        <table:table-row>
          <table:table-cell table:style-name="Table221.A2" office:value-type="string">
            <text:p text:style-name="P161"><text:span text:style-name="Source_20_Text">onClick</text:span></text:p>
          </table:table-cell>
          <table:table-cell table:style-name="Table221.B2" office:value-type="string">
            <text:p text:style-name="P166"><text:a xlink:type="simple" xlink:href="#MouseEvent"><text:span text:style-name="Source_20_Text">org.zkoss.zk.ui.event.MouseEvent</text:span></text:a></text:p>
            <text:p text:style-name="P171">Description: </text:p>
            <text:p text:style-name="P172">Denotes user has clicked the component.</text:p>
          </table:table-cell>
        </table:table-row>
        <table:table-row>
          <table:table-cell table:style-name="Table221.A2" office:value-type="string">
            <text:p text:style-name="P174">onRightClick</text:p>
          </table:table-cell>
          <table:table-cell table:style-name="Table221.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21.A2" office:value-type="string">
            <text:p text:style-name="P174">onDoubleClick</text:p>
          </table:table-cell>
          <table:table-cell table:style-name="Table221.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
      <text:h text:style-name="P192"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58">Property</text:p>
            </table:table-cell>
            <table:table-cell table:style-name="Table222.A1" office:value-type="string">
              <text:p text:style-name="P158">Description</text:p>
            </table:table-cell>
            <table:table-cell table:style-name="Table222.A1" office:value-type="string">
              <text:p text:style-name="P158">Data Type</text:p>
            </table:table-cell>
            <table:table-cell table:style-name="Table222.D1" office:value-type="string">
              <text:p text:style-name="P159">Default Value</text:p>
            </table:table-cell>
          </table:table-row>
        </table:table-header-rows>
        <table:table-row table:style-name="Table222.2">
          <table:table-cell table:style-name="Table222.A2" office:value-type="string">
            <text:p text:style-name="P115"><text:span text:style-name="Source_20_Text">ori</text:span><text:span text:style-name="Source_20_Text"><text:span text:style-name="T1">ent</text:span></text:span></text:p>
          </table:table-cell>
          <table:table-cell table:style-name="Table222.B2" office:value-type="string">
            <text:p text:style-name="P166">Sets the ori<text:span text:style-name="T1">ent.</text:span></text:p>
            <text:p text:style-name="P166"><text:span text:style-name="T1">Values : </text:span><text:span text:style-name="Source_20_Text"><text:span text:style-name="T1">horizontal|vertical</text:span></text:span></text:p>
          </table:table-cell>
          <table:table-cell table:style-name="Table222.A2" office:value-type="string">
            <text:p text:style-name="P115"><text:span text:style-name="Source_20_Text">String</text:span></text:p>
          </table:table-cell>
          <table:table-cell table:style-name="Table222.D2" office:value-type="string">
            <text:p text:style-name="P115"><text:span text:style-name="Source_20_Text">horizontal </text:span></text:p>
          </table:table-cell>
        </table:table-row>
      </table:table>
      <text:p text:style-name="P187"/>
      <text:h text:style-name="P192" text:outline-level="4">Methods</text:h>
      <text:p text:style-name="P198">*NONE</text:p>
      <text:h text:style-name="P192" text:outline-level="4">Inherited From </text:h>
      <table:table table:name="Table223" table:style-name="Table223">
        <table:table-column table:style-name="Table223.A"/>
        <table:table-header-rows>
          <table:table-row>
            <table:table-cell table:style-name="Table223.A1" office:value-type="string">
              <text:p text:style-name="P158">Inherited From</text:p>
            </table:table-cell>
          </table:table-row>
        </table:table-header-rows>
        <table:table-row>
          <table:table-cell table:style-name="Table223.A2" office:value-type="string">
            <text:p text:style-name="P177"><text:a xlink:type="simple" xlink:href="#XulElement"><text:span text:style-name="Source_20_Text">org.zkoss.zul.imp.XulElement</text:span></text:a></text:p>
          </table:table-cell>
        </table:table-row>
        <table:table-row table:style-name="Table223.3">
          <table:table-cell table:style-name="Table223.A2" office:value-type="string">
            <text:p text:style-name="P17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button"/>Toolbarbutton<text:bookmark-end text:name="Toolbarbutton"/></text:h>
      <text:p text:style-name="Text_20_body_20_indent_20_2"><text:span text:style-name="T93">The behave of </text:span><text:span text:style-name="Source_20_Text"><text:span text:style-name="T93">Toolbarbutton</text:span></text:span><text:span text:style-name="T93"> is similar to the </text:span><text:span text:style-name="Source_20_Text"><text:span text:style-name="T93">button </text:span></text:span><text:span text:style-name="T93">except the appearance is different. The </text:span><text:span text:style-name="Source_20_Text"><text:span text:style-name="T93">button </text:span></text:span><text:span text:style-name="T93">component uses HTML BUTTON tag, while </text:span><text:span text:style-name="Source_20_Text"><text:span text:style-name="T93">thetoolbarbutton </text:span></text:span><text:span text:style-name="T93">component uses HTML A tag.</text:span></text:p>
      <text:p text:style-name="Text_20_body_20_indent_20_2"><text:span text:style-name="T93">A </text:span><text:span text:style-name="Source_20_Text"><text:span text:style-name="T93">toolbarbutton </text:span></text:span><text:span text:style-name="T93">could be placed outside a </text:span><text:span text:style-name="Source_20_Text"><text:span text:style-name="T93">toolbar, </text:span></text:span><text:span text:style-name="T93">However </text:span><text:span text:style-name="Source_20_Text"><text:span text:style-name="T93">toolbarbutton</text:span></text:span><text:span text:style-name="T93">s change their appearance if they are placed inside a </text:span><text:span text:style-name="Source_20_Text"><text:span text:style-name="T93">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3">See also : </text:span><text:a xlink:type="simple" xlink:href="#Button"><text:span text:style-name="Source_20_Text"><text:span text:style-name="T93">org.zkoss.zul.Button</text:span></text:span></text:a><text:span text:style-name="T93">, </text:span><text:a xlink:type="simple" xlink:href="#Toolbar"><text:span text:style-name="Source_20_Text"><text:span text:style-name="T93">org.zkoss.zul.Toolbar</text:span></text:span></text:a></text:p>
      <text:p text:style-name="P18"><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35" text:outline-level="4">Class Name</text:h>
      <text:p text:style-name="P356"><text:span text:style-name="Source_20_Text"><text:span text:style-name="T82">org.zkoss.zul.Toolbarbutton</text:span></text:span></text:p>
      <text:h text:style-name="P192" text:outline-level="4">Supported Child Components</text:h>
      <text:p text:style-name="P99">*NONE </text:p>
      <text:h text:style-name="P192"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58">Event Name</text:p>
            </table:table-cell>
            <table:table-cell table:style-name="Table224.B1" office:value-type="string">
              <text:p text:style-name="P158">Event Type</text:p>
            </table:table-cell>
          </table:table-row>
        </table:table-header-rows>
        <table:table-row>
          <table:table-cell table:style-name="Table224.A2" office:value-type="string">
            <text:p text:style-name="P161"><text:span text:style-name="Source_20_Text">onClick</text:span></text:p>
          </table:table-cell>
          <table:table-cell table:style-name="Table224.B2" office:value-type="string">
            <text:p text:style-name="P166"><text:a xlink:type="simple" xlink:href="#MouseEvent"><text:span text:style-name="Source_20_Text">org.zkoss.zk.ui.event.MouseEvent</text:span></text:a></text:p>
            <text:p text:style-name="P171">Description: </text:p>
            <text:p text:style-name="P172">Denotes user has clicked the component.</text:p>
          </table:table-cell>
        </table:table-row>
        <table:table-row>
          <table:table-cell table:style-name="Table224.A2" office:value-type="string">
            <text:p text:style-name="P174">onRightClick</text:p>
          </table:table-cell>
          <table:table-cell table:style-name="Table224.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
      <text:h text:style-name="P192"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58">Property</text:p>
            </table:table-cell>
            <table:table-cell table:style-name="Table225.A1" office:value-type="string">
              <text:p text:style-name="P158">Description</text:p>
            </table:table-cell>
            <table:table-cell table:style-name="Table225.A1" office:value-type="string">
              <text:p text:style-name="P158">Data Type</text:p>
            </table:table-cell>
            <table:table-cell table:style-name="Table225.D1" office:value-type="string">
              <text:p text:style-name="P157">Default Value</text:p>
            </table:table-cell>
          </table:table-row>
        </table:table-header-rows>
        <table:table-row>
          <table:table-cell table:style-name="Table225.A2" office:value-type="string">
            <text:p text:style-name="P115"><text:span text:style-name="Source_20_Text">dir</text:span></text:p>
          </table:table-cell>
          <table:table-cell table:style-name="Table225.A2" office:value-type="string">
            <text:p text:style-name="P127">Sets the direction of image, if normal then text first, otherwise image first.</text:p>
            <text:p text:style-name="P122"><text:span text:style-name="T1">Check </text:span><text:a xlink:type="simple" xlink:href="#Button"><text:span text:style-name="Source_20_Text"><text:span text:style-name="T1">Button</text:span></text:span></text:a><text:span text:style-name="T1"> to know more.</text:span></text:p>
            <text:p text:style-name="P122"><text:span text:style-name="T4">Values </text:span><text:span text:style-name="T1">: </text:span><text:span text:style-name="Source_20_Text"><text:span text:style-name="T1">normal|reverse</text:span></text:span></text:p>
          </table:table-cell>
          <table:table-cell table:style-name="Table225.A2" office:value-type="string">
            <text:p text:style-name="P115"><text:span text:style-name="Source_20_Text">String</text:span></text:p>
          </table:table-cell>
          <table:table-cell table:style-name="Table225.D2" office:value-type="string">
            <text:p text:style-name="P115"><text:span text:style-name="Source_20_Text"><text:span text:style-name="T1">normal</text:span></text:span></text:p>
          </table:table-cell>
        </table:table-row>
        <table:table-row>
          <table:table-cell table:style-name="Table225.A2" office:value-type="string">
            <text:p text:style-name="P115"><text:span text:style-name="Source_20_Text">href</text:span></text:p>
          </table:table-cell>
          <table:table-cell table:style-name="Table225.A2" office:value-type="string">
            <text:p text:style-name="P5"><text:span text:style-name="T122">Sets the href, </text:span><text:span text:style-name="T120">If </text:span><text:span text:style-name="Source_20_Text"><text:span text:style-name="T1">null</text:span></text:span><text:span text:style-name="Source_20_Text"><text:span text:style-name="T120">, </text:span></text:span><text:span text:style-name="T120">the button has no function unless you specify the </text:span><text:span text:style-name="Source_20_Text"><text:span text:style-name="T97">onClick</text:span></text:span><text:span text:style-name="T120"> handler. If has value, button will render as a HTML A tag.</text:span></text:p>
          </table:table-cell>
          <table:table-cell table:style-name="Table225.A2" office:value-type="string">
            <text:p text:style-name="P115"><text:span text:style-name="Source_20_Text">String</text:span></text:p>
          </table:table-cell>
          <table:table-cell table:style-name="Table225.D2" office:value-type="string">
            <text:p text:style-name="P115"><text:span text:style-name="Source_20_Text">&lt;null&gt;</text:span></text:p>
          </table:table-cell>
        </table:table-row>
        <table:table-row table:style-name="Table225.4">
          <table:table-cell table:style-name="Table225.A2" office:value-type="string">
            <text:p text:style-name="P115"><text:span text:style-name="Source_20_Text">ori</text:span><text:span text:style-name="Source_20_Text"><text:span text:style-name="T1">ent</text:span></text:span></text:p>
          </table:table-cell>
          <table:table-cell table:style-name="Table225.B4" office:value-type="string">
            <text:p text:style-name="P166">Sets the ori<text:span text:style-name="T1">ent.</text:span></text:p>
            <text:p text:style-name="P166"><text:span text:style-name="T1">Check </text:span><text:a xlink:type="simple" xlink:href="#Button"><text:span text:style-name="Source_20_Text"><text:span text:style-name="T1">Button</text:span></text:span></text:a><text:span text:style-name="T1"> to know more.</text:span></text:p>
            <text:p text:style-name="P166"><text:span text:style-name="T4">Values</text:span><text:span text:style-name="T1"> : </text:span><text:span text:style-name="Source_20_Text"><text:span text:style-name="T1">horizontal|vertical</text:span></text:span></text:p>
          </table:table-cell>
          <table:table-cell table:style-name="Table225.A2" office:value-type="string">
            <text:p text:style-name="P115"><text:span text:style-name="Source_20_Text">String</text:span></text:p>
          </table:table-cell>
          <table:table-cell table:style-name="Table225.D2" office:value-type="string">
            <text:p text:style-name="P115"><text:span text:style-name="Source_20_Text">horizontal </text:span></text:p>
          </table:table-cell>
        </table:table-row>
        <table:table-row table:style-name="Table225.4">
          <table:table-cell table:style-name="Table225.A2" office:value-type="string">
            <text:p text:style-name="P115"><text:span text:style-name="Source_20_Text">target</text:span></text:p>
          </table:table-cell>
          <table:table-cell table:style-name="Table225.B4" office:value-type="string">
            <text:p text:style-name="P166">Sets the target frame or window, this attribute works when <text:span text:style-name="Source_20_Text">href </text:span>not null </text:p>
          </table:table-cell>
          <table:table-cell table:style-name="Table225.A2" office:value-type="string">
            <text:p text:style-name="P115"><text:span text:style-name="Source_20_Text">String</text:span></text:p>
          </table:table-cell>
          <table:table-cell table:style-name="Table225.D2" office:value-type="string">
            <text:p text:style-name="P115"><text:span text:style-name="Source_20_Text">&lt;null&gt;</text:span></text:p>
          </table:table-cell>
        </table:table-row>
      </table:table>
      <text:p text:style-name="P187"/>
      <text:h text:style-name="P192"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06"/>
      <text:h text:style-name="P192" text:outline-level="4">Inherited From </text:h>
      <table:table table:name="Table227" table:style-name="Table227">
        <table:table-column table:style-name="Table227.A"/>
        <table:table-header-rows>
          <table:table-row>
            <table:table-cell table:style-name="Table227.A1" office:value-type="string">
              <text:p text:style-name="P158">Inherited From</text:p>
            </table:table-cell>
          </table:table-row>
        </table:table-header-rows>
        <table:table-row>
          <table:table-cell table:style-name="Table227.A2" office:value-type="string">
            <text:p text:style-name="P177"><text:a xlink:type="simple" xlink:href="#LabelImageElement"><text:span text:style-name="Source_20_Text">org.zkoss.zul.impl.LabelImageElement</text:span></text:a></text:p>
          </table:table-cell>
        </table:table-row>
        <table:table-row>
          <table:table-cell table:style-name="Table227.A2" office:value-type="string">
            <text:p text:style-name="P177"><text:a xlink:type="simple" xlink:href="#LabelElement"><text:span text:style-name="Source_20_Text">org.zkoss.zul.impl.LabelElement</text:span></text:a></text:p>
          </table:table-cell>
        </table:table-row>
        <table:table-row>
          <table:table-cell table:style-name="Table227.A2" office:value-type="string">
            <text:p text:style-name="P177"><text:a xlink:type="simple" xlink:href="#XulElement"><text:span text:style-name="Source_20_Text">org.zkoss.zul.imp.XulElement</text:span></text:a></text:p>
          </table:table-cell>
        </table:table-row>
        <table:table-row table:style-name="Table227.5">
          <table:table-cell table:style-name="Table227.A2" office:value-type="string">
            <text:p text:style-name="P17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Tree<text:bookmark-end text:name="Tree"/></text:h>
      <text:p text:style-name="Text_20_body_20_indent_20_2"><text:span text:style-name="T93">A </text:span><text:span text:style-name="Source_20_Text"><text:span text:style-name="T93">tree </text:span></text:span><text:span text:style-name="T93">consists of tree parts, the set of columns, the set of footers, and the tree body. The set of columns is defined by a number of </text:span><text:span text:style-name="Source_20_Text"><text:span text:style-name="T93">treecol </text:span></text:span><text:span text:style-name="T93">components, one for each column. Each column will appear as a header at the top of the tree. The second part, The set of footers is defined by a number of </text:span><text:span text:style-name="Source_20_Text"><text:span text:style-name="T93">treefooter </text:span></text:span><text:span text:style-name="T93">components, one for each column also. Each column will appear as a footer at the bottom of the tree. The third part, the tree body, contains the data to appear in the tree and is created with a </text:span><text:span text:style-name="Source_20_Text"><text:span text:style-name="T93">treechildren </text:span></text:span><text:span text:style-name="T93">component.</text:span></text:p>
      <text:p text:style-name="Text_20_body_20_indent_20_2"><text:a xlink:type="simple" xlink:href="#Toolbar"><text:span text:style-name="Source_20_Text"><text:span text:style-name="T93"/></text:span></text:a></text:p>
      <text:p text:style-name="P18"><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35" text:outline-level="4">Class Name</text:h>
      <text:p text:style-name="P356"><text:span text:style-name="Source_20_Text"><text:span text:style-name="T82">org.zkoss.zul.Tree</text:span></text:span></text:p>
      <text:h text:style-name="P192"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1">Treefoot</text:span></text:span></text:a></text:p>
      <text:h text:style-name="P192"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58">Event Name</text:p>
            </table:table-cell>
            <table:table-cell table:style-name="Table228.B1" office:value-type="string">
              <text:p text:style-name="P158">Event Type</text:p>
            </table:table-cell>
          </table:table-row>
        </table:table-header-rows>
        <table:table-row>
          <table:table-cell table:style-name="Table228.A2" office:value-type="string">
            <text:p text:style-name="P161"><text:span text:style-name="Source_20_Text">onSelect</text:span></text:p>
          </table:table-cell>
          <table:table-cell table:style-name="Table228.B2" office:value-type="string">
            <text:p text:style-name="P166"><text:a xlink:type="simple" xlink:href="#SelectEvent"><text:span text:style-name="Source_20_Text">org.zkoss.zk.ui.event.SelectEvent</text:span></text:a></text:p>
            <text:p text:style-name="P171">Description: </text:p>
            <text:p text:style-name="P172">Denotes user has selected one or multiple child components(a set of treeitem).</text:p>
          </table:table-cell>
        </table:table-row>
      </table:table>
      <text:h text:style-name="P192"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58">Property</text:p>
            </table:table-cell>
            <table:table-cell table:style-name="Table229.A1" office:value-type="string">
              <text:p text:style-name="P158">Description</text:p>
            </table:table-cell>
            <table:table-cell table:style-name="Table229.A1" office:value-type="string">
              <text:p text:style-name="P158">Data Type</text:p>
            </table:table-cell>
            <table:table-cell table:style-name="Table229.D1" office:value-type="string">
              <text:p text:style-name="P157">Default Value</text:p>
            </table:table-cell>
          </table:table-row>
        </table:table-header-rows>
        <table:table-row table:style-name="Table229.2">
          <table:table-cell table:style-name="Table229.A2" office:value-type="string">
            <text:p text:style-name="P115"><text:span text:style-name="Source_20_Text"><text:span text:style-name="T1">checkmark </text:span></text:span></text:p>
          </table:table-cell>
          <table:table-cell table:style-name="Table229.B2" office:value-type="string">
            <text:p text:style-name="P168">Sets whether the check mark shall be displayed in front of each item.</text:p>
            <text:p text:style-name="P166"><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6"><text:span text:style-name="T1">Values : </text:span><text:span text:style-name="Source_20_Text"><text:span text:style-name="T1">true|false</text:span></text:span></text:p>
          </table:table-cell>
          <table:table-cell table:style-name="Table229.A2" office:value-type="string">
            <text:p text:style-name="P115"><text:span text:style-name="Source_20_Text">boolean</text:span></text:p>
          </table:table-cell>
          <table:table-cell table:style-name="Table229.D2" office:value-type="string">
            <text:p text:style-name="P115"><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158">Property</text:p>
            </table:table-cell>
            <table:table-cell table:style-name="Table360.A1" office:value-type="string">
              <text:p text:style-name="P158">Description</text:p>
            </table:table-cell>
            <table:table-cell table:style-name="Table360.A1" office:value-type="string">
              <text:p text:style-name="P158">Data Type</text:p>
            </table:table-cell>
            <table:table-cell table:style-name="Table360.D1" office:value-type="string">
              <text:p text:style-name="P157">Default Value</text:p>
            </table:table-cell>
          </table:table-row>
        </table:table-header-rows>
        <table:table-row table:style-name="Table360.2">
          <table:table-cell table:style-name="Table360.A2" office:value-type="string">
            <text:p text:style-name="P115"><text:span text:style-name="Source_20_Text"><text:span text:style-name="T1">model</text:span></text:span></text:p>
          </table:table-cell>
          <table:table-cell table:style-name="Table360.B2" office:value-type="string">
            <text:p text:style-name="P168">Sets the tree model associated with this tree.</text:p>
          </table:table-cell>
          <table:table-cell table:style-name="Table360.A2" office:value-type="string">
            <text:p text:style-name="P115"><text:span text:style-name="Source_20_Text">org.zkoss.zul.TreeModel</text:span></text:p>
          </table:table-cell>
          <table:table-cell table:style-name="Table360.D2" office:value-type="string">
            <text:p text:style-name="P115"><text:span text:style-name="Source_20_Text">&lt;null&gt;</text:span></text:p>
          </table:table-cell>
        </table:table-row>
        <table:table-row table:style-name="Table360.2">
          <table:table-cell table:style-name="Table360.A2" office:value-type="string">
            <text:p text:style-name="P115"><text:span text:style-name="Source_20_Text">multiple</text:span></text:p>
          </table:table-cell>
          <table:table-cell table:style-name="Table360.B2" office:value-type="string">
            <text:p text:style-name="P166">Sets whether multiple selections are allowed.</text:p>
            <text:p text:style-name="P166">Values : <text:span text:style-name="Source_20_Text">true|false</text:span> </text:p>
          </table:table-cell>
          <table:table-cell table:style-name="Table360.A2" office:value-type="string">
            <text:p text:style-name="P115"><text:span text:style-name="Source_20_Text">boolean</text:span></text:p>
          </table:table-cell>
          <table:table-cell table:style-name="Table360.D2" office:value-type="string">
            <text:p text:style-name="P115"><text:span text:style-name="Source_20_Text">false</text:span></text:p>
          </table:table-cell>
        </table:table-row>
        <table:table-row table:style-name="Table360.2">
          <table:table-cell table:style-name="Table360.A2" office:value-type="string">
            <text:p text:style-name="P115"><text:span text:style-name="Source_20_Text">name</text:span></text:p>
          </table:table-cell>
          <table:table-cell table:style-name="Table360.B2" office:value-type="string">
            <text:p text:style-name="P18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15"><text:span text:style-name="Source_20_Text">String</text:span></text:p>
          </table:table-cell>
          <table:table-cell table:style-name="Table360.D2" office:value-type="string">
            <text:p text:style-name="P115"><text:span text:style-name="Source_20_Text">&lt;null&gt;</text:span></text:p>
          </table:table-cell>
        </table:table-row>
        <table:table-row table:style-name="Table360.2">
          <table:table-cell table:style-name="Table360.A2" office:value-type="string">
            <text:p text:style-name="P115"><text:span text:style-name="Source_20_Text">pageSize</text:span></text:p>
          </table:table-cell>
          <table:table-cell table:style-name="Table360.B2" office:value-type="string">
            <text:p text:style-name="P166">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15"><text:span text:style-name="Source_20_Text">int</text:span></text:p>
          </table:table-cell>
          <table:table-cell table:style-name="Table360.D2" office:value-type="string">
            <text:p text:style-name="P115">10</text:p>
          </table:table-cell>
        </table:table-row>
        <table:table-row table:style-name="Table360.2">
          <table:table-cell table:style-name="Table360.A2" office:value-type="string">
            <text:p text:style-name="P115"><text:span text:style-name="Source_20_Text">rows</text:span></text:p>
          </table:table-cell>
          <table:table-cell table:style-name="Table360.B2" office:value-type="string">
            <text:p text:style-name="P166">Sets the rows. Zero means no limitation. </text:p>
          </table:table-cell>
          <table:table-cell table:style-name="Table360.A2" office:value-type="string">
            <text:p text:style-name="P115"><text:span text:style-name="Source_20_Text">int</text:span></text:p>
          </table:table-cell>
          <table:table-cell table:style-name="Table360.D2" office:value-type="string">
            <text:p text:style-name="P115">0</text:p>
          </table:table-cell>
        </table:table-row>
        <table:table-row table:style-name="Table360.2">
          <table:table-cell table:style-name="Table360.A2" office:value-type="string">
            <text:p text:style-name="P115"><text:span text:style-name="Source_20_Text">selectedItem</text:span></text:p>
          </table:table-cell>
          <table:table-cell table:style-name="Table360.B2" office:value-type="string">
            <text:p text:style-name="P166">Deselects all of the currently selected items and selects the given item. </text:p>
          </table:table-cell>
          <table:table-cell table:style-name="Table360.A2" office:value-type="string">
            <text:p text:style-name="P115"><text:span text:style-name="Source_20_Text">org.zkoss.zul.Treeitem</text:span></text:p>
          </table:table-cell>
          <table:table-cell table:style-name="Table360.D2" office:value-type="string">
            <text:p text:style-name="P115"><text:span text:style-name="Source_20_Text">&lt;null&gt;</text:span></text:p>
          </table:table-cell>
        </table:table-row>
        <table:table-row table:style-name="Table360.2">
          <table:table-cell table:style-name="Table360.A2" office:value-type="string">
            <text:p text:style-name="P115"><text:span text:style-name="Source_20_Text">seltype</text:span></text:p>
          </table:table-cell>
          <table:table-cell table:style-name="Table360.B2" office:value-type="string">
            <text:p text:style-name="P166">Sets the seltype. Currently, only "<text:span text:style-name="Source_20_Text">single" </text:span>is supported. </text:p>
            <text:p text:style-name="P166">Values : <text:span text:style-name="Source_20_Text">single</text:span></text:p>
          </table:table-cell>
          <table:table-cell table:style-name="Table360.A2" office:value-type="string">
            <text:p text:style-name="P115"><text:span text:style-name="Source_20_Text">String</text:span></text:p>
          </table:table-cell>
          <table:table-cell table:style-name="Table360.D2" office:value-type="string">
            <text:p text:style-name="P115"><text:span text:style-name="Source_20_Text">&lt;single&gt;</text:span></text:p>
          </table:table-cell>
        </table:table-row>
        <table:table-row table:style-name="Table360.2">
          <table:table-cell table:style-name="Table360.A2" office:value-type="string">
            <text:p text:style-name="P115"><text:span text:style-name="Source_20_Text">treeitemRender</text:span></text:p>
          </table:table-cell>
          <table:table-cell table:style-name="Table360.B2" office:value-type="string">
            <text:p text:style-name="P166">Sets the renderer which is used to render each item if <text:span text:style-name="Source_20_Text">getModel() </text:span>is not null.</text:p>
            <text:p text:style-name="P166">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15"><text:span text:style-name="Source_20_Text">org.zkoss.zul.TreeitemRenderer</text:span></text:p>
          </table:table-cell>
          <table:table-cell table:style-name="Table360.D2" office:value-type="string">
            <text:p text:style-name="P115"><text:span text:style-name="Source_20_Text">&lt;null&gt;</text:span></text:p>
          </table:table-cell>
        </table:table-row>
        <table:table-row table:style-name="Table360.2">
          <table:table-cell table:style-name="Table360.A2" office:value-type="string">
            <text:p text:style-name="P115">vflex</text:p>
          </table:table-cell>
          <table:table-cell table:style-name="Table360.B2" office:value-type="string">
            <text:p text:style-name="P166">Sets whether to grow and shrink vertical to fit their given space, so called vertial flexibility.</text:p>
            <text:p text:style-name="P166">Note: this attribute is ignored if <text:span text:style-name="Source_20_Text">setRows(int)</text:span> is specified </text:p>
            <text:p text:style-name="P166">Values : <text:span text:style-name="Source_20_Text">true|false</text:span></text:p>
          </table:table-cell>
          <table:table-cell table:style-name="Table360.A2" office:value-type="string">
            <text:p text:style-name="P115"><text:span text:style-name="Source_20_Text">boolean</text:span></text:p>
          </table:table-cell>
          <table:table-cell table:style-name="Table360.D2" office:value-type="string">
            <text:p text:style-name="P115"><text:span text:style-name="Source_20_Text">false</text:span></text:p>
          </table:table-cell>
        </table:table-row>
      </table:table>
      <text:p text:style-name="P187"/>
      <text:h text:style-name="P192"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58">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1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1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1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15"><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15"><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15"><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15"><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15"><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15"><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15"><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1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1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1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15"><text:span text:style-name="Source_20_Text">Treeitem</text:span></text:p>
          </table:table-cell>
          <table:table-cell table:style-name="Table230.D2" office:value-type="string">
            <text:p text:style-name="Table_20_Contents"/>
          </table:table-cell>
        </table:table-row>
      </table:table>
      <text:p text:style-name="P210"/>
      <text:h text:style-name="P192" text:outline-level="4">Inherited From </text:h>
      <table:table table:name="Table231" table:style-name="Table231">
        <table:table-column table:style-name="Table231.A"/>
        <table:table-header-rows>
          <table:table-row>
            <table:table-cell table:style-name="Table231.A1" office:value-type="string">
              <text:p text:style-name="P158">Inherited From</text:p>
            </table:table-cell>
          </table:table-row>
        </table:table-header-rows>
        <table:table-row>
          <table:table-cell table:style-name="Table231.A2" office:value-type="string">
            <text:p text:style-name="P177"><text:a xlink:type="simple" xlink:href="#XulElement"><text:span text:style-name="Source_20_Text">org.zkoss.zul.imp.XulElement</text:span></text:a></text:p>
          </table:table-cell>
        </table:table-row>
        <table:table-row table:style-name="Table231.3">
          <table:table-cell table:style-name="Table231.A2" office:value-type="string">
            <text:p text:style-name="P17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ell"/>Treecell<text:bookmark-end text:name="Treecell"/></text:h>
      <text:p text:style-name="Text_20_body_20_indent_20_2"><text:span text:style-name="Source_20_Text"><text:span text:style-name="T93">Treecell </text:span></text:span><text:span text:style-name="T93">represent one column in a </text:span><text:span text:style-name="Source_20_Text"><text:span text:style-name="T93">treerow </text:span></text:span><text:span text:style-name="T93">by sequencial. T</text:span><text:span text:style-name="Source_20_Text"><text:span text:style-name="T93">reecell</text:span></text:span><text:span text:style-name="T93"> can contains any component in it, such as label, image, textbox etc.</text:span></text:p>
      <text:p text:style-name="Text_20_body_20_indent_20_2"><text:a xlink:type="simple" xlink:href="#Toolbar"><text:span text:style-name="Source_20_Text"><text:span text:style-name="T93"/></text:span></text:a></text:p>
      <text:p text:style-name="P18"><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5" text:outline-level="4">Class Name</text:h>
      <text:p text:style-name="P356"><text:span text:style-name="Source_20_Text"><text:span text:style-name="T82">org.zkoss.zul.Treecell</text:span></text:span></text:p>
      <text:h text:style-name="P192" text:outline-level="4">Supported Child Components</text:h>
      <text:p text:style-name="P99">*ALL</text:p>
      <text:h text:style-name="P192"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58">Event Name</text:p>
            </table:table-cell>
            <table:table-cell table:style-name="Table232.B1" office:value-type="string">
              <text:p text:style-name="P158">Event Type</text:p>
            </table:table-cell>
          </table:table-row>
        </table:table-header-rows>
        <table:table-row>
          <table:table-cell table:style-name="Table232.A2" office:value-type="string">
            <text:p text:style-name="P161"><text:span text:style-name="Source_20_Text">onClick</text:span></text:p>
          </table:table-cell>
          <table:table-cell table:style-name="Table232.B2" office:value-type="string">
            <text:p text:style-name="P172"><text:a xlink:type="simple" xlink:href="#MouseEvent"><text:span text:style-name="Source_20_Text">org.zkoss.zk.ui.event.MouseEvent</text:span></text:a></text:p>
            <text:p text:style-name="P171">Description: </text:p>
            <text:p text:style-name="P131">Denotes user has clicked the component.</text:p>
          </table:table-cell>
        </table:table-row>
        <table:table-row>
          <table:table-cell table:style-name="Table232.A2" office:value-type="string">
            <text:p text:style-name="P161"><text:span text:style-name="Source_20_Text">onRightClick</text:span></text:p>
          </table:table-cell>
          <table:table-cell table:style-name="Table232.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32.A2" office:value-type="string">
            <text:p text:style-name="P161"><text:span text:style-name="Source_20_Text">onDoubleClick</text:span></text:p>
          </table:table-cell>
          <table:table-cell table:style-name="Table232.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
      <text:p text:style-name="P208"/>
      <text:h text:style-name="P235"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58">Property</text:p>
            </table:table-cell>
            <table:table-cell table:style-name="Table233.A1" office:value-type="string">
              <text:p text:style-name="P158">Description</text:p>
            </table:table-cell>
            <table:table-cell table:style-name="Table233.A1" office:value-type="string">
              <text:p text:style-name="P158">Data Type</text:p>
            </table:table-cell>
            <table:table-cell table:style-name="Table233.D1" office:value-type="string">
              <text:p text:style-name="P159">Default Value</text:p>
            </table:table-cell>
          </table:table-row>
        </table:table-header-rows>
        <table:table-row table:style-name="Table233.2">
          <table:table-cell table:style-name="Table233.A2" office:value-type="string">
            <text:p text:style-name="P115"><text:span text:style-name="Source_20_Text"><text:span text:style-name="T1">span</text:span></text:span></text:p>
          </table:table-cell>
          <table:table-cell table:style-name="Table233.B2" office:value-type="string">
            <text:p text:style-name="P184">Sets the number of columns to span this cell. </text:p>
            <text:p text:style-name="Text_20_body">It is the same as the colspan attribute of HTML TD tag. </text:p>
          </table:table-cell>
          <table:table-cell table:style-name="Table233.A2" office:value-type="string">
            <text:p text:style-name="P115"><text:span text:style-name="Source_20_Text">int</text:span></text:p>
          </table:table-cell>
          <table:table-cell table:style-name="Table233.D2" office:value-type="string">
            <text:p text:style-name="P115"><text:span text:style-name="Source_20_Text">1</text:span></text:p>
          </table:table-cell>
        </table:table-row>
        <table:table-row table:style-name="Table233.2">
          <table:table-cell table:style-name="Table233.A2" office:value-type="string">
            <text:p text:style-name="P115"><text:span text:style-name="Source_20_Text"><text:span text:style-name="T1">width</text:span></text:span></text:p>
          </table:table-cell>
          <table:table-cell table:style-name="Table233.B2" office:value-type="string">
            <text:p text:style-name="P168">Do not set this property, use <text:span text:style-name="Source_20_Text"><text:span text:style-name="T1">Treecol.width</text:span></text:span><text:span text:style-name="T1"> instead.</text:span></text:p>
          </table:table-cell>
          <table:table-cell table:style-name="Table233.A2" office:value-type="string">
            <text:p text:style-name="P115"><text:span text:style-name="Source_20_Text">int</text:span></text:p>
          </table:table-cell>
          <table:table-cell table:style-name="Table233.D2" office:value-type="string">
            <text:p text:style-name="P115"><text:span text:style-name="Source_20_Text"/></text:p>
          </table:table-cell>
        </table:table-row>
      </table:table>
      <text:p text:style-name="P187"/>
      <text:h text:style-name="P192"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58">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1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1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1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15"><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15"><text:span text:style-name="Source_20_Text">Treecol</text:span></text:p>
          </table:table-cell>
          <table:table-cell table:style-name="Table234.D2" office:value-type="string">
            <text:p text:style-name="Table_20_Contents"/>
          </table:table-cell>
        </table:table-row>
      </table:table>
      <text:p text:style-name="P210"/>
      <text:h text:style-name="P192" text:outline-level="4">Inherited From </text:h>
      <table:table table:name="Table235" table:style-name="Table235">
        <table:table-column table:style-name="Table235.A"/>
        <table:table-header-rows>
          <table:table-row>
            <table:table-cell table:style-name="Table235.A1" office:value-type="string">
              <text:p text:style-name="P158">Inherited From</text:p>
            </table:table-cell>
          </table:table-row>
        </table:table-header-rows>
        <table:table-row>
          <table:table-cell table:style-name="Table235.A2" office:value-type="string">
            <text:p text:style-name="P177"><text:a xlink:type="simple" xlink:href="#LabelImageElement"><text:span text:style-name="Source_20_Text">org.zkoss.zul.impl.LabelImageElement</text:span></text:a></text:p>
          </table:table-cell>
        </table:table-row>
        <table:table-row>
          <table:table-cell table:style-name="Table235.A2" office:value-type="string">
            <text:p text:style-name="P177"><text:a xlink:type="simple" xlink:href="#LabelElement"><text:span text:style-name="Source_20_Text">org.zkoss.zul.impl.LabelElement</text:span></text:a></text:p>
          </table:table-cell>
        </table:table-row>
        <table:table-row>
          <table:table-cell table:style-name="Table235.A2" office:value-type="string">
            <text:p text:style-name="P177"><text:a xlink:type="simple" xlink:href="#XulElement"><text:span text:style-name="Source_20_Text">org.zkoss.zul.imp.XulElement</text:span></text:a></text:p>
          </table:table-cell>
        </table:table-row>
        <table:table-row table:style-name="Table235.5">
          <table:table-cell table:style-name="Table235.A2" office:value-type="string">
            <text:p text:style-name="P17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hildren"/>Treechildren<text:bookmark-end text:name="Treechildren"/></text:h>
      <text:p text:style-name="Text_20_body_20_indent_20_2"><text:span text:style-name="Source_20_Text"><text:span text:style-name="T93">Treechildren </text:span></text:span><text:span text:style-name="T93">contains a collection of treeitem components. It is main body of the </text:span><text:span text:style-name="Source_20_Text"><text:span text:style-name="T93">Tree </text:span></text:span><text:span text:style-name="T93">and it also the main body of a </text:span><text:span text:style-name="Source_20_Text"><text:span text:style-name="T93">Treeitem</text:span></text:span><text:span text:style-name="T93">'s children.</text:span></text:p>
      <text:p text:style-name="Text_20_body_20_indent_20_2"><text:span text:style-name="T93">You can change the page size of each </text:span><text:span text:style-name="Source_20_Text"><text:span text:style-name="T93">treechildren </text:span></text:span><text:span text:style-name="T93">instance by modifying the </text:span><text:span text:style-name="Source_20_Text"><text:span text:style-name="T93">pageSize </text:span></text:span><text:span text:style-name="T93">property</text:span></text:p>
      <text:p text:style-name="Text_20_body_20_indent_20_2"><text:a xlink:type="simple" xlink:href="#Toolbar"><text:span text:style-name="Source_20_Text"><text:span text:style-name="T93"/></text:span></text:a></text:p>
      <text:p text:style-name="P18"><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5" text:outline-level="4">Class Name</text:h>
      <text:p text:style-name="P356"><text:span text:style-name="Source_20_Text"><text:span text:style-name="T82">org.zkoss.zul.Treechildren</text:span></text:span></text:p>
      <text:h text:style-name="P192" text:outline-level="4">Supported Child Components</text:h>
      <text:p text:style-name="P99"><text:a xlink:type="simple" xlink:href="#Treeitem"><text:span text:style-name="Source_20_Text">Treeitem</text:span></text:a></text:p>
      <text:h text:style-name="P192"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58">Event Name</text:p>
            </table:table-cell>
            <table:table-cell table:style-name="Table236.B1" office:value-type="string">
              <text:p text:style-name="P158">Event Type</text:p>
            </table:table-cell>
          </table:table-row>
        </table:table-header-rows>
        <table:table-row>
          <table:table-cell table:style-name="Table236.A2" office:value-type="string">
            <text:p text:style-name="P161"><text:span text:style-name="Source_20_Text">onPaging</text:span></text:p>
          </table:table-cell>
          <table:table-cell table:style-name="Table236.B2" office:value-type="string">
            <text:p text:style-name="P166"><text:a xlink:type="simple" xlink:href="#PagingEvent"><text:span text:style-name="Source_20_Text">org.zkoss.zul.event.PagingEvent</text:span></text:a></text:p>
            <text:p text:style-name="P171">Description: </text:p>
            <text:p text:style-name="P172">Notifies one of the pages of a multi-page component is selected by the user.</text:p>
          </table:table-cell>
        </table:table-row>
        <table:table-row>
          <table:table-cell table:style-name="Table236.A2" office:value-type="string">
            <text:p text:style-name="P161">onPageSize</text:p>
          </table:table-cell>
          <table:table-cell table:style-name="Table236.B2" office:value-type="string">
            <text:p text:style-name="P166"><text:a xlink:type="simple" xlink:href="#PageSizeEvent"><text:span text:style-name="Source_20_Text">org.zkoss.zul.event.PageSizeEvent</text:span></text:a></text:p>
            <text:p text:style-name="P171">Description: </text:p>
            <text:p text:style-name="P172">Used to notify that the page size is changed (by the user) </text:p>
          </table:table-cell>
        </table:table-row>
      </table:table>
      <text:h text:style-name="P192"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58">Property</text:p>
            </table:table-cell>
            <table:table-cell table:style-name="Table237.A1" office:value-type="string">
              <text:p text:style-name="P158">Description</text:p>
            </table:table-cell>
            <table:table-cell table:style-name="Table237.A1" office:value-type="string">
              <text:p text:style-name="P158">Data Type</text:p>
            </table:table-cell>
            <table:table-cell table:style-name="Table237.D1" office:value-type="string">
              <text:p text:style-name="P157">Default Value</text:p>
            </table:table-cell>
          </table:table-row>
        </table:table-header-rows>
        <table:table-row table:style-name="Table237.2">
          <table:table-cell table:style-name="Table237.A2" office:value-type="string">
            <text:p text:style-name="P115"><text:span text:style-name="Source_20_Text"><text:span text:style-name="T1">pageSize</text:span></text:span></text:p>
          </table:table-cell>
          <table:table-cell table:style-name="Table237.B2" office:value-type="string">
            <text:p text:style-name="P168">Sets the page size which controls the number of visible child Treeitem. -1 means no limitation.</text:p>
            <text:p text:style-name="P166"><text:span text:style-name="T1">The default value gets by </text:span><text:span text:style-name="Source_20_Text"><text:span text:style-name="T1">getTree().getPageSize()</text:span></text:span></text:p>
          </table:table-cell>
          <table:table-cell table:style-name="Table237.A2" office:value-type="string">
            <text:p text:style-name="P115"><text:span text:style-name="Source_20_Text">int</text:span></text:p>
          </table:table-cell>
          <table:table-cell table:style-name="Table237.D2" office:value-type="string">
            <text:p text:style-name="P115"><text:span text:style-name="Source_20_Text">10</text:span></text:p>
          </table:table-cell>
        </table:table-row>
        <table:table-row table:style-name="Table237.2">
          <table:table-cell table:style-name="Table237.A2" office:value-type="string">
            <text:p text:style-name="P115"><text:span text:style-name="Source_20_Text">activePage</text:span></text:p>
          </table:table-cell>
          <table:table-cell table:style-name="Table237.B2" office:value-type="string">
            <text:p text:style-name="P166">Sets the active page (starting from 0).</text:p>
          </table:table-cell>
          <table:table-cell table:style-name="Table237.A2" office:value-type="string">
            <text:p text:style-name="P115"><text:span text:style-name="Source_20_Text">int</text:span></text:p>
          </table:table-cell>
          <table:table-cell table:style-name="Table237.D2" office:value-type="string">
            <text:p text:style-name="P115">0</text:p>
          </table:table-cell>
        </table:table-row>
      </table:table>
      <text:p text:style-name="P187"/>
      <text:h text:style-name="P192"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58">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15"><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15"><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15"><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
      <text:p text:style-name="P210"/>
      <text:h text:style-name="P192" text:outline-level="4">Inherited From </text:h>
      <table:table table:name="Table239" table:style-name="Table239">
        <table:table-column table:style-name="Table239.A"/>
        <table:table-header-rows>
          <table:table-row>
            <table:table-cell table:style-name="Table239.A1" office:value-type="string">
              <text:p text:style-name="P158">Inherited From</text:p>
            </table:table-cell>
          </table:table-row>
        </table:table-header-rows>
        <table:table-row>
          <table:table-cell table:style-name="Table239.A2" office:value-type="string">
            <text:p text:style-name="P177"><text:a xlink:type="simple" xlink:href="#XulElement"><text:span text:style-name="Source_20_Text">org.zkoss.zul.imp.XulElement</text:span></text:a></text:p>
          </table:table-cell>
        </table:table-row>
        <table:table-row table:style-name="Table239.3">
          <table:table-cell table:style-name="Table239.A2" office:value-type="string">
            <text:p text:style-name="P17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Treecol<text:bookmark-end text:name="Treecol"/></text:h>
      <text:p text:style-name="Text_20_body_20_indent_20_2"><text:span text:style-name="T93">A </text:span><text:span text:style-name="Source_20_Text"><text:span text:style-name="T93">treecol </text:span></text:span><text:span text:style-name="T93">is a top column of tree, Its parent must be </text:span><text:span text:style-name="Source_20_Text"><text:span text:style-name="T93">Treecols.</text:span></text:span></text:p>
      <text:p text:style-name="P104"><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35" text:outline-level="4">Class Name</text:h>
      <text:p text:style-name="P356"><text:span text:style-name="Source_20_Text"><text:span text:style-name="T82">org.zkoss.zul.Treecol</text:span></text:span></text:p>
      <text:h text:style-name="P192" text:outline-level="4">Supported Child Components</text:h>
      <text:p text:style-name="P99">*NONE</text:p>
      <text:h text:style-name="P192" text:outline-level="4">Supported Events</text:h>
      <text:p text:style-name="P207"><text:tab/>*<text:span text:style-name="T89">NONE</text:span></text:p>
      <text:h text:style-name="P235"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58">Property</text:p>
            </table:table-cell>
            <table:table-cell table:style-name="Table240.A1" office:value-type="string">
              <text:p text:style-name="P158">Description</text:p>
            </table:table-cell>
            <table:table-cell table:style-name="Table240.A1" office:value-type="string">
              <text:p text:style-name="P158">Data Type</text:p>
            </table:table-cell>
            <table:table-cell table:style-name="Table240.D1" office:value-type="string">
              <text:p text:style-name="P159">Default Value</text:p>
            </table:table-cell>
          </table:table-row>
        </table:table-header-rows>
        <table:table-row table:style-name="Table240.2">
          <table:table-cell table:style-name="Table240.A2" office:value-type="string">
            <text:p text:style-name="P115"><text:span text:style-name="Source_20_Text"><text:span text:style-name="T1">maxlength</text:span></text:span></text:p>
          </table:table-cell>
          <table:table-cell table:style-name="Table240.B2" office:value-type="string">
            <text:p text:style-name="P168">Sets the maximal length of each item's label. </text:p>
          </table:table-cell>
          <table:table-cell table:style-name="Table240.A2" office:value-type="string">
            <text:p text:style-name="P115"><text:span text:style-name="Source_20_Text">int</text:span></text:p>
          </table:table-cell>
          <table:table-cell table:style-name="Table240.D2" office:value-type="string">
            <text:p text:style-name="P115"><text:span text:style-name="Source_20_Text">0</text:span></text:p>
          </table:table-cell>
        </table:table-row>
      </table:table>
      <text:p text:style-name="P187"/>
      <text:h text:style-name="P192"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58">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15"><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15"><text:span text:style-name="Source_20_Text">Tree</text:span></text:p>
          </table:table-cell>
          <table:table-cell table:style-name="Table241.D2" office:value-type="string">
            <text:p text:style-name="Table_20_Contents"/>
          </table:table-cell>
        </table:table-row>
      </table:table>
      <text:p text:style-name="P210"/>
      <text:h text:style-name="P192" text:outline-level="4">Inherited From </text:h>
      <table:table table:name="Table242" table:style-name="Table242">
        <table:table-column table:style-name="Table242.A"/>
        <table:table-header-rows>
          <table:table-row>
            <table:table-cell table:style-name="Table242.A1" office:value-type="string">
              <text:p text:style-name="P158">Inherited From</text:p>
            </table:table-cell>
          </table:table-row>
        </table:table-header-rows>
        <table:table-row>
          <table:table-cell table:style-name="Table242.A2" office:value-type="string">
            <text:p text:style-name="P177"><text:a xlink:type="simple" xlink:href="#HeaderElement"><text:span text:style-name="Source_20_Text">org.zkoss.zul.impl.HeaderElement</text:span></text:a></text:p>
          </table:table-cell>
        </table:table-row>
        <table:table-row>
          <table:table-cell table:style-name="Table242.A2" office:value-type="string">
            <text:p text:style-name="P177"><text:a xlink:type="simple" xlink:href="#LabelImageElement"><text:span text:style-name="Source_20_Text">org.zkoss.zul.impl.LabelImageElement</text:span></text:a></text:p>
          </table:table-cell>
        </table:table-row>
        <table:table-row>
          <table:table-cell table:style-name="Table242.A2" office:value-type="string">
            <text:p text:style-name="P177"><text:a xlink:type="simple" xlink:href="#LabelElement"><text:span text:style-name="Source_20_Text">org.zkoss.zul.impl.LabelElement</text:span></text:a></text:p>
          </table:table-cell>
        </table:table-row>
        <table:table-row>
          <table:table-cell table:style-name="Table242.A2" office:value-type="string">
            <text:p text:style-name="P177"><text:a xlink:type="simple" xlink:href="#XulElement"><text:span text:style-name="Source_20_Text">org.zkoss.zul.imp.XulElement</text:span></text:a></text:p>
          </table:table-cell>
        </table:table-row>
        <table:table-row table:style-name="Table242.6">
          <table:table-cell table:style-name="Table242.A2" office:value-type="string">
            <text:p text:style-name="P17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s"/>Treecols<text:bookmark-end text:name="Treecols"/></text:h>
      <text:p text:style-name="Text_20_body_20_indent_20_2"><text:span text:style-name="T93">A </text:span><text:span text:style-name="Source_20_Text"><text:span text:style-name="T93">treecols </text:span></text:span><text:span text:style-name="T93">is main part of tree which contains set of columns. The set of columns is defined by a number of </text:span><text:span text:style-name="Source_20_Text"><text:span text:style-name="T93">treecol </text:span></text:span><text:span text:style-name="T93">components. Each column will appear as a column at the top of the tree.</text:span></text:p>
      <text:p text:style-name="Text_20_body_20_indent_20_2"><text:a xlink:type="simple" xlink:href="#Toolbar"><text:span text:style-name="Source_20_Text"><text:span text:style-name="T93"/></text:span></text:a></text:p>
      <text:p text:style-name="P18"><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35" text:outline-level="4">Class Name</text:h>
      <text:p text:style-name="P356"><text:span text:style-name="Source_20_Text"><text:span text:style-name="T82">org.zkoss.zul.Treecols</text:span></text:span></text:p>
      <text:h text:style-name="P192" text:outline-level="4">Supported Child Components</text:h>
      <text:p text:style-name="P99"><text:a xlink:type="simple" xlink:href="#Treecol"><text:span text:style-name="Source_20_Text">Treecol</text:span></text:a></text:p>
      <text:p text:style-name="P99"><text:span text:style-name="Source_20_Text"/></text:p>
      <text:h text:style-name="P192"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58">Event Name</text:p>
            </table:table-cell>
            <table:table-cell table:style-name="Table243.B1" office:value-type="string">
              <text:p text:style-name="P158">Event Type</text:p>
            </table:table-cell>
          </table:table-row>
        </table:table-header-rows>
        <table:table-row>
          <table:table-cell table:style-name="Table243.A2" office:value-type="string">
            <text:p text:style-name="P161"><text:span text:style-name="Source_20_Text">onColSize</text:span></text:p>
          </table:table-cell>
          <table:table-cell table:style-name="Table243.B2" office:value-type="string">
            <text:p text:style-name="P166"><text:a xlink:type="simple" xlink:href="#ColSizeEvent"><text:span text:style-name="Source_20_Text">org.zkoss.zul.event.ColSizeEvent</text:span></text:a></text:p>
            <text:p text:style-name="P171">Description: </text:p>
            <text:p text:style-name="P172">Notifies the parent of a group of headers that the widths</text:p>
            <text:p text:style-name="P172">of two of its children are changed by the user.</text:p>
          </table:table-cell>
        </table:table-row>
      </table:table>
      <text:h text:style-name="P192" text:outline-level="4">Properties</text:h>
      <text:p text:style-name="P207"><text:tab/><text:span text:style-name="T89">*NONE</text:span></text:p>
      <text:h text:style-name="P192"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58">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15"><text:span text:style-name="Source_20_Text">org.zkoss.zul.Tree</text:span></text:p>
          </table:table-cell>
          <table:table-cell table:style-name="Table244.D2" office:value-type="string">
            <text:p text:style-name="Table_20_Contents"/>
          </table:table-cell>
        </table:table-row>
      </table:table>
      <text:p text:style-name="P210"/>
      <text:h text:style-name="P192" text:outline-level="4">Inherited From </text:h>
      <table:table table:name="Table245" table:style-name="Table245">
        <table:table-column table:style-name="Table245.A"/>
        <table:table-header-rows>
          <table:table-row>
            <table:table-cell table:style-name="Table245.A1" office:value-type="string">
              <text:p text:style-name="P158">Inherited From</text:p>
            </table:table-cell>
          </table:table-row>
        </table:table-header-rows>
        <table:table-row>
          <table:table-cell table:style-name="Table245.A2" office:value-type="string">
            <text:p text:style-name="P177"><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77"><text:a xlink:type="simple" xlink:href="#XulElement"><text:span text:style-name="Source_20_Text">org.zkoss.zul.imp.XulElement</text:span></text:a></text:p>
          </table:table-cell>
        </table:table-row>
        <table:table-row table:style-name="Table245.4">
          <table:table-cell table:style-name="Table245.A2" office:value-type="string">
            <text:p text:style-name="P17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Treefoot<text:bookmark-end text:name="Treefoot"/></text:h>
      <text:p text:style-name="Text_20_body_20_indent_20_2"><text:span text:style-name="T93">A </text:span><text:span text:style-name="Source_20_Text"><text:span text:style-name="T93">treefoot </text:span></text:span><text:span text:style-name="T93">is main part of tree which contains set of footers. The set of footers is defined by a number of </text:span><text:span text:style-name="Source_20_Text"><text:span text:style-name="T93">treefooter </text:span></text:span><text:span text:style-name="T93">components. Each column will appear as a footer at the bottom of the tree.</text:span></text:p>
      <text:p text:style-name="Text_20_body_20_indent_20_2"><text:a xlink:type="simple" xlink:href="#Toolbar"><text:span text:style-name="Source_20_Text"><text:span text:style-name="T93"/></text:span></text:a></text:p>
      <text:p text:style-name="P18"><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35" text:outline-level="4">Class Name</text:h>
      <text:p text:style-name="P356"><text:span text:style-name="Source_20_Text"><text:span text:style-name="T82">org.zkoss.zul.Treefoot</text:span></text:span></text:p>
      <text:h text:style-name="P192" text:outline-level="4">Supported Child Components</text:h>
      <text:p text:style-name="P99"><text:a xlink:type="simple" xlink:href="#Treefooter"><text:span text:style-name="Source_20_Text">Treefooter</text:span></text:a></text:p>
      <text:h text:style-name="P192" text:outline-level="4">Supported Events</text:h>
      <text:p text:style-name="P207"><text:tab/>*<text:span text:style-name="T89">None</text:span></text:p>
      <text:h text:style-name="P235" text:outline-level="4">Properties</text:h>
      <text:p text:style-name="P207"><text:tab/>*<text:span text:style-name="T89">None</text:span></text:p>
      <text:h text:style-name="P192"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58">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15"><text:span text:style-name="Source_20_Text">Tree</text:span></text:p>
          </table:table-cell>
          <table:table-cell table:style-name="Table246.D2" office:value-type="string">
            <text:p text:style-name="Table_20_Contents"/>
          </table:table-cell>
        </table:table-row>
      </table:table>
      <text:p text:style-name="P210"/>
      <text:h text:style-name="P192" text:outline-level="4">Inherited From </text:h>
      <table:table table:name="Table247" table:style-name="Table247">
        <table:table-column table:style-name="Table247.A"/>
        <table:table-header-rows>
          <table:table-row>
            <table:table-cell table:style-name="Table247.A1" office:value-type="string">
              <text:p text:style-name="P158">Inherited From</text:p>
            </table:table-cell>
          </table:table-row>
        </table:table-header-rows>
        <table:table-row>
          <table:table-cell table:style-name="Table247.A2" office:value-type="string">
            <text:p text:style-name="P177"><text:a xlink:type="simple" xlink:href="#XulElement"><text:span text:style-name="Source_20_Text">org.zkoss.zul.imp.XulElement</text:span></text:a></text:p>
          </table:table-cell>
        </table:table-row>
        <table:table-row table:style-name="Table247.3">
          <table:table-cell table:style-name="Table247.A2" office:value-type="string">
            <text:p text:style-name="P17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er"/>Treefooter<text:bookmark-end text:name="Treefooter"/></text:h>
      <text:p text:style-name="Text_20_body_20_indent_20_2"><text:span text:style-name="T93">A </text:span><text:span text:style-name="Source_20_Text"><text:span text:style-name="T93">treefooter </text:span></text:span><text:span text:style-name="T93">is a bottom column of tree, Its parent must be </text:span><text:span text:style-name="Source_20_Text"><text:span text:style-name="T93">Treefoot. </text:span></text:span><text:span text:style-name="T93">You colud place any child in a tree footer.</text:span></text:p>
      <text:p text:style-name="Text_20_body_20_indent_20_2"><text:a xlink:type="simple" xlink:href="#Toolbar"><text:span text:style-name="Source_20_Text"><text:span text:style-name="T93"/></text:span></text:a></text:p>
      <text:p text:style-name="P18"><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35" text:outline-level="4">Class Name</text:h>
      <text:p text:style-name="P356"><text:span text:style-name="Source_20_Text"><text:span text:style-name="T82">org.zkoss.zul.Treefooter</text:span></text:span></text:p>
      <text:h text:style-name="P192" text:outline-level="4">Supported Child Components</text:h>
      <text:p text:style-name="P99">*ALL</text:p>
      <text:h text:style-name="P192" text:outline-level="4">Supported Events</text:h>
      <text:p text:style-name="P207"><text:tab/>*<text:span text:style-name="T89">NONE</text:span></text:p>
      <text:h text:style-name="P235"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58">Property</text:p>
            </table:table-cell>
            <table:table-cell table:style-name="Table248.A1" office:value-type="string">
              <text:p text:style-name="P158">Description</text:p>
            </table:table-cell>
            <table:table-cell table:style-name="Table248.A1" office:value-type="string">
              <text:p text:style-name="P158">Data Type</text:p>
            </table:table-cell>
            <table:table-cell table:style-name="Table248.D1" office:value-type="string">
              <text:p text:style-name="P159">Default Value</text:p>
            </table:table-cell>
          </table:table-row>
        </table:table-header-rows>
        <table:table-row table:style-name="Table248.2">
          <table:table-cell table:style-name="Table248.A2" office:value-type="string">
            <text:p text:style-name="P115"><text:span text:style-name="Source_20_Text"><text:span text:style-name="T1">span</text:span></text:span></text:p>
          </table:table-cell>
          <table:table-cell table:style-name="Table248.B2" office:value-type="string">
            <text:p text:style-name="P168">Sets the number of columns to span this footer. </text:p>
          </table:table-cell>
          <table:table-cell table:style-name="Table248.A2" office:value-type="string">
            <text:p text:style-name="P115"><text:span text:style-name="Source_20_Text">int</text:span></text:p>
          </table:table-cell>
          <table:table-cell table:style-name="Table248.D2" office:value-type="string">
            <text:p text:style-name="P115"><text:span text:style-name="Source_20_Text">1</text:span></text:p>
          </table:table-cell>
        </table:table-row>
      </table:table>
      <text:p text:style-name="P187"/>
      <text:h text:style-name="P192"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58">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15"><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15"><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15"><text:span text:style-name="Source_20_Text">Treecol</text:span></text:p>
          </table:table-cell>
          <table:table-cell table:style-name="Table249.D2" office:value-type="string">
            <text:p text:style-name="Table_20_Contents"/>
          </table:table-cell>
        </table:table-row>
      </table:table>
      <text:p text:style-name="P210"/>
      <text:h text:style-name="P192" text:outline-level="4">Inherited From </text:h>
      <table:table table:name="Table250" table:style-name="Table250">
        <table:table-column table:style-name="Table250.A"/>
        <table:table-header-rows>
          <table:table-row>
            <table:table-cell table:style-name="Table250.A1" office:value-type="string">
              <text:p text:style-name="P158">Inherited From</text:p>
            </table:table-cell>
          </table:table-row>
        </table:table-header-rows>
        <table:table-row>
          <table:table-cell table:style-name="Table250.A2" office:value-type="string">
            <text:p text:style-name="P177"><text:a xlink:type="simple" xlink:href="#LabelImageElement"><text:span text:style-name="Source_20_Text">org.zkoss.zul.impl.LabelImageElement</text:span></text:a></text:p>
          </table:table-cell>
        </table:table-row>
        <table:table-row>
          <table:table-cell table:style-name="Table250.A2" office:value-type="string">
            <text:p text:style-name="P177"><text:a xlink:type="simple" xlink:href="#LabelElement"><text:span text:style-name="Source_20_Text">org.zkoss.zul.impl.LabelElement</text:span></text:a></text:p>
          </table:table-cell>
        </table:table-row>
        <table:table-row>
          <table:table-cell table:style-name="Table250.A2" office:value-type="string">
            <text:p text:style-name="P177"><text:a xlink:type="simple" xlink:href="#XulElement"><text:span text:style-name="Source_20_Text">org.zkoss.zul.imp.XulElement</text:span></text:a></text:p>
          </table:table-cell>
        </table:table-row>
        <table:table-row table:style-name="Table250.5">
          <table:table-cell table:style-name="Table250.A2" office:value-type="string">
            <text:p text:style-name="P17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item"/>Treeitem<text:bookmark-end text:name="Treeitem"/></text:h>
      <text:p text:style-name="Text_20_body_20_indent_20_2"><text:span text:style-name="Source_20_Text"><text:span text:style-name="T93">Treeitem </text:span></text:span><text:span text:style-name="T93">contains a row of data (</text:span><text:span text:style-name="Source_20_Text"><text:span text:style-name="T93">treerow), </text:span></text:span><text:span text:style-name="T93">and an optional treechildren.</text:span></text:p>
      <text:p text:style-name="Text_20_body_20_indent_20_2"><text:span text:style-name="T93">If the component doesn't contain a </text:span><text:span text:style-name="Source_20_Text"><text:span text:style-name="T93">treechildren, </text:span></text:span><text:span text:style-name="T93">it is a leaf node that doesn't accept any child items.</text:span></text:p>
      <text:p text:style-name="Text_20_body_20_indent_20_2"><text:span text:style-name="T93">If it contains a </text:span><text:span text:style-name="Source_20_Text"><text:span text:style-name="T93">treechildren, </text:span></text:span><text:span text:style-name="T93">it is a branch node that might contain other items.</text:span></text:p>
      <text:p text:style-name="P87">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3"/></text:span></text:a></text:p>
      <text:p text:style-name="P18"><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5" text:outline-level="4">Class Name</text:h>
      <text:p text:style-name="P356"><text:span text:style-name="Source_20_Text"><text:span text:style-name="T82">org.zkoss.zul.Treeitem</text:span></text:span></text:p>
      <text:h text:style-name="P192"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92"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58">Event Name</text:p>
            </table:table-cell>
            <table:table-cell table:style-name="Table251.B1" office:value-type="string">
              <text:p text:style-name="P158">Event Type</text:p>
            </table:table-cell>
          </table:table-row>
        </table:table-header-rows>
        <table:table-row>
          <table:table-cell table:style-name="Table251.A2" office:value-type="string">
            <text:p text:style-name="P161"><text:span text:style-name="Source_20_Text">onRightClick</text:span></text:p>
          </table:table-cell>
          <table:table-cell table:style-name="Table251.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51.A2" office:value-type="string">
            <text:p text:style-name="P161"><text:span text:style-name="Source_20_Text">onDoubleClick</text:span></text:p>
          </table:table-cell>
          <table:table-cell table:style-name="Table251.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row>
          <table:table-cell table:style-name="Table251.A2" office:value-type="string">
            <text:p text:style-name="P161"><text:span text:style-name="Source_20_Text">onOpen</text:span></text:p>
          </table:table-cell>
          <table:table-cell table:style-name="Table251.B2" office:value-type="string">
            <text:p text:style-name="P166"><text:a xlink:type="simple" xlink:href="#OpenEvent"><text:span text:style-name="Source_20_Text">org.zkoss.zk.ui.event.OpenEvent</text:span></text:a></text:p>
            <text:p text:style-name="P171">Description: </text:p>
            <text:p text:style-name="P172">Denotes user has opened or closed a component. </text:p>
            <text:p text:style-name="P172">It is useful to implement load-on-demand by listening to the onOpen event, and creating components when the first time the component is opened.</text:p>
          </table:table-cell>
        </table:table-row>
      </table:table>
      <text:h text:style-name="P192"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58">Property</text:p>
            </table:table-cell>
            <table:table-cell table:style-name="Table252.A1" office:value-type="string">
              <text:p text:style-name="P158">Description</text:p>
            </table:table-cell>
            <table:table-cell table:style-name="Table252.A1" office:value-type="string">
              <text:p text:style-name="P158">Data Type</text:p>
            </table:table-cell>
            <table:table-cell table:style-name="Table252.D1" office:value-type="string">
              <text:p text:style-name="P159">Default Value</text:p>
            </table:table-cell>
          </table:table-row>
        </table:table-header-rows>
        <table:table-row table:style-name="Table252.2">
          <table:table-cell table:style-name="Table252.A2" office:value-type="string">
            <text:p text:style-name="P115"><text:span text:style-name="Source_20_Text"><text:span text:style-name="T1">image</text:span></text:span></text:p>
          </table:table-cell>
          <table:table-cell table:style-name="Table252.B2" office:value-type="string">
            <text:p text:style-name="P166"><text:span text:style-name="T1">Sets the image of the </text:span><text:span text:style-name="Source_20_Text"><text:span text:style-name="T1">Treecell </text:span></text:span><text:span text:style-name="T1">it contains. If it is not created, we automatically create it. </text:span></text:p>
            <text:p text:style-name="P166"><text:span text:style-name="T1">Same as </text:span><text:span text:style-name="Source_20_Text"><text:span text:style-name="T1">setSrc</text:span></text:span></text:p>
          </table:table-cell>
          <table:table-cell table:style-name="Table252.A2" office:value-type="string">
            <text:p text:style-name="P115"><text:span text:style-name="Source_20_Text">String</text:span></text:p>
          </table:table-cell>
          <table:table-cell table:style-name="Table252.D2" office:value-type="string">
            <text:p text:style-name="P115"><text:span text:style-name="Source_20_Text"/></text:p>
          </table:table-cell>
        </table:table-row>
        <table:table-row table:style-name="Table252.2">
          <table:table-cell table:style-name="Table252.A2" office:value-type="string">
            <text:p text:style-name="P115"><text:span text:style-name="Source_20_Text"><text:span text:style-name="T1">label</text:span></text:span></text:p>
          </table:table-cell>
          <table:table-cell table:style-name="Table252.B2" office:value-type="string">
            <text:p text:style-name="P168">Sets the label of the Treecell it contains. If it is not created, we automatically create it. </text:p>
          </table:table-cell>
          <table:table-cell table:style-name="Table252.A2" office:value-type="string">
            <text:p text:style-name="P115"><text:span text:style-name="Source_20_Text">String</text:span></text:p>
          </table:table-cell>
          <table:table-cell table:style-name="Table252.D2" office:value-type="string">
            <text:p text:style-name="P115"><text:span text:style-name="Source_20_Text"/></text:p>
          </table:table-cell>
        </table:table-row>
        <table:table-row table:style-name="Table252.2">
          <table:table-cell table:style-name="Table252.A2" office:value-type="string">
            <text:p text:style-name="P115"><text:span text:style-name="Source_20_Text">open</text:span></text:p>
          </table:table-cell>
          <table:table-cell table:style-name="Table252.B2" office:value-type="string">
            <text:p text:style-name="P166">Sets whether this container is open. </text:p>
            <text:p text:style-name="P166">Values : <text:span text:style-name="Source_20_Text">true|false</text:span></text:p>
          </table:table-cell>
          <table:table-cell table:style-name="Table252.A2" office:value-type="string">
            <text:p text:style-name="P115"><text:span text:style-name="Source_20_Text">boolean</text:span></text:p>
          </table:table-cell>
          <table:table-cell table:style-name="Table252.D2" office:value-type="string">
            <text:p text:style-name="P115"><text:span text:style-name="Source_20_Text">true</text:span></text:p>
          </table:table-cell>
        </table:table-row>
        <table:table-row table:style-name="Table252.2">
          <table:table-cell table:style-name="Table252.A2" office:value-type="string">
            <text:p text:style-name="P115"><text:span text:style-name="Source_20_Text">sel</text:span><text:span text:style-name="Source_20_Text"><text:span text:style-name="T1">ected</text:span></text:span></text:p>
          </table:table-cell>
          <table:table-cell table:style-name="Table252.B2" office:value-type="string">
            <text:p text:style-name="P183">Sets whether this item is selected. </text:p>
            <text:p text:style-name="P183">Values : <text:span text:style-name="Source_20_Text">true|false</text:span></text:p>
          </table:table-cell>
          <table:table-cell table:style-name="Table252.A2" office:value-type="string">
            <text:p text:style-name="P115"><text:span text:style-name="Source_20_Text">boolean</text:span></text:p>
          </table:table-cell>
          <table:table-cell table:style-name="Table252.D2" office:value-type="string">
            <text:p text:style-name="P115"><text:span text:style-name="Source_20_Text">false</text:span></text:p>
          </table:table-cell>
        </table:table-row>
        <table:table-row table:style-name="Table252.2">
          <table:table-cell table:style-name="Table252.A2" office:value-type="string">
            <text:p text:style-name="P115"><text:span text:style-name="Source_20_Text">src</text:span></text:p>
          </table:table-cell>
          <table:table-cell table:style-name="Table252.B2" office:value-type="string">
            <text:p text:style-name="P166">Sets the src of the <text:span text:style-name="Source_20_Text">Treecell </text:span>it contains. If it is not created, we automatically create it.</text:p>
            <text:p text:style-name="P166">The same as <text:span text:style-name="Source_20_Text">setImage. </text:span></text:p>
          </table:table-cell>
          <table:table-cell table:style-name="Table252.A2" office:value-type="string">
            <text:p text:style-name="P115"><text:span text:style-name="Source_20_Text">String</text:span></text:p>
          </table:table-cell>
          <table:table-cell table:style-name="Table252.D2" office:value-type="string">
            <text:p text:style-name="P115"/>
          </table:table-cell>
        </table:table-row>
        <table:table-row table:style-name="Table252.2">
          <table:table-cell table:style-name="Table252.A2" office:value-type="string">
            <text:p text:style-name="P115"><text:span text:style-name="Source_20_Text">value</text:span></text:p>
          </table:table-cell>
          <table:table-cell table:style-name="Table252.B2" office:value-type="string">
            <text:p text:style-name="P166">Sets the value. </text:p>
            <text:p text:style-name="P166">Note: the value is not sent to the browser, so it is OK to be anything. </text:p>
          </table:table-cell>
          <table:table-cell table:style-name="Table252.A2" office:value-type="string">
            <text:p text:style-name="P115"><text:span text:style-name="Source_20_Text">Object</text:span></text:p>
          </table:table-cell>
          <table:table-cell table:style-name="Table252.D2" office:value-type="string">
            <text:p text:style-name="P115">null</text:p>
          </table:table-cell>
        </table:table-row>
      </table:table>
      <text:p text:style-name="P187"/>
      <text:h text:style-name="P192"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58">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15"><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15"><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15"><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15"><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15"><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15"><text:span text:style-name="Source_20_Text">boolean</text:span></text:p>
          </table:table-cell>
          <table:table-cell table:style-name="Table253.D2" office:value-type="string">
            <text:p text:style-name="Table_20_Contents"/>
          </table:table-cell>
        </table:table-row>
      </table:table>
      <text:p text:style-name="P210"/>
      <text:h text:style-name="P192" text:outline-level="4">Inherited From </text:h>
      <table:table table:name="Table254" table:style-name="Table254">
        <table:table-column table:style-name="Table254.A"/>
        <table:table-header-rows>
          <table:table-row>
            <table:table-cell table:style-name="Table254.A1" office:value-type="string">
              <text:p text:style-name="P158">Inherited From</text:p>
            </table:table-cell>
          </table:table-row>
        </table:table-header-rows>
        <table:table-row>
          <table:table-cell table:style-name="Table254.A2" office:value-type="string">
            <text:p text:style-name="P177"><text:a xlink:type="simple" xlink:href="#XulElement"><text:span text:style-name="Source_20_Text">org.zkoss.zul.imp.XulElement</text:span></text:a></text:p>
          </table:table-cell>
        </table:table-row>
        <table:table-row table:style-name="Table254.3">
          <table:table-cell table:style-name="Table254.A2" office:value-type="string">
            <text:p text:style-name="P17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row"/>Treerow<text:bookmark-end text:name="Treerow"/></text:h>
      <text:p text:style-name="Text_20_body_20_indent_20_2"><text:span text:style-name="Source_20_Text"><text:span text:style-name="T93">Treerow </text:span></text:span><text:span text:style-name="T93">is a single row in the </text:span><text:span text:style-name="Source_20_Text"><text:span text:style-name="T93">tree, </text:span></text:span><text:span text:style-name="T93">it is the main content of </text:span><text:span text:style-name="Source_20_Text"><text:span text:style-name="T93">treeitem</text:span></text:span><text:span text:style-name="T93">. </text:span><text:span text:style-name="Source_20_Text"><text:span text:style-name="T93">Treerow </text:span></text:span><text:span text:style-name="T93">can contains multiple </text:span><text:span text:style-name="Source_20_Text"><text:span text:style-name="T93">treecell</text:span></text:span><text:span text:style-name="T93">, each </text:span><text:span text:style-name="Source_20_Text"><text:span text:style-name="T93">treecell</text:span></text:span><text:span text:style-name="T93"> represent one column in this row by sequencial. A </text:span><text:span text:style-name="Source_20_Text"><text:span text:style-name="T93">treecell </text:span></text:span><text:span text:style-name="T93">can contains any component in it, such as label, image, textbox etc. </text:span></text:p>
      <text:p text:style-name="Text_20_body_20_indent_20_2"><text:a xlink:type="simple" xlink:href="#Toolbar"><text:span text:style-name="Source_20_Text"><text:span text:style-name="T93"/></text:span></text:a></text:p>
      <text:p text:style-name="P18"><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5" text:outline-level="4">Class Name</text:h>
      <text:p text:style-name="P356"><text:span text:style-name="Source_20_Text"><text:span text:style-name="T82">org.zkoss.zul.Treerow</text:span></text:span></text:p>
      <text:h text:style-name="P192" text:outline-level="4">Supported Child Components</text:h>
      <text:p text:style-name="Text_20_body_20_indent_20_2"><text:a xlink:type="simple" xlink:href="#Treerow"><text:span text:style-name="Source_20_Text">Treecell</text:span></text:a></text:p>
      <text:h text:style-name="P192" text:outline-level="4">Supported Events</text:h>
      <text:p text:style-name="P208"><text:tab/>*None</text:p>
      <text:h text:style-name="P235"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58">Property</text:p>
            </table:table-cell>
            <table:table-cell table:style-name="Table255.A1" office:value-type="string">
              <text:p text:style-name="P158">Description</text:p>
            </table:table-cell>
            <table:table-cell table:style-name="Table255.A1" office:value-type="string">
              <text:p text:style-name="P158">Data Type</text:p>
            </table:table-cell>
            <table:table-cell table:style-name="Table255.D1" office:value-type="string">
              <text:p text:style-name="P159">Default Value</text:p>
            </table:table-cell>
          </table:table-row>
        </table:table-header-rows>
        <table:table-row table:style-name="Table255.2">
          <table:table-cell table:style-name="Table255.A2" office:value-type="string">
            <text:p text:style-name="P115"><text:span text:style-name="Source_20_Text"><text:span text:style-name="T1">context</text:span></text:span></text:p>
          </table:table-cell>
          <table:table-cell table:style-name="Table255.B2" office:value-type="string">
            <text:p text:style-name="P166"><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15"><text:span text:style-name="Source_20_Text">String</text:span></text:p>
          </table:table-cell>
          <table:table-cell table:style-name="Table255.D2" office:value-type="string">
            <text:p text:style-name="P115"><text:span text:style-name="Source_20_Text">Always throws UnsupportedOperationException </text:span></text:p>
          </table:table-cell>
        </table:table-row>
        <table:table-row table:style-name="Table255.2">
          <table:table-cell table:style-name="Table255.A2" office:value-type="string">
            <text:p text:style-name="P115"><text:span text:style-name="Source_20_Text"><text:span text:style-name="T1">popup</text:span></text:span></text:p>
          </table:table-cell>
          <table:table-cell table:style-name="Table255.B2" office:value-type="string">
            <text:p text:style-name="P168">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15"><text:span text:style-name="Source_20_Text">String</text:span></text:p>
          </table:table-cell>
          <table:table-cell table:style-name="Table255.D2" office:value-type="string">
            <text:p text:style-name="P115"><text:span text:style-name="Source_20_Text">Always throws UnsupportedOperationException </text:span></text:p>
          </table:table-cell>
        </table:table-row>
        <table:table-row table:style-name="Table255.2">
          <table:table-cell table:style-name="Table255.A2" office:value-type="string">
            <text:p text:style-name="P115"><text:span text:style-name="Source_20_Text">tooltip</text:span></text:p>
          </table:table-cell>
          <table:table-cell table:style-name="Table255.B2" office:value-type="string">
            <text:p text:style-name="P166"><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15"><text:span text:style-name="Source_20_Text">String</text:span></text:p>
          </table:table-cell>
          <table:table-cell table:style-name="Table255.D2" office:value-type="string">
            <text:p text:style-name="P115"><text:span text:style-name="Source_20_Text">Always throws UnsupportedOperationException </text:span></text:p>
          </table:table-cell>
        </table:table-row>
      </table:table>
      <text:p text:style-name="P187"/>
      <text:h text:style-name="P192"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58">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15"><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15"><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15"><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15"><text:span text:style-name="Source_20_Text">Tree</text:span></text:p>
          </table:table-cell>
          <table:table-cell table:style-name="Table256.D2" office:value-type="string">
            <text:p text:style-name="Table_20_Contents"/>
          </table:table-cell>
        </table:table-row>
      </table:table>
      <text:p text:style-name="P210"/>
      <text:h text:style-name="P192" text:outline-level="4">Inherited From </text:h>
      <table:table table:name="Table257" table:style-name="Table257">
        <table:table-column table:style-name="Table257.A"/>
        <table:table-header-rows>
          <table:table-row>
            <table:table-cell table:style-name="Table257.A1" office:value-type="string">
              <text:p text:style-name="P158">Inherited From</text:p>
            </table:table-cell>
          </table:table-row>
        </table:table-header-rows>
        <table:table-row>
          <table:table-cell table:style-name="Table257.A2" office:value-type="string">
            <text:p text:style-name="P177"><text:a xlink:type="simple" xlink:href="#XulElement"><text:span text:style-name="Source_20_Text">org.zkoss.zul.imp.XulElement</text:span></text:a></text:p>
          </table:table-cell>
        </table:table-row>
        <table:table-row table:style-name="Table257.3">
          <table:table-cell table:style-name="Table257.A2" office:value-type="string">
            <text:p text:style-name="P17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Vbox"/>Vbox<text:bookmark-end text:name="Vbox"/></text:h>
      <text:p text:style-name="P85">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35" text:outline-level="4">Class Name</text:h>
      <text:p text:style-name="P356"><text:span text:style-name="Source_20_Text"><text:span text:style-name="T82">org.zkoss.zul.Vbox</text:span></text:span></text:p>
      <text:h text:style-name="P192" text:outline-level="4">Supported Child Components</text:h>
      <text:p text:style-name="P89">*ALL</text:p>
      <text:h text:style-name="P192" text:outline-level="4">Supported Events <text:s text:c="6"/></text:h>
      <text:p text:style-name="P209"><text:s text:c="8"/>*NONE</text:p>
      <text:h text:style-name="P235" text:outline-level="4">Properties</text:h>
      <text:p text:style-name="P206"><text:tab/><text:span text:style-name="T79">*NONE</text:span></text:p>
      <text:h text:style-name="P192" text:outline-level="4">Methods</text:h>
      <text:p text:style-name="P209"><text:s text:c="6"/>*NONE</text:p>
      <text:h text:style-name="P192" text:outline-level="4">Inherited From </text:h>
      <table:table table:name="Table258" table:style-name="Table258">
        <table:table-column table:style-name="Table258.A"/>
        <table:table-header-rows>
          <table:table-row>
            <table:table-cell table:style-name="Table258.A1" office:value-type="string">
              <text:p text:style-name="P158">Inherited From</text:p>
            </table:table-cell>
          </table:table-row>
        </table:table-header-rows>
        <table:table-row>
          <table:table-cell table:style-name="Table258.A2" office:value-type="string">
            <text:p text:style-name="P176"><text:a xlink:type="simple" xlink:href="#Box">org.zkoss.zul.Box</text:a></text:p>
          </table:table-cell>
        </table:table-row>
        <table:table-row>
          <table:table-cell table:style-name="Table258.A2" office:value-type="string">
            <text:p text:style-name="P176"><text:a xlink:type="simple" xlink:href="#XulElement">org.zkoss.zul.impl.XulElement</text:a></text:p>
          </table:table-cell>
        </table:table-row>
        <table:table-row>
          <table:table-cell table:style-name="Table258.A2" office:value-type="string">
            <text:p text:style-name="P176"><text:a xlink:type="simple" xlink:href="#HtmlBasedComponent">org.zkoss.zk.ui.HtmlBasedComponent</text:a> </text:p>
          </table:table-cell>
        </table:table-row>
        <table:table-row table:style-name="Table258.5">
          <table:table-cell table:style-name="Table258.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West"/>West<text:bookmark-end text:name="West"/></text:h>
      <text:p text:style-name="P78">This component is a west region. The default class of CSS is specified "layout-region-west".</text:p>
      <text:p text:style-name="Text_20_body_20_indent"/>
      <text:p text:style-name="P77"><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35" text:outline-level="4">Class Name</text:h>
      <text:p text:style-name="P356"><text:span text:style-name="Source_20_Text"><text:span text:style-name="T15">org.zkoss.zkex.zul.West</text:span></text:span></text:p>
      <text:h text:style-name="P192" text:outline-level="4">Supported Child Components</text:h>
      <text:p text:style-name="Text_20_body_20_indent_20_2">*NONE</text:p>
      <text:h text:style-name="P192"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58">Name</text:p>
            </table:table-cell>
            <table:table-cell table:style-name="Table259.B1" office:value-type="string">
              <text:p text:style-name="P158">Inherited From</text:p>
            </table:table-cell>
          </table:table-row>
        </table:table-header-rows>
        <table:table-row>
          <table:table-cell table:style-name="Table259.A2" office:value-type="string">
            <text:p text:style-name="P161"><text:span text:style-name="Source_20_Text">OnOpen</text:span></text:p>
          </table:table-cell>
          <table:table-cell table:style-name="Table259.B2" office:value-type="string">
            <text:p text:style-name="Table_20_Contents"><text:a xlink:type="simple" xlink:href="#OpenEvent"><text:span text:style-name="Source_20_Text"><text:span text:style-name="T111">org.zkoss.zk.ui.event.OpenEvent</text:span></text:span></text:a></text:p>
            <text:p text:style-name="Table_20_Contents"><text:span text:style-name="Source_20_Text"><text:span text:style-name="T112"/></text:span></text:p>
            <text:p text:style-name="Table_20_Contents"><text:span text:style-name="Source_20_Text"><text:span text:style-name="T113">Description: </text:span></text:span><text:span text:style-name="Source_20_Text"><text:span text:style-name="T114">When a layout is collapsed or opened by a user, the </text:span></text:span><text:span text:style-name="Source_20_Text"><text:span text:style-name="T81">onOpen</text:span></text:span><text:span text:style-name="Source_20_Text"><text:span text:style-name="T114"> event is sent to the application.</text:span></text:span></text:p>
          </table:table-cell>
        </table:table-row>
      </table:table>
      <text:h text:style-name="P234"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57">Property</text:p>
            </table:table-cell>
            <table:table-cell table:style-name="Table260.A1" office:value-type="string">
              <text:p text:style-name="P157">Description</text:p>
            </table:table-cell>
            <table:table-cell table:style-name="Table260.A1" office:value-type="string">
              <text:p text:style-name="P157">Data Type</text:p>
            </table:table-cell>
            <table:table-cell table:style-name="Table260.D1" office:value-type="string">
              <text:p text:style-name="P157">Default Value</text:p>
            </table:table-cell>
          </table:table-row>
        </table:table-header-rows>
        <table:table-row>
          <table:table-cell table:style-name="Table260.A2" office:value-type="string">
            <text:p text:style-name="P115"><text:span text:style-name="Source_20_Text"><text:span text:style-name="T55">size</text:span></text:span></text:p>
          </table:table-cell>
          <table:table-cell table:style-name="Table260.A2" office:value-type="string">
            <text:p text:style-name="P141">Sets the size of this region.</text:p>
          </table:table-cell>
          <table:table-cell table:style-name="Table260.A2" office:value-type="string">
            <text:p text:style-name="P115"><text:span text:style-name="Source_20_Text"><text:span text:style-name="T55">java.lang.String</text:span></text:span></text:p>
          </table:table-cell>
          <table:table-cell table:style-name="Table260.D2" office:value-type="string">
            <text:p text:style-name="P161"><text:span text:style-name="Source_20_Text"><text:span text:style-name="T57">null</text:span></text:span></text:p>
          </table:table-cell>
        </table:table-row>
      </table:table>
      <text:p text:style-name="P204"/>
      <text:h text:style-name="P192"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36" text:outline-level="4">Inherited From </text:h>
      <table:table table:name="Table262" table:style-name="Table262">
        <table:table-column table:style-name="Table262.A"/>
        <table:table-header-rows>
          <table:table-row>
            <table:table-cell table:style-name="Table262.A1" office:value-type="string">
              <text:p text:style-name="P158">Inherited From</text:p>
            </table:table-cell>
          </table:table-row>
        </table:table-header-rows>
        <table:table-row table:style-name="Table262.2">
          <table:table-cell table:style-name="Table262.A2" office:value-type="string">
            <text:p text:style-name="P177"><text:a xlink:type="simple" xlink:href="#LayoutRegion"><text:span text:style-name="T57">org.zkoss.zkex.zul.LayoutRegion </text:span></text:a></text:p>
          </table:table-cell>
        </table:table-row>
        <table:table-row table:style-name="Table262.2">
          <table:table-cell table:style-name="Table262.A2" office:value-type="string">
            <text:p text:style-name="P177"><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Window"/>Window<text:bookmark-end text:name="Window"/></text:h>
      <text:p text:style-name="P85">A window is, like HTML DIV tag, used to group components. Unlike other components, a window has the following characteristics. <text:s/></text:p>
      <text:list text:style-name="L8">
        <text:list-item>
          <text:p text:style-name="P349">A window is an owner of an ID space. Any component contained in a window, including itself, could be found by use of the getFellow method, if it is assigned with an identifier.</text:p>
        </text:list-item>
        <text:list-item>
          <text:p text:style-name="P349">A window could be overlapped, popup, and embedded.</text:p>
        </text:list-item>
        <text:list-item>
          <text:p text:style-name="P349">A window could be a modal dialog.</text:p>
        </text:list-item>
      </text:list>
      <text:p text:style-name="P17"><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35" text:outline-level="4">Class Name</text:h>
      <text:p text:style-name="P356"><text:span text:style-name="Source_20_Text"><text:span text:style-name="T13">org.zkoss.zul.Window</text:span></text:span></text:p>
      <text:h text:style-name="P192" text:outline-level="4">Supported Child Components</text:h>
      <text:p text:style-name="Text_20_body_20_indent_20_2">*ALL</text:p>
      <text:h text:style-name="P192" text:outline-level="4">Supported Events</text:h>
      <text:h text:style-name="P235" text:outline-level="4"/>
      <table:table table:name="Table263" table:style-name="Table263">
        <table:table-column table:style-name="Table263.A"/>
        <table:table-column table:style-name="Table263.B"/>
        <table:table-header-rows>
          <table:table-row>
            <table:table-cell table:style-name="Table263.A1" office:value-type="string">
              <text:p text:style-name="P158">Name</text:p>
            </table:table-cell>
            <table:table-cell table:style-name="Table263.B1" office:value-type="string">
              <text:p text:style-name="P158">Event Type</text:p>
            </table:table-cell>
          </table:table-row>
        </table:table-header-rows>
        <table:table-row>
          <table:table-cell table:style-name="Table263.A2" office:value-type="string">
            <text:p text:style-name="P161"><text:span text:style-name="Source_20_Text">onMove </text:span></text:p>
          </table:table-cell>
          <table:table-cell table:style-name="Table263.B2" office:value-type="string">
            <text:p text:style-name="P166"><text:span text:style-name="T3">Event:</text:span><text:span text:style-name="T89"> <text:s/></text:span><text:a xlink:type="simple" xlink:href="#Event"><text:span text:style-name="Source_20_Text"><text:span text:style-name="T89">org.zkoss.ui.zk.ui.event.Event</text:span></text:span></text:a></text:p>
            <text:p text:style-name="P175">Denotes the close button is pressed by a user, and the</text:p>
            <text:p text:style-name="P175">component shall detach itself.</text:p>
          </table:table-cell>
        </table:table-row>
        <table:table-row>
          <table:table-cell table:style-name="Table263.A2" office:value-type="string">
            <text:p text:style-name="P161"><text:span text:style-name="Source_20_Text">onOpen </text:span></text:p>
          </table:table-cell>
          <table:table-cell table:style-name="Table263.B2" office:value-type="string">
            <text:p text:style-name="P166"><text:span text:style-name="T3">Event: </text:span><text:a xlink:type="simple" xlink:href="#OpenEvent"><text:span text:style-name="Source_20_Text"><text:span text:style-name="T89">org.zkoss.zk.ui.event.OpenEvent</text:span></text:span></text:a></text:p>
            <text:p text:style-name="P166"><text:span text:style-name="T89">Denotes user has opened or closed a component.</text:span><text:span text:style-name="Source_20_Text"><text:span text:style-name="T89"> </text:span></text:span></text:p>
            <text:p text:style-name="P166"><text:span text:style-name="Source_20_Text"><text:span text:style-name="T3">Note:</text:span></text:span></text:p>
            <text:p text:style-name="P166"><text:span text:style-name="T89">Unlike </text:span><text:span text:style-name="Source_20_Text"><text:span text:style-name="T89">onClose</text:span></text:span><text:span text:style-name="T89">, this event is only a notification. The</text:span></text:p>
            <text:p text:style-name="P175">client sends this event after opening or closing the</text:p>
            <text:p text:style-name="P175">component.</text:p>
            <text:p text:style-name="P175">It is useful to implement load-on-demand by listening to</text:p>
            <text:p text:style-name="P166"><text:span text:style-name="T89">the </text:span><text:span text:style-name="Source_20_Text"><text:span text:style-name="T89">onOpen</text:span></text:span><text:span text:style-name="T89"> event, and creating components when the</text:span></text:p>
            <text:p text:style-name="P175">first time the component is opened.</text:p>
          </table:table-cell>
        </table:table-row>
        <table:table-row>
          <table:table-cell table:style-name="Table263.A2" office:value-type="string">
            <text:p text:style-name="P161"><text:span text:style-name="Source_20_Text">onClose </text:span></text:p>
          </table:table-cell>
          <table:table-cell table:style-name="Table263.B2" office:value-type="string">
            <text:p text:style-name="P166"><text:span text:style-name="T3">Event:</text:span><text:span text:style-name="T89"> </text:span><text:a xlink:type="simple" xlink:href="#Event"><text:span text:style-name="Source_20_Text"><text:span text:style-name="T89">org.zkoss.ui.zk.ui.event.Event</text:span></text:span></text:a></text:p>
            <text:p text:style-name="P175">Denotes the close button is pressed by a user, and the</text:p>
            <text:p text:style-name="P175">component shall detach itself.</text:p>
          </table:table-cell>
        </table:table-row>
        <table:table-row>
          <table:table-cell table:style-name="Table263.A2" office:value-type="string">
            <text:p text:style-name="P161"><text:span text:style-name="Source_20_Text">onOK </text:span></text:p>
          </table:table-cell>
          <table:table-cell table:style-name="Table263.B2" office:value-type="string">
            <text:p text:style-name="P166"><text:span text:style-name="T3">Event:</text:span><text:span text:style-name="Source_20_Text"> </text:span><text:a xlink:type="simple" xlink:href="#KeyEvent"><text:span text:style-name="Source_20_Text">org.zkoss.zk.ui.event.KeyEvent</text:span></text:a></text:p>
            <text:p text:style-name="P166">Denotes user has pressed the ENTER key.</text:p>
          </table:table-cell>
        </table:table-row>
        <table:table-row>
          <table:table-cell table:style-name="Table263.A2" office:value-type="string">
            <text:p text:style-name="P161"><text:span text:style-name="Source_20_Text">onCacnel </text:span></text:p>
          </table:table-cell>
          <table:table-cell table:style-name="Table263.B2" office:value-type="string">
            <text:p text:style-name="P166"><text:span text:style-name="T3">Event:</text:span><text:span text:style-name="Source_20_Text"> </text:span><text:a xlink:type="simple" xlink:href="#KeyEvent"><text:span text:style-name="Source_20_Text">org.zkoss.zk.ui.event.KeyEvent</text:span></text:a></text:p>
            <text:p text:style-name="P166"><text:span text:style-name="Source_20_Text">Denotes user has pressed the ESC key.</text:span></text:p>
          </table:table-cell>
        </table:table-row>
        <table:table-row>
          <table:table-cell table:style-name="Table263.A2" office:value-type="string">
            <text:p text:style-name="P161">onCtrlKey</text:p>
          </table:table-cell>
          <table:table-cell table:style-name="Table263.B2" office:value-type="string">
            <text:p text:style-name="P166"><text:span text:style-name="T3">Event: </text:span><text:a xlink:type="simple" xlink:href="#KeyEvent"><text:span text:style-name="Source_20_Text">org.zkoss.zk.ui.event.KeyEvent</text:span></text:a></text:p>
            <text:p text:style-name="P166">Denotes user has pressed a special key, such as PgUp, Home and a key combined with the Ctrl or Alt key. Refer to the ctrlKeys Property section below for details.</text:p>
          </table:table-cell>
        </table:table-row>
      </table:table>
      <text:h text:style-name="P20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57">Property</text:p>
            </table:table-cell>
            <table:table-cell table:style-name="Table264.A1" office:value-type="string">
              <text:p text:style-name="P157">Description</text:p>
            </table:table-cell>
            <table:table-cell table:style-name="Table264.A1" office:value-type="string">
              <text:p text:style-name="P157">Data Type</text:p>
            </table:table-cell>
            <table:table-cell table:style-name="Table264.D1" office:value-type="string">
              <text:p text:style-name="P157">Default Value</text:p>
            </table:table-cell>
          </table:table-row>
        </table:table-header-rows>
        <table:table-row>
          <table:table-cell table:style-name="Table264.A2" office:value-type="string">
            <text:p text:style-name="P5"><text:span text:style-name="Source_20_Text"><text:span text:style-name="T72">border </text:span></text:span></text:p>
          </table:table-cell>
          <table:table-cell table:style-name="Table264.A2" office:value-type="string">
            <text:p text:style-name="P7">Sets the border </text:p>
            <text:p text:style-name="P5"><text:span text:style-name="T75">Values: </text:span><text:span text:style-name="Source_20_Text"><text:span text:style-name="T76">none</text:span></text:span><text:span text:style-name="T76"> | </text:span><text:span text:style-name="Source_20_Text"><text:span text:style-name="T76">normal</text:span></text:span><text:span text:style-name="T76"> </text:span></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61"><text:span text:style-name="Source_20_Text"><text:span text:style-name="T57">none</text:span></text:span></text:p>
          </table:table-cell>
        </table:table-row>
        <table:table-row>
          <table:table-cell table:style-name="Table264.A2" office:value-type="string">
            <text:p text:style-name="P122"><text:span text:style-name="Source_20_Text">closable</text:span></text:p>
          </table:table-cell>
          <table:table-cell table:style-name="Table264.A2" office:value-type="string">
            <text:p text:style-name="P117">Sets whether to show a close button on the title bar. </text:p>
          </table:table-cell>
          <table:table-cell table:style-name="Table264.A2" office:value-type="string">
            <text:p text:style-name="P115"><text:span text:style-name="Source_20_Text"><text:span text:style-name="T55">boolean</text:span></text:span></text:p>
          </table:table-cell>
          <table:table-cell table:style-name="Table264.D2" office:value-type="string">
            <text:p text:style-name="P115"><text:span text:style-name="Source_20_Text"><text:span text:style-name="T55">false</text:span></text:span></text:p>
          </table:table-cell>
        </table:table-row>
        <table:table-row table:style-name="Table264.4">
          <table:table-cell table:style-name="Table264.A2" office:value-type="string">
            <text:p text:style-name="P122"><text:span text:style-name="Source_20_Text">contentStyle</text:span></text:p>
          </table:table-cell>
          <table:table-cell table:style-name="Table264.B4" office:value-type="string">
            <text:p text:style-name="P162">Sets the CSS style for the content block of the window. </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18"><text:span text:style-name="Source_20_Text">&lt;empty string&gt;</text:span></text:p>
          </table:table-cell>
        </table:table-row>
        <table:table-row table:style-name="Table264.4">
          <table:table-cell table:style-name="Table264.A2" office:value-type="string">
            <text:p text:style-name="P122"><text:span text:style-name="Source_20_Text">ctrlKeys</text:span></text:p>
          </table:table-cell>
          <table:table-cell table:style-name="Table264.B4" office:value-type="string">
            <text:p text:style-name="P166">Sets what keystrokes to intercept. </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61"><text:span text:style-name="Source_20_Text"><text:span text:style-name="T57">&lt;null&gt;</text:span></text:span></text:p>
          </table:table-cell>
        </table:table-row>
        <table:table-row table:style-name="Table264.4">
          <table:table-cell table:style-name="Table264.A2" office:value-type="string">
            <text:p text:style-name="P122"><text:span text:style-name="Source_20_Text">draggable</text:span></text:p>
          </table:table-cell>
          <table:table-cell table:style-name="Table264.B4" office:value-type="string">
            <text:p text:style-name="P162"/>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63"><text:span text:style-name="Source_20_Text">&lt;null&gt;</text:span></text:p>
          </table:table-cell>
        </table:table-row>
        <table:table-row table:style-name="Table264.4">
          <table:table-cell table:style-name="Table264.A2" office:value-type="string">
            <text:p text:style-name="P122"><text:span text:style-name="Source_20_Text">mode</text:span></text:p>
          </table:table-cell>
          <table:table-cell table:style-name="Table264.B4" office:value-type="string">
            <text:p text:style-name="P162">Sets the mode of window.</text:p>
            <text:p text:style-name="P28"><text:span text:style-name="T75">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15"><text:span text:style-name="Source_20_Text"><text:span text:style-name="T55">int</text:span></text:span></text:p>
          </table:table-cell>
          <table:table-cell table:style-name="Table264.D2" office:value-type="string">
            <text:p text:style-name="P115"><text:span text:style-name="Source_20_Text"><text:span text:style-name="T55">0</text:span></text:span></text:p>
          </table:table-cell>
        </table:table-row>
        <table:table-row table:style-name="Table264.4">
          <table:table-cell table:style-name="Table264.A2" office:value-type="string">
            <text:p text:style-name="P122"><text:span text:style-name="Source_20_Text">position</text:span></text:p>
          </table:table-cell>
          <table:table-cell table:style-name="Table264.B4" office:value-type="string">
            <text:p text:style-name="P162">Sets how to position the window at the client screen. </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15"><text:span text:style-name="Source_20_Text">&lt;null&gt;</text:span></text:p>
          </table:table-cell>
        </table:table-row>
        <table:table-row table:style-name="Table264.4">
          <table:table-cell table:style-name="Table264.A2" office:value-type="string">
            <text:p text:style-name="P122"><text:span text:style-name="Source_20_Text">sizable</text:span></text:p>
          </table:table-cell>
          <table:table-cell table:style-name="Table264.B4" office:value-type="string">
            <text:p text:style-name="P162">Sets whether the window is sizable. </text:p>
          </table:table-cell>
          <table:table-cell table:style-name="Table264.A2" office:value-type="string">
            <text:p text:style-name="P115"><text:span text:style-name="Source_20_Text">boolean</text:span></text:p>
          </table:table-cell>
          <table:table-cell table:style-name="Table264.D2" office:value-type="string">
            <text:p text:style-name="P115"><text:span text:style-name="Source_20_Text">false</text:span></text:p>
          </table:table-cell>
        </table:table-row>
        <table:table-row table:style-name="Table264.4">
          <table:table-cell table:style-name="Table264.A2" office:value-type="string">
            <text:p text:style-name="P122"><text:span text:style-name="Source_20_Text">title</text:span></text:p>
          </table:table-cell>
          <table:table-cell table:style-name="Table264.B4" office:value-type="string">
            <text:p text:style-name="P162">Sets the title. </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18"><text:span text:style-name="Source_20_Text">&lt;empty string&gt;</text:span></text:p>
          </table:table-cell>
        </table:table-row>
        <table:table-row table:style-name="Table264.4">
          <table:table-cell table:style-name="Table264.A2" office:value-type="string">
            <text:p text:style-name="P122"><text:span text:style-name="Source_20_Text">visible</text:span></text:p>
          </table:table-cell>
          <table:table-cell table:style-name="Table264.B4" office:value-type="string">
            <text:p text:style-name="P162">Changes the visibility of the window. </text:p>
          </table:table-cell>
          <table:table-cell table:style-name="Table264.A2" office:value-type="string">
            <text:p text:style-name="P115"><text:span text:style-name="Source_20_Text">boolean</text:span></text:p>
          </table:table-cell>
          <table:table-cell table:style-name="Table264.D2" office:value-type="string">
            <text:p text:style-name="P115"><text:span text:style-name="Source_20_Text">false</text:span></text:p>
          </table:table-cell>
        </table:table-row>
      </table:table>
      <text:p text:style-name="P187"/>
      <text:h text:style-name="P192"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85"><text:span text:style-name="Source_20_Text">clone()</text:span></text:p>
          </table:table-cell>
          <table:table-cell table:style-name="Table265.A2" office:value-type="string">
            <text:p text:style-name="Table_20_Contents"/>
          </table:table-cell>
          <table:table-cell table:style-name="Table265.C2" office:value-type="string">
            <text:p text:style-name="P185"><text:span text:style-name="Source_20_Text"><text:span text:style-name="T1">java.lang.Object</text:span></text:span></text:p>
          </table:table-cell>
        </table:table-row>
        <table:table-row>
          <table:table-cell table:style-name="Table265.A2" office:value-type="string">
            <text:p text:style-name="P185"><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85"><text:span text:style-name="Source_20_Text"><text:span text:style-name="T1">void</text:span></text:span></text:p>
          </table:table-cell>
        </table:table-row>
        <table:table-row>
          <table:table-cell table:style-name="Table265.A2" office:value-type="string">
            <text:p text:style-name="P185"><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85"><text:span text:style-name="Source_20_Text"><text:span text:style-name="T1">void</text:span></text:span></text:p>
          </table:table-cell>
        </table:table-row>
        <table:table-row>
          <table:table-cell table:style-name="Table265.A2" office:value-type="string">
            <text:p text:style-name="P185"><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85"><text:span text:style-name="Source_20_Text">void</text:span></text:p>
          </table:table-cell>
        </table:table-row>
        <table:table-row>
          <table:table-cell table:style-name="Table265.A2" office:value-type="string">
            <text:p text:style-name="P185"><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85"><text:span text:style-name="Source_20_Text"><text:span text:style-name="T1">void</text:span></text:span></text:p>
          </table:table-cell>
        </table:table-row>
        <table:table-row>
          <table:table-cell table:style-name="Table265.A2" office:value-type="string">
            <text:p text:style-name="P185"><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85"><text:span text:style-name="Source_20_Text"><text:span text:style-name="T1">void</text:span></text:span></text:p>
          </table:table-cell>
        </table:table-row>
        <table:table-row>
          <table:table-cell table:style-name="Table265.A2" office:value-type="string">
            <text:p text:style-name="P185"><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85"><text:span text:style-name="Source_20_Text">java.lang.String </text:span></text:p>
          </table:table-cell>
        </table:table-row>
        <table:table-row>
          <table:table-cell table:style-name="Table265.A2" office:value-type="string">
            <text:p text:style-name="P185"><text:span text:style-name="Source_20_Text">getOuterAttrs() </text:span></text:p>
          </table:table-cell>
          <table:table-cell table:style-name="Table265.A2" office:value-type="string">
            <text:p text:style-name="Standard"/>
          </table:table-cell>
          <table:table-cell table:style-name="Table265.C2" office:value-type="string">
            <text:p text:style-name="P185"><text:span text:style-name="Source_20_Text"><text:s/>java.lang.String <text:tab/></text:span></text:p>
          </table:table-cell>
        </table:table-row>
        <table:table-row>
          <table:table-cell table:style-name="Table265.A2" office:value-type="string">
            <text:p text:style-name="P185"><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85"><text:span text:style-name="Source_20_Text">java.lang.String </text:span></text:p>
          </table:table-cell>
        </table:table-row>
        <table:table-row>
          <table:table-cell table:style-name="Table265.A2" office:value-type="string">
            <text:p text:style-name="P185"><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P185"><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P185"><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P185"><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P185"><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85"><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85"><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85"><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85"><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85"><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85"><text:span text:style-name="Source_20_Text">void</text:span></text:p>
          </table:table-cell>
        </table:table-row>
      </table:table>
      <text:p text:style-name="P142"/>
      <text:p text:style-name="P142">Inherited From </text:p>
      <table:table table:name="Table266" table:style-name="Table266">
        <table:table-column table:style-name="Table266.A"/>
        <table:table-header-rows>
          <table:table-row>
            <table:table-cell table:style-name="Table266.A1" office:value-type="string">
              <text:p text:style-name="P158">Name</text:p>
            </table:table-cell>
          </table:table-row>
        </table:table-header-rows>
        <table:table-row>
          <table:table-cell table:style-name="Table266.A2" office:value-type="string">
            <text:p text:style-name="P177"><text:a xlink:type="simple" xlink:href="#XulElement">org.zkoss.zul.impl.XulElement</text:a></text:p>
          </table:table-cell>
        </table:table-row>
        <table:table-row table:style-name="Table266.3">
          <table:table-cell table:style-name="Table266.A2" office:value-type="string">
            <text:p text:style-name="P177"><text:s/><text:a xlink:type="simple" xlink:href="#HtmlBasedComponent">org.zkoss.zk.ui.HtmlBasedComponent</text:a> </text:p>
          </table:table-cell>
        </table:table-row>
        <table:table-row table:style-name="Table266.3">
          <table:table-cell table:style-name="Table266.A2" office:value-type="string">
            <text:p text:style-name="P17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35" text:outline-level="4">Class Name</text:h>
      <text:p text:style-name="P295"><text:span text:style-name="Source_20_Text"><text:span text:style-name="T84">org.zkoss.zk.ui.event.CheckEvent</text:span></text:span></text:p>
      <text:h text:style-name="P192"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58">Name</text:p>
            </table:table-cell>
            <table:table-cell table:style-name="Table267.A1" office:value-type="string">
              <text:p text:style-name="Table_20_Heading">Description</text:p>
            </table:table-cell>
            <table:table-cell table:style-name="Table267.C1" office:value-type="string">
              <text:p text:style-name="P158">Data Type</text:p>
            </table:table-cell>
          </table:table-row>
        </table:table-header-rows>
        <table:table-row>
          <table:table-cell table:style-name="Table267.A2" office:value-type="string">
            <text:p text:style-name="P115"><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15"><text:span text:style-name="Source_20_Text">boolea</text:span></text:p>
          </table:table-cell>
        </table:table-row>
      </table:table>
      <text:h text:style-name="P191" text:outline-level="4">Inherited From </text:h>
      <table:table table:name="Table268" table:style-name="Table268">
        <table:table-column table:style-name="Table268.A"/>
        <table:table-header-rows>
          <table:table-row>
            <table:table-cell table:style-name="Table268.A1" office:value-type="string">
              <text:p text:style-name="P158">Inherited From</text:p>
            </table:table-cell>
          </table:table-row>
        </table:table-header-rows>
        <table:table-row>
          <table:table-cell table:style-name="Table268.A2" office:value-type="string">
            <text:p text:style-name="P176"><text:a xlink:type="simple" xlink:href="#Event"><text:span text:style-name="Source_20_Text"><text:span text:style-name="T89">org.zkoss.zk.ui.event.Event </text:span></text:span></text:a></text:p>
          </table:table-cell>
        </table:table-row>
      </table:table>
      <text:p text:style-name="P14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35" text:outline-level="4">Class Name</text:h>
      <text:p text:style-name="P295"><text:span text:style-name="Source_20_Text"><text:span text:style-name="T84">org.zkoss.zul.event.ColSizeEvent</text:span></text:span></text:p>
      <text:h text:style-name="P192"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58">Name</text:p>
            </table:table-cell>
            <table:table-cell table:style-name="Table269.A1" office:value-type="string">
              <text:p text:style-name="Table_20_Heading">Description</text:p>
            </table:table-cell>
            <table:table-cell table:style-name="Table269.C1" office:value-type="string">
              <text:p text:style-name="P158">Data Type</text:p>
            </table:table-cell>
          </table:table-row>
        </table:table-header-rows>
        <table:table-row>
          <table:table-cell table:style-name="Table269.A2" office:value-type="string">
            <text:p text:style-name="P115"><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15"><text:span text:style-name="Source_20_Text">int</text:span></text:p>
          </table:table-cell>
        </table:table-row>
        <table:table-row>
          <table:table-cell table:style-name="Table269.A2" office:value-type="string">
            <text:p text:style-name="P115"><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15">org.zkoss.zk.ui.Component</text:p>
          </table:table-cell>
        </table:table-row>
        <table:table-row>
          <table:table-cell table:style-name="Table269.A2" office:value-type="string">
            <text:p text:style-name="P115"><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15">org.zkoss.zk.ui.Component</text:p>
          </table:table-cell>
        </table:table-row>
        <table:table-row>
          <table:table-cell table:style-name="Table269.A2" office:value-type="string">
            <text:p text:style-name="P115"><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15">int</text:p>
          </table:table-cell>
        </table:table-row>
      </table:table>
      <text:h text:style-name="P191" text:outline-level="4">Inherited From </text:h>
      <table:table table:name="Table270" table:style-name="Table270">
        <table:table-column table:style-name="Table270.A"/>
        <table:table-header-rows>
          <table:table-row>
            <table:table-cell table:style-name="Table270.A1" office:value-type="string">
              <text:p text:style-name="P158">Inherited From</text:p>
            </table:table-cell>
          </table:table-row>
        </table:table-header-rows>
        <table:table-row>
          <table:table-cell table:style-name="Table270.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35" text:outline-level="4">Class Name</text:h>
      <text:p text:style-name="P295"><text:span text:style-name="Source_20_Text"><text:span text:style-name="T84">org.zkoss.zk.ui.event.CreateEvent</text:span></text:span></text:p>
      <text:h text:style-name="P192"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58">Name</text:p>
            </table:table-cell>
            <table:table-cell table:style-name="Table271.A1" office:value-type="string">
              <text:p text:style-name="Table_20_Heading">Description</text:p>
            </table:table-cell>
            <table:table-cell table:style-name="Table271.C1" office:value-type="string">
              <text:p text:style-name="P158">Data Type</text:p>
            </table:table-cell>
          </table:table-row>
        </table:table-header-rows>
        <table:table-row>
          <table:table-cell table:style-name="Table271.A2" office:value-type="string">
            <text:p text:style-name="P115"><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15"><text:span text:style-name="Source_20_Text">java.lang.String</text:span></text:p>
          </table:table-cell>
        </table:table-row>
      </table:table>
      <text:h text:style-name="P192" text:outline-level="4">Inherited From </text:h>
      <table:table table:name="Table272" table:style-name="Table272">
        <table:table-column table:style-name="Table272.A"/>
        <table:table-header-rows>
          <table:table-row>
            <table:table-cell table:style-name="Table272.A1" office:value-type="string">
              <text:p text:style-name="P158">Inherited From</text:p>
            </table:table-cell>
          </table:table-row>
        </table:table-header-rows>
        <table:table-row>
          <table:table-cell table:style-name="Table272.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DropEvent"/>DropEvent<text:bookmark-end text:name="DropEvent"/></text:h>
      <text:p text:style-name="P85">Represents an event cause by user's dragging and dropping a component.</text:p>
      <text:p text:style-name="P85">The component being dragged can be retrieved by <text:span text:style-name="Source_20_Text">getDragged()</text:span>. The component that received the dragged component is <text:span text:style-name="Source_20_Text">Event.getTarget()</text:span>. </text:p>
      <text:p text:style-name="P17"/>
      <text:h text:style-name="P135" text:outline-level="4">Class Name</text:h>
      <text:p text:style-name="P295"><text:span text:style-name="Source_20_Text"><text:span text:style-name="T84">org.zkoss.zk.ui.event.DropEvent</text:span></text:span></text:p>
      <text:h text:style-name="P192"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58">Name</text:p>
            </table:table-cell>
            <table:table-cell table:style-name="Table273.A1" office:value-type="string">
              <text:p text:style-name="Table_20_Heading">Description</text:p>
            </table:table-cell>
            <table:table-cell table:style-name="Table273.C1" office:value-type="string">
              <text:p text:style-name="P158">Data Type</text:p>
            </table:table-cell>
          </table:table-row>
        </table:table-header-rows>
        <table:table-row>
          <table:table-cell table:style-name="Table273.A2" office:value-type="string">
            <text:p text:style-name="P122"><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15"><text:span text:style-name="Source_20_Text">Component</text:span></text:p>
          </table:table-cell>
        </table:table-row>
        <table:table-row>
          <table:table-cell table:style-name="Table273.A2" office:value-type="string">
            <text:p text:style-name="P122"><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15">String</text:p>
          </table:table-cell>
        </table:table-row>
      </table:table>
      <text:h text:style-name="P192" text:outline-level="4">Inherited From </text:h>
      <table:table table:name="Table274" table:style-name="Table274">
        <table:table-column table:style-name="Table274.A"/>
        <table:table-header-rows>
          <table:table-row>
            <table:table-cell table:style-name="Table274.A1" office:value-type="string">
              <text:p text:style-name="P158">Inherited From</text:p>
            </table:table-cell>
          </table:table-row>
        </table:table-header-rows>
        <table:table-row>
          <table:table-cell table:style-name="Table274.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ErrorEvent"/>ErrorEvent<text:bookmark-end text:name="ErrorEvent"/></text:h>
      <text:p text:style-name="P85">Represents an event cause by user's entering a wrong data or clearing the last wrong data. <text:s/><text:span text:style-name="Source_20_Text">ErrorEvent</text:span> is sent when the client detects users entered a wrong value. </text:p>
      <text:p text:style-name="P85">Note: if the client doesn't detect the error, the value is sent back to the server with regular event, such as <text:span text:style-name="Source_20_Text">InputEvent</text:span></text:p>
      <text:p text:style-name="P17"/>
      <text:h text:style-name="P135" text:outline-level="4">Class Name</text:h>
      <text:p text:style-name="P295"><text:span text:style-name="Source_20_Text"><text:span text:style-name="T84">org.zkoss.zk.ui.event.ErrorEvent</text:span></text:span></text:p>
      <text:h text:style-name="P192"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58">Name</text:p>
            </table:table-cell>
            <table:table-cell table:style-name="Table275.A1" office:value-type="string">
              <text:p text:style-name="Table_20_Heading">Description</text:p>
            </table:table-cell>
            <table:table-cell table:style-name="Table275.A1" office:value-type="string">
              <text:p text:style-name="P158">Data Type</text:p>
            </table:table-cell>
            <table:table-cell table:style-name="Table275.D1" office:value-type="string">
              <text:p text:style-name="P158">Values</text:p>
            </table:table-cell>
          </table:table-row>
        </table:table-header-rows>
        <table:table-row>
          <table:table-cell table:style-name="Table275.A2" office:value-type="string">
            <text:p text:style-name="P122"><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15"><text:span text:style-name="Source_20_Text">String</text:span></text:p>
          </table:table-cell>
          <table:table-cell table:style-name="Table275.D2" office:value-type="string">
            <text:p text:style-name="P115"/>
          </table:table-cell>
        </table:table-row>
      </table:table>
      <text:h text:style-name="P191" text:outline-level="4"><text:span text:style-name="T38">Inherited </text:span><text:span text:style-name="T43">From </text:span></text:h>
      <table:table table:name="Table276" table:style-name="Table276">
        <table:table-column table:style-name="Table276.A"/>
        <table:table-header-rows>
          <table:table-row>
            <table:table-cell table:style-name="Table276.A1" office:value-type="string">
              <text:p text:style-name="P158">Inherited From</text:p>
            </table:table-cell>
          </table:table-row>
        </table:table-header-rows>
        <table:table-row>
          <table:table-cell table:style-name="Table276.A2" office:value-type="string">
            <text:p text:style-name="P176"><text:a xlink:type="simple" xlink:href="#InputEvent"><text:span text:style-name="Source_20_Text"><text:span text:style-name="T89">org.zkoss.zk.ui.event.InputEvent</text:span></text:span></text:a></text:p>
          </table:table-cell>
        </table:table-row>
        <table:table-row>
          <table:table-cell table:style-name="Table276.A2" office:value-type="string">
            <text:p text:style-name="P176"><text:a xlink:type="simple" xlink:href="#Event"><text:span text:style-name="Source_20_Text"><text:span text:style-name="T89">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35" text:outline-level="4">Class Name</text:h>
      <text:p text:style-name="P295"><text:span text:style-name="Source_20_Text"><text:span text:style-name="T84">org.zkoss.zk.ui.event.Event</text:span></text:span></text:p>
      <text:h text:style-name="P192"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58">Name</text:p>
            </table:table-cell>
            <table:table-cell table:style-name="Table277.A1" office:value-type="string">
              <text:p text:style-name="Table_20_Heading">Description</text:p>
            </table:table-cell>
            <table:table-cell table:style-name="Table277.C1" office:value-type="string">
              <text:p text:style-name="P158">Data Type</text:p>
            </table:table-cell>
          </table:table-row>
        </table:table-header-rows>
        <table:table-row>
          <table:table-cell table:style-name="Table277.A2" office:value-type="string">
            <text:p text:style-name="P115"><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15"><text:span text:style-name="Source_20_Text">java.util.Set</text:span></text:p>
          </table:table-cell>
        </table:table-row>
        <table:table-row>
          <table:table-cell table:style-name="Table277.A2" office:value-type="string">
            <text:p text:style-name="P115"><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15"><text:span text:style-name="Source_20_Text">Java.lang.String</text:span></text:p>
          </table:table-cell>
        </table:table-row>
        <table:table-row>
          <table:table-cell table:style-name="Table277.A2" office:value-type="string">
            <text:p text:style-name="P115"><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15"><text:span text:style-name="Source_20_Text">org.zkoss.zk.ui.Page</text:span></text:p>
          </table:table-cell>
        </table:table-row>
        <table:table-row>
          <table:table-cell table:style-name="Table277.A2" office:value-type="string">
            <text:p text:style-name="P115"><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15"><text:span text:style-name="Source_20_Text">org.zkoss.zk.ui.Component</text:span></text:p>
          </table:table-cell>
        </table:table-row>
        <table:table-row>
          <table:table-cell table:style-name="Table277.A2" office:value-type="string">
            <text:p text:style-name="P115"><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15"><text:span text:style-name="Source_20_Text">boolean</text:span></text:p>
          </table:table-cell>
        </table:table-row>
        <table:table-row>
          <table:table-cell table:style-name="Table277.A2" office:value-type="string">
            <text:p text:style-name="P115"><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15"><text:span text:style-name="Source_20_Text">void</text:span></text:p>
          </table:table-cell>
        </table:table-row>
        <table:table-row>
          <table:table-cell table:style-name="Table277.A2" office:value-type="string">
            <text:p text:style-name="P115"><text:span text:style-name="Source_20_Text">toString()</text:span></text:p>
          </table:table-cell>
          <table:table-cell table:style-name="Table277.A2" office:value-type="string">
            <text:p text:style-name="Table_20_Contents"/>
          </table:table-cell>
          <table:table-cell table:style-name="Table277.C2" office:value-type="string">
            <text:p text:style-name="P115"><text:span text:style-name="Source_20_Text">String</text:span></text:p>
          </table:table-cell>
        </table:table-row>
      </table:table>
      <text:h text:style-name="P191"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35" text:outline-level="4">Class Name</text:h>
      <text:p text:style-name="P295"><text:span text:style-name="Source_20_Text"><text:span text:style-name="T84">org.zkoss.zk.ui.event.InputEvent</text:span></text:span></text:p>
      <text:h text:style-name="P192"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58">Name</text:p>
            </table:table-cell>
            <table:table-cell table:style-name="Table278.A1" office:value-type="string">
              <text:p text:style-name="Table_20_Heading">Description</text:p>
            </table:table-cell>
            <table:table-cell table:style-name="Table278.C1" office:value-type="string">
              <text:p text:style-name="P158">Data Type</text:p>
            </table:table-cell>
          </table:table-row>
        </table:table-header-rows>
        <table:table-row>
          <table:table-cell table:style-name="Table278.A2" office:value-type="string">
            <text:p text:style-name="P115"><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15"><text:span text:style-name="Source_20_Text">java.lang.String</text:span></text:p>
          </table:table-cell>
        </table:table-row>
        <table:table-row>
          <table:table-cell table:style-name="Table278.A2" office:value-type="string">
            <text:p text:style-name="P115"><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15"><text:span text:style-name="Source_20_Text">boolean</text:span></text:p>
          </table:table-cell>
        </table:table-row>
      </table:table>
      <text:h text:style-name="P192" text:outline-level="4">Inherited From </text:h>
      <table:table table:name="Table279" table:style-name="Table279">
        <table:table-column table:style-name="Table279.A"/>
        <table:table-header-rows>
          <table:table-row>
            <table:table-cell table:style-name="Table279.A1" office:value-type="string">
              <text:p text:style-name="P158">Inherited From</text:p>
            </table:table-cell>
          </table:table-row>
        </table:table-header-rows>
        <table:table-row>
          <table:table-cell table:style-name="Table279.A2" office:value-type="string">
            <text:p text:style-name="P176"><text:a xlink:type="simple" xlink:href="#Event"><text:span text:style-name="Source_20_Text"><text:span text:style-name="T89">org.zkoss.zk.ui.event.Event </text:span></text:span></text:a></text:p>
          </table:table-cell>
        </table:table-row>
      </table:table>
      <text:h text:style-name="Heading_20_3" text:outline-level="3"><text:bookmark-start text:name="KeyEvent"/>KeyEvent<text:bookmark-end text:name="KeyEvent"/></text:h>
      <text:p text:style-name="P143"/>
      <text:p text:style-name="Text_20_body_20_indent_20_2">Represents a key pressed by the user. </text:p>
      <text:h text:style-name="P135" text:outline-level="4">Class Name</text:h>
      <text:p text:style-name="P295"><text:span text:style-name="Source_20_Text"><text:span text:style-name="T84">org.zkoss.zk.ui.event.KeyEvent</text:span></text:span></text:p>
      <text:h text:style-name="P192"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58">Name</text:p>
            </table:table-cell>
            <table:table-cell table:style-name="Table280.A1" office:value-type="string">
              <text:p text:style-name="Table_20_Heading">Description</text:p>
            </table:table-cell>
            <table:table-cell table:style-name="Table280.C1" office:value-type="string">
              <text:p text:style-name="P158">Data Type</text:p>
            </table:table-cell>
          </table:table-row>
        </table:table-header-rows>
        <table:table-row>
          <table:table-cell table:style-name="Table280.A2" office:value-type="string">
            <text:p text:style-name="P140"><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15"><text:span text:style-name="Source_20_Text">int</text:span></text:p>
          </table:table-cell>
        </table:table-row>
        <table:table-row>
          <table:table-cell table:style-name="Table280.A2" office:value-type="string">
            <text:p text:style-name="P140"><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15"><text:span text:style-name="Source_20_Text">boolean</text:span></text:p>
          </table:table-cell>
        </table:table-row>
        <table:table-row>
          <table:table-cell table:style-name="Table280.A2" office:value-type="string">
            <text:p text:style-name="P140"><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15"><text:span text:style-name="Source_20_Text">boolean</text:span></text:p>
          </table:table-cell>
        </table:table-row>
        <table:table-row>
          <table:table-cell table:style-name="Table280.A2" office:value-type="string">
            <text:p text:style-name="P140"><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15"><text:span text:style-name="Source_20_Text">boolean</text:span></text:p>
          </table:table-cell>
        </table:table-row>
      </table:table>
      <text:h text:style-name="P192" text:outline-level="4">Inherited From </text:h>
      <table:table table:name="Table281" table:style-name="Table281">
        <table:table-column table:style-name="Table281.A"/>
        <table:table-header-rows>
          <table:table-row>
            <table:table-cell table:style-name="Table281.A1" office:value-type="string">
              <text:p text:style-name="P158">Inherited From</text:p>
            </table:table-cell>
          </table:table-row>
        </table:table-header-rows>
        <table:table-row>
          <table:table-cell table:style-name="Table281.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92">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35" text:outline-level="4">Class Name</text:h>
      <text:p text:style-name="P295"><text:span text:style-name="Source_20_Text"><text:span text:style-name="T84">org.zkoss.zk.ui.event.MouseEvent</text:span></text:span></text:p>
      <text:h text:style-name="P192"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58">Name</text:p>
            </table:table-cell>
            <table:table-cell table:style-name="Table282.A1" office:value-type="string">
              <text:p text:style-name="Table_20_Heading">Description</text:p>
            </table:table-cell>
            <table:table-cell table:style-name="Table282.C1" office:value-type="string">
              <text:p text:style-name="P158">Data Type</text:p>
            </table:table-cell>
          </table:table-row>
        </table:table-header-rows>
        <table:table-row>
          <table:table-cell table:style-name="Table282.A2" office:value-type="string">
            <text:p text:style-name="P115"><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15"><text:span text:style-name="Source_20_Text">java.lang.String</text:span></text:p>
          </table:table-cell>
        </table:table-row>
        <table:table-row>
          <table:table-cell table:style-name="Table282.A2" office:value-type="string">
            <text:p text:style-name="P115"><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15">int</text:p>
          </table:table-cell>
        </table:table-row>
        <table:table-row>
          <table:table-cell table:style-name="Table282.A2" office:value-type="string">
            <text:p text:style-name="P115"><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15">int</text:p>
          </table:table-cell>
        </table:table-row>
        <table:table-row>
          <table:table-cell table:style-name="Table282.A2" office:value-type="string">
            <text:p text:style-name="P115"><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15">int</text:p>
          </table:table-cell>
        </table:table-row>
      </table:table>
      <text:h text:style-name="P192" text:outline-level="4">Inherited From </text:h>
      <table:table table:name="Table283" table:style-name="Table283">
        <table:table-column table:style-name="Table283.A"/>
        <table:table-header-rows>
          <table:table-row>
            <table:table-cell table:style-name="Table283.A1" office:value-type="string">
              <text:p text:style-name="P158">Inherited From</text:p>
            </table:table-cell>
          </table:table-row>
        </table:table-header-rows>
        <table:table-row>
          <table:table-cell table:style-name="Table283.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MoveEvent"/>MoveEvent<text:bookmark-end text:name="MoveEvent"/></text:h>
      <text:p text:style-name="P85">Represents an event caused by a component being moved.</text:p>
      <text:p text:style-name="P85">Component Implementation Note:</text:p>
      <text:p text:style-name="Text_20_body_20_indent_20_2"><text:span text:style-name="T92">A movable component must implement </text:span><text:span text:style-name="Source_20_Text"><text:span text:style-name="T92">Movable</text:span></text:span><text:span text:style-name="T92"> for the returned object of </text:span><text:span text:style-name="Source_20_Text"><text:span text:style-name="T92">ComponentCtrl.getExtraCtrl()</text:span></text:span><text:span text:style-name="T92">. </text:span></text:p>
      <text:h text:style-name="P135" text:outline-level="4">Class Name</text:h>
      <text:p text:style-name="P295"><text:span text:style-name="Source_20_Text"><text:span text:style-name="T84">org.zkoss.zk.ui.event.MoveEvent</text:span></text:span></text:p>
      <text:h text:style-name="P192"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58">Name</text:p>
            </table:table-cell>
            <table:table-cell table:style-name="Table284.A1" office:value-type="string">
              <text:p text:style-name="Table_20_Heading">Description</text:p>
            </table:table-cell>
            <table:table-cell table:style-name="Table284.C1" office:value-type="string">
              <text:p text:style-name="P158">Data Type</text:p>
            </table:table-cell>
          </table:table-row>
        </table:table-header-rows>
        <table:table-row>
          <table:table-cell table:style-name="Table284.A2" office:value-type="string">
            <text:p text:style-name="P122"><text:span text:style-name="Source_20_Text">getKey</text:span></text:p>
          </table:table-cell>
          <table:table-cell table:style-name="Table284.A2" office:value-type="string">
            <text:p text:style-name="P5"><text:span text:style-name="T118">Returns what keys were pressed when the component is moved, or 0 if none of them was pressed. It is a combination of </text:span><text:span text:style-name="Source_20_Text"><text:span text:style-name="T118">CTRL_KEY</text:span></text:span><text:span text:style-name="T118">, </text:span><text:span text:style-name="Source_20_Text"><text:span text:style-name="T118">SHIFT_KEY</text:span></text:span><text:span text:style-name="T118"> and </text:span><text:span text:style-name="Source_20_Text"><text:span text:style-name="T118">ALT_KEY</text:span></text:span><text:span text:style-name="T118">. </text:span></text:p>
          </table:table-cell>
          <table:table-cell table:style-name="Table284.C2" office:value-type="string">
            <text:p text:style-name="P115"><text:span text:style-name="Source_20_Text">int</text:span></text:p>
          </table:table-cell>
        </table:table-row>
        <table:table-row>
          <table:table-cell table:style-name="Table284.A2" office:value-type="string">
            <text:p text:style-name="P122"><text:span text:style-name="Source_20_Text">getLeft</text:span></text:p>
          </table:table-cell>
          <table:table-cell table:style-name="Table284.A2" office:value-type="string">
            <text:p text:style-name="P5"><text:span text:style-name="Source_20_Text"><text:span text:style-name="T118">Returns the left of the component after moved.</text:span></text:span></text:p>
          </table:table-cell>
          <table:table-cell table:style-name="Table284.C2" office:value-type="string">
            <text:p text:style-name="P115"><text:span text:style-name="Source_20_Text">String</text:span></text:p>
          </table:table-cell>
        </table:table-row>
        <table:table-row>
          <table:table-cell table:style-name="Table284.A2" office:value-type="string">
            <text:p text:style-name="P122"><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15"><text:span text:style-name="Source_20_Text">String</text:span></text:p>
          </table:table-cell>
        </table:table-row>
      </table:table>
      <text:h text:style-name="P192" text:outline-level="4">Inherited From </text:h>
      <table:table table:name="Table285" table:style-name="Table285">
        <table:table-column table:style-name="Table285.A"/>
        <table:table-header-rows>
          <table:table-row>
            <table:table-cell table:style-name="Table285.A1" office:value-type="string">
              <text:p text:style-name="P158">Inherited From</text:p>
            </table:table-cell>
          </table:table-row>
        </table:table-header-rows>
        <table:table-row>
          <table:table-cell table:style-name="Table285.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
      <text:h text:style-name="P54" text:outline-level="3"/>
      <text:h text:style-name="Heading_20_3" text:outline-level="3"><text:bookmark-start text:name="OpenEvent"/>OpenEvent<text:bookmark-end text:name="OpenEvent"/></text:h>
      <text:p text:style-name="P85">Represents an event cause by user's openning or closing something at the client.</text:p>
      <text:p text:style-name="P85">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85">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35" text:outline-level="4">Class Name</text:h>
      <text:p text:style-name="P295"><text:span text:style-name="Source_20_Text"><text:span text:style-name="T84">org.zkoss.zk.ui.event.OpenEvent</text:span></text:span></text:p>
      <text:h text:style-name="P192"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58">Name</text:p>
            </table:table-cell>
            <table:table-cell table:style-name="Table286.A1" office:value-type="string">
              <text:p text:style-name="Table_20_Heading">Description</text:p>
            </table:table-cell>
            <table:table-cell table:style-name="Table286.C1" office:value-type="string">
              <text:p text:style-name="P158">Data Type</text:p>
            </table:table-cell>
          </table:table-row>
        </table:table-header-rows>
        <table:table-row>
          <table:table-cell table:style-name="Table286.A2" office:value-type="string">
            <text:p text:style-name="P122"><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15"><text:span text:style-name="Source_20_Text">Component</text:span></text:p>
          </table:table-cell>
        </table:table-row>
        <table:table-row>
          <table:table-cell table:style-name="Table286.A2" office:value-type="string">
            <text:p text:style-name="P122"><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15">boolean</text:p>
          </table:table-cell>
        </table:table-row>
      </table:table>
      <text:h text:style-name="P192" text:outline-level="4">Inherited From </text:h>
      <table:table table:name="Table287" table:style-name="Table287">
        <table:table-column table:style-name="Table287.A"/>
        <table:table-header-rows>
          <table:table-row>
            <table:table-cell table:style-name="Table287.A1" office:value-type="string">
              <text:p text:style-name="P158">Inherited From</text:p>
            </table:table-cell>
          </table:table-row>
        </table:table-header-rows>
        <table:table-row>
          <table:table-cell table:style-name="Table287.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
      <text:h text:style-name="P54"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35" text:outline-level="4">Class Name</text:h>
      <text:p text:style-name="P295"><text:span text:style-name="Source_20_Text"><text:span text:style-name="T84">org.zkoss.zk.event.PageSizeEvent</text:span></text:span></text:p>
      <text:h text:style-name="P192"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58">Name</text:p>
            </table:table-cell>
            <table:table-cell table:style-name="Table288.A1" office:value-type="string">
              <text:p text:style-name="Table_20_Heading">Description</text:p>
            </table:table-cell>
            <table:table-cell table:style-name="Table288.C1" office:value-type="string">
              <text:p text:style-name="P158">Data Type</text:p>
            </table:table-cell>
          </table:table-row>
        </table:table-header-rows>
        <table:table-row>
          <table:table-cell table:style-name="Table288.A2" office:value-type="string">
            <text:p text:style-name="P115"><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15"><text:span text:style-name="Source_20_Text">org</text:span><text:span text:style-name="Source_20_Text"><text:span text:style-name="T1">.zkoss.zul.ext.Pageable</text:span></text:span></text:p>
          </table:table-cell>
        </table:table-row>
        <table:table-row>
          <table:table-cell table:style-name="Table288.A2" office:value-type="string">
            <text:p text:style-name="P115">getPageSize()</text:p>
          </table:table-cell>
          <table:table-cell table:style-name="Table288.A2" office:value-type="string">
            <text:p text:style-name="Table_20_Contents">Returns the page size.</text:p>
          </table:table-cell>
          <table:table-cell table:style-name="Table288.C2" office:value-type="string">
            <text:p text:style-name="P115"><text:span text:style-name="Source_20_Text">int</text:span></text:p>
          </table:table-cell>
        </table:table-row>
      </table:table>
      <text:h text:style-name="P192" text:outline-level="4">Inherited From </text:h>
      <table:table table:name="Table289" table:style-name="Table289">
        <table:table-column table:style-name="Table289.A"/>
        <table:table-header-rows>
          <table:table-row>
            <table:table-cell table:style-name="Table289.A1" office:value-type="string">
              <text:p text:style-name="P158">Inherited From</text:p>
            </table:table-cell>
          </table:table-row>
        </table:table-header-rows>
        <table:table-row>
          <table:table-cell table:style-name="Table289.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85">Used to notify that a new page is selected by the user, or by <text:span text:style-name="Source_20_Text">Paginal </text:span>(such as <text:span text:style-name="Source_20_Text">Paging</text:span>). It is used for paging long content. </text:p>
      <text:p text:style-name="P17"/>
      <text:h text:style-name="P135" text:outline-level="4">Class Name</text:h>
      <text:p text:style-name="P295"><text:span text:style-name="Source_20_Text"><text:span text:style-name="T84">org.zkoss.zk.ui.event.PagingEvent</text:span></text:span></text:p>
      <text:h text:style-name="P192"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58">Name</text:p>
            </table:table-cell>
            <table:table-cell table:style-name="Table290.A1" office:value-type="string">
              <text:p text:style-name="Table_20_Heading">Description</text:p>
            </table:table-cell>
            <table:table-cell table:style-name="Table290.C1" office:value-type="string">
              <text:p text:style-name="P158">Data Type</text:p>
            </table:table-cell>
          </table:table-row>
        </table:table-header-rows>
        <table:table-row>
          <table:table-cell table:style-name="Table290.A2" office:value-type="string">
            <text:p text:style-name="P122"><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15"><text:span text:style-name="Source_20_Text">Pageable</text:span></text:p>
          </table:table-cell>
        </table:table-row>
        <table:table-row>
          <table:table-cell table:style-name="Table290.A2" office:value-type="string">
            <text:p text:style-name="P122"><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15"><text:span text:style-name="Source_20_Text">int</text:span></text:p>
          </table:table-cell>
        </table:table-row>
      </table:table>
      <text:h text:style-name="P192" text:outline-level="4">Inherited From </text:h>
      <table:table table:name="Table291" table:style-name="Table291">
        <table:table-column table:style-name="Table291.A"/>
        <table:table-header-rows>
          <table:table-row>
            <table:table-cell table:style-name="Table291.A1" office:value-type="string">
              <text:p text:style-name="P158">Inherited From</text:p>
            </table:table-cell>
          </table:table-row>
        </table:table-header-rows>
        <table:table-row>
          <table:table-cell table:style-name="Table291.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85">Represents an event caused by that user is scrolling or has scrolled at the client. </text:p>
      <text:p text:style-name="Text_20_body_20_indent_20_2"><text:span text:style-name="Source_20_Text"><text:span text:style-name="T92">ScrollEvent</text:span></text:span><text:span text:style-name="T92"> will be sent wih name as "</text:span><text:span text:style-name="Source_20_Text"><text:span text:style-name="T92">onScroll</text:span></text:span><text:span text:style-name="T92">" after </text:span><text:span text:style-name="Source_20_Text"><text:span text:style-name="T92">setCurposByClient(int)</text:span></text:span><text:span text:style-name="T92"> is called to notify application developers that it is called by user (rather than by codes).</text:span></text:p>
      <text:p text:style-name="Text_20_body_20_indent_20_2"><text:span text:style-name="T92">For components that might also support ScrollEvent with "</text:span><text:span text:style-name="Source_20_Text"><text:span text:style-name="T92">onScrolling</text:span></text:span><text:span text:style-name="T92">". It is used to notified the server that user is changing its content (changing is on progress and not finished).</text:span></text:p>
      <text:p text:style-name="Text_20_body_20_indent_20_2"><text:span text:style-name="T92">The com</text:span><text:span text:style-name="T93">ponents which are supported this event are: </text:span><text:a xlink:type="simple" xlink:href="#Slider"><text:span text:style-name="Source_20_Text"><text:span text:style-name="T93">org.zkoss.zul.Slider</text:span></text:span></text:a><text:span text:style-name="T93">.</text:span></text:p>
      <text:h text:style-name="P135" text:outline-level="4">Class Name</text:h>
      <text:p text:style-name="P295"><text:span text:style-name="Source_20_Text"><text:span text:style-name="T84">org.zkoss.zk.ui.event.ScrollEvent</text:span></text:span></text:p>
      <text:h text:style-name="P192"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58">Name</text:p>
            </table:table-cell>
            <table:table-cell table:style-name="Table292.A1" office:value-type="string">
              <text:p text:style-name="Table_20_Heading">Description</text:p>
            </table:table-cell>
            <table:table-cell table:style-name="Table292.A1" office:value-type="string">
              <text:p text:style-name="P158">Data Type</text:p>
            </table:table-cell>
            <table:table-cell table:style-name="Table292.D1" office:value-type="string">
              <text:p text:style-name="P158">Values</text:p>
            </table:table-cell>
          </table:table-row>
        </table:table-header-rows>
        <table:table-row>
          <table:table-cell table:style-name="Table292.A2" office:value-type="string">
            <text:p text:style-name="P115"><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15"><text:span text:style-name="Source_20_Text">int</text:span></text:p>
          </table:table-cell>
          <table:table-cell table:style-name="Table292.D2" office:value-type="string">
            <text:p text:style-name="P115"/>
          </table:table-cell>
        </table:table-row>
      </table:table>
      <text:h text:style-name="P191" text:outline-level="4"><text:span text:style-name="T38">Inherited</text:span> <text:span text:style-name="T43">From </text:span></text:h>
      <table:table table:name="Table293" table:style-name="Table293">
        <table:table-column table:style-name="Table293.A"/>
        <table:table-header-rows>
          <table:table-row>
            <table:table-cell table:style-name="Table293.A1" office:value-type="string">
              <text:p text:style-name="P158">Inherited From</text:p>
            </table:table-cell>
          </table:table-row>
        </table:table-header-rows>
        <table:table-row>
          <table:table-cell table:style-name="Table293.A2" office:value-type="string">
            <text:p text:style-name="P176"><text:a xlink:type="simple" xlink:href="#Event"><text:span text:style-name="Source_20_Text"><text:span text:style-name="T89">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35" text:outline-level="4">Class Name</text:h>
      <text:p text:style-name="P295"><text:span text:style-name="Source_20_Text"><text:span text:style-name="T84">org.zkoss.zk.ui.event.SelectEvent</text:span></text:span></text:p>
      <text:h text:style-name="P192"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58">Name</text:p>
            </table:table-cell>
            <table:table-cell table:style-name="Table294.A1" office:value-type="string">
              <text:p text:style-name="Table_20_Heading">Description</text:p>
            </table:table-cell>
            <table:table-cell table:style-name="Table294.C1" office:value-type="string">
              <text:p text:style-name="P158">Data Type</text:p>
            </table:table-cell>
          </table:table-row>
        </table:table-header-rows>
        <table:table-row>
          <table:table-cell table:style-name="Table294.A2" office:value-type="string">
            <text:p text:style-name="P115"><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15"><text:span text:style-name="Source_20_Text">java.util.Set</text:span></text:p>
          </table:table-cell>
        </table:table-row>
      </table:table>
      <text:h text:style-name="P192" text:outline-level="4">Inherited From </text:h>
      <table:table table:name="Table295" table:style-name="Table295">
        <table:table-column table:style-name="Table295.A"/>
        <table:table-header-rows>
          <table:table-row>
            <table:table-cell table:style-name="Table295.A1" office:value-type="string">
              <text:p text:style-name="P158">Inherited From</text:p>
            </table:table-cell>
          </table:table-row>
        </table:table-header-rows>
        <table:table-row>
          <table:table-cell table:style-name="Table295.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35" text:outline-level="4">Class Name</text:h>
      <text:p text:style-name="P295"><text:span text:style-name="Source_20_Text"><text:span text:style-name="T84">org.zkoss.zk.ui.event.SelectionEvent</text:span></text:span></text:p>
      <text:h text:style-name="P192"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58">Name</text:p>
            </table:table-cell>
            <table:table-cell table:style-name="Table296.A1" office:value-type="string">
              <text:p text:style-name="Table_20_Heading">Description</text:p>
            </table:table-cell>
            <table:table-cell table:style-name="Table296.C1" office:value-type="string">
              <text:p text:style-name="P158">Data Type</text:p>
            </table:table-cell>
          </table:table-row>
        </table:table-header-rows>
        <table:table-row>
          <table:table-cell table:style-name="Table296.A2" office:value-type="string">
            <text:p text:style-name="P115"><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15"><text:span text:style-name="Source_20_Text">java.util.Set</text:span></text:p>
          </table:table-cell>
        </table:table-row>
        <table:table-row>
          <table:table-cell table:style-name="Table296.A2" office:value-type="string">
            <text:p text:style-name="P115"><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15"><text:span text:style-name="Source_20_Text">int</text:span></text:p>
          </table:table-cell>
        </table:table-row>
        <table:table-row>
          <table:table-cell table:style-name="Table296.A2" office:value-type="string">
            <text:p text:style-name="P115"><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15"><text:span text:style-name="Source_20_Text">int</text:span></text:p>
          </table:table-cell>
        </table:table-row>
      </table:table>
      <text:h text:style-name="P192" text:outline-level="4">Inherited From </text:h>
      <table:table table:name="Table297" table:style-name="Table297">
        <table:table-column table:style-name="Table297.A"/>
        <table:table-header-rows>
          <table:table-row>
            <table:table-cell table:style-name="Table297.A1" office:value-type="string">
              <text:p text:style-name="P158">Inherited From</text:p>
            </table:table-cell>
          </table:table-row>
        </table:table-header-rows>
        <table:table-row>
          <table:table-cell table:style-name="Table297.A2" office:value-type="string">
            <text:p text:style-name="P176"><text:a xlink:type="simple" xlink:href="#Event"><text:span text:style-name="Source_20_Text"><text:span text:style-name="T89">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35" text:outline-level="4">Class Name</text:h>
      <text:p text:style-name="P295"><text:span text:style-name="Source_20_Text"><text:span text:style-name="T84">org.zkoss.zk.ui.event.SizeEvent</text:span></text:span></text:p>
      <text:h text:style-name="P192"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58">Name</text:p>
            </table:table-cell>
            <table:table-cell table:style-name="Table298.A1" office:value-type="string">
              <text:p text:style-name="Table_20_Heading">Description</text:p>
            </table:table-cell>
            <table:table-cell table:style-name="Table298.C1" office:value-type="string">
              <text:p text:style-name="P158">Data Type</text:p>
            </table:table-cell>
          </table:table-row>
        </table:table-header-rows>
        <table:table-row>
          <table:table-cell table:style-name="Table298.A2" office:value-type="string">
            <text:p text:style-name="P140"><text:span text:style-name="Source_20_Text">getKeyCode()</text:span></text:p>
          </table:table-cell>
          <table:table-cell table:style-name="Table298.A2" office:value-type="string">
            <text:p text:style-name="P38">Returns the height of the component after re-sized.</text:p>
          </table:table-cell>
          <table:table-cell table:style-name="Table298.C2" office:value-type="string">
            <text:p text:style-name="P115"><text:span text:style-name="Source_20_Text">java.lang.String </text:span></text:p>
          </table:table-cell>
        </table:table-row>
        <table:table-row>
          <table:table-cell table:style-name="Table298.A2" office:value-type="string">
            <text:p text:style-name="P140"><text:span text:style-name="Source_20_Text">isAltKey()</text:span></text:p>
          </table:table-cell>
          <table:table-cell table:style-name="Table298.A2" office:value-type="string">
            <text:p text:style-name="P38">Returns what keys were pressed when the component is resized, or 0 if none of them was pressed.</text:p>
          </table:table-cell>
          <table:table-cell table:style-name="Table298.C2" office:value-type="string">
            <text:p text:style-name="P115"><text:span text:style-name="Source_20_Text">int</text:span></text:p>
          </table:table-cell>
        </table:table-row>
        <table:table-row>
          <table:table-cell table:style-name="Table298.A2" office:value-type="string">
            <text:p text:style-name="P140"><text:span text:style-name="Source_20_Text">isCtrlKey()</text:span></text:p>
          </table:table-cell>
          <table:table-cell table:style-name="Table298.A2" office:value-type="string">
            <text:p text:style-name="P38">Returns the width of the component after re-sized.</text:p>
          </table:table-cell>
          <table:table-cell table:style-name="Table298.C2" office:value-type="string">
            <text:p text:style-name="P115"><text:span text:style-name="Source_20_Text">int</text:span></text:p>
          </table:table-cell>
        </table:table-row>
      </table:table>
      <text:h text:style-name="P212" text:outline-level="4">Inherited From </text:h>
      <table:table table:name="Table299" table:style-name="Table299">
        <table:table-column table:style-name="Table299.A"/>
        <table:table-header-rows>
          <table:table-row>
            <table:table-cell table:style-name="Table299.A1" office:value-type="string">
              <text:p text:style-name="P158">Inherited From</text:p>
            </table:table-cell>
          </table:table-row>
        </table:table-header-rows>
        <table:table-row>
          <table:table-cell table:style-name="Table299.A2" office:value-type="string">
            <text:p text:style-name="P176"><text:a xlink:type="simple" xlink:href="#Event"><text:span text:style-name="Source_20_Text"><text:span text:style-name="T89">org.zkoss.zk.ui.event.Event </text:span></text:span></text:a></text:p>
          </table:table-cell>
        </table:table-row>
      </table:table>
      <text:p text:style-name="P195"/>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35" text:outline-level="4">Class Name</text:h>
      <text:p text:style-name="P295"><text:span text:style-name="Source_20_Text"><text:span text:style-name="T84">org.zkoss.zk.ui.event.UploadEvent</text:span></text:span></text:p>
      <text:h text:style-name="P192"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58">Name</text:p>
            </table:table-cell>
            <table:table-cell table:style-name="Table300.A1" office:value-type="string">
              <text:p text:style-name="Table_20_Heading">Description</text:p>
            </table:table-cell>
            <table:table-cell table:style-name="Table300.C1" office:value-type="string">
              <text:p text:style-name="P158">Data Type</text:p>
            </table:table-cell>
          </table:table-row>
        </table:table-header-rows>
        <table:table-row>
          <table:table-cell table:style-name="Table300.A2" office:value-type="string">
            <text:p text:style-name="P145"><text:span text:style-name="Source_20_Text"><text:span text:style-name="T92">getMedia()</text:span></text:span></text:p>
          </table:table-cell>
          <table:table-cell table:style-name="Table300.A2" office:value-type="string">
            <text:p text:style-name="P39">Returns the first media being uploaded, or null if no file is uploaded.</text:p>
          </table:table-cell>
          <table:table-cell table:style-name="Table300.C2" office:value-type="string">
            <text:p text:style-name="P146"><text:span text:style-name="Source_20_Text"><text:span text:style-name="T92">org.zkoss.util.media.Media</text:span></text:span></text:p>
          </table:table-cell>
        </table:table-row>
        <table:table-row>
          <table:table-cell table:style-name="Table300.A2" office:value-type="string">
            <text:p text:style-name="P145"><text:span text:style-name="Source_20_Text"><text:span text:style-name="T92">getMedias()</text:span></text:span></text:p>
          </table:table-cell>
          <table:table-cell table:style-name="Table300.A2" office:value-type="string">
            <text:p text:style-name="P39">Returns the array of media being uploaded, or null if the user uploaded no file at all.</text:p>
          </table:table-cell>
          <table:table-cell table:style-name="Table300.C2" office:value-type="string">
            <text:p text:style-name="P146"><text:span text:style-name="Source_20_Text"><text:span text:style-name="T92">org.zkoss.util.media.Media[]</text:span></text:span></text:p>
          </table:table-cell>
        </table:table-row>
      </table:table>
      <text:h text:style-name="P192" text:outline-level="4">Inherited From </text:h>
      <table:table table:name="Table301" table:style-name="Table301">
        <table:table-column table:style-name="Table301.A"/>
        <table:table-header-rows>
          <table:table-row>
            <table:table-cell table:style-name="Table301.A1" office:value-type="string">
              <text:p text:style-name="P158">Inherited From</text:p>
            </table:table-cell>
          </table:table-row>
        </table:table-header-rows>
        <table:table-row>
          <table:table-cell table:style-name="Table301.A2" office:value-type="string">
            <text:p text:style-name="P176"><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85">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93">The components which are supported this event are: </text:span><text:a xlink:type="simple" xlink:href="#Window"><text:span text:style-name="Source_20_Text"><text:span text:style-name="T93">org.zkoss.zul.Window</text:span></text:span></text:a><text:span text:style-name="T93">.</text:span></text:p>
      <text:h text:style-name="P135" text:outline-level="4">Class Name</text:h>
      <text:p text:style-name="P295"><text:span text:style-name="Source_20_Text"><text:span text:style-name="T84">org.zkoss.zk.ui.event.ZIndexEvent</text:span></text:span></text:p>
      <text:h text:style-name="P192"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58">Name</text:p>
            </table:table-cell>
            <table:table-cell table:style-name="Table302.A1" office:value-type="string">
              <text:p text:style-name="Table_20_Heading">Description</text:p>
            </table:table-cell>
            <table:table-cell table:style-name="Table302.A1" office:value-type="string">
              <text:p text:style-name="P158">Data Type</text:p>
            </table:table-cell>
            <table:table-cell table:style-name="Table302.D1" office:value-type="string">
              <text:p text:style-name="P158">Values</text:p>
            </table:table-cell>
          </table:table-row>
        </table:table-header-rows>
        <table:table-row>
          <table:table-cell table:style-name="Table302.A2" office:value-type="string">
            <text:p text:style-name="P115"><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15"><text:span text:style-name="Source_20_Text">int</text:span></text:p>
          </table:table-cell>
          <table:table-cell table:style-name="Table302.D2" office:value-type="string">
            <text:p text:style-name="P115"/>
          </table:table-cell>
        </table:table-row>
      </table:table>
      <text:h text:style-name="P191" text:outline-level="4"><text:span text:style-name="T38">Inherited</text:span> <text:span text:style-name="T43">From </text:span></text:h>
      <table:table table:name="Table303" table:style-name="Table303">
        <table:table-column table:style-name="Table303.A"/>
        <table:table-header-rows>
          <table:table-row>
            <table:table-cell table:style-name="Table303.A1" office:value-type="string">
              <text:p text:style-name="P158">Inherited From</text:p>
            </table:table-cell>
          </table:table-row>
        </table:table-header-rows>
        <table:table-row>
          <table:table-cell table:style-name="Table303.A2" office:value-type="string">
            <text:p text:style-name="P176"><text:a xlink:type="simple" xlink:href="#Event"><text:span text:style-name="Source_20_Text"><text:span text:style-name="T89">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35" text:outline-level="4">Class Name</text:h>
      <text:p text:style-name="P295"><text:span text:style-name="Source_20_Text"><text:span text:style-name="T84">org.zkoss.zul.AbstractListModel</text:span></text:span></text:p>
      <text:h text:style-name="P13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58">Name</text:p>
            </table:table-cell>
            <table:table-cell table:style-name="Table304.A1" office:value-type="string">
              <text:p text:style-name="P158">Description</text:p>
            </table:table-cell>
            <table:table-cell table:style-name="Table304.C1" office:value-type="string">
              <text:p text:style-name="P158">Return Data Type</text:p>
            </table:table-cell>
          </table:table-row>
        </table:table-header-rows>
        <table:table-row>
          <table:table-cell table:style-name="Table304.A2" office:value-type="string">
            <text:p text:style-name="P32"><text:span text:style-name="Source_20_Text"><text:span text:style-name="T92">AddListDataListener</text:span></text:span></text:p>
            <text:p text:style-name="P32"><text:span text:style-name="Source_20_Text"><text:span text:style-name="T92">(ListDataListener l)</text:span></text:span></text:p>
            <text:p text:style-name="P166"><text:span text:style-name="Source_20_Text"/></text:p>
          </table:table-cell>
          <table:table-cell table:style-name="Table304.A2" office:value-type="string">
            <text:p text:style-name="P122">Adds a listener to the list that's notified each time a change to the data model occurs.</text:p>
          </table:table-cell>
          <table:table-cell table:style-name="Table304.C2" office:value-type="string">
            <text:p text:style-name="P115"><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22">Removes a listener from the list that's notified each time a change to the data model occurs.</text:p>
          </table:table-cell>
          <table:table-cell table:style-name="Table304.C2" office:value-type="string">
            <text:p text:style-name="P115"><text:span text:style-name="Source_20_Text">void</text:span></text:p>
          </table:table-cell>
        </table:table-row>
      </table:table>
      <text:h text:style-name="P192" text:outline-level="4">Inherited From </text:h>
      <table:table table:name="Table305" table:style-name="Table305">
        <table:table-column table:style-name="Table305.A"/>
        <table:table-header-rows>
          <table:table-row>
            <table:table-cell table:style-name="Table305.A1" office:value-type="string">
              <text:p text:style-name="P158">Inherited From</text:p>
            </table:table-cell>
          </table:table-row>
        </table:table-header-rows>
        <table:table-row>
          <table:table-cell table:style-name="Table305.A2" office:value-type="string">
            <text:p text:style-name="P177"><text:a xlink:type="simple" xlink:href="#ListModel">org.zkoss.zul.ListModel</text:a></text:p>
          </table:table-cell>
        </table:table-row>
      </table:table>
      <text:p text:style-name="P53"/>
      <text:h text:style-name="Heading_20_3" text:outline-level="3"><text:bookmark-start text:name="Constraint"/>Constraint<text:bookmark-end text:name="Constraint"/></text:h>
      <text:p text:style-name="Text_20_body_20_indent">A con<text:span text:style-name="T1">straint.</text:span></text:p>
      <text:h text:style-name="P135" text:outline-level="4">Interface Name</text:h>
      <text:p text:style-name="P295"><text:span text:style-name="Source_20_Text"><text:span text:style-name="T84">org.zkoss.zul.Constraint</text:span></text:span></text:p>
      <text:h text:style-name="P13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58">Name</text:p>
            </table:table-cell>
            <table:table-cell table:style-name="Table306.A1" office:value-type="string">
              <text:p text:style-name="P158">Description</text:p>
            </table:table-cell>
            <table:table-cell table:style-name="Table306.C1" office:value-type="string">
              <text:p text:style-name="P158">Return Data Type</text:p>
            </table:table-cell>
          </table:table-row>
        </table:table-header-rows>
        <table:table-row>
          <table:table-cell table:style-name="Table306.A2" office:value-type="string">
            <text:p text:style-name="P31"><text:span text:style-name="Source_20_Text"><text:span text:style-name="T82">validate(org.zkoss.zk.ui.Component comp, java.lang.Object </text:span></text:span></text:p>
            <text:p text:style-name="P31"><text:span text:style-name="Source_20_Text"><text:span text:style-name="T82">value)</text:span></text:span></text:p>
            <text:p text:style-name="P166"><text:span text:style-name="Source_20_Text"/></text:p>
          </table:table-cell>
          <table:table-cell table:style-name="Table306.A2" office:value-type="string">
            <text:p text:style-name="P211">Verifies whether the value is acceptable.</text:p>
          </table:table-cell>
          <table:table-cell table:style-name="Table306.C2" office:value-type="string">
            <text:p text:style-name="P115"><text:span text:style-name="Source_20_Text">void</text:span></text:p>
          </table:table-cell>
        </table:table-row>
      </table:table>
      <text:h text:style-name="P191" text:outline-level="4"/>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35" text:outline-level="4">Interface Name</text:h>
      <text:p text:style-name="P295"><text:span text:style-name="Source_20_Text"><text:span text:style-name="T84">org.zkoss.zul.Constrainted</text:span></text:span></text:p>
      <text:h text:style-name="P13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58">Name</text:p>
            </table:table-cell>
            <table:table-cell table:style-name="Table307.A1" office:value-type="string">
              <text:p text:style-name="P158">Description</text:p>
            </table:table-cell>
            <table:table-cell table:style-name="Table307.C1" office:value-type="string">
              <text:p text:style-name="P158">Return Data Type</text:p>
            </table:table-cell>
          </table:table-row>
        </table:table-header-rows>
        <table:table-row>
          <table:table-cell table:style-name="Table307.A2" office:value-type="string">
            <text:p text:style-name="P31"><text:span text:style-name="Source_20_Text"><text:span text:style-name="T82">getConstraint()</text:span></text:span></text:p>
            <text:p text:style-name="P166"><text:span text:style-name="Source_20_Text"/></text:p>
          </table:table-cell>
          <table:table-cell table:style-name="Table307.A2" office:value-type="string">
            <text:p text:style-name="P211">Returns the constraint, or null if no constraint at all.</text:p>
          </table:table-cell>
          <table:table-cell table:style-name="Table307.C2" office:value-type="string">
            <text:p text:style-name="P321"><text:span text:style-name="Source_20_Text"><text:span text:style-name="T84">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11">Sets the constraint.</text:p>
          </table:table-cell>
          <table:table-cell table:style-name="Table307.C2" office:value-type="string">
            <text:p text:style-name="P115"><text:span text:style-name="Source_20_Text">void</text:span></text:p>
          </table:table-cell>
        </table:table-row>
      </table:table>
      <text:h text:style-name="P191" text:outline-level="4"/>
      <text:h text:style-name="Heading_20_3" text:outline-level="3"/>
      <text:h text:style-name="P54" text:outline-level="3"/>
      <text:h text:style-name="Heading_20_3" text:outline-level="3"><text:bookmark-start text:name="Fileupload"/>Fileupload<text:bookmark-end text:name="Fileupload"/></text:h>
      <text:p text:style-name="P85">A fileupload dialog used to let user upload a file.The <text:span text:style-name="Source_20_Text">fileupload</text:span> component is not a modal dialog. Rather, it is a component, so it is placed inline with other components.</text:p>
      <text:p text:style-name="P85"><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108">&lt;fileupload onUpload="img.setContent(event.media)"/&gt;</text:p>
      <text:h text:style-name="P135" text:outline-level="4">Class Name</text:h>
      <text:p text:style-name="P295"><text:span text:style-name="Source_20_Text"><text:span text:style-name="T84">org.zkoss.zul.Fileupload</text:span></text:span></text:p>
      <text:h text:style-name="P13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58">Property</text:p>
            </table:table-cell>
            <table:table-cell table:style-name="Table308.A1" office:value-type="string">
              <text:p text:style-name="P158">Description</text:p>
            </table:table-cell>
            <table:table-cell table:style-name="Table308.A1" office:value-type="string">
              <text:p text:style-name="P158">Data Type</text:p>
            </table:table-cell>
            <table:table-cell table:style-name="Table308.D1" office:value-type="string">
              <text:p text:style-name="P158">Default Value</text:p>
            </table:table-cell>
          </table:table-row>
        </table:table-header-rows>
        <table:table-row>
          <table:table-cell table:style-name="Table308.A2" office:value-type="string">
            <text:p text:style-name="P161"><text:span text:style-name="Source_20_Text"><text:span text:style-name="T19">number</text:span></text:span></text:p>
          </table:table-cell>
          <table:table-cell table:style-name="Table308.A2" office:value-type="string">
            <text:p text:style-name="P122">Sets the maximal allowed number of files to upload. </text:p>
          </table:table-cell>
          <table:table-cell table:style-name="Table308.A2" office:value-type="string">
            <text:p text:style-name="P115"><text:span text:style-name="Source_20_Text">int</text:span></text:p>
          </table:table-cell>
          <table:table-cell table:style-name="Table308.D2" office:value-type="string">
            <text:p text:style-name="P161"><text:span text:style-name="Source_20_Text">1</text:span></text:p>
          </table:table-cell>
        </table:table-row>
        <table:table-row>
          <table:table-cell table:style-name="Table308.A2" office:value-type="string">
            <text:p text:style-name="P161"><text:span text:style-name="Source_20_Text"><text:span text:style-name="T19">template</text:span></text:span></text:p>
          </table:table-cell>
          <table:table-cell table:style-name="Table308.A2" office:value-type="string">
            <text:p text:style-name="P122">Sets the template used to create the upload modal dialog.</text:p>
            <text:p text:style-name="P122"><text:span text:style-name="T3">Template:</text:span> ~./zul/html/fileuploaddlg.zul</text:p>
            <text:p text:style-name="P122"><text:span text:style-name="T3">Note: </text:span>the template has no effect, if you use Fileupload as a component (and embed it to a page). </text:p>
          </table:table-cell>
          <table:table-cell table:style-name="Table308.A2" office:value-type="string">
            <text:p text:style-name="P161"><text:span text:style-name="Source_20_Text">String</text:span></text:p>
          </table:table-cell>
          <table:table-cell table:style-name="Table308.D2" office:value-type="string">
            <text:p text:style-name="P161"><text:span text:style-name="Source_20_Text"><text:span text:style-name="T19">~./zul/html/fileuploaddlg.zul</text:span></text:span></text:p>
          </table:table-cell>
        </table:table-row>
      </table:table>
      <text:h text:style-name="P156" text:outline-level="4"/>
      <text:p text:style-name="P147"/>
      <text:h text:style-name="P13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58">Name</text:p>
            </table:table-cell>
            <table:table-cell table:style-name="Table309.A1" office:value-type="string">
              <text:p text:style-name="P158">Description</text:p>
            </table:table-cell>
            <table:table-cell table:style-name="Table309.C1" office:value-type="string">
              <text:p text:style-name="P158">Return Data Type</text:p>
            </table:table-cell>
          </table:table-row>
        </table:table-header-rows>
        <table:table-row>
          <table:table-cell table:style-name="Table309.A2" office:value-type="string">
            <text:p text:style-name="P32"><text:span text:style-name="Source_20_Text"><text:span text:style-name="T92">get()</text:span></text:span></text:p>
            <text:p text:style-name="P166"><text:span text:style-name="Source_20_Text"/></text:p>
          </table:table-cell>
          <table:table-cell table:style-name="Table309.A2" office:value-type="string">
            <text:p text:style-name="P122">Opens a modal dialog with the default message and title, and let user upload a file.</text:p>
          </table:table-cell>
          <table:table-cell table:style-name="Table309.C2" office:value-type="string">
            <text:p text:style-name="P115"><text:span text:style-name="Source_20_Text">org.zkoss.util.media.Media</text:span></text:p>
          </table:table-cell>
        </table:table-row>
        <table:table-row>
          <table:table-cell table:style-name="Table309.A2" office:value-type="string">
            <text:p text:style-name="P166"><text:span text:style-name="Source_20_Text">get(int max)</text:span></text:p>
          </table:table-cell>
          <table:table-cell table:style-name="Table309.A2" office:value-type="string">
            <text:p text:style-name="P122">Opens a modal dialog to upload multiple files with the default message and title.</text:p>
          </table:table-cell>
          <table:table-cell table:style-name="Table309.C2" office:value-type="string">
            <text:p text:style-name="P161"><text:span text:style-name="Source_20_Text"><text:span text:style-name="T19">org.zkoss.util.media.Media[]</text:span></text:span></text:p>
          </table:table-cell>
        </table:table-row>
        <table:table-row>
          <table:table-cell table:style-name="Table309.A2" office:value-type="string">
            <text:p text:style-name="P166"><text:span text:style-name="Source_20_Text">get(java.lang.String message, java.lang.String title)</text:span></text:p>
          </table:table-cell>
          <table:table-cell table:style-name="Table309.A2" office:value-type="string">
            <text:p text:style-name="P122">Opens a modal dialog with the specified message and title, and let user upload a file.</text:p>
          </table:table-cell>
          <table:table-cell table:style-name="Table309.C2" office:value-type="string">
            <text:p text:style-name="P161"><text:span text:style-name="Source_20_Text">org.zkoss.util.media.Media</text:span></text:p>
          </table:table-cell>
        </table:table-row>
        <table:table-row>
          <table:table-cell table:style-name="Table309.A2" office:value-type="string">
            <text:p text:style-name="P166"><text:span text:style-name="Source_20_Text">get(java.lang.String message, java.lang.String title, int max)</text:span></text:p>
          </table:table-cell>
          <table:table-cell table:style-name="Table309.A2" office:value-type="string">
            <text:p text:style-name="P122">Opens a modal dialog to upload multiple files with the specified message and title.</text:p>
          </table:table-cell>
          <table:table-cell table:style-name="Table309.C2" office:value-type="string">
            <text:p text:style-name="P161"><text:span text:style-name="Source_20_Text"><text:span text:style-name="T19">org.zkoss.util.media.Media[]</text:span></text:span></text:p>
          </table:table-cell>
        </table:table-row>
        <table:table-row>
          <table:table-cell table:style-name="Table309.A2" office:value-type="string">
            <text:p text:style-name="P166">isChildable()</text:p>
          </table:table-cell>
          <table:table-cell table:style-name="Table309.A2" office:value-type="string">
            <text:p text:style-name="Table_20_Contents">Determines whether it accepts child components</text:p>
            <text:p text:style-name="P123">Value: <text:span text:style-name="Source_20_Text"><text:span text:style-name="T89">false</text:span></text:span></text:p>
            <text:p text:style-name="Table_20_Contents"><text:span text:style-name="T3">Note:</text:span> No child is allowed. </text:p>
          </table:table-cell>
          <table:table-cell table:style-name="Table309.C2" office:value-type="string">
            <text:p text:style-name="P161"><text:span text:style-name="Source_20_Text"><text:span text:style-name="T19">boolean</text:span></text:span></text:p>
          </table:table-cell>
        </table:table-row>
        <table:table-row>
          <table:table-cell table:style-name="Table309.A2" office:value-type="string">
            <text:p text:style-name="P166">onClose()</text:p>
          </table:table-cell>
          <table:table-cell table:style-name="Table309.A2" office:value-type="string">
            <text:p text:style-name="P122">Handles the <text:span text:style-name="Source_20_Text">onClose</text:span> event which is sent when file(s) is uploaded or when the cancel button is pressed.</text:p>
          </table:table-cell>
          <table:table-cell table:style-name="Table309.C2" office:value-type="string">
            <text:p text:style-name="P161"><text:span text:style-name="Source_20_Text">void</text:span></text:p>
          </table:table-cell>
        </table:table-row>
      </table:table>
      <text:h text:style-name="P192" text:outline-level="4">Inherited From </text:h>
      <table:table table:name="Table310" table:style-name="Table310">
        <table:table-column table:style-name="Table310.A"/>
        <table:table-header-rows>
          <table:table-row>
            <table:table-cell table:style-name="Table310.A1" office:value-type="string">
              <text:p text:style-name="P158">Inherited From</text:p>
            </table:table-cell>
          </table:table-row>
        </table:table-header-rows>
        <table:table-row table:style-name="Table310.2">
          <table:table-cell table:style-name="Table310.A2" office:value-type="string">
            <text:p text:style-name="P176"><text:a xlink:type="simple" xlink:href="#HtmlBasedComponent">org.zkoss.zk.ui.HtmlBasedComponent</text:a><text:span text:style-name="T91"> </text:span></text:p>
          </table:table-cell>
        </table:table-row>
        <table:table-row table:style-name="Table310.2">
          <table:table-cell table:style-name="Table310.A2" office:value-type="string">
            <text:p text:style-name="P176"><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35" text:outline-level="4">Interface Name</text:h>
      <text:p text:style-name="P322"><text:span text:style-name="Source_20_Text"><text:span text:style-name="T84"><text:tab/> org.zkoss.zul.Listitem</text:span></text:span><text:span text:style-name="Source_20_Text"><text:span text:style-name="T85">Renderer</text:span></text:span></text:p>
      <text:p text:style-name="P149"><text:span text:style-name="Source_20_Text"><text:span text:style-name="T16"/></text:span></text:p>
      <text:h text:style-name="P13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58">Name</text:p>
            </table:table-cell>
            <table:table-cell table:style-name="Table311.A1" office:value-type="string">
              <text:p text:style-name="P158">Description</text:p>
            </table:table-cell>
            <table:table-cell table:style-name="Table311.C1" office:value-type="string">
              <text:p text:style-name="P158">Return Data Type</text:p>
            </table:table-cell>
          </table:table-row>
        </table:table-header-rows>
        <table:table-row>
          <table:table-cell table:style-name="Table311.A2" office:value-type="string">
            <text:p text:style-name="P31"><text:span text:style-name="Source_20_Text"><text:span text:style-name="T82">render(Listitem item, java.lang.Object data)</text:span></text:span></text:p>
            <text:p text:style-name="P166"><text:span text:style-name="Source_20_Text"/></text:p>
          </table:table-cell>
          <table:table-cell table:style-name="Table311.A2" office:value-type="string">
            <text:p text:style-name="P211">Renders the data to the specified list item.</text:p>
          </table:table-cell>
          <table:table-cell table:style-name="Table311.C2" office:value-type="string">
            <text:p text:style-name="P321"><text:span text:style-name="Source_20_Text"><text:span text:style-name="T84">void</text:span></text:span></text:p>
          </table:table-cell>
        </table:table-row>
      </table:table>
      <text:h text:style-name="P191"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35" text:outline-level="4">Interface Name</text:h>
      <text:p text:style-name="P295"><text:span text:style-name="Source_20_Text"><text:span text:style-name="T84">org.zkoss.zul.ListModel</text:span></text:span></text:p>
      <text:h text:style-name="P13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58">Name</text:p>
            </table:table-cell>
            <table:table-cell table:style-name="Table312.A1" office:value-type="string">
              <text:p text:style-name="P158">Description</text:p>
            </table:table-cell>
            <table:table-cell table:style-name="Table312.C1" office:value-type="string">
              <text:p text:style-name="P158">Return Data Type</text:p>
            </table:table-cell>
          </table:table-row>
        </table:table-header-rows>
        <table:table-row>
          <table:table-cell table:style-name="Table312.A2" office:value-type="string">
            <text:p text:style-name="P32"><text:span text:style-name="Source_20_Text"><text:span text:style-name="T92">AddListDataListener</text:span></text:span></text:p>
            <text:p text:style-name="P32"><text:span text:style-name="Source_20_Text"><text:span text:style-name="T92">(ListDataListener l)</text:span></text:span></text:p>
            <text:p text:style-name="P166"><text:span text:style-name="Source_20_Text"/></text:p>
          </table:table-cell>
          <table:table-cell table:style-name="Table312.A2" office:value-type="string">
            <text:p text:style-name="P122">Adds a listener to the list that's notified each time a change to the data model occurs.</text:p>
          </table:table-cell>
          <table:table-cell table:style-name="Table312.C2" office:value-type="string">
            <text:p text:style-name="P115"><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22">Returns the value at the specified index.</text:p>
          </table:table-cell>
          <table:table-cell table:style-name="Table312.C2" office:value-type="string">
            <text:p text:style-name="P115"><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22">Returns the length of the list.</text:p>
          </table:table-cell>
          <table:table-cell table:style-name="Table312.C2" office:value-type="string">
            <text:p text:style-name="P115"><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22">Removes a listener from the list that's notified each time a change to the data model occurs.</text:p>
          </table:table-cell>
          <table:table-cell table:style-name="Table312.C2" office:value-type="string">
            <text:p text:style-name="P115"><text:span text:style-name="Source_20_Text">void</text:span></text:p>
          </table:table-cell>
        </table:table-row>
      </table:table>
      <text:h text:style-name="P191" text:outline-level="4"/>
      <text:h text:style-name="Heading_20_3" text:outline-level="3"/>
      <text:h text:style-name="P54" text:outline-level="3"/>
      <text:h text:style-name="Heading_20_3" text:outline-level="3"><text:bookmark-start text:name="Messagebox"/>Messagebox<text:bookmark-end text:name="Messagebox"/></text:h>
      <text:p text:style-name="Text_20_body_20_indent"><text:s text:c="2"/></text:p>
      <text:p text:style-name="P85">It provides a set of utilities to show message boxes.</text:p>
      <text:p text:style-name="P85">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35" text:outline-level="4">Class Name</text:h>
      <text:p text:style-name="P295"><text:span text:style-name="Source_20_Text"><text:span text:style-name="T84">org.zkoss.zul.Messagebox</text:span></text:span></text:p>
      <text:h text:style-name="P13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58">Property</text:p>
            </table:table-cell>
            <table:table-cell table:style-name="Table313.A1" office:value-type="string">
              <text:p text:style-name="P158">Description</text:p>
            </table:table-cell>
            <table:table-cell table:style-name="Table313.A1" office:value-type="string">
              <text:p text:style-name="P158">Data Type</text:p>
            </table:table-cell>
            <table:table-cell table:style-name="Table313.D1" office:value-type="string">
              <text:p text:style-name="P158">Default Value</text:p>
            </table:table-cell>
          </table:table-row>
        </table:table-header-rows>
        <table:table-row>
          <table:table-cell table:style-name="Table313.A2" office:value-type="string">
            <text:p text:style-name="P161"><text:span text:style-name="Source_20_Text"><text:span text:style-name="T19">template</text:span></text:span></text:p>
          </table:table-cell>
          <table:table-cell table:style-name="Table313.A2" office:value-type="string">
            <text:p text:style-name="P122">Sets the template used to create the message dialog.</text:p>
          </table:table-cell>
          <table:table-cell table:style-name="Table313.A2" office:value-type="string">
            <text:p text:style-name="P161"><text:span text:style-name="Source_20_Text">String</text:span></text:p>
          </table:table-cell>
          <table:table-cell table:style-name="Table313.D2" office:value-type="string">
            <text:p text:style-name="P161"><text:span text:style-name="Source_20_Text"><text:span text:style-name="T19">~./zul/html/messagebox.zul</text:span></text:span></text:p>
          </table:table-cell>
        </table:table-row>
      </table:table>
      <text:h text:style-name="P192" text:outline-level="4">Methods</text:h>
      <text:p text:style-name="P337"/>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158">Name</text:p>
            </table:table-cell>
            <table:table-cell table:style-name="Table359.A1" office:value-type="string">
              <text:p text:style-name="P158">Description</text:p>
            </table:table-cell>
            <table:table-cell table:style-name="Table359.C1" office:value-type="string">
              <text:p text:style-name="P158">Return Data Type</text:p>
            </table:table-cell>
          </table:table-row>
        </table:table-header-rows>
        <table:table-row>
          <table:table-cell table:style-name="Table359.A2" office:value-type="string">
            <text:p text:style-name="P32"><text:span text:style-name="Source_20_Text"><text:span text:style-name="T92">Show(int messageCode, int titleCode, int button, java.lang.String icon)</text:span></text:span></text:p>
            <text:p text:style-name="P166"><text:span text:style-name="Source_20_Text"/></text:p>
          </table:table-cell>
          <table:table-cell table:style-name="Table359.A2" office:value-type="string">
            <text:p text:style-name="P122">Shows a message box by specifying a message code, and returns what button is pressed.</text:p>
          </table:table-cell>
          <table:table-cell table:style-name="Table359.C2" office:value-type="string">
            <text:p text:style-name="P115"><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22">Shows a message box by specifying a message code, and returns what button is pressed.</text:p>
          </table:table-cell>
          <table:table-cell table:style-name="Table359.C2" office:value-type="string">
            <text:p text:style-name="P115"><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22">Shows a message box by specifying a message code, and returns what button is pressed.</text:p>
          </table:table-cell>
          <table:table-cell table:style-name="Table359.C2" office:value-type="string">
            <text:p text:style-name="P115"><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22">Shows a message box and returns what button is pressed.</text:p>
          </table:table-cell>
          <table:table-cell table:style-name="Table359.C2" office:value-type="string">
            <text:p text:style-name="P115"><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22">Shows a message box and returns what button is pressed.</text:p>
          </table:table-cell>
          <table:table-cell table:style-name="Table359.C2" office:value-type="string">
            <text:p text:style-name="P115"><text:span text:style-name="Source_20_Text">int</text:span></text:p>
          </table:table-cell>
        </table:table-row>
      </table:table>
      <text:h text:style-name="P191" text:outline-level="4"/>
      <text:h text:style-name="Heading_20_3" text:outline-level="3"/>
      <text:h text:style-name="P54" text:outline-level="3"/>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35" text:outline-level="4">Interface Name</text:h>
      <text:p text:style-name="P322"><text:span text:style-name="Source_20_Text"><text:span text:style-name="T84"><text:tab/>org.zkoss.zul.</text:span></text:span><text:span text:style-name="Source_20_Text"><text:span text:style-name="T85">RendererCtrl</text:span></text:span></text:p>
      <text:h text:style-name="P13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58">Name</text:p>
            </table:table-cell>
            <table:table-cell table:style-name="Table315.A1" office:value-type="string">
              <text:p text:style-name="P158">Description</text:p>
            </table:table-cell>
            <table:table-cell table:style-name="Table315.C1" office:value-type="string">
              <text:p text:style-name="P158">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18"/></text:span></text:p>
          </table:table-cell>
          <table:table-cell table:style-name="Table315.A2" office:value-type="string">
            <text:p text:style-name="P4">Called if any exception occurs when rendering items.</text:p>
          </table:table-cell>
          <table:table-cell table:style-name="Table315.C2" office:value-type="string">
            <text:p text:style-name="P321"><text:span text:style-name="Source_20_Text"><text:span text:style-name="T84">void</text:span></text:span></text:p>
          </table:table-cell>
        </table:table-row>
        <table:table-row>
          <table:table-cell table:style-name="Table315.A2" office:value-type="string">
            <text:p text:style-name="P34"><text:span text:style-name="Source_20_Text"><text:span text:style-name="T18">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321"><text:span text:style-name="Source_20_Text"><text:span text:style-name="T84">void</text:span></text:span></text:p>
          </table:table-cell>
        </table:table-row>
        <table:table-row>
          <table:table-cell table:style-name="Table315.A2" office:value-type="string">
            <text:p text:style-name="P34"><text:span text:style-name="Source_20_Text"><text:span text:style-name="T18">doTry()</text:span></text:span></text:p>
          </table:table-cell>
          <table:table-cell table:style-name="Table315.A2" office:value-type="string">
            <text:p text:style-name="P4">Called before rendering any item.</text:p>
          </table:table-cell>
          <table:table-cell table:style-name="Table315.C2" office:value-type="string">
            <text:p text:style-name="P321"><text:span text:style-name="Source_20_Text"><text:span text:style-name="T84">void</text:span></text:span></text:p>
          </table:table-cell>
        </table:table-row>
      </table:table>
      <text:h text:style-name="P191" text:outline-level="4"/>
      <text:h text:style-name="Heading_20_3" text:outline-level="3"/>
      <text:h text:style-name="P54" text:outline-level="3"/>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35" text:outline-level="4">Interface Name</text:h>
      <text:p text:style-name="P322"><text:span text:style-name="Source_20_Text"><text:span text:style-name="T84"><text:tab/> org.zkoss.zul.SimpleConstraint</text:span></text:span></text:p>
      <text:h text:style-name="P13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58">Name</text:p>
            </table:table-cell>
            <table:table-cell table:style-name="Table316.A1" office:value-type="string">
              <text:p text:style-name="P158">Description</text:p>
            </table:table-cell>
            <table:table-cell table:style-name="Table316.C1" office:value-type="string">
              <text:p text:style-name="P158">Return Data Type</text:p>
            </table:table-cell>
          </table:table-row>
        </table:table-header-rows>
        <table:table-row>
          <table:table-cell table:style-name="Table316.A2" office:value-type="string">
            <text:p text:style-name="P31"><text:span text:style-name="Source_20_Text"><text:span text:style-name="T82">getClientValidation()</text:span></text:span></text:p>
            <text:p text:style-name="P166"/>
          </table:table-cell>
          <table:table-cell table:style-name="Table316.A2" office:value-type="string">
            <text:p text:style-name="P211">Returns the function name in JavaScript or a Javascript code snippet used to validate the value at the client.</text:p>
          </table:table-cell>
          <table:table-cell table:style-name="Table316.C2" office:value-type="string">
            <text:p text:style-name="P115"><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58">Name</text:p>
            </table:table-cell>
            <table:table-cell table:style-name="Table358.A1" office:value-type="string">
              <text:p text:style-name="P158">Description</text:p>
            </table:table-cell>
            <table:table-cell table:style-name="Table358.C1" office:value-type="string">
              <text:p text:style-name="P158">Return Data Type</text:p>
            </table:table-cell>
          </table:table-row>
        </table:table-header-rows>
        <table:table-row>
          <table:table-cell table:style-name="Table358.A2" office:value-type="string">
            <text:p text:style-name="P31"><text:span text:style-name="Source_20_Text"><text:span text:style-name="T82">getErrorMessage(org.zkoss.zk.ui.Component comp)</text:span></text:span></text:p>
          </table:table-cell>
          <table:table-cell table:style-name="Table358.A2" office:value-type="string">
            <text:p text:style-name="P211">Returns the error message when the client detects an error</text:p>
          </table:table-cell>
          <table:table-cell table:style-name="Table358.C2" office:value-type="string">
            <text:p text:style-name="P115"><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11">Parses flags from a string to an integer representing a combination of NO_POSITIVE and other NO_xxx flags.</text:p>
          </table:table-cell>
          <table:table-cell table:style-name="Table358.C2" office:value-type="string">
            <text:p text:style-name="P161"><text:span text:style-name="Source_20_Text">org.zkoss.zul.</text:span></text:p>
            <text:p text:style-name="P161"><text:span text:style-name="Source_20_Text">SimpleConstraint</text:span></text:p>
            <text:p text:style-name="P115"/>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11">Returns whether the client's validation is complete.</text:p>
          </table:table-cell>
          <table:table-cell table:style-name="Table358.C2" office:value-type="string">
            <text:p text:style-name="P115"><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11">Verifies whether the value is acceptable.</text:p>
          </table:table-cell>
          <table:table-cell table:style-name="Table358.C2" office:value-type="string">
            <text:p text:style-name="P115"><text:span text:style-name="Source_20_Text">void</text:span></text:p>
          </table:table-cell>
        </table:table-row>
      </table:table>
      <text:h text:style-name="P191" text:outline-level="4"/>
      <text:h text:style-name="Heading_20_3" text:outline-level="3"/>
      <text:h text:style-name="P54"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95"><text:span text:style-name="Source_20_Text"><text:span text:style-name="T84">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58">Name</text:p>
            </table:table-cell>
            <table:table-cell table:style-name="Table317.A1" office:value-type="string">
              <text:p text:style-name="P158">Description</text:p>
            </table:table-cell>
            <table:table-cell table:style-name="Table317.C1" office:value-type="string">
              <text:p text:style-name="P158">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22">Returns the value at the specified index.</text:p>
          </table:table-cell>
          <table:table-cell table:style-name="Table317.C2" office:value-type="string">
            <text:p text:style-name="P115"><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22">Returns the length of the list.</text:p>
          </table:table-cell>
          <table:table-cell table:style-name="Table317.C2" office:value-type="string">
            <text:p text:style-name="P115"><text:span text:style-name="Source_20_Text">int</text:span></text:p>
          </table:table-cell>
        </table:table-row>
        <table:table-row>
          <table:table-cell table:style-name="Table317.A2" office:value-type="string">
            <text:p text:style-name="P40"><text:span text:style-name="Source_20_Text">sort(java.util.Comparator cmpr, boolean ascending)</text:span></text:p>
          </table:table-cell>
          <table:table-cell table:style-name="Table317.A2" office:value-type="string">
            <text:p text:style-name="P211">Sorts the data.</text:p>
          </table:table-cell>
          <table:table-cell table:style-name="Table317.C2" office:value-type="string">
            <text:p text:style-name="P115"><text:span text:style-name="Source_20_Text">void</text:span></text:p>
          </table:table-cell>
        </table:table-row>
      </table:table>
      <text:h text:style-name="P192" text:outline-level="4">Inherited From </text:h>
      <table:table table:name="Table318" table:style-name="Table318">
        <table:table-column table:style-name="Table318.A"/>
        <table:table-header-rows>
          <table:table-row>
            <table:table-cell table:style-name="Table318.A1" office:value-type="string">
              <text:p text:style-name="P158">Inherited From</text:p>
            </table:table-cell>
          </table:table-row>
        </table:table-header-rows>
        <table:table-row>
          <table:table-cell table:style-name="Table318.A2" office:value-type="string">
            <text:p text:style-name="P177"><text:a xlink:type="simple" xlink:href="#AbstractListModel"><text:span text:style-name="Source_20_Text">org.zkoss.zul.AbstractListModel</text:span></text:a></text:p>
          </table:table-cell>
        </table:table-row>
      </table:table>
      <text:p text:style-name="P196"><text:s text:c="10"/></text:p>
      <text:h text:style-name="Heading_20_1" text:outline-level="1">5. The XHTML Components</text:h>
      <text:h text:style-name="P217" text:outline-level="2">Overview</text:h>
      <text:list text:style-name="L9">
        <text:list-item>
          <text:p text:style-name="P332">All XHTML components are packed in the <text:span text:style-name="T6">org.zkoss.zhtml</text:span> package.</text:p>
        </text:list-item>
        <text:list-item>
          <text:p text:style-name="P332">The XML name space is <text:span text:style-name="T6">http://www.w3.org/1999/xhtml</text:span></text:p>
        </text:list-item>
        <text:list-item>
          <text:p text:style-name="P332">The extensions include <text:span text:style-name="T6">htm</text:span>, <text:span text:style-name="T6">html</text:span>, <text:span text:style-name="T6">xhtml</text:span> and <text:span text:style-name="T6">zhtml</text:span><text:span text:style-name="T31">.</text:span></text:p>
        </text:list-item>
        <text:list-item>
          <text:p text:style-name="P336">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3">A XHTML component is a thin wrapper <text:s/>that encapsulates a native HTML tag. It is different from a XUL component or other none-native component in several ways.</text:p>
      <text:list text:style-name="L10">
        <text:list-item>
          <text:p text:style-name="P226">By implementing the <text:span text:style-name="T6">org.zkoss.zk.ui.ext.RawId</text:span> interface, the universal identifier (<text:span text:style-name="T6">getUuid</text:span>) is the same as the identifier (getId).</text:p>
        </text:list-item>
        <text:list-item>
          <text:p text:style-name="P227"><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3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54">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32">com<text:span text:style-name="T1">press</text:span></text:p>
          </table:table-cell>
          <table:table-cell table:style-name="Table1.B2" office:value-type="string">
            <text:p text:style-name="P21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32">log-level</text:p>
          </table:table-cell>
          <table:table-cell table:style-name="Table1.B2" office:value-type="string">
            <text:p text:style-name="Table_20_Contents">[Opt<text:span text:style-name="T1">ional]</text:span></text:p>
            <text:p text:style-name="P125">It specifies the default log level for <text:span text:style-name="T6">org.zkoss</text:span>. If not specified, the system default (usually <text:span text:style-name="T6">INFO</text:span>) is used.</text:p>
            <text:p text:style-name="P125">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8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54">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3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32">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25">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32">com<text:span text:style-name="T1">press</text:span></text:p>
          </table:table-cell>
          <table:table-cell table:style-name="Table2.B2" office:value-type="string">
            <text:p text:style-name="P21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94"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3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32">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is filter.</text:span></text:p>
            <text:p text:style-name="P125">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32">class-resource</text:p>
          </table:table-cell>
          <table:table-cell table:style-name="Table4.B2" office:value-type="string">
            <text:p text:style-name="Table_20_Contents">[Opt<text:span text:style-name="T1">ional][Default: false]</text:span></text:p>
            <text:p text:style-name="P125">Specifies whether to load resources, such as TLD files, from the class loader, in addition to the servlet context.</text:p>
          </table:table-cell>
        </table:table-row>
        <table:table-row>
          <table:table-cell table:style-name="Table4.A2" office:value-type="string">
            <text:p text:style-name="P132">com<text:span text:style-name="T1">press</text:span></text:p>
          </table:table-cell>
          <table:table-cell table:style-name="Table4.B2" office:value-type="string">
            <text:p text:style-name="P21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2">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2">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2">If a listener implements this interface, an instance is created, and then the <text:span text:style-name="T6">beforeSuspend</text:span> method, when an event processing thread is going to suspended. It executes in the event processing thread.</text:p>
      <text:p text:style-name="P82">A developer can prevent can prevent an event processing thread from being suspended by throwing an exception.</text:p>
      <text:p text:style-name="P82">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2">If a developer wants to prevent an event from being resumed, he can throw an exception in the <text:span text:style-name="T6">beforeResume</text:span> method.</text:p>
      <text:p text:style-name="P82">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2">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2">It is implemented by a listener class that will be used to intercept when an event is sent, posted and processed.</text:p>
      <text:p text:style-name="P82">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1">rieve the page definition of</text:span> a page based on an URI<text:span text:style-name="T1">.</text:span></text:p>
      <text:p text:style-name="P82">A typical use of this interface is to ensure the current user has the authority to access the certain URI.</text:p>
      <text:p text:style-name="P82">You can register any number of URI interceptors (<text:span text:style-name="T6">URIInterceptor</text:span>).</text:p>
      <text:p text:style-name="P82">Note:</text:p>
      <text:list text:style-name="L11">
        <text:list-item>
          <text:p text:style-name="P340">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1">.</text:span></text:p>
      <text:p text:style-name="P82">A typical use of this interface is to determine the locale and/or time zone of the request. Refer to the <text:span text:style-name="T3">Developer's Guide</text:span> for more information.</text:p>
      <text:p text:style-name="P82">You can register any number of the request interceptors (<text:span text:style-name="T6">RequestInterceptor</text:span>).</text:p>
      <text:p text:style-name="P82">Note:</text:p>
      <text:list text:style-name="L11">
        <text:list-item text:start-value="1">
          <text:p text:style-name="P340">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340">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1">erface</text:span></text:h>
      <text:p text:style-name="P82">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1">ault: </text:span><text:span text:style-name="T7">true</text:span><text:span text:style-name="T1">]</text:span></text:p>
      <text:p text:style-name="P82">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34" text:outline-level="4">The <text:span text:style-name="T6">error-reload</text:span> Element</text:h>
      <text:p text:style-name="P82">[Default: <text:span text:style-name="T41">reload if 301, 402 or 403; show an error message, otherwise</text:span><text:span text:style-name="T43">]</text:span></text:p>
      <text:p text:style-name="P8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2">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2">[Default: <text:span text:style-name="T6">false</text:span><text:note text:id="ftn8" text:note-class="footnote"><text:note-citation>8</text:note-citation><text:note-body><text:p text:style-name="P219">Exception: the Opera browser.</text:p></text:note-body></text:note>]</text:p>
      <text:p text:style-name="P82">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34"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34"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3">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2">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34"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1">ault: </text:span><text:span text:style-name="T42">none</text:span><text:span text:style-name="T4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7">Browser and Locale Dependent URI</text:span><text:span text:style-name="T1"> section in the </text:span><text:span text:style-name="T47">Internationalization</text:span><text:span text:style-name="T1"> chapter for details.</text:span></text:p>
      <text:p text:style-name="P82">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352">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352">Each JAR could specify a <text:span text:style-name="T6">lang-addon.xml</text:span> file (under the <text:span text:style-name="T6">metainfo/zk</text:span> directory), so you could specify style sheets there if you have more than one style sheets.</text:p>
        </text:list-item>
        <text:list-item>
          <text:p text:style-name="P352"><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2">none</text:span><text:span text:style-name="T45">]</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he <text:span text:style-name="T6">xel-config </text:span>Element</text:h>
      <text:p text:style-name="P7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2">]</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355">If you pre<text:span text:style-name="T1">fer the implementation based on</text:span> Apache JSP 2.1 EL<text:span text:style-name="T1">, you have to specify </text:span><text:span text:style-name="T34">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343">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343">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7">Not</text:span><text:span text:style-name="T138">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20">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20">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2">[Default: <text:span text:style-name="T41">none</text:span><text:span text:style-name="T43">]</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0&lt;/<text:span text:style-name="T7">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41">(depending on the Web server)</text:span><text:span text:style-name="T43">]</text:span></text:p>
      <text:p text:style-name="Text_20_body_20_indent_20_2"><text:span text:style-name="T43">It spe</text:span><text:span text:style-name="T45">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3">]</text:span></text:p>
      <text:p text:style-name="Text_20_body_20_indent_20_2"><text:span text:style-name="T43">It spe</text:span><text:span text:style-name="T45">cifies whether to keep the session alive, when receiving the </text:span><text:span text:style-name="T10">onTimer</text:span><text:span text:style-name="T45"> event</text:span><text:span text:style-name="T1">.</text:span></text:p>
      <text:p text:style-name="P82">A session is considered as timeout (and then invalidated), if it doesn't receive any client request in the specified timeout interval (see the <text:span text:style-name="T3">session-timeout</text:span> element above).</text:p>
      <text:p text:style-name="P82">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2">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2">per system</text:span><text:span text:style-name="T1">.</text:span></text:p>
      <text:h text:style-name="Heading_20_3" text:outline-level="3">The <text:span text:style-name="T6">system-config</text:span> Element</text:h>
      <text:p text:style-name="P7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i-prefix&gt;/proxy&lt;/uri-prefix&gt;</text:p>
      <text:p text:style-name="Code_20_Indent"><text:tab/>&lt;web-app-class&gt;my.WebApp&lt;/web-app-class&gt;</text:p>
      <text:p text:style-name="Code_20_Indent">&lt;/system-config&gt;</text:p>
      <text:h text:style-name="Heading_20_4" text:outline-level="4">The<text:span text:style-name="T1"> </text:span><text:span text:style-name="T7">cache-provider-class</text:span><text:span text:style-name="T1"> Element</text:span></text:h>
      <text:p text:style-name="P82">[Default: <text:span text:style-name="T6">org.zkoss.zk.ui.impl.SessionDesktopCacheProvider</text:span>]</text:p>
      <text:p text:style-name="P82">It specifies which class used to implement the desktop cache. The class must have a default constructor (without any argument), and implement the <text:span text:style-name="T6">org.zkoss.zk.ui.sys.DesktopCacheProvider</text:span> interface.</text:p>
      <text:p text:style-name="P82">One instance of the cache provider is created and shared for each Web application, so you have to synchronize the access properly.</text:p>
      <text:p text:style-name="P82">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0">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09">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2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2">[Default: false (enabled)]</text:p>
      <text:p text:style-name="P82">It specifies whether to disable the use of the event processing thread. If disabled, no event processing thread will be used at all. In other words, all events are processed in the Servlet thread directly.</text:p>
      <text:h text:style-name="P134" text:outline-level="4">The <text:span text:style-name="T6">engine-class</text:span> Element</text:h>
      <text:p text:style-name="P82">[Default: <text:span text:style-name="T6">org.zkoss.zk.ui.impl.UiEngineImpl</text:span>]</text:p>
      <text:p text:style-name="P82">It specifies which class used to implement the UI Engine. The class must have a default constructor (without any argument), and implement the <text:span text:style-name="T6">org.zkoss.zk.ui.sys.UiEngine</text:span> interface.</text:p>
      <text:p text:style-name="P82">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2">[Default: <text:span text:style-name="T41">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2">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34" text:outline-level="4">The <text:span text:style-name="T6">id-generator-class</text:span> Element</text:h>
      <text:p text:style-name="P82">[Default: <text:span text:style-name="T41">none</text:span>]</text:p>
      <text:p text:style-name="P82">It specifies which class used to generate UUID of page and components, and ID of desktops. The class must have a default constructor (without any argument), and implement the <text:span text:style-name="T6">org.zkoss.zk.ui.sys.IdGenerator</text:span> interface.</text:p>
      <text:p text:style-name="P82">One instance of the ID generator is created and shared for each Web application, so you have to synchronize the access properly.</text:p>
      <text:p text:style-name="P82">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2">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1">(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2">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2">[Default: 5120]</text:p>
      <text:p text:style-name="P82">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2">[Default: 3000]</text:p>
      <text:p text:style-name="P82">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1">ault: UTF-8]</text:span></text:p>
      <text:p text:style-name="P82">It specifies the charset for the rendering result of a ZUML page. In other words, it is used to load the ZUML page by the ZK Loader (i.e., DHtmlLayoutServlet).</text:p>
      <text:p text:style-name="P82">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7">upload-charset</text:span><text:span text:style-name="T1"> Element</text:span></text:h>
      <text:p text:style-name="P82">[Default: UTF-8]</text:p>
      <text:p text:style-name="P82">It specifies the charset (aka., encoding) for the uploaded text files if no charset is specified with the content type.</text:p>
      <text:p text:style-name="P82">If the uploaded file is binary, there is no encoding issue at all.</text:p>
      <text:p text:style-name="P82">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2">[Default: null]</text:p>
      <text:p text:style-name="P82">It specifies the finder that determines charset (aka.., encoding) for the uploaded text files if no charset is specified with the content type.</text:p>
      <text:p text:style-name="P82">If the uploaded file is binary, there is no encoding issue at all.</text:p>
      <text:p text:style-name="P82">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2">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2">[Default: <text:span text:style-name="T6">org.zkoss.zk.ui.http.SimpleUiFactory</text:span>]</text:p>
      <text:p text:style-name="P82">It specifies which class used to create desktops and pages, and to convert URL to a page definition. The class must have a default constructor (without any argument), and implement the <text:span text:style-name="T6">org.zkoss.zk.ui.sys.UiFactory</text:span> interface.</text:p>
      <text:p text:style-name="P82">One instance of the UI factory is created and shared for each Web application, so you have to synchronize the access properly.</text:p>
      <text:p text:style-name="P82">A common use is to load page definitions and other UI information from the database, rather than from the resources of the Web application.</text:p>
      <text:p text:style-name="P82">In addition, you might use it to implement a controller in a MVC model, such that it creates the correct desktop based on the request URL.</text:p>
      <text:p text:style-name="P82">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0">org.zkoss.zk.ui.http.<text:line-break/>SimpleUiFactory</text:p>
          </table:table-cell>
          <table:table-cell table:style-name="Table33.B2" office:value-type="string">
            <text:p text:style-name="P125">The default UI factory. The sessions generated by this factory is <text:span text:style-name="T41">not</text:span> serializable</text:p>
          </table:table-cell>
        </table:table-row>
        <table:table-row>
          <table:table-cell table:style-name="Table33.A2" office:value-type="string">
            <text:p text:style-name="P10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i-prefix</text:span><text:span text:style-name="T1"> Element</text:span></text:h>
      <text:p text:style-name="P82">[Default: <text:span text:style-name="T41">none</text:span>]</text:p>
      <text:p text:style-name="P82">It specifies the special prefix for URI generated for the client. By default, no special prefix will be generated. In other words, the URI generated is in this format:</text:p>
      <text:p text:style-name="Code_20_Indent_20_2">/context-path/related-uri</text:p>
      <text:p text:style-name="Code_20_Indent_20_2">/zkdemo/zkau<text:bookmark text:name="line231"/>/web/img/spacer.gif</text:p>
      <text:p text:style-name="P82">In a sophisticated environment, such as <text:a xlink:type="simple" xlink:href="http://en.wikipedia.org/wiki/Reverse_proxy">Reverse Proxy</text:a>, a special prefix might have to insert to each URI as follows.</text:p>
      <text:p text:style-name="Code_20_Indent_20_2">/special-prefix/context-path/related-uri</text:p>
      <text:p text:style-name="Code_20_Indent_20_2">/special-prefix/zkdemo/zkau<text:bookmark text:name="line2311"/>/web/img/spacer.gif</text:p>
      <text:p text:style-name="P82">To do that, you have to specify the prefix with the <text:span text:style-name="T6">uri-prefix</text:span> element as shown below.</text:p>
      <text:p text:style-name="Code_20_Indent_20_2">&lt;system-config&gt;</text:p>
      <text:p text:style-name="Code_20_Indent_20_2"><text:tab/>&lt;uri-prefix&gt;/special-prefix&lt;/uri-prefix&gt;</text:p>
      <text:p text:style-name="Code_20_Indent_20_2">&lt;/system-config&gt;</text:p>
      <text:p text:style-name="P82">If you want the full control of the URI generation (not just prefix), you can implement the <text:span text:style-name="T6">org.zkoss.web.servlet.http.Encodes.URLEncoder</text:span> interface, and specify it with the <text:span text:style-name="T6">setURLEncoder</text:span> method of the <text:span text:style-name="T6">org.zkoss.web.servlet.http.Encoder</text:span> class.</text:p>
      <text:h text:style-name="Heading_20_4" text:outline-level="4">The<text:span text:style-name="T1"> </text:span><text:span text:style-name="T7">web-app-class</text:span><text:span text:style-name="T1"> Element</text:span></text:h>
      <text:p text:style-name="P82">[Default: <text:span text:style-name="T6">org.zkoss.zk.ui.http.SimpleWebApp</text:span>]</text:p>
      <text:p text:style-name="P82">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7">Not</text:span><text:span text:style-name="T138">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20">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20">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2">[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2">[Required]</text:p>
      <text:p text:style-name="P82">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7">Not</text:span><text:span text:style-name="T138">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text:span text:style-name="T1"> </text:span><text:span text:style-name="T7">device-type</text:span><text:span text:style-name="T1"> Element</text:span></text:h>
      <text:p text:style-name="P82">[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7">device-class</text:span><text:span text:style-name="T1"> Element</text:span></text:h>
      <text:p text:style-name="P82">[Optional]</text:p>
      <text:p text:style-name="P82">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41">null</text:span><text:span text:style-name="T43">]</text:span></text:p>
      <text:p text:style-name="Text_20_body_20_indent_20_2"><text:span text:style-name="T43">It spe</text:span><text:span text:style-name="T45">cifies the target URI that will be used to redirect users to, when the desktop no longer exists – it is usually caused by session timeout. If this element is omitted, an error message will be shown up at the browser to alert users for what happens.</text:span></text:p>
      <text:p text:style-name="P83">To reload the same URI again, you can specify an <text:span text:style-name="T41">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134" text:outline-level="4">The <text:span text:style-name="T6">server-push-class</text:span> Element</text:h>
      <text:p text:style-name="P82">[Optional][Default: <text:span text:style-name="T41">depends on device and what edition you use</text:span>]</text:p>
      <text:p text:style-name="P82">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82">[Optional][Default: <text:span text:style-name="T41">depends on device</text:span><text:span text:style-name="T43">]</text:span></text:p>
      <text:p text:style-name="P82">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1">ClassName</text:span><text:span text:style-name="T43">&lt;/exception-type&gt;</text:span></text:p>
      <text:p text:style-name="Code_20_Indent"><text:tab/>&lt;location&gt;<text:span text:style-name="T41">the error page's URI</text:span>&lt;/location&gt;</text:p>
      <text:p text:style-name="Code_20_Indent">&lt;/error-page&gt;</text:p>
      <text:p text:style-name="P7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1">any name</text:span><text:span text:style-name="T43">&lt;/name&gt;</text:span></text:p>
      <text:p text:style-name="Code_20_Indent"><text:tab/>&lt;value&gt;<text:span text:style-name="T41">any value</text:span>&lt;/value&gt;</text:p>
      <text:p text:style-name="Code_20_Indent">&lt;/preference&gt;</text:p>
      <text:p text:style-name="P7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7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3</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16T08:53:29</dc:date>
    <meta:printed-by>Tom Yeh</meta:printed-by>
    <meta:print-date>2005-12-05T14:19:55</meta:print-date>
    <meta:keyword>ZK ZUL ZHTML</meta:keyword>
    <dc:language>en-US</dc:language>
    <meta:editing-cycles>3315</meta:editing-cycles>
    <meta:editing-duration>P11DT8H22M50S</meta:editing-duration>
    <meta:user-defined meta:name="Info 1"/>
    <meta:user-defined meta:name="Info 2"/>
    <meta:user-defined meta:name="Info 3"/>
    <meta:user-defined meta:name="Info 4"/>
    <meta:document-statistic meta:table-count="360" meta:image-count="87" meta:object-count="0" meta:page-count="335" meta:paragraph-count="8800" meta:word-count="39192" meta:character-count="279416"/>
  </office:meta>
</office:document-meta>
</file>